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104cm" fo:break-before="auto" style:use-optimal-row-height="true"/>
    </style:style>
    <style:style style:name="ro3" style:family="table-row">
      <style:table-row-properties style:row-height="0.579cm" fo:break-before="auto" style:use-optimal-row-height="true"/>
    </style:style>
    <style:style style:name="ro4" style:family="table-row">
      <style:table-row-properties style:row-height="1.369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2.685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1.894cm" fo:break-before="auto" style:use-optimal-row-height="true"/>
    </style:style>
    <style:style style:name="ro9" style:family="table-row">
      <style:table-row-properties style:row-height="3.738cm" fo:break-before="auto" style:use-optimal-row-height="true"/>
    </style:style>
    <style:style style:name="ro10" style:family="table-row">
      <style:table-row-properties style:row-height="8.213cm" fo:break-before="auto" style:use-optimal-row-height="true"/>
    </style:style>
    <style:style style:name="ro11" style:family="table-row">
      <style:table-row-properties style:row-height="5.054cm" fo:break-before="auto" style:use-optimal-row-height="true"/>
    </style:style>
    <style:style style:name="ro12" style:family="table-row">
      <style:table-row-properties style:row-height="4.00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0" style:family="table-cell" style:parent-style-name="Default" style:data-style-name="N0"/>
    <style:style style:name="ce11" style:family="table-cell" style:parent-style-name="Default" style:data-style-name="N0">
      <style:text-properties fo:font-weight="bold" style:font-weight-asian="bold" style:font-weight-complex="bold"/>
    </style:style>
    <style:style style:name="ce14" style:family="table-cell" style:parent-style-name="Default">
      <style:text-properties fo:font-weight="bold" style:font-weight-asian="bold" style:font-weight-complex="bold"/>
    </style:style>
    <style:style style:name="ce1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80808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80808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office:automatic-styles>
  <office:body>
    <office:spreadsheet>
      <table:calculation-settings table:automatic-find-labels="false" table:use-regular-expressions="false" table:use-wildcards="true"/>
      <table:table table:name="Template" table:style-name="ta1">
        <table:table-column table:style-name="co1" table:number-columns-repeated="18" table:default-cell-style-name="Default"/>
        <table:table-column table:style-name="co1" table:default-cell-style-name="ce14"/>
        <table:table-row table:style-name="ro1">
          <table:table-cell table:number-columns-repeated="3"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ID</text:p>
          </table:table-cell>
          <table:table-cell table:style-name="ce3" office:value-type="string" calcext:value-type="string">
            <text:p>xxx</text:p>
          </table:table-cell>
          <table:table-cell table:style-name="ce1" office:value-type="string" calcext:value-type="string">
            <text:p>uint16</text:p>
          </table:table-cell>
          <table:table-cell/>
          <table:table-cell table:formula="of:=IF([.H1]=&quot;int16&quot;;&quot;int16_t&quot;;[.H1])" office:value-type="string" office:string-value="uint16" calcext:value-type="string">
            <text:p>uint16</text:p>
          </table:table-cell>
          <table:table-cell table:formula="of:=IF([.J1]=&quot;uint16&quot;;&quot;uint16_t&quot;;[.J1])" office:value-type="string" office:string-value="uint16_t" calcext:value-type="string">
            <text:p>uint16_t</text:p>
          </table:table-cell>
          <table:table-cell table:formula="of:=IF([.K1]=&quot;sunssf&quot;;&quot;int16_t&quot;;[.K1])" office:value-type="string" office:string-value="uint16_t" calcext:value-type="string">
            <text:p>uint16_t</text:p>
          </table:table-cell>
          <table:table-cell table:formula="of:=IF([.L1]=&quot;enum16&quot;;&quot;uint16_t&quot;;[.L1])" office:value-type="string" office:string-value="uint16_t" calcext:value-type="string">
            <text:p>uint16_t</text:p>
          </table:table-cell>
          <table:table-cell table:formula="of:=IF([.M1]=&quot;bitfield16&quot;;&quot;uint16_t&quot;;[.M1])" office:value-type="string" office:string-value="uint16_t" calcext:value-type="string">
            <text:p>uint16_t</text:p>
          </table:table-cell>
          <table:table-cell table:formula="of:=IF([.N1]=&quot;bitfield32&quot;;&quot;uint32_t&quot;;[.N1])" office:value-type="string" office:string-value="uint16_t" calcext:value-type="string">
            <text:p>uint16_t</text:p>
          </table:table-cell>
          <table:table-cell table:style-name="ce10" table:formula="of:=IF([.O1]=&quot;acc32&quot;;&quot;uint32_t&quot;;[.O1])" office:value-type="string" office:string-value="uint16_t" calcext:value-type="string">
            <text:p>uint16_t</text:p>
          </table:table-cell>
          <table:table-cell table:style-name="ce10" table:formula="of:=IF([.P1]=&quot;acc64&quot;;&quot;uint64_t&quot;;[.P1])" office:value-type="string" office:string-value="uint16_t" calcext:value-type="string">
            <text:p>uint16_t</text:p>
          </table:table-cell>
          <table:table-cell/>
          <table:table-cell table:style-name="ce11" table:formula="of:=IF([.H1]=&quot;string&quot;;&quot;char &quot;&amp;[.F1]&amp;&quot;[&quot;&amp;[.C1]*2&amp;&quot;]&quot;;[.Q1]&amp;&quot; &quot;&amp;[.F1])&amp;&quot;;&quot;" office:value-type="string" office:string-value="uint16_t ID;" calcext:value-type="string">
            <text:p>uint16_t ID;</text:p>
          </table:table-cell>
        </table:table-row>
        <table:table-row table:style-name="ro1" table:number-rows-repeated="1048574">
          <table:table-cell table:number-columns-repeated="19"/>
        </table:table-row>
        <table:table-row table:style-name="ro1">
          <table:table-cell table:number-columns-repeated="19"/>
        </table:table-row>
      </table:table>
      <table:table table:name="Common" table:style-name="ta1">
        <table:table-column table:style-name="co1" table:number-columns-repeated="18" table:default-cell-style-name="Default"/>
        <table:table-column table:style-name="co1" table:default-cell-style-name="ce14"/>
        <table:table-row table:style-name="ro2">
          <table:table-cell table:number-columns-repeated="3"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ID</text:p>
          </table:table-cell>
          <table:table-cell table:style-name="ce3" office:value-type="string" calcext:value-type="string">
            <text:p>Well-known value. Uniquely identifies this as a sunspec model common (1)</text:p>
          </table:table-cell>
          <table:table-cell table:style-name="ce1" office:value-type="string" calcext:value-type="string">
            <text:p>uint16</text:p>
          </table:table-cell>
          <table:table-cell/>
          <table:table-cell table:formula="of:=IF([.H1]=&quot;int16&quot;;&quot;int16_t&quot;;[.H1])" office:value-type="string" office:string-value="uint16" calcext:value-type="string">
            <text:p>uint16</text:p>
          </table:table-cell>
          <table:table-cell table:formula="of:=IF([.J1]=&quot;uint16&quot;;&quot;uint16_t&quot;;[.J1])" office:value-type="string" office:string-value="uint16_t" calcext:value-type="string">
            <text:p>uint16_t</text:p>
          </table:table-cell>
          <table:table-cell table:formula="of:=IF([.K1]=&quot;sunssf&quot;;&quot;int16_t&quot;;[.K1])" office:value-type="string" office:string-value="uint16_t" calcext:value-type="string">
            <text:p>uint16_t</text:p>
          </table:table-cell>
          <table:table-cell table:formula="of:=IF([.L1]=&quot;enum16&quot;;&quot;uint16_t&quot;;[.L1])" office:value-type="string" office:string-value="uint16_t" calcext:value-type="string">
            <text:p>uint16_t</text:p>
          </table:table-cell>
          <table:table-cell table:formula="of:=IF([.M1]=&quot;bitfield16&quot;;&quot;uint16_t&quot;;[.M1])" office:value-type="string" office:string-value="uint16_t" calcext:value-type="string">
            <text:p>uint16_t</text:p>
          </table:table-cell>
          <table:table-cell table:formula="of:=IF([.N1]=&quot;bitfield32&quot;;&quot;uint32_t&quot;;[.N1])" office:value-type="string" office:string-value="uint16_t" calcext:value-type="string">
            <text:p>uint16_t</text:p>
          </table:table-cell>
          <table:table-cell table:style-name="ce10" table:formula="of:=IF([.O1]=&quot;acc32&quot;;&quot;uint32_t&quot;;[.O1])" office:value-type="string" office:string-value="uint16_t" calcext:value-type="string">
            <text:p>uint16_t</text:p>
          </table:table-cell>
          <table:table-cell table:style-name="ce10" table:formula="of:=IF([.P1]=&quot;acc64&quot;;&quot;uint64_t&quot;;[.P1])" office:value-type="string" office:string-value="uint16_t" calcext:value-type="string">
            <text:p>uint16_t</text:p>
          </table:table-cell>
          <table:table-cell/>
          <table:table-cell table:style-name="ce11" table:formula="of:=IF([.H1]=&quot;string&quot;;&quot;char &quot;&amp;[.F1]&amp;&quot;[&quot;&amp;[.C1]*2&amp;&quot;]&quot;;[.Q1]&amp;&quot; &quot;&amp;[.F1])&amp;&quot;;&quot;" office:value-type="string" office:string-value="uint16_t ID;" calcext:value-type="string">
            <text:p>uint16_t ID;</text:p>
          </table:table-cell>
        </table:table-row>
        <table:table-row table:style-name="ro3">
          <table:table-cell table:number-columns-repeated="2" table:style-name="ce1" office:value-type="float" office:value="2" calcext:value-type="float">
            <text:p>2</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L</text:p>
          </table:table-cell>
          <table:table-cell table:style-name="ce3" office:value-type="string" calcext:value-type="string">
            <text:p>Length of sunspec model common (1)</text:p>
          </table:table-cell>
          <table:table-cell table:style-name="ce1" office:value-type="string" calcext:value-type="string">
            <text:p>uint16</text:p>
          </table:table-cell>
          <table:table-cell/>
          <table:table-cell table:formula="of:=IF([.H2]=&quot;int16&quot;;&quot;int16_t&quot;;[.H2])" office:value-type="string" office:string-value="uint16" calcext:value-type="string">
            <text:p>uint16</text:p>
          </table:table-cell>
          <table:table-cell table:formula="of:=IF([.J2]=&quot;uint16&quot;;&quot;uint16_t&quot;;[.J2])" office:value-type="string" office:string-value="uint16_t" calcext:value-type="string">
            <text:p>uint16_t</text:p>
          </table:table-cell>
          <table:table-cell table:formula="of:=IF([.K2]=&quot;sunssf&quot;;&quot;int16_t&quot;;[.K2])" office:value-type="string" office:string-value="uint16_t" calcext:value-type="string">
            <text:p>uint16_t</text:p>
          </table:table-cell>
          <table:table-cell table:formula="of:=IF([.L2]=&quot;enum16&quot;;&quot;uint16_t&quot;;[.L2])" office:value-type="string" office:string-value="uint16_t" calcext:value-type="string">
            <text:p>uint16_t</text:p>
          </table:table-cell>
          <table:table-cell table:formula="of:=IF([.M2]=&quot;bitfield16&quot;;&quot;uint16_t&quot;;[.M2])" office:value-type="string" office:string-value="uint16_t" calcext:value-type="string">
            <text:p>uint16_t</text:p>
          </table:table-cell>
          <table:table-cell table:formula="of:=IF([.N2]=&quot;bitfield32&quot;;&quot;uint32_t&quot;;[.N2])" office:value-type="string" office:string-value="uint16_t" calcext:value-type="string">
            <text:p>uint16_t</text:p>
          </table:table-cell>
          <table:table-cell table:style-name="ce10" table:formula="of:=IF([.O2]=&quot;acc32&quot;;&quot;uint32_t&quot;;[.O2])" office:value-type="string" office:string-value="uint16_t" calcext:value-type="string">
            <text:p>uint16_t</text:p>
          </table:table-cell>
          <table:table-cell table:style-name="ce10" table:formula="of:=IF([.P2]=&quot;acc64&quot;;&quot;uint64_t&quot;;[.P2])" office:value-type="string" office:string-value="uint16_t" calcext:value-type="string">
            <text:p>uint16_t</text:p>
          </table:table-cell>
          <table:table-cell/>
          <table:table-cell table:style-name="ce11" table:formula="of:=IF([.H2]=&quot;string&quot;;&quot;char &quot;&amp;[.F2]&amp;&quot;[&quot;&amp;[.C2]*2&amp;&quot;]&quot;;[.Q2]&amp;&quot; &quot;&amp;[.F2])&amp;&quot;;&quot;" office:value-type="string" office:string-value="uint16_t L;" calcext:value-type="string">
            <text:p>uint16_t L;</text:p>
          </table:table-cell>
        </table:table-row>
        <table:table-row table:style-name="ro1">
          <table:table-cell table:style-name="ce1" office:value-type="float" office:value="3" calcext:value-type="float">
            <text:p>3</text:p>
          </table:table-cell>
          <table:table-cell table:style-name="ce1" office:value-type="float" office:value="18" calcext:value-type="float">
            <text:p>18</text:p>
          </table:table-cell>
          <table:table-cell table:style-name="ce1" office:value-type="float" office:value="16" calcext:value-type="float">
            <text:p>16</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Mn</text:p>
          </table:table-cell>
          <table:table-cell table:style-name="ce3" office:value-type="string" calcext:value-type="string">
            <text:p>Manufacturer</text:p>
          </table:table-cell>
          <table:table-cell table:style-name="ce1" office:value-type="string" calcext:value-type="string">
            <text:p>string</text:p>
          </table:table-cell>
          <table:table-cell/>
          <table:table-cell table:formula="of:=IF([.H3]=&quot;int16&quot;;&quot;int16_t&quot;;[.H3])" office:value-type="string" office:string-value="string" calcext:value-type="string">
            <text:p>string</text:p>
          </table:table-cell>
          <table:table-cell table:formula="of:=IF([.J3]=&quot;uint16&quot;;&quot;uint16_t&quot;;[.J3])" office:value-type="string" office:string-value="string" calcext:value-type="string">
            <text:p>string</text:p>
          </table:table-cell>
          <table:table-cell table:formula="of:=IF([.K3]=&quot;sunssf&quot;;&quot;int16_t&quot;;[.K3])" office:value-type="string" office:string-value="string" calcext:value-type="string">
            <text:p>string</text:p>
          </table:table-cell>
          <table:table-cell table:formula="of:=IF([.L3]=&quot;enum16&quot;;&quot;uint16_t&quot;;[.L3])" office:value-type="string" office:string-value="string" calcext:value-type="string">
            <text:p>string</text:p>
          </table:table-cell>
          <table:table-cell table:formula="of:=IF([.M3]=&quot;bitfield16&quot;;&quot;uint16_t&quot;;[.M3])" office:value-type="string" office:string-value="string" calcext:value-type="string">
            <text:p>string</text:p>
          </table:table-cell>
          <table:table-cell table:formula="of:=IF([.N3]=&quot;bitfield32&quot;;&quot;uint32_t&quot;;[.N3])" office:value-type="string" office:string-value="string" calcext:value-type="string">
            <text:p>string</text:p>
          </table:table-cell>
          <table:table-cell table:style-name="ce10" table:formula="of:=IF([.O3]=&quot;acc32&quot;;&quot;uint32_t&quot;;[.O3])" office:value-type="string" office:string-value="string" calcext:value-type="string">
            <text:p>string</text:p>
          </table:table-cell>
          <table:table-cell table:style-name="ce10" table:formula="of:=IF([.P3]=&quot;acc64&quot;;&quot;uint64_t&quot;;[.P3])" office:value-type="string" office:string-value="string" calcext:value-type="string">
            <text:p>string</text:p>
          </table:table-cell>
          <table:table-cell/>
          <table:table-cell table:style-name="ce11" table:formula="of:=IF([.H3]=&quot;string&quot;;&quot;char &quot;&amp;[.F3]&amp;&quot;[&quot;&amp;[.C3]*2&amp;&quot;]&quot;;[.Q3]&amp;&quot; &quot;&amp;[.F3])&amp;&quot;;&quot;" office:value-type="string" office:string-value="char Mn[32];" calcext:value-type="string">
            <text:p>char Mn[32];</text:p>
          </table:table-cell>
        </table:table-row>
        <table:table-row table:style-name="ro1">
          <table:table-cell table:style-name="ce1" office:value-type="float" office:value="19" calcext:value-type="float">
            <text:p>19</text:p>
          </table:table-cell>
          <table:table-cell table:style-name="ce1" office:value-type="float" office:value="34" calcext:value-type="float">
            <text:p>34</text:p>
          </table:table-cell>
          <table:table-cell table:style-name="ce1" office:value-type="float" office:value="16" calcext:value-type="float">
            <text:p>16</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Md</text:p>
          </table:table-cell>
          <table:table-cell table:style-name="ce3" office:value-type="string" calcext:value-type="string">
            <text:p>Device</text:p>
          </table:table-cell>
          <table:table-cell table:style-name="ce1" office:value-type="string" calcext:value-type="string">
            <text:p>string</text:p>
          </table:table-cell>
          <table:table-cell/>
          <table:table-cell table:formula="of:=IF([.H4]=&quot;int16&quot;;&quot;int16_t&quot;;[.H4])" office:value-type="string" office:string-value="string" calcext:value-type="string">
            <text:p>string</text:p>
          </table:table-cell>
          <table:table-cell table:formula="of:=IF([.J4]=&quot;uint16&quot;;&quot;uint16_t&quot;;[.J4])" office:value-type="string" office:string-value="string" calcext:value-type="string">
            <text:p>string</text:p>
          </table:table-cell>
          <table:table-cell table:formula="of:=IF([.K4]=&quot;sunssf&quot;;&quot;int16_t&quot;;[.K4])" office:value-type="string" office:string-value="string" calcext:value-type="string">
            <text:p>string</text:p>
          </table:table-cell>
          <table:table-cell table:formula="of:=IF([.L4]=&quot;enum16&quot;;&quot;uint16_t&quot;;[.L4])" office:value-type="string" office:string-value="string" calcext:value-type="string">
            <text:p>string</text:p>
          </table:table-cell>
          <table:table-cell table:formula="of:=IF([.M4]=&quot;bitfield16&quot;;&quot;uint16_t&quot;;[.M4])" office:value-type="string" office:string-value="string" calcext:value-type="string">
            <text:p>string</text:p>
          </table:table-cell>
          <table:table-cell table:formula="of:=IF([.N4]=&quot;bitfield32&quot;;&quot;uint32_t&quot;;[.N4])" office:value-type="string" office:string-value="string" calcext:value-type="string">
            <text:p>string</text:p>
          </table:table-cell>
          <table:table-cell table:style-name="ce10" table:formula="of:=IF([.O4]=&quot;acc32&quot;;&quot;uint32_t&quot;;[.O4])" office:value-type="string" office:string-value="string" calcext:value-type="string">
            <text:p>string</text:p>
          </table:table-cell>
          <table:table-cell table:style-name="ce10" table:formula="of:=IF([.P4]=&quot;acc64&quot;;&quot;uint64_t&quot;;[.P4])" office:value-type="string" office:string-value="string" calcext:value-type="string">
            <text:p>string</text:p>
          </table:table-cell>
          <table:table-cell/>
          <table:table-cell table:style-name="ce11" table:formula="of:=IF([.H4]=&quot;string&quot;;&quot;char &quot;&amp;[.F4]&amp;&quot;[&quot;&amp;[.C4]*2&amp;&quot;]&quot;;[.Q4]&amp;&quot; &quot;&amp;[.F4])&amp;&quot;;&quot;" office:value-type="string" office:string-value="char Md[32];" calcext:value-type="string">
            <text:p>char Md[32];</text:p>
          </table:table-cell>
        </table:table-row>
        <table:table-row table:style-name="ro1">
          <table:table-cell table:style-name="ce15" office:value-type="float" office:value="35" calcext:value-type="float">
            <text:p>35</text:p>
          </table:table-cell>
          <table:table-cell table:style-name="ce15" office:value-type="float" office:value="42" calcext:value-type="float">
            <text:p>42</text:p>
          </table:table-cell>
          <table:table-cell table:style-name="ce15" office:value-type="float" office:value="8" calcext:value-type="float">
            <text:p>8</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Opt</text:p>
          </table:table-cell>
          <table:table-cell table:style-name="ce16" office:value-type="string" calcext:value-type="string">
            <text:p>Options</text:p>
          </table:table-cell>
          <table:table-cell table:style-name="ce15" office:value-type="string" calcext:value-type="string">
            <text:p>string</text:p>
          </table:table-cell>
          <table:table-cell/>
          <table:table-cell table:formula="of:=IF([.H5]=&quot;int16&quot;;&quot;int16_t&quot;;[.H5])" office:value-type="string" office:string-value="string" calcext:value-type="string">
            <text:p>string</text:p>
          </table:table-cell>
          <table:table-cell table:formula="of:=IF([.J5]=&quot;uint16&quot;;&quot;uint16_t&quot;;[.J5])" office:value-type="string" office:string-value="string" calcext:value-type="string">
            <text:p>string</text:p>
          </table:table-cell>
          <table:table-cell table:formula="of:=IF([.K5]=&quot;sunssf&quot;;&quot;int16_t&quot;;[.K5])" office:value-type="string" office:string-value="string" calcext:value-type="string">
            <text:p>string</text:p>
          </table:table-cell>
          <table:table-cell table:formula="of:=IF([.L5]=&quot;enum16&quot;;&quot;uint16_t&quot;;[.L5])" office:value-type="string" office:string-value="string" calcext:value-type="string">
            <text:p>string</text:p>
          </table:table-cell>
          <table:table-cell table:formula="of:=IF([.M5]=&quot;bitfield16&quot;;&quot;uint16_t&quot;;[.M5])" office:value-type="string" office:string-value="string" calcext:value-type="string">
            <text:p>string</text:p>
          </table:table-cell>
          <table:table-cell table:formula="of:=IF([.N5]=&quot;bitfield32&quot;;&quot;uint32_t&quot;;[.N5])" office:value-type="string" office:string-value="string" calcext:value-type="string">
            <text:p>string</text:p>
          </table:table-cell>
          <table:table-cell table:style-name="ce10" table:formula="of:=IF([.O5]=&quot;acc32&quot;;&quot;uint32_t&quot;;[.O5])" office:value-type="string" office:string-value="string" calcext:value-type="string">
            <text:p>string</text:p>
          </table:table-cell>
          <table:table-cell table:style-name="ce10" table:formula="of:=IF([.P5]=&quot;acc64&quot;;&quot;uint64_t&quot;;[.P5])" office:value-type="string" office:string-value="string" calcext:value-type="string">
            <text:p>string</text:p>
          </table:table-cell>
          <table:table-cell/>
          <table:table-cell table:style-name="ce11" table:formula="of:=IF([.H5]=&quot;string&quot;;&quot;char &quot;&amp;[.F5]&amp;&quot;[&quot;&amp;[.C5]*2&amp;&quot;]&quot;;[.Q5]&amp;&quot; &quot;&amp;[.F5])&amp;&quot;;&quot;" office:value-type="string" office:string-value="char Opt[16];" calcext:value-type="string">
            <text:p>char Opt[16];</text:p>
          </table:table-cell>
        </table:table-row>
        <table:table-row table:style-name="ro3">
          <table:table-cell table:style-name="ce1" office:value-type="float" office:value="43" calcext:value-type="float">
            <text:p>43</text:p>
          </table:table-cell>
          <table:table-cell table:style-name="ce1" office:value-type="float" office:value="50" calcext:value-type="float">
            <text:p>50</text:p>
          </table:table-cell>
          <table:table-cell table:style-name="ce1" office:value-type="float" office:value="8" calcext:value-type="float">
            <text:p>8</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Vr</text:p>
          </table:table-cell>
          <table:table-cell table:style-name="ce3" office:value-type="string" calcext:value-type="string">
            <text:p>SW version of inverter</text:p>
          </table:table-cell>
          <table:table-cell table:style-name="ce1" office:value-type="string" calcext:value-type="string">
            <text:p>string</text:p>
          </table:table-cell>
          <table:table-cell/>
          <table:table-cell table:formula="of:=IF([.H6]=&quot;int16&quot;;&quot;int16_t&quot;;[.H6])" office:value-type="string" office:string-value="string" calcext:value-type="string">
            <text:p>string</text:p>
          </table:table-cell>
          <table:table-cell table:formula="of:=IF([.J6]=&quot;uint16&quot;;&quot;uint16_t&quot;;[.J6])" office:value-type="string" office:string-value="string" calcext:value-type="string">
            <text:p>string</text:p>
          </table:table-cell>
          <table:table-cell table:formula="of:=IF([.K6]=&quot;sunssf&quot;;&quot;int16_t&quot;;[.K6])" office:value-type="string" office:string-value="string" calcext:value-type="string">
            <text:p>string</text:p>
          </table:table-cell>
          <table:table-cell table:formula="of:=IF([.L6]=&quot;enum16&quot;;&quot;uint16_t&quot;;[.L6])" office:value-type="string" office:string-value="string" calcext:value-type="string">
            <text:p>string</text:p>
          </table:table-cell>
          <table:table-cell table:formula="of:=IF([.M6]=&quot;bitfield16&quot;;&quot;uint16_t&quot;;[.M6])" office:value-type="string" office:string-value="string" calcext:value-type="string">
            <text:p>string</text:p>
          </table:table-cell>
          <table:table-cell table:formula="of:=IF([.N6]=&quot;bitfield32&quot;;&quot;uint32_t&quot;;[.N6])" office:value-type="string" office:string-value="string" calcext:value-type="string">
            <text:p>string</text:p>
          </table:table-cell>
          <table:table-cell table:style-name="ce10" table:formula="of:=IF([.O6]=&quot;acc32&quot;;&quot;uint32_t&quot;;[.O6])" office:value-type="string" office:string-value="string" calcext:value-type="string">
            <text:p>string</text:p>
          </table:table-cell>
          <table:table-cell table:style-name="ce10" table:formula="of:=IF([.P6]=&quot;acc64&quot;;&quot;uint64_t&quot;;[.P6])" office:value-type="string" office:string-value="string" calcext:value-type="string">
            <text:p>string</text:p>
          </table:table-cell>
          <table:table-cell/>
          <table:table-cell table:style-name="ce11" table:formula="of:=IF([.H6]=&quot;string&quot;;&quot;char &quot;&amp;[.F6]&amp;&quot;[&quot;&amp;[.C6]*2&amp;&quot;]&quot;;[.Q6]&amp;&quot; &quot;&amp;[.F6])&amp;&quot;;&quot;" office:value-type="string" office:string-value="char Vr[16];" calcext:value-type="string">
            <text:p>char Vr[16];</text:p>
          </table:table-cell>
        </table:table-row>
        <table:table-row table:style-name="ro3">
          <table:table-cell table:style-name="ce1" office:value-type="float" office:value="51" calcext:value-type="float">
            <text:p>51</text:p>
          </table:table-cell>
          <table:table-cell table:style-name="ce1" office:value-type="float" office:value="66" calcext:value-type="float">
            <text:p>66</text:p>
          </table:table-cell>
          <table:table-cell table:style-name="ce1" office:value-type="float" office:value="16" calcext:value-type="float">
            <text:p>16</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SN</text:p>
          </table:table-cell>
          <table:table-cell table:style-name="ce3" office:value-type="string" calcext:value-type="string">
            <text:p>Serialnumber of the inverter</text:p>
          </table:table-cell>
          <table:table-cell table:style-name="ce1" office:value-type="string" calcext:value-type="string">
            <text:p>string</text:p>
          </table:table-cell>
          <table:table-cell/>
          <table:table-cell table:formula="of:=IF([.H7]=&quot;int16&quot;;&quot;int16_t&quot;;[.H7])" office:value-type="string" office:string-value="string" calcext:value-type="string">
            <text:p>string</text:p>
          </table:table-cell>
          <table:table-cell table:formula="of:=IF([.J7]=&quot;uint16&quot;;&quot;uint16_t&quot;;[.J7])" office:value-type="string" office:string-value="string" calcext:value-type="string">
            <text:p>string</text:p>
          </table:table-cell>
          <table:table-cell table:formula="of:=IF([.K7]=&quot;sunssf&quot;;&quot;int16_t&quot;;[.K7])" office:value-type="string" office:string-value="string" calcext:value-type="string">
            <text:p>string</text:p>
          </table:table-cell>
          <table:table-cell table:formula="of:=IF([.L7]=&quot;enum16&quot;;&quot;uint16_t&quot;;[.L7])" office:value-type="string" office:string-value="string" calcext:value-type="string">
            <text:p>string</text:p>
          </table:table-cell>
          <table:table-cell table:formula="of:=IF([.M7]=&quot;bitfield16&quot;;&quot;uint16_t&quot;;[.M7])" office:value-type="string" office:string-value="string" calcext:value-type="string">
            <text:p>string</text:p>
          </table:table-cell>
          <table:table-cell table:formula="of:=IF([.N7]=&quot;bitfield32&quot;;&quot;uint32_t&quot;;[.N7])" office:value-type="string" office:string-value="string" calcext:value-type="string">
            <text:p>string</text:p>
          </table:table-cell>
          <table:table-cell table:style-name="ce10" table:formula="of:=IF([.O7]=&quot;acc32&quot;;&quot;uint32_t&quot;;[.O7])" office:value-type="string" office:string-value="string" calcext:value-type="string">
            <text:p>string</text:p>
          </table:table-cell>
          <table:table-cell table:style-name="ce10" table:formula="of:=IF([.P7]=&quot;acc64&quot;;&quot;uint64_t&quot;;[.P7])" office:value-type="string" office:string-value="string" calcext:value-type="string">
            <text:p>string</text:p>
          </table:table-cell>
          <table:table-cell/>
          <table:table-cell table:style-name="ce11" table:formula="of:=IF([.H7]=&quot;string&quot;;&quot;char &quot;&amp;[.F7]&amp;&quot;[&quot;&amp;[.C7]*2&amp;&quot;]&quot;;[.Q7]&amp;&quot; &quot;&amp;[.F7])&amp;&quot;;&quot;" office:value-type="string" office:string-value="char SN[32];" calcext:value-type="string">
            <text:p>char SN[32];</text:p>
          </table:table-cell>
        </table:table-row>
        <table:table-row table:style-name="ro3">
          <table:table-cell table:number-columns-repeated="2" table:style-name="ce1" office:value-type="float" office:value="67" calcext:value-type="float">
            <text:p>67</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DA</text:p>
          </table:table-cell>
          <table:table-cell table:style-name="ce3" office:value-type="string" calcext:value-type="string">
            <text:p>Modbus Device Address</text:p>
          </table:table-cell>
          <table:table-cell table:style-name="ce1" office:value-type="string" calcext:value-type="string">
            <text:p>uint16</text:p>
          </table:table-cell>
          <table:table-cell/>
          <table:table-cell table:formula="of:=IF([.H8]=&quot;int16&quot;;&quot;int16_t&quot;;[.H8])" office:value-type="string" office:string-value="uint16" calcext:value-type="string">
            <text:p>uint16</text:p>
          </table:table-cell>
          <table:table-cell table:formula="of:=IF([.J8]=&quot;uint16&quot;;&quot;uint16_t&quot;;[.J8])" office:value-type="string" office:string-value="uint16_t" calcext:value-type="string">
            <text:p>uint16_t</text:p>
          </table:table-cell>
          <table:table-cell table:formula="of:=IF([.K8]=&quot;sunssf&quot;;&quot;int16_t&quot;;[.K8])" office:value-type="string" office:string-value="uint16_t" calcext:value-type="string">
            <text:p>uint16_t</text:p>
          </table:table-cell>
          <table:table-cell table:formula="of:=IF([.L8]=&quot;enum16&quot;;&quot;uint16_t&quot;;[.L8])" office:value-type="string" office:string-value="uint16_t" calcext:value-type="string">
            <text:p>uint16_t</text:p>
          </table:table-cell>
          <table:table-cell table:formula="of:=IF([.M8]=&quot;bitfield16&quot;;&quot;uint16_t&quot;;[.M8])" office:value-type="string" office:string-value="uint16_t" calcext:value-type="string">
            <text:p>uint16_t</text:p>
          </table:table-cell>
          <table:table-cell table:formula="of:=IF([.N8]=&quot;bitfield32&quot;;&quot;uint32_t&quot;;[.N8])" office:value-type="string" office:string-value="uint16_t" calcext:value-type="string">
            <text:p>uint16_t</text:p>
          </table:table-cell>
          <table:table-cell table:style-name="ce10" table:formula="of:=IF([.O8]=&quot;acc32&quot;;&quot;uint32_t&quot;;[.O8])" office:value-type="string" office:string-value="uint16_t" calcext:value-type="string">
            <text:p>uint16_t</text:p>
          </table:table-cell>
          <table:table-cell table:style-name="ce10" table:formula="of:=IF([.P8]=&quot;acc64&quot;;&quot;uint64_t&quot;;[.P8])" office:value-type="string" office:string-value="uint16_t" calcext:value-type="string">
            <text:p>uint16_t</text:p>
          </table:table-cell>
          <table:table-cell/>
          <table:table-cell table:style-name="ce11" table:formula="of:=IF([.H8]=&quot;string&quot;;&quot;char &quot;&amp;[.F8]&amp;&quot;[&quot;&amp;[.C8]*2&amp;&quot;]&quot;;[.Q8]&amp;&quot; &quot;&amp;[.F8])&amp;&quot;;&quot;" office:value-type="string" office:string-value="uint16_t DA;" calcext:value-type="string">
            <text:p>uint16_t DA;</text:p>
          </table:table-cell>
        </table:table-row>
        <table:table-row table:style-name="ro1" table:number-rows-repeated="1048567">
          <table:table-cell table:number-columns-repeated="19"/>
        </table:table-row>
        <table:table-row table:style-name="ro1">
          <table:table-cell table:number-columns-repeated="19"/>
        </table:table-row>
      </table:table>
      <table:table table:name="Inverter" table:style-name="ta1">
        <table:table-column table:style-name="co1" table:number-columns-repeated="18" table:default-cell-style-name="Default"/>
        <table:table-column table:style-name="co1" table:default-cell-style-name="ce14"/>
        <table:table-row table:style-name="ro4">
          <table:table-cell table:number-columns-repeated="3"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ID</text:p>
          </table:table-cell>
          <table:table-cell table:style-name="ce3" office:value-type="string" calcext:value-type="string">
            <text:p>Well-known value. Uniquely identifies this as a sunspec model inverter (10x)</text:p>
          </table:table-cell>
          <table:table-cell table:style-name="ce1" office:value-type="string" calcext:value-type="string">
            <text:p>uint16</text:p>
          </table:table-cell>
          <table:table-cell/>
          <table:table-cell table:formula="of:=IF([.H1]=&quot;int16&quot;;&quot;int16_t&quot;;[.H1])" office:value-type="string" office:string-value="uint16" calcext:value-type="string">
            <text:p>uint16</text:p>
          </table:table-cell>
          <table:table-cell table:formula="of:=IF([.J1]=&quot;uint16&quot;;&quot;uint16_t&quot;;[.J1])" office:value-type="string" office:string-value="uint16_t" calcext:value-type="string">
            <text:p>uint16_t</text:p>
          </table:table-cell>
          <table:table-cell table:formula="of:=IF([.K1]=&quot;sunssf&quot;;&quot;int16_t&quot;;[.K1])" office:value-type="string" office:string-value="uint16_t" calcext:value-type="string">
            <text:p>uint16_t</text:p>
          </table:table-cell>
          <table:table-cell table:formula="of:=IF([.L1]=&quot;enum16&quot;;&quot;uint16_t&quot;;[.L1])" office:value-type="string" office:string-value="uint16_t" calcext:value-type="string">
            <text:p>uint16_t</text:p>
          </table:table-cell>
          <table:table-cell table:formula="of:=IF([.M1]=&quot;bitfield16&quot;;&quot;uint16_t&quot;;[.M1])" office:value-type="string" office:string-value="uint16_t" calcext:value-type="string">
            <text:p>uint16_t</text:p>
          </table:table-cell>
          <table:table-cell table:formula="of:=IF([.N1]=&quot;bitfield32&quot;;&quot;uint32_t&quot;;[.N1])" office:value-type="string" office:string-value="uint16_t" calcext:value-type="string">
            <text:p>uint16_t</text:p>
          </table:table-cell>
          <table:table-cell table:style-name="ce10" table:formula="of:=IF([.O1]=&quot;acc32&quot;;&quot;uint32_t&quot;;[.O1])" office:value-type="string" office:string-value="uint16_t" calcext:value-type="string">
            <text:p>uint16_t</text:p>
          </table:table-cell>
          <table:table-cell table:style-name="ce10" table:formula="of:=IF([.P1]=&quot;acc64&quot;;&quot;uint64_t&quot;;[.P1])" office:value-type="string" office:string-value="uint16_t" calcext:value-type="string">
            <text:p>uint16_t</text:p>
          </table:table-cell>
          <table:table-cell/>
          <table:table-cell table:style-name="ce11" table:formula="of:=IF([.H1]=&quot;string&quot;;&quot;char &quot;&amp;[.F1]&amp;&quot;[&quot;&amp;[.C1]*2&amp;&quot;]&quot;;[.Q1]&amp;&quot; &quot;&amp;[.F1])&amp;&quot;;&quot;" office:value-type="string" office:string-value="uint16_t ID;" calcext:value-type="string">
            <text:p>uint16_t ID;</text:p>
          </table:table-cell>
        </table:table-row>
        <table:table-row table:style-name="ro5">
          <table:table-cell table:number-columns-repeated="2" table:style-name="ce1" office:value-type="float" office:value="2" calcext:value-type="float">
            <text:p>2</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L</text:p>
          </table:table-cell>
          <table:table-cell table:style-name="ce3" office:value-type="string" calcext:value-type="string">
            <text:p>Length of sunspec model inverter (10x)</text:p>
          </table:table-cell>
          <table:table-cell table:style-name="ce1" office:value-type="string" calcext:value-type="string">
            <text:p>uint16</text:p>
          </table:table-cell>
          <table:table-cell/>
          <table:table-cell table:formula="of:=IF([.H2]=&quot;int16&quot;;&quot;int16_t&quot;;[.H2])" office:value-type="string" office:string-value="uint16" calcext:value-type="string">
            <text:p>uint16</text:p>
          </table:table-cell>
          <table:table-cell table:formula="of:=IF([.J2]=&quot;uint16&quot;;&quot;uint16_t&quot;;[.J2])" office:value-type="string" office:string-value="uint16_t" calcext:value-type="string">
            <text:p>uint16_t</text:p>
          </table:table-cell>
          <table:table-cell table:formula="of:=IF([.K2]=&quot;sunssf&quot;;&quot;int16_t&quot;;[.K2])" office:value-type="string" office:string-value="uint16_t" calcext:value-type="string">
            <text:p>uint16_t</text:p>
          </table:table-cell>
          <table:table-cell table:formula="of:=IF([.L2]=&quot;enum16&quot;;&quot;uint16_t&quot;;[.L2])" office:value-type="string" office:string-value="uint16_t" calcext:value-type="string">
            <text:p>uint16_t</text:p>
          </table:table-cell>
          <table:table-cell table:formula="of:=IF([.M2]=&quot;bitfield16&quot;;&quot;uint16_t&quot;;[.M2])" office:value-type="string" office:string-value="uint16_t" calcext:value-type="string">
            <text:p>uint16_t</text:p>
          </table:table-cell>
          <table:table-cell table:formula="of:=IF([.N2]=&quot;bitfield32&quot;;&quot;uint32_t&quot;;[.N2])" office:value-type="string" office:string-value="uint16_t" calcext:value-type="string">
            <text:p>uint16_t</text:p>
          </table:table-cell>
          <table:table-cell table:style-name="ce10" table:formula="of:=IF([.O2]=&quot;acc32&quot;;&quot;uint32_t&quot;;[.O2])" office:value-type="string" office:string-value="uint16_t" calcext:value-type="string">
            <text:p>uint16_t</text:p>
          </table:table-cell>
          <table:table-cell table:style-name="ce10" table:formula="of:=IF([.P2]=&quot;acc64&quot;;&quot;uint64_t&quot;;[.P2])" office:value-type="string" office:string-value="uint16_t" calcext:value-type="string">
            <text:p>uint16_t</text:p>
          </table:table-cell>
          <table:table-cell/>
          <table:table-cell table:style-name="ce11" table:formula="of:=IF([.H2]=&quot;string&quot;;&quot;char &quot;&amp;[.F2]&amp;&quot;[&quot;&amp;[.C2]*2&amp;&quot;]&quot;;[.Q2]&amp;&quot; &quot;&amp;[.F2])&amp;&quot;;&quot;" office:value-type="string" office:string-value="uint16_t L;" calcext:value-type="string">
            <text:p>uint16_t L;</text:p>
          </table:table-cell>
        </table:table-row>
        <table:table-row table:style-name="ro1">
          <table:table-cell table:number-columns-repeated="2" table:style-name="ce1" office:value-type="float" office:value="3" calcext:value-type="float">
            <text:p>3</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A</text:p>
          </table:table-cell>
          <table:table-cell table:style-name="ce3" office:value-type="string" calcext:value-type="string">
            <text:p>AC Current</text:p>
          </table:table-cell>
          <table:table-cell table:style-name="ce1" office:value-type="string" calcext:value-type="string">
            <text:p>uint16</text:p>
          </table:table-cell>
          <table:table-cell/>
          <table:table-cell table:formula="of:=IF([.H3]=&quot;int16&quot;;&quot;int16_t&quot;;[.H3])" office:value-type="string" office:string-value="uint16" calcext:value-type="string">
            <text:p>uint16</text:p>
          </table:table-cell>
          <table:table-cell table:formula="of:=IF([.J3]=&quot;uint16&quot;;&quot;uint16_t&quot;;[.J3])" office:value-type="string" office:string-value="uint16_t" calcext:value-type="string">
            <text:p>uint16_t</text:p>
          </table:table-cell>
          <table:table-cell table:formula="of:=IF([.K3]=&quot;sunssf&quot;;&quot;int16_t&quot;;[.K3])" office:value-type="string" office:string-value="uint16_t" calcext:value-type="string">
            <text:p>uint16_t</text:p>
          </table:table-cell>
          <table:table-cell table:formula="of:=IF([.L3]=&quot;enum16&quot;;&quot;uint16_t&quot;;[.L3])" office:value-type="string" office:string-value="uint16_t" calcext:value-type="string">
            <text:p>uint16_t</text:p>
          </table:table-cell>
          <table:table-cell table:formula="of:=IF([.M3]=&quot;bitfield16&quot;;&quot;uint16_t&quot;;[.M3])" office:value-type="string" office:string-value="uint16_t" calcext:value-type="string">
            <text:p>uint16_t</text:p>
          </table:table-cell>
          <table:table-cell table:formula="of:=IF([.N3]=&quot;bitfield32&quot;;&quot;uint32_t&quot;;[.N3])" office:value-type="string" office:string-value="uint16_t" calcext:value-type="string">
            <text:p>uint16_t</text:p>
          </table:table-cell>
          <table:table-cell table:style-name="ce10" table:formula="of:=IF([.O3]=&quot;acc32&quot;;&quot;uint32_t&quot;;[.O3])" office:value-type="string" office:string-value="uint16_t" calcext:value-type="string">
            <text:p>uint16_t</text:p>
          </table:table-cell>
          <table:table-cell table:style-name="ce10" table:formula="of:=IF([.P3]=&quot;acc64&quot;;&quot;uint64_t&quot;;[.P3])" office:value-type="string" office:string-value="uint16_t" calcext:value-type="string">
            <text:p>uint16_t</text:p>
          </table:table-cell>
          <table:table-cell/>
          <table:table-cell table:style-name="ce11" table:formula="of:=IF([.H3]=&quot;string&quot;;&quot;char &quot;&amp;[.F3]&amp;&quot;[&quot;&amp;[.C3]*2&amp;&quot;]&quot;;[.Q3]&amp;&quot; &quot;&amp;[.F3])&amp;&quot;;&quot;" office:value-type="string" office:string-value="uint16_t A;" calcext:value-type="string">
            <text:p>uint16_t A;</text:p>
          </table:table-cell>
        </table:table-row>
        <table:table-row table:style-name="ro1">
          <table:table-cell table:number-columns-repeated="2" table:style-name="ce1" office:value-type="float" office:value="4" calcext:value-type="float">
            <text:p>4</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AphA</text:p>
          </table:table-cell>
          <table:table-cell table:style-name="ce3" office:value-type="string" calcext:value-type="string">
            <text:p>Phase A Current</text:p>
          </table:table-cell>
          <table:table-cell table:style-name="ce1" office:value-type="string" calcext:value-type="string">
            <text:p>uint16</text:p>
          </table:table-cell>
          <table:table-cell/>
          <table:table-cell table:formula="of:=IF([.H4]=&quot;int16&quot;;&quot;int16_t&quot;;[.H4])" office:value-type="string" office:string-value="uint16" calcext:value-type="string">
            <text:p>uint16</text:p>
          </table:table-cell>
          <table:table-cell table:formula="of:=IF([.J4]=&quot;uint16&quot;;&quot;uint16_t&quot;;[.J4])" office:value-type="string" office:string-value="uint16_t" calcext:value-type="string">
            <text:p>uint16_t</text:p>
          </table:table-cell>
          <table:table-cell table:formula="of:=IF([.K4]=&quot;sunssf&quot;;&quot;int16_t&quot;;[.K4])" office:value-type="string" office:string-value="uint16_t" calcext:value-type="string">
            <text:p>uint16_t</text:p>
          </table:table-cell>
          <table:table-cell table:formula="of:=IF([.L4]=&quot;enum16&quot;;&quot;uint16_t&quot;;[.L4])" office:value-type="string" office:string-value="uint16_t" calcext:value-type="string">
            <text:p>uint16_t</text:p>
          </table:table-cell>
          <table:table-cell table:formula="of:=IF([.M4]=&quot;bitfield16&quot;;&quot;uint16_t&quot;;[.M4])" office:value-type="string" office:string-value="uint16_t" calcext:value-type="string">
            <text:p>uint16_t</text:p>
          </table:table-cell>
          <table:table-cell table:formula="of:=IF([.N4]=&quot;bitfield32&quot;;&quot;uint32_t&quot;;[.N4])" office:value-type="string" office:string-value="uint16_t" calcext:value-type="string">
            <text:p>uint16_t</text:p>
          </table:table-cell>
          <table:table-cell table:style-name="ce10" table:formula="of:=IF([.O4]=&quot;acc32&quot;;&quot;uint32_t&quot;;[.O4])" office:value-type="string" office:string-value="uint16_t" calcext:value-type="string">
            <text:p>uint16_t</text:p>
          </table:table-cell>
          <table:table-cell table:style-name="ce10" table:formula="of:=IF([.P4]=&quot;acc64&quot;;&quot;uint64_t&quot;;[.P4])" office:value-type="string" office:string-value="uint16_t" calcext:value-type="string">
            <text:p>uint16_t</text:p>
          </table:table-cell>
          <table:table-cell/>
          <table:table-cell table:style-name="ce11" table:formula="of:=IF([.H4]=&quot;string&quot;;&quot;char &quot;&amp;[.F4]&amp;&quot;[&quot;&amp;[.C4]*2&amp;&quot;]&quot;;[.Q4]&amp;&quot; &quot;&amp;[.F4])&amp;&quot;;&quot;" office:value-type="string" office:string-value="uint16_t AphA;" calcext:value-type="string">
            <text:p>uint16_t AphA;</text:p>
          </table:table-cell>
        </table:table-row>
        <table:table-row table:style-name="ro1">
          <table:table-cell table:number-columns-repeated="2" table:style-name="ce1" office:value-type="float" office:value="5" calcext:value-type="float">
            <text:p>5</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AphB</text:p>
          </table:table-cell>
          <table:table-cell table:style-name="ce3" office:value-type="string" calcext:value-type="string">
            <text:p>Phase B Current</text:p>
          </table:table-cell>
          <table:table-cell table:style-name="ce1" office:value-type="string" calcext:value-type="string">
            <text:p>uint16</text:p>
          </table:table-cell>
          <table:table-cell/>
          <table:table-cell table:formula="of:=IF([.H5]=&quot;int16&quot;;&quot;int16_t&quot;;[.H5])" office:value-type="string" office:string-value="uint16" calcext:value-type="string">
            <text:p>uint16</text:p>
          </table:table-cell>
          <table:table-cell table:formula="of:=IF([.J5]=&quot;uint16&quot;;&quot;uint16_t&quot;;[.J5])" office:value-type="string" office:string-value="uint16_t" calcext:value-type="string">
            <text:p>uint16_t</text:p>
          </table:table-cell>
          <table:table-cell table:formula="of:=IF([.K5]=&quot;sunssf&quot;;&quot;int16_t&quot;;[.K5])" office:value-type="string" office:string-value="uint16_t" calcext:value-type="string">
            <text:p>uint16_t</text:p>
          </table:table-cell>
          <table:table-cell table:formula="of:=IF([.L5]=&quot;enum16&quot;;&quot;uint16_t&quot;;[.L5])" office:value-type="string" office:string-value="uint16_t" calcext:value-type="string">
            <text:p>uint16_t</text:p>
          </table:table-cell>
          <table:table-cell table:formula="of:=IF([.M5]=&quot;bitfield16&quot;;&quot;uint16_t&quot;;[.M5])" office:value-type="string" office:string-value="uint16_t" calcext:value-type="string">
            <text:p>uint16_t</text:p>
          </table:table-cell>
          <table:table-cell table:formula="of:=IF([.N5]=&quot;bitfield32&quot;;&quot;uint32_t&quot;;[.N5])" office:value-type="string" office:string-value="uint16_t" calcext:value-type="string">
            <text:p>uint16_t</text:p>
          </table:table-cell>
          <table:table-cell table:style-name="ce10" table:formula="of:=IF([.O5]=&quot;acc32&quot;;&quot;uint32_t&quot;;[.O5])" office:value-type="string" office:string-value="uint16_t" calcext:value-type="string">
            <text:p>uint16_t</text:p>
          </table:table-cell>
          <table:table-cell table:style-name="ce10" table:formula="of:=IF([.P5]=&quot;acc64&quot;;&quot;uint64_t&quot;;[.P5])" office:value-type="string" office:string-value="uint16_t" calcext:value-type="string">
            <text:p>uint16_t</text:p>
          </table:table-cell>
          <table:table-cell/>
          <table:table-cell table:style-name="ce11" table:formula="of:=IF([.H5]=&quot;string&quot;;&quot;char &quot;&amp;[.F5]&amp;&quot;[&quot;&amp;[.C5]*2&amp;&quot;]&quot;;[.Q5]&amp;&quot; &quot;&amp;[.F5])&amp;&quot;;&quot;" office:value-type="string" office:string-value="uint16_t AphB;" calcext:value-type="string">
            <text:p>uint16_t AphB;</text:p>
          </table:table-cell>
        </table:table-row>
        <table:table-row table:style-name="ro1">
          <table:table-cell table:number-columns-repeated="2" table:style-name="ce1" office:value-type="float" office:value="6" calcext:value-type="float">
            <text:p>6</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AphC</text:p>
          </table:table-cell>
          <table:table-cell table:style-name="ce3" office:value-type="string" calcext:value-type="string">
            <text:p>Phase C Current</text:p>
          </table:table-cell>
          <table:table-cell table:style-name="ce1" office:value-type="string" calcext:value-type="string">
            <text:p>uint16</text:p>
          </table:table-cell>
          <table:table-cell/>
          <table:table-cell table:formula="of:=IF([.H6]=&quot;int16&quot;;&quot;int16_t&quot;;[.H6])" office:value-type="string" office:string-value="uint16" calcext:value-type="string">
            <text:p>uint16</text:p>
          </table:table-cell>
          <table:table-cell table:formula="of:=IF([.J6]=&quot;uint16&quot;;&quot;uint16_t&quot;;[.J6])" office:value-type="string" office:string-value="uint16_t" calcext:value-type="string">
            <text:p>uint16_t</text:p>
          </table:table-cell>
          <table:table-cell table:formula="of:=IF([.K6]=&quot;sunssf&quot;;&quot;int16_t&quot;;[.K6])" office:value-type="string" office:string-value="uint16_t" calcext:value-type="string">
            <text:p>uint16_t</text:p>
          </table:table-cell>
          <table:table-cell table:formula="of:=IF([.L6]=&quot;enum16&quot;;&quot;uint16_t&quot;;[.L6])" office:value-type="string" office:string-value="uint16_t" calcext:value-type="string">
            <text:p>uint16_t</text:p>
          </table:table-cell>
          <table:table-cell table:formula="of:=IF([.M6]=&quot;bitfield16&quot;;&quot;uint16_t&quot;;[.M6])" office:value-type="string" office:string-value="uint16_t" calcext:value-type="string">
            <text:p>uint16_t</text:p>
          </table:table-cell>
          <table:table-cell table:formula="of:=IF([.N6]=&quot;bitfield32&quot;;&quot;uint32_t&quot;;[.N6])" office:value-type="string" office:string-value="uint16_t" calcext:value-type="string">
            <text:p>uint16_t</text:p>
          </table:table-cell>
          <table:table-cell table:style-name="ce10" table:formula="of:=IF([.O6]=&quot;acc32&quot;;&quot;uint32_t&quot;;[.O6])" office:value-type="string" office:string-value="uint16_t" calcext:value-type="string">
            <text:p>uint16_t</text:p>
          </table:table-cell>
          <table:table-cell table:style-name="ce10" table:formula="of:=IF([.P6]=&quot;acc64&quot;;&quot;uint64_t&quot;;[.P6])" office:value-type="string" office:string-value="uint16_t" calcext:value-type="string">
            <text:p>uint16_t</text:p>
          </table:table-cell>
          <table:table-cell/>
          <table:table-cell table:style-name="ce11" table:formula="of:=IF([.H6]=&quot;string&quot;;&quot;char &quot;&amp;[.F6]&amp;&quot;[&quot;&amp;[.C6]*2&amp;&quot;]&quot;;[.Q6]&amp;&quot; &quot;&amp;[.F6])&amp;&quot;;&quot;" office:value-type="string" office:string-value="uint16_t AphC;" calcext:value-type="string">
            <text:p>uint16_t AphC;</text:p>
          </table:table-cell>
        </table:table-row>
        <table:table-row table:style-name="ro1">
          <table:table-cell table:number-columns-repeated="2" table:style-name="ce1" office:value-type="float" office:value="7" calcext:value-type="float">
            <text:p>7</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A_SF</text:p>
          </table:table-cell>
          <table:table-cell table:style-name="ce3"/>
          <table:table-cell table:style-name="ce1" office:value-type="string" calcext:value-type="string">
            <text:p>sunssf</text:p>
          </table:table-cell>
          <table:table-cell/>
          <table:table-cell table:formula="of:=IF([.H7]=&quot;int16&quot;;&quot;int16_t&quot;;[.H7])" office:value-type="string" office:string-value="sunssf" calcext:value-type="string">
            <text:p>sunssf</text:p>
          </table:table-cell>
          <table:table-cell table:formula="of:=IF([.J7]=&quot;uint16&quot;;&quot;uint16_t&quot;;[.J7])" office:value-type="string" office:string-value="sunssf" calcext:value-type="string">
            <text:p>sunssf</text:p>
          </table:table-cell>
          <table:table-cell table:formula="of:=IF([.K7]=&quot;sunssf&quot;;&quot;int16_t&quot;;[.K7])" office:value-type="string" office:string-value="int16_t" calcext:value-type="string">
            <text:p>int16_t</text:p>
          </table:table-cell>
          <table:table-cell table:formula="of:=IF([.L7]=&quot;enum16&quot;;&quot;uint16_t&quot;;[.L7])" office:value-type="string" office:string-value="int16_t" calcext:value-type="string">
            <text:p>int16_t</text:p>
          </table:table-cell>
          <table:table-cell table:formula="of:=IF([.M7]=&quot;bitfield16&quot;;&quot;uint16_t&quot;;[.M7])" office:value-type="string" office:string-value="int16_t" calcext:value-type="string">
            <text:p>int16_t</text:p>
          </table:table-cell>
          <table:table-cell table:formula="of:=IF([.N7]=&quot;bitfield32&quot;;&quot;uint32_t&quot;;[.N7])" office:value-type="string" office:string-value="int16_t" calcext:value-type="string">
            <text:p>int16_t</text:p>
          </table:table-cell>
          <table:table-cell table:style-name="ce10" table:formula="of:=IF([.O7]=&quot;acc32&quot;;&quot;uint32_t&quot;;[.O7])" office:value-type="string" office:string-value="int16_t" calcext:value-type="string">
            <text:p>int16_t</text:p>
          </table:table-cell>
          <table:table-cell table:style-name="ce10" table:formula="of:=IF([.P7]=&quot;acc64&quot;;&quot;uint64_t&quot;;[.P7])" office:value-type="string" office:string-value="int16_t" calcext:value-type="string">
            <text:p>int16_t</text:p>
          </table:table-cell>
          <table:table-cell/>
          <table:table-cell table:style-name="ce11" table:formula="of:=IF([.H7]=&quot;string&quot;;&quot;char &quot;&amp;[.F7]&amp;&quot;[&quot;&amp;[.C7]*2&amp;&quot;]&quot;;[.Q7]&amp;&quot; &quot;&amp;[.F7])&amp;&quot;;&quot;" office:value-type="string" office:string-value="int16_t A_SF;" calcext:value-type="string">
            <text:p>int16_t A_SF;</text:p>
          </table:table-cell>
        </table:table-row>
        <table:table-row table:style-name="ro1">
          <table:table-cell table:number-columns-repeated="2" table:style-name="ce1" office:value-type="float" office:value="8" calcext:value-type="float">
            <text:p>8</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PPVphAB</text:p>
          </table:table-cell>
          <table:table-cell table:style-name="ce3" office:value-type="string" calcext:value-type="string">
            <text:p>Phase Voltage AB</text:p>
          </table:table-cell>
          <table:table-cell table:style-name="ce1" office:value-type="string" calcext:value-type="string">
            <text:p>uint16</text:p>
          </table:table-cell>
          <table:table-cell/>
          <table:table-cell table:formula="of:=IF([.H8]=&quot;int16&quot;;&quot;int16_t&quot;;[.H8])" office:value-type="string" office:string-value="uint16" calcext:value-type="string">
            <text:p>uint16</text:p>
          </table:table-cell>
          <table:table-cell table:formula="of:=IF([.J8]=&quot;uint16&quot;;&quot;uint16_t&quot;;[.J8])" office:value-type="string" office:string-value="uint16_t" calcext:value-type="string">
            <text:p>uint16_t</text:p>
          </table:table-cell>
          <table:table-cell table:formula="of:=IF([.K8]=&quot;sunssf&quot;;&quot;int16_t&quot;;[.K8])" office:value-type="string" office:string-value="uint16_t" calcext:value-type="string">
            <text:p>uint16_t</text:p>
          </table:table-cell>
          <table:table-cell table:formula="of:=IF([.L8]=&quot;enum16&quot;;&quot;uint16_t&quot;;[.L8])" office:value-type="string" office:string-value="uint16_t" calcext:value-type="string">
            <text:p>uint16_t</text:p>
          </table:table-cell>
          <table:table-cell table:formula="of:=IF([.M8]=&quot;bitfield16&quot;;&quot;uint16_t&quot;;[.M8])" office:value-type="string" office:string-value="uint16_t" calcext:value-type="string">
            <text:p>uint16_t</text:p>
          </table:table-cell>
          <table:table-cell table:formula="of:=IF([.N8]=&quot;bitfield32&quot;;&quot;uint32_t&quot;;[.N8])" office:value-type="string" office:string-value="uint16_t" calcext:value-type="string">
            <text:p>uint16_t</text:p>
          </table:table-cell>
          <table:table-cell table:style-name="ce10" table:formula="of:=IF([.O8]=&quot;acc32&quot;;&quot;uint32_t&quot;;[.O8])" office:value-type="string" office:string-value="uint16_t" calcext:value-type="string">
            <text:p>uint16_t</text:p>
          </table:table-cell>
          <table:table-cell table:style-name="ce10" table:formula="of:=IF([.P8]=&quot;acc64&quot;;&quot;uint64_t&quot;;[.P8])" office:value-type="string" office:string-value="uint16_t" calcext:value-type="string">
            <text:p>uint16_t</text:p>
          </table:table-cell>
          <table:table-cell/>
          <table:table-cell table:style-name="ce11" table:formula="of:=IF([.H8]=&quot;string&quot;;&quot;char &quot;&amp;[.F8]&amp;&quot;[&quot;&amp;[.C8]*2&amp;&quot;]&quot;;[.Q8]&amp;&quot; &quot;&amp;[.F8])&amp;&quot;;&quot;" office:value-type="string" office:string-value="uint16_t PPVphAB;" calcext:value-type="string">
            <text:p>uint16_t PPVphAB;</text:p>
          </table:table-cell>
        </table:table-row>
        <table:table-row table:style-name="ro1">
          <table:table-cell table:number-columns-repeated="2" table:style-name="ce1" office:value-type="float" office:value="9" calcext:value-type="float">
            <text:p>9</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PPVphBC</text:p>
          </table:table-cell>
          <table:table-cell table:style-name="ce3" office:value-type="string" calcext:value-type="string">
            <text:p>Phase Voltage BC</text:p>
          </table:table-cell>
          <table:table-cell table:style-name="ce1" office:value-type="string" calcext:value-type="string">
            <text:p>uint16</text:p>
          </table:table-cell>
          <table:table-cell/>
          <table:table-cell table:formula="of:=IF([.H9]=&quot;int16&quot;;&quot;int16_t&quot;;[.H9])" office:value-type="string" office:string-value="uint16" calcext:value-type="string">
            <text:p>uint16</text:p>
          </table:table-cell>
          <table:table-cell table:formula="of:=IF([.J9]=&quot;uint16&quot;;&quot;uint16_t&quot;;[.J9])" office:value-type="string" office:string-value="uint16_t" calcext:value-type="string">
            <text:p>uint16_t</text:p>
          </table:table-cell>
          <table:table-cell table:formula="of:=IF([.K9]=&quot;sunssf&quot;;&quot;int16_t&quot;;[.K9])" office:value-type="string" office:string-value="uint16_t" calcext:value-type="string">
            <text:p>uint16_t</text:p>
          </table:table-cell>
          <table:table-cell table:formula="of:=IF([.L9]=&quot;enum16&quot;;&quot;uint16_t&quot;;[.L9])" office:value-type="string" office:string-value="uint16_t" calcext:value-type="string">
            <text:p>uint16_t</text:p>
          </table:table-cell>
          <table:table-cell table:formula="of:=IF([.M9]=&quot;bitfield16&quot;;&quot;uint16_t&quot;;[.M9])" office:value-type="string" office:string-value="uint16_t" calcext:value-type="string">
            <text:p>uint16_t</text:p>
          </table:table-cell>
          <table:table-cell table:formula="of:=IF([.N9]=&quot;bitfield32&quot;;&quot;uint32_t&quot;;[.N9])" office:value-type="string" office:string-value="uint16_t" calcext:value-type="string">
            <text:p>uint16_t</text:p>
          </table:table-cell>
          <table:table-cell table:style-name="ce10" table:formula="of:=IF([.O9]=&quot;acc32&quot;;&quot;uint32_t&quot;;[.O9])" office:value-type="string" office:string-value="uint16_t" calcext:value-type="string">
            <text:p>uint16_t</text:p>
          </table:table-cell>
          <table:table-cell table:style-name="ce10" table:formula="of:=IF([.P9]=&quot;acc64&quot;;&quot;uint64_t&quot;;[.P9])" office:value-type="string" office:string-value="uint16_t" calcext:value-type="string">
            <text:p>uint16_t</text:p>
          </table:table-cell>
          <table:table-cell/>
          <table:table-cell table:style-name="ce11" table:formula="of:=IF([.H9]=&quot;string&quot;;&quot;char &quot;&amp;[.F9]&amp;&quot;[&quot;&amp;[.C9]*2&amp;&quot;]&quot;;[.Q9]&amp;&quot; &quot;&amp;[.F9])&amp;&quot;;&quot;" office:value-type="string" office:string-value="uint16_t PPVphBC;" calcext:value-type="string">
            <text:p>uint16_t PPVphBC;</text:p>
          </table:table-cell>
        </table:table-row>
        <table:table-row table:style-name="ro1">
          <table:table-cell table:number-columns-repeated="2" table:style-name="ce1" office:value-type="float" office:value="10" calcext:value-type="float">
            <text:p>10</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PPVphCA</text:p>
          </table:table-cell>
          <table:table-cell table:style-name="ce3" office:value-type="string" calcext:value-type="string">
            <text:p>Phase Voltage CA</text:p>
          </table:table-cell>
          <table:table-cell table:style-name="ce1" office:value-type="string" calcext:value-type="string">
            <text:p>uint16</text:p>
          </table:table-cell>
          <table:table-cell/>
          <table:table-cell table:formula="of:=IF([.H10]=&quot;int16&quot;;&quot;int16_t&quot;;[.H10])" office:value-type="string" office:string-value="uint16" calcext:value-type="string">
            <text:p>uint16</text:p>
          </table:table-cell>
          <table:table-cell table:formula="of:=IF([.J10]=&quot;uint16&quot;;&quot;uint16_t&quot;;[.J10])" office:value-type="string" office:string-value="uint16_t" calcext:value-type="string">
            <text:p>uint16_t</text:p>
          </table:table-cell>
          <table:table-cell table:formula="of:=IF([.K10]=&quot;sunssf&quot;;&quot;int16_t&quot;;[.K10])" office:value-type="string" office:string-value="uint16_t" calcext:value-type="string">
            <text:p>uint16_t</text:p>
          </table:table-cell>
          <table:table-cell table:formula="of:=IF([.L10]=&quot;enum16&quot;;&quot;uint16_t&quot;;[.L10])" office:value-type="string" office:string-value="uint16_t" calcext:value-type="string">
            <text:p>uint16_t</text:p>
          </table:table-cell>
          <table:table-cell table:formula="of:=IF([.M10]=&quot;bitfield16&quot;;&quot;uint16_t&quot;;[.M10])" office:value-type="string" office:string-value="uint16_t" calcext:value-type="string">
            <text:p>uint16_t</text:p>
          </table:table-cell>
          <table:table-cell table:formula="of:=IF([.N10]=&quot;bitfield32&quot;;&quot;uint32_t&quot;;[.N10])" office:value-type="string" office:string-value="uint16_t" calcext:value-type="string">
            <text:p>uint16_t</text:p>
          </table:table-cell>
          <table:table-cell table:style-name="ce10" table:formula="of:=IF([.O10]=&quot;acc32&quot;;&quot;uint32_t&quot;;[.O10])" office:value-type="string" office:string-value="uint16_t" calcext:value-type="string">
            <text:p>uint16_t</text:p>
          </table:table-cell>
          <table:table-cell table:style-name="ce10" table:formula="of:=IF([.P10]=&quot;acc64&quot;;&quot;uint64_t&quot;;[.P10])" office:value-type="string" office:string-value="uint16_t" calcext:value-type="string">
            <text:p>uint16_t</text:p>
          </table:table-cell>
          <table:table-cell/>
          <table:table-cell table:style-name="ce11" table:formula="of:=IF([.H10]=&quot;string&quot;;&quot;char &quot;&amp;[.F10]&amp;&quot;[&quot;&amp;[.C10]*2&amp;&quot;]&quot;;[.Q10]&amp;&quot; &quot;&amp;[.F10])&amp;&quot;;&quot;" office:value-type="string" office:string-value="uint16_t PPVphCA;" calcext:value-type="string">
            <text:p>uint16_t PPVphCA;</text:p>
          </table:table-cell>
        </table:table-row>
        <table:table-row table:style-name="ro1">
          <table:table-cell table:number-columns-repeated="2" table:style-name="ce1" office:value-type="float" office:value="11" calcext:value-type="float">
            <text:p>11</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PhVphA</text:p>
          </table:table-cell>
          <table:table-cell table:style-name="ce3" office:value-type="string" calcext:value-type="string">
            <text:p>Phase Voltage AN</text:p>
          </table:table-cell>
          <table:table-cell table:style-name="ce1" office:value-type="string" calcext:value-type="string">
            <text:p>uint16</text:p>
          </table:table-cell>
          <table:table-cell/>
          <table:table-cell table:formula="of:=IF([.H11]=&quot;int16&quot;;&quot;int16_t&quot;;[.H11])" office:value-type="string" office:string-value="uint16" calcext:value-type="string">
            <text:p>uint16</text:p>
          </table:table-cell>
          <table:table-cell table:formula="of:=IF([.J11]=&quot;uint16&quot;;&quot;uint16_t&quot;;[.J11])" office:value-type="string" office:string-value="uint16_t" calcext:value-type="string">
            <text:p>uint16_t</text:p>
          </table:table-cell>
          <table:table-cell table:formula="of:=IF([.K11]=&quot;sunssf&quot;;&quot;int16_t&quot;;[.K11])" office:value-type="string" office:string-value="uint16_t" calcext:value-type="string">
            <text:p>uint16_t</text:p>
          </table:table-cell>
          <table:table-cell table:formula="of:=IF([.L11]=&quot;enum16&quot;;&quot;uint16_t&quot;;[.L11])" office:value-type="string" office:string-value="uint16_t" calcext:value-type="string">
            <text:p>uint16_t</text:p>
          </table:table-cell>
          <table:table-cell table:formula="of:=IF([.M11]=&quot;bitfield16&quot;;&quot;uint16_t&quot;;[.M11])" office:value-type="string" office:string-value="uint16_t" calcext:value-type="string">
            <text:p>uint16_t</text:p>
          </table:table-cell>
          <table:table-cell table:formula="of:=IF([.N11]=&quot;bitfield32&quot;;&quot;uint32_t&quot;;[.N11])" office:value-type="string" office:string-value="uint16_t" calcext:value-type="string">
            <text:p>uint16_t</text:p>
          </table:table-cell>
          <table:table-cell table:style-name="ce10" table:formula="of:=IF([.O11]=&quot;acc32&quot;;&quot;uint32_t&quot;;[.O11])" office:value-type="string" office:string-value="uint16_t" calcext:value-type="string">
            <text:p>uint16_t</text:p>
          </table:table-cell>
          <table:table-cell table:style-name="ce10" table:formula="of:=IF([.P11]=&quot;acc64&quot;;&quot;uint64_t&quot;;[.P11])" office:value-type="string" office:string-value="uint16_t" calcext:value-type="string">
            <text:p>uint16_t</text:p>
          </table:table-cell>
          <table:table-cell/>
          <table:table-cell table:style-name="ce11" table:formula="of:=IF([.H11]=&quot;string&quot;;&quot;char &quot;&amp;[.F11]&amp;&quot;[&quot;&amp;[.C11]*2&amp;&quot;]&quot;;[.Q11]&amp;&quot; &quot;&amp;[.F11])&amp;&quot;;&quot;" office:value-type="string" office:string-value="uint16_t PhVphA;" calcext:value-type="string">
            <text:p>uint16_t PhVphA;</text:p>
          </table:table-cell>
        </table:table-row>
        <table:table-row table:style-name="ro1">
          <table:table-cell table:number-columns-repeated="2" table:style-name="ce1" office:value-type="float" office:value="12" calcext:value-type="float">
            <text:p>12</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PhVphB</text:p>
          </table:table-cell>
          <table:table-cell table:style-name="ce3" office:value-type="string" calcext:value-type="string">
            <text:p>Phase Voltage BN</text:p>
          </table:table-cell>
          <table:table-cell table:style-name="ce1" office:value-type="string" calcext:value-type="string">
            <text:p>uint16</text:p>
          </table:table-cell>
          <table:table-cell/>
          <table:table-cell table:formula="of:=IF([.H12]=&quot;int16&quot;;&quot;int16_t&quot;;[.H12])" office:value-type="string" office:string-value="uint16" calcext:value-type="string">
            <text:p>uint16</text:p>
          </table:table-cell>
          <table:table-cell table:formula="of:=IF([.J12]=&quot;uint16&quot;;&quot;uint16_t&quot;;[.J12])" office:value-type="string" office:string-value="uint16_t" calcext:value-type="string">
            <text:p>uint16_t</text:p>
          </table:table-cell>
          <table:table-cell table:formula="of:=IF([.K12]=&quot;sunssf&quot;;&quot;int16_t&quot;;[.K12])" office:value-type="string" office:string-value="uint16_t" calcext:value-type="string">
            <text:p>uint16_t</text:p>
          </table:table-cell>
          <table:table-cell table:formula="of:=IF([.L12]=&quot;enum16&quot;;&quot;uint16_t&quot;;[.L12])" office:value-type="string" office:string-value="uint16_t" calcext:value-type="string">
            <text:p>uint16_t</text:p>
          </table:table-cell>
          <table:table-cell table:formula="of:=IF([.M12]=&quot;bitfield16&quot;;&quot;uint16_t&quot;;[.M12])" office:value-type="string" office:string-value="uint16_t" calcext:value-type="string">
            <text:p>uint16_t</text:p>
          </table:table-cell>
          <table:table-cell table:formula="of:=IF([.N12]=&quot;bitfield32&quot;;&quot;uint32_t&quot;;[.N12])" office:value-type="string" office:string-value="uint16_t" calcext:value-type="string">
            <text:p>uint16_t</text:p>
          </table:table-cell>
          <table:table-cell table:style-name="ce10" table:formula="of:=IF([.O12]=&quot;acc32&quot;;&quot;uint32_t&quot;;[.O12])" office:value-type="string" office:string-value="uint16_t" calcext:value-type="string">
            <text:p>uint16_t</text:p>
          </table:table-cell>
          <table:table-cell table:style-name="ce10" table:formula="of:=IF([.P12]=&quot;acc64&quot;;&quot;uint64_t&quot;;[.P12])" office:value-type="string" office:string-value="uint16_t" calcext:value-type="string">
            <text:p>uint16_t</text:p>
          </table:table-cell>
          <table:table-cell/>
          <table:table-cell table:style-name="ce11" table:formula="of:=IF([.H12]=&quot;string&quot;;&quot;char &quot;&amp;[.F12]&amp;&quot;[&quot;&amp;[.C12]*2&amp;&quot;]&quot;;[.Q12]&amp;&quot; &quot;&amp;[.F12])&amp;&quot;;&quot;" office:value-type="string" office:string-value="uint16_t PhVphB;" calcext:value-type="string">
            <text:p>uint16_t PhVphB;</text:p>
          </table:table-cell>
        </table:table-row>
        <table:table-row table:style-name="ro1">
          <table:table-cell table:number-columns-repeated="2" table:style-name="ce1" office:value-type="float" office:value="13" calcext:value-type="float">
            <text:p>13</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PhVphC</text:p>
          </table:table-cell>
          <table:table-cell table:style-name="ce3" office:value-type="string" calcext:value-type="string">
            <text:p>Phase Voltage CN</text:p>
          </table:table-cell>
          <table:table-cell table:style-name="ce1" office:value-type="string" calcext:value-type="string">
            <text:p>uint16</text:p>
          </table:table-cell>
          <table:table-cell/>
          <table:table-cell table:formula="of:=IF([.H13]=&quot;int16&quot;;&quot;int16_t&quot;;[.H13])" office:value-type="string" office:string-value="uint16" calcext:value-type="string">
            <text:p>uint16</text:p>
          </table:table-cell>
          <table:table-cell table:formula="of:=IF([.J13]=&quot;uint16&quot;;&quot;uint16_t&quot;;[.J13])" office:value-type="string" office:string-value="uint16_t" calcext:value-type="string">
            <text:p>uint16_t</text:p>
          </table:table-cell>
          <table:table-cell table:formula="of:=IF([.K13]=&quot;sunssf&quot;;&quot;int16_t&quot;;[.K13])" office:value-type="string" office:string-value="uint16_t" calcext:value-type="string">
            <text:p>uint16_t</text:p>
          </table:table-cell>
          <table:table-cell table:formula="of:=IF([.L13]=&quot;enum16&quot;;&quot;uint16_t&quot;;[.L13])" office:value-type="string" office:string-value="uint16_t" calcext:value-type="string">
            <text:p>uint16_t</text:p>
          </table:table-cell>
          <table:table-cell table:formula="of:=IF([.M13]=&quot;bitfield16&quot;;&quot;uint16_t&quot;;[.M13])" office:value-type="string" office:string-value="uint16_t" calcext:value-type="string">
            <text:p>uint16_t</text:p>
          </table:table-cell>
          <table:table-cell table:formula="of:=IF([.N13]=&quot;bitfield32&quot;;&quot;uint32_t&quot;;[.N13])" office:value-type="string" office:string-value="uint16_t" calcext:value-type="string">
            <text:p>uint16_t</text:p>
          </table:table-cell>
          <table:table-cell table:style-name="ce10" table:formula="of:=IF([.O13]=&quot;acc32&quot;;&quot;uint32_t&quot;;[.O13])" office:value-type="string" office:string-value="uint16_t" calcext:value-type="string">
            <text:p>uint16_t</text:p>
          </table:table-cell>
          <table:table-cell table:style-name="ce10" table:formula="of:=IF([.P13]=&quot;acc64&quot;;&quot;uint64_t&quot;;[.P13])" office:value-type="string" office:string-value="uint16_t" calcext:value-type="string">
            <text:p>uint16_t</text:p>
          </table:table-cell>
          <table:table-cell/>
          <table:table-cell table:style-name="ce11" table:formula="of:=IF([.H13]=&quot;string&quot;;&quot;char &quot;&amp;[.F13]&amp;&quot;[&quot;&amp;[.C13]*2&amp;&quot;]&quot;;[.Q13]&amp;&quot; &quot;&amp;[.F13])&amp;&quot;;&quot;" office:value-type="string" office:string-value="uint16_t PhVphC;" calcext:value-type="string">
            <text:p>uint16_t PhVphC;</text:p>
          </table:table-cell>
        </table:table-row>
        <table:table-row table:style-name="ro1">
          <table:table-cell table:number-columns-repeated="2" table:style-name="ce1" office:value-type="float" office:value="14" calcext:value-type="float">
            <text:p>14</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V_SF</text:p>
          </table:table-cell>
          <table:table-cell table:style-name="ce3"/>
          <table:table-cell table:style-name="ce1" office:value-type="string" calcext:value-type="string">
            <text:p>sunssf</text:p>
          </table:table-cell>
          <table:table-cell/>
          <table:table-cell table:formula="of:=IF([.H14]=&quot;int16&quot;;&quot;int16_t&quot;;[.H14])" office:value-type="string" office:string-value="sunssf" calcext:value-type="string">
            <text:p>sunssf</text:p>
          </table:table-cell>
          <table:table-cell table:formula="of:=IF([.J14]=&quot;uint16&quot;;&quot;uint16_t&quot;;[.J14])" office:value-type="string" office:string-value="sunssf" calcext:value-type="string">
            <text:p>sunssf</text:p>
          </table:table-cell>
          <table:table-cell table:formula="of:=IF([.K14]=&quot;sunssf&quot;;&quot;int16_t&quot;;[.K14])" office:value-type="string" office:string-value="int16_t" calcext:value-type="string">
            <text:p>int16_t</text:p>
          </table:table-cell>
          <table:table-cell table:formula="of:=IF([.L14]=&quot;enum16&quot;;&quot;uint16_t&quot;;[.L14])" office:value-type="string" office:string-value="int16_t" calcext:value-type="string">
            <text:p>int16_t</text:p>
          </table:table-cell>
          <table:table-cell table:formula="of:=IF([.M14]=&quot;bitfield16&quot;;&quot;uint16_t&quot;;[.M14])" office:value-type="string" office:string-value="int16_t" calcext:value-type="string">
            <text:p>int16_t</text:p>
          </table:table-cell>
          <table:table-cell table:formula="of:=IF([.N14]=&quot;bitfield32&quot;;&quot;uint32_t&quot;;[.N14])" office:value-type="string" office:string-value="int16_t" calcext:value-type="string">
            <text:p>int16_t</text:p>
          </table:table-cell>
          <table:table-cell table:style-name="ce10" table:formula="of:=IF([.O14]=&quot;acc32&quot;;&quot;uint32_t&quot;;[.O14])" office:value-type="string" office:string-value="int16_t" calcext:value-type="string">
            <text:p>int16_t</text:p>
          </table:table-cell>
          <table:table-cell table:style-name="ce10" table:formula="of:=IF([.P14]=&quot;acc64&quot;;&quot;uint64_t&quot;;[.P14])" office:value-type="string" office:string-value="int16_t" calcext:value-type="string">
            <text:p>int16_t</text:p>
          </table:table-cell>
          <table:table-cell/>
          <table:table-cell table:style-name="ce11" table:formula="of:=IF([.H14]=&quot;string&quot;;&quot;char &quot;&amp;[.F14]&amp;&quot;[&quot;&amp;[.C14]*2&amp;&quot;]&quot;;[.Q14]&amp;&quot; &quot;&amp;[.F14])&amp;&quot;;&quot;" office:value-type="string" office:string-value="int16_t V_SF;" calcext:value-type="string">
            <text:p>int16_t V_SF;</text:p>
          </table:table-cell>
        </table:table-row>
        <table:table-row table:style-name="ro1">
          <table:table-cell table:number-columns-repeated="2" table:style-name="ce1" office:value-type="float" office:value="15" calcext:value-type="float">
            <text:p>15</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W</text:p>
          </table:table-cell>
          <table:table-cell table:style-name="ce3" office:value-type="string" calcext:value-type="string">
            <text:p>AC Power</text:p>
          </table:table-cell>
          <table:table-cell table:style-name="ce1" office:value-type="string" calcext:value-type="string">
            <text:p>int16</text:p>
          </table:table-cell>
          <table:table-cell/>
          <table:table-cell table:formula="of:=IF([.H15]=&quot;int16&quot;;&quot;int16_t&quot;;[.H15])" office:value-type="string" office:string-value="int16_t" calcext:value-type="string">
            <text:p>int16_t</text:p>
          </table:table-cell>
          <table:table-cell table:formula="of:=IF([.J15]=&quot;uint16&quot;;&quot;uint16_t&quot;;[.J15])" office:value-type="string" office:string-value="int16_t" calcext:value-type="string">
            <text:p>int16_t</text:p>
          </table:table-cell>
          <table:table-cell table:formula="of:=IF([.K15]=&quot;sunssf&quot;;&quot;int16_t&quot;;[.K15])" office:value-type="string" office:string-value="int16_t" calcext:value-type="string">
            <text:p>int16_t</text:p>
          </table:table-cell>
          <table:table-cell table:formula="of:=IF([.L15]=&quot;enum16&quot;;&quot;uint16_t&quot;;[.L15])" office:value-type="string" office:string-value="int16_t" calcext:value-type="string">
            <text:p>int16_t</text:p>
          </table:table-cell>
          <table:table-cell table:formula="of:=IF([.M15]=&quot;bitfield16&quot;;&quot;uint16_t&quot;;[.M15])" office:value-type="string" office:string-value="int16_t" calcext:value-type="string">
            <text:p>int16_t</text:p>
          </table:table-cell>
          <table:table-cell table:formula="of:=IF([.N15]=&quot;bitfield32&quot;;&quot;uint32_t&quot;;[.N15])" office:value-type="string" office:string-value="int16_t" calcext:value-type="string">
            <text:p>int16_t</text:p>
          </table:table-cell>
          <table:table-cell table:style-name="ce10" table:formula="of:=IF([.O15]=&quot;acc32&quot;;&quot;uint32_t&quot;;[.O15])" office:value-type="string" office:string-value="int16_t" calcext:value-type="string">
            <text:p>int16_t</text:p>
          </table:table-cell>
          <table:table-cell table:style-name="ce10" table:formula="of:=IF([.P15]=&quot;acc64&quot;;&quot;uint64_t&quot;;[.P15])" office:value-type="string" office:string-value="int16_t" calcext:value-type="string">
            <text:p>int16_t</text:p>
          </table:table-cell>
          <table:table-cell/>
          <table:table-cell table:style-name="ce11" table:formula="of:=IF([.H15]=&quot;string&quot;;&quot;char &quot;&amp;[.F15]&amp;&quot;[&quot;&amp;[.C15]*2&amp;&quot;]&quot;;[.Q15]&amp;&quot; &quot;&amp;[.F15])&amp;&quot;;&quot;" office:value-type="string" office:string-value="int16_t W;" calcext:value-type="string">
            <text:p>int16_t W;</text:p>
          </table:table-cell>
        </table:table-row>
        <table:table-row table:style-name="ro1">
          <table:table-cell table:number-columns-repeated="2" table:style-name="ce1" office:value-type="float" office:value="16" calcext:value-type="float">
            <text:p>16</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W_SF</text:p>
          </table:table-cell>
          <table:table-cell table:style-name="ce3"/>
          <table:table-cell table:style-name="ce1" office:value-type="string" calcext:value-type="string">
            <text:p>sunssf</text:p>
          </table:table-cell>
          <table:table-cell/>
          <table:table-cell table:formula="of:=IF([.H16]=&quot;int16&quot;;&quot;int16_t&quot;;[.H16])" office:value-type="string" office:string-value="sunssf" calcext:value-type="string">
            <text:p>sunssf</text:p>
          </table:table-cell>
          <table:table-cell table:formula="of:=IF([.J16]=&quot;uint16&quot;;&quot;uint16_t&quot;;[.J16])" office:value-type="string" office:string-value="sunssf" calcext:value-type="string">
            <text:p>sunssf</text:p>
          </table:table-cell>
          <table:table-cell table:formula="of:=IF([.K16]=&quot;sunssf&quot;;&quot;int16_t&quot;;[.K16])" office:value-type="string" office:string-value="int16_t" calcext:value-type="string">
            <text:p>int16_t</text:p>
          </table:table-cell>
          <table:table-cell table:formula="of:=IF([.L16]=&quot;enum16&quot;;&quot;uint16_t&quot;;[.L16])" office:value-type="string" office:string-value="int16_t" calcext:value-type="string">
            <text:p>int16_t</text:p>
          </table:table-cell>
          <table:table-cell table:formula="of:=IF([.M16]=&quot;bitfield16&quot;;&quot;uint16_t&quot;;[.M16])" office:value-type="string" office:string-value="int16_t" calcext:value-type="string">
            <text:p>int16_t</text:p>
          </table:table-cell>
          <table:table-cell table:formula="of:=IF([.N16]=&quot;bitfield32&quot;;&quot;uint32_t&quot;;[.N16])" office:value-type="string" office:string-value="int16_t" calcext:value-type="string">
            <text:p>int16_t</text:p>
          </table:table-cell>
          <table:table-cell table:style-name="ce10" table:formula="of:=IF([.O16]=&quot;acc32&quot;;&quot;uint32_t&quot;;[.O16])" office:value-type="string" office:string-value="int16_t" calcext:value-type="string">
            <text:p>int16_t</text:p>
          </table:table-cell>
          <table:table-cell table:style-name="ce10" table:formula="of:=IF([.P16]=&quot;acc64&quot;;&quot;uint64_t&quot;;[.P16])" office:value-type="string" office:string-value="int16_t" calcext:value-type="string">
            <text:p>int16_t</text:p>
          </table:table-cell>
          <table:table-cell/>
          <table:table-cell table:style-name="ce11" table:formula="of:=IF([.H16]=&quot;string&quot;;&quot;char &quot;&amp;[.F16]&amp;&quot;[&quot;&amp;[.C16]*2&amp;&quot;]&quot;;[.Q16]&amp;&quot; &quot;&amp;[.F16])&amp;&quot;;&quot;" office:value-type="string" office:string-value="int16_t W_SF;" calcext:value-type="string">
            <text:p>int16_t W_SF;</text:p>
          </table:table-cell>
        </table:table-row>
        <table:table-row table:style-name="ro1">
          <table:table-cell table:number-columns-repeated="2" table:style-name="ce1" office:value-type="float" office:value="17" calcext:value-type="float">
            <text:p>17</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Hz</text:p>
          </table:table-cell>
          <table:table-cell table:style-name="ce3" office:value-type="string" calcext:value-type="string">
            <text:p>Line Frequency</text:p>
          </table:table-cell>
          <table:table-cell table:style-name="ce1" office:value-type="string" calcext:value-type="string">
            <text:p>uint16</text:p>
          </table:table-cell>
          <table:table-cell/>
          <table:table-cell table:formula="of:=IF([.H17]=&quot;int16&quot;;&quot;int16_t&quot;;[.H17])" office:value-type="string" office:string-value="uint16" calcext:value-type="string">
            <text:p>uint16</text:p>
          </table:table-cell>
          <table:table-cell table:formula="of:=IF([.J17]=&quot;uint16&quot;;&quot;uint16_t&quot;;[.J17])" office:value-type="string" office:string-value="uint16_t" calcext:value-type="string">
            <text:p>uint16_t</text:p>
          </table:table-cell>
          <table:table-cell table:formula="of:=IF([.K17]=&quot;sunssf&quot;;&quot;int16_t&quot;;[.K17])" office:value-type="string" office:string-value="uint16_t" calcext:value-type="string">
            <text:p>uint16_t</text:p>
          </table:table-cell>
          <table:table-cell table:formula="of:=IF([.L17]=&quot;enum16&quot;;&quot;uint16_t&quot;;[.L17])" office:value-type="string" office:string-value="uint16_t" calcext:value-type="string">
            <text:p>uint16_t</text:p>
          </table:table-cell>
          <table:table-cell table:formula="of:=IF([.M17]=&quot;bitfield16&quot;;&quot;uint16_t&quot;;[.M17])" office:value-type="string" office:string-value="uint16_t" calcext:value-type="string">
            <text:p>uint16_t</text:p>
          </table:table-cell>
          <table:table-cell table:formula="of:=IF([.N17]=&quot;bitfield32&quot;;&quot;uint32_t&quot;;[.N17])" office:value-type="string" office:string-value="uint16_t" calcext:value-type="string">
            <text:p>uint16_t</text:p>
          </table:table-cell>
          <table:table-cell table:style-name="ce10" table:formula="of:=IF([.O17]=&quot;acc32&quot;;&quot;uint32_t&quot;;[.O17])" office:value-type="string" office:string-value="uint16_t" calcext:value-type="string">
            <text:p>uint16_t</text:p>
          </table:table-cell>
          <table:table-cell table:style-name="ce10" table:formula="of:=IF([.P17]=&quot;acc64&quot;;&quot;uint64_t&quot;;[.P17])" office:value-type="string" office:string-value="uint16_t" calcext:value-type="string">
            <text:p>uint16_t</text:p>
          </table:table-cell>
          <table:table-cell/>
          <table:table-cell table:style-name="ce11" table:formula="of:=IF([.H17]=&quot;string&quot;;&quot;char &quot;&amp;[.F17]&amp;&quot;[&quot;&amp;[.C17]*2&amp;&quot;]&quot;;[.Q17]&amp;&quot; &quot;&amp;[.F17])&amp;&quot;;&quot;" office:value-type="string" office:string-value="uint16_t Hz;" calcext:value-type="string">
            <text:p>uint16_t Hz;</text:p>
          </table:table-cell>
        </table:table-row>
        <table:table-row table:style-name="ro1">
          <table:table-cell table:number-columns-repeated="2" table:style-name="ce1" office:value-type="float" office:value="18" calcext:value-type="float">
            <text:p>18</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Hz_SF</text:p>
          </table:table-cell>
          <table:table-cell table:style-name="ce3"/>
          <table:table-cell table:style-name="ce1" office:value-type="string" calcext:value-type="string">
            <text:p>sunssf</text:p>
          </table:table-cell>
          <table:table-cell/>
          <table:table-cell table:formula="of:=IF([.H18]=&quot;int16&quot;;&quot;int16_t&quot;;[.H18])" office:value-type="string" office:string-value="sunssf" calcext:value-type="string">
            <text:p>sunssf</text:p>
          </table:table-cell>
          <table:table-cell table:formula="of:=IF([.J18]=&quot;uint16&quot;;&quot;uint16_t&quot;;[.J18])" office:value-type="string" office:string-value="sunssf" calcext:value-type="string">
            <text:p>sunssf</text:p>
          </table:table-cell>
          <table:table-cell table:formula="of:=IF([.K18]=&quot;sunssf&quot;;&quot;int16_t&quot;;[.K18])" office:value-type="string" office:string-value="int16_t" calcext:value-type="string">
            <text:p>int16_t</text:p>
          </table:table-cell>
          <table:table-cell table:formula="of:=IF([.L18]=&quot;enum16&quot;;&quot;uint16_t&quot;;[.L18])" office:value-type="string" office:string-value="int16_t" calcext:value-type="string">
            <text:p>int16_t</text:p>
          </table:table-cell>
          <table:table-cell table:formula="of:=IF([.M18]=&quot;bitfield16&quot;;&quot;uint16_t&quot;;[.M18])" office:value-type="string" office:string-value="int16_t" calcext:value-type="string">
            <text:p>int16_t</text:p>
          </table:table-cell>
          <table:table-cell table:formula="of:=IF([.N18]=&quot;bitfield32&quot;;&quot;uint32_t&quot;;[.N18])" office:value-type="string" office:string-value="int16_t" calcext:value-type="string">
            <text:p>int16_t</text:p>
          </table:table-cell>
          <table:table-cell table:style-name="ce10" table:formula="of:=IF([.O18]=&quot;acc32&quot;;&quot;uint32_t&quot;;[.O18])" office:value-type="string" office:string-value="int16_t" calcext:value-type="string">
            <text:p>int16_t</text:p>
          </table:table-cell>
          <table:table-cell table:style-name="ce10" table:formula="of:=IF([.P18]=&quot;acc64&quot;;&quot;uint64_t&quot;;[.P18])" office:value-type="string" office:string-value="int16_t" calcext:value-type="string">
            <text:p>int16_t</text:p>
          </table:table-cell>
          <table:table-cell/>
          <table:table-cell table:style-name="ce11" table:formula="of:=IF([.H18]=&quot;string&quot;;&quot;char &quot;&amp;[.F18]&amp;&quot;[&quot;&amp;[.C18]*2&amp;&quot;]&quot;;[.Q18]&amp;&quot; &quot;&amp;[.F18])&amp;&quot;;&quot;" office:value-type="string" office:string-value="int16_t Hz_SF;" calcext:value-type="string">
            <text:p>int16_t Hz_SF;</text:p>
          </table:table-cell>
        </table:table-row>
        <table:table-row table:style-name="ro3">
          <table:table-cell table:number-columns-repeated="2" table:style-name="ce1" office:value-type="float" office:value="19" calcext:value-type="float">
            <text:p>19</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VA</text:p>
          </table:table-cell>
          <table:table-cell table:style-name="ce3" office:value-type="string" calcext:value-type="string">
            <text:p>AC Apparent Power</text:p>
          </table:table-cell>
          <table:table-cell table:style-name="ce1" office:value-type="string" calcext:value-type="string">
            <text:p>int16</text:p>
          </table:table-cell>
          <table:table-cell/>
          <table:table-cell table:formula="of:=IF([.H19]=&quot;int16&quot;;&quot;int16_t&quot;;[.H19])" office:value-type="string" office:string-value="int16_t" calcext:value-type="string">
            <text:p>int16_t</text:p>
          </table:table-cell>
          <table:table-cell table:formula="of:=IF([.J19]=&quot;uint16&quot;;&quot;uint16_t&quot;;[.J19])" office:value-type="string" office:string-value="int16_t" calcext:value-type="string">
            <text:p>int16_t</text:p>
          </table:table-cell>
          <table:table-cell table:formula="of:=IF([.K19]=&quot;sunssf&quot;;&quot;int16_t&quot;;[.K19])" office:value-type="string" office:string-value="int16_t" calcext:value-type="string">
            <text:p>int16_t</text:p>
          </table:table-cell>
          <table:table-cell table:formula="of:=IF([.L19]=&quot;enum16&quot;;&quot;uint16_t&quot;;[.L19])" office:value-type="string" office:string-value="int16_t" calcext:value-type="string">
            <text:p>int16_t</text:p>
          </table:table-cell>
          <table:table-cell table:formula="of:=IF([.M19]=&quot;bitfield16&quot;;&quot;uint16_t&quot;;[.M19])" office:value-type="string" office:string-value="int16_t" calcext:value-type="string">
            <text:p>int16_t</text:p>
          </table:table-cell>
          <table:table-cell table:formula="of:=IF([.N19]=&quot;bitfield32&quot;;&quot;uint32_t&quot;;[.N19])" office:value-type="string" office:string-value="int16_t" calcext:value-type="string">
            <text:p>int16_t</text:p>
          </table:table-cell>
          <table:table-cell table:style-name="ce10" table:formula="of:=IF([.O19]=&quot;acc32&quot;;&quot;uint32_t&quot;;[.O19])" office:value-type="string" office:string-value="int16_t" calcext:value-type="string">
            <text:p>int16_t</text:p>
          </table:table-cell>
          <table:table-cell table:style-name="ce10" table:formula="of:=IF([.P19]=&quot;acc64&quot;;&quot;uint64_t&quot;;[.P19])" office:value-type="string" office:string-value="int16_t" calcext:value-type="string">
            <text:p>int16_t</text:p>
          </table:table-cell>
          <table:table-cell/>
          <table:table-cell table:style-name="ce11" table:formula="of:=IF([.H19]=&quot;string&quot;;&quot;char &quot;&amp;[.F19]&amp;&quot;[&quot;&amp;[.C19]*2&amp;&quot;]&quot;;[.Q19]&amp;&quot; &quot;&amp;[.F19])&amp;&quot;;&quot;" office:value-type="string" office:string-value="int16_t VA;" calcext:value-type="string">
            <text:p>int16_t VA;</text:p>
          </table:table-cell>
        </table:table-row>
        <table:table-row table:style-name="ro1">
          <table:table-cell table:number-columns-repeated="2" table:style-name="ce1" office:value-type="float" office:value="20" calcext:value-type="float">
            <text:p>20</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VA_SF</text:p>
          </table:table-cell>
          <table:table-cell table:style-name="ce3"/>
          <table:table-cell table:style-name="ce1" office:value-type="string" calcext:value-type="string">
            <text:p>sunssf</text:p>
          </table:table-cell>
          <table:table-cell/>
          <table:table-cell table:formula="of:=IF([.H20]=&quot;int16&quot;;&quot;int16_t&quot;;[.H20])" office:value-type="string" office:string-value="sunssf" calcext:value-type="string">
            <text:p>sunssf</text:p>
          </table:table-cell>
          <table:table-cell table:formula="of:=IF([.J20]=&quot;uint16&quot;;&quot;uint16_t&quot;;[.J20])" office:value-type="string" office:string-value="sunssf" calcext:value-type="string">
            <text:p>sunssf</text:p>
          </table:table-cell>
          <table:table-cell table:formula="of:=IF([.K20]=&quot;sunssf&quot;;&quot;int16_t&quot;;[.K20])" office:value-type="string" office:string-value="int16_t" calcext:value-type="string">
            <text:p>int16_t</text:p>
          </table:table-cell>
          <table:table-cell table:formula="of:=IF([.L20]=&quot;enum16&quot;;&quot;uint16_t&quot;;[.L20])" office:value-type="string" office:string-value="int16_t" calcext:value-type="string">
            <text:p>int16_t</text:p>
          </table:table-cell>
          <table:table-cell table:formula="of:=IF([.M20]=&quot;bitfield16&quot;;&quot;uint16_t&quot;;[.M20])" office:value-type="string" office:string-value="int16_t" calcext:value-type="string">
            <text:p>int16_t</text:p>
          </table:table-cell>
          <table:table-cell table:formula="of:=IF([.N20]=&quot;bitfield32&quot;;&quot;uint32_t&quot;;[.N20])" office:value-type="string" office:string-value="int16_t" calcext:value-type="string">
            <text:p>int16_t</text:p>
          </table:table-cell>
          <table:table-cell table:style-name="ce10" table:formula="of:=IF([.O20]=&quot;acc32&quot;;&quot;uint32_t&quot;;[.O20])" office:value-type="string" office:string-value="int16_t" calcext:value-type="string">
            <text:p>int16_t</text:p>
          </table:table-cell>
          <table:table-cell table:style-name="ce10" table:formula="of:=IF([.P20]=&quot;acc64&quot;;&quot;uint64_t&quot;;[.P20])" office:value-type="string" office:string-value="int16_t" calcext:value-type="string">
            <text:p>int16_t</text:p>
          </table:table-cell>
          <table:table-cell/>
          <table:table-cell table:style-name="ce11" table:formula="of:=IF([.H20]=&quot;string&quot;;&quot;char &quot;&amp;[.F20]&amp;&quot;[&quot;&amp;[.C20]*2&amp;&quot;]&quot;;[.Q20]&amp;&quot; &quot;&amp;[.F20])&amp;&quot;;&quot;" office:value-type="string" office:string-value="int16_t VA_SF;" calcext:value-type="string">
            <text:p>int16_t VA_SF;</text:p>
          </table:table-cell>
        </table:table-row>
        <table:table-row table:style-name="ro3">
          <table:table-cell table:number-columns-repeated="2" table:style-name="ce1" office:value-type="float" office:value="21" calcext:value-type="float">
            <text:p>21</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VAr</text:p>
          </table:table-cell>
          <table:table-cell table:style-name="ce3" office:value-type="string" calcext:value-type="string">
            <text:p>AC Reactive Power</text:p>
          </table:table-cell>
          <table:table-cell table:style-name="ce1" office:value-type="string" calcext:value-type="string">
            <text:p>int16</text:p>
          </table:table-cell>
          <table:table-cell/>
          <table:table-cell table:formula="of:=IF([.H21]=&quot;int16&quot;;&quot;int16_t&quot;;[.H21])" office:value-type="string" office:string-value="int16_t" calcext:value-type="string">
            <text:p>int16_t</text:p>
          </table:table-cell>
          <table:table-cell table:formula="of:=IF([.J21]=&quot;uint16&quot;;&quot;uint16_t&quot;;[.J21])" office:value-type="string" office:string-value="int16_t" calcext:value-type="string">
            <text:p>int16_t</text:p>
          </table:table-cell>
          <table:table-cell table:formula="of:=IF([.K21]=&quot;sunssf&quot;;&quot;int16_t&quot;;[.K21])" office:value-type="string" office:string-value="int16_t" calcext:value-type="string">
            <text:p>int16_t</text:p>
          </table:table-cell>
          <table:table-cell table:formula="of:=IF([.L21]=&quot;enum16&quot;;&quot;uint16_t&quot;;[.L21])" office:value-type="string" office:string-value="int16_t" calcext:value-type="string">
            <text:p>int16_t</text:p>
          </table:table-cell>
          <table:table-cell table:formula="of:=IF([.M21]=&quot;bitfield16&quot;;&quot;uint16_t&quot;;[.M21])" office:value-type="string" office:string-value="int16_t" calcext:value-type="string">
            <text:p>int16_t</text:p>
          </table:table-cell>
          <table:table-cell table:formula="of:=IF([.N21]=&quot;bitfield32&quot;;&quot;uint32_t&quot;;[.N21])" office:value-type="string" office:string-value="int16_t" calcext:value-type="string">
            <text:p>int16_t</text:p>
          </table:table-cell>
          <table:table-cell table:style-name="ce10" table:formula="of:=IF([.O21]=&quot;acc32&quot;;&quot;uint32_t&quot;;[.O21])" office:value-type="string" office:string-value="int16_t" calcext:value-type="string">
            <text:p>int16_t</text:p>
          </table:table-cell>
          <table:table-cell table:style-name="ce10" table:formula="of:=IF([.P21]=&quot;acc64&quot;;&quot;uint64_t&quot;;[.P21])" office:value-type="string" office:string-value="int16_t" calcext:value-type="string">
            <text:p>int16_t</text:p>
          </table:table-cell>
          <table:table-cell/>
          <table:table-cell table:style-name="ce11" table:formula="of:=IF([.H21]=&quot;string&quot;;&quot;char &quot;&amp;[.F21]&amp;&quot;[&quot;&amp;[.C21]*2&amp;&quot;]&quot;;[.Q21]&amp;&quot; &quot;&amp;[.F21])&amp;&quot;;&quot;" office:value-type="string" office:string-value="int16_t VAr;" calcext:value-type="string">
            <text:p>int16_t VAr;</text:p>
          </table:table-cell>
        </table:table-row>
        <table:table-row table:style-name="ro1">
          <table:table-cell table:number-columns-repeated="2" table:style-name="ce1" office:value-type="float" office:value="22" calcext:value-type="float">
            <text:p>22</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VAr_SF</text:p>
          </table:table-cell>
          <table:table-cell table:style-name="ce3"/>
          <table:table-cell table:style-name="ce1" office:value-type="string" calcext:value-type="string">
            <text:p>sunssf</text:p>
          </table:table-cell>
          <table:table-cell/>
          <table:table-cell table:formula="of:=IF([.H22]=&quot;int16&quot;;&quot;int16_t&quot;;[.H22])" office:value-type="string" office:string-value="sunssf" calcext:value-type="string">
            <text:p>sunssf</text:p>
          </table:table-cell>
          <table:table-cell table:formula="of:=IF([.J22]=&quot;uint16&quot;;&quot;uint16_t&quot;;[.J22])" office:value-type="string" office:string-value="sunssf" calcext:value-type="string">
            <text:p>sunssf</text:p>
          </table:table-cell>
          <table:table-cell table:formula="of:=IF([.K22]=&quot;sunssf&quot;;&quot;int16_t&quot;;[.K22])" office:value-type="string" office:string-value="int16_t" calcext:value-type="string">
            <text:p>int16_t</text:p>
          </table:table-cell>
          <table:table-cell table:formula="of:=IF([.L22]=&quot;enum16&quot;;&quot;uint16_t&quot;;[.L22])" office:value-type="string" office:string-value="int16_t" calcext:value-type="string">
            <text:p>int16_t</text:p>
          </table:table-cell>
          <table:table-cell table:formula="of:=IF([.M22]=&quot;bitfield16&quot;;&quot;uint16_t&quot;;[.M22])" office:value-type="string" office:string-value="int16_t" calcext:value-type="string">
            <text:p>int16_t</text:p>
          </table:table-cell>
          <table:table-cell table:formula="of:=IF([.N22]=&quot;bitfield32&quot;;&quot;uint32_t&quot;;[.N22])" office:value-type="string" office:string-value="int16_t" calcext:value-type="string">
            <text:p>int16_t</text:p>
          </table:table-cell>
          <table:table-cell table:style-name="ce10" table:formula="of:=IF([.O22]=&quot;acc32&quot;;&quot;uint32_t&quot;;[.O22])" office:value-type="string" office:string-value="int16_t" calcext:value-type="string">
            <text:p>int16_t</text:p>
          </table:table-cell>
          <table:table-cell table:style-name="ce10" table:formula="of:=IF([.P22]=&quot;acc64&quot;;&quot;uint64_t&quot;;[.P22])" office:value-type="string" office:string-value="int16_t" calcext:value-type="string">
            <text:p>int16_t</text:p>
          </table:table-cell>
          <table:table-cell/>
          <table:table-cell table:style-name="ce11" table:formula="of:=IF([.H22]=&quot;string&quot;;&quot;char &quot;&amp;[.F22]&amp;&quot;[&quot;&amp;[.C22]*2&amp;&quot;]&quot;;[.Q22]&amp;&quot; &quot;&amp;[.F22])&amp;&quot;;&quot;" office:value-type="string" office:string-value="int16_t VAr_SF;" calcext:value-type="string">
            <text:p>int16_t VAr_SF;</text:p>
          </table:table-cell>
        </table:table-row>
        <table:table-row table:style-name="ro1">
          <table:table-cell table:number-columns-repeated="2" table:style-name="ce1" office:value-type="float" office:value="23" calcext:value-type="float">
            <text:p>23</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PF</text:p>
          </table:table-cell>
          <table:table-cell table:style-name="ce3" office:value-type="string" calcext:value-type="string">
            <text:p>AC Power Factor</text:p>
          </table:table-cell>
          <table:table-cell table:style-name="ce1" office:value-type="string" calcext:value-type="string">
            <text:p>int16</text:p>
          </table:table-cell>
          <table:table-cell/>
          <table:table-cell table:formula="of:=IF([.H23]=&quot;int16&quot;;&quot;int16_t&quot;;[.H23])" office:value-type="string" office:string-value="int16_t" calcext:value-type="string">
            <text:p>int16_t</text:p>
          </table:table-cell>
          <table:table-cell table:formula="of:=IF([.J23]=&quot;uint16&quot;;&quot;uint16_t&quot;;[.J23])" office:value-type="string" office:string-value="int16_t" calcext:value-type="string">
            <text:p>int16_t</text:p>
          </table:table-cell>
          <table:table-cell table:formula="of:=IF([.K23]=&quot;sunssf&quot;;&quot;int16_t&quot;;[.K23])" office:value-type="string" office:string-value="int16_t" calcext:value-type="string">
            <text:p>int16_t</text:p>
          </table:table-cell>
          <table:table-cell table:formula="of:=IF([.L23]=&quot;enum16&quot;;&quot;uint16_t&quot;;[.L23])" office:value-type="string" office:string-value="int16_t" calcext:value-type="string">
            <text:p>int16_t</text:p>
          </table:table-cell>
          <table:table-cell table:formula="of:=IF([.M23]=&quot;bitfield16&quot;;&quot;uint16_t&quot;;[.M23])" office:value-type="string" office:string-value="int16_t" calcext:value-type="string">
            <text:p>int16_t</text:p>
          </table:table-cell>
          <table:table-cell table:formula="of:=IF([.N23]=&quot;bitfield32&quot;;&quot;uint32_t&quot;;[.N23])" office:value-type="string" office:string-value="int16_t" calcext:value-type="string">
            <text:p>int16_t</text:p>
          </table:table-cell>
          <table:table-cell table:style-name="ce10" table:formula="of:=IF([.O23]=&quot;acc32&quot;;&quot;uint32_t&quot;;[.O23])" office:value-type="string" office:string-value="int16_t" calcext:value-type="string">
            <text:p>int16_t</text:p>
          </table:table-cell>
          <table:table-cell table:style-name="ce10" table:formula="of:=IF([.P23]=&quot;acc64&quot;;&quot;uint64_t&quot;;[.P23])" office:value-type="string" office:string-value="int16_t" calcext:value-type="string">
            <text:p>int16_t</text:p>
          </table:table-cell>
          <table:table-cell/>
          <table:table-cell table:style-name="ce11" table:formula="of:=IF([.H23]=&quot;string&quot;;&quot;char &quot;&amp;[.F23]&amp;&quot;[&quot;&amp;[.C23]*2&amp;&quot;]&quot;;[.Q23]&amp;&quot; &quot;&amp;[.F23])&amp;&quot;;&quot;" office:value-type="string" office:string-value="int16_t PF;" calcext:value-type="string">
            <text:p>int16_t PF;</text:p>
          </table:table-cell>
        </table:table-row>
        <table:table-row table:style-name="ro1">
          <table:table-cell table:number-columns-repeated="2" table:style-name="ce1" office:value-type="float" office:value="24" calcext:value-type="float">
            <text:p>24</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PF_SF</text:p>
          </table:table-cell>
          <table:table-cell table:style-name="ce3"/>
          <table:table-cell table:style-name="ce1" office:value-type="string" calcext:value-type="string">
            <text:p>sunssf</text:p>
          </table:table-cell>
          <table:table-cell/>
          <table:table-cell table:formula="of:=IF([.H24]=&quot;int16&quot;;&quot;int16_t&quot;;[.H24])" office:value-type="string" office:string-value="sunssf" calcext:value-type="string">
            <text:p>sunssf</text:p>
          </table:table-cell>
          <table:table-cell table:formula="of:=IF([.J24]=&quot;uint16&quot;;&quot;uint16_t&quot;;[.J24])" office:value-type="string" office:string-value="sunssf" calcext:value-type="string">
            <text:p>sunssf</text:p>
          </table:table-cell>
          <table:table-cell table:formula="of:=IF([.K24]=&quot;sunssf&quot;;&quot;int16_t&quot;;[.K24])" office:value-type="string" office:string-value="int16_t" calcext:value-type="string">
            <text:p>int16_t</text:p>
          </table:table-cell>
          <table:table-cell table:formula="of:=IF([.L24]=&quot;enum16&quot;;&quot;uint16_t&quot;;[.L24])" office:value-type="string" office:string-value="int16_t" calcext:value-type="string">
            <text:p>int16_t</text:p>
          </table:table-cell>
          <table:table-cell table:formula="of:=IF([.M24]=&quot;bitfield16&quot;;&quot;uint16_t&quot;;[.M24])" office:value-type="string" office:string-value="int16_t" calcext:value-type="string">
            <text:p>int16_t</text:p>
          </table:table-cell>
          <table:table-cell table:formula="of:=IF([.N24]=&quot;bitfield32&quot;;&quot;uint32_t&quot;;[.N24])" office:value-type="string" office:string-value="int16_t" calcext:value-type="string">
            <text:p>int16_t</text:p>
          </table:table-cell>
          <table:table-cell table:style-name="ce10" table:formula="of:=IF([.O24]=&quot;acc32&quot;;&quot;uint32_t&quot;;[.O24])" office:value-type="string" office:string-value="int16_t" calcext:value-type="string">
            <text:p>int16_t</text:p>
          </table:table-cell>
          <table:table-cell table:style-name="ce10" table:formula="of:=IF([.P24]=&quot;acc64&quot;;&quot;uint64_t&quot;;[.P24])" office:value-type="string" office:string-value="int16_t" calcext:value-type="string">
            <text:p>int16_t</text:p>
          </table:table-cell>
          <table:table-cell/>
          <table:table-cell table:style-name="ce11" table:formula="of:=IF([.H24]=&quot;string&quot;;&quot;char &quot;&amp;[.F24]&amp;&quot;[&quot;&amp;[.C24]*2&amp;&quot;]&quot;;[.Q24]&amp;&quot; &quot;&amp;[.F24])&amp;&quot;;&quot;" office:value-type="string" office:string-value="int16_t PF_SF;" calcext:value-type="string">
            <text:p>int16_t PF_SF;</text:p>
          </table:table-cell>
        </table:table-row>
        <table:table-row table:style-name="ro1">
          <table:table-cell table:style-name="ce1" office:value-type="float" office:value="25" calcext:value-type="float">
            <text:p>25</text:p>
          </table:table-cell>
          <table:table-cell table:style-name="ce1" office:value-type="float" office:value="26" calcext:value-type="float">
            <text:p>26</text:p>
          </table:table-cell>
          <table:table-cell table:style-name="ce1" office:value-type="float" office:value="2" calcext:value-type="float">
            <text:p>2</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WH</text:p>
          </table:table-cell>
          <table:table-cell table:style-name="ce3" office:value-type="string" calcext:value-type="string">
            <text:p>AC Energy</text:p>
          </table:table-cell>
          <table:table-cell table:style-name="ce1" office:value-type="string" calcext:value-type="string">
            <text:p>acc32</text:p>
          </table:table-cell>
          <table:table-cell/>
          <table:table-cell table:formula="of:=IF([.H25]=&quot;int16&quot;;&quot;int16_t&quot;;[.H25])" office:value-type="string" office:string-value="acc32" calcext:value-type="string">
            <text:p>acc32</text:p>
          </table:table-cell>
          <table:table-cell table:formula="of:=IF([.J25]=&quot;uint16&quot;;&quot;uint16_t&quot;;[.J25])" office:value-type="string" office:string-value="acc32" calcext:value-type="string">
            <text:p>acc32</text:p>
          </table:table-cell>
          <table:table-cell table:formula="of:=IF([.K25]=&quot;sunssf&quot;;&quot;int16_t&quot;;[.K25])" office:value-type="string" office:string-value="acc32" calcext:value-type="string">
            <text:p>acc32</text:p>
          </table:table-cell>
          <table:table-cell table:formula="of:=IF([.L25]=&quot;enum16&quot;;&quot;uint16_t&quot;;[.L25])" office:value-type="string" office:string-value="acc32" calcext:value-type="string">
            <text:p>acc32</text:p>
          </table:table-cell>
          <table:table-cell table:formula="of:=IF([.M25]=&quot;bitfield16&quot;;&quot;uint16_t&quot;;[.M25])" office:value-type="string" office:string-value="acc32" calcext:value-type="string">
            <text:p>acc32</text:p>
          </table:table-cell>
          <table:table-cell table:formula="of:=IF([.N25]=&quot;bitfield32&quot;;&quot;uint32_t&quot;;[.N25])" office:value-type="string" office:string-value="acc32" calcext:value-type="string">
            <text:p>acc32</text:p>
          </table:table-cell>
          <table:table-cell table:style-name="ce10" table:formula="of:=IF([.O25]=&quot;acc32&quot;;&quot;uint32_t&quot;;[.O25])" office:value-type="string" office:string-value="uint32_t" calcext:value-type="string">
            <text:p>uint32_t</text:p>
          </table:table-cell>
          <table:table-cell table:style-name="ce10" table:formula="of:=IF([.P25]=&quot;acc64&quot;;&quot;uint64_t&quot;;[.P25])" office:value-type="string" office:string-value="uint32_t" calcext:value-type="string">
            <text:p>uint32_t</text:p>
          </table:table-cell>
          <table:table-cell/>
          <table:table-cell table:style-name="ce11" table:formula="of:=IF([.H25]=&quot;string&quot;;&quot;char &quot;&amp;[.F25]&amp;&quot;[&quot;&amp;[.C25]*2&amp;&quot;]&quot;;[.Q25]&amp;&quot; &quot;&amp;[.F25])&amp;&quot;;&quot;" office:value-type="string" office:string-value="uint32_t WH;" calcext:value-type="string">
            <text:p>uint32_t WH;</text:p>
          </table:table-cell>
        </table:table-row>
        <table:table-row table:style-name="ro1">
          <table:table-cell table:number-columns-repeated="2" table:style-name="ce1" office:value-type="float" office:value="27" calcext:value-type="float">
            <text:p>27</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WH_SF</text:p>
          </table:table-cell>
          <table:table-cell table:style-name="ce3"/>
          <table:table-cell table:style-name="ce1" office:value-type="string" calcext:value-type="string">
            <text:p>sunssf</text:p>
          </table:table-cell>
          <table:table-cell/>
          <table:table-cell table:formula="of:=IF([.H26]=&quot;int16&quot;;&quot;int16_t&quot;;[.H26])" office:value-type="string" office:string-value="sunssf" calcext:value-type="string">
            <text:p>sunssf</text:p>
          </table:table-cell>
          <table:table-cell table:formula="of:=IF([.J26]=&quot;uint16&quot;;&quot;uint16_t&quot;;[.J26])" office:value-type="string" office:string-value="sunssf" calcext:value-type="string">
            <text:p>sunssf</text:p>
          </table:table-cell>
          <table:table-cell table:formula="of:=IF([.K26]=&quot;sunssf&quot;;&quot;int16_t&quot;;[.K26])" office:value-type="string" office:string-value="int16_t" calcext:value-type="string">
            <text:p>int16_t</text:p>
          </table:table-cell>
          <table:table-cell table:formula="of:=IF([.L26]=&quot;enum16&quot;;&quot;uint16_t&quot;;[.L26])" office:value-type="string" office:string-value="int16_t" calcext:value-type="string">
            <text:p>int16_t</text:p>
          </table:table-cell>
          <table:table-cell table:formula="of:=IF([.M26]=&quot;bitfield16&quot;;&quot;uint16_t&quot;;[.M26])" office:value-type="string" office:string-value="int16_t" calcext:value-type="string">
            <text:p>int16_t</text:p>
          </table:table-cell>
          <table:table-cell table:formula="of:=IF([.N26]=&quot;bitfield32&quot;;&quot;uint32_t&quot;;[.N26])" office:value-type="string" office:string-value="int16_t" calcext:value-type="string">
            <text:p>int16_t</text:p>
          </table:table-cell>
          <table:table-cell table:style-name="ce10" table:formula="of:=IF([.O26]=&quot;acc32&quot;;&quot;uint32_t&quot;;[.O26])" office:value-type="string" office:string-value="int16_t" calcext:value-type="string">
            <text:p>int16_t</text:p>
          </table:table-cell>
          <table:table-cell table:style-name="ce10" table:formula="of:=IF([.P26]=&quot;acc64&quot;;&quot;uint64_t&quot;;[.P26])" office:value-type="string" office:string-value="int16_t" calcext:value-type="string">
            <text:p>int16_t</text:p>
          </table:table-cell>
          <table:table-cell/>
          <table:table-cell table:style-name="ce11" table:formula="of:=IF([.H26]=&quot;string&quot;;&quot;char &quot;&amp;[.F26]&amp;&quot;[&quot;&amp;[.C26]*2&amp;&quot;]&quot;;[.Q26]&amp;&quot; &quot;&amp;[.F26])&amp;&quot;;&quot;" office:value-type="string" office:string-value="int16_t WH_SF;" calcext:value-type="string">
            <text:p>int16_t WH_SF;</text:p>
          </table:table-cell>
        </table:table-row>
        <table:table-row table:style-name="ro1">
          <table:table-cell table:number-columns-repeated="2" table:style-name="ce15" office:value-type="float" office:value="28" calcext:value-type="float">
            <text:p>28</text:p>
          </table:table-cell>
          <table:table-cell table:style-name="ce15" office:value-type="float" office:value="1" calcext:value-type="float">
            <text:p>1</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DCA</text:p>
          </table:table-cell>
          <table:table-cell table:style-name="ce16" office:value-type="string" calcext:value-type="string">
            <text:p>DC Current</text:p>
          </table:table-cell>
          <table:table-cell table:style-name="ce15" office:value-type="string" calcext:value-type="string">
            <text:p>uint16</text:p>
          </table:table-cell>
          <table:table-cell/>
          <table:table-cell table:formula="of:=IF([.H27]=&quot;int16&quot;;&quot;int16_t&quot;;[.H27])" office:value-type="string" office:string-value="uint16" calcext:value-type="string">
            <text:p>uint16</text:p>
          </table:table-cell>
          <table:table-cell table:formula="of:=IF([.J27]=&quot;uint16&quot;;&quot;uint16_t&quot;;[.J27])" office:value-type="string" office:string-value="uint16_t" calcext:value-type="string">
            <text:p>uint16_t</text:p>
          </table:table-cell>
          <table:table-cell table:formula="of:=IF([.K27]=&quot;sunssf&quot;;&quot;int16_t&quot;;[.K27])" office:value-type="string" office:string-value="uint16_t" calcext:value-type="string">
            <text:p>uint16_t</text:p>
          </table:table-cell>
          <table:table-cell table:formula="of:=IF([.L27]=&quot;enum16&quot;;&quot;uint16_t&quot;;[.L27])" office:value-type="string" office:string-value="uint16_t" calcext:value-type="string">
            <text:p>uint16_t</text:p>
          </table:table-cell>
          <table:table-cell table:formula="of:=IF([.M27]=&quot;bitfield16&quot;;&quot;uint16_t&quot;;[.M27])" office:value-type="string" office:string-value="uint16_t" calcext:value-type="string">
            <text:p>uint16_t</text:p>
          </table:table-cell>
          <table:table-cell table:formula="of:=IF([.N27]=&quot;bitfield32&quot;;&quot;uint32_t&quot;;[.N27])" office:value-type="string" office:string-value="uint16_t" calcext:value-type="string">
            <text:p>uint16_t</text:p>
          </table:table-cell>
          <table:table-cell table:style-name="ce10" table:formula="of:=IF([.O27]=&quot;acc32&quot;;&quot;uint32_t&quot;;[.O27])" office:value-type="string" office:string-value="uint16_t" calcext:value-type="string">
            <text:p>uint16_t</text:p>
          </table:table-cell>
          <table:table-cell table:style-name="ce10" table:formula="of:=IF([.P27]=&quot;acc64&quot;;&quot;uint64_t&quot;;[.P27])" office:value-type="string" office:string-value="uint16_t" calcext:value-type="string">
            <text:p>uint16_t</text:p>
          </table:table-cell>
          <table:table-cell/>
          <table:table-cell table:style-name="ce11" table:formula="of:=IF([.H27]=&quot;string&quot;;&quot;char &quot;&amp;[.F27]&amp;&quot;[&quot;&amp;[.C27]*2&amp;&quot;]&quot;;[.Q27]&amp;&quot; &quot;&amp;[.F27])&amp;&quot;;&quot;" office:value-type="string" office:string-value="uint16_t DCA;" calcext:value-type="string">
            <text:p>uint16_t DCA;</text:p>
          </table:table-cell>
        </table:table-row>
        <table:table-row table:style-name="ro1">
          <table:table-cell table:number-columns-repeated="2" table:style-name="ce15" office:value-type="float" office:value="29" calcext:value-type="float">
            <text:p>29</text:p>
          </table:table-cell>
          <table:table-cell table:style-name="ce15" office:value-type="float" office:value="1" calcext:value-type="float">
            <text:p>1</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DCA_SF</text:p>
          </table:table-cell>
          <table:table-cell table:style-name="ce16"/>
          <table:table-cell table:style-name="ce15" office:value-type="string" calcext:value-type="string">
            <text:p>sunssf</text:p>
          </table:table-cell>
          <table:table-cell/>
          <table:table-cell table:formula="of:=IF([.H28]=&quot;int16&quot;;&quot;int16_t&quot;;[.H28])" office:value-type="string" office:string-value="sunssf" calcext:value-type="string">
            <text:p>sunssf</text:p>
          </table:table-cell>
          <table:table-cell table:formula="of:=IF([.J28]=&quot;uint16&quot;;&quot;uint16_t&quot;;[.J28])" office:value-type="string" office:string-value="sunssf" calcext:value-type="string">
            <text:p>sunssf</text:p>
          </table:table-cell>
          <table:table-cell table:formula="of:=IF([.K28]=&quot;sunssf&quot;;&quot;int16_t&quot;;[.K28])" office:value-type="string" office:string-value="int16_t" calcext:value-type="string">
            <text:p>int16_t</text:p>
          </table:table-cell>
          <table:table-cell table:formula="of:=IF([.L28]=&quot;enum16&quot;;&quot;uint16_t&quot;;[.L28])" office:value-type="string" office:string-value="int16_t" calcext:value-type="string">
            <text:p>int16_t</text:p>
          </table:table-cell>
          <table:table-cell table:formula="of:=IF([.M28]=&quot;bitfield16&quot;;&quot;uint16_t&quot;;[.M28])" office:value-type="string" office:string-value="int16_t" calcext:value-type="string">
            <text:p>int16_t</text:p>
          </table:table-cell>
          <table:table-cell table:formula="of:=IF([.N28]=&quot;bitfield32&quot;;&quot;uint32_t&quot;;[.N28])" office:value-type="string" office:string-value="int16_t" calcext:value-type="string">
            <text:p>int16_t</text:p>
          </table:table-cell>
          <table:table-cell table:style-name="ce10" table:formula="of:=IF([.O28]=&quot;acc32&quot;;&quot;uint32_t&quot;;[.O28])" office:value-type="string" office:string-value="int16_t" calcext:value-type="string">
            <text:p>int16_t</text:p>
          </table:table-cell>
          <table:table-cell table:style-name="ce10" table:formula="of:=IF([.P28]=&quot;acc64&quot;;&quot;uint64_t&quot;;[.P28])" office:value-type="string" office:string-value="int16_t" calcext:value-type="string">
            <text:p>int16_t</text:p>
          </table:table-cell>
          <table:table-cell/>
          <table:table-cell table:style-name="ce11" table:formula="of:=IF([.H28]=&quot;string&quot;;&quot;char &quot;&amp;[.F28]&amp;&quot;[&quot;&amp;[.C28]*2&amp;&quot;]&quot;;[.Q28]&amp;&quot; &quot;&amp;[.F28])&amp;&quot;;&quot;" office:value-type="string" office:string-value="int16_t DCA_SF;" calcext:value-type="string">
            <text:p>int16_t DCA_SF;</text:p>
          </table:table-cell>
        </table:table-row>
        <table:table-row table:style-name="ro1">
          <table:table-cell table:number-columns-repeated="2" table:style-name="ce15" office:value-type="float" office:value="30" calcext:value-type="float">
            <text:p>30</text:p>
          </table:table-cell>
          <table:table-cell table:style-name="ce15" office:value-type="float" office:value="1" calcext:value-type="float">
            <text:p>1</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DCV</text:p>
          </table:table-cell>
          <table:table-cell table:style-name="ce16" office:value-type="string" calcext:value-type="string">
            <text:p>DC Voltage</text:p>
          </table:table-cell>
          <table:table-cell table:style-name="ce15" office:value-type="string" calcext:value-type="string">
            <text:p>uint16</text:p>
          </table:table-cell>
          <table:table-cell/>
          <table:table-cell table:formula="of:=IF([.H29]=&quot;int16&quot;;&quot;int16_t&quot;;[.H29])" office:value-type="string" office:string-value="uint16" calcext:value-type="string">
            <text:p>uint16</text:p>
          </table:table-cell>
          <table:table-cell table:formula="of:=IF([.J29]=&quot;uint16&quot;;&quot;uint16_t&quot;;[.J29])" office:value-type="string" office:string-value="uint16_t" calcext:value-type="string">
            <text:p>uint16_t</text:p>
          </table:table-cell>
          <table:table-cell table:formula="of:=IF([.K29]=&quot;sunssf&quot;;&quot;int16_t&quot;;[.K29])" office:value-type="string" office:string-value="uint16_t" calcext:value-type="string">
            <text:p>uint16_t</text:p>
          </table:table-cell>
          <table:table-cell table:formula="of:=IF([.L29]=&quot;enum16&quot;;&quot;uint16_t&quot;;[.L29])" office:value-type="string" office:string-value="uint16_t" calcext:value-type="string">
            <text:p>uint16_t</text:p>
          </table:table-cell>
          <table:table-cell table:formula="of:=IF([.M29]=&quot;bitfield16&quot;;&quot;uint16_t&quot;;[.M29])" office:value-type="string" office:string-value="uint16_t" calcext:value-type="string">
            <text:p>uint16_t</text:p>
          </table:table-cell>
          <table:table-cell table:formula="of:=IF([.N29]=&quot;bitfield32&quot;;&quot;uint32_t&quot;;[.N29])" office:value-type="string" office:string-value="uint16_t" calcext:value-type="string">
            <text:p>uint16_t</text:p>
          </table:table-cell>
          <table:table-cell table:style-name="ce10" table:formula="of:=IF([.O29]=&quot;acc32&quot;;&quot;uint32_t&quot;;[.O29])" office:value-type="string" office:string-value="uint16_t" calcext:value-type="string">
            <text:p>uint16_t</text:p>
          </table:table-cell>
          <table:table-cell table:style-name="ce10" table:formula="of:=IF([.P29]=&quot;acc64&quot;;&quot;uint64_t&quot;;[.P29])" office:value-type="string" office:string-value="uint16_t" calcext:value-type="string">
            <text:p>uint16_t</text:p>
          </table:table-cell>
          <table:table-cell/>
          <table:table-cell table:style-name="ce11" table:formula="of:=IF([.H29]=&quot;string&quot;;&quot;char &quot;&amp;[.F29]&amp;&quot;[&quot;&amp;[.C29]*2&amp;&quot;]&quot;;[.Q29]&amp;&quot; &quot;&amp;[.F29])&amp;&quot;;&quot;" office:value-type="string" office:string-value="uint16_t DCV;" calcext:value-type="string">
            <text:p>uint16_t DCV;</text:p>
          </table:table-cell>
        </table:table-row>
        <table:table-row table:style-name="ro1">
          <table:table-cell table:number-columns-repeated="2" table:style-name="ce15" office:value-type="float" office:value="31" calcext:value-type="float">
            <text:p>31</text:p>
          </table:table-cell>
          <table:table-cell table:style-name="ce15" office:value-type="float" office:value="1" calcext:value-type="float">
            <text:p>1</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DCV_SF</text:p>
          </table:table-cell>
          <table:table-cell table:style-name="ce16"/>
          <table:table-cell table:style-name="ce15" office:value-type="string" calcext:value-type="string">
            <text:p>sunssf</text:p>
          </table:table-cell>
          <table:table-cell/>
          <table:table-cell table:formula="of:=IF([.H30]=&quot;int16&quot;;&quot;int16_t&quot;;[.H30])" office:value-type="string" office:string-value="sunssf" calcext:value-type="string">
            <text:p>sunssf</text:p>
          </table:table-cell>
          <table:table-cell table:formula="of:=IF([.J30]=&quot;uint16&quot;;&quot;uint16_t&quot;;[.J30])" office:value-type="string" office:string-value="sunssf" calcext:value-type="string">
            <text:p>sunssf</text:p>
          </table:table-cell>
          <table:table-cell table:formula="of:=IF([.K30]=&quot;sunssf&quot;;&quot;int16_t&quot;;[.K30])" office:value-type="string" office:string-value="int16_t" calcext:value-type="string">
            <text:p>int16_t</text:p>
          </table:table-cell>
          <table:table-cell table:formula="of:=IF([.L30]=&quot;enum16&quot;;&quot;uint16_t&quot;;[.L30])" office:value-type="string" office:string-value="int16_t" calcext:value-type="string">
            <text:p>int16_t</text:p>
          </table:table-cell>
          <table:table-cell table:formula="of:=IF([.M30]=&quot;bitfield16&quot;;&quot;uint16_t&quot;;[.M30])" office:value-type="string" office:string-value="int16_t" calcext:value-type="string">
            <text:p>int16_t</text:p>
          </table:table-cell>
          <table:table-cell table:formula="of:=IF([.N30]=&quot;bitfield32&quot;;&quot;uint32_t&quot;;[.N30])" office:value-type="string" office:string-value="int16_t" calcext:value-type="string">
            <text:p>int16_t</text:p>
          </table:table-cell>
          <table:table-cell table:style-name="ce10" table:formula="of:=IF([.O30]=&quot;acc32&quot;;&quot;uint32_t&quot;;[.O30])" office:value-type="string" office:string-value="int16_t" calcext:value-type="string">
            <text:p>int16_t</text:p>
          </table:table-cell>
          <table:table-cell table:style-name="ce10" table:formula="of:=IF([.P30]=&quot;acc64&quot;;&quot;uint64_t&quot;;[.P30])" office:value-type="string" office:string-value="int16_t" calcext:value-type="string">
            <text:p>int16_t</text:p>
          </table:table-cell>
          <table:table-cell/>
          <table:table-cell table:style-name="ce11" table:formula="of:=IF([.H30]=&quot;string&quot;;&quot;char &quot;&amp;[.F30]&amp;&quot;[&quot;&amp;[.C30]*2&amp;&quot;]&quot;;[.Q30]&amp;&quot; &quot;&amp;[.F30])&amp;&quot;;&quot;" office:value-type="string" office:string-value="int16_t DCV_SF;" calcext:value-type="string">
            <text:p>int16_t DCV_SF;</text:p>
          </table:table-cell>
        </table:table-row>
        <table:table-row table:style-name="ro1">
          <table:table-cell table:number-columns-repeated="2" table:style-name="ce1" office:value-type="float" office:value="32" calcext:value-type="float">
            <text:p>32</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DCW</text:p>
          </table:table-cell>
          <table:table-cell table:style-name="ce3" office:value-type="string" calcext:value-type="string">
            <text:p>DC Power</text:p>
          </table:table-cell>
          <table:table-cell table:style-name="ce1" office:value-type="string" calcext:value-type="string">
            <text:p>int16</text:p>
          </table:table-cell>
          <table:table-cell/>
          <table:table-cell table:formula="of:=IF([.H31]=&quot;int16&quot;;&quot;int16_t&quot;;[.H31])" office:value-type="string" office:string-value="int16_t" calcext:value-type="string">
            <text:p>int16_t</text:p>
          </table:table-cell>
          <table:table-cell table:formula="of:=IF([.J31]=&quot;uint16&quot;;&quot;uint16_t&quot;;[.J31])" office:value-type="string" office:string-value="int16_t" calcext:value-type="string">
            <text:p>int16_t</text:p>
          </table:table-cell>
          <table:table-cell table:formula="of:=IF([.K31]=&quot;sunssf&quot;;&quot;int16_t&quot;;[.K31])" office:value-type="string" office:string-value="int16_t" calcext:value-type="string">
            <text:p>int16_t</text:p>
          </table:table-cell>
          <table:table-cell table:formula="of:=IF([.L31]=&quot;enum16&quot;;&quot;uint16_t&quot;;[.L31])" office:value-type="string" office:string-value="int16_t" calcext:value-type="string">
            <text:p>int16_t</text:p>
          </table:table-cell>
          <table:table-cell table:formula="of:=IF([.M31]=&quot;bitfield16&quot;;&quot;uint16_t&quot;;[.M31])" office:value-type="string" office:string-value="int16_t" calcext:value-type="string">
            <text:p>int16_t</text:p>
          </table:table-cell>
          <table:table-cell table:formula="of:=IF([.N31]=&quot;bitfield32&quot;;&quot;uint32_t&quot;;[.N31])" office:value-type="string" office:string-value="int16_t" calcext:value-type="string">
            <text:p>int16_t</text:p>
          </table:table-cell>
          <table:table-cell table:style-name="ce10" table:formula="of:=IF([.O31]=&quot;acc32&quot;;&quot;uint32_t&quot;;[.O31])" office:value-type="string" office:string-value="int16_t" calcext:value-type="string">
            <text:p>int16_t</text:p>
          </table:table-cell>
          <table:table-cell table:style-name="ce10" table:formula="of:=IF([.P31]=&quot;acc64&quot;;&quot;uint64_t&quot;;[.P31])" office:value-type="string" office:string-value="int16_t" calcext:value-type="string">
            <text:p>int16_t</text:p>
          </table:table-cell>
          <table:table-cell/>
          <table:table-cell table:style-name="ce11" table:formula="of:=IF([.H31]=&quot;string&quot;;&quot;char &quot;&amp;[.F31]&amp;&quot;[&quot;&amp;[.C31]*2&amp;&quot;]&quot;;[.Q31]&amp;&quot; &quot;&amp;[.F31])&amp;&quot;;&quot;" office:value-type="string" office:string-value="int16_t DCW;" calcext:value-type="string">
            <text:p>int16_t DCW;</text:p>
          </table:table-cell>
        </table:table-row>
        <table:table-row table:style-name="ro1">
          <table:table-cell table:number-columns-repeated="2" table:style-name="ce1" office:value-type="float" office:value="33" calcext:value-type="float">
            <text:p>33</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DCW_SF</text:p>
          </table:table-cell>
          <table:table-cell table:style-name="ce3"/>
          <table:table-cell table:style-name="ce1" office:value-type="string" calcext:value-type="string">
            <text:p>sunssf</text:p>
          </table:table-cell>
          <table:table-cell/>
          <table:table-cell table:formula="of:=IF([.H32]=&quot;int16&quot;;&quot;int16_t&quot;;[.H32])" office:value-type="string" office:string-value="sunssf" calcext:value-type="string">
            <text:p>sunssf</text:p>
          </table:table-cell>
          <table:table-cell table:formula="of:=IF([.J32]=&quot;uint16&quot;;&quot;uint16_t&quot;;[.J32])" office:value-type="string" office:string-value="sunssf" calcext:value-type="string">
            <text:p>sunssf</text:p>
          </table:table-cell>
          <table:table-cell table:formula="of:=IF([.K32]=&quot;sunssf&quot;;&quot;int16_t&quot;;[.K32])" office:value-type="string" office:string-value="int16_t" calcext:value-type="string">
            <text:p>int16_t</text:p>
          </table:table-cell>
          <table:table-cell table:formula="of:=IF([.L32]=&quot;enum16&quot;;&quot;uint16_t&quot;;[.L32])" office:value-type="string" office:string-value="int16_t" calcext:value-type="string">
            <text:p>int16_t</text:p>
          </table:table-cell>
          <table:table-cell table:formula="of:=IF([.M32]=&quot;bitfield16&quot;;&quot;uint16_t&quot;;[.M32])" office:value-type="string" office:string-value="int16_t" calcext:value-type="string">
            <text:p>int16_t</text:p>
          </table:table-cell>
          <table:table-cell table:formula="of:=IF([.N32]=&quot;bitfield32&quot;;&quot;uint32_t&quot;;[.N32])" office:value-type="string" office:string-value="int16_t" calcext:value-type="string">
            <text:p>int16_t</text:p>
          </table:table-cell>
          <table:table-cell table:style-name="ce10" table:formula="of:=IF([.O32]=&quot;acc32&quot;;&quot;uint32_t&quot;;[.O32])" office:value-type="string" office:string-value="int16_t" calcext:value-type="string">
            <text:p>int16_t</text:p>
          </table:table-cell>
          <table:table-cell table:style-name="ce10" table:formula="of:=IF([.P32]=&quot;acc64&quot;;&quot;uint64_t&quot;;[.P32])" office:value-type="string" office:string-value="int16_t" calcext:value-type="string">
            <text:p>int16_t</text:p>
          </table:table-cell>
          <table:table-cell/>
          <table:table-cell table:style-name="ce11" table:formula="of:=IF([.H32]=&quot;string&quot;;&quot;char &quot;&amp;[.F32]&amp;&quot;[&quot;&amp;[.C32]*2&amp;&quot;]&quot;;[.Q32]&amp;&quot; &quot;&amp;[.F32])&amp;&quot;;&quot;" office:value-type="string" office:string-value="int16_t DCW_SF;" calcext:value-type="string">
            <text:p>int16_t DCW_SF;</text:p>
          </table:table-cell>
        </table:table-row>
        <table:table-row table:style-name="ro3">
          <table:table-cell table:number-columns-repeated="2" table:style-name="ce1" office:value-type="float" office:value="34" calcext:value-type="float">
            <text:p>34</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TmpCab</text:p>
          </table:table-cell>
          <table:table-cell table:style-name="ce3" office:value-type="string" calcext:value-type="string">
            <text:p>Cabinet Temperature</text:p>
          </table:table-cell>
          <table:table-cell table:style-name="ce1" office:value-type="string" calcext:value-type="string">
            <text:p>int16</text:p>
          </table:table-cell>
          <table:table-cell/>
          <table:table-cell table:formula="of:=IF([.H33]=&quot;int16&quot;;&quot;int16_t&quot;;[.H33])" office:value-type="string" office:string-value="int16_t" calcext:value-type="string">
            <text:p>int16_t</text:p>
          </table:table-cell>
          <table:table-cell table:formula="of:=IF([.J33]=&quot;uint16&quot;;&quot;uint16_t&quot;;[.J33])" office:value-type="string" office:string-value="int16_t" calcext:value-type="string">
            <text:p>int16_t</text:p>
          </table:table-cell>
          <table:table-cell table:formula="of:=IF([.K33]=&quot;sunssf&quot;;&quot;int16_t&quot;;[.K33])" office:value-type="string" office:string-value="int16_t" calcext:value-type="string">
            <text:p>int16_t</text:p>
          </table:table-cell>
          <table:table-cell table:formula="of:=IF([.L33]=&quot;enum16&quot;;&quot;uint16_t&quot;;[.L33])" office:value-type="string" office:string-value="int16_t" calcext:value-type="string">
            <text:p>int16_t</text:p>
          </table:table-cell>
          <table:table-cell table:formula="of:=IF([.M33]=&quot;bitfield16&quot;;&quot;uint16_t&quot;;[.M33])" office:value-type="string" office:string-value="int16_t" calcext:value-type="string">
            <text:p>int16_t</text:p>
          </table:table-cell>
          <table:table-cell table:formula="of:=IF([.N33]=&quot;bitfield32&quot;;&quot;uint32_t&quot;;[.N33])" office:value-type="string" office:string-value="int16_t" calcext:value-type="string">
            <text:p>int16_t</text:p>
          </table:table-cell>
          <table:table-cell table:style-name="ce10" table:formula="of:=IF([.O33]=&quot;acc32&quot;;&quot;uint32_t&quot;;[.O33])" office:value-type="string" office:string-value="int16_t" calcext:value-type="string">
            <text:p>int16_t</text:p>
          </table:table-cell>
          <table:table-cell table:style-name="ce10" table:formula="of:=IF([.P33]=&quot;acc64&quot;;&quot;uint64_t&quot;;[.P33])" office:value-type="string" office:string-value="int16_t" calcext:value-type="string">
            <text:p>int16_t</text:p>
          </table:table-cell>
          <table:table-cell/>
          <table:table-cell table:style-name="ce11" table:formula="of:=IF([.H33]=&quot;string&quot;;&quot;char &quot;&amp;[.F33]&amp;&quot;[&quot;&amp;[.C33]*2&amp;&quot;]&quot;;[.Q33]&amp;&quot; &quot;&amp;[.F33])&amp;&quot;;&quot;" office:value-type="string" office:string-value="int16_t TmpCab;" calcext:value-type="string">
            <text:p>int16_t TmpCab;</text:p>
          </table:table-cell>
        </table:table-row>
        <table:table-row table:style-name="ro3">
          <table:table-cell table:number-columns-repeated="2" table:style-name="ce15" office:value-type="float" office:value="35" calcext:value-type="float">
            <text:p>35</text:p>
          </table:table-cell>
          <table:table-cell table:style-name="ce15" office:value-type="float" office:value="1" calcext:value-type="float">
            <text:p>1</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TmpSnk</text:p>
          </table:table-cell>
          <table:table-cell table:style-name="ce16" office:value-type="string" calcext:value-type="string">
            <text:p>Heat Sink Temperature</text:p>
          </table:table-cell>
          <table:table-cell table:style-name="ce15" office:value-type="string" calcext:value-type="string">
            <text:p>int16</text:p>
          </table:table-cell>
          <table:table-cell/>
          <table:table-cell table:formula="of:=IF([.H34]=&quot;int16&quot;;&quot;int16_t&quot;;[.H34])" office:value-type="string" office:string-value="int16_t" calcext:value-type="string">
            <text:p>int16_t</text:p>
          </table:table-cell>
          <table:table-cell table:formula="of:=IF([.J34]=&quot;uint16&quot;;&quot;uint16_t&quot;;[.J34])" office:value-type="string" office:string-value="int16_t" calcext:value-type="string">
            <text:p>int16_t</text:p>
          </table:table-cell>
          <table:table-cell table:formula="of:=IF([.K34]=&quot;sunssf&quot;;&quot;int16_t&quot;;[.K34])" office:value-type="string" office:string-value="int16_t" calcext:value-type="string">
            <text:p>int16_t</text:p>
          </table:table-cell>
          <table:table-cell table:formula="of:=IF([.L34]=&quot;enum16&quot;;&quot;uint16_t&quot;;[.L34])" office:value-type="string" office:string-value="int16_t" calcext:value-type="string">
            <text:p>int16_t</text:p>
          </table:table-cell>
          <table:table-cell table:formula="of:=IF([.M34]=&quot;bitfield16&quot;;&quot;uint16_t&quot;;[.M34])" office:value-type="string" office:string-value="int16_t" calcext:value-type="string">
            <text:p>int16_t</text:p>
          </table:table-cell>
          <table:table-cell table:formula="of:=IF([.N34]=&quot;bitfield32&quot;;&quot;uint32_t&quot;;[.N34])" office:value-type="string" office:string-value="int16_t" calcext:value-type="string">
            <text:p>int16_t</text:p>
          </table:table-cell>
          <table:table-cell table:style-name="ce10" table:formula="of:=IF([.O34]=&quot;acc32&quot;;&quot;uint32_t&quot;;[.O34])" office:value-type="string" office:string-value="int16_t" calcext:value-type="string">
            <text:p>int16_t</text:p>
          </table:table-cell>
          <table:table-cell table:style-name="ce10" table:formula="of:=IF([.P34]=&quot;acc64&quot;;&quot;uint64_t&quot;;[.P34])" office:value-type="string" office:string-value="int16_t" calcext:value-type="string">
            <text:p>int16_t</text:p>
          </table:table-cell>
          <table:table-cell/>
          <table:table-cell table:style-name="ce11" table:formula="of:=IF([.H34]=&quot;string&quot;;&quot;char &quot;&amp;[.F34]&amp;&quot;[&quot;&amp;[.C34]*2&amp;&quot;]&quot;;[.Q34]&amp;&quot; &quot;&amp;[.F34])&amp;&quot;;&quot;" office:value-type="string" office:string-value="int16_t TmpSnk;" calcext:value-type="string">
            <text:p>int16_t TmpSnk;</text:p>
          </table:table-cell>
        </table:table-row>
        <table:table-row table:style-name="ro3">
          <table:table-cell table:number-columns-repeated="2" table:style-name="ce15" office:value-type="float" office:value="36" calcext:value-type="float">
            <text:p>36</text:p>
          </table:table-cell>
          <table:table-cell table:style-name="ce15" office:value-type="float" office:value="1" calcext:value-type="float">
            <text:p>1</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TmpTrns</text:p>
          </table:table-cell>
          <table:table-cell table:style-name="ce16" office:value-type="string" calcext:value-type="string">
            <text:p>Transformer Temperature</text:p>
          </table:table-cell>
          <table:table-cell table:style-name="ce15" office:value-type="string" calcext:value-type="string">
            <text:p>int16</text:p>
          </table:table-cell>
          <table:table-cell/>
          <table:table-cell table:formula="of:=IF([.H35]=&quot;int16&quot;;&quot;int16_t&quot;;[.H35])" office:value-type="string" office:string-value="int16_t" calcext:value-type="string">
            <text:p>int16_t</text:p>
          </table:table-cell>
          <table:table-cell table:formula="of:=IF([.J35]=&quot;uint16&quot;;&quot;uint16_t&quot;;[.J35])" office:value-type="string" office:string-value="int16_t" calcext:value-type="string">
            <text:p>int16_t</text:p>
          </table:table-cell>
          <table:table-cell table:formula="of:=IF([.K35]=&quot;sunssf&quot;;&quot;int16_t&quot;;[.K35])" office:value-type="string" office:string-value="int16_t" calcext:value-type="string">
            <text:p>int16_t</text:p>
          </table:table-cell>
          <table:table-cell table:formula="of:=IF([.L35]=&quot;enum16&quot;;&quot;uint16_t&quot;;[.L35])" office:value-type="string" office:string-value="int16_t" calcext:value-type="string">
            <text:p>int16_t</text:p>
          </table:table-cell>
          <table:table-cell table:formula="of:=IF([.M35]=&quot;bitfield16&quot;;&quot;uint16_t&quot;;[.M35])" office:value-type="string" office:string-value="int16_t" calcext:value-type="string">
            <text:p>int16_t</text:p>
          </table:table-cell>
          <table:table-cell table:formula="of:=IF([.N35]=&quot;bitfield32&quot;;&quot;uint32_t&quot;;[.N35])" office:value-type="string" office:string-value="int16_t" calcext:value-type="string">
            <text:p>int16_t</text:p>
          </table:table-cell>
          <table:table-cell table:style-name="ce10" table:formula="of:=IF([.O35]=&quot;acc32&quot;;&quot;uint32_t&quot;;[.O35])" office:value-type="string" office:string-value="int16_t" calcext:value-type="string">
            <text:p>int16_t</text:p>
          </table:table-cell>
          <table:table-cell table:style-name="ce10" table:formula="of:=IF([.P35]=&quot;acc64&quot;;&quot;uint64_t&quot;;[.P35])" office:value-type="string" office:string-value="int16_t" calcext:value-type="string">
            <text:p>int16_t</text:p>
          </table:table-cell>
          <table:table-cell/>
          <table:table-cell table:style-name="ce11" table:formula="of:=IF([.H35]=&quot;string&quot;;&quot;char &quot;&amp;[.F35]&amp;&quot;[&quot;&amp;[.C35]*2&amp;&quot;]&quot;;[.Q35]&amp;&quot; &quot;&amp;[.F35])&amp;&quot;;&quot;" office:value-type="string" office:string-value="int16_t TmpTrns;" calcext:value-type="string">
            <text:p>int16_t TmpTrns;</text:p>
          </table:table-cell>
        </table:table-row>
        <table:table-row table:style-name="ro1">
          <table:table-cell table:number-columns-repeated="2" table:style-name="ce15" office:value-type="float" office:value="37" calcext:value-type="float">
            <text:p>37</text:p>
          </table:table-cell>
          <table:table-cell table:style-name="ce15" office:value-type="float" office:value="1" calcext:value-type="float">
            <text:p>1</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TmpOt</text:p>
          </table:table-cell>
          <table:table-cell table:style-name="ce16" office:value-type="string" calcext:value-type="string">
            <text:p>Other Temperature</text:p>
          </table:table-cell>
          <table:table-cell table:style-name="ce15" office:value-type="string" calcext:value-type="string">
            <text:p>int16</text:p>
          </table:table-cell>
          <table:table-cell/>
          <table:table-cell table:formula="of:=IF([.H36]=&quot;int16&quot;;&quot;int16_t&quot;;[.H36])" office:value-type="string" office:string-value="int16_t" calcext:value-type="string">
            <text:p>int16_t</text:p>
          </table:table-cell>
          <table:table-cell table:formula="of:=IF([.J36]=&quot;uint16&quot;;&quot;uint16_t&quot;;[.J36])" office:value-type="string" office:string-value="int16_t" calcext:value-type="string">
            <text:p>int16_t</text:p>
          </table:table-cell>
          <table:table-cell table:formula="of:=IF([.K36]=&quot;sunssf&quot;;&quot;int16_t&quot;;[.K36])" office:value-type="string" office:string-value="int16_t" calcext:value-type="string">
            <text:p>int16_t</text:p>
          </table:table-cell>
          <table:table-cell table:formula="of:=IF([.L36]=&quot;enum16&quot;;&quot;uint16_t&quot;;[.L36])" office:value-type="string" office:string-value="int16_t" calcext:value-type="string">
            <text:p>int16_t</text:p>
          </table:table-cell>
          <table:table-cell table:formula="of:=IF([.M36]=&quot;bitfield16&quot;;&quot;uint16_t&quot;;[.M36])" office:value-type="string" office:string-value="int16_t" calcext:value-type="string">
            <text:p>int16_t</text:p>
          </table:table-cell>
          <table:table-cell table:formula="of:=IF([.N36]=&quot;bitfield32&quot;;&quot;uint32_t&quot;;[.N36])" office:value-type="string" office:string-value="int16_t" calcext:value-type="string">
            <text:p>int16_t</text:p>
          </table:table-cell>
          <table:table-cell table:style-name="ce10" table:formula="of:=IF([.O36]=&quot;acc32&quot;;&quot;uint32_t&quot;;[.O36])" office:value-type="string" office:string-value="int16_t" calcext:value-type="string">
            <text:p>int16_t</text:p>
          </table:table-cell>
          <table:table-cell table:style-name="ce10" table:formula="of:=IF([.P36]=&quot;acc64&quot;;&quot;uint64_t&quot;;[.P36])" office:value-type="string" office:string-value="int16_t" calcext:value-type="string">
            <text:p>int16_t</text:p>
          </table:table-cell>
          <table:table-cell/>
          <table:table-cell table:style-name="ce11" table:formula="of:=IF([.H36]=&quot;string&quot;;&quot;char &quot;&amp;[.F36]&amp;&quot;[&quot;&amp;[.C36]*2&amp;&quot;]&quot;;[.Q36]&amp;&quot; &quot;&amp;[.F36])&amp;&quot;;&quot;" office:value-type="string" office:string-value="int16_t TmpOt;" calcext:value-type="string">
            <text:p>int16_t TmpOt;</text:p>
          </table:table-cell>
        </table:table-row>
        <table:table-row table:style-name="ro1">
          <table:table-cell table:number-columns-repeated="2" table:style-name="ce1" office:value-type="float" office:value="38" calcext:value-type="float">
            <text:p>38</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Tmp_SF</text:p>
          </table:table-cell>
          <table:table-cell table:style-name="ce3"/>
          <table:table-cell table:style-name="ce1" office:value-type="string" calcext:value-type="string">
            <text:p>sunssf</text:p>
          </table:table-cell>
          <table:table-cell/>
          <table:table-cell table:formula="of:=IF([.H37]=&quot;int16&quot;;&quot;int16_t&quot;;[.H37])" office:value-type="string" office:string-value="sunssf" calcext:value-type="string">
            <text:p>sunssf</text:p>
          </table:table-cell>
          <table:table-cell table:formula="of:=IF([.J37]=&quot;uint16&quot;;&quot;uint16_t&quot;;[.J37])" office:value-type="string" office:string-value="sunssf" calcext:value-type="string">
            <text:p>sunssf</text:p>
          </table:table-cell>
          <table:table-cell table:formula="of:=IF([.K37]=&quot;sunssf&quot;;&quot;int16_t&quot;;[.K37])" office:value-type="string" office:string-value="int16_t" calcext:value-type="string">
            <text:p>int16_t</text:p>
          </table:table-cell>
          <table:table-cell table:formula="of:=IF([.L37]=&quot;enum16&quot;;&quot;uint16_t&quot;;[.L37])" office:value-type="string" office:string-value="int16_t" calcext:value-type="string">
            <text:p>int16_t</text:p>
          </table:table-cell>
          <table:table-cell table:formula="of:=IF([.M37]=&quot;bitfield16&quot;;&quot;uint16_t&quot;;[.M37])" office:value-type="string" office:string-value="int16_t" calcext:value-type="string">
            <text:p>int16_t</text:p>
          </table:table-cell>
          <table:table-cell table:formula="of:=IF([.N37]=&quot;bitfield32&quot;;&quot;uint32_t&quot;;[.N37])" office:value-type="string" office:string-value="int16_t" calcext:value-type="string">
            <text:p>int16_t</text:p>
          </table:table-cell>
          <table:table-cell table:style-name="ce10" table:formula="of:=IF([.O37]=&quot;acc32&quot;;&quot;uint32_t&quot;;[.O37])" office:value-type="string" office:string-value="int16_t" calcext:value-type="string">
            <text:p>int16_t</text:p>
          </table:table-cell>
          <table:table-cell table:style-name="ce10" table:formula="of:=IF([.P37]=&quot;acc64&quot;;&quot;uint64_t&quot;;[.P37])" office:value-type="string" office:string-value="int16_t" calcext:value-type="string">
            <text:p>int16_t</text:p>
          </table:table-cell>
          <table:table-cell/>
          <table:table-cell table:style-name="ce11" table:formula="of:=IF([.H37]=&quot;string&quot;;&quot;char &quot;&amp;[.F37]&amp;&quot;[&quot;&amp;[.C37]*2&amp;&quot;]&quot;;[.Q37]&amp;&quot; &quot;&amp;[.F37])&amp;&quot;;&quot;" office:value-type="string" office:string-value="int16_t Tmp_SF;" calcext:value-type="string">
            <text:p>int16_t Tmp_SF;</text:p>
          </table:table-cell>
        </table:table-row>
        <table:table-row table:style-name="ro3">
          <table:table-cell table:number-columns-repeated="2" table:style-name="ce1" office:value-type="float" office:value="39" calcext:value-type="float">
            <text:p>39</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St</text:p>
          </table:table-cell>
          <table:table-cell table:style-name="ce3" office:value-type="string" calcext:value-type="string">
            <text:p>Enumerated value. <text:s/>Operating state</text:p>
          </table:table-cell>
          <table:table-cell table:style-name="ce1" office:value-type="string" calcext:value-type="string">
            <text:p>enum16</text:p>
          </table:table-cell>
          <table:table-cell/>
          <table:table-cell table:formula="of:=IF([.H38]=&quot;int16&quot;;&quot;int16_t&quot;;[.H38])" office:value-type="string" office:string-value="enum16" calcext:value-type="string">
            <text:p>enum16</text:p>
          </table:table-cell>
          <table:table-cell table:formula="of:=IF([.J38]=&quot;uint16&quot;;&quot;uint16_t&quot;;[.J38])" office:value-type="string" office:string-value="enum16" calcext:value-type="string">
            <text:p>enum16</text:p>
          </table:table-cell>
          <table:table-cell table:formula="of:=IF([.K38]=&quot;sunssf&quot;;&quot;int16_t&quot;;[.K38])" office:value-type="string" office:string-value="enum16" calcext:value-type="string">
            <text:p>enum16</text:p>
          </table:table-cell>
          <table:table-cell table:formula="of:=IF([.L38]=&quot;enum16&quot;;&quot;uint16_t&quot;;[.L38])" office:value-type="string" office:string-value="uint16_t" calcext:value-type="string">
            <text:p>uint16_t</text:p>
          </table:table-cell>
          <table:table-cell table:formula="of:=IF([.M38]=&quot;bitfield16&quot;;&quot;uint16_t&quot;;[.M38])" office:value-type="string" office:string-value="uint16_t" calcext:value-type="string">
            <text:p>uint16_t</text:p>
          </table:table-cell>
          <table:table-cell table:formula="of:=IF([.N38]=&quot;bitfield32&quot;;&quot;uint32_t&quot;;[.N38])" office:value-type="string" office:string-value="uint16_t" calcext:value-type="string">
            <text:p>uint16_t</text:p>
          </table:table-cell>
          <table:table-cell table:style-name="ce10" table:formula="of:=IF([.O38]=&quot;acc32&quot;;&quot;uint32_t&quot;;[.O38])" office:value-type="string" office:string-value="uint16_t" calcext:value-type="string">
            <text:p>uint16_t</text:p>
          </table:table-cell>
          <table:table-cell table:style-name="ce10" table:formula="of:=IF([.P38]=&quot;acc64&quot;;&quot;uint64_t&quot;;[.P38])" office:value-type="string" office:string-value="uint16_t" calcext:value-type="string">
            <text:p>uint16_t</text:p>
          </table:table-cell>
          <table:table-cell/>
          <table:table-cell table:style-name="ce11" table:formula="of:=IF([.H38]=&quot;string&quot;;&quot;char &quot;&amp;[.F38]&amp;&quot;[&quot;&amp;[.C38]*2&amp;&quot;]&quot;;[.Q38]&amp;&quot; &quot;&amp;[.F38])&amp;&quot;;&quot;" office:value-type="string" office:string-value="uint16_t St;" calcext:value-type="string">
            <text:p>uint16_t St;</text:p>
          </table:table-cell>
        </table:table-row>
        <table:table-row table:style-name="ro5">
          <table:table-cell table:number-columns-repeated="2" table:style-name="ce1" office:value-type="float" office:value="40" calcext:value-type="float">
            <text:p>40</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StVnd</text:p>
          </table:table-cell>
          <table:table-cell table:style-name="ce3" office:value-type="string" calcext:value-type="string">
            <text:p>Vendor specific operating state code</text:p>
          </table:table-cell>
          <table:table-cell table:style-name="ce1" office:value-type="string" calcext:value-type="string">
            <text:p>enum16</text:p>
          </table:table-cell>
          <table:table-cell/>
          <table:table-cell table:formula="of:=IF([.H39]=&quot;int16&quot;;&quot;int16_t&quot;;[.H39])" office:value-type="string" office:string-value="enum16" calcext:value-type="string">
            <text:p>enum16</text:p>
          </table:table-cell>
          <table:table-cell table:formula="of:=IF([.J39]=&quot;uint16&quot;;&quot;uint16_t&quot;;[.J39])" office:value-type="string" office:string-value="enum16" calcext:value-type="string">
            <text:p>enum16</text:p>
          </table:table-cell>
          <table:table-cell table:formula="of:=IF([.K39]=&quot;sunssf&quot;;&quot;int16_t&quot;;[.K39])" office:value-type="string" office:string-value="enum16" calcext:value-type="string">
            <text:p>enum16</text:p>
          </table:table-cell>
          <table:table-cell table:formula="of:=IF([.L39]=&quot;enum16&quot;;&quot;uint16_t&quot;;[.L39])" office:value-type="string" office:string-value="uint16_t" calcext:value-type="string">
            <text:p>uint16_t</text:p>
          </table:table-cell>
          <table:table-cell table:formula="of:=IF([.M39]=&quot;bitfield16&quot;;&quot;uint16_t&quot;;[.M39])" office:value-type="string" office:string-value="uint16_t" calcext:value-type="string">
            <text:p>uint16_t</text:p>
          </table:table-cell>
          <table:table-cell table:formula="of:=IF([.N39]=&quot;bitfield32&quot;;&quot;uint32_t&quot;;[.N39])" office:value-type="string" office:string-value="uint16_t" calcext:value-type="string">
            <text:p>uint16_t</text:p>
          </table:table-cell>
          <table:table-cell table:style-name="ce10" table:formula="of:=IF([.O39]=&quot;acc32&quot;;&quot;uint32_t&quot;;[.O39])" office:value-type="string" office:string-value="uint16_t" calcext:value-type="string">
            <text:p>uint16_t</text:p>
          </table:table-cell>
          <table:table-cell table:style-name="ce10" table:formula="of:=IF([.P39]=&quot;acc64&quot;;&quot;uint64_t&quot;;[.P39])" office:value-type="string" office:string-value="uint16_t" calcext:value-type="string">
            <text:p>uint16_t</text:p>
          </table:table-cell>
          <table:table-cell/>
          <table:table-cell table:style-name="ce11" table:formula="of:=IF([.H39]=&quot;string&quot;;&quot;char &quot;&amp;[.F39]&amp;&quot;[&quot;&amp;[.C39]*2&amp;&quot;]&quot;;[.Q39]&amp;&quot; &quot;&amp;[.F39])&amp;&quot;;&quot;" office:value-type="string" office:string-value="uint16_t StVnd;" calcext:value-type="string">
            <text:p>uint16_t StVnd;</text:p>
          </table:table-cell>
        </table:table-row>
        <table:table-row table:style-name="ro3">
          <table:table-cell table:style-name="ce1" office:value-type="float" office:value="41" calcext:value-type="float">
            <text:p>41</text:p>
          </table:table-cell>
          <table:table-cell table:style-name="ce1" office:value-type="float" office:value="42" calcext:value-type="float">
            <text:p>42</text:p>
          </table:table-cell>
          <table:table-cell table:style-name="ce1" office:value-type="float" office:value="2" calcext:value-type="float">
            <text:p>2</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Evt1</text:p>
          </table:table-cell>
          <table:table-cell table:style-name="ce3" office:value-type="string" calcext:value-type="string">
            <text:p>Bitmask value. Event fields</text:p>
          </table:table-cell>
          <table:table-cell table:style-name="ce1" office:value-type="string" calcext:value-type="string">
            <text:p>bitfield32</text:p>
          </table:table-cell>
          <table:table-cell/>
          <table:table-cell table:formula="of:=IF([.H40]=&quot;int16&quot;;&quot;int16_t&quot;;[.H40])" office:value-type="string" office:string-value="bitfield32" calcext:value-type="string">
            <text:p>bitfield32</text:p>
          </table:table-cell>
          <table:table-cell table:formula="of:=IF([.J40]=&quot;uint16&quot;;&quot;uint16_t&quot;;[.J40])" office:value-type="string" office:string-value="bitfield32" calcext:value-type="string">
            <text:p>bitfield32</text:p>
          </table:table-cell>
          <table:table-cell table:formula="of:=IF([.K40]=&quot;sunssf&quot;;&quot;int16_t&quot;;[.K40])" office:value-type="string" office:string-value="bitfield32" calcext:value-type="string">
            <text:p>bitfield32</text:p>
          </table:table-cell>
          <table:table-cell table:formula="of:=IF([.L40]=&quot;enum16&quot;;&quot;uint16_t&quot;;[.L40])" office:value-type="string" office:string-value="bitfield32" calcext:value-type="string">
            <text:p>bitfield32</text:p>
          </table:table-cell>
          <table:table-cell table:formula="of:=IF([.M40]=&quot;bitfield16&quot;;&quot;uint16_t&quot;;[.M40])" office:value-type="string" office:string-value="bitfield32" calcext:value-type="string">
            <text:p>bitfield32</text:p>
          </table:table-cell>
          <table:table-cell table:formula="of:=IF([.N40]=&quot;bitfield32&quot;;&quot;uint32_t&quot;;[.N40])" office:value-type="string" office:string-value="uint32_t" calcext:value-type="string">
            <text:p>uint32_t</text:p>
          </table:table-cell>
          <table:table-cell table:style-name="ce10" table:formula="of:=IF([.O40]=&quot;acc32&quot;;&quot;uint32_t&quot;;[.O40])" office:value-type="string" office:string-value="uint32_t" calcext:value-type="string">
            <text:p>uint32_t</text:p>
          </table:table-cell>
          <table:table-cell table:style-name="ce10" table:formula="of:=IF([.P40]=&quot;acc64&quot;;&quot;uint64_t&quot;;[.P40])" office:value-type="string" office:string-value="uint32_t" calcext:value-type="string">
            <text:p>uint32_t</text:p>
          </table:table-cell>
          <table:table-cell/>
          <table:table-cell table:style-name="ce11" table:formula="of:=IF([.H40]=&quot;string&quot;;&quot;char &quot;&amp;[.F40]&amp;&quot;[&quot;&amp;[.C40]*2&amp;&quot;]&quot;;[.Q40]&amp;&quot; &quot;&amp;[.F40])&amp;&quot;;&quot;" office:value-type="string" office:string-value="uint32_t Evt1;" calcext:value-type="string">
            <text:p>uint32_t Evt1;</text:p>
          </table:table-cell>
        </table:table-row>
        <table:table-row table:style-name="ro3">
          <table:table-cell table:style-name="ce1" office:value-type="float" office:value="43" calcext:value-type="float">
            <text:p>43</text:p>
          </table:table-cell>
          <table:table-cell table:style-name="ce1" office:value-type="float" office:value="44" calcext:value-type="float">
            <text:p>44</text:p>
          </table:table-cell>
          <table:table-cell table:style-name="ce1" office:value-type="float" office:value="2" calcext:value-type="float">
            <text:p>2</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Evt2</text:p>
          </table:table-cell>
          <table:table-cell table:style-name="ce3" office:value-type="string" calcext:value-type="string">
            <text:p>Reserved for future use</text:p>
          </table:table-cell>
          <table:table-cell table:style-name="ce1" office:value-type="string" calcext:value-type="string">
            <text:p>bitfield32</text:p>
          </table:table-cell>
          <table:table-cell/>
          <table:table-cell table:formula="of:=IF([.H41]=&quot;int16&quot;;&quot;int16_t&quot;;[.H41])" office:value-type="string" office:string-value="bitfield32" calcext:value-type="string">
            <text:p>bitfield32</text:p>
          </table:table-cell>
          <table:table-cell table:formula="of:=IF([.J41]=&quot;uint16&quot;;&quot;uint16_t&quot;;[.J41])" office:value-type="string" office:string-value="bitfield32" calcext:value-type="string">
            <text:p>bitfield32</text:p>
          </table:table-cell>
          <table:table-cell table:formula="of:=IF([.K41]=&quot;sunssf&quot;;&quot;int16_t&quot;;[.K41])" office:value-type="string" office:string-value="bitfield32" calcext:value-type="string">
            <text:p>bitfield32</text:p>
          </table:table-cell>
          <table:table-cell table:formula="of:=IF([.L41]=&quot;enum16&quot;;&quot;uint16_t&quot;;[.L41])" office:value-type="string" office:string-value="bitfield32" calcext:value-type="string">
            <text:p>bitfield32</text:p>
          </table:table-cell>
          <table:table-cell table:formula="of:=IF([.M41]=&quot;bitfield16&quot;;&quot;uint16_t&quot;;[.M41])" office:value-type="string" office:string-value="bitfield32" calcext:value-type="string">
            <text:p>bitfield32</text:p>
          </table:table-cell>
          <table:table-cell table:formula="of:=IF([.N41]=&quot;bitfield32&quot;;&quot;uint32_t&quot;;[.N41])" office:value-type="string" office:string-value="uint32_t" calcext:value-type="string">
            <text:p>uint32_t</text:p>
          </table:table-cell>
          <table:table-cell table:style-name="ce10" table:formula="of:=IF([.O41]=&quot;acc32&quot;;&quot;uint32_t&quot;;[.O41])" office:value-type="string" office:string-value="uint32_t" calcext:value-type="string">
            <text:p>uint32_t</text:p>
          </table:table-cell>
          <table:table-cell table:style-name="ce10" table:formula="of:=IF([.P41]=&quot;acc64&quot;;&quot;uint64_t&quot;;[.P41])" office:value-type="string" office:string-value="uint32_t" calcext:value-type="string">
            <text:p>uint32_t</text:p>
          </table:table-cell>
          <table:table-cell/>
          <table:table-cell table:style-name="ce11" table:formula="of:=IF([.H41]=&quot;string&quot;;&quot;char &quot;&amp;[.F41]&amp;&quot;[&quot;&amp;[.C41]*2&amp;&quot;]&quot;;[.Q41]&amp;&quot; &quot;&amp;[.F41])&amp;&quot;;&quot;" office:value-type="string" office:string-value="uint32_t Evt2;" calcext:value-type="string">
            <text:p>uint32_t Evt2;</text:p>
          </table:table-cell>
        </table:table-row>
        <table:table-row table:style-name="ro3">
          <table:table-cell table:style-name="ce1" office:value-type="float" office:value="45" calcext:value-type="float">
            <text:p>45</text:p>
          </table:table-cell>
          <table:table-cell table:style-name="ce1" office:value-type="float" office:value="46" calcext:value-type="float">
            <text:p>46</text:p>
          </table:table-cell>
          <table:table-cell table:style-name="ce1" office:value-type="float" office:value="2" calcext:value-type="float">
            <text:p>2</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EvtVnd1</text:p>
          </table:table-cell>
          <table:table-cell table:style-name="ce3" office:value-type="string" calcext:value-type="string">
            <text:p>Vendor defined events</text:p>
          </table:table-cell>
          <table:table-cell table:style-name="ce1" office:value-type="string" calcext:value-type="string">
            <text:p>bitfield32</text:p>
          </table:table-cell>
          <table:table-cell/>
          <table:table-cell table:formula="of:=IF([.H42]=&quot;int16&quot;;&quot;int16_t&quot;;[.H42])" office:value-type="string" office:string-value="bitfield32" calcext:value-type="string">
            <text:p>bitfield32</text:p>
          </table:table-cell>
          <table:table-cell table:formula="of:=IF([.J42]=&quot;uint16&quot;;&quot;uint16_t&quot;;[.J42])" office:value-type="string" office:string-value="bitfield32" calcext:value-type="string">
            <text:p>bitfield32</text:p>
          </table:table-cell>
          <table:table-cell table:formula="of:=IF([.K42]=&quot;sunssf&quot;;&quot;int16_t&quot;;[.K42])" office:value-type="string" office:string-value="bitfield32" calcext:value-type="string">
            <text:p>bitfield32</text:p>
          </table:table-cell>
          <table:table-cell table:formula="of:=IF([.L42]=&quot;enum16&quot;;&quot;uint16_t&quot;;[.L42])" office:value-type="string" office:string-value="bitfield32" calcext:value-type="string">
            <text:p>bitfield32</text:p>
          </table:table-cell>
          <table:table-cell table:formula="of:=IF([.M42]=&quot;bitfield16&quot;;&quot;uint16_t&quot;;[.M42])" office:value-type="string" office:string-value="bitfield32" calcext:value-type="string">
            <text:p>bitfield32</text:p>
          </table:table-cell>
          <table:table-cell table:formula="of:=IF([.N42]=&quot;bitfield32&quot;;&quot;uint32_t&quot;;[.N42])" office:value-type="string" office:string-value="uint32_t" calcext:value-type="string">
            <text:p>uint32_t</text:p>
          </table:table-cell>
          <table:table-cell table:style-name="ce10" table:formula="of:=IF([.O42]=&quot;acc32&quot;;&quot;uint32_t&quot;;[.O42])" office:value-type="string" office:string-value="uint32_t" calcext:value-type="string">
            <text:p>uint32_t</text:p>
          </table:table-cell>
          <table:table-cell table:style-name="ce10" table:formula="of:=IF([.P42]=&quot;acc64&quot;;&quot;uint64_t&quot;;[.P42])" office:value-type="string" office:string-value="uint32_t" calcext:value-type="string">
            <text:p>uint32_t</text:p>
          </table:table-cell>
          <table:table-cell/>
          <table:table-cell table:style-name="ce11" table:formula="of:=IF([.H42]=&quot;string&quot;;&quot;char &quot;&amp;[.F42]&amp;&quot;[&quot;&amp;[.C42]*2&amp;&quot;]&quot;;[.Q42]&amp;&quot; &quot;&amp;[.F42])&amp;&quot;;&quot;" office:value-type="string" office:string-value="uint32_t EvtVnd1;" calcext:value-type="string">
            <text:p>uint32_t EvtVnd1;</text:p>
          </table:table-cell>
        </table:table-row>
        <table:table-row table:style-name="ro3">
          <table:table-cell table:style-name="ce1" office:value-type="float" office:value="47" calcext:value-type="float">
            <text:p>47</text:p>
          </table:table-cell>
          <table:table-cell table:style-name="ce1" office:value-type="float" office:value="48" calcext:value-type="float">
            <text:p>48</text:p>
          </table:table-cell>
          <table:table-cell table:style-name="ce1" office:value-type="float" office:value="2" calcext:value-type="float">
            <text:p>2</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EvtVnd2</text:p>
          </table:table-cell>
          <table:table-cell table:style-name="ce3" office:value-type="string" calcext:value-type="string">
            <text:p>Vendor defined events</text:p>
          </table:table-cell>
          <table:table-cell table:style-name="ce1" office:value-type="string" calcext:value-type="string">
            <text:p>bitfield32</text:p>
          </table:table-cell>
          <table:table-cell/>
          <table:table-cell table:formula="of:=IF([.H43]=&quot;int16&quot;;&quot;int16_t&quot;;[.H43])" office:value-type="string" office:string-value="bitfield32" calcext:value-type="string">
            <text:p>bitfield32</text:p>
          </table:table-cell>
          <table:table-cell table:formula="of:=IF([.J43]=&quot;uint16&quot;;&quot;uint16_t&quot;;[.J43])" office:value-type="string" office:string-value="bitfield32" calcext:value-type="string">
            <text:p>bitfield32</text:p>
          </table:table-cell>
          <table:table-cell table:formula="of:=IF([.K43]=&quot;sunssf&quot;;&quot;int16_t&quot;;[.K43])" office:value-type="string" office:string-value="bitfield32" calcext:value-type="string">
            <text:p>bitfield32</text:p>
          </table:table-cell>
          <table:table-cell table:formula="of:=IF([.L43]=&quot;enum16&quot;;&quot;uint16_t&quot;;[.L43])" office:value-type="string" office:string-value="bitfield32" calcext:value-type="string">
            <text:p>bitfield32</text:p>
          </table:table-cell>
          <table:table-cell table:formula="of:=IF([.M43]=&quot;bitfield16&quot;;&quot;uint16_t&quot;;[.M43])" office:value-type="string" office:string-value="bitfield32" calcext:value-type="string">
            <text:p>bitfield32</text:p>
          </table:table-cell>
          <table:table-cell table:formula="of:=IF([.N43]=&quot;bitfield32&quot;;&quot;uint32_t&quot;;[.N43])" office:value-type="string" office:string-value="uint32_t" calcext:value-type="string">
            <text:p>uint32_t</text:p>
          </table:table-cell>
          <table:table-cell table:style-name="ce10" table:formula="of:=IF([.O43]=&quot;acc32&quot;;&quot;uint32_t&quot;;[.O43])" office:value-type="string" office:string-value="uint32_t" calcext:value-type="string">
            <text:p>uint32_t</text:p>
          </table:table-cell>
          <table:table-cell table:style-name="ce10" table:formula="of:=IF([.P43]=&quot;acc64&quot;;&quot;uint64_t&quot;;[.P43])" office:value-type="string" office:string-value="uint32_t" calcext:value-type="string">
            <text:p>uint32_t</text:p>
          </table:table-cell>
          <table:table-cell/>
          <table:table-cell table:style-name="ce11" table:formula="of:=IF([.H43]=&quot;string&quot;;&quot;char &quot;&amp;[.F43]&amp;&quot;[&quot;&amp;[.C43]*2&amp;&quot;]&quot;;[.Q43]&amp;&quot; &quot;&amp;[.F43])&amp;&quot;;&quot;" office:value-type="string" office:string-value="uint32_t EvtVnd2;" calcext:value-type="string">
            <text:p>uint32_t EvtVnd2;</text:p>
          </table:table-cell>
        </table:table-row>
        <table:table-row table:style-name="ro3">
          <table:table-cell table:style-name="ce15" office:value-type="float" office:value="49" calcext:value-type="float">
            <text:p>49</text:p>
          </table:table-cell>
          <table:table-cell table:style-name="ce15" office:value-type="float" office:value="50" calcext:value-type="float">
            <text:p>50</text:p>
          </table:table-cell>
          <table:table-cell table:style-name="ce15" office:value-type="float" office:value="2" calcext:value-type="float">
            <text:p>2</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EvtVnd3</text:p>
          </table:table-cell>
          <table:table-cell table:style-name="ce16" office:value-type="string" calcext:value-type="string">
            <text:p>Vendor defined events</text:p>
          </table:table-cell>
          <table:table-cell table:style-name="ce15" office:value-type="string" calcext:value-type="string">
            <text:p>bitfield32</text:p>
          </table:table-cell>
          <table:table-cell/>
          <table:table-cell table:formula="of:=IF([.H44]=&quot;int16&quot;;&quot;int16_t&quot;;[.H44])" office:value-type="string" office:string-value="bitfield32" calcext:value-type="string">
            <text:p>bitfield32</text:p>
          </table:table-cell>
          <table:table-cell table:formula="of:=IF([.J44]=&quot;uint16&quot;;&quot;uint16_t&quot;;[.J44])" office:value-type="string" office:string-value="bitfield32" calcext:value-type="string">
            <text:p>bitfield32</text:p>
          </table:table-cell>
          <table:table-cell table:formula="of:=IF([.K44]=&quot;sunssf&quot;;&quot;int16_t&quot;;[.K44])" office:value-type="string" office:string-value="bitfield32" calcext:value-type="string">
            <text:p>bitfield32</text:p>
          </table:table-cell>
          <table:table-cell table:formula="of:=IF([.L44]=&quot;enum16&quot;;&quot;uint16_t&quot;;[.L44])" office:value-type="string" office:string-value="bitfield32" calcext:value-type="string">
            <text:p>bitfield32</text:p>
          </table:table-cell>
          <table:table-cell table:formula="of:=IF([.M44]=&quot;bitfield16&quot;;&quot;uint16_t&quot;;[.M44])" office:value-type="string" office:string-value="bitfield32" calcext:value-type="string">
            <text:p>bitfield32</text:p>
          </table:table-cell>
          <table:table-cell table:formula="of:=IF([.N44]=&quot;bitfield32&quot;;&quot;uint32_t&quot;;[.N44])" office:value-type="string" office:string-value="uint32_t" calcext:value-type="string">
            <text:p>uint32_t</text:p>
          </table:table-cell>
          <table:table-cell table:style-name="ce10" table:formula="of:=IF([.O44]=&quot;acc32&quot;;&quot;uint32_t&quot;;[.O44])" office:value-type="string" office:string-value="uint32_t" calcext:value-type="string">
            <text:p>uint32_t</text:p>
          </table:table-cell>
          <table:table-cell table:style-name="ce10" table:formula="of:=IF([.P44]=&quot;acc64&quot;;&quot;uint64_t&quot;;[.P44])" office:value-type="string" office:string-value="uint32_t" calcext:value-type="string">
            <text:p>uint32_t</text:p>
          </table:table-cell>
          <table:table-cell/>
          <table:table-cell table:style-name="ce11" table:formula="of:=IF([.H44]=&quot;string&quot;;&quot;char &quot;&amp;[.F44]&amp;&quot;[&quot;&amp;[.C44]*2&amp;&quot;]&quot;;[.Q44]&amp;&quot; &quot;&amp;[.F44])&amp;&quot;;&quot;" office:value-type="string" office:string-value="uint32_t EvtVnd3;" calcext:value-type="string">
            <text:p>uint32_t EvtVnd3;</text:p>
          </table:table-cell>
        </table:table-row>
        <table:table-row table:style-name="ro3">
          <table:table-cell table:style-name="ce15" office:value-type="float" office:value="51" calcext:value-type="float">
            <text:p>51</text:p>
          </table:table-cell>
          <table:table-cell table:style-name="ce15" office:value-type="float" office:value="52" calcext:value-type="float">
            <text:p>52</text:p>
          </table:table-cell>
          <table:table-cell table:style-name="ce15" office:value-type="float" office:value="2" calcext:value-type="float">
            <text:p>2</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EvtVnd4</text:p>
          </table:table-cell>
          <table:table-cell table:style-name="ce16" office:value-type="string" calcext:value-type="string">
            <text:p>Vendor defined events</text:p>
          </table:table-cell>
          <table:table-cell table:style-name="ce15" office:value-type="string" calcext:value-type="string">
            <text:p>bitfield32</text:p>
          </table:table-cell>
          <table:table-cell/>
          <table:table-cell table:formula="of:=IF([.H45]=&quot;int16&quot;;&quot;int16_t&quot;;[.H45])" office:value-type="string" office:string-value="bitfield32" calcext:value-type="string">
            <text:p>bitfield32</text:p>
          </table:table-cell>
          <table:table-cell table:formula="of:=IF([.J45]=&quot;uint16&quot;;&quot;uint16_t&quot;;[.J45])" office:value-type="string" office:string-value="bitfield32" calcext:value-type="string">
            <text:p>bitfield32</text:p>
          </table:table-cell>
          <table:table-cell table:formula="of:=IF([.K45]=&quot;sunssf&quot;;&quot;int16_t&quot;;[.K45])" office:value-type="string" office:string-value="bitfield32" calcext:value-type="string">
            <text:p>bitfield32</text:p>
          </table:table-cell>
          <table:table-cell table:formula="of:=IF([.L45]=&quot;enum16&quot;;&quot;uint16_t&quot;;[.L45])" office:value-type="string" office:string-value="bitfield32" calcext:value-type="string">
            <text:p>bitfield32</text:p>
          </table:table-cell>
          <table:table-cell table:formula="of:=IF([.M45]=&quot;bitfield16&quot;;&quot;uint16_t&quot;;[.M45])" office:value-type="string" office:string-value="bitfield32" calcext:value-type="string">
            <text:p>bitfield32</text:p>
          </table:table-cell>
          <table:table-cell table:formula="of:=IF([.N45]=&quot;bitfield32&quot;;&quot;uint32_t&quot;;[.N45])" office:value-type="string" office:string-value="uint32_t" calcext:value-type="string">
            <text:p>uint32_t</text:p>
          </table:table-cell>
          <table:table-cell table:style-name="ce10" table:formula="of:=IF([.O45]=&quot;acc32&quot;;&quot;uint32_t&quot;;[.O45])" office:value-type="string" office:string-value="uint32_t" calcext:value-type="string">
            <text:p>uint32_t</text:p>
          </table:table-cell>
          <table:table-cell table:style-name="ce10" table:formula="of:=IF([.P45]=&quot;acc64&quot;;&quot;uint64_t&quot;;[.P45])" office:value-type="string" office:string-value="uint32_t" calcext:value-type="string">
            <text:p>uint32_t</text:p>
          </table:table-cell>
          <table:table-cell/>
          <table:table-cell table:style-name="ce11" table:formula="of:=IF([.H45]=&quot;string&quot;;&quot;char &quot;&amp;[.F45]&amp;&quot;[&quot;&amp;[.C45]*2&amp;&quot;]&quot;;[.Q45]&amp;&quot; &quot;&amp;[.F45])&amp;&quot;;&quot;" office:value-type="string" office:string-value="uint32_t EvtVnd4;" calcext:value-type="string">
            <text:p>uint32_t EvtVnd4;</text:p>
          </table:table-cell>
        </table:table-row>
        <table:table-row table:style-name="ro1" table:number-rows-repeated="1048530">
          <table:table-cell table:number-columns-repeated="19"/>
        </table:table-row>
        <table:table-row table:style-name="ro1">
          <table:table-cell table:number-columns-repeated="19"/>
        </table:table-row>
      </table:table>
      <table:table table:name="Nameplate" table:style-name="ta1">
        <table:table-column table:style-name="co1" table:number-columns-repeated="18" table:default-cell-style-name="Default"/>
        <table:table-column table:style-name="co1" table:default-cell-style-name="ce14"/>
        <table:table-row table:style-name="ro4">
          <table:table-cell table:number-columns-repeated="3"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ID</text:p>
          </table:table-cell>
          <table:table-cell table:style-name="ce3" office:value-type="string" calcext:value-type="string">
            <text:p>Well-known value. Uniquely identifies this as a sunspec model nameplate (120)</text:p>
          </table:table-cell>
          <table:table-cell table:style-name="ce1" office:value-type="string" calcext:value-type="string">
            <text:p>uint16</text:p>
          </table:table-cell>
          <table:table-cell/>
          <table:table-cell table:formula="of:=IF([.H1]=&quot;int16&quot;;&quot;int16_t&quot;;[.H1])" office:value-type="string" office:string-value="uint16" calcext:value-type="string">
            <text:p>uint16</text:p>
          </table:table-cell>
          <table:table-cell table:formula="of:=IF([.J1]=&quot;uint16&quot;;&quot;uint16_t&quot;;[.J1])" office:value-type="string" office:string-value="uint16_t" calcext:value-type="string">
            <text:p>uint16_t</text:p>
          </table:table-cell>
          <table:table-cell table:formula="of:=IF([.K1]=&quot;sunssf&quot;;&quot;int16_t&quot;;[.K1])" office:value-type="string" office:string-value="uint16_t" calcext:value-type="string">
            <text:p>uint16_t</text:p>
          </table:table-cell>
          <table:table-cell table:formula="of:=IF([.L1]=&quot;enum16&quot;;&quot;uint16_t&quot;;[.L1])" office:value-type="string" office:string-value="uint16_t" calcext:value-type="string">
            <text:p>uint16_t</text:p>
          </table:table-cell>
          <table:table-cell table:formula="of:=IF([.M1]=&quot;bitfield16&quot;;&quot;uint16_t&quot;;[.M1])" office:value-type="string" office:string-value="uint16_t" calcext:value-type="string">
            <text:p>uint16_t</text:p>
          </table:table-cell>
          <table:table-cell table:formula="of:=IF([.N1]=&quot;bitfield32&quot;;&quot;uint32_t&quot;;[.N1])" office:value-type="string" office:string-value="uint16_t" calcext:value-type="string">
            <text:p>uint16_t</text:p>
          </table:table-cell>
          <table:table-cell table:style-name="ce10" table:formula="of:=IF([.O1]=&quot;acc32&quot;;&quot;uint32_t&quot;;[.O1])" office:value-type="string" office:string-value="uint16_t" calcext:value-type="string">
            <text:p>uint16_t</text:p>
          </table:table-cell>
          <table:table-cell table:style-name="ce10" table:formula="of:=IF([.P1]=&quot;acc64&quot;;&quot;uint64_t&quot;;[.P1])" office:value-type="string" office:string-value="uint16_t" calcext:value-type="string">
            <text:p>uint16_t</text:p>
          </table:table-cell>
          <table:table-cell/>
          <table:table-cell table:style-name="ce11" table:formula="of:=IF([.H1]=&quot;string&quot;;&quot;char &quot;&amp;[.F1]&amp;&quot;[&quot;&amp;[.C1]*2&amp;&quot;]&quot;;[.Q1]&amp;&quot; &quot;&amp;[.F1])&amp;&quot;;&quot;" office:value-type="string" office:string-value="uint16_t ID;" calcext:value-type="string">
            <text:p>uint16_t ID;</text:p>
          </table:table-cell>
        </table:table-row>
        <table:table-row table:style-name="ro5">
          <table:table-cell table:number-columns-repeated="2" table:style-name="ce1" office:value-type="float" office:value="2" calcext:value-type="float">
            <text:p>2</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L</text:p>
          </table:table-cell>
          <table:table-cell table:style-name="ce3" office:value-type="string" calcext:value-type="string">
            <text:p>Length of sunspec model nameplate (120)</text:p>
          </table:table-cell>
          <table:table-cell table:style-name="ce1" office:value-type="string" calcext:value-type="string">
            <text:p>uint16</text:p>
          </table:table-cell>
          <table:table-cell/>
          <table:table-cell table:formula="of:=IF([.H2]=&quot;int16&quot;;&quot;int16_t&quot;;[.H2])" office:value-type="string" office:string-value="uint16" calcext:value-type="string">
            <text:p>uint16</text:p>
          </table:table-cell>
          <table:table-cell table:formula="of:=IF([.J2]=&quot;uint16&quot;;&quot;uint16_t&quot;;[.J2])" office:value-type="string" office:string-value="uint16_t" calcext:value-type="string">
            <text:p>uint16_t</text:p>
          </table:table-cell>
          <table:table-cell table:formula="of:=IF([.K2]=&quot;sunssf&quot;;&quot;int16_t&quot;;[.K2])" office:value-type="string" office:string-value="uint16_t" calcext:value-type="string">
            <text:p>uint16_t</text:p>
          </table:table-cell>
          <table:table-cell table:formula="of:=IF([.L2]=&quot;enum16&quot;;&quot;uint16_t&quot;;[.L2])" office:value-type="string" office:string-value="uint16_t" calcext:value-type="string">
            <text:p>uint16_t</text:p>
          </table:table-cell>
          <table:table-cell table:formula="of:=IF([.M2]=&quot;bitfield16&quot;;&quot;uint16_t&quot;;[.M2])" office:value-type="string" office:string-value="uint16_t" calcext:value-type="string">
            <text:p>uint16_t</text:p>
          </table:table-cell>
          <table:table-cell table:formula="of:=IF([.N2]=&quot;bitfield32&quot;;&quot;uint32_t&quot;;[.N2])" office:value-type="string" office:string-value="uint16_t" calcext:value-type="string">
            <text:p>uint16_t</text:p>
          </table:table-cell>
          <table:table-cell table:style-name="ce10" table:formula="of:=IF([.O2]=&quot;acc32&quot;;&quot;uint32_t&quot;;[.O2])" office:value-type="string" office:string-value="uint16_t" calcext:value-type="string">
            <text:p>uint16_t</text:p>
          </table:table-cell>
          <table:table-cell table:style-name="ce10" table:formula="of:=IF([.P2]=&quot;acc64&quot;;&quot;uint64_t&quot;;[.P2])" office:value-type="string" office:string-value="uint16_t" calcext:value-type="string">
            <text:p>uint16_t</text:p>
          </table:table-cell>
          <table:table-cell/>
          <table:table-cell table:style-name="ce11" table:formula="of:=IF([.H2]=&quot;string&quot;;&quot;char &quot;&amp;[.F2]&amp;&quot;[&quot;&amp;[.C2]*2&amp;&quot;]&quot;;[.Q2]&amp;&quot; &quot;&amp;[.F2])&amp;&quot;;&quot;" office:value-type="string" office:string-value="uint16_t L;" calcext:value-type="string">
            <text:p>uint16_t L;</text:p>
          </table:table-cell>
        </table:table-row>
        <table:table-row table:style-name="ro4">
          <table:table-cell table:number-columns-repeated="2" table:style-name="ce1" office:value-type="float" office:value="3" calcext:value-type="float">
            <text:p>3</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DERTyp</text:p>
          </table:table-cell>
          <table:table-cell table:style-name="ce3" office:value-type="string" calcext:value-type="string">
            <text:p>Type of DER device. Default value is 4 to indicate PV device.</text:p>
          </table:table-cell>
          <table:table-cell table:style-name="ce1" office:value-type="string" calcext:value-type="string">
            <text:p>enum16</text:p>
          </table:table-cell>
          <table:table-cell/>
          <table:table-cell table:formula="of:=IF([.H3]=&quot;int16&quot;;&quot;int16_t&quot;;[.H3])" office:value-type="string" office:string-value="enum16" calcext:value-type="string">
            <text:p>enum16</text:p>
          </table:table-cell>
          <table:table-cell table:formula="of:=IF([.J3]=&quot;uint16&quot;;&quot;uint16_t&quot;;[.J3])" office:value-type="string" office:string-value="enum16" calcext:value-type="string">
            <text:p>enum16</text:p>
          </table:table-cell>
          <table:table-cell table:formula="of:=IF([.K3]=&quot;sunssf&quot;;&quot;int16_t&quot;;[.K3])" office:value-type="string" office:string-value="enum16" calcext:value-type="string">
            <text:p>enum16</text:p>
          </table:table-cell>
          <table:table-cell table:formula="of:=IF([.L3]=&quot;enum16&quot;;&quot;uint16_t&quot;;[.L3])" office:value-type="string" office:string-value="uint16_t" calcext:value-type="string">
            <text:p>uint16_t</text:p>
          </table:table-cell>
          <table:table-cell table:formula="of:=IF([.M3]=&quot;bitfield16&quot;;&quot;uint16_t&quot;;[.M3])" office:value-type="string" office:string-value="uint16_t" calcext:value-type="string">
            <text:p>uint16_t</text:p>
          </table:table-cell>
          <table:table-cell table:formula="of:=IF([.N3]=&quot;bitfield32&quot;;&quot;uint32_t&quot;;[.N3])" office:value-type="string" office:string-value="uint16_t" calcext:value-type="string">
            <text:p>uint16_t</text:p>
          </table:table-cell>
          <table:table-cell table:style-name="ce10" table:formula="of:=IF([.O3]=&quot;acc32&quot;;&quot;uint32_t&quot;;[.O3])" office:value-type="string" office:string-value="uint16_t" calcext:value-type="string">
            <text:p>uint16_t</text:p>
          </table:table-cell>
          <table:table-cell table:style-name="ce10" table:formula="of:=IF([.P3]=&quot;acc64&quot;;&quot;uint64_t&quot;;[.P3])" office:value-type="string" office:string-value="uint16_t" calcext:value-type="string">
            <text:p>uint16_t</text:p>
          </table:table-cell>
          <table:table-cell/>
          <table:table-cell table:style-name="ce11" table:formula="of:=IF([.H3]=&quot;string&quot;;&quot;char &quot;&amp;[.F3]&amp;&quot;[&quot;&amp;[.C3]*2&amp;&quot;]&quot;;[.Q3]&amp;&quot; &quot;&amp;[.F3])&amp;&quot;;&quot;" office:value-type="string" office:string-value="uint16_t DERTyp;" calcext:value-type="string">
            <text:p>uint16_t DERTyp;</text:p>
          </table:table-cell>
        </table:table-row>
        <table:table-row table:style-name="ro5">
          <table:table-cell table:number-columns-repeated="2" table:style-name="ce1" office:value-type="float" office:value="4" calcext:value-type="float">
            <text:p>4</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WRtg</text:p>
          </table:table-cell>
          <table:table-cell table:style-name="ce3" office:value-type="string" calcext:value-type="string">
            <text:p>Continuous power output capability of the inverter.</text:p>
          </table:table-cell>
          <table:table-cell table:style-name="ce1" office:value-type="string" calcext:value-type="string">
            <text:p>uint16</text:p>
          </table:table-cell>
          <table:table-cell/>
          <table:table-cell table:formula="of:=IF([.H4]=&quot;int16&quot;;&quot;int16_t&quot;;[.H4])" office:value-type="string" office:string-value="uint16" calcext:value-type="string">
            <text:p>uint16</text:p>
          </table:table-cell>
          <table:table-cell table:formula="of:=IF([.J4]=&quot;uint16&quot;;&quot;uint16_t&quot;;[.J4])" office:value-type="string" office:string-value="uint16_t" calcext:value-type="string">
            <text:p>uint16_t</text:p>
          </table:table-cell>
          <table:table-cell table:formula="of:=IF([.K4]=&quot;sunssf&quot;;&quot;int16_t&quot;;[.K4])" office:value-type="string" office:string-value="uint16_t" calcext:value-type="string">
            <text:p>uint16_t</text:p>
          </table:table-cell>
          <table:table-cell table:formula="of:=IF([.L4]=&quot;enum16&quot;;&quot;uint16_t&quot;;[.L4])" office:value-type="string" office:string-value="uint16_t" calcext:value-type="string">
            <text:p>uint16_t</text:p>
          </table:table-cell>
          <table:table-cell table:formula="of:=IF([.M4]=&quot;bitfield16&quot;;&quot;uint16_t&quot;;[.M4])" office:value-type="string" office:string-value="uint16_t" calcext:value-type="string">
            <text:p>uint16_t</text:p>
          </table:table-cell>
          <table:table-cell table:formula="of:=IF([.N4]=&quot;bitfield32&quot;;&quot;uint32_t&quot;;[.N4])" office:value-type="string" office:string-value="uint16_t" calcext:value-type="string">
            <text:p>uint16_t</text:p>
          </table:table-cell>
          <table:table-cell table:style-name="ce10" table:formula="of:=IF([.O4]=&quot;acc32&quot;;&quot;uint32_t&quot;;[.O4])" office:value-type="string" office:string-value="uint16_t" calcext:value-type="string">
            <text:p>uint16_t</text:p>
          </table:table-cell>
          <table:table-cell table:style-name="ce10" table:formula="of:=IF([.P4]=&quot;acc64&quot;;&quot;uint64_t&quot;;[.P4])" office:value-type="string" office:string-value="uint16_t" calcext:value-type="string">
            <text:p>uint16_t</text:p>
          </table:table-cell>
          <table:table-cell/>
          <table:table-cell table:style-name="ce11" table:formula="of:=IF([.H4]=&quot;string&quot;;&quot;char &quot;&amp;[.F4]&amp;&quot;[&quot;&amp;[.C4]*2&amp;&quot;]&quot;;[.Q4]&amp;&quot; &quot;&amp;[.F4])&amp;&quot;;&quot;" office:value-type="string" office:string-value="uint16_t WRtg;" calcext:value-type="string">
            <text:p>uint16_t WRtg;</text:p>
          </table:table-cell>
        </table:table-row>
        <table:table-row table:style-name="ro1">
          <table:table-cell table:number-columns-repeated="2" table:style-name="ce1" office:value-type="float" office:value="5" calcext:value-type="float">
            <text:p>5</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WRtg_SF</text:p>
          </table:table-cell>
          <table:table-cell table:style-name="ce3" office:value-type="string" calcext:value-type="string">
            <text:p>Scale factor</text:p>
          </table:table-cell>
          <table:table-cell table:style-name="ce1" office:value-type="string" calcext:value-type="string">
            <text:p>sunssf</text:p>
          </table:table-cell>
          <table:table-cell/>
          <table:table-cell table:formula="of:=IF([.H5]=&quot;int16&quot;;&quot;int16_t&quot;;[.H5])" office:value-type="string" office:string-value="sunssf" calcext:value-type="string">
            <text:p>sunssf</text:p>
          </table:table-cell>
          <table:table-cell table:formula="of:=IF([.J5]=&quot;uint16&quot;;&quot;uint16_t&quot;;[.J5])" office:value-type="string" office:string-value="sunssf" calcext:value-type="string">
            <text:p>sunssf</text:p>
          </table:table-cell>
          <table:table-cell table:formula="of:=IF([.K5]=&quot;sunssf&quot;;&quot;int16_t&quot;;[.K5])" office:value-type="string" office:string-value="int16_t" calcext:value-type="string">
            <text:p>int16_t</text:p>
          </table:table-cell>
          <table:table-cell table:formula="of:=IF([.L5]=&quot;enum16&quot;;&quot;uint16_t&quot;;[.L5])" office:value-type="string" office:string-value="int16_t" calcext:value-type="string">
            <text:p>int16_t</text:p>
          </table:table-cell>
          <table:table-cell table:formula="of:=IF([.M5]=&quot;bitfield16&quot;;&quot;uint16_t&quot;;[.M5])" office:value-type="string" office:string-value="int16_t" calcext:value-type="string">
            <text:p>int16_t</text:p>
          </table:table-cell>
          <table:table-cell table:formula="of:=IF([.N5]=&quot;bitfield32&quot;;&quot;uint32_t&quot;;[.N5])" office:value-type="string" office:string-value="int16_t" calcext:value-type="string">
            <text:p>int16_t</text:p>
          </table:table-cell>
          <table:table-cell table:style-name="ce10" table:formula="of:=IF([.O5]=&quot;acc32&quot;;&quot;uint32_t&quot;;[.O5])" office:value-type="string" office:string-value="int16_t" calcext:value-type="string">
            <text:p>int16_t</text:p>
          </table:table-cell>
          <table:table-cell table:style-name="ce10" table:formula="of:=IF([.P5]=&quot;acc64&quot;;&quot;uint64_t&quot;;[.P5])" office:value-type="string" office:string-value="int16_t" calcext:value-type="string">
            <text:p>int16_t</text:p>
          </table:table-cell>
          <table:table-cell/>
          <table:table-cell table:style-name="ce11" table:formula="of:=IF([.H5]=&quot;string&quot;;&quot;char &quot;&amp;[.F5]&amp;&quot;[&quot;&amp;[.C5]*2&amp;&quot;]&quot;;[.Q5]&amp;&quot; &quot;&amp;[.F5])&amp;&quot;;&quot;" office:value-type="string" office:string-value="int16_t WRtg_SF;" calcext:value-type="string">
            <text:p>int16_t WRtg_SF;</text:p>
          </table:table-cell>
        </table:table-row>
        <table:table-row table:style-name="ro5">
          <table:table-cell table:number-columns-repeated="2" table:style-name="ce1" office:value-type="float" office:value="6" calcext:value-type="float">
            <text:p>6</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VARtg</text:p>
          </table:table-cell>
          <table:table-cell table:style-name="ce3" office:value-type="string" calcext:value-type="string">
            <text:p>Continuous Volt-Ampere capability of the inverter.</text:p>
          </table:table-cell>
          <table:table-cell table:style-name="ce1" office:value-type="string" calcext:value-type="string">
            <text:p>uint16</text:p>
          </table:table-cell>
          <table:table-cell/>
          <table:table-cell table:formula="of:=IF([.H6]=&quot;int16&quot;;&quot;int16_t&quot;;[.H6])" office:value-type="string" office:string-value="uint16" calcext:value-type="string">
            <text:p>uint16</text:p>
          </table:table-cell>
          <table:table-cell table:formula="of:=IF([.J6]=&quot;uint16&quot;;&quot;uint16_t&quot;;[.J6])" office:value-type="string" office:string-value="uint16_t" calcext:value-type="string">
            <text:p>uint16_t</text:p>
          </table:table-cell>
          <table:table-cell table:formula="of:=IF([.K6]=&quot;sunssf&quot;;&quot;int16_t&quot;;[.K6])" office:value-type="string" office:string-value="uint16_t" calcext:value-type="string">
            <text:p>uint16_t</text:p>
          </table:table-cell>
          <table:table-cell table:formula="of:=IF([.L6]=&quot;enum16&quot;;&quot;uint16_t&quot;;[.L6])" office:value-type="string" office:string-value="uint16_t" calcext:value-type="string">
            <text:p>uint16_t</text:p>
          </table:table-cell>
          <table:table-cell table:formula="of:=IF([.M6]=&quot;bitfield16&quot;;&quot;uint16_t&quot;;[.M6])" office:value-type="string" office:string-value="uint16_t" calcext:value-type="string">
            <text:p>uint16_t</text:p>
          </table:table-cell>
          <table:table-cell table:formula="of:=IF([.N6]=&quot;bitfield32&quot;;&quot;uint32_t&quot;;[.N6])" office:value-type="string" office:string-value="uint16_t" calcext:value-type="string">
            <text:p>uint16_t</text:p>
          </table:table-cell>
          <table:table-cell table:style-name="ce10" table:formula="of:=IF([.O6]=&quot;acc32&quot;;&quot;uint32_t&quot;;[.O6])" office:value-type="string" office:string-value="uint16_t" calcext:value-type="string">
            <text:p>uint16_t</text:p>
          </table:table-cell>
          <table:table-cell table:style-name="ce10" table:formula="of:=IF([.P6]=&quot;acc64&quot;;&quot;uint64_t&quot;;[.P6])" office:value-type="string" office:string-value="uint16_t" calcext:value-type="string">
            <text:p>uint16_t</text:p>
          </table:table-cell>
          <table:table-cell/>
          <table:table-cell table:style-name="ce11" table:formula="of:=IF([.H6]=&quot;string&quot;;&quot;char &quot;&amp;[.F6]&amp;&quot;[&quot;&amp;[.C6]*2&amp;&quot;]&quot;;[.Q6]&amp;&quot; &quot;&amp;[.F6])&amp;&quot;;&quot;" office:value-type="string" office:string-value="uint16_t VARtg;" calcext:value-type="string">
            <text:p>uint16_t VARtg;</text:p>
          </table:table-cell>
        </table:table-row>
        <table:table-row table:style-name="ro1">
          <table:table-cell table:number-columns-repeated="2" table:style-name="ce1" office:value-type="float" office:value="7" calcext:value-type="float">
            <text:p>7</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VARtg_SF</text:p>
          </table:table-cell>
          <table:table-cell table:style-name="ce3" office:value-type="string" calcext:value-type="string">
            <text:p>Scale factor</text:p>
          </table:table-cell>
          <table:table-cell table:style-name="ce1" office:value-type="string" calcext:value-type="string">
            <text:p>sunssf</text:p>
          </table:table-cell>
          <table:table-cell/>
          <table:table-cell table:formula="of:=IF([.H7]=&quot;int16&quot;;&quot;int16_t&quot;;[.H7])" office:value-type="string" office:string-value="sunssf" calcext:value-type="string">
            <text:p>sunssf</text:p>
          </table:table-cell>
          <table:table-cell table:formula="of:=IF([.J7]=&quot;uint16&quot;;&quot;uint16_t&quot;;[.J7])" office:value-type="string" office:string-value="sunssf" calcext:value-type="string">
            <text:p>sunssf</text:p>
          </table:table-cell>
          <table:table-cell table:formula="of:=IF([.K7]=&quot;sunssf&quot;;&quot;int16_t&quot;;[.K7])" office:value-type="string" office:string-value="int16_t" calcext:value-type="string">
            <text:p>int16_t</text:p>
          </table:table-cell>
          <table:table-cell table:formula="of:=IF([.L7]=&quot;enum16&quot;;&quot;uint16_t&quot;;[.L7])" office:value-type="string" office:string-value="int16_t" calcext:value-type="string">
            <text:p>int16_t</text:p>
          </table:table-cell>
          <table:table-cell table:formula="of:=IF([.M7]=&quot;bitfield16&quot;;&quot;uint16_t&quot;;[.M7])" office:value-type="string" office:string-value="int16_t" calcext:value-type="string">
            <text:p>int16_t</text:p>
          </table:table-cell>
          <table:table-cell table:formula="of:=IF([.N7]=&quot;bitfield32&quot;;&quot;uint32_t&quot;;[.N7])" office:value-type="string" office:string-value="int16_t" calcext:value-type="string">
            <text:p>int16_t</text:p>
          </table:table-cell>
          <table:table-cell table:style-name="ce10" table:formula="of:=IF([.O7]=&quot;acc32&quot;;&quot;uint32_t&quot;;[.O7])" office:value-type="string" office:string-value="int16_t" calcext:value-type="string">
            <text:p>int16_t</text:p>
          </table:table-cell>
          <table:table-cell table:style-name="ce10" table:formula="of:=IF([.P7]=&quot;acc64&quot;;&quot;uint64_t&quot;;[.P7])" office:value-type="string" office:string-value="int16_t" calcext:value-type="string">
            <text:p>int16_t</text:p>
          </table:table-cell>
          <table:table-cell/>
          <table:table-cell table:style-name="ce11" table:formula="of:=IF([.H7]=&quot;string&quot;;&quot;char &quot;&amp;[.F7]&amp;&quot;[&quot;&amp;[.C7]*2&amp;&quot;]&quot;;[.Q7]&amp;&quot; &quot;&amp;[.F7])&amp;&quot;;&quot;" office:value-type="string" office:string-value="int16_t VARtg_SF;" calcext:value-type="string">
            <text:p>int16_t VARtg_SF;</text:p>
          </table:table-cell>
        </table:table-row>
        <table:table-row table:style-name="ro2">
          <table:table-cell table:number-columns-repeated="2" table:style-name="ce1" office:value-type="float" office:value="8" calcext:value-type="float">
            <text:p>8</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VArRtgQ1</text:p>
          </table:table-cell>
          <table:table-cell table:style-name="ce3" office:value-type="string" calcext:value-type="string">
            <text:p>Continuous VAR capability of the inverter in quadrant 1.</text:p>
          </table:table-cell>
          <table:table-cell table:style-name="ce1" office:value-type="string" calcext:value-type="string">
            <text:p>int16</text:p>
          </table:table-cell>
          <table:table-cell/>
          <table:table-cell table:formula="of:=IF([.H8]=&quot;int16&quot;;&quot;int16_t&quot;;[.H8])" office:value-type="string" office:string-value="int16_t" calcext:value-type="string">
            <text:p>int16_t</text:p>
          </table:table-cell>
          <table:table-cell table:formula="of:=IF([.J8]=&quot;uint16&quot;;&quot;uint16_t&quot;;[.J8])" office:value-type="string" office:string-value="int16_t" calcext:value-type="string">
            <text:p>int16_t</text:p>
          </table:table-cell>
          <table:table-cell table:formula="of:=IF([.K8]=&quot;sunssf&quot;;&quot;int16_t&quot;;[.K8])" office:value-type="string" office:string-value="int16_t" calcext:value-type="string">
            <text:p>int16_t</text:p>
          </table:table-cell>
          <table:table-cell table:formula="of:=IF([.L8]=&quot;enum16&quot;;&quot;uint16_t&quot;;[.L8])" office:value-type="string" office:string-value="int16_t" calcext:value-type="string">
            <text:p>int16_t</text:p>
          </table:table-cell>
          <table:table-cell table:formula="of:=IF([.M8]=&quot;bitfield16&quot;;&quot;uint16_t&quot;;[.M8])" office:value-type="string" office:string-value="int16_t" calcext:value-type="string">
            <text:p>int16_t</text:p>
          </table:table-cell>
          <table:table-cell table:formula="of:=IF([.N8]=&quot;bitfield32&quot;;&quot;uint32_t&quot;;[.N8])" office:value-type="string" office:string-value="int16_t" calcext:value-type="string">
            <text:p>int16_t</text:p>
          </table:table-cell>
          <table:table-cell table:style-name="ce10" table:formula="of:=IF([.O8]=&quot;acc32&quot;;&quot;uint32_t&quot;;[.O8])" office:value-type="string" office:string-value="int16_t" calcext:value-type="string">
            <text:p>int16_t</text:p>
          </table:table-cell>
          <table:table-cell table:style-name="ce10" table:formula="of:=IF([.P8]=&quot;acc64&quot;;&quot;uint64_t&quot;;[.P8])" office:value-type="string" office:string-value="int16_t" calcext:value-type="string">
            <text:p>int16_t</text:p>
          </table:table-cell>
          <table:table-cell/>
          <table:table-cell table:style-name="ce11" table:formula="of:=IF([.H8]=&quot;string&quot;;&quot;char &quot;&amp;[.F8]&amp;&quot;[&quot;&amp;[.C8]*2&amp;&quot;]&quot;;[.Q8]&amp;&quot; &quot;&amp;[.F8])&amp;&quot;;&quot;" office:value-type="string" office:string-value="int16_t VArRtgQ1;" calcext:value-type="string">
            <text:p>int16_t VArRtgQ1;</text:p>
          </table:table-cell>
        </table:table-row>
        <table:table-row table:style-name="ro2">
          <table:table-cell table:number-columns-repeated="2" table:style-name="ce1" office:value-type="float" office:value="9" calcext:value-type="float">
            <text:p>9</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VArRtgQ2</text:p>
          </table:table-cell>
          <table:table-cell table:style-name="ce3" office:value-type="string" calcext:value-type="string">
            <text:p>Continuous VAR capability of the inverter in quadrant 2.</text:p>
          </table:table-cell>
          <table:table-cell table:style-name="ce1" office:value-type="string" calcext:value-type="string">
            <text:p>int16</text:p>
          </table:table-cell>
          <table:table-cell/>
          <table:table-cell table:formula="of:=IF([.H9]=&quot;int16&quot;;&quot;int16_t&quot;;[.H9])" office:value-type="string" office:string-value="int16_t" calcext:value-type="string">
            <text:p>int16_t</text:p>
          </table:table-cell>
          <table:table-cell table:formula="of:=IF([.J9]=&quot;uint16&quot;;&quot;uint16_t&quot;;[.J9])" office:value-type="string" office:string-value="int16_t" calcext:value-type="string">
            <text:p>int16_t</text:p>
          </table:table-cell>
          <table:table-cell table:formula="of:=IF([.K9]=&quot;sunssf&quot;;&quot;int16_t&quot;;[.K9])" office:value-type="string" office:string-value="int16_t" calcext:value-type="string">
            <text:p>int16_t</text:p>
          </table:table-cell>
          <table:table-cell table:formula="of:=IF([.L9]=&quot;enum16&quot;;&quot;uint16_t&quot;;[.L9])" office:value-type="string" office:string-value="int16_t" calcext:value-type="string">
            <text:p>int16_t</text:p>
          </table:table-cell>
          <table:table-cell table:formula="of:=IF([.M9]=&quot;bitfield16&quot;;&quot;uint16_t&quot;;[.M9])" office:value-type="string" office:string-value="int16_t" calcext:value-type="string">
            <text:p>int16_t</text:p>
          </table:table-cell>
          <table:table-cell table:formula="of:=IF([.N9]=&quot;bitfield32&quot;;&quot;uint32_t&quot;;[.N9])" office:value-type="string" office:string-value="int16_t" calcext:value-type="string">
            <text:p>int16_t</text:p>
          </table:table-cell>
          <table:table-cell table:style-name="ce10" table:formula="of:=IF([.O9]=&quot;acc32&quot;;&quot;uint32_t&quot;;[.O9])" office:value-type="string" office:string-value="int16_t" calcext:value-type="string">
            <text:p>int16_t</text:p>
          </table:table-cell>
          <table:table-cell table:style-name="ce10" table:formula="of:=IF([.P9]=&quot;acc64&quot;;&quot;uint64_t&quot;;[.P9])" office:value-type="string" office:string-value="int16_t" calcext:value-type="string">
            <text:p>int16_t</text:p>
          </table:table-cell>
          <table:table-cell/>
          <table:table-cell table:style-name="ce11" table:formula="of:=IF([.H9]=&quot;string&quot;;&quot;char &quot;&amp;[.F9]&amp;&quot;[&quot;&amp;[.C9]*2&amp;&quot;]&quot;;[.Q9]&amp;&quot; &quot;&amp;[.F9])&amp;&quot;;&quot;" office:value-type="string" office:string-value="int16_t VArRtgQ2;" calcext:value-type="string">
            <text:p>int16_t VArRtgQ2;</text:p>
          </table:table-cell>
        </table:table-row>
        <table:table-row table:style-name="ro2">
          <table:table-cell table:number-columns-repeated="2" table:style-name="ce1" office:value-type="float" office:value="10" calcext:value-type="float">
            <text:p>10</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VArRtgQ3</text:p>
          </table:table-cell>
          <table:table-cell table:style-name="ce3" office:value-type="string" calcext:value-type="string">
            <text:p>Continuous VAR capability of the inverter in quadrant 3.</text:p>
          </table:table-cell>
          <table:table-cell table:style-name="ce1" office:value-type="string" calcext:value-type="string">
            <text:p>int16</text:p>
          </table:table-cell>
          <table:table-cell/>
          <table:table-cell table:formula="of:=IF([.H10]=&quot;int16&quot;;&quot;int16_t&quot;;[.H10])" office:value-type="string" office:string-value="int16_t" calcext:value-type="string">
            <text:p>int16_t</text:p>
          </table:table-cell>
          <table:table-cell table:formula="of:=IF([.J10]=&quot;uint16&quot;;&quot;uint16_t&quot;;[.J10])" office:value-type="string" office:string-value="int16_t" calcext:value-type="string">
            <text:p>int16_t</text:p>
          </table:table-cell>
          <table:table-cell table:formula="of:=IF([.K10]=&quot;sunssf&quot;;&quot;int16_t&quot;;[.K10])" office:value-type="string" office:string-value="int16_t" calcext:value-type="string">
            <text:p>int16_t</text:p>
          </table:table-cell>
          <table:table-cell table:formula="of:=IF([.L10]=&quot;enum16&quot;;&quot;uint16_t&quot;;[.L10])" office:value-type="string" office:string-value="int16_t" calcext:value-type="string">
            <text:p>int16_t</text:p>
          </table:table-cell>
          <table:table-cell table:formula="of:=IF([.M10]=&quot;bitfield16&quot;;&quot;uint16_t&quot;;[.M10])" office:value-type="string" office:string-value="int16_t" calcext:value-type="string">
            <text:p>int16_t</text:p>
          </table:table-cell>
          <table:table-cell table:formula="of:=IF([.N10]=&quot;bitfield32&quot;;&quot;uint32_t&quot;;[.N10])" office:value-type="string" office:string-value="int16_t" calcext:value-type="string">
            <text:p>int16_t</text:p>
          </table:table-cell>
          <table:table-cell table:style-name="ce10" table:formula="of:=IF([.O10]=&quot;acc32&quot;;&quot;uint32_t&quot;;[.O10])" office:value-type="string" office:string-value="int16_t" calcext:value-type="string">
            <text:p>int16_t</text:p>
          </table:table-cell>
          <table:table-cell table:style-name="ce10" table:formula="of:=IF([.P10]=&quot;acc64&quot;;&quot;uint64_t&quot;;[.P10])" office:value-type="string" office:string-value="int16_t" calcext:value-type="string">
            <text:p>int16_t</text:p>
          </table:table-cell>
          <table:table-cell/>
          <table:table-cell table:style-name="ce11" table:formula="of:=IF([.H10]=&quot;string&quot;;&quot;char &quot;&amp;[.F10]&amp;&quot;[&quot;&amp;[.C10]*2&amp;&quot;]&quot;;[.Q10]&amp;&quot; &quot;&amp;[.F10])&amp;&quot;;&quot;" office:value-type="string" office:string-value="int16_t VArRtgQ3;" calcext:value-type="string">
            <text:p>int16_t VArRtgQ3;</text:p>
          </table:table-cell>
        </table:table-row>
        <table:table-row table:style-name="ro2">
          <table:table-cell table:number-columns-repeated="2" table:style-name="ce1" office:value-type="float" office:value="11" calcext:value-type="float">
            <text:p>11</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VArRtgQ4</text:p>
          </table:table-cell>
          <table:table-cell table:style-name="ce3" office:value-type="string" calcext:value-type="string">
            <text:p>Continuous VAR capability of the inverter in quadrant 4.</text:p>
          </table:table-cell>
          <table:table-cell table:style-name="ce1" office:value-type="string" calcext:value-type="string">
            <text:p>int16</text:p>
          </table:table-cell>
          <table:table-cell/>
          <table:table-cell table:formula="of:=IF([.H11]=&quot;int16&quot;;&quot;int16_t&quot;;[.H11])" office:value-type="string" office:string-value="int16_t" calcext:value-type="string">
            <text:p>int16_t</text:p>
          </table:table-cell>
          <table:table-cell table:formula="of:=IF([.J11]=&quot;uint16&quot;;&quot;uint16_t&quot;;[.J11])" office:value-type="string" office:string-value="int16_t" calcext:value-type="string">
            <text:p>int16_t</text:p>
          </table:table-cell>
          <table:table-cell table:formula="of:=IF([.K11]=&quot;sunssf&quot;;&quot;int16_t&quot;;[.K11])" office:value-type="string" office:string-value="int16_t" calcext:value-type="string">
            <text:p>int16_t</text:p>
          </table:table-cell>
          <table:table-cell table:formula="of:=IF([.L11]=&quot;enum16&quot;;&quot;uint16_t&quot;;[.L11])" office:value-type="string" office:string-value="int16_t" calcext:value-type="string">
            <text:p>int16_t</text:p>
          </table:table-cell>
          <table:table-cell table:formula="of:=IF([.M11]=&quot;bitfield16&quot;;&quot;uint16_t&quot;;[.M11])" office:value-type="string" office:string-value="int16_t" calcext:value-type="string">
            <text:p>int16_t</text:p>
          </table:table-cell>
          <table:table-cell table:formula="of:=IF([.N11]=&quot;bitfield32&quot;;&quot;uint32_t&quot;;[.N11])" office:value-type="string" office:string-value="int16_t" calcext:value-type="string">
            <text:p>int16_t</text:p>
          </table:table-cell>
          <table:table-cell table:style-name="ce10" table:formula="of:=IF([.O11]=&quot;acc32&quot;;&quot;uint32_t&quot;;[.O11])" office:value-type="string" office:string-value="int16_t" calcext:value-type="string">
            <text:p>int16_t</text:p>
          </table:table-cell>
          <table:table-cell table:style-name="ce10" table:formula="of:=IF([.P11]=&quot;acc64&quot;;&quot;uint64_t&quot;;[.P11])" office:value-type="string" office:string-value="int16_t" calcext:value-type="string">
            <text:p>int16_t</text:p>
          </table:table-cell>
          <table:table-cell/>
          <table:table-cell table:style-name="ce11" table:formula="of:=IF([.H11]=&quot;string&quot;;&quot;char &quot;&amp;[.F11]&amp;&quot;[&quot;&amp;[.C11]*2&amp;&quot;]&quot;;[.Q11]&amp;&quot; &quot;&amp;[.F11])&amp;&quot;;&quot;" office:value-type="string" office:string-value="int16_t VArRtgQ4;" calcext:value-type="string">
            <text:p>int16_t VArRtgQ4;</text:p>
          </table:table-cell>
        </table:table-row>
        <table:table-row table:style-name="ro1">
          <table:table-cell table:number-columns-repeated="2" table:style-name="ce1" office:value-type="float" office:value="12" calcext:value-type="float">
            <text:p>12</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VArRtg_SF</text:p>
          </table:table-cell>
          <table:table-cell table:style-name="ce3" office:value-type="string" calcext:value-type="string">
            <text:p>Scale factor</text:p>
          </table:table-cell>
          <table:table-cell table:style-name="ce1" office:value-type="string" calcext:value-type="string">
            <text:p>sunssf</text:p>
          </table:table-cell>
          <table:table-cell/>
          <table:table-cell table:formula="of:=IF([.H12]=&quot;int16&quot;;&quot;int16_t&quot;;[.H12])" office:value-type="string" office:string-value="sunssf" calcext:value-type="string">
            <text:p>sunssf</text:p>
          </table:table-cell>
          <table:table-cell table:formula="of:=IF([.J12]=&quot;uint16&quot;;&quot;uint16_t&quot;;[.J12])" office:value-type="string" office:string-value="sunssf" calcext:value-type="string">
            <text:p>sunssf</text:p>
          </table:table-cell>
          <table:table-cell table:formula="of:=IF([.K12]=&quot;sunssf&quot;;&quot;int16_t&quot;;[.K12])" office:value-type="string" office:string-value="int16_t" calcext:value-type="string">
            <text:p>int16_t</text:p>
          </table:table-cell>
          <table:table-cell table:formula="of:=IF([.L12]=&quot;enum16&quot;;&quot;uint16_t&quot;;[.L12])" office:value-type="string" office:string-value="int16_t" calcext:value-type="string">
            <text:p>int16_t</text:p>
          </table:table-cell>
          <table:table-cell table:formula="of:=IF([.M12]=&quot;bitfield16&quot;;&quot;uint16_t&quot;;[.M12])" office:value-type="string" office:string-value="int16_t" calcext:value-type="string">
            <text:p>int16_t</text:p>
          </table:table-cell>
          <table:table-cell table:formula="of:=IF([.N12]=&quot;bitfield32&quot;;&quot;uint32_t&quot;;[.N12])" office:value-type="string" office:string-value="int16_t" calcext:value-type="string">
            <text:p>int16_t</text:p>
          </table:table-cell>
          <table:table-cell table:style-name="ce10" table:formula="of:=IF([.O12]=&quot;acc32&quot;;&quot;uint32_t&quot;;[.O12])" office:value-type="string" office:string-value="int16_t" calcext:value-type="string">
            <text:p>int16_t</text:p>
          </table:table-cell>
          <table:table-cell table:style-name="ce10" table:formula="of:=IF([.P12]=&quot;acc64&quot;;&quot;uint64_t&quot;;[.P12])" office:value-type="string" office:string-value="int16_t" calcext:value-type="string">
            <text:p>int16_t</text:p>
          </table:table-cell>
          <table:table-cell/>
          <table:table-cell table:style-name="ce11" table:formula="of:=IF([.H12]=&quot;string&quot;;&quot;char &quot;&amp;[.F12]&amp;&quot;[&quot;&amp;[.C12]*2&amp;&quot;]&quot;;[.Q12]&amp;&quot; &quot;&amp;[.F12])&amp;&quot;;&quot;" office:value-type="string" office:string-value="int16_t VArRtg_SF;" calcext:value-type="string">
            <text:p>int16_t VArRtg_SF;</text:p>
          </table:table-cell>
        </table:table-row>
        <table:table-row table:style-name="ro2">
          <table:table-cell table:number-columns-repeated="2" table:style-name="ce1" office:value-type="float" office:value="13" calcext:value-type="float">
            <text:p>13</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ARtg</text:p>
          </table:table-cell>
          <table:table-cell table:style-name="ce3" office:value-type="string" calcext:value-type="string">
            <text:p>Maximum RMS AC current level capability of the inverter.</text:p>
          </table:table-cell>
          <table:table-cell table:style-name="ce1" office:value-type="string" calcext:value-type="string">
            <text:p>uint16</text:p>
          </table:table-cell>
          <table:table-cell/>
          <table:table-cell table:formula="of:=IF([.H13]=&quot;int16&quot;;&quot;int16_t&quot;;[.H13])" office:value-type="string" office:string-value="uint16" calcext:value-type="string">
            <text:p>uint16</text:p>
          </table:table-cell>
          <table:table-cell table:formula="of:=IF([.J13]=&quot;uint16&quot;;&quot;uint16_t&quot;;[.J13])" office:value-type="string" office:string-value="uint16_t" calcext:value-type="string">
            <text:p>uint16_t</text:p>
          </table:table-cell>
          <table:table-cell table:formula="of:=IF([.K13]=&quot;sunssf&quot;;&quot;int16_t&quot;;[.K13])" office:value-type="string" office:string-value="uint16_t" calcext:value-type="string">
            <text:p>uint16_t</text:p>
          </table:table-cell>
          <table:table-cell table:formula="of:=IF([.L13]=&quot;enum16&quot;;&quot;uint16_t&quot;;[.L13])" office:value-type="string" office:string-value="uint16_t" calcext:value-type="string">
            <text:p>uint16_t</text:p>
          </table:table-cell>
          <table:table-cell table:formula="of:=IF([.M13]=&quot;bitfield16&quot;;&quot;uint16_t&quot;;[.M13])" office:value-type="string" office:string-value="uint16_t" calcext:value-type="string">
            <text:p>uint16_t</text:p>
          </table:table-cell>
          <table:table-cell table:formula="of:=IF([.N13]=&quot;bitfield32&quot;;&quot;uint32_t&quot;;[.N13])" office:value-type="string" office:string-value="uint16_t" calcext:value-type="string">
            <text:p>uint16_t</text:p>
          </table:table-cell>
          <table:table-cell table:style-name="ce10" table:formula="of:=IF([.O13]=&quot;acc32&quot;;&quot;uint32_t&quot;;[.O13])" office:value-type="string" office:string-value="uint16_t" calcext:value-type="string">
            <text:p>uint16_t</text:p>
          </table:table-cell>
          <table:table-cell table:style-name="ce10" table:formula="of:=IF([.P13]=&quot;acc64&quot;;&quot;uint64_t&quot;;[.P13])" office:value-type="string" office:string-value="uint16_t" calcext:value-type="string">
            <text:p>uint16_t</text:p>
          </table:table-cell>
          <table:table-cell/>
          <table:table-cell table:style-name="ce11" table:formula="of:=IF([.H13]=&quot;string&quot;;&quot;char &quot;&amp;[.F13]&amp;&quot;[&quot;&amp;[.C13]*2&amp;&quot;]&quot;;[.Q13]&amp;&quot; &quot;&amp;[.F13])&amp;&quot;;&quot;" office:value-type="string" office:string-value="uint16_t ARtg;" calcext:value-type="string">
            <text:p>uint16_t ARtg;</text:p>
          </table:table-cell>
        </table:table-row>
        <table:table-row table:style-name="ro1">
          <table:table-cell table:number-columns-repeated="2" table:style-name="ce1" office:value-type="float" office:value="14" calcext:value-type="float">
            <text:p>14</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ARtg_SF</text:p>
          </table:table-cell>
          <table:table-cell table:style-name="ce3" office:value-type="string" calcext:value-type="string">
            <text:p>Scale factor</text:p>
          </table:table-cell>
          <table:table-cell table:style-name="ce1" office:value-type="string" calcext:value-type="string">
            <text:p>sunssf</text:p>
          </table:table-cell>
          <table:table-cell/>
          <table:table-cell table:formula="of:=IF([.H14]=&quot;int16&quot;;&quot;int16_t&quot;;[.H14])" office:value-type="string" office:string-value="sunssf" calcext:value-type="string">
            <text:p>sunssf</text:p>
          </table:table-cell>
          <table:table-cell table:formula="of:=IF([.J14]=&quot;uint16&quot;;&quot;uint16_t&quot;;[.J14])" office:value-type="string" office:string-value="sunssf" calcext:value-type="string">
            <text:p>sunssf</text:p>
          </table:table-cell>
          <table:table-cell table:formula="of:=IF([.K14]=&quot;sunssf&quot;;&quot;int16_t&quot;;[.K14])" office:value-type="string" office:string-value="int16_t" calcext:value-type="string">
            <text:p>int16_t</text:p>
          </table:table-cell>
          <table:table-cell table:formula="of:=IF([.L14]=&quot;enum16&quot;;&quot;uint16_t&quot;;[.L14])" office:value-type="string" office:string-value="int16_t" calcext:value-type="string">
            <text:p>int16_t</text:p>
          </table:table-cell>
          <table:table-cell table:formula="of:=IF([.M14]=&quot;bitfield16&quot;;&quot;uint16_t&quot;;[.M14])" office:value-type="string" office:string-value="int16_t" calcext:value-type="string">
            <text:p>int16_t</text:p>
          </table:table-cell>
          <table:table-cell table:formula="of:=IF([.N14]=&quot;bitfield32&quot;;&quot;uint32_t&quot;;[.N14])" office:value-type="string" office:string-value="int16_t" calcext:value-type="string">
            <text:p>int16_t</text:p>
          </table:table-cell>
          <table:table-cell table:style-name="ce10" table:formula="of:=IF([.O14]=&quot;acc32&quot;;&quot;uint32_t&quot;;[.O14])" office:value-type="string" office:string-value="int16_t" calcext:value-type="string">
            <text:p>int16_t</text:p>
          </table:table-cell>
          <table:table-cell table:style-name="ce10" table:formula="of:=IF([.P14]=&quot;acc64&quot;;&quot;uint64_t&quot;;[.P14])" office:value-type="string" office:string-value="int16_t" calcext:value-type="string">
            <text:p>int16_t</text:p>
          </table:table-cell>
          <table:table-cell/>
          <table:table-cell table:style-name="ce11" table:formula="of:=IF([.H14]=&quot;string&quot;;&quot;char &quot;&amp;[.F14]&amp;&quot;[&quot;&amp;[.C14]*2&amp;&quot;]&quot;;[.Q14]&amp;&quot; &quot;&amp;[.F14])&amp;&quot;;&quot;" office:value-type="string" office:string-value="int16_t ARtg_SF;" calcext:value-type="string">
            <text:p>int16_t ARtg_SF;</text:p>
          </table:table-cell>
        </table:table-row>
        <table:table-row table:style-name="ro2">
          <table:table-cell table:number-columns-repeated="2" table:style-name="ce1" office:value-type="float" office:value="15" calcext:value-type="float">
            <text:p>15</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PFRtgQ1</text:p>
          </table:table-cell>
          <table:table-cell table:style-name="ce3" office:value-type="string" calcext:value-type="string">
            <text:p>Minimum power factor capability of the inverter in quadrant 1.</text:p>
          </table:table-cell>
          <table:table-cell table:style-name="ce1" office:value-type="string" calcext:value-type="string">
            <text:p>int16</text:p>
          </table:table-cell>
          <table:table-cell/>
          <table:table-cell table:formula="of:=IF([.H15]=&quot;int16&quot;;&quot;int16_t&quot;;[.H15])" office:value-type="string" office:string-value="int16_t" calcext:value-type="string">
            <text:p>int16_t</text:p>
          </table:table-cell>
          <table:table-cell table:formula="of:=IF([.J15]=&quot;uint16&quot;;&quot;uint16_t&quot;;[.J15])" office:value-type="string" office:string-value="int16_t" calcext:value-type="string">
            <text:p>int16_t</text:p>
          </table:table-cell>
          <table:table-cell table:formula="of:=IF([.K15]=&quot;sunssf&quot;;&quot;int16_t&quot;;[.K15])" office:value-type="string" office:string-value="int16_t" calcext:value-type="string">
            <text:p>int16_t</text:p>
          </table:table-cell>
          <table:table-cell table:formula="of:=IF([.L15]=&quot;enum16&quot;;&quot;uint16_t&quot;;[.L15])" office:value-type="string" office:string-value="int16_t" calcext:value-type="string">
            <text:p>int16_t</text:p>
          </table:table-cell>
          <table:table-cell table:formula="of:=IF([.M15]=&quot;bitfield16&quot;;&quot;uint16_t&quot;;[.M15])" office:value-type="string" office:string-value="int16_t" calcext:value-type="string">
            <text:p>int16_t</text:p>
          </table:table-cell>
          <table:table-cell table:formula="of:=IF([.N15]=&quot;bitfield32&quot;;&quot;uint32_t&quot;;[.N15])" office:value-type="string" office:string-value="int16_t" calcext:value-type="string">
            <text:p>int16_t</text:p>
          </table:table-cell>
          <table:table-cell table:style-name="ce10" table:formula="of:=IF([.O15]=&quot;acc32&quot;;&quot;uint32_t&quot;;[.O15])" office:value-type="string" office:string-value="int16_t" calcext:value-type="string">
            <text:p>int16_t</text:p>
          </table:table-cell>
          <table:table-cell table:style-name="ce10" table:formula="of:=IF([.P15]=&quot;acc64&quot;;&quot;uint64_t&quot;;[.P15])" office:value-type="string" office:string-value="int16_t" calcext:value-type="string">
            <text:p>int16_t</text:p>
          </table:table-cell>
          <table:table-cell/>
          <table:table-cell table:style-name="ce11" table:formula="of:=IF([.H15]=&quot;string&quot;;&quot;char &quot;&amp;[.F15]&amp;&quot;[&quot;&amp;[.C15]*2&amp;&quot;]&quot;;[.Q15]&amp;&quot; &quot;&amp;[.F15])&amp;&quot;;&quot;" office:value-type="string" office:string-value="int16_t PFRtgQ1;" calcext:value-type="string">
            <text:p>int16_t PFRtgQ1;</text:p>
          </table:table-cell>
        </table:table-row>
        <table:table-row table:style-name="ro2">
          <table:table-cell table:number-columns-repeated="2" table:style-name="ce1" office:value-type="float" office:value="16" calcext:value-type="float">
            <text:p>16</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PFRtgQ2</text:p>
          </table:table-cell>
          <table:table-cell table:style-name="ce3" office:value-type="string" calcext:value-type="string">
            <text:p>Minimum power factor capability of the inverter in quadrant 2.</text:p>
          </table:table-cell>
          <table:table-cell table:style-name="ce1" office:value-type="string" calcext:value-type="string">
            <text:p>int16</text:p>
          </table:table-cell>
          <table:table-cell/>
          <table:table-cell table:formula="of:=IF([.H16]=&quot;int16&quot;;&quot;int16_t&quot;;[.H16])" office:value-type="string" office:string-value="int16_t" calcext:value-type="string">
            <text:p>int16_t</text:p>
          </table:table-cell>
          <table:table-cell table:formula="of:=IF([.J16]=&quot;uint16&quot;;&quot;uint16_t&quot;;[.J16])" office:value-type="string" office:string-value="int16_t" calcext:value-type="string">
            <text:p>int16_t</text:p>
          </table:table-cell>
          <table:table-cell table:formula="of:=IF([.K16]=&quot;sunssf&quot;;&quot;int16_t&quot;;[.K16])" office:value-type="string" office:string-value="int16_t" calcext:value-type="string">
            <text:p>int16_t</text:p>
          </table:table-cell>
          <table:table-cell table:formula="of:=IF([.L16]=&quot;enum16&quot;;&quot;uint16_t&quot;;[.L16])" office:value-type="string" office:string-value="int16_t" calcext:value-type="string">
            <text:p>int16_t</text:p>
          </table:table-cell>
          <table:table-cell table:formula="of:=IF([.M16]=&quot;bitfield16&quot;;&quot;uint16_t&quot;;[.M16])" office:value-type="string" office:string-value="int16_t" calcext:value-type="string">
            <text:p>int16_t</text:p>
          </table:table-cell>
          <table:table-cell table:formula="of:=IF([.N16]=&quot;bitfield32&quot;;&quot;uint32_t&quot;;[.N16])" office:value-type="string" office:string-value="int16_t" calcext:value-type="string">
            <text:p>int16_t</text:p>
          </table:table-cell>
          <table:table-cell table:style-name="ce10" table:formula="of:=IF([.O16]=&quot;acc32&quot;;&quot;uint32_t&quot;;[.O16])" office:value-type="string" office:string-value="int16_t" calcext:value-type="string">
            <text:p>int16_t</text:p>
          </table:table-cell>
          <table:table-cell table:style-name="ce10" table:formula="of:=IF([.P16]=&quot;acc64&quot;;&quot;uint64_t&quot;;[.P16])" office:value-type="string" office:string-value="int16_t" calcext:value-type="string">
            <text:p>int16_t</text:p>
          </table:table-cell>
          <table:table-cell/>
          <table:table-cell table:style-name="ce11" table:formula="of:=IF([.H16]=&quot;string&quot;;&quot;char &quot;&amp;[.F16]&amp;&quot;[&quot;&amp;[.C16]*2&amp;&quot;]&quot;;[.Q16]&amp;&quot; &quot;&amp;[.F16])&amp;&quot;;&quot;" office:value-type="string" office:string-value="int16_t PFRtgQ2;" calcext:value-type="string">
            <text:p>int16_t PFRtgQ2;</text:p>
          </table:table-cell>
        </table:table-row>
        <table:table-row table:style-name="ro2">
          <table:table-cell table:number-columns-repeated="2" table:style-name="ce1" office:value-type="float" office:value="17" calcext:value-type="float">
            <text:p>17</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PFRtgQ3</text:p>
          </table:table-cell>
          <table:table-cell table:style-name="ce3" office:value-type="string" calcext:value-type="string">
            <text:p>Minimum power factor capability of the inverter in quadrant 3.</text:p>
          </table:table-cell>
          <table:table-cell table:style-name="ce1" office:value-type="string" calcext:value-type="string">
            <text:p>int16</text:p>
          </table:table-cell>
          <table:table-cell/>
          <table:table-cell table:formula="of:=IF([.H17]=&quot;int16&quot;;&quot;int16_t&quot;;[.H17])" office:value-type="string" office:string-value="int16_t" calcext:value-type="string">
            <text:p>int16_t</text:p>
          </table:table-cell>
          <table:table-cell table:formula="of:=IF([.J17]=&quot;uint16&quot;;&quot;uint16_t&quot;;[.J17])" office:value-type="string" office:string-value="int16_t" calcext:value-type="string">
            <text:p>int16_t</text:p>
          </table:table-cell>
          <table:table-cell table:formula="of:=IF([.K17]=&quot;sunssf&quot;;&quot;int16_t&quot;;[.K17])" office:value-type="string" office:string-value="int16_t" calcext:value-type="string">
            <text:p>int16_t</text:p>
          </table:table-cell>
          <table:table-cell table:formula="of:=IF([.L17]=&quot;enum16&quot;;&quot;uint16_t&quot;;[.L17])" office:value-type="string" office:string-value="int16_t" calcext:value-type="string">
            <text:p>int16_t</text:p>
          </table:table-cell>
          <table:table-cell table:formula="of:=IF([.M17]=&quot;bitfield16&quot;;&quot;uint16_t&quot;;[.M17])" office:value-type="string" office:string-value="int16_t" calcext:value-type="string">
            <text:p>int16_t</text:p>
          </table:table-cell>
          <table:table-cell table:formula="of:=IF([.N17]=&quot;bitfield32&quot;;&quot;uint32_t&quot;;[.N17])" office:value-type="string" office:string-value="int16_t" calcext:value-type="string">
            <text:p>int16_t</text:p>
          </table:table-cell>
          <table:table-cell table:style-name="ce10" table:formula="of:=IF([.O17]=&quot;acc32&quot;;&quot;uint32_t&quot;;[.O17])" office:value-type="string" office:string-value="int16_t" calcext:value-type="string">
            <text:p>int16_t</text:p>
          </table:table-cell>
          <table:table-cell table:style-name="ce10" table:formula="of:=IF([.P17]=&quot;acc64&quot;;&quot;uint64_t&quot;;[.P17])" office:value-type="string" office:string-value="int16_t" calcext:value-type="string">
            <text:p>int16_t</text:p>
          </table:table-cell>
          <table:table-cell/>
          <table:table-cell table:style-name="ce11" table:formula="of:=IF([.H17]=&quot;string&quot;;&quot;char &quot;&amp;[.F17]&amp;&quot;[&quot;&amp;[.C17]*2&amp;&quot;]&quot;;[.Q17]&amp;&quot; &quot;&amp;[.F17])&amp;&quot;;&quot;" office:value-type="string" office:string-value="int16_t PFRtgQ3;" calcext:value-type="string">
            <text:p>int16_t PFRtgQ3;</text:p>
          </table:table-cell>
        </table:table-row>
        <table:table-row table:style-name="ro2">
          <table:table-cell table:number-columns-repeated="2" table:style-name="ce1" office:value-type="float" office:value="18" calcext:value-type="float">
            <text:p>18</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PFRtgQ4</text:p>
          </table:table-cell>
          <table:table-cell table:style-name="ce3" office:value-type="string" calcext:value-type="string">
            <text:p>Minimum power factor capability of the inverter in quadrant 4.</text:p>
          </table:table-cell>
          <table:table-cell table:style-name="ce1" office:value-type="string" calcext:value-type="string">
            <text:p>int16</text:p>
          </table:table-cell>
          <table:table-cell/>
          <table:table-cell table:formula="of:=IF([.H18]=&quot;int16&quot;;&quot;int16_t&quot;;[.H18])" office:value-type="string" office:string-value="int16_t" calcext:value-type="string">
            <text:p>int16_t</text:p>
          </table:table-cell>
          <table:table-cell table:formula="of:=IF([.J18]=&quot;uint16&quot;;&quot;uint16_t&quot;;[.J18])" office:value-type="string" office:string-value="int16_t" calcext:value-type="string">
            <text:p>int16_t</text:p>
          </table:table-cell>
          <table:table-cell table:formula="of:=IF([.K18]=&quot;sunssf&quot;;&quot;int16_t&quot;;[.K18])" office:value-type="string" office:string-value="int16_t" calcext:value-type="string">
            <text:p>int16_t</text:p>
          </table:table-cell>
          <table:table-cell table:formula="of:=IF([.L18]=&quot;enum16&quot;;&quot;uint16_t&quot;;[.L18])" office:value-type="string" office:string-value="int16_t" calcext:value-type="string">
            <text:p>int16_t</text:p>
          </table:table-cell>
          <table:table-cell table:formula="of:=IF([.M18]=&quot;bitfield16&quot;;&quot;uint16_t&quot;;[.M18])" office:value-type="string" office:string-value="int16_t" calcext:value-type="string">
            <text:p>int16_t</text:p>
          </table:table-cell>
          <table:table-cell table:formula="of:=IF([.N18]=&quot;bitfield32&quot;;&quot;uint32_t&quot;;[.N18])" office:value-type="string" office:string-value="int16_t" calcext:value-type="string">
            <text:p>int16_t</text:p>
          </table:table-cell>
          <table:table-cell table:style-name="ce10" table:formula="of:=IF([.O18]=&quot;acc32&quot;;&quot;uint32_t&quot;;[.O18])" office:value-type="string" office:string-value="int16_t" calcext:value-type="string">
            <text:p>int16_t</text:p>
          </table:table-cell>
          <table:table-cell table:style-name="ce10" table:formula="of:=IF([.P18]=&quot;acc64&quot;;&quot;uint64_t&quot;;[.P18])" office:value-type="string" office:string-value="int16_t" calcext:value-type="string">
            <text:p>int16_t</text:p>
          </table:table-cell>
          <table:table-cell/>
          <table:table-cell table:style-name="ce11" table:formula="of:=IF([.H18]=&quot;string&quot;;&quot;char &quot;&amp;[.F18]&amp;&quot;[&quot;&amp;[.C18]*2&amp;&quot;]&quot;;[.Q18]&amp;&quot; &quot;&amp;[.F18])&amp;&quot;;&quot;" office:value-type="string" office:string-value="int16_t PFRtgQ4;" calcext:value-type="string">
            <text:p>int16_t PFRtgQ4;</text:p>
          </table:table-cell>
        </table:table-row>
        <table:table-row table:style-name="ro1">
          <table:table-cell table:number-columns-repeated="2" table:style-name="ce1" office:value-type="float" office:value="19" calcext:value-type="float">
            <text:p>19</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PFRtg_SF</text:p>
          </table:table-cell>
          <table:table-cell table:style-name="ce3" office:value-type="string" calcext:value-type="string">
            <text:p>Scale factor</text:p>
          </table:table-cell>
          <table:table-cell table:style-name="ce1" office:value-type="string" calcext:value-type="string">
            <text:p>sunssf</text:p>
          </table:table-cell>
          <table:table-cell/>
          <table:table-cell table:formula="of:=IF([.H19]=&quot;int16&quot;;&quot;int16_t&quot;;[.H19])" office:value-type="string" office:string-value="sunssf" calcext:value-type="string">
            <text:p>sunssf</text:p>
          </table:table-cell>
          <table:table-cell table:formula="of:=IF([.J19]=&quot;uint16&quot;;&quot;uint16_t&quot;;[.J19])" office:value-type="string" office:string-value="sunssf" calcext:value-type="string">
            <text:p>sunssf</text:p>
          </table:table-cell>
          <table:table-cell table:formula="of:=IF([.K19]=&quot;sunssf&quot;;&quot;int16_t&quot;;[.K19])" office:value-type="string" office:string-value="int16_t" calcext:value-type="string">
            <text:p>int16_t</text:p>
          </table:table-cell>
          <table:table-cell table:formula="of:=IF([.L19]=&quot;enum16&quot;;&quot;uint16_t&quot;;[.L19])" office:value-type="string" office:string-value="int16_t" calcext:value-type="string">
            <text:p>int16_t</text:p>
          </table:table-cell>
          <table:table-cell table:formula="of:=IF([.M19]=&quot;bitfield16&quot;;&quot;uint16_t&quot;;[.M19])" office:value-type="string" office:string-value="int16_t" calcext:value-type="string">
            <text:p>int16_t</text:p>
          </table:table-cell>
          <table:table-cell table:formula="of:=IF([.N19]=&quot;bitfield32&quot;;&quot;uint32_t&quot;;[.N19])" office:value-type="string" office:string-value="int16_t" calcext:value-type="string">
            <text:p>int16_t</text:p>
          </table:table-cell>
          <table:table-cell table:style-name="ce10" table:formula="of:=IF([.O19]=&quot;acc32&quot;;&quot;uint32_t&quot;;[.O19])" office:value-type="string" office:string-value="int16_t" calcext:value-type="string">
            <text:p>int16_t</text:p>
          </table:table-cell>
          <table:table-cell table:style-name="ce10" table:formula="of:=IF([.P19]=&quot;acc64&quot;;&quot;uint64_t&quot;;[.P19])" office:value-type="string" office:string-value="int16_t" calcext:value-type="string">
            <text:p>int16_t</text:p>
          </table:table-cell>
          <table:table-cell/>
          <table:table-cell table:style-name="ce11" table:formula="of:=IF([.H19]=&quot;string&quot;;&quot;char &quot;&amp;[.F19]&amp;&quot;[&quot;&amp;[.C19]*2&amp;&quot;]&quot;;[.Q19]&amp;&quot; &quot;&amp;[.F19])&amp;&quot;;&quot;" office:value-type="string" office:string-value="int16_t PFRtg_SF;" calcext:value-type="string">
            <text:p>int16_t PFRtg_SF;</text:p>
          </table:table-cell>
        </table:table-row>
        <table:table-row table:style-name="ro5">
          <table:table-cell table:number-columns-repeated="2" table:style-name="ce1" office:value-type="float" office:value="20" calcext:value-type="float">
            <text:p>20</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WHRtg</text:p>
          </table:table-cell>
          <table:table-cell table:style-name="ce3" office:value-type="string" calcext:value-type="string">
            <text:p>Nominal energy rating of storage device.</text:p>
          </table:table-cell>
          <table:table-cell table:style-name="ce1" office:value-type="string" calcext:value-type="string">
            <text:p>uint16</text:p>
          </table:table-cell>
          <table:table-cell/>
          <table:table-cell table:formula="of:=IF([.H20]=&quot;int16&quot;;&quot;int16_t&quot;;[.H20])" office:value-type="string" office:string-value="uint16" calcext:value-type="string">
            <text:p>uint16</text:p>
          </table:table-cell>
          <table:table-cell table:formula="of:=IF([.J20]=&quot;uint16&quot;;&quot;uint16_t&quot;;[.J20])" office:value-type="string" office:string-value="uint16_t" calcext:value-type="string">
            <text:p>uint16_t</text:p>
          </table:table-cell>
          <table:table-cell table:formula="of:=IF([.K20]=&quot;sunssf&quot;;&quot;int16_t&quot;;[.K20])" office:value-type="string" office:string-value="uint16_t" calcext:value-type="string">
            <text:p>uint16_t</text:p>
          </table:table-cell>
          <table:table-cell table:formula="of:=IF([.L20]=&quot;enum16&quot;;&quot;uint16_t&quot;;[.L20])" office:value-type="string" office:string-value="uint16_t" calcext:value-type="string">
            <text:p>uint16_t</text:p>
          </table:table-cell>
          <table:table-cell table:formula="of:=IF([.M20]=&quot;bitfield16&quot;;&quot;uint16_t&quot;;[.M20])" office:value-type="string" office:string-value="uint16_t" calcext:value-type="string">
            <text:p>uint16_t</text:p>
          </table:table-cell>
          <table:table-cell table:formula="of:=IF([.N20]=&quot;bitfield32&quot;;&quot;uint32_t&quot;;[.N20])" office:value-type="string" office:string-value="uint16_t" calcext:value-type="string">
            <text:p>uint16_t</text:p>
          </table:table-cell>
          <table:table-cell table:style-name="ce10" table:formula="of:=IF([.O20]=&quot;acc32&quot;;&quot;uint32_t&quot;;[.O20])" office:value-type="string" office:string-value="uint16_t" calcext:value-type="string">
            <text:p>uint16_t</text:p>
          </table:table-cell>
          <table:table-cell table:style-name="ce10" table:formula="of:=IF([.P20]=&quot;acc64&quot;;&quot;uint64_t&quot;;[.P20])" office:value-type="string" office:string-value="uint16_t" calcext:value-type="string">
            <text:p>uint16_t</text:p>
          </table:table-cell>
          <table:table-cell/>
          <table:table-cell table:style-name="ce11" table:formula="of:=IF([.H20]=&quot;string&quot;;&quot;char &quot;&amp;[.F20]&amp;&quot;[&quot;&amp;[.C20]*2&amp;&quot;]&quot;;[.Q20]&amp;&quot; &quot;&amp;[.F20])&amp;&quot;;&quot;" office:value-type="string" office:string-value="uint16_t WHRtg;" calcext:value-type="string">
            <text:p>uint16_t WHRtg;</text:p>
          </table:table-cell>
        </table:table-row>
        <table:table-row table:style-name="ro1">
          <table:table-cell table:number-columns-repeated="2" table:style-name="ce1" office:value-type="float" office:value="21" calcext:value-type="float">
            <text:p>21</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WHRtg_SF</text:p>
          </table:table-cell>
          <table:table-cell table:style-name="ce3" office:value-type="string" calcext:value-type="string">
            <text:p>Scale factor</text:p>
          </table:table-cell>
          <table:table-cell table:style-name="ce1" office:value-type="string" calcext:value-type="string">
            <text:p>sunssf</text:p>
          </table:table-cell>
          <table:table-cell/>
          <table:table-cell table:formula="of:=IF([.H21]=&quot;int16&quot;;&quot;int16_t&quot;;[.H21])" office:value-type="string" office:string-value="sunssf" calcext:value-type="string">
            <text:p>sunssf</text:p>
          </table:table-cell>
          <table:table-cell table:formula="of:=IF([.J21]=&quot;uint16&quot;;&quot;uint16_t&quot;;[.J21])" office:value-type="string" office:string-value="sunssf" calcext:value-type="string">
            <text:p>sunssf</text:p>
          </table:table-cell>
          <table:table-cell table:formula="of:=IF([.K21]=&quot;sunssf&quot;;&quot;int16_t&quot;;[.K21])" office:value-type="string" office:string-value="int16_t" calcext:value-type="string">
            <text:p>int16_t</text:p>
          </table:table-cell>
          <table:table-cell table:formula="of:=IF([.L21]=&quot;enum16&quot;;&quot;uint16_t&quot;;[.L21])" office:value-type="string" office:string-value="int16_t" calcext:value-type="string">
            <text:p>int16_t</text:p>
          </table:table-cell>
          <table:table-cell table:formula="of:=IF([.M21]=&quot;bitfield16&quot;;&quot;uint16_t&quot;;[.M21])" office:value-type="string" office:string-value="int16_t" calcext:value-type="string">
            <text:p>int16_t</text:p>
          </table:table-cell>
          <table:table-cell table:formula="of:=IF([.N21]=&quot;bitfield32&quot;;&quot;uint32_t&quot;;[.N21])" office:value-type="string" office:string-value="int16_t" calcext:value-type="string">
            <text:p>int16_t</text:p>
          </table:table-cell>
          <table:table-cell table:style-name="ce10" table:formula="of:=IF([.O21]=&quot;acc32&quot;;&quot;uint32_t&quot;;[.O21])" office:value-type="string" office:string-value="int16_t" calcext:value-type="string">
            <text:p>int16_t</text:p>
          </table:table-cell>
          <table:table-cell table:style-name="ce10" table:formula="of:=IF([.P21]=&quot;acc64&quot;;&quot;uint64_t&quot;;[.P21])" office:value-type="string" office:string-value="int16_t" calcext:value-type="string">
            <text:p>int16_t</text:p>
          </table:table-cell>
          <table:table-cell/>
          <table:table-cell table:style-name="ce11" table:formula="of:=IF([.H21]=&quot;string&quot;;&quot;char &quot;&amp;[.F21]&amp;&quot;[&quot;&amp;[.C21]*2&amp;&quot;]&quot;;[.Q21]&amp;&quot; &quot;&amp;[.F21])&amp;&quot;;&quot;" office:value-type="string" office:string-value="int16_t WHRtg_SF;" calcext:value-type="string">
            <text:p>int16_t WHRtg_SF;</text:p>
          </table:table-cell>
        </table:table-row>
        <table:table-row table:style-name="ro6">
          <table:table-cell table:number-columns-repeated="2" table:style-name="ce15" office:value-type="float" office:value="22" calcext:value-type="float">
            <text:p>22</text:p>
          </table:table-cell>
          <table:table-cell table:style-name="ce15" office:value-type="float" office:value="1" calcext:value-type="float">
            <text:p>1</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AhrRtg</text:p>
          </table:table-cell>
          <table:table-cell table:style-name="ce16" office:value-type="string" calcext:value-type="string">
            <text:p>The usable capacity of the battery. <text:s/>Maximum charge minus minimum charge from a technology capability perspective (Amp-hour capacity rating).</text:p>
          </table:table-cell>
          <table:table-cell table:style-name="ce15" office:value-type="string" calcext:value-type="string">
            <text:p>uint16</text:p>
          </table:table-cell>
          <table:table-cell/>
          <table:table-cell table:formula="of:=IF([.H22]=&quot;int16&quot;;&quot;int16_t&quot;;[.H22])" office:value-type="string" office:string-value="uint16" calcext:value-type="string">
            <text:p>uint16</text:p>
          </table:table-cell>
          <table:table-cell table:formula="of:=IF([.J22]=&quot;uint16&quot;;&quot;uint16_t&quot;;[.J22])" office:value-type="string" office:string-value="uint16_t" calcext:value-type="string">
            <text:p>uint16_t</text:p>
          </table:table-cell>
          <table:table-cell table:formula="of:=IF([.K22]=&quot;sunssf&quot;;&quot;int16_t&quot;;[.K22])" office:value-type="string" office:string-value="uint16_t" calcext:value-type="string">
            <text:p>uint16_t</text:p>
          </table:table-cell>
          <table:table-cell table:formula="of:=IF([.L22]=&quot;enum16&quot;;&quot;uint16_t&quot;;[.L22])" office:value-type="string" office:string-value="uint16_t" calcext:value-type="string">
            <text:p>uint16_t</text:p>
          </table:table-cell>
          <table:table-cell table:formula="of:=IF([.M22]=&quot;bitfield16&quot;;&quot;uint16_t&quot;;[.M22])" office:value-type="string" office:string-value="uint16_t" calcext:value-type="string">
            <text:p>uint16_t</text:p>
          </table:table-cell>
          <table:table-cell table:formula="of:=IF([.N22]=&quot;bitfield32&quot;;&quot;uint32_t&quot;;[.N22])" office:value-type="string" office:string-value="uint16_t" calcext:value-type="string">
            <text:p>uint16_t</text:p>
          </table:table-cell>
          <table:table-cell table:style-name="ce10" table:formula="of:=IF([.O22]=&quot;acc32&quot;;&quot;uint32_t&quot;;[.O22])" office:value-type="string" office:string-value="uint16_t" calcext:value-type="string">
            <text:p>uint16_t</text:p>
          </table:table-cell>
          <table:table-cell table:style-name="ce10" table:formula="of:=IF([.P22]=&quot;acc64&quot;;&quot;uint64_t&quot;;[.P22])" office:value-type="string" office:string-value="uint16_t" calcext:value-type="string">
            <text:p>uint16_t</text:p>
          </table:table-cell>
          <table:table-cell/>
          <table:table-cell table:style-name="ce11" table:formula="of:=IF([.H22]=&quot;string&quot;;&quot;char &quot;&amp;[.F22]&amp;&quot;[&quot;&amp;[.C22]*2&amp;&quot;]&quot;;[.Q22]&amp;&quot; &quot;&amp;[.F22])&amp;&quot;;&quot;" office:value-type="string" office:string-value="uint16_t AhrRtg;" calcext:value-type="string">
            <text:p>uint16_t AhrRtg;</text:p>
          </table:table-cell>
        </table:table-row>
        <table:table-row table:style-name="ro3">
          <table:table-cell table:number-columns-repeated="2" table:style-name="ce15" office:value-type="float" office:value="23" calcext:value-type="float">
            <text:p>23</text:p>
          </table:table-cell>
          <table:table-cell table:style-name="ce15" office:value-type="float" office:value="1" calcext:value-type="float">
            <text:p>1</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AhrRtg_SF</text:p>
          </table:table-cell>
          <table:table-cell table:style-name="ce16" office:value-type="string" calcext:value-type="string">
            <text:p>Scale factor for amp-hour rating.</text:p>
          </table:table-cell>
          <table:table-cell table:style-name="ce15" office:value-type="string" calcext:value-type="string">
            <text:p>sunssf</text:p>
          </table:table-cell>
          <table:table-cell/>
          <table:table-cell table:formula="of:=IF([.H23]=&quot;int16&quot;;&quot;int16_t&quot;;[.H23])" office:value-type="string" office:string-value="sunssf" calcext:value-type="string">
            <text:p>sunssf</text:p>
          </table:table-cell>
          <table:table-cell table:formula="of:=IF([.J23]=&quot;uint16&quot;;&quot;uint16_t&quot;;[.J23])" office:value-type="string" office:string-value="sunssf" calcext:value-type="string">
            <text:p>sunssf</text:p>
          </table:table-cell>
          <table:table-cell table:formula="of:=IF([.K23]=&quot;sunssf&quot;;&quot;int16_t&quot;;[.K23])" office:value-type="string" office:string-value="int16_t" calcext:value-type="string">
            <text:p>int16_t</text:p>
          </table:table-cell>
          <table:table-cell table:formula="of:=IF([.L23]=&quot;enum16&quot;;&quot;uint16_t&quot;;[.L23])" office:value-type="string" office:string-value="int16_t" calcext:value-type="string">
            <text:p>int16_t</text:p>
          </table:table-cell>
          <table:table-cell table:formula="of:=IF([.M23]=&quot;bitfield16&quot;;&quot;uint16_t&quot;;[.M23])" office:value-type="string" office:string-value="int16_t" calcext:value-type="string">
            <text:p>int16_t</text:p>
          </table:table-cell>
          <table:table-cell table:formula="of:=IF([.N23]=&quot;bitfield32&quot;;&quot;uint32_t&quot;;[.N23])" office:value-type="string" office:string-value="int16_t" calcext:value-type="string">
            <text:p>int16_t</text:p>
          </table:table-cell>
          <table:table-cell table:style-name="ce10" table:formula="of:=IF([.O23]=&quot;acc32&quot;;&quot;uint32_t&quot;;[.O23])" office:value-type="string" office:string-value="int16_t" calcext:value-type="string">
            <text:p>int16_t</text:p>
          </table:table-cell>
          <table:table-cell table:style-name="ce10" table:formula="of:=IF([.P23]=&quot;acc64&quot;;&quot;uint64_t&quot;;[.P23])" office:value-type="string" office:string-value="int16_t" calcext:value-type="string">
            <text:p>int16_t</text:p>
          </table:table-cell>
          <table:table-cell/>
          <table:table-cell table:style-name="ce11" table:formula="of:=IF([.H23]=&quot;string&quot;;&quot;char &quot;&amp;[.F23]&amp;&quot;[&quot;&amp;[.C23]*2&amp;&quot;]&quot;;[.Q23]&amp;&quot; &quot;&amp;[.F23])&amp;&quot;;&quot;" office:value-type="string" office:string-value="int16_t AhrRtg_SF;" calcext:value-type="string">
            <text:p>int16_t AhrRtg_SF;</text:p>
          </table:table-cell>
        </table:table-row>
        <table:table-row table:style-name="ro2">
          <table:table-cell table:number-columns-repeated="2" table:style-name="ce1" office:value-type="float" office:value="24" calcext:value-type="float">
            <text:p>24</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MaxChaRte</text:p>
          </table:table-cell>
          <table:table-cell table:style-name="ce3" office:value-type="string" calcext:value-type="string">
            <text:p>Maximum rate of energy transfer into the storage device.</text:p>
          </table:table-cell>
          <table:table-cell table:style-name="ce1" office:value-type="string" calcext:value-type="string">
            <text:p>uint16</text:p>
          </table:table-cell>
          <table:table-cell/>
          <table:table-cell table:formula="of:=IF([.H24]=&quot;int16&quot;;&quot;int16_t&quot;;[.H24])" office:value-type="string" office:string-value="uint16" calcext:value-type="string">
            <text:p>uint16</text:p>
          </table:table-cell>
          <table:table-cell table:formula="of:=IF([.J24]=&quot;uint16&quot;;&quot;uint16_t&quot;;[.J24])" office:value-type="string" office:string-value="uint16_t" calcext:value-type="string">
            <text:p>uint16_t</text:p>
          </table:table-cell>
          <table:table-cell table:formula="of:=IF([.K24]=&quot;sunssf&quot;;&quot;int16_t&quot;;[.K24])" office:value-type="string" office:string-value="uint16_t" calcext:value-type="string">
            <text:p>uint16_t</text:p>
          </table:table-cell>
          <table:table-cell table:formula="of:=IF([.L24]=&quot;enum16&quot;;&quot;uint16_t&quot;;[.L24])" office:value-type="string" office:string-value="uint16_t" calcext:value-type="string">
            <text:p>uint16_t</text:p>
          </table:table-cell>
          <table:table-cell table:formula="of:=IF([.M24]=&quot;bitfield16&quot;;&quot;uint16_t&quot;;[.M24])" office:value-type="string" office:string-value="uint16_t" calcext:value-type="string">
            <text:p>uint16_t</text:p>
          </table:table-cell>
          <table:table-cell table:formula="of:=IF([.N24]=&quot;bitfield32&quot;;&quot;uint32_t&quot;;[.N24])" office:value-type="string" office:string-value="uint16_t" calcext:value-type="string">
            <text:p>uint16_t</text:p>
          </table:table-cell>
          <table:table-cell table:style-name="ce10" table:formula="of:=IF([.O24]=&quot;acc32&quot;;&quot;uint32_t&quot;;[.O24])" office:value-type="string" office:string-value="uint16_t" calcext:value-type="string">
            <text:p>uint16_t</text:p>
          </table:table-cell>
          <table:table-cell table:style-name="ce10" table:formula="of:=IF([.P24]=&quot;acc64&quot;;&quot;uint64_t&quot;;[.P24])" office:value-type="string" office:string-value="uint16_t" calcext:value-type="string">
            <text:p>uint16_t</text:p>
          </table:table-cell>
          <table:table-cell/>
          <table:table-cell table:style-name="ce11" table:formula="of:=IF([.H24]=&quot;string&quot;;&quot;char &quot;&amp;[.F24]&amp;&quot;[&quot;&amp;[.C24]*2&amp;&quot;]&quot;;[.Q24]&amp;&quot; &quot;&amp;[.F24])&amp;&quot;;&quot;" office:value-type="string" office:string-value="uint16_t MaxChaRte;" calcext:value-type="string">
            <text:p>uint16_t MaxChaRte;</text:p>
          </table:table-cell>
        </table:table-row>
        <table:table-row table:style-name="ro1">
          <table:table-cell table:number-columns-repeated="2" table:style-name="ce1" office:value-type="float" office:value="25" calcext:value-type="float">
            <text:p>25</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MaxChaRte_SF</text:p>
          </table:table-cell>
          <table:table-cell table:style-name="ce3" office:value-type="string" calcext:value-type="string">
            <text:p>Scale factor</text:p>
          </table:table-cell>
          <table:table-cell table:style-name="ce1" office:value-type="string" calcext:value-type="string">
            <text:p>sunssf</text:p>
          </table:table-cell>
          <table:table-cell/>
          <table:table-cell table:formula="of:=IF([.H25]=&quot;int16&quot;;&quot;int16_t&quot;;[.H25])" office:value-type="string" office:string-value="sunssf" calcext:value-type="string">
            <text:p>sunssf</text:p>
          </table:table-cell>
          <table:table-cell table:formula="of:=IF([.J25]=&quot;uint16&quot;;&quot;uint16_t&quot;;[.J25])" office:value-type="string" office:string-value="sunssf" calcext:value-type="string">
            <text:p>sunssf</text:p>
          </table:table-cell>
          <table:table-cell table:formula="of:=IF([.K25]=&quot;sunssf&quot;;&quot;int16_t&quot;;[.K25])" office:value-type="string" office:string-value="int16_t" calcext:value-type="string">
            <text:p>int16_t</text:p>
          </table:table-cell>
          <table:table-cell table:formula="of:=IF([.L25]=&quot;enum16&quot;;&quot;uint16_t&quot;;[.L25])" office:value-type="string" office:string-value="int16_t" calcext:value-type="string">
            <text:p>int16_t</text:p>
          </table:table-cell>
          <table:table-cell table:formula="of:=IF([.M25]=&quot;bitfield16&quot;;&quot;uint16_t&quot;;[.M25])" office:value-type="string" office:string-value="int16_t" calcext:value-type="string">
            <text:p>int16_t</text:p>
          </table:table-cell>
          <table:table-cell table:formula="of:=IF([.N25]=&quot;bitfield32&quot;;&quot;uint32_t&quot;;[.N25])" office:value-type="string" office:string-value="int16_t" calcext:value-type="string">
            <text:p>int16_t</text:p>
          </table:table-cell>
          <table:table-cell table:style-name="ce10" table:formula="of:=IF([.O25]=&quot;acc32&quot;;&quot;uint32_t&quot;;[.O25])" office:value-type="string" office:string-value="int16_t" calcext:value-type="string">
            <text:p>int16_t</text:p>
          </table:table-cell>
          <table:table-cell table:style-name="ce10" table:formula="of:=IF([.P25]=&quot;acc64&quot;;&quot;uint64_t&quot;;[.P25])" office:value-type="string" office:string-value="int16_t" calcext:value-type="string">
            <text:p>int16_t</text:p>
          </table:table-cell>
          <table:table-cell/>
          <table:table-cell table:style-name="ce11" table:formula="of:=IF([.H25]=&quot;string&quot;;&quot;char &quot;&amp;[.F25]&amp;&quot;[&quot;&amp;[.C25]*2&amp;&quot;]&quot;;[.Q25]&amp;&quot; &quot;&amp;[.F25])&amp;&quot;;&quot;" office:value-type="string" office:string-value="int16_t MaxChaRte_SF;" calcext:value-type="string">
            <text:p>int16_t MaxChaRte_SF;</text:p>
          </table:table-cell>
        </table:table-row>
        <table:table-row table:style-name="ro2">
          <table:table-cell table:number-columns-repeated="2" table:style-name="ce1" office:value-type="float" office:value="26" calcext:value-type="float">
            <text:p>26</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MaxDisChaRte</text:p>
          </table:table-cell>
          <table:table-cell table:style-name="ce3" office:value-type="string" calcext:value-type="string">
            <text:p>Maximum rate of energy transfer out of the storage device.</text:p>
          </table:table-cell>
          <table:table-cell table:style-name="ce1" office:value-type="string" calcext:value-type="string">
            <text:p>uint16</text:p>
          </table:table-cell>
          <table:table-cell/>
          <table:table-cell table:formula="of:=IF([.H26]=&quot;int16&quot;;&quot;int16_t&quot;;[.H26])" office:value-type="string" office:string-value="uint16" calcext:value-type="string">
            <text:p>uint16</text:p>
          </table:table-cell>
          <table:table-cell table:formula="of:=IF([.J26]=&quot;uint16&quot;;&quot;uint16_t&quot;;[.J26])" office:value-type="string" office:string-value="uint16_t" calcext:value-type="string">
            <text:p>uint16_t</text:p>
          </table:table-cell>
          <table:table-cell table:formula="of:=IF([.K26]=&quot;sunssf&quot;;&quot;int16_t&quot;;[.K26])" office:value-type="string" office:string-value="uint16_t" calcext:value-type="string">
            <text:p>uint16_t</text:p>
          </table:table-cell>
          <table:table-cell table:formula="of:=IF([.L26]=&quot;enum16&quot;;&quot;uint16_t&quot;;[.L26])" office:value-type="string" office:string-value="uint16_t" calcext:value-type="string">
            <text:p>uint16_t</text:p>
          </table:table-cell>
          <table:table-cell table:formula="of:=IF([.M26]=&quot;bitfield16&quot;;&quot;uint16_t&quot;;[.M26])" office:value-type="string" office:string-value="uint16_t" calcext:value-type="string">
            <text:p>uint16_t</text:p>
          </table:table-cell>
          <table:table-cell table:formula="of:=IF([.N26]=&quot;bitfield32&quot;;&quot;uint32_t&quot;;[.N26])" office:value-type="string" office:string-value="uint16_t" calcext:value-type="string">
            <text:p>uint16_t</text:p>
          </table:table-cell>
          <table:table-cell table:style-name="ce10" table:formula="of:=IF([.O26]=&quot;acc32&quot;;&quot;uint32_t&quot;;[.O26])" office:value-type="string" office:string-value="uint16_t" calcext:value-type="string">
            <text:p>uint16_t</text:p>
          </table:table-cell>
          <table:table-cell table:style-name="ce10" table:formula="of:=IF([.P26]=&quot;acc64&quot;;&quot;uint64_t&quot;;[.P26])" office:value-type="string" office:string-value="uint16_t" calcext:value-type="string">
            <text:p>uint16_t</text:p>
          </table:table-cell>
          <table:table-cell/>
          <table:table-cell table:style-name="ce11" table:formula="of:=IF([.H26]=&quot;string&quot;;&quot;char &quot;&amp;[.F26]&amp;&quot;[&quot;&amp;[.C26]*2&amp;&quot;]&quot;;[.Q26]&amp;&quot; &quot;&amp;[.F26])&amp;&quot;;&quot;" office:value-type="string" office:string-value="uint16_t MaxDisChaRte;" calcext:value-type="string">
            <text:p>uint16_t MaxDisChaRte;</text:p>
          </table:table-cell>
        </table:table-row>
        <table:table-row table:style-name="ro1">
          <table:table-cell table:number-columns-repeated="2" table:style-name="ce1" office:value-type="float" office:value="27" calcext:value-type="float">
            <text:p>27</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MaxDisChaRte_SF</text:p>
          </table:table-cell>
          <table:table-cell table:style-name="ce3" office:value-type="string" calcext:value-type="string">
            <text:p>Scale factor</text:p>
          </table:table-cell>
          <table:table-cell table:style-name="ce1" office:value-type="string" calcext:value-type="string">
            <text:p>sunssf</text:p>
          </table:table-cell>
          <table:table-cell/>
          <table:table-cell table:formula="of:=IF([.H27]=&quot;int16&quot;;&quot;int16_t&quot;;[.H27])" office:value-type="string" office:string-value="sunssf" calcext:value-type="string">
            <text:p>sunssf</text:p>
          </table:table-cell>
          <table:table-cell table:formula="of:=IF([.J27]=&quot;uint16&quot;;&quot;uint16_t&quot;;[.J27])" office:value-type="string" office:string-value="sunssf" calcext:value-type="string">
            <text:p>sunssf</text:p>
          </table:table-cell>
          <table:table-cell table:formula="of:=IF([.K27]=&quot;sunssf&quot;;&quot;int16_t&quot;;[.K27])" office:value-type="string" office:string-value="int16_t" calcext:value-type="string">
            <text:p>int16_t</text:p>
          </table:table-cell>
          <table:table-cell table:formula="of:=IF([.L27]=&quot;enum16&quot;;&quot;uint16_t&quot;;[.L27])" office:value-type="string" office:string-value="int16_t" calcext:value-type="string">
            <text:p>int16_t</text:p>
          </table:table-cell>
          <table:table-cell table:formula="of:=IF([.M27]=&quot;bitfield16&quot;;&quot;uint16_t&quot;;[.M27])" office:value-type="string" office:string-value="int16_t" calcext:value-type="string">
            <text:p>int16_t</text:p>
          </table:table-cell>
          <table:table-cell table:formula="of:=IF([.N27]=&quot;bitfield32&quot;;&quot;uint32_t&quot;;[.N27])" office:value-type="string" office:string-value="int16_t" calcext:value-type="string">
            <text:p>int16_t</text:p>
          </table:table-cell>
          <table:table-cell table:style-name="ce10" table:formula="of:=IF([.O27]=&quot;acc32&quot;;&quot;uint32_t&quot;;[.O27])" office:value-type="string" office:string-value="int16_t" calcext:value-type="string">
            <text:p>int16_t</text:p>
          </table:table-cell>
          <table:table-cell table:style-name="ce10" table:formula="of:=IF([.P27]=&quot;acc64&quot;;&quot;uint64_t&quot;;[.P27])" office:value-type="string" office:string-value="int16_t" calcext:value-type="string">
            <text:p>int16_t</text:p>
          </table:table-cell>
          <table:table-cell/>
          <table:table-cell table:style-name="ce11" table:formula="of:=IF([.H27]=&quot;string&quot;;&quot;char &quot;&amp;[.F27]&amp;&quot;[&quot;&amp;[.C27]*2&amp;&quot;]&quot;;[.Q27]&amp;&quot; &quot;&amp;[.F27])&amp;&quot;;&quot;" office:value-type="string" office:string-value="int16_t MaxDisChaRte_SF;" calcext:value-type="string">
            <text:p>int16_t MaxDisChaRte_SF;</text:p>
          </table:table-cell>
        </table:table-row>
        <table:table-row table:style-name="ro1">
          <table:table-cell table:number-columns-repeated="2" table:style-name="ce1" office:value-type="float" office:value="28" calcext:value-type="float">
            <text:p>28</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Pad</text:p>
          </table:table-cell>
          <table:table-cell table:style-name="ce3" office:value-type="string" calcext:value-type="string">
            <text:p>Pad register.</text:p>
          </table:table-cell>
          <table:table-cell table:style-name="ce1" office:value-type="string" calcext:value-type="string">
            <text:p>pad</text:p>
          </table:table-cell>
          <table:table-cell/>
          <table:table-cell table:formula="of:=IF([.H28]=&quot;int16&quot;;&quot;int16_t&quot;;[.H28])" office:value-type="string" office:string-value="pad" calcext:value-type="string">
            <text:p>pad</text:p>
          </table:table-cell>
          <table:table-cell table:formula="of:=IF([.J28]=&quot;uint16&quot;;&quot;uint16_t&quot;;[.J28])" office:value-type="string" office:string-value="pad" calcext:value-type="string">
            <text:p>pad</text:p>
          </table:table-cell>
          <table:table-cell table:formula="of:=IF([.K28]=&quot;sunssf&quot;;&quot;int16_t&quot;;[.K28])" office:value-type="string" office:string-value="pad" calcext:value-type="string">
            <text:p>pad</text:p>
          </table:table-cell>
          <table:table-cell table:formula="of:=IF([.L28]=&quot;enum16&quot;;&quot;uint16_t&quot;;[.L28])" office:value-type="string" office:string-value="pad" calcext:value-type="string">
            <text:p>pad</text:p>
          </table:table-cell>
          <table:table-cell table:formula="of:=IF([.M28]=&quot;bitfield16&quot;;&quot;uint16_t&quot;;[.M28])" office:value-type="string" office:string-value="pad" calcext:value-type="string">
            <text:p>pad</text:p>
          </table:table-cell>
          <table:table-cell table:formula="of:=IF([.N28]=&quot;bitfield32&quot;;&quot;uint32_t&quot;;[.N28])" office:value-type="string" office:string-value="pad" calcext:value-type="string">
            <text:p>pad</text:p>
          </table:table-cell>
          <table:table-cell table:style-name="ce10" table:formula="of:=IF([.O28]=&quot;acc32&quot;;&quot;uint32_t&quot;;[.O28])" office:value-type="string" office:string-value="pad" calcext:value-type="string">
            <text:p>pad</text:p>
          </table:table-cell>
          <table:table-cell table:style-name="ce10" table:formula="of:=IF([.P28]=&quot;acc64&quot;;&quot;uint64_t&quot;;[.P28])" office:value-type="string" office:string-value="pad" calcext:value-type="string">
            <text:p>pad</text:p>
          </table:table-cell>
          <table:table-cell/>
          <table:table-cell table:style-name="ce11" table:formula="of:=IF([.H28]=&quot;string&quot;;&quot;char &quot;&amp;[.F28]&amp;&quot;[&quot;&amp;[.C28]*2&amp;&quot;]&quot;;[.Q28]&amp;&quot; &quot;&amp;[.F28])&amp;&quot;;&quot;" office:value-type="string" office:string-value="pad Pad;" calcext:value-type="string">
            <text:p>pad Pad;</text:p>
          </table:table-cell>
        </table:table-row>
        <table:table-row table:style-name="ro1" table:number-rows-repeated="1048547">
          <table:table-cell table:number-columns-repeated="19"/>
        </table:table-row>
        <table:table-row table:style-name="ro1">
          <table:table-cell table:number-columns-repeated="19"/>
        </table:table-row>
      </table:table>
      <table:table table:name="Settings" table:style-name="ta1">
        <table:table-column table:style-name="co1" table:number-columns-repeated="18" table:default-cell-style-name="Default"/>
        <table:table-column table:style-name="co1" table:default-cell-style-name="ce14"/>
        <table:table-row table:style-name="ro4">
          <table:table-cell table:number-columns-repeated="3"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ID</text:p>
          </table:table-cell>
          <table:table-cell table:style-name="ce3" office:value-type="string" calcext:value-type="string">
            <text:p>Well-known value. Uniquely identifies this as a sunspec model settings (121)</text:p>
          </table:table-cell>
          <table:table-cell table:style-name="ce1" office:value-type="string" calcext:value-type="string">
            <text:p>uint16</text:p>
          </table:table-cell>
          <table:table-cell/>
          <table:table-cell table:formula="of:=IF([.H1]=&quot;int16&quot;;&quot;int16_t&quot;;[.H1])" office:value-type="string" office:string-value="uint16" calcext:value-type="string">
            <text:p>uint16</text:p>
          </table:table-cell>
          <table:table-cell table:formula="of:=IF([.J1]=&quot;uint16&quot;;&quot;uint16_t&quot;;[.J1])" office:value-type="string" office:string-value="uint16_t" calcext:value-type="string">
            <text:p>uint16_t</text:p>
          </table:table-cell>
          <table:table-cell table:formula="of:=IF([.K1]=&quot;sunssf&quot;;&quot;int16_t&quot;;[.K1])" office:value-type="string" office:string-value="uint16_t" calcext:value-type="string">
            <text:p>uint16_t</text:p>
          </table:table-cell>
          <table:table-cell table:formula="of:=IF([.L1]=&quot;enum16&quot;;&quot;uint16_t&quot;;[.L1])" office:value-type="string" office:string-value="uint16_t" calcext:value-type="string">
            <text:p>uint16_t</text:p>
          </table:table-cell>
          <table:table-cell table:formula="of:=IF([.M1]=&quot;bitfield16&quot;;&quot;uint16_t&quot;;[.M1])" office:value-type="string" office:string-value="uint16_t" calcext:value-type="string">
            <text:p>uint16_t</text:p>
          </table:table-cell>
          <table:table-cell table:formula="of:=IF([.N1]=&quot;bitfield32&quot;;&quot;uint32_t&quot;;[.N1])" office:value-type="string" office:string-value="uint16_t" calcext:value-type="string">
            <text:p>uint16_t</text:p>
          </table:table-cell>
          <table:table-cell table:style-name="ce10" table:formula="of:=IF([.O1]=&quot;acc32&quot;;&quot;uint32_t&quot;;[.O1])" office:value-type="string" office:string-value="uint16_t" calcext:value-type="string">
            <text:p>uint16_t</text:p>
          </table:table-cell>
          <table:table-cell table:style-name="ce10" table:formula="of:=IF([.P1]=&quot;acc64&quot;;&quot;uint64_t&quot;;[.P1])" office:value-type="string" office:string-value="uint16_t" calcext:value-type="string">
            <text:p>uint16_t</text:p>
          </table:table-cell>
          <table:table-cell/>
          <table:table-cell table:style-name="ce11" table:formula="of:=IF([.H1]=&quot;string&quot;;&quot;char &quot;&amp;[.F1]&amp;&quot;[&quot;&amp;[.C1]*2&amp;&quot;]&quot;;[.Q1]&amp;&quot; &quot;&amp;[.F1])&amp;&quot;;&quot;" office:value-type="string" office:string-value="uint16_t ID;" calcext:value-type="string">
            <text:p>uint16_t ID;</text:p>
          </table:table-cell>
        </table:table-row>
        <table:table-row table:style-name="ro5">
          <table:table-cell table:number-columns-repeated="2" table:style-name="ce1" office:value-type="float" office:value="2" calcext:value-type="float">
            <text:p>2</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L</text:p>
          </table:table-cell>
          <table:table-cell table:style-name="ce3" office:value-type="string" calcext:value-type="string">
            <text:p>Length of sunspec model settings (121)</text:p>
          </table:table-cell>
          <table:table-cell table:style-name="ce1" office:value-type="string" calcext:value-type="string">
            <text:p>uint16</text:p>
          </table:table-cell>
          <table:table-cell/>
          <table:table-cell table:formula="of:=IF([.H2]=&quot;int16&quot;;&quot;int16_t&quot;;[.H2])" office:value-type="string" office:string-value="uint16" calcext:value-type="string">
            <text:p>uint16</text:p>
          </table:table-cell>
          <table:table-cell table:formula="of:=IF([.J2]=&quot;uint16&quot;;&quot;uint16_t&quot;;[.J2])" office:value-type="string" office:string-value="uint16_t" calcext:value-type="string">
            <text:p>uint16_t</text:p>
          </table:table-cell>
          <table:table-cell table:formula="of:=IF([.K2]=&quot;sunssf&quot;;&quot;int16_t&quot;;[.K2])" office:value-type="string" office:string-value="uint16_t" calcext:value-type="string">
            <text:p>uint16_t</text:p>
          </table:table-cell>
          <table:table-cell table:formula="of:=IF([.L2]=&quot;enum16&quot;;&quot;uint16_t&quot;;[.L2])" office:value-type="string" office:string-value="uint16_t" calcext:value-type="string">
            <text:p>uint16_t</text:p>
          </table:table-cell>
          <table:table-cell table:formula="of:=IF([.M2]=&quot;bitfield16&quot;;&quot;uint16_t&quot;;[.M2])" office:value-type="string" office:string-value="uint16_t" calcext:value-type="string">
            <text:p>uint16_t</text:p>
          </table:table-cell>
          <table:table-cell table:formula="of:=IF([.N2]=&quot;bitfield32&quot;;&quot;uint32_t&quot;;[.N2])" office:value-type="string" office:string-value="uint16_t" calcext:value-type="string">
            <text:p>uint16_t</text:p>
          </table:table-cell>
          <table:table-cell table:style-name="ce10" table:formula="of:=IF([.O2]=&quot;acc32&quot;;&quot;uint32_t&quot;;[.O2])" office:value-type="string" office:string-value="uint16_t" calcext:value-type="string">
            <text:p>uint16_t</text:p>
          </table:table-cell>
          <table:table-cell table:style-name="ce10" table:formula="of:=IF([.P2]=&quot;acc64&quot;;&quot;uint64_t&quot;;[.P2])" office:value-type="string" office:string-value="uint16_t" calcext:value-type="string">
            <text:p>uint16_t</text:p>
          </table:table-cell>
          <table:table-cell/>
          <table:table-cell table:style-name="ce11" table:formula="of:=IF([.H2]=&quot;string&quot;;&quot;char &quot;&amp;[.F2]&amp;&quot;[&quot;&amp;[.C2]*2&amp;&quot;]&quot;;[.Q2]&amp;&quot; &quot;&amp;[.F2])&amp;&quot;;&quot;" office:value-type="string" office:string-value="uint16_t L;" calcext:value-type="string">
            <text:p>uint16_t L;</text:p>
          </table:table-cell>
        </table:table-row>
        <table:table-row table:style-name="ro2">
          <table:table-cell table:number-columns-repeated="2" table:style-name="ce1" office:value-type="float" office:value="3" calcext:value-type="float">
            <text:p>3</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WMax</text:p>
          </table:table-cell>
          <table:table-cell table:style-name="ce3" office:value-type="string" calcext:value-type="string">
            <text:p>Setting for maximum power output. Default to WRtg.</text:p>
          </table:table-cell>
          <table:table-cell table:style-name="ce1" office:value-type="string" calcext:value-type="string">
            <text:p>uint16</text:p>
          </table:table-cell>
          <table:table-cell/>
          <table:table-cell table:formula="of:=IF([.H3]=&quot;int16&quot;;&quot;int16_t&quot;;[.H3])" office:value-type="string" office:string-value="uint16" calcext:value-type="string">
            <text:p>uint16</text:p>
          </table:table-cell>
          <table:table-cell table:formula="of:=IF([.J3]=&quot;uint16&quot;;&quot;uint16_t&quot;;[.J3])" office:value-type="string" office:string-value="uint16_t" calcext:value-type="string">
            <text:p>uint16_t</text:p>
          </table:table-cell>
          <table:table-cell table:formula="of:=IF([.K3]=&quot;sunssf&quot;;&quot;int16_t&quot;;[.K3])" office:value-type="string" office:string-value="uint16_t" calcext:value-type="string">
            <text:p>uint16_t</text:p>
          </table:table-cell>
          <table:table-cell table:formula="of:=IF([.L3]=&quot;enum16&quot;;&quot;uint16_t&quot;;[.L3])" office:value-type="string" office:string-value="uint16_t" calcext:value-type="string">
            <text:p>uint16_t</text:p>
          </table:table-cell>
          <table:table-cell table:formula="of:=IF([.M3]=&quot;bitfield16&quot;;&quot;uint16_t&quot;;[.M3])" office:value-type="string" office:string-value="uint16_t" calcext:value-type="string">
            <text:p>uint16_t</text:p>
          </table:table-cell>
          <table:table-cell table:formula="of:=IF([.N3]=&quot;bitfield32&quot;;&quot;uint32_t&quot;;[.N3])" office:value-type="string" office:string-value="uint16_t" calcext:value-type="string">
            <text:p>uint16_t</text:p>
          </table:table-cell>
          <table:table-cell table:style-name="ce10" table:formula="of:=IF([.O3]=&quot;acc32&quot;;&quot;uint32_t&quot;;[.O3])" office:value-type="string" office:string-value="uint16_t" calcext:value-type="string">
            <text:p>uint16_t</text:p>
          </table:table-cell>
          <table:table-cell table:style-name="ce10" table:formula="of:=IF([.P3]=&quot;acc64&quot;;&quot;uint64_t&quot;;[.P3])" office:value-type="string" office:string-value="uint16_t" calcext:value-type="string">
            <text:p>uint16_t</text:p>
          </table:table-cell>
          <table:table-cell/>
          <table:table-cell table:style-name="ce11" table:formula="of:=IF([.H3]=&quot;string&quot;;&quot;char &quot;&amp;[.F3]&amp;&quot;[&quot;&amp;[.C3]*2&amp;&quot;]&quot;;[.Q3]&amp;&quot; &quot;&amp;[.F3])&amp;&quot;;&quot;" office:value-type="string" office:string-value="uint16_t WMax;" calcext:value-type="string">
            <text:p>uint16_t WMax;</text:p>
          </table:table-cell>
        </table:table-row>
        <table:table-row table:style-name="ro3">
          <table:table-cell table:number-columns-repeated="2" table:style-name="ce1" office:value-type="float" office:value="4" calcext:value-type="float">
            <text:p>4</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VRef</text:p>
          </table:table-cell>
          <table:table-cell table:style-name="ce3" office:value-type="string" calcext:value-type="string">
            <text:p>Voltage at the PCC.</text:p>
          </table:table-cell>
          <table:table-cell table:style-name="ce1" office:value-type="string" calcext:value-type="string">
            <text:p>uint16</text:p>
          </table:table-cell>
          <table:table-cell/>
          <table:table-cell table:formula="of:=IF([.H4]=&quot;int16&quot;;&quot;int16_t&quot;;[.H4])" office:value-type="string" office:string-value="uint16" calcext:value-type="string">
            <text:p>uint16</text:p>
          </table:table-cell>
          <table:table-cell table:formula="of:=IF([.J4]=&quot;uint16&quot;;&quot;uint16_t&quot;;[.J4])" office:value-type="string" office:string-value="uint16_t" calcext:value-type="string">
            <text:p>uint16_t</text:p>
          </table:table-cell>
          <table:table-cell table:formula="of:=IF([.K4]=&quot;sunssf&quot;;&quot;int16_t&quot;;[.K4])" office:value-type="string" office:string-value="uint16_t" calcext:value-type="string">
            <text:p>uint16_t</text:p>
          </table:table-cell>
          <table:table-cell table:formula="of:=IF([.L4]=&quot;enum16&quot;;&quot;uint16_t&quot;;[.L4])" office:value-type="string" office:string-value="uint16_t" calcext:value-type="string">
            <text:p>uint16_t</text:p>
          </table:table-cell>
          <table:table-cell table:formula="of:=IF([.M4]=&quot;bitfield16&quot;;&quot;uint16_t&quot;;[.M4])" office:value-type="string" office:string-value="uint16_t" calcext:value-type="string">
            <text:p>uint16_t</text:p>
          </table:table-cell>
          <table:table-cell table:formula="of:=IF([.N4]=&quot;bitfield32&quot;;&quot;uint32_t&quot;;[.N4])" office:value-type="string" office:string-value="uint16_t" calcext:value-type="string">
            <text:p>uint16_t</text:p>
          </table:table-cell>
          <table:table-cell table:style-name="ce10" table:formula="of:=IF([.O4]=&quot;acc32&quot;;&quot;uint32_t&quot;;[.O4])" office:value-type="string" office:string-value="uint16_t" calcext:value-type="string">
            <text:p>uint16_t</text:p>
          </table:table-cell>
          <table:table-cell table:style-name="ce10" table:formula="of:=IF([.P4]=&quot;acc64&quot;;&quot;uint64_t&quot;;[.P4])" office:value-type="string" office:string-value="uint16_t" calcext:value-type="string">
            <text:p>uint16_t</text:p>
          </table:table-cell>
          <table:table-cell/>
          <table:table-cell table:style-name="ce11" table:formula="of:=IF([.H4]=&quot;string&quot;;&quot;char &quot;&amp;[.F4]&amp;&quot;[&quot;&amp;[.C4]*2&amp;&quot;]&quot;;[.Q4]&amp;&quot; &quot;&amp;[.F4])&amp;&quot;;&quot;" office:value-type="string" office:string-value="uint16_t VRef;" calcext:value-type="string">
            <text:p>uint16_t VRef;</text:p>
          </table:table-cell>
        </table:table-row>
        <table:table-row table:style-name="ro3">
          <table:table-cell table:number-columns-repeated="2" table:style-name="ce1" office:value-type="float" office:value="5" calcext:value-type="float">
            <text:p>5</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VRefOfs</text:p>
          </table:table-cell>
          <table:table-cell table:style-name="ce3" office:value-type="string" calcext:value-type="string">
            <text:p>Offset <text:s/>from PCC to inverter.</text:p>
          </table:table-cell>
          <table:table-cell table:style-name="ce1" office:value-type="string" calcext:value-type="string">
            <text:p>int16</text:p>
          </table:table-cell>
          <table:table-cell/>
          <table:table-cell table:formula="of:=IF([.H5]=&quot;int16&quot;;&quot;int16_t&quot;;[.H5])" office:value-type="string" office:string-value="int16_t" calcext:value-type="string">
            <text:p>int16_t</text:p>
          </table:table-cell>
          <table:table-cell table:formula="of:=IF([.J5]=&quot;uint16&quot;;&quot;uint16_t&quot;;[.J5])" office:value-type="string" office:string-value="int16_t" calcext:value-type="string">
            <text:p>int16_t</text:p>
          </table:table-cell>
          <table:table-cell table:formula="of:=IF([.K5]=&quot;sunssf&quot;;&quot;int16_t&quot;;[.K5])" office:value-type="string" office:string-value="int16_t" calcext:value-type="string">
            <text:p>int16_t</text:p>
          </table:table-cell>
          <table:table-cell table:formula="of:=IF([.L5]=&quot;enum16&quot;;&quot;uint16_t&quot;;[.L5])" office:value-type="string" office:string-value="int16_t" calcext:value-type="string">
            <text:p>int16_t</text:p>
          </table:table-cell>
          <table:table-cell table:formula="of:=IF([.M5]=&quot;bitfield16&quot;;&quot;uint16_t&quot;;[.M5])" office:value-type="string" office:string-value="int16_t" calcext:value-type="string">
            <text:p>int16_t</text:p>
          </table:table-cell>
          <table:table-cell table:formula="of:=IF([.N5]=&quot;bitfield32&quot;;&quot;uint32_t&quot;;[.N5])" office:value-type="string" office:string-value="int16_t" calcext:value-type="string">
            <text:p>int16_t</text:p>
          </table:table-cell>
          <table:table-cell table:style-name="ce10" table:formula="of:=IF([.O5]=&quot;acc32&quot;;&quot;uint32_t&quot;;[.O5])" office:value-type="string" office:string-value="int16_t" calcext:value-type="string">
            <text:p>int16_t</text:p>
          </table:table-cell>
          <table:table-cell table:style-name="ce10" table:formula="of:=IF([.P5]=&quot;acc64&quot;;&quot;uint64_t&quot;;[.P5])" office:value-type="string" office:string-value="int16_t" calcext:value-type="string">
            <text:p>int16_t</text:p>
          </table:table-cell>
          <table:table-cell/>
          <table:table-cell table:style-name="ce11" table:formula="of:=IF([.H5]=&quot;string&quot;;&quot;char &quot;&amp;[.F5]&amp;&quot;[&quot;&amp;[.C5]*2&amp;&quot;]&quot;;[.Q5]&amp;&quot; &quot;&amp;[.F5])&amp;&quot;;&quot;" office:value-type="string" office:string-value="int16_t VRefOfs;" calcext:value-type="string">
            <text:p>int16_t VRefOfs;</text:p>
          </table:table-cell>
        </table:table-row>
        <table:table-row table:style-name="ro3">
          <table:table-cell table:number-columns-repeated="2" table:style-name="ce15" office:value-type="float" office:value="6" calcext:value-type="float">
            <text:p>6</text:p>
          </table:table-cell>
          <table:table-cell table:style-name="ce15" office:value-type="float" office:value="1" calcext:value-type="float">
            <text:p>1</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VMax</text:p>
          </table:table-cell>
          <table:table-cell table:style-name="ce16" office:value-type="string" calcext:value-type="string">
            <text:p>Setpoint for maximum voltage.</text:p>
          </table:table-cell>
          <table:table-cell table:style-name="ce15" office:value-type="string" calcext:value-type="string">
            <text:p>uint16</text:p>
          </table:table-cell>
          <table:table-cell/>
          <table:table-cell table:formula="of:=IF([.H6]=&quot;int16&quot;;&quot;int16_t&quot;;[.H6])" office:value-type="string" office:string-value="uint16" calcext:value-type="string">
            <text:p>uint16</text:p>
          </table:table-cell>
          <table:table-cell table:formula="of:=IF([.J6]=&quot;uint16&quot;;&quot;uint16_t&quot;;[.J6])" office:value-type="string" office:string-value="uint16_t" calcext:value-type="string">
            <text:p>uint16_t</text:p>
          </table:table-cell>
          <table:table-cell table:formula="of:=IF([.K6]=&quot;sunssf&quot;;&quot;int16_t&quot;;[.K6])" office:value-type="string" office:string-value="uint16_t" calcext:value-type="string">
            <text:p>uint16_t</text:p>
          </table:table-cell>
          <table:table-cell table:formula="of:=IF([.L6]=&quot;enum16&quot;;&quot;uint16_t&quot;;[.L6])" office:value-type="string" office:string-value="uint16_t" calcext:value-type="string">
            <text:p>uint16_t</text:p>
          </table:table-cell>
          <table:table-cell table:formula="of:=IF([.M6]=&quot;bitfield16&quot;;&quot;uint16_t&quot;;[.M6])" office:value-type="string" office:string-value="uint16_t" calcext:value-type="string">
            <text:p>uint16_t</text:p>
          </table:table-cell>
          <table:table-cell table:formula="of:=IF([.N6]=&quot;bitfield32&quot;;&quot;uint32_t&quot;;[.N6])" office:value-type="string" office:string-value="uint16_t" calcext:value-type="string">
            <text:p>uint16_t</text:p>
          </table:table-cell>
          <table:table-cell table:style-name="ce10" table:formula="of:=IF([.O6]=&quot;acc32&quot;;&quot;uint32_t&quot;;[.O6])" office:value-type="string" office:string-value="uint16_t" calcext:value-type="string">
            <text:p>uint16_t</text:p>
          </table:table-cell>
          <table:table-cell table:style-name="ce10" table:formula="of:=IF([.P6]=&quot;acc64&quot;;&quot;uint64_t&quot;;[.P6])" office:value-type="string" office:string-value="uint16_t" calcext:value-type="string">
            <text:p>uint16_t</text:p>
          </table:table-cell>
          <table:table-cell/>
          <table:table-cell table:style-name="ce11" table:formula="of:=IF([.H6]=&quot;string&quot;;&quot;char &quot;&amp;[.F6]&amp;&quot;[&quot;&amp;[.C6]*2&amp;&quot;]&quot;;[.Q6]&amp;&quot; &quot;&amp;[.F6])&amp;&quot;;&quot;" office:value-type="string" office:string-value="uint16_t VMax;" calcext:value-type="string">
            <text:p>uint16_t VMax;</text:p>
          </table:table-cell>
        </table:table-row>
        <table:table-row table:style-name="ro3">
          <table:table-cell table:number-columns-repeated="2" table:style-name="ce15" office:value-type="float" office:value="7" calcext:value-type="float">
            <text:p>7</text:p>
          </table:table-cell>
          <table:table-cell table:style-name="ce15" office:value-type="float" office:value="1" calcext:value-type="float">
            <text:p>1</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VMin</text:p>
          </table:table-cell>
          <table:table-cell table:style-name="ce16" office:value-type="string" calcext:value-type="string">
            <text:p>Setpoint for minimum voltage.</text:p>
          </table:table-cell>
          <table:table-cell table:style-name="ce15" office:value-type="string" calcext:value-type="string">
            <text:p>uint16</text:p>
          </table:table-cell>
          <table:table-cell/>
          <table:table-cell table:formula="of:=IF([.H7]=&quot;int16&quot;;&quot;int16_t&quot;;[.H7])" office:value-type="string" office:string-value="uint16" calcext:value-type="string">
            <text:p>uint16</text:p>
          </table:table-cell>
          <table:table-cell table:formula="of:=IF([.J7]=&quot;uint16&quot;;&quot;uint16_t&quot;;[.J7])" office:value-type="string" office:string-value="uint16_t" calcext:value-type="string">
            <text:p>uint16_t</text:p>
          </table:table-cell>
          <table:table-cell table:formula="of:=IF([.K7]=&quot;sunssf&quot;;&quot;int16_t&quot;;[.K7])" office:value-type="string" office:string-value="uint16_t" calcext:value-type="string">
            <text:p>uint16_t</text:p>
          </table:table-cell>
          <table:table-cell table:formula="of:=IF([.L7]=&quot;enum16&quot;;&quot;uint16_t&quot;;[.L7])" office:value-type="string" office:string-value="uint16_t" calcext:value-type="string">
            <text:p>uint16_t</text:p>
          </table:table-cell>
          <table:table-cell table:formula="of:=IF([.M7]=&quot;bitfield16&quot;;&quot;uint16_t&quot;;[.M7])" office:value-type="string" office:string-value="uint16_t" calcext:value-type="string">
            <text:p>uint16_t</text:p>
          </table:table-cell>
          <table:table-cell table:formula="of:=IF([.N7]=&quot;bitfield32&quot;;&quot;uint32_t&quot;;[.N7])" office:value-type="string" office:string-value="uint16_t" calcext:value-type="string">
            <text:p>uint16_t</text:p>
          </table:table-cell>
          <table:table-cell table:style-name="ce10" table:formula="of:=IF([.O7]=&quot;acc32&quot;;&quot;uint32_t&quot;;[.O7])" office:value-type="string" office:string-value="uint16_t" calcext:value-type="string">
            <text:p>uint16_t</text:p>
          </table:table-cell>
          <table:table-cell table:style-name="ce10" table:formula="of:=IF([.P7]=&quot;acc64&quot;;&quot;uint64_t&quot;;[.P7])" office:value-type="string" office:string-value="uint16_t" calcext:value-type="string">
            <text:p>uint16_t</text:p>
          </table:table-cell>
          <table:table-cell/>
          <table:table-cell table:style-name="ce11" table:formula="of:=IF([.H7]=&quot;string&quot;;&quot;char &quot;&amp;[.F7]&amp;&quot;[&quot;&amp;[.C7]*2&amp;&quot;]&quot;;[.Q7]&amp;&quot; &quot;&amp;[.F7])&amp;&quot;;&quot;" office:value-type="string" office:string-value="uint16_t VMin;" calcext:value-type="string">
            <text:p>uint16_t VMin;</text:p>
          </table:table-cell>
        </table:table-row>
        <table:table-row table:style-name="ro2">
          <table:table-cell table:number-columns-repeated="2" table:style-name="ce1" office:value-type="float" office:value="8" calcext:value-type="float">
            <text:p>8</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VAMax</text:p>
          </table:table-cell>
          <table:table-cell table:style-name="ce3" office:value-type="string" calcext:value-type="string">
            <text:p>Setpoint for maximum apparent power. Default to VARtg.</text:p>
          </table:table-cell>
          <table:table-cell table:style-name="ce1" office:value-type="string" calcext:value-type="string">
            <text:p>uint16</text:p>
          </table:table-cell>
          <table:table-cell/>
          <table:table-cell table:formula="of:=IF([.H8]=&quot;int16&quot;;&quot;int16_t&quot;;[.H8])" office:value-type="string" office:string-value="uint16" calcext:value-type="string">
            <text:p>uint16</text:p>
          </table:table-cell>
          <table:table-cell table:formula="of:=IF([.J8]=&quot;uint16&quot;;&quot;uint16_t&quot;;[.J8])" office:value-type="string" office:string-value="uint16_t" calcext:value-type="string">
            <text:p>uint16_t</text:p>
          </table:table-cell>
          <table:table-cell table:formula="of:=IF([.K8]=&quot;sunssf&quot;;&quot;int16_t&quot;;[.K8])" office:value-type="string" office:string-value="uint16_t" calcext:value-type="string">
            <text:p>uint16_t</text:p>
          </table:table-cell>
          <table:table-cell table:formula="of:=IF([.L8]=&quot;enum16&quot;;&quot;uint16_t&quot;;[.L8])" office:value-type="string" office:string-value="uint16_t" calcext:value-type="string">
            <text:p>uint16_t</text:p>
          </table:table-cell>
          <table:table-cell table:formula="of:=IF([.M8]=&quot;bitfield16&quot;;&quot;uint16_t&quot;;[.M8])" office:value-type="string" office:string-value="uint16_t" calcext:value-type="string">
            <text:p>uint16_t</text:p>
          </table:table-cell>
          <table:table-cell table:formula="of:=IF([.N8]=&quot;bitfield32&quot;;&quot;uint32_t&quot;;[.N8])" office:value-type="string" office:string-value="uint16_t" calcext:value-type="string">
            <text:p>uint16_t</text:p>
          </table:table-cell>
          <table:table-cell table:style-name="ce10" table:formula="of:=IF([.O8]=&quot;acc32&quot;;&quot;uint32_t&quot;;[.O8])" office:value-type="string" office:string-value="uint16_t" calcext:value-type="string">
            <text:p>uint16_t</text:p>
          </table:table-cell>
          <table:table-cell table:style-name="ce10" table:formula="of:=IF([.P8]=&quot;acc64&quot;;&quot;uint64_t&quot;;[.P8])" office:value-type="string" office:string-value="uint16_t" calcext:value-type="string">
            <text:p>uint16_t</text:p>
          </table:table-cell>
          <table:table-cell/>
          <table:table-cell table:style-name="ce11" table:formula="of:=IF([.H8]=&quot;string&quot;;&quot;char &quot;&amp;[.F8]&amp;&quot;[&quot;&amp;[.C8]*2&amp;&quot;]&quot;;[.Q8]&amp;&quot; &quot;&amp;[.F8])&amp;&quot;;&quot;" office:value-type="string" office:string-value="uint16_t VAMax;" calcext:value-type="string">
            <text:p>uint16_t VAMax;</text:p>
          </table:table-cell>
        </table:table-row>
        <table:table-row table:style-name="ro4">
          <table:table-cell table:number-columns-repeated="2" table:style-name="ce1" office:value-type="float" office:value="9" calcext:value-type="float">
            <text:p>9</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VArMaxQ1</text:p>
          </table:table-cell>
          <table:table-cell table:style-name="ce3" office:value-type="string" calcext:value-type="string">
            <text:p>Setting for maximum reactive power in quadrant 1. Default to VArRtgQ1.</text:p>
          </table:table-cell>
          <table:table-cell table:style-name="ce1" office:value-type="string" calcext:value-type="string">
            <text:p>int16</text:p>
          </table:table-cell>
          <table:table-cell/>
          <table:table-cell table:formula="of:=IF([.H9]=&quot;int16&quot;;&quot;int16_t&quot;;[.H9])" office:value-type="string" office:string-value="int16_t" calcext:value-type="string">
            <text:p>int16_t</text:p>
          </table:table-cell>
          <table:table-cell table:formula="of:=IF([.J9]=&quot;uint16&quot;;&quot;uint16_t&quot;;[.J9])" office:value-type="string" office:string-value="int16_t" calcext:value-type="string">
            <text:p>int16_t</text:p>
          </table:table-cell>
          <table:table-cell table:formula="of:=IF([.K9]=&quot;sunssf&quot;;&quot;int16_t&quot;;[.K9])" office:value-type="string" office:string-value="int16_t" calcext:value-type="string">
            <text:p>int16_t</text:p>
          </table:table-cell>
          <table:table-cell table:formula="of:=IF([.L9]=&quot;enum16&quot;;&quot;uint16_t&quot;;[.L9])" office:value-type="string" office:string-value="int16_t" calcext:value-type="string">
            <text:p>int16_t</text:p>
          </table:table-cell>
          <table:table-cell table:formula="of:=IF([.M9]=&quot;bitfield16&quot;;&quot;uint16_t&quot;;[.M9])" office:value-type="string" office:string-value="int16_t" calcext:value-type="string">
            <text:p>int16_t</text:p>
          </table:table-cell>
          <table:table-cell table:formula="of:=IF([.N9]=&quot;bitfield32&quot;;&quot;uint32_t&quot;;[.N9])" office:value-type="string" office:string-value="int16_t" calcext:value-type="string">
            <text:p>int16_t</text:p>
          </table:table-cell>
          <table:table-cell table:style-name="ce10" table:formula="of:=IF([.O9]=&quot;acc32&quot;;&quot;uint32_t&quot;;[.O9])" office:value-type="string" office:string-value="int16_t" calcext:value-type="string">
            <text:p>int16_t</text:p>
          </table:table-cell>
          <table:table-cell table:style-name="ce10" table:formula="of:=IF([.P9]=&quot;acc64&quot;;&quot;uint64_t&quot;;[.P9])" office:value-type="string" office:string-value="int16_t" calcext:value-type="string">
            <text:p>int16_t</text:p>
          </table:table-cell>
          <table:table-cell/>
          <table:table-cell table:style-name="ce11" table:formula="of:=IF([.H9]=&quot;string&quot;;&quot;char &quot;&amp;[.F9]&amp;&quot;[&quot;&amp;[.C9]*2&amp;&quot;]&quot;;[.Q9]&amp;&quot; &quot;&amp;[.F9])&amp;&quot;;&quot;" office:value-type="string" office:string-value="int16_t VArMaxQ1;" calcext:value-type="string">
            <text:p>int16_t VArMaxQ1;</text:p>
          </table:table-cell>
        </table:table-row>
        <table:table-row table:style-name="ro4">
          <table:table-cell table:number-columns-repeated="2" table:style-name="ce1" office:value-type="float" office:value="10" calcext:value-type="float">
            <text:p>10</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VArMaxQ2</text:p>
          </table:table-cell>
          <table:table-cell table:style-name="ce3" office:value-type="string" calcext:value-type="string">
            <text:p>Setting for maximum reactive power in quadrant 2. Default to VArRtgQ2.</text:p>
          </table:table-cell>
          <table:table-cell table:style-name="ce1" office:value-type="string" calcext:value-type="string">
            <text:p>int16</text:p>
          </table:table-cell>
          <table:table-cell/>
          <table:table-cell table:formula="of:=IF([.H10]=&quot;int16&quot;;&quot;int16_t&quot;;[.H10])" office:value-type="string" office:string-value="int16_t" calcext:value-type="string">
            <text:p>int16_t</text:p>
          </table:table-cell>
          <table:table-cell table:formula="of:=IF([.J10]=&quot;uint16&quot;;&quot;uint16_t&quot;;[.J10])" office:value-type="string" office:string-value="int16_t" calcext:value-type="string">
            <text:p>int16_t</text:p>
          </table:table-cell>
          <table:table-cell table:formula="of:=IF([.K10]=&quot;sunssf&quot;;&quot;int16_t&quot;;[.K10])" office:value-type="string" office:string-value="int16_t" calcext:value-type="string">
            <text:p>int16_t</text:p>
          </table:table-cell>
          <table:table-cell table:formula="of:=IF([.L10]=&quot;enum16&quot;;&quot;uint16_t&quot;;[.L10])" office:value-type="string" office:string-value="int16_t" calcext:value-type="string">
            <text:p>int16_t</text:p>
          </table:table-cell>
          <table:table-cell table:formula="of:=IF([.M10]=&quot;bitfield16&quot;;&quot;uint16_t&quot;;[.M10])" office:value-type="string" office:string-value="int16_t" calcext:value-type="string">
            <text:p>int16_t</text:p>
          </table:table-cell>
          <table:table-cell table:formula="of:=IF([.N10]=&quot;bitfield32&quot;;&quot;uint32_t&quot;;[.N10])" office:value-type="string" office:string-value="int16_t" calcext:value-type="string">
            <text:p>int16_t</text:p>
          </table:table-cell>
          <table:table-cell table:style-name="ce10" table:formula="of:=IF([.O10]=&quot;acc32&quot;;&quot;uint32_t&quot;;[.O10])" office:value-type="string" office:string-value="int16_t" calcext:value-type="string">
            <text:p>int16_t</text:p>
          </table:table-cell>
          <table:table-cell table:style-name="ce10" table:formula="of:=IF([.P10]=&quot;acc64&quot;;&quot;uint64_t&quot;;[.P10])" office:value-type="string" office:string-value="int16_t" calcext:value-type="string">
            <text:p>int16_t</text:p>
          </table:table-cell>
          <table:table-cell/>
          <table:table-cell table:style-name="ce11" table:formula="of:=IF([.H10]=&quot;string&quot;;&quot;char &quot;&amp;[.F10]&amp;&quot;[&quot;&amp;[.C10]*2&amp;&quot;]&quot;;[.Q10]&amp;&quot; &quot;&amp;[.F10])&amp;&quot;;&quot;" office:value-type="string" office:string-value="int16_t VArMaxQ2;" calcext:value-type="string">
            <text:p>int16_t VArMaxQ2;</text:p>
          </table:table-cell>
        </table:table-row>
        <table:table-row table:style-name="ro4">
          <table:table-cell table:number-columns-repeated="2" table:style-name="ce1" office:value-type="float" office:value="11" calcext:value-type="float">
            <text:p>11</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VArMaxQ3</text:p>
          </table:table-cell>
          <table:table-cell table:style-name="ce3" office:value-type="string" calcext:value-type="string">
            <text:p>Setting for maximum reactive power in quadrant 3. Default to VArRtgQ3.</text:p>
          </table:table-cell>
          <table:table-cell table:style-name="ce1" office:value-type="string" calcext:value-type="string">
            <text:p>int16</text:p>
          </table:table-cell>
          <table:table-cell/>
          <table:table-cell table:formula="of:=IF([.H11]=&quot;int16&quot;;&quot;int16_t&quot;;[.H11])" office:value-type="string" office:string-value="int16_t" calcext:value-type="string">
            <text:p>int16_t</text:p>
          </table:table-cell>
          <table:table-cell table:formula="of:=IF([.J11]=&quot;uint16&quot;;&quot;uint16_t&quot;;[.J11])" office:value-type="string" office:string-value="int16_t" calcext:value-type="string">
            <text:p>int16_t</text:p>
          </table:table-cell>
          <table:table-cell table:formula="of:=IF([.K11]=&quot;sunssf&quot;;&quot;int16_t&quot;;[.K11])" office:value-type="string" office:string-value="int16_t" calcext:value-type="string">
            <text:p>int16_t</text:p>
          </table:table-cell>
          <table:table-cell table:formula="of:=IF([.L11]=&quot;enum16&quot;;&quot;uint16_t&quot;;[.L11])" office:value-type="string" office:string-value="int16_t" calcext:value-type="string">
            <text:p>int16_t</text:p>
          </table:table-cell>
          <table:table-cell table:formula="of:=IF([.M11]=&quot;bitfield16&quot;;&quot;uint16_t&quot;;[.M11])" office:value-type="string" office:string-value="int16_t" calcext:value-type="string">
            <text:p>int16_t</text:p>
          </table:table-cell>
          <table:table-cell table:formula="of:=IF([.N11]=&quot;bitfield32&quot;;&quot;uint32_t&quot;;[.N11])" office:value-type="string" office:string-value="int16_t" calcext:value-type="string">
            <text:p>int16_t</text:p>
          </table:table-cell>
          <table:table-cell table:style-name="ce10" table:formula="of:=IF([.O11]=&quot;acc32&quot;;&quot;uint32_t&quot;;[.O11])" office:value-type="string" office:string-value="int16_t" calcext:value-type="string">
            <text:p>int16_t</text:p>
          </table:table-cell>
          <table:table-cell table:style-name="ce10" table:formula="of:=IF([.P11]=&quot;acc64&quot;;&quot;uint64_t&quot;;[.P11])" office:value-type="string" office:string-value="int16_t" calcext:value-type="string">
            <text:p>int16_t</text:p>
          </table:table-cell>
          <table:table-cell/>
          <table:table-cell table:style-name="ce11" table:formula="of:=IF([.H11]=&quot;string&quot;;&quot;char &quot;&amp;[.F11]&amp;&quot;[&quot;&amp;[.C11]*2&amp;&quot;]&quot;;[.Q11]&amp;&quot; &quot;&amp;[.F11])&amp;&quot;;&quot;" office:value-type="string" office:string-value="int16_t VArMaxQ3;" calcext:value-type="string">
            <text:p>int16_t VArMaxQ3;</text:p>
          </table:table-cell>
        </table:table-row>
        <table:table-row table:style-name="ro4">
          <table:table-cell table:number-columns-repeated="2" table:style-name="ce1" office:value-type="float" office:value="12" calcext:value-type="float">
            <text:p>12</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VArMaxQ4</text:p>
          </table:table-cell>
          <table:table-cell table:style-name="ce3" office:value-type="string" calcext:value-type="string">
            <text:p>Setting for maximum reactive power in quadrant 4. Default to VArRtgQ4.</text:p>
          </table:table-cell>
          <table:table-cell table:style-name="ce1" office:value-type="string" calcext:value-type="string">
            <text:p>int16</text:p>
          </table:table-cell>
          <table:table-cell/>
          <table:table-cell table:formula="of:=IF([.H12]=&quot;int16&quot;;&quot;int16_t&quot;;[.H12])" office:value-type="string" office:string-value="int16_t" calcext:value-type="string">
            <text:p>int16_t</text:p>
          </table:table-cell>
          <table:table-cell table:formula="of:=IF([.J12]=&quot;uint16&quot;;&quot;uint16_t&quot;;[.J12])" office:value-type="string" office:string-value="int16_t" calcext:value-type="string">
            <text:p>int16_t</text:p>
          </table:table-cell>
          <table:table-cell table:formula="of:=IF([.K12]=&quot;sunssf&quot;;&quot;int16_t&quot;;[.K12])" office:value-type="string" office:string-value="int16_t" calcext:value-type="string">
            <text:p>int16_t</text:p>
          </table:table-cell>
          <table:table-cell table:formula="of:=IF([.L12]=&quot;enum16&quot;;&quot;uint16_t&quot;;[.L12])" office:value-type="string" office:string-value="int16_t" calcext:value-type="string">
            <text:p>int16_t</text:p>
          </table:table-cell>
          <table:table-cell table:formula="of:=IF([.M12]=&quot;bitfield16&quot;;&quot;uint16_t&quot;;[.M12])" office:value-type="string" office:string-value="int16_t" calcext:value-type="string">
            <text:p>int16_t</text:p>
          </table:table-cell>
          <table:table-cell table:formula="of:=IF([.N12]=&quot;bitfield32&quot;;&quot;uint32_t&quot;;[.N12])" office:value-type="string" office:string-value="int16_t" calcext:value-type="string">
            <text:p>int16_t</text:p>
          </table:table-cell>
          <table:table-cell table:style-name="ce10" table:formula="of:=IF([.O12]=&quot;acc32&quot;;&quot;uint32_t&quot;;[.O12])" office:value-type="string" office:string-value="int16_t" calcext:value-type="string">
            <text:p>int16_t</text:p>
          </table:table-cell>
          <table:table-cell table:style-name="ce10" table:formula="of:=IF([.P12]=&quot;acc64&quot;;&quot;uint64_t&quot;;[.P12])" office:value-type="string" office:string-value="int16_t" calcext:value-type="string">
            <text:p>int16_t</text:p>
          </table:table-cell>
          <table:table-cell/>
          <table:table-cell table:style-name="ce11" table:formula="of:=IF([.H12]=&quot;string&quot;;&quot;char &quot;&amp;[.F12]&amp;&quot;[&quot;&amp;[.C12]*2&amp;&quot;]&quot;;[.Q12]&amp;&quot; &quot;&amp;[.F12])&amp;&quot;;&quot;" office:value-type="string" office:string-value="int16_t VArMaxQ4;" calcext:value-type="string">
            <text:p>int16_t VArMaxQ4;</text:p>
          </table:table-cell>
        </table:table-row>
        <table:table-row table:style-name="ro4">
          <table:table-cell table:number-columns-repeated="2" table:style-name="ce15" office:value-type="float" office:value="13" calcext:value-type="float">
            <text:p>13</text:p>
          </table:table-cell>
          <table:table-cell table:style-name="ce15" office:value-type="float" office:value="1" calcext:value-type="float">
            <text:p>1</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WGra</text:p>
          </table:table-cell>
          <table:table-cell table:style-name="ce16" office:value-type="string" calcext:value-type="string">
            <text:p>Default ramp rate of change of active power due to command or internal action.</text:p>
          </table:table-cell>
          <table:table-cell table:style-name="ce15" office:value-type="string" calcext:value-type="string">
            <text:p>uint16</text:p>
          </table:table-cell>
          <table:table-cell/>
          <table:table-cell table:formula="of:=IF([.H13]=&quot;int16&quot;;&quot;int16_t&quot;;[.H13])" office:value-type="string" office:string-value="uint16" calcext:value-type="string">
            <text:p>uint16</text:p>
          </table:table-cell>
          <table:table-cell table:formula="of:=IF([.J13]=&quot;uint16&quot;;&quot;uint16_t&quot;;[.J13])" office:value-type="string" office:string-value="uint16_t" calcext:value-type="string">
            <text:p>uint16_t</text:p>
          </table:table-cell>
          <table:table-cell table:formula="of:=IF([.K13]=&quot;sunssf&quot;;&quot;int16_t&quot;;[.K13])" office:value-type="string" office:string-value="uint16_t" calcext:value-type="string">
            <text:p>uint16_t</text:p>
          </table:table-cell>
          <table:table-cell table:formula="of:=IF([.L13]=&quot;enum16&quot;;&quot;uint16_t&quot;;[.L13])" office:value-type="string" office:string-value="uint16_t" calcext:value-type="string">
            <text:p>uint16_t</text:p>
          </table:table-cell>
          <table:table-cell table:formula="of:=IF([.M13]=&quot;bitfield16&quot;;&quot;uint16_t&quot;;[.M13])" office:value-type="string" office:string-value="uint16_t" calcext:value-type="string">
            <text:p>uint16_t</text:p>
          </table:table-cell>
          <table:table-cell table:formula="of:=IF([.N13]=&quot;bitfield32&quot;;&quot;uint32_t&quot;;[.N13])" office:value-type="string" office:string-value="uint16_t" calcext:value-type="string">
            <text:p>uint16_t</text:p>
          </table:table-cell>
          <table:table-cell table:style-name="ce10" table:formula="of:=IF([.O13]=&quot;acc32&quot;;&quot;uint32_t&quot;;[.O13])" office:value-type="string" office:string-value="uint16_t" calcext:value-type="string">
            <text:p>uint16_t</text:p>
          </table:table-cell>
          <table:table-cell table:style-name="ce10" table:formula="of:=IF([.P13]=&quot;acc64&quot;;&quot;uint64_t&quot;;[.P13])" office:value-type="string" office:string-value="uint16_t" calcext:value-type="string">
            <text:p>uint16_t</text:p>
          </table:table-cell>
          <table:table-cell/>
          <table:table-cell table:style-name="ce11" table:formula="of:=IF([.H13]=&quot;string&quot;;&quot;char &quot;&amp;[.F13]&amp;&quot;[&quot;&amp;[.C13]*2&amp;&quot;]&quot;;[.Q13]&amp;&quot; &quot;&amp;[.F13])&amp;&quot;;&quot;" office:value-type="string" office:string-value="uint16_t WGra;" calcext:value-type="string">
            <text:p>uint16_t WGra;</text:p>
          </table:table-cell>
        </table:table-row>
        <table:table-row table:style-name="ro7">
          <table:table-cell table:number-columns-repeated="2" table:style-name="ce1" office:value-type="float" office:value="14" calcext:value-type="float">
            <text:p>14</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PFMinQ1</text:p>
          </table:table-cell>
          <table:table-cell table:style-name="ce3" office:value-type="string" calcext:value-type="string">
            <text:p>Setpoint for minimum power factor value in quadrant 1. Default to PFRtgQ1.</text:p>
          </table:table-cell>
          <table:table-cell table:style-name="ce1" office:value-type="string" calcext:value-type="string">
            <text:p>int16</text:p>
          </table:table-cell>
          <table:table-cell/>
          <table:table-cell table:formula="of:=IF([.H14]=&quot;int16&quot;;&quot;int16_t&quot;;[.H14])" office:value-type="string" office:string-value="int16_t" calcext:value-type="string">
            <text:p>int16_t</text:p>
          </table:table-cell>
          <table:table-cell table:formula="of:=IF([.J14]=&quot;uint16&quot;;&quot;uint16_t&quot;;[.J14])" office:value-type="string" office:string-value="int16_t" calcext:value-type="string">
            <text:p>int16_t</text:p>
          </table:table-cell>
          <table:table-cell table:formula="of:=IF([.K14]=&quot;sunssf&quot;;&quot;int16_t&quot;;[.K14])" office:value-type="string" office:string-value="int16_t" calcext:value-type="string">
            <text:p>int16_t</text:p>
          </table:table-cell>
          <table:table-cell table:formula="of:=IF([.L14]=&quot;enum16&quot;;&quot;uint16_t&quot;;[.L14])" office:value-type="string" office:string-value="int16_t" calcext:value-type="string">
            <text:p>int16_t</text:p>
          </table:table-cell>
          <table:table-cell table:formula="of:=IF([.M14]=&quot;bitfield16&quot;;&quot;uint16_t&quot;;[.M14])" office:value-type="string" office:string-value="int16_t" calcext:value-type="string">
            <text:p>int16_t</text:p>
          </table:table-cell>
          <table:table-cell table:formula="of:=IF([.N14]=&quot;bitfield32&quot;;&quot;uint32_t&quot;;[.N14])" office:value-type="string" office:string-value="int16_t" calcext:value-type="string">
            <text:p>int16_t</text:p>
          </table:table-cell>
          <table:table-cell table:style-name="ce10" table:formula="of:=IF([.O14]=&quot;acc32&quot;;&quot;uint32_t&quot;;[.O14])" office:value-type="string" office:string-value="int16_t" calcext:value-type="string">
            <text:p>int16_t</text:p>
          </table:table-cell>
          <table:table-cell table:style-name="ce10" table:formula="of:=IF([.P14]=&quot;acc64&quot;;&quot;uint64_t&quot;;[.P14])" office:value-type="string" office:string-value="int16_t" calcext:value-type="string">
            <text:p>int16_t</text:p>
          </table:table-cell>
          <table:table-cell/>
          <table:table-cell table:style-name="ce11" table:formula="of:=IF([.H14]=&quot;string&quot;;&quot;char &quot;&amp;[.F14]&amp;&quot;[&quot;&amp;[.C14]*2&amp;&quot;]&quot;;[.Q14]&amp;&quot; &quot;&amp;[.F14])&amp;&quot;;&quot;" office:value-type="string" office:string-value="int16_t PFMinQ1;" calcext:value-type="string">
            <text:p>int16_t PFMinQ1;</text:p>
          </table:table-cell>
        </table:table-row>
        <table:table-row table:style-name="ro7">
          <table:table-cell table:number-columns-repeated="2" table:style-name="ce1" office:value-type="float" office:value="15" calcext:value-type="float">
            <text:p>15</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PFMinQ2</text:p>
          </table:table-cell>
          <table:table-cell table:style-name="ce3" office:value-type="string" calcext:value-type="string">
            <text:p>Setpoint for minimum power factor value in quadrant 2. Default to PFRtgQ2.</text:p>
          </table:table-cell>
          <table:table-cell table:style-name="ce1" office:value-type="string" calcext:value-type="string">
            <text:p>int16</text:p>
          </table:table-cell>
          <table:table-cell/>
          <table:table-cell table:formula="of:=IF([.H15]=&quot;int16&quot;;&quot;int16_t&quot;;[.H15])" office:value-type="string" office:string-value="int16_t" calcext:value-type="string">
            <text:p>int16_t</text:p>
          </table:table-cell>
          <table:table-cell table:formula="of:=IF([.J15]=&quot;uint16&quot;;&quot;uint16_t&quot;;[.J15])" office:value-type="string" office:string-value="int16_t" calcext:value-type="string">
            <text:p>int16_t</text:p>
          </table:table-cell>
          <table:table-cell table:formula="of:=IF([.K15]=&quot;sunssf&quot;;&quot;int16_t&quot;;[.K15])" office:value-type="string" office:string-value="int16_t" calcext:value-type="string">
            <text:p>int16_t</text:p>
          </table:table-cell>
          <table:table-cell table:formula="of:=IF([.L15]=&quot;enum16&quot;;&quot;uint16_t&quot;;[.L15])" office:value-type="string" office:string-value="int16_t" calcext:value-type="string">
            <text:p>int16_t</text:p>
          </table:table-cell>
          <table:table-cell table:formula="of:=IF([.M15]=&quot;bitfield16&quot;;&quot;uint16_t&quot;;[.M15])" office:value-type="string" office:string-value="int16_t" calcext:value-type="string">
            <text:p>int16_t</text:p>
          </table:table-cell>
          <table:table-cell table:formula="of:=IF([.N15]=&quot;bitfield32&quot;;&quot;uint32_t&quot;;[.N15])" office:value-type="string" office:string-value="int16_t" calcext:value-type="string">
            <text:p>int16_t</text:p>
          </table:table-cell>
          <table:table-cell table:style-name="ce10" table:formula="of:=IF([.O15]=&quot;acc32&quot;;&quot;uint32_t&quot;;[.O15])" office:value-type="string" office:string-value="int16_t" calcext:value-type="string">
            <text:p>int16_t</text:p>
          </table:table-cell>
          <table:table-cell table:style-name="ce10" table:formula="of:=IF([.P15]=&quot;acc64&quot;;&quot;uint64_t&quot;;[.P15])" office:value-type="string" office:string-value="int16_t" calcext:value-type="string">
            <text:p>int16_t</text:p>
          </table:table-cell>
          <table:table-cell/>
          <table:table-cell table:style-name="ce11" table:formula="of:=IF([.H15]=&quot;string&quot;;&quot;char &quot;&amp;[.F15]&amp;&quot;[&quot;&amp;[.C15]*2&amp;&quot;]&quot;;[.Q15]&amp;&quot; &quot;&amp;[.F15])&amp;&quot;;&quot;" office:value-type="string" office:string-value="int16_t PFMinQ2;" calcext:value-type="string">
            <text:p>int16_t PFMinQ2;</text:p>
          </table:table-cell>
        </table:table-row>
        <table:table-row table:style-name="ro7">
          <table:table-cell table:number-columns-repeated="2" table:style-name="ce1" office:value-type="float" office:value="16" calcext:value-type="float">
            <text:p>16</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PFMinQ3</text:p>
          </table:table-cell>
          <table:table-cell table:style-name="ce3" office:value-type="string" calcext:value-type="string">
            <text:p>Setpoint for minimum power factor value in quadrant 3. Default to PFRtgQ3.</text:p>
          </table:table-cell>
          <table:table-cell table:style-name="ce1" office:value-type="string" calcext:value-type="string">
            <text:p>int16</text:p>
          </table:table-cell>
          <table:table-cell/>
          <table:table-cell table:formula="of:=IF([.H16]=&quot;int16&quot;;&quot;int16_t&quot;;[.H16])" office:value-type="string" office:string-value="int16_t" calcext:value-type="string">
            <text:p>int16_t</text:p>
          </table:table-cell>
          <table:table-cell table:formula="of:=IF([.J16]=&quot;uint16&quot;;&quot;uint16_t&quot;;[.J16])" office:value-type="string" office:string-value="int16_t" calcext:value-type="string">
            <text:p>int16_t</text:p>
          </table:table-cell>
          <table:table-cell table:formula="of:=IF([.K16]=&quot;sunssf&quot;;&quot;int16_t&quot;;[.K16])" office:value-type="string" office:string-value="int16_t" calcext:value-type="string">
            <text:p>int16_t</text:p>
          </table:table-cell>
          <table:table-cell table:formula="of:=IF([.L16]=&quot;enum16&quot;;&quot;uint16_t&quot;;[.L16])" office:value-type="string" office:string-value="int16_t" calcext:value-type="string">
            <text:p>int16_t</text:p>
          </table:table-cell>
          <table:table-cell table:formula="of:=IF([.M16]=&quot;bitfield16&quot;;&quot;uint16_t&quot;;[.M16])" office:value-type="string" office:string-value="int16_t" calcext:value-type="string">
            <text:p>int16_t</text:p>
          </table:table-cell>
          <table:table-cell table:formula="of:=IF([.N16]=&quot;bitfield32&quot;;&quot;uint32_t&quot;;[.N16])" office:value-type="string" office:string-value="int16_t" calcext:value-type="string">
            <text:p>int16_t</text:p>
          </table:table-cell>
          <table:table-cell table:style-name="ce10" table:formula="of:=IF([.O16]=&quot;acc32&quot;;&quot;uint32_t&quot;;[.O16])" office:value-type="string" office:string-value="int16_t" calcext:value-type="string">
            <text:p>int16_t</text:p>
          </table:table-cell>
          <table:table-cell table:style-name="ce10" table:formula="of:=IF([.P16]=&quot;acc64&quot;;&quot;uint64_t&quot;;[.P16])" office:value-type="string" office:string-value="int16_t" calcext:value-type="string">
            <text:p>int16_t</text:p>
          </table:table-cell>
          <table:table-cell/>
          <table:table-cell table:style-name="ce11" table:formula="of:=IF([.H16]=&quot;string&quot;;&quot;char &quot;&amp;[.F16]&amp;&quot;[&quot;&amp;[.C16]*2&amp;&quot;]&quot;;[.Q16]&amp;&quot; &quot;&amp;[.F16])&amp;&quot;;&quot;" office:value-type="string" office:string-value="int16_t PFMinQ3;" calcext:value-type="string">
            <text:p>int16_t PFMinQ3;</text:p>
          </table:table-cell>
        </table:table-row>
        <table:table-row table:style-name="ro7">
          <table:table-cell table:number-columns-repeated="2" table:style-name="ce1" office:value-type="float" office:value="17" calcext:value-type="float">
            <text:p>17</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PFMinQ4</text:p>
          </table:table-cell>
          <table:table-cell table:style-name="ce3" office:value-type="string" calcext:value-type="string">
            <text:p>Setpoint for minimum power factor value in quadrant 4. Default to PFRtgQ4.</text:p>
          </table:table-cell>
          <table:table-cell table:style-name="ce1" office:value-type="string" calcext:value-type="string">
            <text:p>int16</text:p>
          </table:table-cell>
          <table:table-cell/>
          <table:table-cell table:formula="of:=IF([.H17]=&quot;int16&quot;;&quot;int16_t&quot;;[.H17])" office:value-type="string" office:string-value="int16_t" calcext:value-type="string">
            <text:p>int16_t</text:p>
          </table:table-cell>
          <table:table-cell table:formula="of:=IF([.J17]=&quot;uint16&quot;;&quot;uint16_t&quot;;[.J17])" office:value-type="string" office:string-value="int16_t" calcext:value-type="string">
            <text:p>int16_t</text:p>
          </table:table-cell>
          <table:table-cell table:formula="of:=IF([.K17]=&quot;sunssf&quot;;&quot;int16_t&quot;;[.K17])" office:value-type="string" office:string-value="int16_t" calcext:value-type="string">
            <text:p>int16_t</text:p>
          </table:table-cell>
          <table:table-cell table:formula="of:=IF([.L17]=&quot;enum16&quot;;&quot;uint16_t&quot;;[.L17])" office:value-type="string" office:string-value="int16_t" calcext:value-type="string">
            <text:p>int16_t</text:p>
          </table:table-cell>
          <table:table-cell table:formula="of:=IF([.M17]=&quot;bitfield16&quot;;&quot;uint16_t&quot;;[.M17])" office:value-type="string" office:string-value="int16_t" calcext:value-type="string">
            <text:p>int16_t</text:p>
          </table:table-cell>
          <table:table-cell table:formula="of:=IF([.N17]=&quot;bitfield32&quot;;&quot;uint32_t&quot;;[.N17])" office:value-type="string" office:string-value="int16_t" calcext:value-type="string">
            <text:p>int16_t</text:p>
          </table:table-cell>
          <table:table-cell table:style-name="ce10" table:formula="of:=IF([.O17]=&quot;acc32&quot;;&quot;uint32_t&quot;;[.O17])" office:value-type="string" office:string-value="int16_t" calcext:value-type="string">
            <text:p>int16_t</text:p>
          </table:table-cell>
          <table:table-cell table:style-name="ce10" table:formula="of:=IF([.P17]=&quot;acc64&quot;;&quot;uint64_t&quot;;[.P17])" office:value-type="string" office:string-value="int16_t" calcext:value-type="string">
            <text:p>int16_t</text:p>
          </table:table-cell>
          <table:table-cell/>
          <table:table-cell table:style-name="ce11" table:formula="of:=IF([.H17]=&quot;string&quot;;&quot;char &quot;&amp;[.F17]&amp;&quot;[&quot;&amp;[.C17]*2&amp;&quot;]&quot;;[.Q17]&amp;&quot; &quot;&amp;[.F17])&amp;&quot;;&quot;" office:value-type="string" office:string-value="int16_t PFMinQ4;" calcext:value-type="string">
            <text:p>int16_t PFMinQ4;</text:p>
          </table:table-cell>
        </table:table-row>
        <table:table-row table:style-name="ro8">
          <table:table-cell table:number-columns-repeated="2" table:style-name="ce15" office:value-type="float" office:value="18" calcext:value-type="float">
            <text:p>18</text:p>
          </table:table-cell>
          <table:table-cell table:style-name="ce15" office:value-type="float" office:value="1" calcext:value-type="float">
            <text:p>1</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VArAct</text:p>
          </table:table-cell>
          <table:table-cell table:style-name="ce16" office:value-type="string" calcext:value-type="string">
            <text:p>VAR action on change between charging and discharging: 1=switch 2=maintain VAR characterization.</text:p>
          </table:table-cell>
          <table:table-cell table:style-name="ce15" office:value-type="string" calcext:value-type="string">
            <text:p>enum16</text:p>
          </table:table-cell>
          <table:table-cell/>
          <table:table-cell table:formula="of:=IF([.H18]=&quot;int16&quot;;&quot;int16_t&quot;;[.H18])" office:value-type="string" office:string-value="enum16" calcext:value-type="string">
            <text:p>enum16</text:p>
          </table:table-cell>
          <table:table-cell table:formula="of:=IF([.J18]=&quot;uint16&quot;;&quot;uint16_t&quot;;[.J18])" office:value-type="string" office:string-value="enum16" calcext:value-type="string">
            <text:p>enum16</text:p>
          </table:table-cell>
          <table:table-cell table:formula="of:=IF([.K18]=&quot;sunssf&quot;;&quot;int16_t&quot;;[.K18])" office:value-type="string" office:string-value="enum16" calcext:value-type="string">
            <text:p>enum16</text:p>
          </table:table-cell>
          <table:table-cell table:formula="of:=IF([.L18]=&quot;enum16&quot;;&quot;uint16_t&quot;;[.L18])" office:value-type="string" office:string-value="uint16_t" calcext:value-type="string">
            <text:p>uint16_t</text:p>
          </table:table-cell>
          <table:table-cell table:formula="of:=IF([.M18]=&quot;bitfield16&quot;;&quot;uint16_t&quot;;[.M18])" office:value-type="string" office:string-value="uint16_t" calcext:value-type="string">
            <text:p>uint16_t</text:p>
          </table:table-cell>
          <table:table-cell table:formula="of:=IF([.N18]=&quot;bitfield32&quot;;&quot;uint32_t&quot;;[.N18])" office:value-type="string" office:string-value="uint16_t" calcext:value-type="string">
            <text:p>uint16_t</text:p>
          </table:table-cell>
          <table:table-cell table:style-name="ce10" table:formula="of:=IF([.O18]=&quot;acc32&quot;;&quot;uint32_t&quot;;[.O18])" office:value-type="string" office:string-value="uint16_t" calcext:value-type="string">
            <text:p>uint16_t</text:p>
          </table:table-cell>
          <table:table-cell table:style-name="ce10" table:formula="of:=IF([.P18]=&quot;acc64&quot;;&quot;uint64_t&quot;;[.P18])" office:value-type="string" office:string-value="uint16_t" calcext:value-type="string">
            <text:p>uint16_t</text:p>
          </table:table-cell>
          <table:table-cell/>
          <table:table-cell table:style-name="ce11" table:formula="of:=IF([.H18]=&quot;string&quot;;&quot;char &quot;&amp;[.F18]&amp;&quot;[&quot;&amp;[.C18]*2&amp;&quot;]&quot;;[.Q18]&amp;&quot; &quot;&amp;[.F18])&amp;&quot;;&quot;" office:value-type="string" office:string-value="uint16_t VArAct;" calcext:value-type="string">
            <text:p>uint16_t VArAct;</text:p>
          </table:table-cell>
        </table:table-row>
        <table:table-row table:style-name="ro2">
          <table:table-cell table:number-columns-repeated="2" table:style-name="ce15" office:value-type="float" office:value="19" calcext:value-type="float">
            <text:p>19</text:p>
          </table:table-cell>
          <table:table-cell table:style-name="ce15" office:value-type="float" office:value="1" calcext:value-type="float">
            <text:p>1</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ClcTotVA</text:p>
          </table:table-cell>
          <table:table-cell table:style-name="ce16" office:value-type="string" calcext:value-type="string">
            <text:p>Calculation method for total apparent power. 1=vector 2=arithmetic.</text:p>
          </table:table-cell>
          <table:table-cell table:style-name="ce15" office:value-type="string" calcext:value-type="string">
            <text:p>enum16</text:p>
          </table:table-cell>
          <table:table-cell/>
          <table:table-cell table:formula="of:=IF([.H19]=&quot;int16&quot;;&quot;int16_t&quot;;[.H19])" office:value-type="string" office:string-value="enum16" calcext:value-type="string">
            <text:p>enum16</text:p>
          </table:table-cell>
          <table:table-cell table:formula="of:=IF([.J19]=&quot;uint16&quot;;&quot;uint16_t&quot;;[.J19])" office:value-type="string" office:string-value="enum16" calcext:value-type="string">
            <text:p>enum16</text:p>
          </table:table-cell>
          <table:table-cell table:formula="of:=IF([.K19]=&quot;sunssf&quot;;&quot;int16_t&quot;;[.K19])" office:value-type="string" office:string-value="enum16" calcext:value-type="string">
            <text:p>enum16</text:p>
          </table:table-cell>
          <table:table-cell table:formula="of:=IF([.L19]=&quot;enum16&quot;;&quot;uint16_t&quot;;[.L19])" office:value-type="string" office:string-value="uint16_t" calcext:value-type="string">
            <text:p>uint16_t</text:p>
          </table:table-cell>
          <table:table-cell table:formula="of:=IF([.M19]=&quot;bitfield16&quot;;&quot;uint16_t&quot;;[.M19])" office:value-type="string" office:string-value="uint16_t" calcext:value-type="string">
            <text:p>uint16_t</text:p>
          </table:table-cell>
          <table:table-cell table:formula="of:=IF([.N19]=&quot;bitfield32&quot;;&quot;uint32_t&quot;;[.N19])" office:value-type="string" office:string-value="uint16_t" calcext:value-type="string">
            <text:p>uint16_t</text:p>
          </table:table-cell>
          <table:table-cell table:style-name="ce10" table:formula="of:=IF([.O19]=&quot;acc32&quot;;&quot;uint32_t&quot;;[.O19])" office:value-type="string" office:string-value="uint16_t" calcext:value-type="string">
            <text:p>uint16_t</text:p>
          </table:table-cell>
          <table:table-cell table:style-name="ce10" table:formula="of:=IF([.P19]=&quot;acc64&quot;;&quot;uint64_t&quot;;[.P19])" office:value-type="string" office:string-value="uint16_t" calcext:value-type="string">
            <text:p>uint16_t</text:p>
          </table:table-cell>
          <table:table-cell/>
          <table:table-cell table:style-name="ce11" table:formula="of:=IF([.H19]=&quot;string&quot;;&quot;char &quot;&amp;[.F19]&amp;&quot;[&quot;&amp;[.C19]*2&amp;&quot;]&quot;;[.Q19]&amp;&quot; &quot;&amp;[.F19])&amp;&quot;;&quot;" office:value-type="string" office:string-value="uint16_t ClcTotVA;" calcext:value-type="string">
            <text:p>uint16_t ClcTotVA;</text:p>
          </table:table-cell>
        </table:table-row>
        <table:table-row table:style-name="ro9">
          <table:table-cell table:number-columns-repeated="2" table:style-name="ce15" office:value-type="float" office:value="20" calcext:value-type="float">
            <text:p>20</text:p>
          </table:table-cell>
          <table:table-cell table:style-name="ce15" office:value-type="float" office:value="1" calcext:value-type="float">
            <text:p>1</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MaxRmpRte</text:p>
          </table:table-cell>
          <table:table-cell table:style-name="ce16" office:value-type="string" calcext:value-type="string">
            <text:p>Setpoint for maximum ramp rate as percentage of nominal maximum ramp rate. This setting will limit the rate that watts delivery to the grid can increase or decrease in response to intermittent PV generation.</text:p>
          </table:table-cell>
          <table:table-cell table:style-name="ce15" office:value-type="string" calcext:value-type="string">
            <text:p>uint16</text:p>
          </table:table-cell>
          <table:table-cell/>
          <table:table-cell table:formula="of:=IF([.H20]=&quot;int16&quot;;&quot;int16_t&quot;;[.H20])" office:value-type="string" office:string-value="uint16" calcext:value-type="string">
            <text:p>uint16</text:p>
          </table:table-cell>
          <table:table-cell table:formula="of:=IF([.J20]=&quot;uint16&quot;;&quot;uint16_t&quot;;[.J20])" office:value-type="string" office:string-value="uint16_t" calcext:value-type="string">
            <text:p>uint16_t</text:p>
          </table:table-cell>
          <table:table-cell table:formula="of:=IF([.K20]=&quot;sunssf&quot;;&quot;int16_t&quot;;[.K20])" office:value-type="string" office:string-value="uint16_t" calcext:value-type="string">
            <text:p>uint16_t</text:p>
          </table:table-cell>
          <table:table-cell table:formula="of:=IF([.L20]=&quot;enum16&quot;;&quot;uint16_t&quot;;[.L20])" office:value-type="string" office:string-value="uint16_t" calcext:value-type="string">
            <text:p>uint16_t</text:p>
          </table:table-cell>
          <table:table-cell table:formula="of:=IF([.M20]=&quot;bitfield16&quot;;&quot;uint16_t&quot;;[.M20])" office:value-type="string" office:string-value="uint16_t" calcext:value-type="string">
            <text:p>uint16_t</text:p>
          </table:table-cell>
          <table:table-cell table:formula="of:=IF([.N20]=&quot;bitfield32&quot;;&quot;uint32_t&quot;;[.N20])" office:value-type="string" office:string-value="uint16_t" calcext:value-type="string">
            <text:p>uint16_t</text:p>
          </table:table-cell>
          <table:table-cell table:style-name="ce10" table:formula="of:=IF([.O20]=&quot;acc32&quot;;&quot;uint32_t&quot;;[.O20])" office:value-type="string" office:string-value="uint16_t" calcext:value-type="string">
            <text:p>uint16_t</text:p>
          </table:table-cell>
          <table:table-cell table:style-name="ce10" table:formula="of:=IF([.P20]=&quot;acc64&quot;;&quot;uint64_t&quot;;[.P20])" office:value-type="string" office:string-value="uint16_t" calcext:value-type="string">
            <text:p>uint16_t</text:p>
          </table:table-cell>
          <table:table-cell/>
          <table:table-cell table:style-name="ce11" table:formula="of:=IF([.H20]=&quot;string&quot;;&quot;char &quot;&amp;[.F20]&amp;&quot;[&quot;&amp;[.C20]*2&amp;&quot;]&quot;;[.Q20]&amp;&quot; &quot;&amp;[.F20])&amp;&quot;;&quot;" office:value-type="string" office:string-value="uint16_t MaxRmpRte;" calcext:value-type="string">
            <text:p>uint16_t MaxRmpRte;</text:p>
          </table:table-cell>
        </table:table-row>
        <table:table-row table:style-name="ro5">
          <table:table-cell table:number-columns-repeated="2" table:style-name="ce15" office:value-type="float" office:value="21" calcext:value-type="float">
            <text:p>21</text:p>
          </table:table-cell>
          <table:table-cell table:style-name="ce15" office:value-type="float" office:value="1" calcext:value-type="float">
            <text:p>1</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ECPNomHz</text:p>
          </table:table-cell>
          <table:table-cell table:style-name="ce16" office:value-type="string" calcext:value-type="string">
            <text:p>Setpoint for nominal frequency at the ECP.</text:p>
          </table:table-cell>
          <table:table-cell table:style-name="ce15" office:value-type="string" calcext:value-type="string">
            <text:p>uint16</text:p>
          </table:table-cell>
          <table:table-cell/>
          <table:table-cell table:formula="of:=IF([.H21]=&quot;int16&quot;;&quot;int16_t&quot;;[.H21])" office:value-type="string" office:string-value="uint16" calcext:value-type="string">
            <text:p>uint16</text:p>
          </table:table-cell>
          <table:table-cell table:formula="of:=IF([.J21]=&quot;uint16&quot;;&quot;uint16_t&quot;;[.J21])" office:value-type="string" office:string-value="uint16_t" calcext:value-type="string">
            <text:p>uint16_t</text:p>
          </table:table-cell>
          <table:table-cell table:formula="of:=IF([.K21]=&quot;sunssf&quot;;&quot;int16_t&quot;;[.K21])" office:value-type="string" office:string-value="uint16_t" calcext:value-type="string">
            <text:p>uint16_t</text:p>
          </table:table-cell>
          <table:table-cell table:formula="of:=IF([.L21]=&quot;enum16&quot;;&quot;uint16_t&quot;;[.L21])" office:value-type="string" office:string-value="uint16_t" calcext:value-type="string">
            <text:p>uint16_t</text:p>
          </table:table-cell>
          <table:table-cell table:formula="of:=IF([.M21]=&quot;bitfield16&quot;;&quot;uint16_t&quot;;[.M21])" office:value-type="string" office:string-value="uint16_t" calcext:value-type="string">
            <text:p>uint16_t</text:p>
          </table:table-cell>
          <table:table-cell table:formula="of:=IF([.N21]=&quot;bitfield32&quot;;&quot;uint32_t&quot;;[.N21])" office:value-type="string" office:string-value="uint16_t" calcext:value-type="string">
            <text:p>uint16_t</text:p>
          </table:table-cell>
          <table:table-cell table:style-name="ce10" table:formula="of:=IF([.O21]=&quot;acc32&quot;;&quot;uint32_t&quot;;[.O21])" office:value-type="string" office:string-value="uint16_t" calcext:value-type="string">
            <text:p>uint16_t</text:p>
          </table:table-cell>
          <table:table-cell table:style-name="ce10" table:formula="of:=IF([.P21]=&quot;acc64&quot;;&quot;uint64_t&quot;;[.P21])" office:value-type="string" office:string-value="uint16_t" calcext:value-type="string">
            <text:p>uint16_t</text:p>
          </table:table-cell>
          <table:table-cell/>
          <table:table-cell table:style-name="ce11" table:formula="of:=IF([.H21]=&quot;string&quot;;&quot;char &quot;&amp;[.F21]&amp;&quot;[&quot;&amp;[.C21]*2&amp;&quot;]&quot;;[.Q21]&amp;&quot; &quot;&amp;[.F21])&amp;&quot;;&quot;" office:value-type="string" office:string-value="uint16_t ECPNomHz;" calcext:value-type="string">
            <text:p>uint16_t ECPNomHz;</text:p>
          </table:table-cell>
        </table:table-row>
        <table:table-row table:style-name="ro4">
          <table:table-cell table:number-columns-repeated="2" table:style-name="ce15" office:value-type="float" office:value="22" calcext:value-type="float">
            <text:p>22</text:p>
          </table:table-cell>
          <table:table-cell table:style-name="ce15" office:value-type="float" office:value="1" calcext:value-type="float">
            <text:p>1</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ConnPh</text:p>
          </table:table-cell>
          <table:table-cell table:style-name="ce16" office:value-type="string" calcext:value-type="string">
            <text:p>Identity of connected phase for single phase inverters. A=1 B=2 C=3.</text:p>
          </table:table-cell>
          <table:table-cell table:style-name="ce15" office:value-type="string" calcext:value-type="string">
            <text:p>enum16</text:p>
          </table:table-cell>
          <table:table-cell/>
          <table:table-cell table:formula="of:=IF([.H22]=&quot;int16&quot;;&quot;int16_t&quot;;[.H22])" office:value-type="string" office:string-value="enum16" calcext:value-type="string">
            <text:p>enum16</text:p>
          </table:table-cell>
          <table:table-cell table:formula="of:=IF([.J22]=&quot;uint16&quot;;&quot;uint16_t&quot;;[.J22])" office:value-type="string" office:string-value="enum16" calcext:value-type="string">
            <text:p>enum16</text:p>
          </table:table-cell>
          <table:table-cell table:formula="of:=IF([.K22]=&quot;sunssf&quot;;&quot;int16_t&quot;;[.K22])" office:value-type="string" office:string-value="enum16" calcext:value-type="string">
            <text:p>enum16</text:p>
          </table:table-cell>
          <table:table-cell table:formula="of:=IF([.L22]=&quot;enum16&quot;;&quot;uint16_t&quot;;[.L22])" office:value-type="string" office:string-value="uint16_t" calcext:value-type="string">
            <text:p>uint16_t</text:p>
          </table:table-cell>
          <table:table-cell table:formula="of:=IF([.M22]=&quot;bitfield16&quot;;&quot;uint16_t&quot;;[.M22])" office:value-type="string" office:string-value="uint16_t" calcext:value-type="string">
            <text:p>uint16_t</text:p>
          </table:table-cell>
          <table:table-cell table:formula="of:=IF([.N22]=&quot;bitfield32&quot;;&quot;uint32_t&quot;;[.N22])" office:value-type="string" office:string-value="uint16_t" calcext:value-type="string">
            <text:p>uint16_t</text:p>
          </table:table-cell>
          <table:table-cell table:style-name="ce10" table:formula="of:=IF([.O22]=&quot;acc32&quot;;&quot;uint32_t&quot;;[.O22])" office:value-type="string" office:string-value="uint16_t" calcext:value-type="string">
            <text:p>uint16_t</text:p>
          </table:table-cell>
          <table:table-cell table:style-name="ce10" table:formula="of:=IF([.P22]=&quot;acc64&quot;;&quot;uint64_t&quot;;[.P22])" office:value-type="string" office:string-value="uint16_t" calcext:value-type="string">
            <text:p>uint16_t</text:p>
          </table:table-cell>
          <table:table-cell/>
          <table:table-cell table:style-name="ce11" table:formula="of:=IF([.H22]=&quot;string&quot;;&quot;char &quot;&amp;[.F22]&amp;&quot;[&quot;&amp;[.C22]*2&amp;&quot;]&quot;;[.Q22]&amp;&quot; &quot;&amp;[.F22])&amp;&quot;;&quot;" office:value-type="string" office:string-value="uint16_t ConnPh;" calcext:value-type="string">
            <text:p>uint16_t ConnPh;</text:p>
          </table:table-cell>
        </table:table-row>
        <table:table-row table:style-name="ro3">
          <table:table-cell table:number-columns-repeated="2" table:style-name="ce1" office:value-type="float" office:value="23" calcext:value-type="float">
            <text:p>23</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WMax_SF</text:p>
          </table:table-cell>
          <table:table-cell table:style-name="ce3" office:value-type="string" calcext:value-type="string">
            <text:p>Scale factor for real power.</text:p>
          </table:table-cell>
          <table:table-cell table:style-name="ce1" office:value-type="string" calcext:value-type="string">
            <text:p>sunssf</text:p>
          </table:table-cell>
          <table:table-cell/>
          <table:table-cell table:formula="of:=IF([.H23]=&quot;int16&quot;;&quot;int16_t&quot;;[.H23])" office:value-type="string" office:string-value="sunssf" calcext:value-type="string">
            <text:p>sunssf</text:p>
          </table:table-cell>
          <table:table-cell table:formula="of:=IF([.J23]=&quot;uint16&quot;;&quot;uint16_t&quot;;[.J23])" office:value-type="string" office:string-value="sunssf" calcext:value-type="string">
            <text:p>sunssf</text:p>
          </table:table-cell>
          <table:table-cell table:formula="of:=IF([.K23]=&quot;sunssf&quot;;&quot;int16_t&quot;;[.K23])" office:value-type="string" office:string-value="int16_t" calcext:value-type="string">
            <text:p>int16_t</text:p>
          </table:table-cell>
          <table:table-cell table:formula="of:=IF([.L23]=&quot;enum16&quot;;&quot;uint16_t&quot;;[.L23])" office:value-type="string" office:string-value="int16_t" calcext:value-type="string">
            <text:p>int16_t</text:p>
          </table:table-cell>
          <table:table-cell table:formula="of:=IF([.M23]=&quot;bitfield16&quot;;&quot;uint16_t&quot;;[.M23])" office:value-type="string" office:string-value="int16_t" calcext:value-type="string">
            <text:p>int16_t</text:p>
          </table:table-cell>
          <table:table-cell table:formula="of:=IF([.N23]=&quot;bitfield32&quot;;&quot;uint32_t&quot;;[.N23])" office:value-type="string" office:string-value="int16_t" calcext:value-type="string">
            <text:p>int16_t</text:p>
          </table:table-cell>
          <table:table-cell table:style-name="ce10" table:formula="of:=IF([.O23]=&quot;acc32&quot;;&quot;uint32_t&quot;;[.O23])" office:value-type="string" office:string-value="int16_t" calcext:value-type="string">
            <text:p>int16_t</text:p>
          </table:table-cell>
          <table:table-cell table:style-name="ce10" table:formula="of:=IF([.P23]=&quot;acc64&quot;;&quot;uint64_t&quot;;[.P23])" office:value-type="string" office:string-value="int16_t" calcext:value-type="string">
            <text:p>int16_t</text:p>
          </table:table-cell>
          <table:table-cell/>
          <table:table-cell table:style-name="ce11" table:formula="of:=IF([.H23]=&quot;string&quot;;&quot;char &quot;&amp;[.F23]&amp;&quot;[&quot;&amp;[.C23]*2&amp;&quot;]&quot;;[.Q23]&amp;&quot; &quot;&amp;[.F23])&amp;&quot;;&quot;" office:value-type="string" office:string-value="int16_t WMax_SF;" calcext:value-type="string">
            <text:p>int16_t WMax_SF;</text:p>
          </table:table-cell>
        </table:table-row>
        <table:table-row table:style-name="ro5">
          <table:table-cell table:number-columns-repeated="2" table:style-name="ce1" office:value-type="float" office:value="24" calcext:value-type="float">
            <text:p>24</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VRef_SF</text:p>
          </table:table-cell>
          <table:table-cell table:style-name="ce3" office:value-type="string" calcext:value-type="string">
            <text:p>Scale factor for voltage at the PCC.</text:p>
          </table:table-cell>
          <table:table-cell table:style-name="ce1" office:value-type="string" calcext:value-type="string">
            <text:p>sunssf</text:p>
          </table:table-cell>
          <table:table-cell/>
          <table:table-cell table:formula="of:=IF([.H24]=&quot;int16&quot;;&quot;int16_t&quot;;[.H24])" office:value-type="string" office:string-value="sunssf" calcext:value-type="string">
            <text:p>sunssf</text:p>
          </table:table-cell>
          <table:table-cell table:formula="of:=IF([.J24]=&quot;uint16&quot;;&quot;uint16_t&quot;;[.J24])" office:value-type="string" office:string-value="sunssf" calcext:value-type="string">
            <text:p>sunssf</text:p>
          </table:table-cell>
          <table:table-cell table:formula="of:=IF([.K24]=&quot;sunssf&quot;;&quot;int16_t&quot;;[.K24])" office:value-type="string" office:string-value="int16_t" calcext:value-type="string">
            <text:p>int16_t</text:p>
          </table:table-cell>
          <table:table-cell table:formula="of:=IF([.L24]=&quot;enum16&quot;;&quot;uint16_t&quot;;[.L24])" office:value-type="string" office:string-value="int16_t" calcext:value-type="string">
            <text:p>int16_t</text:p>
          </table:table-cell>
          <table:table-cell table:formula="of:=IF([.M24]=&quot;bitfield16&quot;;&quot;uint16_t&quot;;[.M24])" office:value-type="string" office:string-value="int16_t" calcext:value-type="string">
            <text:p>int16_t</text:p>
          </table:table-cell>
          <table:table-cell table:formula="of:=IF([.N24]=&quot;bitfield32&quot;;&quot;uint32_t&quot;;[.N24])" office:value-type="string" office:string-value="int16_t" calcext:value-type="string">
            <text:p>int16_t</text:p>
          </table:table-cell>
          <table:table-cell table:style-name="ce10" table:formula="of:=IF([.O24]=&quot;acc32&quot;;&quot;uint32_t&quot;;[.O24])" office:value-type="string" office:string-value="int16_t" calcext:value-type="string">
            <text:p>int16_t</text:p>
          </table:table-cell>
          <table:table-cell table:style-name="ce10" table:formula="of:=IF([.P24]=&quot;acc64&quot;;&quot;uint64_t&quot;;[.P24])" office:value-type="string" office:string-value="int16_t" calcext:value-type="string">
            <text:p>int16_t</text:p>
          </table:table-cell>
          <table:table-cell/>
          <table:table-cell table:style-name="ce11" table:formula="of:=IF([.H24]=&quot;string&quot;;&quot;char &quot;&amp;[.F24]&amp;&quot;[&quot;&amp;[.C24]*2&amp;&quot;]&quot;;[.Q24]&amp;&quot; &quot;&amp;[.F24])&amp;&quot;;&quot;" office:value-type="string" office:string-value="int16_t VRef_SF;" calcext:value-type="string">
            <text:p>int16_t VRef_SF;</text:p>
          </table:table-cell>
        </table:table-row>
        <table:table-row table:style-name="ro3">
          <table:table-cell table:number-columns-repeated="2" table:style-name="ce1" office:value-type="float" office:value="25" calcext:value-type="float">
            <text:p>25</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VRefOfs_SF</text:p>
          </table:table-cell>
          <table:table-cell table:style-name="ce3" office:value-type="string" calcext:value-type="string">
            <text:p>Scale factor for offset voltage.</text:p>
          </table:table-cell>
          <table:table-cell table:style-name="ce1" office:value-type="string" calcext:value-type="string">
            <text:p>sunssf</text:p>
          </table:table-cell>
          <table:table-cell/>
          <table:table-cell table:formula="of:=IF([.H25]=&quot;int16&quot;;&quot;int16_t&quot;;[.H25])" office:value-type="string" office:string-value="sunssf" calcext:value-type="string">
            <text:p>sunssf</text:p>
          </table:table-cell>
          <table:table-cell table:formula="of:=IF([.J25]=&quot;uint16&quot;;&quot;uint16_t&quot;;[.J25])" office:value-type="string" office:string-value="sunssf" calcext:value-type="string">
            <text:p>sunssf</text:p>
          </table:table-cell>
          <table:table-cell table:formula="of:=IF([.K25]=&quot;sunssf&quot;;&quot;int16_t&quot;;[.K25])" office:value-type="string" office:string-value="int16_t" calcext:value-type="string">
            <text:p>int16_t</text:p>
          </table:table-cell>
          <table:table-cell table:formula="of:=IF([.L25]=&quot;enum16&quot;;&quot;uint16_t&quot;;[.L25])" office:value-type="string" office:string-value="int16_t" calcext:value-type="string">
            <text:p>int16_t</text:p>
          </table:table-cell>
          <table:table-cell table:formula="of:=IF([.M25]=&quot;bitfield16&quot;;&quot;uint16_t&quot;;[.M25])" office:value-type="string" office:string-value="int16_t" calcext:value-type="string">
            <text:p>int16_t</text:p>
          </table:table-cell>
          <table:table-cell table:formula="of:=IF([.N25]=&quot;bitfield32&quot;;&quot;uint32_t&quot;;[.N25])" office:value-type="string" office:string-value="int16_t" calcext:value-type="string">
            <text:p>int16_t</text:p>
          </table:table-cell>
          <table:table-cell table:style-name="ce10" table:formula="of:=IF([.O25]=&quot;acc32&quot;;&quot;uint32_t&quot;;[.O25])" office:value-type="string" office:string-value="int16_t" calcext:value-type="string">
            <text:p>int16_t</text:p>
          </table:table-cell>
          <table:table-cell table:style-name="ce10" table:formula="of:=IF([.P25]=&quot;acc64&quot;;&quot;uint64_t&quot;;[.P25])" office:value-type="string" office:string-value="int16_t" calcext:value-type="string">
            <text:p>int16_t</text:p>
          </table:table-cell>
          <table:table-cell/>
          <table:table-cell table:style-name="ce11" table:formula="of:=IF([.H25]=&quot;string&quot;;&quot;char &quot;&amp;[.F25]&amp;&quot;[&quot;&amp;[.C25]*2&amp;&quot;]&quot;;[.Q25]&amp;&quot; &quot;&amp;[.F25])&amp;&quot;;&quot;" office:value-type="string" office:string-value="int16_t VRefOfs_SF;" calcext:value-type="string">
            <text:p>int16_t VRefOfs_SF;</text:p>
          </table:table-cell>
        </table:table-row>
        <table:table-row table:style-name="ro3">
          <table:table-cell table:number-columns-repeated="2" table:style-name="ce15" office:value-type="float" office:value="26" calcext:value-type="float">
            <text:p>26</text:p>
          </table:table-cell>
          <table:table-cell table:style-name="ce15" office:value-type="float" office:value="1" calcext:value-type="float">
            <text:p>1</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VMinMax_SF</text:p>
          </table:table-cell>
          <table:table-cell table:style-name="ce16" office:value-type="string" calcext:value-type="string">
            <text:p>Scale factor for min/max voltages.</text:p>
          </table:table-cell>
          <table:table-cell table:style-name="ce15" office:value-type="string" calcext:value-type="string">
            <text:p>sunssf</text:p>
          </table:table-cell>
          <table:table-cell/>
          <table:table-cell table:formula="of:=IF([.H26]=&quot;int16&quot;;&quot;int16_t&quot;;[.H26])" office:value-type="string" office:string-value="sunssf" calcext:value-type="string">
            <text:p>sunssf</text:p>
          </table:table-cell>
          <table:table-cell table:formula="of:=IF([.J26]=&quot;uint16&quot;;&quot;uint16_t&quot;;[.J26])" office:value-type="string" office:string-value="sunssf" calcext:value-type="string">
            <text:p>sunssf</text:p>
          </table:table-cell>
          <table:table-cell table:formula="of:=IF([.K26]=&quot;sunssf&quot;;&quot;int16_t&quot;;[.K26])" office:value-type="string" office:string-value="int16_t" calcext:value-type="string">
            <text:p>int16_t</text:p>
          </table:table-cell>
          <table:table-cell table:formula="of:=IF([.L26]=&quot;enum16&quot;;&quot;uint16_t&quot;;[.L26])" office:value-type="string" office:string-value="int16_t" calcext:value-type="string">
            <text:p>int16_t</text:p>
          </table:table-cell>
          <table:table-cell table:formula="of:=IF([.M26]=&quot;bitfield16&quot;;&quot;uint16_t&quot;;[.M26])" office:value-type="string" office:string-value="int16_t" calcext:value-type="string">
            <text:p>int16_t</text:p>
          </table:table-cell>
          <table:table-cell table:formula="of:=IF([.N26]=&quot;bitfield32&quot;;&quot;uint32_t&quot;;[.N26])" office:value-type="string" office:string-value="int16_t" calcext:value-type="string">
            <text:p>int16_t</text:p>
          </table:table-cell>
          <table:table-cell table:style-name="ce10" table:formula="of:=IF([.O26]=&quot;acc32&quot;;&quot;uint32_t&quot;;[.O26])" office:value-type="string" office:string-value="int16_t" calcext:value-type="string">
            <text:p>int16_t</text:p>
          </table:table-cell>
          <table:table-cell table:style-name="ce10" table:formula="of:=IF([.P26]=&quot;acc64&quot;;&quot;uint64_t&quot;;[.P26])" office:value-type="string" office:string-value="int16_t" calcext:value-type="string">
            <text:p>int16_t</text:p>
          </table:table-cell>
          <table:table-cell/>
          <table:table-cell table:style-name="ce11" table:formula="of:=IF([.H26]=&quot;string&quot;;&quot;char &quot;&amp;[.F26]&amp;&quot;[&quot;&amp;[.C26]*2&amp;&quot;]&quot;;[.Q26]&amp;&quot; &quot;&amp;[.F26])&amp;&quot;;&quot;" office:value-type="string" office:string-value="int16_t VMinMax_SF;" calcext:value-type="string">
            <text:p>int16_t VMinMax_SF;</text:p>
          </table:table-cell>
        </table:table-row>
        <table:table-row table:style-name="ro3">
          <table:table-cell table:number-columns-repeated="2" table:style-name="ce1" office:value-type="float" office:value="27" calcext:value-type="float">
            <text:p>27</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VAMax_SF</text:p>
          </table:table-cell>
          <table:table-cell table:style-name="ce3" office:value-type="string" calcext:value-type="string">
            <text:p>Scale factor for apparent power.</text:p>
          </table:table-cell>
          <table:table-cell table:style-name="ce1" office:value-type="string" calcext:value-type="string">
            <text:p>sunssf</text:p>
          </table:table-cell>
          <table:table-cell/>
          <table:table-cell table:formula="of:=IF([.H27]=&quot;int16&quot;;&quot;int16_t&quot;;[.H27])" office:value-type="string" office:string-value="sunssf" calcext:value-type="string">
            <text:p>sunssf</text:p>
          </table:table-cell>
          <table:table-cell table:formula="of:=IF([.J27]=&quot;uint16&quot;;&quot;uint16_t&quot;;[.J27])" office:value-type="string" office:string-value="sunssf" calcext:value-type="string">
            <text:p>sunssf</text:p>
          </table:table-cell>
          <table:table-cell table:formula="of:=IF([.K27]=&quot;sunssf&quot;;&quot;int16_t&quot;;[.K27])" office:value-type="string" office:string-value="int16_t" calcext:value-type="string">
            <text:p>int16_t</text:p>
          </table:table-cell>
          <table:table-cell table:formula="of:=IF([.L27]=&quot;enum16&quot;;&quot;uint16_t&quot;;[.L27])" office:value-type="string" office:string-value="int16_t" calcext:value-type="string">
            <text:p>int16_t</text:p>
          </table:table-cell>
          <table:table-cell table:formula="of:=IF([.M27]=&quot;bitfield16&quot;;&quot;uint16_t&quot;;[.M27])" office:value-type="string" office:string-value="int16_t" calcext:value-type="string">
            <text:p>int16_t</text:p>
          </table:table-cell>
          <table:table-cell table:formula="of:=IF([.N27]=&quot;bitfield32&quot;;&quot;uint32_t&quot;;[.N27])" office:value-type="string" office:string-value="int16_t" calcext:value-type="string">
            <text:p>int16_t</text:p>
          </table:table-cell>
          <table:table-cell table:style-name="ce10" table:formula="of:=IF([.O27]=&quot;acc32&quot;;&quot;uint32_t&quot;;[.O27])" office:value-type="string" office:string-value="int16_t" calcext:value-type="string">
            <text:p>int16_t</text:p>
          </table:table-cell>
          <table:table-cell table:style-name="ce10" table:formula="of:=IF([.P27]=&quot;acc64&quot;;&quot;uint64_t&quot;;[.P27])" office:value-type="string" office:string-value="int16_t" calcext:value-type="string">
            <text:p>int16_t</text:p>
          </table:table-cell>
          <table:table-cell/>
          <table:table-cell table:style-name="ce11" table:formula="of:=IF([.H27]=&quot;string&quot;;&quot;char &quot;&amp;[.F27]&amp;&quot;[&quot;&amp;[.C27]*2&amp;&quot;]&quot;;[.Q27]&amp;&quot; &quot;&amp;[.F27])&amp;&quot;;&quot;" office:value-type="string" office:string-value="int16_t VAMax_SF;" calcext:value-type="string">
            <text:p>int16_t VAMax_SF;</text:p>
          </table:table-cell>
        </table:table-row>
        <table:table-row table:style-name="ro3">
          <table:table-cell table:number-columns-repeated="2" table:style-name="ce1" office:value-type="float" office:value="28" calcext:value-type="float">
            <text:p>28</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VArMax_SF</text:p>
          </table:table-cell>
          <table:table-cell table:style-name="ce3" office:value-type="string" calcext:value-type="string">
            <text:p>Scale factor for reactive power.</text:p>
          </table:table-cell>
          <table:table-cell table:style-name="ce1" office:value-type="string" calcext:value-type="string">
            <text:p>sunssf</text:p>
          </table:table-cell>
          <table:table-cell/>
          <table:table-cell table:formula="of:=IF([.H28]=&quot;int16&quot;;&quot;int16_t&quot;;[.H28])" office:value-type="string" office:string-value="sunssf" calcext:value-type="string">
            <text:p>sunssf</text:p>
          </table:table-cell>
          <table:table-cell table:formula="of:=IF([.J28]=&quot;uint16&quot;;&quot;uint16_t&quot;;[.J28])" office:value-type="string" office:string-value="sunssf" calcext:value-type="string">
            <text:p>sunssf</text:p>
          </table:table-cell>
          <table:table-cell table:formula="of:=IF([.K28]=&quot;sunssf&quot;;&quot;int16_t&quot;;[.K28])" office:value-type="string" office:string-value="int16_t" calcext:value-type="string">
            <text:p>int16_t</text:p>
          </table:table-cell>
          <table:table-cell table:formula="of:=IF([.L28]=&quot;enum16&quot;;&quot;uint16_t&quot;;[.L28])" office:value-type="string" office:string-value="int16_t" calcext:value-type="string">
            <text:p>int16_t</text:p>
          </table:table-cell>
          <table:table-cell table:formula="of:=IF([.M28]=&quot;bitfield16&quot;;&quot;uint16_t&quot;;[.M28])" office:value-type="string" office:string-value="int16_t" calcext:value-type="string">
            <text:p>int16_t</text:p>
          </table:table-cell>
          <table:table-cell table:formula="of:=IF([.N28]=&quot;bitfield32&quot;;&quot;uint32_t&quot;;[.N28])" office:value-type="string" office:string-value="int16_t" calcext:value-type="string">
            <text:p>int16_t</text:p>
          </table:table-cell>
          <table:table-cell table:style-name="ce10" table:formula="of:=IF([.O28]=&quot;acc32&quot;;&quot;uint32_t&quot;;[.O28])" office:value-type="string" office:string-value="int16_t" calcext:value-type="string">
            <text:p>int16_t</text:p>
          </table:table-cell>
          <table:table-cell table:style-name="ce10" table:formula="of:=IF([.P28]=&quot;acc64&quot;;&quot;uint64_t&quot;;[.P28])" office:value-type="string" office:string-value="int16_t" calcext:value-type="string">
            <text:p>int16_t</text:p>
          </table:table-cell>
          <table:table-cell/>
          <table:table-cell table:style-name="ce11" table:formula="of:=IF([.H28]=&quot;string&quot;;&quot;char &quot;&amp;[.F28]&amp;&quot;[&quot;&amp;[.C28]*2&amp;&quot;]&quot;;[.Q28]&amp;&quot; &quot;&amp;[.F28])&amp;&quot;;&quot;" office:value-type="string" office:string-value="int16_t VArMax_SF;" calcext:value-type="string">
            <text:p>int16_t VArMax_SF;</text:p>
          </table:table-cell>
        </table:table-row>
        <table:table-row table:style-name="ro3">
          <table:table-cell table:number-columns-repeated="2" table:style-name="ce15" office:value-type="float" office:value="29" calcext:value-type="float">
            <text:p>29</text:p>
          </table:table-cell>
          <table:table-cell table:style-name="ce15" office:value-type="float" office:value="1" calcext:value-type="float">
            <text:p>1</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WGra_SF</text:p>
          </table:table-cell>
          <table:table-cell table:style-name="ce16" office:value-type="string" calcext:value-type="string">
            <text:p>Scale factor for default ramp rate.</text:p>
          </table:table-cell>
          <table:table-cell table:style-name="ce15" office:value-type="string" calcext:value-type="string">
            <text:p>sunssf</text:p>
          </table:table-cell>
          <table:table-cell/>
          <table:table-cell table:formula="of:=IF([.H29]=&quot;int16&quot;;&quot;int16_t&quot;;[.H29])" office:value-type="string" office:string-value="sunssf" calcext:value-type="string">
            <text:p>sunssf</text:p>
          </table:table-cell>
          <table:table-cell table:formula="of:=IF([.J29]=&quot;uint16&quot;;&quot;uint16_t&quot;;[.J29])" office:value-type="string" office:string-value="sunssf" calcext:value-type="string">
            <text:p>sunssf</text:p>
          </table:table-cell>
          <table:table-cell table:formula="of:=IF([.K29]=&quot;sunssf&quot;;&quot;int16_t&quot;;[.K29])" office:value-type="string" office:string-value="int16_t" calcext:value-type="string">
            <text:p>int16_t</text:p>
          </table:table-cell>
          <table:table-cell table:formula="of:=IF([.L29]=&quot;enum16&quot;;&quot;uint16_t&quot;;[.L29])" office:value-type="string" office:string-value="int16_t" calcext:value-type="string">
            <text:p>int16_t</text:p>
          </table:table-cell>
          <table:table-cell table:formula="of:=IF([.M29]=&quot;bitfield16&quot;;&quot;uint16_t&quot;;[.M29])" office:value-type="string" office:string-value="int16_t" calcext:value-type="string">
            <text:p>int16_t</text:p>
          </table:table-cell>
          <table:table-cell table:formula="of:=IF([.N29]=&quot;bitfield32&quot;;&quot;uint32_t&quot;;[.N29])" office:value-type="string" office:string-value="int16_t" calcext:value-type="string">
            <text:p>int16_t</text:p>
          </table:table-cell>
          <table:table-cell table:style-name="ce10" table:formula="of:=IF([.O29]=&quot;acc32&quot;;&quot;uint32_t&quot;;[.O29])" office:value-type="string" office:string-value="int16_t" calcext:value-type="string">
            <text:p>int16_t</text:p>
          </table:table-cell>
          <table:table-cell table:style-name="ce10" table:formula="of:=IF([.P29]=&quot;acc64&quot;;&quot;uint64_t&quot;;[.P29])" office:value-type="string" office:string-value="int16_t" calcext:value-type="string">
            <text:p>int16_t</text:p>
          </table:table-cell>
          <table:table-cell/>
          <table:table-cell table:style-name="ce11" table:formula="of:=IF([.H29]=&quot;string&quot;;&quot;char &quot;&amp;[.F29]&amp;&quot;[&quot;&amp;[.C29]*2&amp;&quot;]&quot;;[.Q29]&amp;&quot; &quot;&amp;[.F29])&amp;&quot;;&quot;" office:value-type="string" office:string-value="int16_t WGra_SF;" calcext:value-type="string">
            <text:p>int16_t WGra_SF;</text:p>
          </table:table-cell>
        </table:table-row>
        <table:table-row table:style-name="ro5">
          <table:table-cell table:number-columns-repeated="2" table:style-name="ce1" office:value-type="float" office:value="30" calcext:value-type="float">
            <text:p>30</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PFMin_SF</text:p>
          </table:table-cell>
          <table:table-cell table:style-name="ce3" office:value-type="string" calcext:value-type="string">
            <text:p>Scale factor for minimum power factor.</text:p>
          </table:table-cell>
          <table:table-cell table:style-name="ce1" office:value-type="string" calcext:value-type="string">
            <text:p>sunssf</text:p>
          </table:table-cell>
          <table:table-cell/>
          <table:table-cell table:formula="of:=IF([.H30]=&quot;int16&quot;;&quot;int16_t&quot;;[.H30])" office:value-type="string" office:string-value="sunssf" calcext:value-type="string">
            <text:p>sunssf</text:p>
          </table:table-cell>
          <table:table-cell table:formula="of:=IF([.J30]=&quot;uint16&quot;;&quot;uint16_t&quot;;[.J30])" office:value-type="string" office:string-value="sunssf" calcext:value-type="string">
            <text:p>sunssf</text:p>
          </table:table-cell>
          <table:table-cell table:formula="of:=IF([.K30]=&quot;sunssf&quot;;&quot;int16_t&quot;;[.K30])" office:value-type="string" office:string-value="int16_t" calcext:value-type="string">
            <text:p>int16_t</text:p>
          </table:table-cell>
          <table:table-cell table:formula="of:=IF([.L30]=&quot;enum16&quot;;&quot;uint16_t&quot;;[.L30])" office:value-type="string" office:string-value="int16_t" calcext:value-type="string">
            <text:p>int16_t</text:p>
          </table:table-cell>
          <table:table-cell table:formula="of:=IF([.M30]=&quot;bitfield16&quot;;&quot;uint16_t&quot;;[.M30])" office:value-type="string" office:string-value="int16_t" calcext:value-type="string">
            <text:p>int16_t</text:p>
          </table:table-cell>
          <table:table-cell table:formula="of:=IF([.N30]=&quot;bitfield32&quot;;&quot;uint32_t&quot;;[.N30])" office:value-type="string" office:string-value="int16_t" calcext:value-type="string">
            <text:p>int16_t</text:p>
          </table:table-cell>
          <table:table-cell table:style-name="ce10" table:formula="of:=IF([.O30]=&quot;acc32&quot;;&quot;uint32_t&quot;;[.O30])" office:value-type="string" office:string-value="int16_t" calcext:value-type="string">
            <text:p>int16_t</text:p>
          </table:table-cell>
          <table:table-cell table:style-name="ce10" table:formula="of:=IF([.P30]=&quot;acc64&quot;;&quot;uint64_t&quot;;[.P30])" office:value-type="string" office:string-value="int16_t" calcext:value-type="string">
            <text:p>int16_t</text:p>
          </table:table-cell>
          <table:table-cell/>
          <table:table-cell table:style-name="ce11" table:formula="of:=IF([.H30]=&quot;string&quot;;&quot;char &quot;&amp;[.F30]&amp;&quot;[&quot;&amp;[.C30]*2&amp;&quot;]&quot;;[.Q30]&amp;&quot; &quot;&amp;[.F30])&amp;&quot;;&quot;" office:value-type="string" office:string-value="int16_t PFMin_SF;" calcext:value-type="string">
            <text:p>int16_t PFMin_SF;</text:p>
          </table:table-cell>
        </table:table-row>
        <table:table-row table:style-name="ro5">
          <table:table-cell table:number-columns-repeated="2" table:style-name="ce15" office:value-type="float" office:value="31" calcext:value-type="float">
            <text:p>31</text:p>
          </table:table-cell>
          <table:table-cell table:style-name="ce15" office:value-type="float" office:value="1" calcext:value-type="float">
            <text:p>1</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MaxRmpRte_SF</text:p>
          </table:table-cell>
          <table:table-cell table:style-name="ce16" office:value-type="string" calcext:value-type="string">
            <text:p>Scale factor for maximum ramp percentage.</text:p>
          </table:table-cell>
          <table:table-cell table:style-name="ce15" office:value-type="string" calcext:value-type="string">
            <text:p>sunssf</text:p>
          </table:table-cell>
          <table:table-cell/>
          <table:table-cell table:formula="of:=IF([.H31]=&quot;int16&quot;;&quot;int16_t&quot;;[.H31])" office:value-type="string" office:string-value="sunssf" calcext:value-type="string">
            <text:p>sunssf</text:p>
          </table:table-cell>
          <table:table-cell table:formula="of:=IF([.J31]=&quot;uint16&quot;;&quot;uint16_t&quot;;[.J31])" office:value-type="string" office:string-value="sunssf" calcext:value-type="string">
            <text:p>sunssf</text:p>
          </table:table-cell>
          <table:table-cell table:formula="of:=IF([.K31]=&quot;sunssf&quot;;&quot;int16_t&quot;;[.K31])" office:value-type="string" office:string-value="int16_t" calcext:value-type="string">
            <text:p>int16_t</text:p>
          </table:table-cell>
          <table:table-cell table:formula="of:=IF([.L31]=&quot;enum16&quot;;&quot;uint16_t&quot;;[.L31])" office:value-type="string" office:string-value="int16_t" calcext:value-type="string">
            <text:p>int16_t</text:p>
          </table:table-cell>
          <table:table-cell table:formula="of:=IF([.M31]=&quot;bitfield16&quot;;&quot;uint16_t&quot;;[.M31])" office:value-type="string" office:string-value="int16_t" calcext:value-type="string">
            <text:p>int16_t</text:p>
          </table:table-cell>
          <table:table-cell table:formula="of:=IF([.N31]=&quot;bitfield32&quot;;&quot;uint32_t&quot;;[.N31])" office:value-type="string" office:string-value="int16_t" calcext:value-type="string">
            <text:p>int16_t</text:p>
          </table:table-cell>
          <table:table-cell table:style-name="ce10" table:formula="of:=IF([.O31]=&quot;acc32&quot;;&quot;uint32_t&quot;;[.O31])" office:value-type="string" office:string-value="int16_t" calcext:value-type="string">
            <text:p>int16_t</text:p>
          </table:table-cell>
          <table:table-cell table:style-name="ce10" table:formula="of:=IF([.P31]=&quot;acc64&quot;;&quot;uint64_t&quot;;[.P31])" office:value-type="string" office:string-value="int16_t" calcext:value-type="string">
            <text:p>int16_t</text:p>
          </table:table-cell>
          <table:table-cell/>
          <table:table-cell table:style-name="ce11" table:formula="of:=IF([.H31]=&quot;string&quot;;&quot;char &quot;&amp;[.F31]&amp;&quot;[&quot;&amp;[.C31]*2&amp;&quot;]&quot;;[.Q31]&amp;&quot; &quot;&amp;[.F31])&amp;&quot;;&quot;" office:value-type="string" office:string-value="int16_t MaxRmpRte_SF;" calcext:value-type="string">
            <text:p>int16_t MaxRmpRte_SF;</text:p>
          </table:table-cell>
        </table:table-row>
        <table:table-row table:style-name="ro3">
          <table:table-cell table:number-columns-repeated="2" table:style-name="ce15" office:value-type="float" office:value="32" calcext:value-type="float">
            <text:p>32</text:p>
          </table:table-cell>
          <table:table-cell table:style-name="ce15" office:value-type="float" office:value="1" calcext:value-type="float">
            <text:p>1</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ECPNomHz_SF</text:p>
          </table:table-cell>
          <table:table-cell table:style-name="ce16" office:value-type="string" calcext:value-type="string">
            <text:p>Scale factor for nominal frequency.</text:p>
          </table:table-cell>
          <table:table-cell table:style-name="ce15" office:value-type="string" calcext:value-type="string">
            <text:p>sunssf</text:p>
          </table:table-cell>
          <table:table-cell/>
          <table:table-cell table:formula="of:=IF([.H32]=&quot;int16&quot;;&quot;int16_t&quot;;[.H32])" office:value-type="string" office:string-value="sunssf" calcext:value-type="string">
            <text:p>sunssf</text:p>
          </table:table-cell>
          <table:table-cell table:formula="of:=IF([.J32]=&quot;uint16&quot;;&quot;uint16_t&quot;;[.J32])" office:value-type="string" office:string-value="sunssf" calcext:value-type="string">
            <text:p>sunssf</text:p>
          </table:table-cell>
          <table:table-cell table:formula="of:=IF([.K32]=&quot;sunssf&quot;;&quot;int16_t&quot;;[.K32])" office:value-type="string" office:string-value="int16_t" calcext:value-type="string">
            <text:p>int16_t</text:p>
          </table:table-cell>
          <table:table-cell table:formula="of:=IF([.L32]=&quot;enum16&quot;;&quot;uint16_t&quot;;[.L32])" office:value-type="string" office:string-value="int16_t" calcext:value-type="string">
            <text:p>int16_t</text:p>
          </table:table-cell>
          <table:table-cell table:formula="of:=IF([.M32]=&quot;bitfield16&quot;;&quot;uint16_t&quot;;[.M32])" office:value-type="string" office:string-value="int16_t" calcext:value-type="string">
            <text:p>int16_t</text:p>
          </table:table-cell>
          <table:table-cell table:formula="of:=IF([.N32]=&quot;bitfield32&quot;;&quot;uint32_t&quot;;[.N32])" office:value-type="string" office:string-value="int16_t" calcext:value-type="string">
            <text:p>int16_t</text:p>
          </table:table-cell>
          <table:table-cell table:style-name="ce10" table:formula="of:=IF([.O32]=&quot;acc32&quot;;&quot;uint32_t&quot;;[.O32])" office:value-type="string" office:string-value="int16_t" calcext:value-type="string">
            <text:p>int16_t</text:p>
          </table:table-cell>
          <table:table-cell table:style-name="ce10" table:formula="of:=IF([.P32]=&quot;acc64&quot;;&quot;uint64_t&quot;;[.P32])" office:value-type="string" office:string-value="int16_t" calcext:value-type="string">
            <text:p>int16_t</text:p>
          </table:table-cell>
          <table:table-cell/>
          <table:table-cell table:style-name="ce11" table:formula="of:=IF([.H32]=&quot;string&quot;;&quot;char &quot;&amp;[.F32]&amp;&quot;[&quot;&amp;[.C32]*2&amp;&quot;]&quot;;[.Q32]&amp;&quot; &quot;&amp;[.F32])&amp;&quot;;&quot;" office:value-type="string" office:string-value="int16_t ECPNomHz_SF;" calcext:value-type="string">
            <text:p>int16_t ECPNomHz_SF;</text:p>
          </table:table-cell>
        </table:table-row>
        <table:table-row table:style-name="ro1" table:number-rows-repeated="1048543">
          <table:table-cell table:number-columns-repeated="19"/>
        </table:table-row>
        <table:table-row table:style-name="ro1">
          <table:table-cell table:number-columns-repeated="19"/>
        </table:table-row>
      </table:table>
      <table:table table:name="Status" table:style-name="ta1">
        <table:table-column table:style-name="co1" table:number-columns-repeated="18" table:default-cell-style-name="Default"/>
        <table:table-column table:style-name="co1" table:default-cell-style-name="ce14"/>
        <table:table-row table:style-name="ro2">
          <table:table-cell table:number-columns-repeated="3"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ID</text:p>
          </table:table-cell>
          <table:table-cell table:style-name="ce3" office:value-type="string" calcext:value-type="string">
            <text:p>Well-known value. Uniquely identifies this as a sunspec model status (122)</text:p>
          </table:table-cell>
          <table:table-cell table:style-name="ce1" office:value-type="string" calcext:value-type="string">
            <text:p>uint16</text:p>
          </table:table-cell>
          <table:table-cell/>
          <table:table-cell table:formula="of:=IF([.H1]=&quot;int16&quot;;&quot;int16_t&quot;;[.H1])" office:value-type="string" office:string-value="uint16" calcext:value-type="string">
            <text:p>uint16</text:p>
          </table:table-cell>
          <table:table-cell table:formula="of:=IF([.J1]=&quot;uint16&quot;;&quot;uint16_t&quot;;[.J1])" office:value-type="string" office:string-value="uint16_t" calcext:value-type="string">
            <text:p>uint16_t</text:p>
          </table:table-cell>
          <table:table-cell table:formula="of:=IF([.K1]=&quot;sunssf&quot;;&quot;int16_t&quot;;[.K1])" office:value-type="string" office:string-value="uint16_t" calcext:value-type="string">
            <text:p>uint16_t</text:p>
          </table:table-cell>
          <table:table-cell table:formula="of:=IF([.L1]=&quot;enum16&quot;;&quot;uint16_t&quot;;[.L1])" office:value-type="string" office:string-value="uint16_t" calcext:value-type="string">
            <text:p>uint16_t</text:p>
          </table:table-cell>
          <table:table-cell table:formula="of:=IF([.M1]=&quot;bitfield16&quot;;&quot;uint16_t&quot;;[.M1])" office:value-type="string" office:string-value="uint16_t" calcext:value-type="string">
            <text:p>uint16_t</text:p>
          </table:table-cell>
          <table:table-cell table:formula="of:=IF([.N1]=&quot;bitfield32&quot;;&quot;uint32_t&quot;;[.N1])" office:value-type="string" office:string-value="uint16_t" calcext:value-type="string">
            <text:p>uint16_t</text:p>
          </table:table-cell>
          <table:table-cell table:style-name="ce10" table:formula="of:=IF([.O1]=&quot;acc32&quot;;&quot;uint32_t&quot;;[.O1])" office:value-type="string" office:string-value="uint16_t" calcext:value-type="string">
            <text:p>uint16_t</text:p>
          </table:table-cell>
          <table:table-cell table:style-name="ce10" table:formula="of:=IF([.P1]=&quot;acc64&quot;;&quot;uint64_t&quot;;[.P1])" office:value-type="string" office:string-value="uint16_t" calcext:value-type="string">
            <text:p>uint16_t</text:p>
          </table:table-cell>
          <table:table-cell/>
          <table:table-cell table:style-name="ce11" table:formula="of:=IF([.H1]=&quot;string&quot;;&quot;char &quot;&amp;[.F1]&amp;&quot;[&quot;&amp;[.C1]*2&amp;&quot;]&quot;;[.Q1]&amp;&quot; &quot;&amp;[.F1])&amp;&quot;;&quot;" office:value-type="string" office:string-value="uint16_t ID;" calcext:value-type="string">
            <text:p>uint16_t ID;</text:p>
          </table:table-cell>
        </table:table-row>
        <table:table-row table:style-name="ro3">
          <table:table-cell table:number-columns-repeated="2" table:style-name="ce1" office:value-type="float" office:value="2" calcext:value-type="float">
            <text:p>2</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L</text:p>
          </table:table-cell>
          <table:table-cell table:style-name="ce3" office:value-type="string" calcext:value-type="string">
            <text:p>Length of sunspec model status (122)</text:p>
          </table:table-cell>
          <table:table-cell table:style-name="ce1" office:value-type="string" calcext:value-type="string">
            <text:p>uint16</text:p>
          </table:table-cell>
          <table:table-cell/>
          <table:table-cell table:formula="of:=IF([.H2]=&quot;int16&quot;;&quot;int16_t&quot;;[.H2])" office:value-type="string" office:string-value="uint16" calcext:value-type="string">
            <text:p>uint16</text:p>
          </table:table-cell>
          <table:table-cell table:formula="of:=IF([.J2]=&quot;uint16&quot;;&quot;uint16_t&quot;;[.J2])" office:value-type="string" office:string-value="uint16_t" calcext:value-type="string">
            <text:p>uint16_t</text:p>
          </table:table-cell>
          <table:table-cell table:formula="of:=IF([.K2]=&quot;sunssf&quot;;&quot;int16_t&quot;;[.K2])" office:value-type="string" office:string-value="uint16_t" calcext:value-type="string">
            <text:p>uint16_t</text:p>
          </table:table-cell>
          <table:table-cell table:formula="of:=IF([.L2]=&quot;enum16&quot;;&quot;uint16_t&quot;;[.L2])" office:value-type="string" office:string-value="uint16_t" calcext:value-type="string">
            <text:p>uint16_t</text:p>
          </table:table-cell>
          <table:table-cell table:formula="of:=IF([.M2]=&quot;bitfield16&quot;;&quot;uint16_t&quot;;[.M2])" office:value-type="string" office:string-value="uint16_t" calcext:value-type="string">
            <text:p>uint16_t</text:p>
          </table:table-cell>
          <table:table-cell table:formula="of:=IF([.N2]=&quot;bitfield32&quot;;&quot;uint32_t&quot;;[.N2])" office:value-type="string" office:string-value="uint16_t" calcext:value-type="string">
            <text:p>uint16_t</text:p>
          </table:table-cell>
          <table:table-cell table:style-name="ce10" table:formula="of:=IF([.O2]=&quot;acc32&quot;;&quot;uint32_t&quot;;[.O2])" office:value-type="string" office:string-value="uint16_t" calcext:value-type="string">
            <text:p>uint16_t</text:p>
          </table:table-cell>
          <table:table-cell table:style-name="ce10" table:formula="of:=IF([.P2]=&quot;acc64&quot;;&quot;uint64_t&quot;;[.P2])" office:value-type="string" office:string-value="uint16_t" calcext:value-type="string">
            <text:p>uint16_t</text:p>
          </table:table-cell>
          <table:table-cell/>
          <table:table-cell table:style-name="ce11" table:formula="of:=IF([.H2]=&quot;string&quot;;&quot;char &quot;&amp;[.F2]&amp;&quot;[&quot;&amp;[.C2]*2&amp;&quot;]&quot;;[.Q2]&amp;&quot; &quot;&amp;[.F2])&amp;&quot;;&quot;" office:value-type="string" office:string-value="uint16_t L;" calcext:value-type="string">
            <text:p>uint16_t L;</text:p>
          </table:table-cell>
        </table:table-row>
        <table:table-row table:style-name="ro2">
          <table:table-cell table:number-columns-repeated="2" table:style-name="ce1" office:value-type="float" office:value="3" calcext:value-type="float">
            <text:p>3</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PVConn</text:p>
          </table:table-cell>
          <table:table-cell table:style-name="ce3" office:value-type="string" calcext:value-type="string">
            <text:p>PV inverter present/available status. Enumerated value.</text:p>
          </table:table-cell>
          <table:table-cell table:style-name="ce1" office:value-type="string" calcext:value-type="string">
            <text:p>bitfield16</text:p>
          </table:table-cell>
          <table:table-cell/>
          <table:table-cell table:formula="of:=IF([.H3]=&quot;int16&quot;;&quot;int16_t&quot;;[.H3])" office:value-type="string" office:string-value="bitfield16" calcext:value-type="string">
            <text:p>bitfield16</text:p>
          </table:table-cell>
          <table:table-cell table:formula="of:=IF([.J3]=&quot;uint16&quot;;&quot;uint16_t&quot;;[.J3])" office:value-type="string" office:string-value="bitfield16" calcext:value-type="string">
            <text:p>bitfield16</text:p>
          </table:table-cell>
          <table:table-cell table:formula="of:=IF([.K3]=&quot;sunssf&quot;;&quot;int16_t&quot;;[.K3])" office:value-type="string" office:string-value="bitfield16" calcext:value-type="string">
            <text:p>bitfield16</text:p>
          </table:table-cell>
          <table:table-cell table:formula="of:=IF([.L3]=&quot;enum16&quot;;&quot;uint16_t&quot;;[.L3])" office:value-type="string" office:string-value="bitfield16" calcext:value-type="string">
            <text:p>bitfield16</text:p>
          </table:table-cell>
          <table:table-cell table:formula="of:=IF([.M3]=&quot;bitfield16&quot;;&quot;uint16_t&quot;;[.M3])" office:value-type="string" office:string-value="uint16_t" calcext:value-type="string">
            <text:p>uint16_t</text:p>
          </table:table-cell>
          <table:table-cell table:formula="of:=IF([.N3]=&quot;bitfield32&quot;;&quot;uint32_t&quot;;[.N3])" office:value-type="string" office:string-value="uint16_t" calcext:value-type="string">
            <text:p>uint16_t</text:p>
          </table:table-cell>
          <table:table-cell table:style-name="ce10" table:formula="of:=IF([.O3]=&quot;acc32&quot;;&quot;uint32_t&quot;;[.O3])" office:value-type="string" office:string-value="uint16_t" calcext:value-type="string">
            <text:p>uint16_t</text:p>
          </table:table-cell>
          <table:table-cell table:style-name="ce10" table:formula="of:=IF([.P3]=&quot;acc64&quot;;&quot;uint64_t&quot;;[.P3])" office:value-type="string" office:string-value="uint16_t" calcext:value-type="string">
            <text:p>uint16_t</text:p>
          </table:table-cell>
          <table:table-cell/>
          <table:table-cell table:style-name="ce11" table:formula="of:=IF([.H3]=&quot;string&quot;;&quot;char &quot;&amp;[.F3]&amp;&quot;[&quot;&amp;[.C3]*2&amp;&quot;]&quot;;[.Q3]&amp;&quot; &quot;&amp;[.F3])&amp;&quot;;&quot;" office:value-type="string" office:string-value="uint16_t PVConn;" calcext:value-type="string">
            <text:p>uint16_t PVConn;</text:p>
          </table:table-cell>
        </table:table-row>
        <table:table-row table:style-name="ro2">
          <table:table-cell table:number-columns-repeated="2" table:style-name="ce1" office:value-type="float" office:value="4" calcext:value-type="float">
            <text:p>4</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StorConn</text:p>
          </table:table-cell>
          <table:table-cell table:style-name="ce3" office:value-type="string" calcext:value-type="string">
            <text:p>Storage inverter present/available status. Enumerated value.</text:p>
          </table:table-cell>
          <table:table-cell table:style-name="ce1" office:value-type="string" calcext:value-type="string">
            <text:p>bitfield16</text:p>
          </table:table-cell>
          <table:table-cell/>
          <table:table-cell table:formula="of:=IF([.H4]=&quot;int16&quot;;&quot;int16_t&quot;;[.H4])" office:value-type="string" office:string-value="bitfield16" calcext:value-type="string">
            <text:p>bitfield16</text:p>
          </table:table-cell>
          <table:table-cell table:formula="of:=IF([.J4]=&quot;uint16&quot;;&quot;uint16_t&quot;;[.J4])" office:value-type="string" office:string-value="bitfield16" calcext:value-type="string">
            <text:p>bitfield16</text:p>
          </table:table-cell>
          <table:table-cell table:formula="of:=IF([.K4]=&quot;sunssf&quot;;&quot;int16_t&quot;;[.K4])" office:value-type="string" office:string-value="bitfield16" calcext:value-type="string">
            <text:p>bitfield16</text:p>
          </table:table-cell>
          <table:table-cell table:formula="of:=IF([.L4]=&quot;enum16&quot;;&quot;uint16_t&quot;;[.L4])" office:value-type="string" office:string-value="bitfield16" calcext:value-type="string">
            <text:p>bitfield16</text:p>
          </table:table-cell>
          <table:table-cell table:formula="of:=IF([.M4]=&quot;bitfield16&quot;;&quot;uint16_t&quot;;[.M4])" office:value-type="string" office:string-value="uint16_t" calcext:value-type="string">
            <text:p>uint16_t</text:p>
          </table:table-cell>
          <table:table-cell table:formula="of:=IF([.N4]=&quot;bitfield32&quot;;&quot;uint32_t&quot;;[.N4])" office:value-type="string" office:string-value="uint16_t" calcext:value-type="string">
            <text:p>uint16_t</text:p>
          </table:table-cell>
          <table:table-cell table:style-name="ce10" table:formula="of:=IF([.O4]=&quot;acc32&quot;;&quot;uint32_t&quot;;[.O4])" office:value-type="string" office:string-value="uint16_t" calcext:value-type="string">
            <text:p>uint16_t</text:p>
          </table:table-cell>
          <table:table-cell table:style-name="ce10" table:formula="of:=IF([.P4]=&quot;acc64&quot;;&quot;uint64_t&quot;;[.P4])" office:value-type="string" office:string-value="uint16_t" calcext:value-type="string">
            <text:p>uint16_t</text:p>
          </table:table-cell>
          <table:table-cell/>
          <table:table-cell table:style-name="ce11" table:formula="of:=IF([.H4]=&quot;string&quot;;&quot;char &quot;&amp;[.F4]&amp;&quot;[&quot;&amp;[.C4]*2&amp;&quot;]&quot;;[.Q4]&amp;&quot; &quot;&amp;[.F4])&amp;&quot;;&quot;" office:value-type="string" office:string-value="uint16_t StorConn;" calcext:value-type="string">
            <text:p>uint16_t StorConn;</text:p>
          </table:table-cell>
        </table:table-row>
        <table:table-row table:style-name="ro2">
          <table:table-cell table:number-columns-repeated="2" table:style-name="ce1" office:value-type="float" office:value="5" calcext:value-type="float">
            <text:p>5</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ECPConn</text:p>
          </table:table-cell>
          <table:table-cell table:style-name="ce3" office:value-type="string" calcext:value-type="string">
            <text:p>ECP connection status: disconnected=0 <text:s/>connected=1.</text:p>
          </table:table-cell>
          <table:table-cell table:style-name="ce1" office:value-type="string" calcext:value-type="string">
            <text:p>bitfield16</text:p>
          </table:table-cell>
          <table:table-cell/>
          <table:table-cell table:formula="of:=IF([.H5]=&quot;int16&quot;;&quot;int16_t&quot;;[.H5])" office:value-type="string" office:string-value="bitfield16" calcext:value-type="string">
            <text:p>bitfield16</text:p>
          </table:table-cell>
          <table:table-cell table:formula="of:=IF([.J5]=&quot;uint16&quot;;&quot;uint16_t&quot;;[.J5])" office:value-type="string" office:string-value="bitfield16" calcext:value-type="string">
            <text:p>bitfield16</text:p>
          </table:table-cell>
          <table:table-cell table:formula="of:=IF([.K5]=&quot;sunssf&quot;;&quot;int16_t&quot;;[.K5])" office:value-type="string" office:string-value="bitfield16" calcext:value-type="string">
            <text:p>bitfield16</text:p>
          </table:table-cell>
          <table:table-cell table:formula="of:=IF([.L5]=&quot;enum16&quot;;&quot;uint16_t&quot;;[.L5])" office:value-type="string" office:string-value="bitfield16" calcext:value-type="string">
            <text:p>bitfield16</text:p>
          </table:table-cell>
          <table:table-cell table:formula="of:=IF([.M5]=&quot;bitfield16&quot;;&quot;uint16_t&quot;;[.M5])" office:value-type="string" office:string-value="uint16_t" calcext:value-type="string">
            <text:p>uint16_t</text:p>
          </table:table-cell>
          <table:table-cell table:formula="of:=IF([.N5]=&quot;bitfield32&quot;;&quot;uint32_t&quot;;[.N5])" office:value-type="string" office:string-value="uint16_t" calcext:value-type="string">
            <text:p>uint16_t</text:p>
          </table:table-cell>
          <table:table-cell table:style-name="ce10" table:formula="of:=IF([.O5]=&quot;acc32&quot;;&quot;uint32_t&quot;;[.O5])" office:value-type="string" office:string-value="uint16_t" calcext:value-type="string">
            <text:p>uint16_t</text:p>
          </table:table-cell>
          <table:table-cell table:style-name="ce10" table:formula="of:=IF([.P5]=&quot;acc64&quot;;&quot;uint64_t&quot;;[.P5])" office:value-type="string" office:string-value="uint16_t" calcext:value-type="string">
            <text:p>uint16_t</text:p>
          </table:table-cell>
          <table:table-cell/>
          <table:table-cell table:style-name="ce11" table:formula="of:=IF([.H5]=&quot;string&quot;;&quot;char &quot;&amp;[.F5]&amp;&quot;[&quot;&amp;[.C5]*2&amp;&quot;]&quot;;[.Q5]&amp;&quot; &quot;&amp;[.F5])&amp;&quot;;&quot;" office:value-type="string" office:string-value="uint16_t ECPConn;" calcext:value-type="string">
            <text:p>uint16_t ECPConn;</text:p>
          </table:table-cell>
        </table:table-row>
        <table:table-row table:style-name="ro5">
          <table:table-cell table:style-name="ce1" office:value-type="float" office:value="6" calcext:value-type="float">
            <text:p>6</text:p>
          </table:table-cell>
          <table:table-cell table:style-name="ce1" office:value-type="float" office:value="9" calcext:value-type="float">
            <text:p>9</text:p>
          </table:table-cell>
          <table:table-cell table:style-name="ce1" office:value-type="float" office:value="4" calcext:value-type="float">
            <text:p>4</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ActWh</text:p>
          </table:table-cell>
          <table:table-cell table:style-name="ce3" office:value-type="string" calcext:value-type="string">
            <text:p>AC lifetime active (real) energy output.</text:p>
          </table:table-cell>
          <table:table-cell table:style-name="ce1" office:value-type="string" calcext:value-type="string">
            <text:p>acc64</text:p>
          </table:table-cell>
          <table:table-cell/>
          <table:table-cell table:formula="of:=IF([.H6]=&quot;int16&quot;;&quot;int16_t&quot;;[.H6])" office:value-type="string" office:string-value="acc64" calcext:value-type="string">
            <text:p>acc64</text:p>
          </table:table-cell>
          <table:table-cell table:formula="of:=IF([.J6]=&quot;uint16&quot;;&quot;uint16_t&quot;;[.J6])" office:value-type="string" office:string-value="acc64" calcext:value-type="string">
            <text:p>acc64</text:p>
          </table:table-cell>
          <table:table-cell table:formula="of:=IF([.K6]=&quot;sunssf&quot;;&quot;int16_t&quot;;[.K6])" office:value-type="string" office:string-value="acc64" calcext:value-type="string">
            <text:p>acc64</text:p>
          </table:table-cell>
          <table:table-cell table:formula="of:=IF([.L6]=&quot;enum16&quot;;&quot;uint16_t&quot;;[.L6])" office:value-type="string" office:string-value="acc64" calcext:value-type="string">
            <text:p>acc64</text:p>
          </table:table-cell>
          <table:table-cell table:formula="of:=IF([.M6]=&quot;bitfield16&quot;;&quot;uint16_t&quot;;[.M6])" office:value-type="string" office:string-value="acc64" calcext:value-type="string">
            <text:p>acc64</text:p>
          </table:table-cell>
          <table:table-cell table:formula="of:=IF([.N6]=&quot;bitfield32&quot;;&quot;uint32_t&quot;;[.N6])" office:value-type="string" office:string-value="acc64" calcext:value-type="string">
            <text:p>acc64</text:p>
          </table:table-cell>
          <table:table-cell table:style-name="ce10" table:formula="of:=IF([.O6]=&quot;acc32&quot;;&quot;uint32_t&quot;;[.O6])" office:value-type="string" office:string-value="acc64" calcext:value-type="string">
            <text:p>acc64</text:p>
          </table:table-cell>
          <table:table-cell table:style-name="ce10" table:formula="of:=IF([.P6]=&quot;acc64&quot;;&quot;uint64_t&quot;;[.P6])" office:value-type="string" office:string-value="uint64_t" calcext:value-type="string">
            <text:p>uint64_t</text:p>
          </table:table-cell>
          <table:table-cell/>
          <table:table-cell table:style-name="ce11" table:formula="of:=IF([.H6]=&quot;string&quot;;&quot;char &quot;&amp;[.F6]&amp;&quot;[&quot;&amp;[.C6]*2&amp;&quot;]&quot;;[.Q6]&amp;&quot; &quot;&amp;[.F6])&amp;&quot;;&quot;" office:value-type="string" office:string-value="uint64_t ActWh;" calcext:value-type="string">
            <text:p>uint64_t ActWh;</text:p>
          </table:table-cell>
        </table:table-row>
        <table:table-row table:style-name="ro5">
          <table:table-cell table:style-name="ce15" office:value-type="float" office:value="10" calcext:value-type="float">
            <text:p>10</text:p>
          </table:table-cell>
          <table:table-cell table:style-name="ce15" office:value-type="float" office:value="13" calcext:value-type="float">
            <text:p>13</text:p>
          </table:table-cell>
          <table:table-cell table:style-name="ce15" office:value-type="float" office:value="4" calcext:value-type="float">
            <text:p>4</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ActVAh</text:p>
          </table:table-cell>
          <table:table-cell table:style-name="ce16" office:value-type="string" calcext:value-type="string">
            <text:p>AC lifetime apparent energy output.</text:p>
          </table:table-cell>
          <table:table-cell table:style-name="ce15" office:value-type="string" calcext:value-type="string">
            <text:p>acc64</text:p>
          </table:table-cell>
          <table:table-cell/>
          <table:table-cell table:formula="of:=IF([.H7]=&quot;int16&quot;;&quot;int16_t&quot;;[.H7])" office:value-type="string" office:string-value="acc64" calcext:value-type="string">
            <text:p>acc64</text:p>
          </table:table-cell>
          <table:table-cell table:formula="of:=IF([.J7]=&quot;uint16&quot;;&quot;uint16_t&quot;;[.J7])" office:value-type="string" office:string-value="acc64" calcext:value-type="string">
            <text:p>acc64</text:p>
          </table:table-cell>
          <table:table-cell table:formula="of:=IF([.K7]=&quot;sunssf&quot;;&quot;int16_t&quot;;[.K7])" office:value-type="string" office:string-value="acc64" calcext:value-type="string">
            <text:p>acc64</text:p>
          </table:table-cell>
          <table:table-cell table:formula="of:=IF([.L7]=&quot;enum16&quot;;&quot;uint16_t&quot;;[.L7])" office:value-type="string" office:string-value="acc64" calcext:value-type="string">
            <text:p>acc64</text:p>
          </table:table-cell>
          <table:table-cell table:formula="of:=IF([.M7]=&quot;bitfield16&quot;;&quot;uint16_t&quot;;[.M7])" office:value-type="string" office:string-value="acc64" calcext:value-type="string">
            <text:p>acc64</text:p>
          </table:table-cell>
          <table:table-cell table:formula="of:=IF([.N7]=&quot;bitfield32&quot;;&quot;uint32_t&quot;;[.N7])" office:value-type="string" office:string-value="acc64" calcext:value-type="string">
            <text:p>acc64</text:p>
          </table:table-cell>
          <table:table-cell table:style-name="ce10" table:formula="of:=IF([.O7]=&quot;acc32&quot;;&quot;uint32_t&quot;;[.O7])" office:value-type="string" office:string-value="acc64" calcext:value-type="string">
            <text:p>acc64</text:p>
          </table:table-cell>
          <table:table-cell table:style-name="ce10" table:formula="of:=IF([.P7]=&quot;acc64&quot;;&quot;uint64_t&quot;;[.P7])" office:value-type="string" office:string-value="uint64_t" calcext:value-type="string">
            <text:p>uint64_t</text:p>
          </table:table-cell>
          <table:table-cell/>
          <table:table-cell table:style-name="ce11" table:formula="of:=IF([.H7]=&quot;string&quot;;&quot;char &quot;&amp;[.F7]&amp;&quot;[&quot;&amp;[.C7]*2&amp;&quot;]&quot;;[.Q7]&amp;&quot; &quot;&amp;[.F7])&amp;&quot;;&quot;" office:value-type="string" office:string-value="uint64_t ActVAh;" calcext:value-type="string">
            <text:p>uint64_t ActVAh;</text:p>
          </table:table-cell>
        </table:table-row>
        <table:table-row table:style-name="ro2">
          <table:table-cell table:style-name="ce15" office:value-type="float" office:value="14" calcext:value-type="float">
            <text:p>14</text:p>
          </table:table-cell>
          <table:table-cell table:style-name="ce15" office:value-type="float" office:value="17" calcext:value-type="float">
            <text:p>17</text:p>
          </table:table-cell>
          <table:table-cell table:style-name="ce15" office:value-type="float" office:value="4" calcext:value-type="float">
            <text:p>4</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ActVArhQ1</text:p>
          </table:table-cell>
          <table:table-cell table:style-name="ce16" office:value-type="string" calcext:value-type="string">
            <text:p>AC lifetime reactive energy output in quadrant 1.</text:p>
          </table:table-cell>
          <table:table-cell table:style-name="ce15" office:value-type="string" calcext:value-type="string">
            <text:p>acc64</text:p>
          </table:table-cell>
          <table:table-cell/>
          <table:table-cell table:formula="of:=IF([.H8]=&quot;int16&quot;;&quot;int16_t&quot;;[.H8])" office:value-type="string" office:string-value="acc64" calcext:value-type="string">
            <text:p>acc64</text:p>
          </table:table-cell>
          <table:table-cell table:formula="of:=IF([.J8]=&quot;uint16&quot;;&quot;uint16_t&quot;;[.J8])" office:value-type="string" office:string-value="acc64" calcext:value-type="string">
            <text:p>acc64</text:p>
          </table:table-cell>
          <table:table-cell table:formula="of:=IF([.K8]=&quot;sunssf&quot;;&quot;int16_t&quot;;[.K8])" office:value-type="string" office:string-value="acc64" calcext:value-type="string">
            <text:p>acc64</text:p>
          </table:table-cell>
          <table:table-cell table:formula="of:=IF([.L8]=&quot;enum16&quot;;&quot;uint16_t&quot;;[.L8])" office:value-type="string" office:string-value="acc64" calcext:value-type="string">
            <text:p>acc64</text:p>
          </table:table-cell>
          <table:table-cell table:formula="of:=IF([.M8]=&quot;bitfield16&quot;;&quot;uint16_t&quot;;[.M8])" office:value-type="string" office:string-value="acc64" calcext:value-type="string">
            <text:p>acc64</text:p>
          </table:table-cell>
          <table:table-cell table:formula="of:=IF([.N8]=&quot;bitfield32&quot;;&quot;uint32_t&quot;;[.N8])" office:value-type="string" office:string-value="acc64" calcext:value-type="string">
            <text:p>acc64</text:p>
          </table:table-cell>
          <table:table-cell table:style-name="ce10" table:formula="of:=IF([.O8]=&quot;acc32&quot;;&quot;uint32_t&quot;;[.O8])" office:value-type="string" office:string-value="acc64" calcext:value-type="string">
            <text:p>acc64</text:p>
          </table:table-cell>
          <table:table-cell table:style-name="ce10" table:formula="of:=IF([.P8]=&quot;acc64&quot;;&quot;uint64_t&quot;;[.P8])" office:value-type="string" office:string-value="uint64_t" calcext:value-type="string">
            <text:p>uint64_t</text:p>
          </table:table-cell>
          <table:table-cell/>
          <table:table-cell table:style-name="ce11" table:formula="of:=IF([.H8]=&quot;string&quot;;&quot;char &quot;&amp;[.F8]&amp;&quot;[&quot;&amp;[.C8]*2&amp;&quot;]&quot;;[.Q8]&amp;&quot; &quot;&amp;[.F8])&amp;&quot;;&quot;" office:value-type="string" office:string-value="uint64_t ActVArhQ1;" calcext:value-type="string">
            <text:p>uint64_t ActVArhQ1;</text:p>
          </table:table-cell>
        </table:table-row>
        <table:table-row table:style-name="ro2">
          <table:table-cell table:style-name="ce15" office:value-type="float" office:value="18" calcext:value-type="float">
            <text:p>18</text:p>
          </table:table-cell>
          <table:table-cell table:style-name="ce15" office:value-type="float" office:value="21" calcext:value-type="float">
            <text:p>21</text:p>
          </table:table-cell>
          <table:table-cell table:style-name="ce15" office:value-type="float" office:value="4" calcext:value-type="float">
            <text:p>4</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ActVArhQ2</text:p>
          </table:table-cell>
          <table:table-cell table:style-name="ce16" office:value-type="string" calcext:value-type="string">
            <text:p>AC lifetime reactive energy output in quadrant 2.</text:p>
          </table:table-cell>
          <table:table-cell table:style-name="ce15" office:value-type="string" calcext:value-type="string">
            <text:p>acc64</text:p>
          </table:table-cell>
          <table:table-cell/>
          <table:table-cell table:formula="of:=IF([.H9]=&quot;int16&quot;;&quot;int16_t&quot;;[.H9])" office:value-type="string" office:string-value="acc64" calcext:value-type="string">
            <text:p>acc64</text:p>
          </table:table-cell>
          <table:table-cell table:formula="of:=IF([.J9]=&quot;uint16&quot;;&quot;uint16_t&quot;;[.J9])" office:value-type="string" office:string-value="acc64" calcext:value-type="string">
            <text:p>acc64</text:p>
          </table:table-cell>
          <table:table-cell table:formula="of:=IF([.K9]=&quot;sunssf&quot;;&quot;int16_t&quot;;[.K9])" office:value-type="string" office:string-value="acc64" calcext:value-type="string">
            <text:p>acc64</text:p>
          </table:table-cell>
          <table:table-cell table:formula="of:=IF([.L9]=&quot;enum16&quot;;&quot;uint16_t&quot;;[.L9])" office:value-type="string" office:string-value="acc64" calcext:value-type="string">
            <text:p>acc64</text:p>
          </table:table-cell>
          <table:table-cell table:formula="of:=IF([.M9]=&quot;bitfield16&quot;;&quot;uint16_t&quot;;[.M9])" office:value-type="string" office:string-value="acc64" calcext:value-type="string">
            <text:p>acc64</text:p>
          </table:table-cell>
          <table:table-cell table:formula="of:=IF([.N9]=&quot;bitfield32&quot;;&quot;uint32_t&quot;;[.N9])" office:value-type="string" office:string-value="acc64" calcext:value-type="string">
            <text:p>acc64</text:p>
          </table:table-cell>
          <table:table-cell table:style-name="ce10" table:formula="of:=IF([.O9]=&quot;acc32&quot;;&quot;uint32_t&quot;;[.O9])" office:value-type="string" office:string-value="acc64" calcext:value-type="string">
            <text:p>acc64</text:p>
          </table:table-cell>
          <table:table-cell table:style-name="ce10" table:formula="of:=IF([.P9]=&quot;acc64&quot;;&quot;uint64_t&quot;;[.P9])" office:value-type="string" office:string-value="uint64_t" calcext:value-type="string">
            <text:p>uint64_t</text:p>
          </table:table-cell>
          <table:table-cell/>
          <table:table-cell table:style-name="ce11" table:formula="of:=IF([.H9]=&quot;string&quot;;&quot;char &quot;&amp;[.F9]&amp;&quot;[&quot;&amp;[.C9]*2&amp;&quot;]&quot;;[.Q9]&amp;&quot; &quot;&amp;[.F9])&amp;&quot;;&quot;" office:value-type="string" office:string-value="uint64_t ActVArhQ2;" calcext:value-type="string">
            <text:p>uint64_t ActVArhQ2;</text:p>
          </table:table-cell>
        </table:table-row>
        <table:table-row table:style-name="ro2">
          <table:table-cell table:style-name="ce15" office:value-type="float" office:value="22" calcext:value-type="float">
            <text:p>22</text:p>
          </table:table-cell>
          <table:table-cell table:style-name="ce15" office:value-type="float" office:value="25" calcext:value-type="float">
            <text:p>25</text:p>
          </table:table-cell>
          <table:table-cell table:style-name="ce15" office:value-type="float" office:value="4" calcext:value-type="float">
            <text:p>4</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ActVArhQ3</text:p>
          </table:table-cell>
          <table:table-cell table:style-name="ce16" office:value-type="string" calcext:value-type="string">
            <text:p>AC lifetime negative energy output <text:s/>in quadrant 3.</text:p>
          </table:table-cell>
          <table:table-cell table:style-name="ce15" office:value-type="string" calcext:value-type="string">
            <text:p>acc64</text:p>
          </table:table-cell>
          <table:table-cell/>
          <table:table-cell table:formula="of:=IF([.H10]=&quot;int16&quot;;&quot;int16_t&quot;;[.H10])" office:value-type="string" office:string-value="acc64" calcext:value-type="string">
            <text:p>acc64</text:p>
          </table:table-cell>
          <table:table-cell table:formula="of:=IF([.J10]=&quot;uint16&quot;;&quot;uint16_t&quot;;[.J10])" office:value-type="string" office:string-value="acc64" calcext:value-type="string">
            <text:p>acc64</text:p>
          </table:table-cell>
          <table:table-cell table:formula="of:=IF([.K10]=&quot;sunssf&quot;;&quot;int16_t&quot;;[.K10])" office:value-type="string" office:string-value="acc64" calcext:value-type="string">
            <text:p>acc64</text:p>
          </table:table-cell>
          <table:table-cell table:formula="of:=IF([.L10]=&quot;enum16&quot;;&quot;uint16_t&quot;;[.L10])" office:value-type="string" office:string-value="acc64" calcext:value-type="string">
            <text:p>acc64</text:p>
          </table:table-cell>
          <table:table-cell table:formula="of:=IF([.M10]=&quot;bitfield16&quot;;&quot;uint16_t&quot;;[.M10])" office:value-type="string" office:string-value="acc64" calcext:value-type="string">
            <text:p>acc64</text:p>
          </table:table-cell>
          <table:table-cell table:formula="of:=IF([.N10]=&quot;bitfield32&quot;;&quot;uint32_t&quot;;[.N10])" office:value-type="string" office:string-value="acc64" calcext:value-type="string">
            <text:p>acc64</text:p>
          </table:table-cell>
          <table:table-cell table:style-name="ce10" table:formula="of:=IF([.O10]=&quot;acc32&quot;;&quot;uint32_t&quot;;[.O10])" office:value-type="string" office:string-value="acc64" calcext:value-type="string">
            <text:p>acc64</text:p>
          </table:table-cell>
          <table:table-cell table:style-name="ce10" table:formula="of:=IF([.P10]=&quot;acc64&quot;;&quot;uint64_t&quot;;[.P10])" office:value-type="string" office:string-value="uint64_t" calcext:value-type="string">
            <text:p>uint64_t</text:p>
          </table:table-cell>
          <table:table-cell/>
          <table:table-cell table:style-name="ce11" table:formula="of:=IF([.H10]=&quot;string&quot;;&quot;char &quot;&amp;[.F10]&amp;&quot;[&quot;&amp;[.C10]*2&amp;&quot;]&quot;;[.Q10]&amp;&quot; &quot;&amp;[.F10])&amp;&quot;;&quot;" office:value-type="string" office:string-value="uint64_t ActVArhQ3;" calcext:value-type="string">
            <text:p>uint64_t ActVArhQ3;</text:p>
          </table:table-cell>
        </table:table-row>
        <table:table-row table:style-name="ro2">
          <table:table-cell table:style-name="ce15" office:value-type="float" office:value="26" calcext:value-type="float">
            <text:p>26</text:p>
          </table:table-cell>
          <table:table-cell table:style-name="ce15" office:value-type="float" office:value="29" calcext:value-type="float">
            <text:p>29</text:p>
          </table:table-cell>
          <table:table-cell table:style-name="ce15" office:value-type="float" office:value="4" calcext:value-type="float">
            <text:p>4</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ActVArhQ4</text:p>
          </table:table-cell>
          <table:table-cell table:style-name="ce16" office:value-type="string" calcext:value-type="string">
            <text:p>AC lifetime reactive energy output <text:s/>in quadrant 4.</text:p>
          </table:table-cell>
          <table:table-cell table:style-name="ce15" office:value-type="string" calcext:value-type="string">
            <text:p>acc64</text:p>
          </table:table-cell>
          <table:table-cell/>
          <table:table-cell table:formula="of:=IF([.H11]=&quot;int16&quot;;&quot;int16_t&quot;;[.H11])" office:value-type="string" office:string-value="acc64" calcext:value-type="string">
            <text:p>acc64</text:p>
          </table:table-cell>
          <table:table-cell table:formula="of:=IF([.J11]=&quot;uint16&quot;;&quot;uint16_t&quot;;[.J11])" office:value-type="string" office:string-value="acc64" calcext:value-type="string">
            <text:p>acc64</text:p>
          </table:table-cell>
          <table:table-cell table:formula="of:=IF([.K11]=&quot;sunssf&quot;;&quot;int16_t&quot;;[.K11])" office:value-type="string" office:string-value="acc64" calcext:value-type="string">
            <text:p>acc64</text:p>
          </table:table-cell>
          <table:table-cell table:formula="of:=IF([.L11]=&quot;enum16&quot;;&quot;uint16_t&quot;;[.L11])" office:value-type="string" office:string-value="acc64" calcext:value-type="string">
            <text:p>acc64</text:p>
          </table:table-cell>
          <table:table-cell table:formula="of:=IF([.M11]=&quot;bitfield16&quot;;&quot;uint16_t&quot;;[.M11])" office:value-type="string" office:string-value="acc64" calcext:value-type="string">
            <text:p>acc64</text:p>
          </table:table-cell>
          <table:table-cell table:formula="of:=IF([.N11]=&quot;bitfield32&quot;;&quot;uint32_t&quot;;[.N11])" office:value-type="string" office:string-value="acc64" calcext:value-type="string">
            <text:p>acc64</text:p>
          </table:table-cell>
          <table:table-cell table:style-name="ce10" table:formula="of:=IF([.O11]=&quot;acc32&quot;;&quot;uint32_t&quot;;[.O11])" office:value-type="string" office:string-value="acc64" calcext:value-type="string">
            <text:p>acc64</text:p>
          </table:table-cell>
          <table:table-cell table:style-name="ce10" table:formula="of:=IF([.P11]=&quot;acc64&quot;;&quot;uint64_t&quot;;[.P11])" office:value-type="string" office:string-value="uint64_t" calcext:value-type="string">
            <text:p>uint64_t</text:p>
          </table:table-cell>
          <table:table-cell/>
          <table:table-cell table:style-name="ce11" table:formula="of:=IF([.H11]=&quot;string&quot;;&quot;char &quot;&amp;[.F11]&amp;&quot;[&quot;&amp;[.C11]*2&amp;&quot;]&quot;;[.Q11]&amp;&quot; &quot;&amp;[.F11])&amp;&quot;;&quot;" office:value-type="string" office:string-value="uint64_t ActVArhQ4;" calcext:value-type="string">
            <text:p>uint64_t ActVArhQ4;</text:p>
          </table:table-cell>
        </table:table-row>
        <table:table-row table:style-name="ro2">
          <table:table-cell table:number-columns-repeated="2" table:style-name="ce15" office:value-type="float" office:value="30" calcext:value-type="float">
            <text:p>30</text:p>
          </table:table-cell>
          <table:table-cell table:style-name="ce15" office:value-type="float" office:value="1" calcext:value-type="float">
            <text:p>1</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VArAval</text:p>
          </table:table-cell>
          <table:table-cell table:style-name="ce16" office:value-type="string" calcext:value-type="string">
            <text:p>Amount of VARs available without impacting watts output.</text:p>
          </table:table-cell>
          <table:table-cell table:style-name="ce15" office:value-type="string" calcext:value-type="string">
            <text:p>int16</text:p>
          </table:table-cell>
          <table:table-cell/>
          <table:table-cell table:formula="of:=IF([.H12]=&quot;int16&quot;;&quot;int16_t&quot;;[.H12])" office:value-type="string" office:string-value="int16_t" calcext:value-type="string">
            <text:p>int16_t</text:p>
          </table:table-cell>
          <table:table-cell table:formula="of:=IF([.J12]=&quot;uint16&quot;;&quot;uint16_t&quot;;[.J12])" office:value-type="string" office:string-value="int16_t" calcext:value-type="string">
            <text:p>int16_t</text:p>
          </table:table-cell>
          <table:table-cell table:formula="of:=IF([.K12]=&quot;sunssf&quot;;&quot;int16_t&quot;;[.K12])" office:value-type="string" office:string-value="int16_t" calcext:value-type="string">
            <text:p>int16_t</text:p>
          </table:table-cell>
          <table:table-cell table:formula="of:=IF([.L12]=&quot;enum16&quot;;&quot;uint16_t&quot;;[.L12])" office:value-type="string" office:string-value="int16_t" calcext:value-type="string">
            <text:p>int16_t</text:p>
          </table:table-cell>
          <table:table-cell table:formula="of:=IF([.M12]=&quot;bitfield16&quot;;&quot;uint16_t&quot;;[.M12])" office:value-type="string" office:string-value="int16_t" calcext:value-type="string">
            <text:p>int16_t</text:p>
          </table:table-cell>
          <table:table-cell table:formula="of:=IF([.N12]=&quot;bitfield32&quot;;&quot;uint32_t&quot;;[.N12])" office:value-type="string" office:string-value="int16_t" calcext:value-type="string">
            <text:p>int16_t</text:p>
          </table:table-cell>
          <table:table-cell table:style-name="ce10" table:formula="of:=IF([.O12]=&quot;acc32&quot;;&quot;uint32_t&quot;;[.O12])" office:value-type="string" office:string-value="int16_t" calcext:value-type="string">
            <text:p>int16_t</text:p>
          </table:table-cell>
          <table:table-cell table:style-name="ce10" table:formula="of:=IF([.P12]=&quot;acc64&quot;;&quot;uint64_t&quot;;[.P12])" office:value-type="string" office:string-value="int16_t" calcext:value-type="string">
            <text:p>int16_t</text:p>
          </table:table-cell>
          <table:table-cell/>
          <table:table-cell table:style-name="ce11" table:formula="of:=IF([.H12]=&quot;string&quot;;&quot;char &quot;&amp;[.F12]&amp;&quot;[&quot;&amp;[.C12]*2&amp;&quot;]&quot;;[.Q12]&amp;&quot; &quot;&amp;[.F12])&amp;&quot;;&quot;" office:value-type="string" office:string-value="int16_t VArAval;" calcext:value-type="string">
            <text:p>int16_t VArAval;</text:p>
          </table:table-cell>
        </table:table-row>
        <table:table-row table:style-name="ro3">
          <table:table-cell table:number-columns-repeated="2" table:style-name="ce15" office:value-type="float" office:value="31" calcext:value-type="float">
            <text:p>31</text:p>
          </table:table-cell>
          <table:table-cell table:style-name="ce15" office:value-type="float" office:value="1" calcext:value-type="float">
            <text:p>1</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VArAval_SF</text:p>
          </table:table-cell>
          <table:table-cell table:style-name="ce16" office:value-type="string" calcext:value-type="string">
            <text:p>Scale factor for available VARs.</text:p>
          </table:table-cell>
          <table:table-cell table:style-name="ce15" office:value-type="string" calcext:value-type="string">
            <text:p>sunssf</text:p>
          </table:table-cell>
          <table:table-cell/>
          <table:table-cell table:formula="of:=IF([.H13]=&quot;int16&quot;;&quot;int16_t&quot;;[.H13])" office:value-type="string" office:string-value="sunssf" calcext:value-type="string">
            <text:p>sunssf</text:p>
          </table:table-cell>
          <table:table-cell table:formula="of:=IF([.J13]=&quot;uint16&quot;;&quot;uint16_t&quot;;[.J13])" office:value-type="string" office:string-value="sunssf" calcext:value-type="string">
            <text:p>sunssf</text:p>
          </table:table-cell>
          <table:table-cell table:formula="of:=IF([.K13]=&quot;sunssf&quot;;&quot;int16_t&quot;;[.K13])" office:value-type="string" office:string-value="int16_t" calcext:value-type="string">
            <text:p>int16_t</text:p>
          </table:table-cell>
          <table:table-cell table:formula="of:=IF([.L13]=&quot;enum16&quot;;&quot;uint16_t&quot;;[.L13])" office:value-type="string" office:string-value="int16_t" calcext:value-type="string">
            <text:p>int16_t</text:p>
          </table:table-cell>
          <table:table-cell table:formula="of:=IF([.M13]=&quot;bitfield16&quot;;&quot;uint16_t&quot;;[.M13])" office:value-type="string" office:string-value="int16_t" calcext:value-type="string">
            <text:p>int16_t</text:p>
          </table:table-cell>
          <table:table-cell table:formula="of:=IF([.N13]=&quot;bitfield32&quot;;&quot;uint32_t&quot;;[.N13])" office:value-type="string" office:string-value="int16_t" calcext:value-type="string">
            <text:p>int16_t</text:p>
          </table:table-cell>
          <table:table-cell table:style-name="ce10" table:formula="of:=IF([.O13]=&quot;acc32&quot;;&quot;uint32_t&quot;;[.O13])" office:value-type="string" office:string-value="int16_t" calcext:value-type="string">
            <text:p>int16_t</text:p>
          </table:table-cell>
          <table:table-cell table:style-name="ce10" table:formula="of:=IF([.P13]=&quot;acc64&quot;;&quot;uint64_t&quot;;[.P13])" office:value-type="string" office:string-value="int16_t" calcext:value-type="string">
            <text:p>int16_t</text:p>
          </table:table-cell>
          <table:table-cell/>
          <table:table-cell table:style-name="ce11" table:formula="of:=IF([.H13]=&quot;string&quot;;&quot;char &quot;&amp;[.F13]&amp;&quot;[&quot;&amp;[.C13]*2&amp;&quot;]&quot;;[.Q13]&amp;&quot; &quot;&amp;[.F13])&amp;&quot;;&quot;" office:value-type="string" office:string-value="int16_t VArAval_SF;" calcext:value-type="string">
            <text:p>int16_t VArAval_SF;</text:p>
          </table:table-cell>
        </table:table-row>
        <table:table-row table:style-name="ro3">
          <table:table-cell table:number-columns-repeated="2" table:style-name="ce15" office:value-type="float" office:value="32" calcext:value-type="float">
            <text:p>32</text:p>
          </table:table-cell>
          <table:table-cell table:style-name="ce15" office:value-type="float" office:value="1" calcext:value-type="float">
            <text:p>1</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WAval</text:p>
          </table:table-cell>
          <table:table-cell table:style-name="ce16" office:value-type="string" calcext:value-type="string">
            <text:p>Amount of Watts available.</text:p>
          </table:table-cell>
          <table:table-cell table:style-name="ce15" office:value-type="string" calcext:value-type="string">
            <text:p>uint16</text:p>
          </table:table-cell>
          <table:table-cell/>
          <table:table-cell table:formula="of:=IF([.H14]=&quot;int16&quot;;&quot;int16_t&quot;;[.H14])" office:value-type="string" office:string-value="uint16" calcext:value-type="string">
            <text:p>uint16</text:p>
          </table:table-cell>
          <table:table-cell table:formula="of:=IF([.J14]=&quot;uint16&quot;;&quot;uint16_t&quot;;[.J14])" office:value-type="string" office:string-value="uint16_t" calcext:value-type="string">
            <text:p>uint16_t</text:p>
          </table:table-cell>
          <table:table-cell table:formula="of:=IF([.K14]=&quot;sunssf&quot;;&quot;int16_t&quot;;[.K14])" office:value-type="string" office:string-value="uint16_t" calcext:value-type="string">
            <text:p>uint16_t</text:p>
          </table:table-cell>
          <table:table-cell table:formula="of:=IF([.L14]=&quot;enum16&quot;;&quot;uint16_t&quot;;[.L14])" office:value-type="string" office:string-value="uint16_t" calcext:value-type="string">
            <text:p>uint16_t</text:p>
          </table:table-cell>
          <table:table-cell table:formula="of:=IF([.M14]=&quot;bitfield16&quot;;&quot;uint16_t&quot;;[.M14])" office:value-type="string" office:string-value="uint16_t" calcext:value-type="string">
            <text:p>uint16_t</text:p>
          </table:table-cell>
          <table:table-cell table:formula="of:=IF([.N14]=&quot;bitfield32&quot;;&quot;uint32_t&quot;;[.N14])" office:value-type="string" office:string-value="uint16_t" calcext:value-type="string">
            <text:p>uint16_t</text:p>
          </table:table-cell>
          <table:table-cell table:style-name="ce10" table:formula="of:=IF([.O14]=&quot;acc32&quot;;&quot;uint32_t&quot;;[.O14])" office:value-type="string" office:string-value="uint16_t" calcext:value-type="string">
            <text:p>uint16_t</text:p>
          </table:table-cell>
          <table:table-cell table:style-name="ce10" table:formula="of:=IF([.P14]=&quot;acc64&quot;;&quot;uint64_t&quot;;[.P14])" office:value-type="string" office:string-value="uint16_t" calcext:value-type="string">
            <text:p>uint16_t</text:p>
          </table:table-cell>
          <table:table-cell/>
          <table:table-cell table:style-name="ce11" table:formula="of:=IF([.H14]=&quot;string&quot;;&quot;char &quot;&amp;[.F14]&amp;&quot;[&quot;&amp;[.C14]*2&amp;&quot;]&quot;;[.Q14]&amp;&quot; &quot;&amp;[.F14])&amp;&quot;;&quot;" office:value-type="string" office:string-value="uint16_t WAval;" calcext:value-type="string">
            <text:p>uint16_t WAval;</text:p>
          </table:table-cell>
        </table:table-row>
        <table:table-row table:style-name="ro3">
          <table:table-cell table:number-columns-repeated="2" table:style-name="ce15" office:value-type="float" office:value="33" calcext:value-type="float">
            <text:p>33</text:p>
          </table:table-cell>
          <table:table-cell table:style-name="ce15" office:value-type="float" office:value="1" calcext:value-type="float">
            <text:p>1</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WAval_SF</text:p>
          </table:table-cell>
          <table:table-cell table:style-name="ce16" office:value-type="string" calcext:value-type="string">
            <text:p>Scale factor for available Watts.</text:p>
          </table:table-cell>
          <table:table-cell table:style-name="ce15" office:value-type="string" calcext:value-type="string">
            <text:p>sunssf</text:p>
          </table:table-cell>
          <table:table-cell/>
          <table:table-cell table:formula="of:=IF([.H15]=&quot;int16&quot;;&quot;int16_t&quot;;[.H15])" office:value-type="string" office:string-value="sunssf" calcext:value-type="string">
            <text:p>sunssf</text:p>
          </table:table-cell>
          <table:table-cell table:formula="of:=IF([.J15]=&quot;uint16&quot;;&quot;uint16_t&quot;;[.J15])" office:value-type="string" office:string-value="sunssf" calcext:value-type="string">
            <text:p>sunssf</text:p>
          </table:table-cell>
          <table:table-cell table:formula="of:=IF([.K15]=&quot;sunssf&quot;;&quot;int16_t&quot;;[.K15])" office:value-type="string" office:string-value="int16_t" calcext:value-type="string">
            <text:p>int16_t</text:p>
          </table:table-cell>
          <table:table-cell table:formula="of:=IF([.L15]=&quot;enum16&quot;;&quot;uint16_t&quot;;[.L15])" office:value-type="string" office:string-value="int16_t" calcext:value-type="string">
            <text:p>int16_t</text:p>
          </table:table-cell>
          <table:table-cell table:formula="of:=IF([.M15]=&quot;bitfield16&quot;;&quot;uint16_t&quot;;[.M15])" office:value-type="string" office:string-value="int16_t" calcext:value-type="string">
            <text:p>int16_t</text:p>
          </table:table-cell>
          <table:table-cell table:formula="of:=IF([.N15]=&quot;bitfield32&quot;;&quot;uint32_t&quot;;[.N15])" office:value-type="string" office:string-value="int16_t" calcext:value-type="string">
            <text:p>int16_t</text:p>
          </table:table-cell>
          <table:table-cell table:style-name="ce10" table:formula="of:=IF([.O15]=&quot;acc32&quot;;&quot;uint32_t&quot;;[.O15])" office:value-type="string" office:string-value="int16_t" calcext:value-type="string">
            <text:p>int16_t</text:p>
          </table:table-cell>
          <table:table-cell table:style-name="ce10" table:formula="of:=IF([.P15]=&quot;acc64&quot;;&quot;uint64_t&quot;;[.P15])" office:value-type="string" office:string-value="int16_t" calcext:value-type="string">
            <text:p>int16_t</text:p>
          </table:table-cell>
          <table:table-cell/>
          <table:table-cell table:style-name="ce11" table:formula="of:=IF([.H15]=&quot;string&quot;;&quot;char &quot;&amp;[.F15]&amp;&quot;[&quot;&amp;[.C15]*2&amp;&quot;]&quot;;[.Q15]&amp;&quot; &quot;&amp;[.F15])&amp;&quot;;&quot;" office:value-type="string" office:string-value="int16_t WAval_SF;" calcext:value-type="string">
            <text:p>int16_t WAval_SF;</text:p>
          </table:table-cell>
        </table:table-row>
        <table:table-row table:style-name="ro5">
          <table:table-cell table:style-name="ce15" office:value-type="float" office:value="34" calcext:value-type="float">
            <text:p>34</text:p>
          </table:table-cell>
          <table:table-cell table:style-name="ce15" office:value-type="float" office:value="35" calcext:value-type="float">
            <text:p>35</text:p>
          </table:table-cell>
          <table:table-cell table:style-name="ce15" office:value-type="float" office:value="2" calcext:value-type="float">
            <text:p>2</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StSetLimMsk</text:p>
          </table:table-cell>
          <table:table-cell table:style-name="ce16" office:value-type="string" calcext:value-type="string">
            <text:p>Bit Mask indicating setpoint limit(s) reached.</text:p>
          </table:table-cell>
          <table:table-cell table:style-name="ce15" office:value-type="string" calcext:value-type="string">
            <text:p>bitfield32</text:p>
          </table:table-cell>
          <table:table-cell/>
          <table:table-cell table:formula="of:=IF([.H16]=&quot;int16&quot;;&quot;int16_t&quot;;[.H16])" office:value-type="string" office:string-value="bitfield32" calcext:value-type="string">
            <text:p>bitfield32</text:p>
          </table:table-cell>
          <table:table-cell table:formula="of:=IF([.J16]=&quot;uint16&quot;;&quot;uint16_t&quot;;[.J16])" office:value-type="string" office:string-value="bitfield32" calcext:value-type="string">
            <text:p>bitfield32</text:p>
          </table:table-cell>
          <table:table-cell table:formula="of:=IF([.K16]=&quot;sunssf&quot;;&quot;int16_t&quot;;[.K16])" office:value-type="string" office:string-value="bitfield32" calcext:value-type="string">
            <text:p>bitfield32</text:p>
          </table:table-cell>
          <table:table-cell table:formula="of:=IF([.L16]=&quot;enum16&quot;;&quot;uint16_t&quot;;[.L16])" office:value-type="string" office:string-value="bitfield32" calcext:value-type="string">
            <text:p>bitfield32</text:p>
          </table:table-cell>
          <table:table-cell table:formula="of:=IF([.M16]=&quot;bitfield16&quot;;&quot;uint16_t&quot;;[.M16])" office:value-type="string" office:string-value="bitfield32" calcext:value-type="string">
            <text:p>bitfield32</text:p>
          </table:table-cell>
          <table:table-cell table:formula="of:=IF([.N16]=&quot;bitfield32&quot;;&quot;uint32_t&quot;;[.N16])" office:value-type="string" office:string-value="uint32_t" calcext:value-type="string">
            <text:p>uint32_t</text:p>
          </table:table-cell>
          <table:table-cell table:style-name="ce10" table:formula="of:=IF([.O16]=&quot;acc32&quot;;&quot;uint32_t&quot;;[.O16])" office:value-type="string" office:string-value="uint32_t" calcext:value-type="string">
            <text:p>uint32_t</text:p>
          </table:table-cell>
          <table:table-cell table:style-name="ce10" table:formula="of:=IF([.P16]=&quot;acc64&quot;;&quot;uint64_t&quot;;[.P16])" office:value-type="string" office:string-value="uint32_t" calcext:value-type="string">
            <text:p>uint32_t</text:p>
          </table:table-cell>
          <table:table-cell/>
          <table:table-cell table:style-name="ce11" table:formula="of:=IF([.H16]=&quot;string&quot;;&quot;char &quot;&amp;[.F16]&amp;&quot;[&quot;&amp;[.C16]*2&amp;&quot;]&quot;;[.Q16]&amp;&quot; &quot;&amp;[.F16])&amp;&quot;;&quot;" office:value-type="string" office:string-value="uint32_t StSetLimMsk;" calcext:value-type="string">
            <text:p>uint32_t StSetLimMsk;</text:p>
          </table:table-cell>
        </table:table-row>
        <table:table-row table:style-name="ro2">
          <table:table-cell table:style-name="ce1" office:value-type="float" office:value="36" calcext:value-type="float">
            <text:p>36</text:p>
          </table:table-cell>
          <table:table-cell table:style-name="ce1" office:value-type="float" office:value="37" calcext:value-type="float">
            <text:p>37</text:p>
          </table:table-cell>
          <table:table-cell table:style-name="ce1" office:value-type="float" office:value="2" calcext:value-type="float">
            <text:p>2</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StActCtl</text:p>
          </table:table-cell>
          <table:table-cell table:style-name="ce3" office:value-type="string" calcext:value-type="string">
            <text:p>Bit Mask indicating which inverter controls are currently active.</text:p>
          </table:table-cell>
          <table:table-cell table:style-name="ce1" office:value-type="string" calcext:value-type="string">
            <text:p>bitfield32</text:p>
          </table:table-cell>
          <table:table-cell/>
          <table:table-cell table:formula="of:=IF([.H17]=&quot;int16&quot;;&quot;int16_t&quot;;[.H17])" office:value-type="string" office:string-value="bitfield32" calcext:value-type="string">
            <text:p>bitfield32</text:p>
          </table:table-cell>
          <table:table-cell table:formula="of:=IF([.J17]=&quot;uint16&quot;;&quot;uint16_t&quot;;[.J17])" office:value-type="string" office:string-value="bitfield32" calcext:value-type="string">
            <text:p>bitfield32</text:p>
          </table:table-cell>
          <table:table-cell table:formula="of:=IF([.K17]=&quot;sunssf&quot;;&quot;int16_t&quot;;[.K17])" office:value-type="string" office:string-value="bitfield32" calcext:value-type="string">
            <text:p>bitfield32</text:p>
          </table:table-cell>
          <table:table-cell table:formula="of:=IF([.L17]=&quot;enum16&quot;;&quot;uint16_t&quot;;[.L17])" office:value-type="string" office:string-value="bitfield32" calcext:value-type="string">
            <text:p>bitfield32</text:p>
          </table:table-cell>
          <table:table-cell table:formula="of:=IF([.M17]=&quot;bitfield16&quot;;&quot;uint16_t&quot;;[.M17])" office:value-type="string" office:string-value="bitfield32" calcext:value-type="string">
            <text:p>bitfield32</text:p>
          </table:table-cell>
          <table:table-cell table:formula="of:=IF([.N17]=&quot;bitfield32&quot;;&quot;uint32_t&quot;;[.N17])" office:value-type="string" office:string-value="uint32_t" calcext:value-type="string">
            <text:p>uint32_t</text:p>
          </table:table-cell>
          <table:table-cell table:style-name="ce10" table:formula="of:=IF([.O17]=&quot;acc32&quot;;&quot;uint32_t&quot;;[.O17])" office:value-type="string" office:string-value="uint32_t" calcext:value-type="string">
            <text:p>uint32_t</text:p>
          </table:table-cell>
          <table:table-cell table:style-name="ce10" table:formula="of:=IF([.P17]=&quot;acc64&quot;;&quot;uint64_t&quot;;[.P17])" office:value-type="string" office:string-value="uint32_t" calcext:value-type="string">
            <text:p>uint32_t</text:p>
          </table:table-cell>
          <table:table-cell/>
          <table:table-cell table:style-name="ce11" table:formula="of:=IF([.H17]=&quot;string&quot;;&quot;char &quot;&amp;[.F17]&amp;&quot;[&quot;&amp;[.C17]*2&amp;&quot;]&quot;;[.Q17]&amp;&quot; &quot;&amp;[.F17])&amp;&quot;;&quot;" office:value-type="string" office:string-value="uint32_t StActCtl;" calcext:value-type="string">
            <text:p>uint32_t StActCtl;</text:p>
          </table:table-cell>
        </table:table-row>
        <table:table-row table:style-name="ro3">
          <table:table-cell table:style-name="ce1" office:value-type="float" office:value="38" calcext:value-type="float">
            <text:p>38</text:p>
          </table:table-cell>
          <table:table-cell table:style-name="ce1" office:value-type="float" office:value="41" calcext:value-type="float">
            <text:p>41</text:p>
          </table:table-cell>
          <table:table-cell table:style-name="ce1" office:value-type="float" office:value="4" calcext:value-type="float">
            <text:p>4</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TmSrc</text:p>
          </table:table-cell>
          <table:table-cell table:style-name="ce3" office:value-type="string" calcext:value-type="string">
            <text:p>Source of time synchronization.</text:p>
          </table:table-cell>
          <table:table-cell table:style-name="ce1" office:value-type="string" calcext:value-type="string">
            <text:p>string</text:p>
          </table:table-cell>
          <table:table-cell/>
          <table:table-cell table:formula="of:=IF([.H18]=&quot;int16&quot;;&quot;int16_t&quot;;[.H18])" office:value-type="string" office:string-value="string" calcext:value-type="string">
            <text:p>string</text:p>
          </table:table-cell>
          <table:table-cell table:formula="of:=IF([.J18]=&quot;uint16&quot;;&quot;uint16_t&quot;;[.J18])" office:value-type="string" office:string-value="string" calcext:value-type="string">
            <text:p>string</text:p>
          </table:table-cell>
          <table:table-cell table:formula="of:=IF([.K18]=&quot;sunssf&quot;;&quot;int16_t&quot;;[.K18])" office:value-type="string" office:string-value="string" calcext:value-type="string">
            <text:p>string</text:p>
          </table:table-cell>
          <table:table-cell table:formula="of:=IF([.L18]=&quot;enum16&quot;;&quot;uint16_t&quot;;[.L18])" office:value-type="string" office:string-value="string" calcext:value-type="string">
            <text:p>string</text:p>
          </table:table-cell>
          <table:table-cell table:formula="of:=IF([.M18]=&quot;bitfield16&quot;;&quot;uint16_t&quot;;[.M18])" office:value-type="string" office:string-value="string" calcext:value-type="string">
            <text:p>string</text:p>
          </table:table-cell>
          <table:table-cell table:formula="of:=IF([.N18]=&quot;bitfield32&quot;;&quot;uint32_t&quot;;[.N18])" office:value-type="string" office:string-value="string" calcext:value-type="string">
            <text:p>string</text:p>
          </table:table-cell>
          <table:table-cell table:style-name="ce10" table:formula="of:=IF([.O18]=&quot;acc32&quot;;&quot;uint32_t&quot;;[.O18])" office:value-type="string" office:string-value="string" calcext:value-type="string">
            <text:p>string</text:p>
          </table:table-cell>
          <table:table-cell table:style-name="ce10" table:formula="of:=IF([.P18]=&quot;acc64&quot;;&quot;uint64_t&quot;;[.P18])" office:value-type="string" office:string-value="string" calcext:value-type="string">
            <text:p>string</text:p>
          </table:table-cell>
          <table:table-cell/>
          <table:table-cell table:style-name="ce11" table:formula="of:=IF([.H18]=&quot;string&quot;;&quot;char &quot;&amp;[.F18]&amp;&quot;[&quot;&amp;[.C18]*2&amp;&quot;]&quot;;[.Q18]&amp;&quot; &quot;&amp;[.F18])&amp;&quot;;&quot;" office:value-type="string" office:string-value="char TmSrc[8];" calcext:value-type="string">
            <text:p>char TmSrc[8];</text:p>
          </table:table-cell>
        </table:table-row>
        <table:table-row table:style-name="ro5">
          <table:table-cell table:style-name="ce1" office:value-type="float" office:value="42" calcext:value-type="float">
            <text:p>42</text:p>
          </table:table-cell>
          <table:table-cell table:style-name="ce1" office:value-type="float" office:value="43" calcext:value-type="float">
            <text:p>43</text:p>
          </table:table-cell>
          <table:table-cell table:style-name="ce1" office:value-type="float" office:value="2" calcext:value-type="float">
            <text:p>2</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Tms</text:p>
          </table:table-cell>
          <table:table-cell table:style-name="ce3" office:value-type="string" calcext:value-type="string">
            <text:p>Seconds since 01-01-2000 00:00 UTC</text:p>
          </table:table-cell>
          <table:table-cell table:style-name="ce1" office:value-type="string" calcext:value-type="string">
            <text:p>uint32</text:p>
          </table:table-cell>
          <table:table-cell/>
          <table:table-cell table:formula="of:=IF([.H19]=&quot;int16&quot;;&quot;int16_t&quot;;[.H19])" office:value-type="string" office:string-value="uint32" calcext:value-type="string">
            <text:p>uint32</text:p>
          </table:table-cell>
          <table:table-cell table:formula="of:=IF([.J19]=&quot;uint16&quot;;&quot;uint16_t&quot;;[.J19])" office:value-type="string" office:string-value="uint32" calcext:value-type="string">
            <text:p>uint32</text:p>
          </table:table-cell>
          <table:table-cell table:formula="of:=IF([.K19]=&quot;sunssf&quot;;&quot;int16_t&quot;;[.K19])" office:value-type="string" office:string-value="uint32" calcext:value-type="string">
            <text:p>uint32</text:p>
          </table:table-cell>
          <table:table-cell table:formula="of:=IF([.L19]=&quot;enum16&quot;;&quot;uint16_t&quot;;[.L19])" office:value-type="string" office:string-value="uint32" calcext:value-type="string">
            <text:p>uint32</text:p>
          </table:table-cell>
          <table:table-cell table:formula="of:=IF([.M19]=&quot;bitfield16&quot;;&quot;uint16_t&quot;;[.M19])" office:value-type="string" office:string-value="uint32" calcext:value-type="string">
            <text:p>uint32</text:p>
          </table:table-cell>
          <table:table-cell table:formula="of:=IF([.N19]=&quot;bitfield32&quot;;&quot;uint32_t&quot;;[.N19])" office:value-type="string" office:string-value="uint32" calcext:value-type="string">
            <text:p>uint32</text:p>
          </table:table-cell>
          <table:table-cell table:style-name="ce10" table:formula="of:=IF([.O19]=&quot;acc32&quot;;&quot;uint32_t&quot;;[.O19])" office:value-type="string" office:string-value="uint32" calcext:value-type="string">
            <text:p>uint32</text:p>
          </table:table-cell>
          <table:table-cell table:style-name="ce10" table:formula="of:=IF([.P19]=&quot;acc64&quot;;&quot;uint64_t&quot;;[.P19])" office:value-type="string" office:string-value="uint32" calcext:value-type="string">
            <text:p>uint32</text:p>
          </table:table-cell>
          <table:table-cell/>
          <table:table-cell table:style-name="ce11" table:formula="of:=IF([.H19]=&quot;string&quot;;&quot;char &quot;&amp;[.F19]&amp;&quot;[&quot;&amp;[.C19]*2&amp;&quot;]&quot;;[.Q19]&amp;&quot; &quot;&amp;[.F19])&amp;&quot;;&quot;" office:value-type="string" office:string-value="uint32 Tms;" calcext:value-type="string">
            <text:p>uint32 Tms;</text:p>
          </table:table-cell>
        </table:table-row>
        <table:table-row table:style-name="ro5">
          <table:table-cell table:number-columns-repeated="2" table:style-name="ce15" office:value-type="float" office:value="44" calcext:value-type="float">
            <text:p>44</text:p>
          </table:table-cell>
          <table:table-cell table:style-name="ce15" office:value-type="float" office:value="1" calcext:value-type="float">
            <text:p>1</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RtSt</text:p>
          </table:table-cell>
          <table:table-cell table:style-name="ce16" office:value-type="string" calcext:value-type="string">
            <text:p>Bit Mask indicating active ride-through status.</text:p>
          </table:table-cell>
          <table:table-cell table:style-name="ce15" office:value-type="string" calcext:value-type="string">
            <text:p>bitfield16</text:p>
          </table:table-cell>
          <table:table-cell/>
          <table:table-cell table:formula="of:=IF([.H20]=&quot;int16&quot;;&quot;int16_t&quot;;[.H20])" office:value-type="string" office:string-value="bitfield16" calcext:value-type="string">
            <text:p>bitfield16</text:p>
          </table:table-cell>
          <table:table-cell table:formula="of:=IF([.J20]=&quot;uint16&quot;;&quot;uint16_t&quot;;[.J20])" office:value-type="string" office:string-value="bitfield16" calcext:value-type="string">
            <text:p>bitfield16</text:p>
          </table:table-cell>
          <table:table-cell table:formula="of:=IF([.K20]=&quot;sunssf&quot;;&quot;int16_t&quot;;[.K20])" office:value-type="string" office:string-value="bitfield16" calcext:value-type="string">
            <text:p>bitfield16</text:p>
          </table:table-cell>
          <table:table-cell table:formula="of:=IF([.L20]=&quot;enum16&quot;;&quot;uint16_t&quot;;[.L20])" office:value-type="string" office:string-value="bitfield16" calcext:value-type="string">
            <text:p>bitfield16</text:p>
          </table:table-cell>
          <table:table-cell table:formula="of:=IF([.M20]=&quot;bitfield16&quot;;&quot;uint16_t&quot;;[.M20])" office:value-type="string" office:string-value="uint16_t" calcext:value-type="string">
            <text:p>uint16_t</text:p>
          </table:table-cell>
          <table:table-cell table:formula="of:=IF([.N20]=&quot;bitfield32&quot;;&quot;uint32_t&quot;;[.N20])" office:value-type="string" office:string-value="uint16_t" calcext:value-type="string">
            <text:p>uint16_t</text:p>
          </table:table-cell>
          <table:table-cell table:style-name="ce10" table:formula="of:=IF([.O20]=&quot;acc32&quot;;&quot;uint32_t&quot;;[.O20])" office:value-type="string" office:string-value="uint16_t" calcext:value-type="string">
            <text:p>uint16_t</text:p>
          </table:table-cell>
          <table:table-cell table:style-name="ce10" table:formula="of:=IF([.P20]=&quot;acc64&quot;;&quot;uint64_t&quot;;[.P20])" office:value-type="string" office:string-value="uint16_t" calcext:value-type="string">
            <text:p>uint16_t</text:p>
          </table:table-cell>
          <table:table-cell/>
          <table:table-cell table:style-name="ce11" table:formula="of:=IF([.H20]=&quot;string&quot;;&quot;char &quot;&amp;[.F20]&amp;&quot;[&quot;&amp;[.C20]*2&amp;&quot;]&quot;;[.Q20]&amp;&quot; &quot;&amp;[.F20])&amp;&quot;;&quot;" office:value-type="string" office:string-value="uint16_t RtSt;" calcext:value-type="string">
            <text:p>uint16_t RtSt;</text:p>
          </table:table-cell>
        </table:table-row>
        <table:table-row table:style-name="ro3">
          <table:table-cell table:number-columns-repeated="2" table:style-name="ce1" office:value-type="float" office:value="45" calcext:value-type="float">
            <text:p>45</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Ris</text:p>
          </table:table-cell>
          <table:table-cell table:style-name="ce3" office:value-type="string" calcext:value-type="string">
            <text:p>Isolation resistance.</text:p>
          </table:table-cell>
          <table:table-cell table:style-name="ce1" office:value-type="string" calcext:value-type="string">
            <text:p>uint16</text:p>
          </table:table-cell>
          <table:table-cell/>
          <table:table-cell table:formula="of:=IF([.H21]=&quot;int16&quot;;&quot;int16_t&quot;;[.H21])" office:value-type="string" office:string-value="uint16" calcext:value-type="string">
            <text:p>uint16</text:p>
          </table:table-cell>
          <table:table-cell table:formula="of:=IF([.J21]=&quot;uint16&quot;;&quot;uint16_t&quot;;[.J21])" office:value-type="string" office:string-value="uint16_t" calcext:value-type="string">
            <text:p>uint16_t</text:p>
          </table:table-cell>
          <table:table-cell table:formula="of:=IF([.K21]=&quot;sunssf&quot;;&quot;int16_t&quot;;[.K21])" office:value-type="string" office:string-value="uint16_t" calcext:value-type="string">
            <text:p>uint16_t</text:p>
          </table:table-cell>
          <table:table-cell table:formula="of:=IF([.L21]=&quot;enum16&quot;;&quot;uint16_t&quot;;[.L21])" office:value-type="string" office:string-value="uint16_t" calcext:value-type="string">
            <text:p>uint16_t</text:p>
          </table:table-cell>
          <table:table-cell table:formula="of:=IF([.M21]=&quot;bitfield16&quot;;&quot;uint16_t&quot;;[.M21])" office:value-type="string" office:string-value="uint16_t" calcext:value-type="string">
            <text:p>uint16_t</text:p>
          </table:table-cell>
          <table:table-cell table:formula="of:=IF([.N21]=&quot;bitfield32&quot;;&quot;uint32_t&quot;;[.N21])" office:value-type="string" office:string-value="uint16_t" calcext:value-type="string">
            <text:p>uint16_t</text:p>
          </table:table-cell>
          <table:table-cell table:style-name="ce10" table:formula="of:=IF([.O21]=&quot;acc32&quot;;&quot;uint32_t&quot;;[.O21])" office:value-type="string" office:string-value="uint16_t" calcext:value-type="string">
            <text:p>uint16_t</text:p>
          </table:table-cell>
          <table:table-cell table:style-name="ce10" table:formula="of:=IF([.P21]=&quot;acc64&quot;;&quot;uint64_t&quot;;[.P21])" office:value-type="string" office:string-value="uint16_t" calcext:value-type="string">
            <text:p>uint16_t</text:p>
          </table:table-cell>
          <table:table-cell/>
          <table:table-cell table:style-name="ce11" table:formula="of:=IF([.H21]=&quot;string&quot;;&quot;char &quot;&amp;[.F21]&amp;&quot;[&quot;&amp;[.C21]*2&amp;&quot;]&quot;;[.Q21]&amp;&quot; &quot;&amp;[.F21])&amp;&quot;;&quot;" office:value-type="string" office:string-value="uint16_t Ris;" calcext:value-type="string">
            <text:p>uint16_t Ris;</text:p>
          </table:table-cell>
        </table:table-row>
        <table:table-row table:style-name="ro5">
          <table:table-cell table:number-columns-repeated="2" table:style-name="ce1" office:value-type="float" office:value="46" calcext:value-type="float">
            <text:p>46</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Ris_SF</text:p>
          </table:table-cell>
          <table:table-cell table:style-name="ce3" office:value-type="string" calcext:value-type="string">
            <text:p>Scale factor for isolation resistance.</text:p>
          </table:table-cell>
          <table:table-cell table:style-name="ce1" office:value-type="string" calcext:value-type="string">
            <text:p>sunssf</text:p>
          </table:table-cell>
          <table:table-cell/>
          <table:table-cell table:formula="of:=IF([.H22]=&quot;int16&quot;;&quot;int16_t&quot;;[.H22])" office:value-type="string" office:string-value="sunssf" calcext:value-type="string">
            <text:p>sunssf</text:p>
          </table:table-cell>
          <table:table-cell table:formula="of:=IF([.J22]=&quot;uint16&quot;;&quot;uint16_t&quot;;[.J22])" office:value-type="string" office:string-value="sunssf" calcext:value-type="string">
            <text:p>sunssf</text:p>
          </table:table-cell>
          <table:table-cell table:formula="of:=IF([.K22]=&quot;sunssf&quot;;&quot;int16_t&quot;;[.K22])" office:value-type="string" office:string-value="int16_t" calcext:value-type="string">
            <text:p>int16_t</text:p>
          </table:table-cell>
          <table:table-cell table:formula="of:=IF([.L22]=&quot;enum16&quot;;&quot;uint16_t&quot;;[.L22])" office:value-type="string" office:string-value="int16_t" calcext:value-type="string">
            <text:p>int16_t</text:p>
          </table:table-cell>
          <table:table-cell table:formula="of:=IF([.M22]=&quot;bitfield16&quot;;&quot;uint16_t&quot;;[.M22])" office:value-type="string" office:string-value="int16_t" calcext:value-type="string">
            <text:p>int16_t</text:p>
          </table:table-cell>
          <table:table-cell table:formula="of:=IF([.N22]=&quot;bitfield32&quot;;&quot;uint32_t&quot;;[.N22])" office:value-type="string" office:string-value="int16_t" calcext:value-type="string">
            <text:p>int16_t</text:p>
          </table:table-cell>
          <table:table-cell table:style-name="ce10" table:formula="of:=IF([.O22]=&quot;acc32&quot;;&quot;uint32_t&quot;;[.O22])" office:value-type="string" office:string-value="int16_t" calcext:value-type="string">
            <text:p>int16_t</text:p>
          </table:table-cell>
          <table:table-cell table:style-name="ce10" table:formula="of:=IF([.P22]=&quot;acc64&quot;;&quot;uint64_t&quot;;[.P22])" office:value-type="string" office:string-value="int16_t" calcext:value-type="string">
            <text:p>int16_t</text:p>
          </table:table-cell>
          <table:table-cell/>
          <table:table-cell table:style-name="ce11" table:formula="of:=IF([.H22]=&quot;string&quot;;&quot;char &quot;&amp;[.F22]&amp;&quot;[&quot;&amp;[.C22]*2&amp;&quot;]&quot;;[.Q22]&amp;&quot; &quot;&amp;[.F22])&amp;&quot;;&quot;" office:value-type="string" office:string-value="int16_t Ris_SF;" calcext:value-type="string">
            <text:p>int16_t Ris_SF;</text:p>
          </table:table-cell>
        </table:table-row>
        <table:table-row table:style-name="ro1" table:number-rows-repeated="1048553">
          <table:table-cell table:number-columns-repeated="19"/>
        </table:table-row>
        <table:table-row table:style-name="ro1">
          <table:table-cell table:number-columns-repeated="19"/>
        </table:table-row>
      </table:table>
      <table:table table:name="Controls" table:style-name="ta1">
        <table:table-column table:style-name="co1" table:number-columns-repeated="18" table:default-cell-style-name="Default"/>
        <table:table-column table:style-name="co1" table:default-cell-style-name="ce14"/>
        <table:table-row table:style-name="ro4">
          <table:table-cell table:number-columns-repeated="3"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ID</text:p>
          </table:table-cell>
          <table:table-cell table:style-name="ce3" office:value-type="string" calcext:value-type="string">
            <text:p>Well-known value. Uniquely identifies this as a sunspec model controls (123)</text:p>
          </table:table-cell>
          <table:table-cell table:style-name="ce1" office:value-type="string" calcext:value-type="string">
            <text:p>uint16</text:p>
          </table:table-cell>
          <table:table-cell/>
          <table:table-cell table:formula="of:=IF([.H1]=&quot;int16&quot;;&quot;int16_t&quot;;[.H1])" office:value-type="string" office:string-value="uint16" calcext:value-type="string">
            <text:p>uint16</text:p>
          </table:table-cell>
          <table:table-cell table:formula="of:=IF([.J1]=&quot;uint16&quot;;&quot;uint16_t&quot;;[.J1])" office:value-type="string" office:string-value="uint16_t" calcext:value-type="string">
            <text:p>uint16_t</text:p>
          </table:table-cell>
          <table:table-cell table:formula="of:=IF([.K1]=&quot;sunssf&quot;;&quot;int16_t&quot;;[.K1])" office:value-type="string" office:string-value="uint16_t" calcext:value-type="string">
            <text:p>uint16_t</text:p>
          </table:table-cell>
          <table:table-cell table:formula="of:=IF([.L1]=&quot;enum16&quot;;&quot;uint16_t&quot;;[.L1])" office:value-type="string" office:string-value="uint16_t" calcext:value-type="string">
            <text:p>uint16_t</text:p>
          </table:table-cell>
          <table:table-cell table:formula="of:=IF([.M1]=&quot;bitfield16&quot;;&quot;uint16_t&quot;;[.M1])" office:value-type="string" office:string-value="uint16_t" calcext:value-type="string">
            <text:p>uint16_t</text:p>
          </table:table-cell>
          <table:table-cell table:formula="of:=IF([.N1]=&quot;bitfield32&quot;;&quot;uint32_t&quot;;[.N1])" office:value-type="string" office:string-value="uint16_t" calcext:value-type="string">
            <text:p>uint16_t</text:p>
          </table:table-cell>
          <table:table-cell table:style-name="ce10" table:formula="of:=IF([.O1]=&quot;acc32&quot;;&quot;uint32_t&quot;;[.O1])" office:value-type="string" office:string-value="uint16_t" calcext:value-type="string">
            <text:p>uint16_t</text:p>
          </table:table-cell>
          <table:table-cell table:style-name="ce10" table:formula="of:=IF([.P1]=&quot;acc64&quot;;&quot;uint64_t&quot;;[.P1])" office:value-type="string" office:string-value="uint16_t" calcext:value-type="string">
            <text:p>uint16_t</text:p>
          </table:table-cell>
          <table:table-cell/>
          <table:table-cell table:style-name="ce11" table:formula="of:=IF([.H1]=&quot;string&quot;;&quot;char &quot;&amp;[.F1]&amp;&quot;[&quot;&amp;[.C1]*2&amp;&quot;]&quot;;[.Q1]&amp;&quot; &quot;&amp;[.F1])&amp;&quot;;&quot;" office:value-type="string" office:string-value="uint16_t ID;" calcext:value-type="string">
            <text:p>uint16_t ID;</text:p>
          </table:table-cell>
        </table:table-row>
        <table:table-row table:style-name="ro5">
          <table:table-cell table:number-columns-repeated="2" table:style-name="ce1" office:value-type="float" office:value="2" calcext:value-type="float">
            <text:p>2</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L</text:p>
          </table:table-cell>
          <table:table-cell table:style-name="ce3" office:value-type="string" calcext:value-type="string">
            <text:p>Length of sunspec model controls (123)</text:p>
          </table:table-cell>
          <table:table-cell table:style-name="ce1" office:value-type="string" calcext:value-type="string">
            <text:p>uint16</text:p>
          </table:table-cell>
          <table:table-cell/>
          <table:table-cell table:formula="of:=IF([.H2]=&quot;int16&quot;;&quot;int16_t&quot;;[.H2])" office:value-type="string" office:string-value="uint16" calcext:value-type="string">
            <text:p>uint16</text:p>
          </table:table-cell>
          <table:table-cell table:formula="of:=IF([.J2]=&quot;uint16&quot;;&quot;uint16_t&quot;;[.J2])" office:value-type="string" office:string-value="uint16_t" calcext:value-type="string">
            <text:p>uint16_t</text:p>
          </table:table-cell>
          <table:table-cell table:formula="of:=IF([.K2]=&quot;sunssf&quot;;&quot;int16_t&quot;;[.K2])" office:value-type="string" office:string-value="uint16_t" calcext:value-type="string">
            <text:p>uint16_t</text:p>
          </table:table-cell>
          <table:table-cell table:formula="of:=IF([.L2]=&quot;enum16&quot;;&quot;uint16_t&quot;;[.L2])" office:value-type="string" office:string-value="uint16_t" calcext:value-type="string">
            <text:p>uint16_t</text:p>
          </table:table-cell>
          <table:table-cell table:formula="of:=IF([.M2]=&quot;bitfield16&quot;;&quot;uint16_t&quot;;[.M2])" office:value-type="string" office:string-value="uint16_t" calcext:value-type="string">
            <text:p>uint16_t</text:p>
          </table:table-cell>
          <table:table-cell table:formula="of:=IF([.N2]=&quot;bitfield32&quot;;&quot;uint32_t&quot;;[.N2])" office:value-type="string" office:string-value="uint16_t" calcext:value-type="string">
            <text:p>uint16_t</text:p>
          </table:table-cell>
          <table:table-cell table:style-name="ce10" table:formula="of:=IF([.O2]=&quot;acc32&quot;;&quot;uint32_t&quot;;[.O2])" office:value-type="string" office:string-value="uint16_t" calcext:value-type="string">
            <text:p>uint16_t</text:p>
          </table:table-cell>
          <table:table-cell table:style-name="ce10" table:formula="of:=IF([.P2]=&quot;acc64&quot;;&quot;uint64_t&quot;;[.P2])" office:value-type="string" office:string-value="uint16_t" calcext:value-type="string">
            <text:p>uint16_t</text:p>
          </table:table-cell>
          <table:table-cell/>
          <table:table-cell table:style-name="ce11" table:formula="of:=IF([.H2]=&quot;string&quot;;&quot;char &quot;&amp;[.F2]&amp;&quot;[&quot;&amp;[.C2]*2&amp;&quot;]&quot;;[.Q2]&amp;&quot; &quot;&amp;[.F2])&amp;&quot;;&quot;" office:value-type="string" office:string-value="uint16_t L;" calcext:value-type="string">
            <text:p>uint16_t L;</text:p>
          </table:table-cell>
        </table:table-row>
        <table:table-row table:style-name="ro5">
          <table:table-cell table:number-columns-repeated="2" table:style-name="ce1" office:value-type="float" office:value="3" calcext:value-type="float">
            <text:p>3</text:p>
          </table:table-cell>
          <table:table-cell table:style-name="ce1" office:value-type="float" office:value="1" calcext:value-type="float">
            <text:p>1</text:p>
          </table:table-cell>
          <table:table-cell table:style-name="ce1" office:value-type="string" calcext:value-type="string">
            <text:p>RW</text:p>
          </table:table-cell>
          <table:table-cell table:style-name="ce1" office:value-type="string" calcext:value-type="string">
            <text:p>0x03</text:p>
            <text:p>0x06</text:p>
            <text:p>0x10</text:p>
          </table:table-cell>
          <table:table-cell table:style-name="ce3" office:value-type="string" calcext:value-type="string">
            <text:p>Conn_WinTms</text:p>
          </table:table-cell>
          <table:table-cell table:style-name="ce3" office:value-type="string" calcext:value-type="string">
            <text:p>Time window for connect/disconnect.</text:p>
          </table:table-cell>
          <table:table-cell table:style-name="ce1" office:value-type="string" calcext:value-type="string">
            <text:p>uint16</text:p>
          </table:table-cell>
          <table:table-cell/>
          <table:table-cell table:formula="of:=IF([.H3]=&quot;int16&quot;;&quot;int16_t&quot;;[.H3])" office:value-type="string" office:string-value="uint16" calcext:value-type="string">
            <text:p>uint16</text:p>
          </table:table-cell>
          <table:table-cell table:formula="of:=IF([.J3]=&quot;uint16&quot;;&quot;uint16_t&quot;;[.J3])" office:value-type="string" office:string-value="uint16_t" calcext:value-type="string">
            <text:p>uint16_t</text:p>
          </table:table-cell>
          <table:table-cell table:formula="of:=IF([.K3]=&quot;sunssf&quot;;&quot;int16_t&quot;;[.K3])" office:value-type="string" office:string-value="uint16_t" calcext:value-type="string">
            <text:p>uint16_t</text:p>
          </table:table-cell>
          <table:table-cell table:formula="of:=IF([.L3]=&quot;enum16&quot;;&quot;uint16_t&quot;;[.L3])" office:value-type="string" office:string-value="uint16_t" calcext:value-type="string">
            <text:p>uint16_t</text:p>
          </table:table-cell>
          <table:table-cell table:formula="of:=IF([.M3]=&quot;bitfield16&quot;;&quot;uint16_t&quot;;[.M3])" office:value-type="string" office:string-value="uint16_t" calcext:value-type="string">
            <text:p>uint16_t</text:p>
          </table:table-cell>
          <table:table-cell table:formula="of:=IF([.N3]=&quot;bitfield32&quot;;&quot;uint32_t&quot;;[.N3])" office:value-type="string" office:string-value="uint16_t" calcext:value-type="string">
            <text:p>uint16_t</text:p>
          </table:table-cell>
          <table:table-cell table:style-name="ce10" table:formula="of:=IF([.O3]=&quot;acc32&quot;;&quot;uint32_t&quot;;[.O3])" office:value-type="string" office:string-value="uint16_t" calcext:value-type="string">
            <text:p>uint16_t</text:p>
          </table:table-cell>
          <table:table-cell table:style-name="ce10" table:formula="of:=IF([.P3]=&quot;acc64&quot;;&quot;uint64_t&quot;;[.P3])" office:value-type="string" office:string-value="uint16_t" calcext:value-type="string">
            <text:p>uint16_t</text:p>
          </table:table-cell>
          <table:table-cell/>
          <table:table-cell table:style-name="ce11" table:formula="of:=IF([.H3]=&quot;string&quot;;&quot;char &quot;&amp;[.F3]&amp;&quot;[&quot;&amp;[.C3]*2&amp;&quot;]&quot;;[.Q3]&amp;&quot; &quot;&amp;[.F3])&amp;&quot;;&quot;" office:value-type="string" office:string-value="uint16_t Conn_WinTms;" calcext:value-type="string">
            <text:p>uint16_t Conn_WinTms;</text:p>
          </table:table-cell>
        </table:table-row>
        <table:table-row table:style-name="ro5">
          <table:table-cell table:number-columns-repeated="2" table:style-name="ce1" office:value-type="float" office:value="4" calcext:value-type="float">
            <text:p>4</text:p>
          </table:table-cell>
          <table:table-cell table:style-name="ce1" office:value-type="float" office:value="1" calcext:value-type="float">
            <text:p>1</text:p>
          </table:table-cell>
          <table:table-cell table:style-name="ce1" office:value-type="string" calcext:value-type="string">
            <text:p>RW</text:p>
          </table:table-cell>
          <table:table-cell table:style-name="ce1" office:value-type="string" calcext:value-type="string">
            <text:p>0x03</text:p>
            <text:p>0x06</text:p>
            <text:p>0x10</text:p>
          </table:table-cell>
          <table:table-cell table:style-name="ce3" office:value-type="string" calcext:value-type="string">
            <text:p>Conn_RvrtTms</text:p>
          </table:table-cell>
          <table:table-cell table:style-name="ce3" office:value-type="string" calcext:value-type="string">
            <text:p>Timeout period for connect/disconnect.</text:p>
          </table:table-cell>
          <table:table-cell table:style-name="ce1" office:value-type="string" calcext:value-type="string">
            <text:p>uint16</text:p>
          </table:table-cell>
          <table:table-cell/>
          <table:table-cell table:formula="of:=IF([.H4]=&quot;int16&quot;;&quot;int16_t&quot;;[.H4])" office:value-type="string" office:string-value="uint16" calcext:value-type="string">
            <text:p>uint16</text:p>
          </table:table-cell>
          <table:table-cell table:formula="of:=IF([.J4]=&quot;uint16&quot;;&quot;uint16_t&quot;;[.J4])" office:value-type="string" office:string-value="uint16_t" calcext:value-type="string">
            <text:p>uint16_t</text:p>
          </table:table-cell>
          <table:table-cell table:formula="of:=IF([.K4]=&quot;sunssf&quot;;&quot;int16_t&quot;;[.K4])" office:value-type="string" office:string-value="uint16_t" calcext:value-type="string">
            <text:p>uint16_t</text:p>
          </table:table-cell>
          <table:table-cell table:formula="of:=IF([.L4]=&quot;enum16&quot;;&quot;uint16_t&quot;;[.L4])" office:value-type="string" office:string-value="uint16_t" calcext:value-type="string">
            <text:p>uint16_t</text:p>
          </table:table-cell>
          <table:table-cell table:formula="of:=IF([.M4]=&quot;bitfield16&quot;;&quot;uint16_t&quot;;[.M4])" office:value-type="string" office:string-value="uint16_t" calcext:value-type="string">
            <text:p>uint16_t</text:p>
          </table:table-cell>
          <table:table-cell table:formula="of:=IF([.N4]=&quot;bitfield32&quot;;&quot;uint32_t&quot;;[.N4])" office:value-type="string" office:string-value="uint16_t" calcext:value-type="string">
            <text:p>uint16_t</text:p>
          </table:table-cell>
          <table:table-cell table:style-name="ce10" table:formula="of:=IF([.O4]=&quot;acc32&quot;;&quot;uint32_t&quot;;[.O4])" office:value-type="string" office:string-value="uint16_t" calcext:value-type="string">
            <text:p>uint16_t</text:p>
          </table:table-cell>
          <table:table-cell table:style-name="ce10" table:formula="of:=IF([.P4]=&quot;acc64&quot;;&quot;uint64_t&quot;;[.P4])" office:value-type="string" office:string-value="uint16_t" calcext:value-type="string">
            <text:p>uint16_t</text:p>
          </table:table-cell>
          <table:table-cell/>
          <table:table-cell table:style-name="ce11" table:formula="of:=IF([.H4]=&quot;string&quot;;&quot;char &quot;&amp;[.F4]&amp;&quot;[&quot;&amp;[.C4]*2&amp;&quot;]&quot;;[.Q4]&amp;&quot; &quot;&amp;[.F4])&amp;&quot;;&quot;" office:value-type="string" office:string-value="uint16_t Conn_RvrtTms;" calcext:value-type="string">
            <text:p>uint16_t Conn_RvrtTms;</text:p>
          </table:table-cell>
        </table:table-row>
        <table:table-row table:style-name="ro2">
          <table:table-cell table:number-columns-repeated="2" table:style-name="ce1" office:value-type="float" office:value="5" calcext:value-type="float">
            <text:p>5</text:p>
          </table:table-cell>
          <table:table-cell table:style-name="ce1" office:value-type="float" office:value="1" calcext:value-type="float">
            <text:p>1</text:p>
          </table:table-cell>
          <table:table-cell table:style-name="ce1" office:value-type="string" calcext:value-type="string">
            <text:p>RW</text:p>
          </table:table-cell>
          <table:table-cell table:style-name="ce1" office:value-type="string" calcext:value-type="string">
            <text:p>0x03</text:p>
            <text:p>0x06</text:p>
            <text:p>0x10</text:p>
          </table:table-cell>
          <table:table-cell table:style-name="ce3" office:value-type="string" calcext:value-type="string">
            <text:p>Conn</text:p>
          </table:table-cell>
          <table:table-cell table:style-name="ce3" office:value-type="string" calcext:value-type="string">
            <text:p>Enumerated valued. <text:s/>Connection control.</text:p>
          </table:table-cell>
          <table:table-cell table:style-name="ce1" office:value-type="string" calcext:value-type="string">
            <text:p>enum16</text:p>
          </table:table-cell>
          <table:table-cell/>
          <table:table-cell table:formula="of:=IF([.H5]=&quot;int16&quot;;&quot;int16_t&quot;;[.H5])" office:value-type="string" office:string-value="enum16" calcext:value-type="string">
            <text:p>enum16</text:p>
          </table:table-cell>
          <table:table-cell table:formula="of:=IF([.J5]=&quot;uint16&quot;;&quot;uint16_t&quot;;[.J5])" office:value-type="string" office:string-value="enum16" calcext:value-type="string">
            <text:p>enum16</text:p>
          </table:table-cell>
          <table:table-cell table:formula="of:=IF([.K5]=&quot;sunssf&quot;;&quot;int16_t&quot;;[.K5])" office:value-type="string" office:string-value="enum16" calcext:value-type="string">
            <text:p>enum16</text:p>
          </table:table-cell>
          <table:table-cell table:formula="of:=IF([.L5]=&quot;enum16&quot;;&quot;uint16_t&quot;;[.L5])" office:value-type="string" office:string-value="uint16_t" calcext:value-type="string">
            <text:p>uint16_t</text:p>
          </table:table-cell>
          <table:table-cell table:formula="of:=IF([.M5]=&quot;bitfield16&quot;;&quot;uint16_t&quot;;[.M5])" office:value-type="string" office:string-value="uint16_t" calcext:value-type="string">
            <text:p>uint16_t</text:p>
          </table:table-cell>
          <table:table-cell table:formula="of:=IF([.N5]=&quot;bitfield32&quot;;&quot;uint32_t&quot;;[.N5])" office:value-type="string" office:string-value="uint16_t" calcext:value-type="string">
            <text:p>uint16_t</text:p>
          </table:table-cell>
          <table:table-cell table:style-name="ce10" table:formula="of:=IF([.O5]=&quot;acc32&quot;;&quot;uint32_t&quot;;[.O5])" office:value-type="string" office:string-value="uint16_t" calcext:value-type="string">
            <text:p>uint16_t</text:p>
          </table:table-cell>
          <table:table-cell table:style-name="ce10" table:formula="of:=IF([.P5]=&quot;acc64&quot;;&quot;uint64_t&quot;;[.P5])" office:value-type="string" office:string-value="uint16_t" calcext:value-type="string">
            <text:p>uint16_t</text:p>
          </table:table-cell>
          <table:table-cell/>
          <table:table-cell table:style-name="ce11" table:formula="of:=IF([.H5]=&quot;string&quot;;&quot;char &quot;&amp;[.F5]&amp;&quot;[&quot;&amp;[.C5]*2&amp;&quot;]&quot;;[.Q5]&amp;&quot; &quot;&amp;[.F5])&amp;&quot;;&quot;" office:value-type="string" office:string-value="uint16_t Conn;" calcext:value-type="string">
            <text:p>uint16_t Conn;</text:p>
          </table:table-cell>
        </table:table-row>
        <table:table-row table:style-name="ro5">
          <table:table-cell table:number-columns-repeated="2" table:style-name="ce1" office:value-type="float" office:value="6" calcext:value-type="float">
            <text:p>6</text:p>
          </table:table-cell>
          <table:table-cell table:style-name="ce1" office:value-type="float" office:value="1" calcext:value-type="float">
            <text:p>1</text:p>
          </table:table-cell>
          <table:table-cell table:style-name="ce1" office:value-type="string" calcext:value-type="string">
            <text:p>RW</text:p>
          </table:table-cell>
          <table:table-cell table:style-name="ce1" office:value-type="string" calcext:value-type="string">
            <text:p>0x03</text:p>
            <text:p>0x06</text:p>
            <text:p>0x10</text:p>
          </table:table-cell>
          <table:table-cell table:style-name="ce3" office:value-type="string" calcext:value-type="string">
            <text:p>WMaxLimPct</text:p>
          </table:table-cell>
          <table:table-cell table:style-name="ce3" office:value-type="string" calcext:value-type="string">
            <text:p>Set power output to specified level.</text:p>
          </table:table-cell>
          <table:table-cell table:style-name="ce1" office:value-type="string" calcext:value-type="string">
            <text:p>uint16</text:p>
          </table:table-cell>
          <table:table-cell/>
          <table:table-cell table:formula="of:=IF([.H6]=&quot;int16&quot;;&quot;int16_t&quot;;[.H6])" office:value-type="string" office:string-value="uint16" calcext:value-type="string">
            <text:p>uint16</text:p>
          </table:table-cell>
          <table:table-cell table:formula="of:=IF([.J6]=&quot;uint16&quot;;&quot;uint16_t&quot;;[.J6])" office:value-type="string" office:string-value="uint16_t" calcext:value-type="string">
            <text:p>uint16_t</text:p>
          </table:table-cell>
          <table:table-cell table:formula="of:=IF([.K6]=&quot;sunssf&quot;;&quot;int16_t&quot;;[.K6])" office:value-type="string" office:string-value="uint16_t" calcext:value-type="string">
            <text:p>uint16_t</text:p>
          </table:table-cell>
          <table:table-cell table:formula="of:=IF([.L6]=&quot;enum16&quot;;&quot;uint16_t&quot;;[.L6])" office:value-type="string" office:string-value="uint16_t" calcext:value-type="string">
            <text:p>uint16_t</text:p>
          </table:table-cell>
          <table:table-cell table:formula="of:=IF([.M6]=&quot;bitfield16&quot;;&quot;uint16_t&quot;;[.M6])" office:value-type="string" office:string-value="uint16_t" calcext:value-type="string">
            <text:p>uint16_t</text:p>
          </table:table-cell>
          <table:table-cell table:formula="of:=IF([.N6]=&quot;bitfield32&quot;;&quot;uint32_t&quot;;[.N6])" office:value-type="string" office:string-value="uint16_t" calcext:value-type="string">
            <text:p>uint16_t</text:p>
          </table:table-cell>
          <table:table-cell table:style-name="ce10" table:formula="of:=IF([.O6]=&quot;acc32&quot;;&quot;uint32_t&quot;;[.O6])" office:value-type="string" office:string-value="uint16_t" calcext:value-type="string">
            <text:p>uint16_t</text:p>
          </table:table-cell>
          <table:table-cell table:style-name="ce10" table:formula="of:=IF([.P6]=&quot;acc64&quot;;&quot;uint64_t&quot;;[.P6])" office:value-type="string" office:string-value="uint16_t" calcext:value-type="string">
            <text:p>uint16_t</text:p>
          </table:table-cell>
          <table:table-cell/>
          <table:table-cell table:style-name="ce11" table:formula="of:=IF([.H6]=&quot;string&quot;;&quot;char &quot;&amp;[.F6]&amp;&quot;[&quot;&amp;[.C6]*2&amp;&quot;]&quot;;[.Q6]&amp;&quot; &quot;&amp;[.F6])&amp;&quot;;&quot;" office:value-type="string" office:string-value="uint16_t WMaxLimPct;" calcext:value-type="string">
            <text:p>uint16_t WMaxLimPct;</text:p>
          </table:table-cell>
        </table:table-row>
        <table:table-row table:style-name="ro5">
          <table:table-cell table:number-columns-repeated="2" table:style-name="ce1" office:value-type="float" office:value="7" calcext:value-type="float">
            <text:p>7</text:p>
          </table:table-cell>
          <table:table-cell table:style-name="ce1" office:value-type="float" office:value="1" calcext:value-type="float">
            <text:p>1</text:p>
          </table:table-cell>
          <table:table-cell table:style-name="ce1" office:value-type="string" calcext:value-type="string">
            <text:p>RW</text:p>
          </table:table-cell>
          <table:table-cell table:style-name="ce1" office:value-type="string" calcext:value-type="string">
            <text:p>0x03</text:p>
            <text:p>0x06</text:p>
            <text:p>0x10</text:p>
          </table:table-cell>
          <table:table-cell table:style-name="ce3" office:value-type="string" calcext:value-type="string">
            <text:p>WMaxLimPct_WinTms</text:p>
          </table:table-cell>
          <table:table-cell table:style-name="ce3" office:value-type="string" calcext:value-type="string">
            <text:p>Time window for power limit change.</text:p>
          </table:table-cell>
          <table:table-cell table:style-name="ce1" office:value-type="string" calcext:value-type="string">
            <text:p>uint16</text:p>
          </table:table-cell>
          <table:table-cell/>
          <table:table-cell table:formula="of:=IF([.H7]=&quot;int16&quot;;&quot;int16_t&quot;;[.H7])" office:value-type="string" office:string-value="uint16" calcext:value-type="string">
            <text:p>uint16</text:p>
          </table:table-cell>
          <table:table-cell table:formula="of:=IF([.J7]=&quot;uint16&quot;;&quot;uint16_t&quot;;[.J7])" office:value-type="string" office:string-value="uint16_t" calcext:value-type="string">
            <text:p>uint16_t</text:p>
          </table:table-cell>
          <table:table-cell table:formula="of:=IF([.K7]=&quot;sunssf&quot;;&quot;int16_t&quot;;[.K7])" office:value-type="string" office:string-value="uint16_t" calcext:value-type="string">
            <text:p>uint16_t</text:p>
          </table:table-cell>
          <table:table-cell table:formula="of:=IF([.L7]=&quot;enum16&quot;;&quot;uint16_t&quot;;[.L7])" office:value-type="string" office:string-value="uint16_t" calcext:value-type="string">
            <text:p>uint16_t</text:p>
          </table:table-cell>
          <table:table-cell table:formula="of:=IF([.M7]=&quot;bitfield16&quot;;&quot;uint16_t&quot;;[.M7])" office:value-type="string" office:string-value="uint16_t" calcext:value-type="string">
            <text:p>uint16_t</text:p>
          </table:table-cell>
          <table:table-cell table:formula="of:=IF([.N7]=&quot;bitfield32&quot;;&quot;uint32_t&quot;;[.N7])" office:value-type="string" office:string-value="uint16_t" calcext:value-type="string">
            <text:p>uint16_t</text:p>
          </table:table-cell>
          <table:table-cell table:style-name="ce10" table:formula="of:=IF([.O7]=&quot;acc32&quot;;&quot;uint32_t&quot;;[.O7])" office:value-type="string" office:string-value="uint16_t" calcext:value-type="string">
            <text:p>uint16_t</text:p>
          </table:table-cell>
          <table:table-cell table:style-name="ce10" table:formula="of:=IF([.P7]=&quot;acc64&quot;;&quot;uint64_t&quot;;[.P7])" office:value-type="string" office:string-value="uint16_t" calcext:value-type="string">
            <text:p>uint16_t</text:p>
          </table:table-cell>
          <table:table-cell/>
          <table:table-cell table:style-name="ce11" table:formula="of:=IF([.H7]=&quot;string&quot;;&quot;char &quot;&amp;[.F7]&amp;&quot;[&quot;&amp;[.C7]*2&amp;&quot;]&quot;;[.Q7]&amp;&quot; &quot;&amp;[.F7])&amp;&quot;;&quot;" office:value-type="string" office:string-value="uint16_t WMaxLimPct_WinTms;" calcext:value-type="string">
            <text:p>uint16_t WMaxLimPct_WinTms;</text:p>
          </table:table-cell>
        </table:table-row>
        <table:table-row table:style-name="ro5">
          <table:table-cell table:number-columns-repeated="2" table:style-name="ce1" office:value-type="float" office:value="8" calcext:value-type="float">
            <text:p>8</text:p>
          </table:table-cell>
          <table:table-cell table:style-name="ce1" office:value-type="float" office:value="1" calcext:value-type="float">
            <text:p>1</text:p>
          </table:table-cell>
          <table:table-cell table:style-name="ce1" office:value-type="string" calcext:value-type="string">
            <text:p>RW</text:p>
          </table:table-cell>
          <table:table-cell table:style-name="ce1" office:value-type="string" calcext:value-type="string">
            <text:p>0x03</text:p>
            <text:p>0x06</text:p>
            <text:p>0x10</text:p>
          </table:table-cell>
          <table:table-cell table:style-name="ce3" office:value-type="string" calcext:value-type="string">
            <text:p>WMaxLimPct_RvrtTms</text:p>
          </table:table-cell>
          <table:table-cell table:style-name="ce3" office:value-type="string" calcext:value-type="string">
            <text:p>Timeout period for power limit.</text:p>
          </table:table-cell>
          <table:table-cell table:style-name="ce1" office:value-type="string" calcext:value-type="string">
            <text:p>uint16</text:p>
          </table:table-cell>
          <table:table-cell/>
          <table:table-cell table:formula="of:=IF([.H8]=&quot;int16&quot;;&quot;int16_t&quot;;[.H8])" office:value-type="string" office:string-value="uint16" calcext:value-type="string">
            <text:p>uint16</text:p>
          </table:table-cell>
          <table:table-cell table:formula="of:=IF([.J8]=&quot;uint16&quot;;&quot;uint16_t&quot;;[.J8])" office:value-type="string" office:string-value="uint16_t" calcext:value-type="string">
            <text:p>uint16_t</text:p>
          </table:table-cell>
          <table:table-cell table:formula="of:=IF([.K8]=&quot;sunssf&quot;;&quot;int16_t&quot;;[.K8])" office:value-type="string" office:string-value="uint16_t" calcext:value-type="string">
            <text:p>uint16_t</text:p>
          </table:table-cell>
          <table:table-cell table:formula="of:=IF([.L8]=&quot;enum16&quot;;&quot;uint16_t&quot;;[.L8])" office:value-type="string" office:string-value="uint16_t" calcext:value-type="string">
            <text:p>uint16_t</text:p>
          </table:table-cell>
          <table:table-cell table:formula="of:=IF([.M8]=&quot;bitfield16&quot;;&quot;uint16_t&quot;;[.M8])" office:value-type="string" office:string-value="uint16_t" calcext:value-type="string">
            <text:p>uint16_t</text:p>
          </table:table-cell>
          <table:table-cell table:formula="of:=IF([.N8]=&quot;bitfield32&quot;;&quot;uint32_t&quot;;[.N8])" office:value-type="string" office:string-value="uint16_t" calcext:value-type="string">
            <text:p>uint16_t</text:p>
          </table:table-cell>
          <table:table-cell table:style-name="ce10" table:formula="of:=IF([.O8]=&quot;acc32&quot;;&quot;uint32_t&quot;;[.O8])" office:value-type="string" office:string-value="uint16_t" calcext:value-type="string">
            <text:p>uint16_t</text:p>
          </table:table-cell>
          <table:table-cell table:style-name="ce10" table:formula="of:=IF([.P8]=&quot;acc64&quot;;&quot;uint64_t&quot;;[.P8])" office:value-type="string" office:string-value="uint16_t" calcext:value-type="string">
            <text:p>uint16_t</text:p>
          </table:table-cell>
          <table:table-cell/>
          <table:table-cell table:style-name="ce11" table:formula="of:=IF([.H8]=&quot;string&quot;;&quot;char &quot;&amp;[.F8]&amp;&quot;[&quot;&amp;[.C8]*2&amp;&quot;]&quot;;[.Q8]&amp;&quot; &quot;&amp;[.F8])&amp;&quot;;&quot;" office:value-type="string" office:string-value="uint16_t WMaxLimPct_RvrtTms;" calcext:value-type="string">
            <text:p>uint16_t WMaxLimPct_RvrtTms;</text:p>
          </table:table-cell>
        </table:table-row>
        <table:table-row table:style-name="ro2">
          <table:table-cell table:number-columns-repeated="2" table:style-name="ce1" office:value-type="float" office:value="9" calcext:value-type="float">
            <text:p>9</text:p>
          </table:table-cell>
          <table:table-cell table:style-name="ce1" office:value-type="float" office:value="1" calcext:value-type="float">
            <text:p>1</text:p>
          </table:table-cell>
          <table:table-cell table:style-name="ce1" office:value-type="string" calcext:value-type="string">
            <text:p>RW</text:p>
          </table:table-cell>
          <table:table-cell table:style-name="ce1" office:value-type="string" calcext:value-type="string">
            <text:p>0x03</text:p>
            <text:p>0x06</text:p>
            <text:p>0x10</text:p>
          </table:table-cell>
          <table:table-cell table:style-name="ce3" office:value-type="string" calcext:value-type="string">
            <text:p>WMaxLimPct_RmpTms</text:p>
          </table:table-cell>
          <table:table-cell table:style-name="ce3" office:value-type="string" calcext:value-type="string">
            <text:p>Ramp time for moving from current setpoint to new setpoint.</text:p>
          </table:table-cell>
          <table:table-cell table:style-name="ce1" office:value-type="string" calcext:value-type="string">
            <text:p>uint16</text:p>
          </table:table-cell>
          <table:table-cell/>
          <table:table-cell table:formula="of:=IF([.H9]=&quot;int16&quot;;&quot;int16_t&quot;;[.H9])" office:value-type="string" office:string-value="uint16" calcext:value-type="string">
            <text:p>uint16</text:p>
          </table:table-cell>
          <table:table-cell table:formula="of:=IF([.J9]=&quot;uint16&quot;;&quot;uint16_t&quot;;[.J9])" office:value-type="string" office:string-value="uint16_t" calcext:value-type="string">
            <text:p>uint16_t</text:p>
          </table:table-cell>
          <table:table-cell table:formula="of:=IF([.K9]=&quot;sunssf&quot;;&quot;int16_t&quot;;[.K9])" office:value-type="string" office:string-value="uint16_t" calcext:value-type="string">
            <text:p>uint16_t</text:p>
          </table:table-cell>
          <table:table-cell table:formula="of:=IF([.L9]=&quot;enum16&quot;;&quot;uint16_t&quot;;[.L9])" office:value-type="string" office:string-value="uint16_t" calcext:value-type="string">
            <text:p>uint16_t</text:p>
          </table:table-cell>
          <table:table-cell table:formula="of:=IF([.M9]=&quot;bitfield16&quot;;&quot;uint16_t&quot;;[.M9])" office:value-type="string" office:string-value="uint16_t" calcext:value-type="string">
            <text:p>uint16_t</text:p>
          </table:table-cell>
          <table:table-cell table:formula="of:=IF([.N9]=&quot;bitfield32&quot;;&quot;uint32_t&quot;;[.N9])" office:value-type="string" office:string-value="uint16_t" calcext:value-type="string">
            <text:p>uint16_t</text:p>
          </table:table-cell>
          <table:table-cell table:style-name="ce10" table:formula="of:=IF([.O9]=&quot;acc32&quot;;&quot;uint32_t&quot;;[.O9])" office:value-type="string" office:string-value="uint16_t" calcext:value-type="string">
            <text:p>uint16_t</text:p>
          </table:table-cell>
          <table:table-cell table:style-name="ce10" table:formula="of:=IF([.P9]=&quot;acc64&quot;;&quot;uint64_t&quot;;[.P9])" office:value-type="string" office:string-value="uint16_t" calcext:value-type="string">
            <text:p>uint16_t</text:p>
          </table:table-cell>
          <table:table-cell/>
          <table:table-cell table:style-name="ce11" table:formula="of:=IF([.H9]=&quot;string&quot;;&quot;char &quot;&amp;[.F9]&amp;&quot;[&quot;&amp;[.C9]*2&amp;&quot;]&quot;;[.Q9]&amp;&quot; &quot;&amp;[.F9])&amp;&quot;;&quot;" office:value-type="string" office:string-value="uint16_t WMaxLimPct_RmpTms;" calcext:value-type="string">
            <text:p>uint16_t WMaxLimPct_RmpTms;</text:p>
          </table:table-cell>
        </table:table-row>
        <table:table-row table:style-name="ro2">
          <table:table-cell table:number-columns-repeated="2" table:style-name="ce1" office:value-type="float" office:value="10" calcext:value-type="float">
            <text:p>10</text:p>
          </table:table-cell>
          <table:table-cell table:style-name="ce1" office:value-type="float" office:value="1" calcext:value-type="float">
            <text:p>1</text:p>
          </table:table-cell>
          <table:table-cell table:style-name="ce1" office:value-type="string" calcext:value-type="string">
            <text:p>RW</text:p>
          </table:table-cell>
          <table:table-cell table:style-name="ce1" office:value-type="string" calcext:value-type="string">
            <text:p>0x03</text:p>
            <text:p>0x06</text:p>
            <text:p>0x10</text:p>
          </table:table-cell>
          <table:table-cell table:style-name="ce3" office:value-type="string" calcext:value-type="string">
            <text:p>WMaxLim_Ena</text:p>
          </table:table-cell>
          <table:table-cell table:style-name="ce3" office:value-type="string" calcext:value-type="string">
            <text:p>Enumerated valued. <text:s/>Throttle enable/disable control.</text:p>
          </table:table-cell>
          <table:table-cell table:style-name="ce1" office:value-type="string" calcext:value-type="string">
            <text:p>enum16</text:p>
          </table:table-cell>
          <table:table-cell/>
          <table:table-cell table:formula="of:=IF([.H10]=&quot;int16&quot;;&quot;int16_t&quot;;[.H10])" office:value-type="string" office:string-value="enum16" calcext:value-type="string">
            <text:p>enum16</text:p>
          </table:table-cell>
          <table:table-cell table:formula="of:=IF([.J10]=&quot;uint16&quot;;&quot;uint16_t&quot;;[.J10])" office:value-type="string" office:string-value="enum16" calcext:value-type="string">
            <text:p>enum16</text:p>
          </table:table-cell>
          <table:table-cell table:formula="of:=IF([.K10]=&quot;sunssf&quot;;&quot;int16_t&quot;;[.K10])" office:value-type="string" office:string-value="enum16" calcext:value-type="string">
            <text:p>enum16</text:p>
          </table:table-cell>
          <table:table-cell table:formula="of:=IF([.L10]=&quot;enum16&quot;;&quot;uint16_t&quot;;[.L10])" office:value-type="string" office:string-value="uint16_t" calcext:value-type="string">
            <text:p>uint16_t</text:p>
          </table:table-cell>
          <table:table-cell table:formula="of:=IF([.M10]=&quot;bitfield16&quot;;&quot;uint16_t&quot;;[.M10])" office:value-type="string" office:string-value="uint16_t" calcext:value-type="string">
            <text:p>uint16_t</text:p>
          </table:table-cell>
          <table:table-cell table:formula="of:=IF([.N10]=&quot;bitfield32&quot;;&quot;uint32_t&quot;;[.N10])" office:value-type="string" office:string-value="uint16_t" calcext:value-type="string">
            <text:p>uint16_t</text:p>
          </table:table-cell>
          <table:table-cell table:style-name="ce10" table:formula="of:=IF([.O10]=&quot;acc32&quot;;&quot;uint32_t&quot;;[.O10])" office:value-type="string" office:string-value="uint16_t" calcext:value-type="string">
            <text:p>uint16_t</text:p>
          </table:table-cell>
          <table:table-cell table:style-name="ce10" table:formula="of:=IF([.P10]=&quot;acc64&quot;;&quot;uint64_t&quot;;[.P10])" office:value-type="string" office:string-value="uint16_t" calcext:value-type="string">
            <text:p>uint16_t</text:p>
          </table:table-cell>
          <table:table-cell/>
          <table:table-cell table:style-name="ce11" table:formula="of:=IF([.H10]=&quot;string&quot;;&quot;char &quot;&amp;[.F10]&amp;&quot;[&quot;&amp;[.C10]*2&amp;&quot;]&quot;;[.Q10]&amp;&quot; &quot;&amp;[.F10])&amp;&quot;;&quot;" office:value-type="string" office:string-value="uint16_t WMaxLim_Ena;" calcext:value-type="string">
            <text:p>uint16_t WMaxLim_Ena;</text:p>
          </table:table-cell>
        </table:table-row>
        <table:table-row table:style-name="ro5">
          <table:table-cell table:number-columns-repeated="2" table:style-name="ce1" office:value-type="float" office:value="11" calcext:value-type="float">
            <text:p>11</text:p>
          </table:table-cell>
          <table:table-cell table:style-name="ce1" office:value-type="float" office:value="1" calcext:value-type="float">
            <text:p>1</text:p>
          </table:table-cell>
          <table:table-cell table:style-name="ce1" office:value-type="string" calcext:value-type="string">
            <text:p>RW</text:p>
          </table:table-cell>
          <table:table-cell table:style-name="ce1" office:value-type="string" calcext:value-type="string">
            <text:p>0x03</text:p>
            <text:p>0x06</text:p>
            <text:p>0x10</text:p>
          </table:table-cell>
          <table:table-cell table:style-name="ce3" office:value-type="string" calcext:value-type="string">
            <text:p>OutPFSet</text:p>
          </table:table-cell>
          <table:table-cell table:style-name="ce3" office:value-type="string" calcext:value-type="string">
            <text:p>Set power factor to specific value - cosine of angle.</text:p>
          </table:table-cell>
          <table:table-cell table:style-name="ce1" office:value-type="string" calcext:value-type="string">
            <text:p>int16</text:p>
          </table:table-cell>
          <table:table-cell/>
          <table:table-cell table:formula="of:=IF([.H11]=&quot;int16&quot;;&quot;int16_t&quot;;[.H11])" office:value-type="string" office:string-value="int16_t" calcext:value-type="string">
            <text:p>int16_t</text:p>
          </table:table-cell>
          <table:table-cell table:formula="of:=IF([.J11]=&quot;uint16&quot;;&quot;uint16_t&quot;;[.J11])" office:value-type="string" office:string-value="int16_t" calcext:value-type="string">
            <text:p>int16_t</text:p>
          </table:table-cell>
          <table:table-cell table:formula="of:=IF([.K11]=&quot;sunssf&quot;;&quot;int16_t&quot;;[.K11])" office:value-type="string" office:string-value="int16_t" calcext:value-type="string">
            <text:p>int16_t</text:p>
          </table:table-cell>
          <table:table-cell table:formula="of:=IF([.L11]=&quot;enum16&quot;;&quot;uint16_t&quot;;[.L11])" office:value-type="string" office:string-value="int16_t" calcext:value-type="string">
            <text:p>int16_t</text:p>
          </table:table-cell>
          <table:table-cell table:formula="of:=IF([.M11]=&quot;bitfield16&quot;;&quot;uint16_t&quot;;[.M11])" office:value-type="string" office:string-value="int16_t" calcext:value-type="string">
            <text:p>int16_t</text:p>
          </table:table-cell>
          <table:table-cell table:formula="of:=IF([.N11]=&quot;bitfield32&quot;;&quot;uint32_t&quot;;[.N11])" office:value-type="string" office:string-value="int16_t" calcext:value-type="string">
            <text:p>int16_t</text:p>
          </table:table-cell>
          <table:table-cell table:style-name="ce10" table:formula="of:=IF([.O11]=&quot;acc32&quot;;&quot;uint32_t&quot;;[.O11])" office:value-type="string" office:string-value="int16_t" calcext:value-type="string">
            <text:p>int16_t</text:p>
          </table:table-cell>
          <table:table-cell table:style-name="ce10" table:formula="of:=IF([.P11]=&quot;acc64&quot;;&quot;uint64_t&quot;;[.P11])" office:value-type="string" office:string-value="int16_t" calcext:value-type="string">
            <text:p>int16_t</text:p>
          </table:table-cell>
          <table:table-cell/>
          <table:table-cell table:style-name="ce11" table:formula="of:=IF([.H11]=&quot;string&quot;;&quot;char &quot;&amp;[.F11]&amp;&quot;[&quot;&amp;[.C11]*2&amp;&quot;]&quot;;[.Q11]&amp;&quot; &quot;&amp;[.F11])&amp;&quot;;&quot;" office:value-type="string" office:string-value="int16_t OutPFSet;" calcext:value-type="string">
            <text:p>int16_t OutPFSet;</text:p>
          </table:table-cell>
        </table:table-row>
        <table:table-row table:style-name="ro5">
          <table:table-cell table:number-columns-repeated="2" table:style-name="ce1" office:value-type="float" office:value="12" calcext:value-type="float">
            <text:p>12</text:p>
          </table:table-cell>
          <table:table-cell table:style-name="ce1" office:value-type="float" office:value="1" calcext:value-type="float">
            <text:p>1</text:p>
          </table:table-cell>
          <table:table-cell table:style-name="ce1" office:value-type="string" calcext:value-type="string">
            <text:p>RW</text:p>
          </table:table-cell>
          <table:table-cell table:style-name="ce1" office:value-type="string" calcext:value-type="string">
            <text:p>0x03</text:p>
            <text:p>0x06</text:p>
            <text:p>0x10</text:p>
          </table:table-cell>
          <table:table-cell table:style-name="ce3" office:value-type="string" calcext:value-type="string">
            <text:p>OutPFSet_WinTms</text:p>
          </table:table-cell>
          <table:table-cell table:style-name="ce3" office:value-type="string" calcext:value-type="string">
            <text:p>Time window for power factor change.</text:p>
          </table:table-cell>
          <table:table-cell table:style-name="ce1" office:value-type="string" calcext:value-type="string">
            <text:p>uint16</text:p>
          </table:table-cell>
          <table:table-cell/>
          <table:table-cell table:formula="of:=IF([.H12]=&quot;int16&quot;;&quot;int16_t&quot;;[.H12])" office:value-type="string" office:string-value="uint16" calcext:value-type="string">
            <text:p>uint16</text:p>
          </table:table-cell>
          <table:table-cell table:formula="of:=IF([.J12]=&quot;uint16&quot;;&quot;uint16_t&quot;;[.J12])" office:value-type="string" office:string-value="uint16_t" calcext:value-type="string">
            <text:p>uint16_t</text:p>
          </table:table-cell>
          <table:table-cell table:formula="of:=IF([.K12]=&quot;sunssf&quot;;&quot;int16_t&quot;;[.K12])" office:value-type="string" office:string-value="uint16_t" calcext:value-type="string">
            <text:p>uint16_t</text:p>
          </table:table-cell>
          <table:table-cell table:formula="of:=IF([.L12]=&quot;enum16&quot;;&quot;uint16_t&quot;;[.L12])" office:value-type="string" office:string-value="uint16_t" calcext:value-type="string">
            <text:p>uint16_t</text:p>
          </table:table-cell>
          <table:table-cell table:formula="of:=IF([.M12]=&quot;bitfield16&quot;;&quot;uint16_t&quot;;[.M12])" office:value-type="string" office:string-value="uint16_t" calcext:value-type="string">
            <text:p>uint16_t</text:p>
          </table:table-cell>
          <table:table-cell table:formula="of:=IF([.N12]=&quot;bitfield32&quot;;&quot;uint32_t&quot;;[.N12])" office:value-type="string" office:string-value="uint16_t" calcext:value-type="string">
            <text:p>uint16_t</text:p>
          </table:table-cell>
          <table:table-cell table:style-name="ce10" table:formula="of:=IF([.O12]=&quot;acc32&quot;;&quot;uint32_t&quot;;[.O12])" office:value-type="string" office:string-value="uint16_t" calcext:value-type="string">
            <text:p>uint16_t</text:p>
          </table:table-cell>
          <table:table-cell table:style-name="ce10" table:formula="of:=IF([.P12]=&quot;acc64&quot;;&quot;uint64_t&quot;;[.P12])" office:value-type="string" office:string-value="uint16_t" calcext:value-type="string">
            <text:p>uint16_t</text:p>
          </table:table-cell>
          <table:table-cell/>
          <table:table-cell table:style-name="ce11" table:formula="of:=IF([.H12]=&quot;string&quot;;&quot;char &quot;&amp;[.F12]&amp;&quot;[&quot;&amp;[.C12]*2&amp;&quot;]&quot;;[.Q12]&amp;&quot; &quot;&amp;[.F12])&amp;&quot;;&quot;" office:value-type="string" office:string-value="uint16_t OutPFSet_WinTms;" calcext:value-type="string">
            <text:p>uint16_t OutPFSet_WinTms;</text:p>
          </table:table-cell>
        </table:table-row>
        <table:table-row table:style-name="ro5">
          <table:table-cell table:number-columns-repeated="2" table:style-name="ce1" office:value-type="float" office:value="13" calcext:value-type="float">
            <text:p>13</text:p>
          </table:table-cell>
          <table:table-cell table:style-name="ce1" office:value-type="float" office:value="1" calcext:value-type="float">
            <text:p>1</text:p>
          </table:table-cell>
          <table:table-cell table:style-name="ce1" office:value-type="string" calcext:value-type="string">
            <text:p>RW</text:p>
          </table:table-cell>
          <table:table-cell table:style-name="ce1" office:value-type="string" calcext:value-type="string">
            <text:p>0x03</text:p>
            <text:p>0x06</text:p>
            <text:p>0x10</text:p>
          </table:table-cell>
          <table:table-cell table:style-name="ce3" office:value-type="string" calcext:value-type="string">
            <text:p>OutPFSet_RvrtTms</text:p>
          </table:table-cell>
          <table:table-cell table:style-name="ce3" office:value-type="string" calcext:value-type="string">
            <text:p>Timeout period for power factor.</text:p>
          </table:table-cell>
          <table:table-cell table:style-name="ce1" office:value-type="string" calcext:value-type="string">
            <text:p>uint16</text:p>
          </table:table-cell>
          <table:table-cell/>
          <table:table-cell table:formula="of:=IF([.H13]=&quot;int16&quot;;&quot;int16_t&quot;;[.H13])" office:value-type="string" office:string-value="uint16" calcext:value-type="string">
            <text:p>uint16</text:p>
          </table:table-cell>
          <table:table-cell table:formula="of:=IF([.J13]=&quot;uint16&quot;;&quot;uint16_t&quot;;[.J13])" office:value-type="string" office:string-value="uint16_t" calcext:value-type="string">
            <text:p>uint16_t</text:p>
          </table:table-cell>
          <table:table-cell table:formula="of:=IF([.K13]=&quot;sunssf&quot;;&quot;int16_t&quot;;[.K13])" office:value-type="string" office:string-value="uint16_t" calcext:value-type="string">
            <text:p>uint16_t</text:p>
          </table:table-cell>
          <table:table-cell table:formula="of:=IF([.L13]=&quot;enum16&quot;;&quot;uint16_t&quot;;[.L13])" office:value-type="string" office:string-value="uint16_t" calcext:value-type="string">
            <text:p>uint16_t</text:p>
          </table:table-cell>
          <table:table-cell table:formula="of:=IF([.M13]=&quot;bitfield16&quot;;&quot;uint16_t&quot;;[.M13])" office:value-type="string" office:string-value="uint16_t" calcext:value-type="string">
            <text:p>uint16_t</text:p>
          </table:table-cell>
          <table:table-cell table:formula="of:=IF([.N13]=&quot;bitfield32&quot;;&quot;uint32_t&quot;;[.N13])" office:value-type="string" office:string-value="uint16_t" calcext:value-type="string">
            <text:p>uint16_t</text:p>
          </table:table-cell>
          <table:table-cell table:style-name="ce10" table:formula="of:=IF([.O13]=&quot;acc32&quot;;&quot;uint32_t&quot;;[.O13])" office:value-type="string" office:string-value="uint16_t" calcext:value-type="string">
            <text:p>uint16_t</text:p>
          </table:table-cell>
          <table:table-cell table:style-name="ce10" table:formula="of:=IF([.P13]=&quot;acc64&quot;;&quot;uint64_t&quot;;[.P13])" office:value-type="string" office:string-value="uint16_t" calcext:value-type="string">
            <text:p>uint16_t</text:p>
          </table:table-cell>
          <table:table-cell/>
          <table:table-cell table:style-name="ce11" table:formula="of:=IF([.H13]=&quot;string&quot;;&quot;char &quot;&amp;[.F13]&amp;&quot;[&quot;&amp;[.C13]*2&amp;&quot;]&quot;;[.Q13]&amp;&quot; &quot;&amp;[.F13])&amp;&quot;;&quot;" office:value-type="string" office:string-value="uint16_t OutPFSet_RvrtTms;" calcext:value-type="string">
            <text:p>uint16_t OutPFSet_RvrtTms;</text:p>
          </table:table-cell>
        </table:table-row>
        <table:table-row table:style-name="ro2">
          <table:table-cell table:number-columns-repeated="2" table:style-name="ce1" office:value-type="float" office:value="14" calcext:value-type="float">
            <text:p>14</text:p>
          </table:table-cell>
          <table:table-cell table:style-name="ce1" office:value-type="float" office:value="1" calcext:value-type="float">
            <text:p>1</text:p>
          </table:table-cell>
          <table:table-cell table:style-name="ce1" office:value-type="string" calcext:value-type="string">
            <text:p>RW</text:p>
          </table:table-cell>
          <table:table-cell table:style-name="ce1" office:value-type="string" calcext:value-type="string">
            <text:p>0x03</text:p>
            <text:p>0x06</text:p>
            <text:p>0x10</text:p>
          </table:table-cell>
          <table:table-cell table:style-name="ce3" office:value-type="string" calcext:value-type="string">
            <text:p>OutPFSet_RmpTms</text:p>
          </table:table-cell>
          <table:table-cell table:style-name="ce3" office:value-type="string" calcext:value-type="string">
            <text:p>Ramp time for moving from current setpoint to new setpoint.</text:p>
          </table:table-cell>
          <table:table-cell table:style-name="ce1" office:value-type="string" calcext:value-type="string">
            <text:p>uint16</text:p>
          </table:table-cell>
          <table:table-cell/>
          <table:table-cell table:formula="of:=IF([.H14]=&quot;int16&quot;;&quot;int16_t&quot;;[.H14])" office:value-type="string" office:string-value="uint16" calcext:value-type="string">
            <text:p>uint16</text:p>
          </table:table-cell>
          <table:table-cell table:formula="of:=IF([.J14]=&quot;uint16&quot;;&quot;uint16_t&quot;;[.J14])" office:value-type="string" office:string-value="uint16_t" calcext:value-type="string">
            <text:p>uint16_t</text:p>
          </table:table-cell>
          <table:table-cell table:formula="of:=IF([.K14]=&quot;sunssf&quot;;&quot;int16_t&quot;;[.K14])" office:value-type="string" office:string-value="uint16_t" calcext:value-type="string">
            <text:p>uint16_t</text:p>
          </table:table-cell>
          <table:table-cell table:formula="of:=IF([.L14]=&quot;enum16&quot;;&quot;uint16_t&quot;;[.L14])" office:value-type="string" office:string-value="uint16_t" calcext:value-type="string">
            <text:p>uint16_t</text:p>
          </table:table-cell>
          <table:table-cell table:formula="of:=IF([.M14]=&quot;bitfield16&quot;;&quot;uint16_t&quot;;[.M14])" office:value-type="string" office:string-value="uint16_t" calcext:value-type="string">
            <text:p>uint16_t</text:p>
          </table:table-cell>
          <table:table-cell table:formula="of:=IF([.N14]=&quot;bitfield32&quot;;&quot;uint32_t&quot;;[.N14])" office:value-type="string" office:string-value="uint16_t" calcext:value-type="string">
            <text:p>uint16_t</text:p>
          </table:table-cell>
          <table:table-cell table:style-name="ce10" table:formula="of:=IF([.O14]=&quot;acc32&quot;;&quot;uint32_t&quot;;[.O14])" office:value-type="string" office:string-value="uint16_t" calcext:value-type="string">
            <text:p>uint16_t</text:p>
          </table:table-cell>
          <table:table-cell table:style-name="ce10" table:formula="of:=IF([.P14]=&quot;acc64&quot;;&quot;uint64_t&quot;;[.P14])" office:value-type="string" office:string-value="uint16_t" calcext:value-type="string">
            <text:p>uint16_t</text:p>
          </table:table-cell>
          <table:table-cell/>
          <table:table-cell table:style-name="ce11" table:formula="of:=IF([.H14]=&quot;string&quot;;&quot;char &quot;&amp;[.F14]&amp;&quot;[&quot;&amp;[.C14]*2&amp;&quot;]&quot;;[.Q14]&amp;&quot; &quot;&amp;[.F14])&amp;&quot;;&quot;" office:value-type="string" office:string-value="uint16_t OutPFSet_RmpTms;" calcext:value-type="string">
            <text:p>uint16_t OutPFSet_RmpTms;</text:p>
          </table:table-cell>
        </table:table-row>
        <table:table-row table:style-name="ro4">
          <table:table-cell table:number-columns-repeated="2" table:style-name="ce1" office:value-type="float" office:value="15" calcext:value-type="float">
            <text:p>15</text:p>
          </table:table-cell>
          <table:table-cell table:style-name="ce1" office:value-type="float" office:value="1" calcext:value-type="float">
            <text:p>1</text:p>
          </table:table-cell>
          <table:table-cell table:style-name="ce1" office:value-type="string" calcext:value-type="string">
            <text:p>RW</text:p>
          </table:table-cell>
          <table:table-cell table:style-name="ce1" office:value-type="string" calcext:value-type="string">
            <text:p>0x03</text:p>
            <text:p>0x06</text:p>
            <text:p>0x10</text:p>
          </table:table-cell>
          <table:table-cell table:style-name="ce3" office:value-type="string" calcext:value-type="string">
            <text:p>OutPFSet_Ena</text:p>
          </table:table-cell>
          <table:table-cell table:style-name="ce3" office:value-type="string" calcext:value-type="string">
            <text:p>Enumerated valued. <text:s/>Fixed power factor enable/disable control.</text:p>
          </table:table-cell>
          <table:table-cell table:style-name="ce1" office:value-type="string" calcext:value-type="string">
            <text:p>enum16</text:p>
          </table:table-cell>
          <table:table-cell/>
          <table:table-cell table:formula="of:=IF([.H15]=&quot;int16&quot;;&quot;int16_t&quot;;[.H15])" office:value-type="string" office:string-value="enum16" calcext:value-type="string">
            <text:p>enum16</text:p>
          </table:table-cell>
          <table:table-cell table:formula="of:=IF([.J15]=&quot;uint16&quot;;&quot;uint16_t&quot;;[.J15])" office:value-type="string" office:string-value="enum16" calcext:value-type="string">
            <text:p>enum16</text:p>
          </table:table-cell>
          <table:table-cell table:formula="of:=IF([.K15]=&quot;sunssf&quot;;&quot;int16_t&quot;;[.K15])" office:value-type="string" office:string-value="enum16" calcext:value-type="string">
            <text:p>enum16</text:p>
          </table:table-cell>
          <table:table-cell table:formula="of:=IF([.L15]=&quot;enum16&quot;;&quot;uint16_t&quot;;[.L15])" office:value-type="string" office:string-value="uint16_t" calcext:value-type="string">
            <text:p>uint16_t</text:p>
          </table:table-cell>
          <table:table-cell table:formula="of:=IF([.M15]=&quot;bitfield16&quot;;&quot;uint16_t&quot;;[.M15])" office:value-type="string" office:string-value="uint16_t" calcext:value-type="string">
            <text:p>uint16_t</text:p>
          </table:table-cell>
          <table:table-cell table:formula="of:=IF([.N15]=&quot;bitfield32&quot;;&quot;uint32_t&quot;;[.N15])" office:value-type="string" office:string-value="uint16_t" calcext:value-type="string">
            <text:p>uint16_t</text:p>
          </table:table-cell>
          <table:table-cell table:style-name="ce10" table:formula="of:=IF([.O15]=&quot;acc32&quot;;&quot;uint32_t&quot;;[.O15])" office:value-type="string" office:string-value="uint16_t" calcext:value-type="string">
            <text:p>uint16_t</text:p>
          </table:table-cell>
          <table:table-cell table:style-name="ce10" table:formula="of:=IF([.P15]=&quot;acc64&quot;;&quot;uint64_t&quot;;[.P15])" office:value-type="string" office:string-value="uint16_t" calcext:value-type="string">
            <text:p>uint16_t</text:p>
          </table:table-cell>
          <table:table-cell/>
          <table:table-cell table:style-name="ce11" table:formula="of:=IF([.H15]=&quot;string&quot;;&quot;char &quot;&amp;[.F15]&amp;&quot;[&quot;&amp;[.C15]*2&amp;&quot;]&quot;;[.Q15]&amp;&quot; &quot;&amp;[.F15])&amp;&quot;;&quot;" office:value-type="string" office:string-value="uint16_t OutPFSet_Ena;" calcext:value-type="string">
            <text:p>uint16_t OutPFSet_Ena;</text:p>
          </table:table-cell>
        </table:table-row>
        <table:table-row table:style-name="ro3">
          <table:table-cell table:number-columns-repeated="2" table:style-name="ce15" office:value-type="float" office:value="16" calcext:value-type="float">
            <text:p>16</text:p>
          </table:table-cell>
          <table:table-cell table:style-name="ce15" office:value-type="float" office:value="1" calcext:value-type="float">
            <text:p>1</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VArWMaxPct</text:p>
          </table:table-cell>
          <table:table-cell table:style-name="ce16" office:value-type="string" calcext:value-type="string">
            <text:p>Reactive power in percent of WMax.</text:p>
          </table:table-cell>
          <table:table-cell table:style-name="ce15" office:value-type="string" calcext:value-type="string">
            <text:p>int16</text:p>
          </table:table-cell>
          <table:table-cell/>
          <table:table-cell table:formula="of:=IF([.H16]=&quot;int16&quot;;&quot;int16_t&quot;;[.H16])" office:value-type="string" office:string-value="int16_t" calcext:value-type="string">
            <text:p>int16_t</text:p>
          </table:table-cell>
          <table:table-cell table:formula="of:=IF([.J16]=&quot;uint16&quot;;&quot;uint16_t&quot;;[.J16])" office:value-type="string" office:string-value="int16_t" calcext:value-type="string">
            <text:p>int16_t</text:p>
          </table:table-cell>
          <table:table-cell table:formula="of:=IF([.K16]=&quot;sunssf&quot;;&quot;int16_t&quot;;[.K16])" office:value-type="string" office:string-value="int16_t" calcext:value-type="string">
            <text:p>int16_t</text:p>
          </table:table-cell>
          <table:table-cell table:formula="of:=IF([.L16]=&quot;enum16&quot;;&quot;uint16_t&quot;;[.L16])" office:value-type="string" office:string-value="int16_t" calcext:value-type="string">
            <text:p>int16_t</text:p>
          </table:table-cell>
          <table:table-cell table:formula="of:=IF([.M16]=&quot;bitfield16&quot;;&quot;uint16_t&quot;;[.M16])" office:value-type="string" office:string-value="int16_t" calcext:value-type="string">
            <text:p>int16_t</text:p>
          </table:table-cell>
          <table:table-cell table:formula="of:=IF([.N16]=&quot;bitfield32&quot;;&quot;uint32_t&quot;;[.N16])" office:value-type="string" office:string-value="int16_t" calcext:value-type="string">
            <text:p>int16_t</text:p>
          </table:table-cell>
          <table:table-cell table:style-name="ce10" table:formula="of:=IF([.O16]=&quot;acc32&quot;;&quot;uint32_t&quot;;[.O16])" office:value-type="string" office:string-value="int16_t" calcext:value-type="string">
            <text:p>int16_t</text:p>
          </table:table-cell>
          <table:table-cell table:style-name="ce10" table:formula="of:=IF([.P16]=&quot;acc64&quot;;&quot;uint64_t&quot;;[.P16])" office:value-type="string" office:string-value="int16_t" calcext:value-type="string">
            <text:p>int16_t</text:p>
          </table:table-cell>
          <table:table-cell/>
          <table:table-cell table:style-name="ce11" table:formula="of:=IF([.H16]=&quot;string&quot;;&quot;char &quot;&amp;[.F16]&amp;&quot;[&quot;&amp;[.C16]*2&amp;&quot;]&quot;;[.Q16]&amp;&quot; &quot;&amp;[.F16])&amp;&quot;;&quot;" office:value-type="string" office:string-value="int16_t VArWMaxPct;" calcext:value-type="string">
            <text:p>int16_t VArWMaxPct;</text:p>
          </table:table-cell>
        </table:table-row>
        <table:table-row table:style-name="ro5">
          <table:table-cell table:number-columns-repeated="2" table:style-name="ce1" office:value-type="float" office:value="17" calcext:value-type="float">
            <text:p>17</text:p>
          </table:table-cell>
          <table:table-cell table:style-name="ce1" office:value-type="float" office:value="1" calcext:value-type="float">
            <text:p>1</text:p>
          </table:table-cell>
          <table:table-cell table:style-name="ce1" office:value-type="string" calcext:value-type="string">
            <text:p>RW</text:p>
          </table:table-cell>
          <table:table-cell table:style-name="ce1" office:value-type="string" calcext:value-type="string">
            <text:p>0x03</text:p>
            <text:p>0x06</text:p>
            <text:p>0x10</text:p>
          </table:table-cell>
          <table:table-cell table:style-name="ce3" office:value-type="string" calcext:value-type="string">
            <text:p>VArMaxPct</text:p>
          </table:table-cell>
          <table:table-cell table:style-name="ce3" office:value-type="string" calcext:value-type="string">
            <text:p>Reactive power in percent of VArMax.</text:p>
          </table:table-cell>
          <table:table-cell table:style-name="ce1" office:value-type="string" calcext:value-type="string">
            <text:p>int16</text:p>
          </table:table-cell>
          <table:table-cell/>
          <table:table-cell table:formula="of:=IF([.H17]=&quot;int16&quot;;&quot;int16_t&quot;;[.H17])" office:value-type="string" office:string-value="int16_t" calcext:value-type="string">
            <text:p>int16_t</text:p>
          </table:table-cell>
          <table:table-cell table:formula="of:=IF([.J17]=&quot;uint16&quot;;&quot;uint16_t&quot;;[.J17])" office:value-type="string" office:string-value="int16_t" calcext:value-type="string">
            <text:p>int16_t</text:p>
          </table:table-cell>
          <table:table-cell table:formula="of:=IF([.K17]=&quot;sunssf&quot;;&quot;int16_t&quot;;[.K17])" office:value-type="string" office:string-value="int16_t" calcext:value-type="string">
            <text:p>int16_t</text:p>
          </table:table-cell>
          <table:table-cell table:formula="of:=IF([.L17]=&quot;enum16&quot;;&quot;uint16_t&quot;;[.L17])" office:value-type="string" office:string-value="int16_t" calcext:value-type="string">
            <text:p>int16_t</text:p>
          </table:table-cell>
          <table:table-cell table:formula="of:=IF([.M17]=&quot;bitfield16&quot;;&quot;uint16_t&quot;;[.M17])" office:value-type="string" office:string-value="int16_t" calcext:value-type="string">
            <text:p>int16_t</text:p>
          </table:table-cell>
          <table:table-cell table:formula="of:=IF([.N17]=&quot;bitfield32&quot;;&quot;uint32_t&quot;;[.N17])" office:value-type="string" office:string-value="int16_t" calcext:value-type="string">
            <text:p>int16_t</text:p>
          </table:table-cell>
          <table:table-cell table:style-name="ce10" table:formula="of:=IF([.O17]=&quot;acc32&quot;;&quot;uint32_t&quot;;[.O17])" office:value-type="string" office:string-value="int16_t" calcext:value-type="string">
            <text:p>int16_t</text:p>
          </table:table-cell>
          <table:table-cell table:style-name="ce10" table:formula="of:=IF([.P17]=&quot;acc64&quot;;&quot;uint64_t&quot;;[.P17])" office:value-type="string" office:string-value="int16_t" calcext:value-type="string">
            <text:p>int16_t</text:p>
          </table:table-cell>
          <table:table-cell/>
          <table:table-cell table:style-name="ce11" table:formula="of:=IF([.H17]=&quot;string&quot;;&quot;char &quot;&amp;[.F17]&amp;&quot;[&quot;&amp;[.C17]*2&amp;&quot;]&quot;;[.Q17]&amp;&quot; &quot;&amp;[.F17])&amp;&quot;;&quot;" office:value-type="string" office:string-value="int16_t VArMaxPct;" calcext:value-type="string">
            <text:p>int16_t VArMaxPct;</text:p>
          </table:table-cell>
        </table:table-row>
        <table:table-row table:style-name="ro5">
          <table:table-cell table:number-columns-repeated="2" table:style-name="ce15" office:value-type="float" office:value="18" calcext:value-type="float">
            <text:p>18</text:p>
          </table:table-cell>
          <table:table-cell table:style-name="ce15" office:value-type="float" office:value="1" calcext:value-type="float">
            <text:p>1</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VArAvalPct</text:p>
          </table:table-cell>
          <table:table-cell table:style-name="ce16" office:value-type="string" calcext:value-type="string">
            <text:p>Reactive power in percent of VArAval.</text:p>
          </table:table-cell>
          <table:table-cell table:style-name="ce15" office:value-type="string" calcext:value-type="string">
            <text:p>int16</text:p>
          </table:table-cell>
          <table:table-cell/>
          <table:table-cell table:formula="of:=IF([.H18]=&quot;int16&quot;;&quot;int16_t&quot;;[.H18])" office:value-type="string" office:string-value="int16_t" calcext:value-type="string">
            <text:p>int16_t</text:p>
          </table:table-cell>
          <table:table-cell table:formula="of:=IF([.J18]=&quot;uint16&quot;;&quot;uint16_t&quot;;[.J18])" office:value-type="string" office:string-value="int16_t" calcext:value-type="string">
            <text:p>int16_t</text:p>
          </table:table-cell>
          <table:table-cell table:formula="of:=IF([.K18]=&quot;sunssf&quot;;&quot;int16_t&quot;;[.K18])" office:value-type="string" office:string-value="int16_t" calcext:value-type="string">
            <text:p>int16_t</text:p>
          </table:table-cell>
          <table:table-cell table:formula="of:=IF([.L18]=&quot;enum16&quot;;&quot;uint16_t&quot;;[.L18])" office:value-type="string" office:string-value="int16_t" calcext:value-type="string">
            <text:p>int16_t</text:p>
          </table:table-cell>
          <table:table-cell table:formula="of:=IF([.M18]=&quot;bitfield16&quot;;&quot;uint16_t&quot;;[.M18])" office:value-type="string" office:string-value="int16_t" calcext:value-type="string">
            <text:p>int16_t</text:p>
          </table:table-cell>
          <table:table-cell table:formula="of:=IF([.N18]=&quot;bitfield32&quot;;&quot;uint32_t&quot;;[.N18])" office:value-type="string" office:string-value="int16_t" calcext:value-type="string">
            <text:p>int16_t</text:p>
          </table:table-cell>
          <table:table-cell table:style-name="ce10" table:formula="of:=IF([.O18]=&quot;acc32&quot;;&quot;uint32_t&quot;;[.O18])" office:value-type="string" office:string-value="int16_t" calcext:value-type="string">
            <text:p>int16_t</text:p>
          </table:table-cell>
          <table:table-cell table:style-name="ce10" table:formula="of:=IF([.P18]=&quot;acc64&quot;;&quot;uint64_t&quot;;[.P18])" office:value-type="string" office:string-value="int16_t" calcext:value-type="string">
            <text:p>int16_t</text:p>
          </table:table-cell>
          <table:table-cell/>
          <table:table-cell table:style-name="ce11" table:formula="of:=IF([.H18]=&quot;string&quot;;&quot;char &quot;&amp;[.F18]&amp;&quot;[&quot;&amp;[.C18]*2&amp;&quot;]&quot;;[.Q18]&amp;&quot; &quot;&amp;[.F18])&amp;&quot;;&quot;" office:value-type="string" office:string-value="int16_t VArAvalPct;" calcext:value-type="string">
            <text:p>int16_t VArAvalPct;</text:p>
          </table:table-cell>
        </table:table-row>
        <table:table-row table:style-name="ro5">
          <table:table-cell table:number-columns-repeated="2" table:style-name="ce1" office:value-type="float" office:value="19" calcext:value-type="float">
            <text:p>19</text:p>
          </table:table-cell>
          <table:table-cell table:style-name="ce1" office:value-type="float" office:value="1" calcext:value-type="float">
            <text:p>1</text:p>
          </table:table-cell>
          <table:table-cell table:style-name="ce1" office:value-type="string" calcext:value-type="string">
            <text:p>RW</text:p>
          </table:table-cell>
          <table:table-cell table:style-name="ce1" office:value-type="string" calcext:value-type="string">
            <text:p>0x03</text:p>
            <text:p>0x06</text:p>
            <text:p>0x10</text:p>
          </table:table-cell>
          <table:table-cell table:style-name="ce3" office:value-type="string" calcext:value-type="string">
            <text:p>VArPct_WinTms</text:p>
          </table:table-cell>
          <table:table-cell table:style-name="ce3" office:value-type="string" calcext:value-type="string">
            <text:p>Time window for VAR limit change.</text:p>
          </table:table-cell>
          <table:table-cell table:style-name="ce1" office:value-type="string" calcext:value-type="string">
            <text:p>uint16</text:p>
          </table:table-cell>
          <table:table-cell/>
          <table:table-cell table:formula="of:=IF([.H19]=&quot;int16&quot;;&quot;int16_t&quot;;[.H19])" office:value-type="string" office:string-value="uint16" calcext:value-type="string">
            <text:p>uint16</text:p>
          </table:table-cell>
          <table:table-cell table:formula="of:=IF([.J19]=&quot;uint16&quot;;&quot;uint16_t&quot;;[.J19])" office:value-type="string" office:string-value="uint16_t" calcext:value-type="string">
            <text:p>uint16_t</text:p>
          </table:table-cell>
          <table:table-cell table:formula="of:=IF([.K19]=&quot;sunssf&quot;;&quot;int16_t&quot;;[.K19])" office:value-type="string" office:string-value="uint16_t" calcext:value-type="string">
            <text:p>uint16_t</text:p>
          </table:table-cell>
          <table:table-cell table:formula="of:=IF([.L19]=&quot;enum16&quot;;&quot;uint16_t&quot;;[.L19])" office:value-type="string" office:string-value="uint16_t" calcext:value-type="string">
            <text:p>uint16_t</text:p>
          </table:table-cell>
          <table:table-cell table:formula="of:=IF([.M19]=&quot;bitfield16&quot;;&quot;uint16_t&quot;;[.M19])" office:value-type="string" office:string-value="uint16_t" calcext:value-type="string">
            <text:p>uint16_t</text:p>
          </table:table-cell>
          <table:table-cell table:formula="of:=IF([.N19]=&quot;bitfield32&quot;;&quot;uint32_t&quot;;[.N19])" office:value-type="string" office:string-value="uint16_t" calcext:value-type="string">
            <text:p>uint16_t</text:p>
          </table:table-cell>
          <table:table-cell table:style-name="ce10" table:formula="of:=IF([.O19]=&quot;acc32&quot;;&quot;uint32_t&quot;;[.O19])" office:value-type="string" office:string-value="uint16_t" calcext:value-type="string">
            <text:p>uint16_t</text:p>
          </table:table-cell>
          <table:table-cell table:style-name="ce10" table:formula="of:=IF([.P19]=&quot;acc64&quot;;&quot;uint64_t&quot;;[.P19])" office:value-type="string" office:string-value="uint16_t" calcext:value-type="string">
            <text:p>uint16_t</text:p>
          </table:table-cell>
          <table:table-cell/>
          <table:table-cell table:style-name="ce11" table:formula="of:=IF([.H19]=&quot;string&quot;;&quot;char &quot;&amp;[.F19]&amp;&quot;[&quot;&amp;[.C19]*2&amp;&quot;]&quot;;[.Q19]&amp;&quot; &quot;&amp;[.F19])&amp;&quot;;&quot;" office:value-type="string" office:string-value="uint16_t VArPct_WinTms;" calcext:value-type="string">
            <text:p>uint16_t VArPct_WinTms;</text:p>
          </table:table-cell>
        </table:table-row>
        <table:table-row table:style-name="ro5">
          <table:table-cell table:number-columns-repeated="2" table:style-name="ce1" office:value-type="float" office:value="20" calcext:value-type="float">
            <text:p>20</text:p>
          </table:table-cell>
          <table:table-cell table:style-name="ce1" office:value-type="float" office:value="1" calcext:value-type="float">
            <text:p>1</text:p>
          </table:table-cell>
          <table:table-cell table:style-name="ce1" office:value-type="string" calcext:value-type="string">
            <text:p>RW</text:p>
          </table:table-cell>
          <table:table-cell table:style-name="ce1" office:value-type="string" calcext:value-type="string">
            <text:p>0x03</text:p>
            <text:p>0x06</text:p>
            <text:p>0x10</text:p>
          </table:table-cell>
          <table:table-cell table:style-name="ce3" office:value-type="string" calcext:value-type="string">
            <text:p>VArPct_RvrtTms</text:p>
          </table:table-cell>
          <table:table-cell table:style-name="ce3" office:value-type="string" calcext:value-type="string">
            <text:p>Timeout period for VAR limit.</text:p>
          </table:table-cell>
          <table:table-cell table:style-name="ce1" office:value-type="string" calcext:value-type="string">
            <text:p>uint16</text:p>
          </table:table-cell>
          <table:table-cell/>
          <table:table-cell table:formula="of:=IF([.H20]=&quot;int16&quot;;&quot;int16_t&quot;;[.H20])" office:value-type="string" office:string-value="uint16" calcext:value-type="string">
            <text:p>uint16</text:p>
          </table:table-cell>
          <table:table-cell table:formula="of:=IF([.J20]=&quot;uint16&quot;;&quot;uint16_t&quot;;[.J20])" office:value-type="string" office:string-value="uint16_t" calcext:value-type="string">
            <text:p>uint16_t</text:p>
          </table:table-cell>
          <table:table-cell table:formula="of:=IF([.K20]=&quot;sunssf&quot;;&quot;int16_t&quot;;[.K20])" office:value-type="string" office:string-value="uint16_t" calcext:value-type="string">
            <text:p>uint16_t</text:p>
          </table:table-cell>
          <table:table-cell table:formula="of:=IF([.L20]=&quot;enum16&quot;;&quot;uint16_t&quot;;[.L20])" office:value-type="string" office:string-value="uint16_t" calcext:value-type="string">
            <text:p>uint16_t</text:p>
          </table:table-cell>
          <table:table-cell table:formula="of:=IF([.M20]=&quot;bitfield16&quot;;&quot;uint16_t&quot;;[.M20])" office:value-type="string" office:string-value="uint16_t" calcext:value-type="string">
            <text:p>uint16_t</text:p>
          </table:table-cell>
          <table:table-cell table:formula="of:=IF([.N20]=&quot;bitfield32&quot;;&quot;uint32_t&quot;;[.N20])" office:value-type="string" office:string-value="uint16_t" calcext:value-type="string">
            <text:p>uint16_t</text:p>
          </table:table-cell>
          <table:table-cell table:style-name="ce10" table:formula="of:=IF([.O20]=&quot;acc32&quot;;&quot;uint32_t&quot;;[.O20])" office:value-type="string" office:string-value="uint16_t" calcext:value-type="string">
            <text:p>uint16_t</text:p>
          </table:table-cell>
          <table:table-cell table:style-name="ce10" table:formula="of:=IF([.P20]=&quot;acc64&quot;;&quot;uint64_t&quot;;[.P20])" office:value-type="string" office:string-value="uint16_t" calcext:value-type="string">
            <text:p>uint16_t</text:p>
          </table:table-cell>
          <table:table-cell/>
          <table:table-cell table:style-name="ce11" table:formula="of:=IF([.H20]=&quot;string&quot;;&quot;char &quot;&amp;[.F20]&amp;&quot;[&quot;&amp;[.C20]*2&amp;&quot;]&quot;;[.Q20]&amp;&quot; &quot;&amp;[.F20])&amp;&quot;;&quot;" office:value-type="string" office:string-value="uint16_t VArPct_RvrtTms;" calcext:value-type="string">
            <text:p>uint16_t VArPct_RvrtTms;</text:p>
          </table:table-cell>
        </table:table-row>
        <table:table-row table:style-name="ro2">
          <table:table-cell table:number-columns-repeated="2" table:style-name="ce1" office:value-type="float" office:value="21" calcext:value-type="float">
            <text:p>21</text:p>
          </table:table-cell>
          <table:table-cell table:style-name="ce1" office:value-type="float" office:value="1" calcext:value-type="float">
            <text:p>1</text:p>
          </table:table-cell>
          <table:table-cell table:style-name="ce1" office:value-type="string" calcext:value-type="string">
            <text:p>RW</text:p>
          </table:table-cell>
          <table:table-cell table:style-name="ce1" office:value-type="string" calcext:value-type="string">
            <text:p>0x03</text:p>
            <text:p>0x06</text:p>
            <text:p>0x10</text:p>
          </table:table-cell>
          <table:table-cell table:style-name="ce3" office:value-type="string" calcext:value-type="string">
            <text:p>VArPct_RmpTms</text:p>
          </table:table-cell>
          <table:table-cell table:style-name="ce3" office:value-type="string" calcext:value-type="string">
            <text:p>Ramp time for moving from current setpoint to new setpoint.</text:p>
          </table:table-cell>
          <table:table-cell table:style-name="ce1" office:value-type="string" calcext:value-type="string">
            <text:p>uint16</text:p>
          </table:table-cell>
          <table:table-cell/>
          <table:table-cell table:formula="of:=IF([.H21]=&quot;int16&quot;;&quot;int16_t&quot;;[.H21])" office:value-type="string" office:string-value="uint16" calcext:value-type="string">
            <text:p>uint16</text:p>
          </table:table-cell>
          <table:table-cell table:formula="of:=IF([.J21]=&quot;uint16&quot;;&quot;uint16_t&quot;;[.J21])" office:value-type="string" office:string-value="uint16_t" calcext:value-type="string">
            <text:p>uint16_t</text:p>
          </table:table-cell>
          <table:table-cell table:formula="of:=IF([.K21]=&quot;sunssf&quot;;&quot;int16_t&quot;;[.K21])" office:value-type="string" office:string-value="uint16_t" calcext:value-type="string">
            <text:p>uint16_t</text:p>
          </table:table-cell>
          <table:table-cell table:formula="of:=IF([.L21]=&quot;enum16&quot;;&quot;uint16_t&quot;;[.L21])" office:value-type="string" office:string-value="uint16_t" calcext:value-type="string">
            <text:p>uint16_t</text:p>
          </table:table-cell>
          <table:table-cell table:formula="of:=IF([.M21]=&quot;bitfield16&quot;;&quot;uint16_t&quot;;[.M21])" office:value-type="string" office:string-value="uint16_t" calcext:value-type="string">
            <text:p>uint16_t</text:p>
          </table:table-cell>
          <table:table-cell table:formula="of:=IF([.N21]=&quot;bitfield32&quot;;&quot;uint32_t&quot;;[.N21])" office:value-type="string" office:string-value="uint16_t" calcext:value-type="string">
            <text:p>uint16_t</text:p>
          </table:table-cell>
          <table:table-cell table:style-name="ce10" table:formula="of:=IF([.O21]=&quot;acc32&quot;;&quot;uint32_t&quot;;[.O21])" office:value-type="string" office:string-value="uint16_t" calcext:value-type="string">
            <text:p>uint16_t</text:p>
          </table:table-cell>
          <table:table-cell table:style-name="ce10" table:formula="of:=IF([.P21]=&quot;acc64&quot;;&quot;uint64_t&quot;;[.P21])" office:value-type="string" office:string-value="uint16_t" calcext:value-type="string">
            <text:p>uint16_t</text:p>
          </table:table-cell>
          <table:table-cell/>
          <table:table-cell table:style-name="ce11" table:formula="of:=IF([.H21]=&quot;string&quot;;&quot;char &quot;&amp;[.F21]&amp;&quot;[&quot;&amp;[.C21]*2&amp;&quot;]&quot;;[.Q21]&amp;&quot; &quot;&amp;[.F21])&amp;&quot;;&quot;" office:value-type="string" office:string-value="uint16_t VArPct_RmpTms;" calcext:value-type="string">
            <text:p>uint16_t VArPct_RmpTms;</text:p>
          </table:table-cell>
        </table:table-row>
        <table:table-row table:style-name="ro5">
          <table:table-cell table:number-columns-repeated="2" table:style-name="ce1" office:value-type="float" office:value="22" calcext:value-type="float">
            <text:p>22</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VArPct_Mod</text:p>
          </table:table-cell>
          <table:table-cell table:style-name="ce3" office:value-type="string" calcext:value-type="string">
            <text:p>Enumerated value. VAR percent limit mode.</text:p>
          </table:table-cell>
          <table:table-cell table:style-name="ce1" office:value-type="string" calcext:value-type="string">
            <text:p>enum16</text:p>
          </table:table-cell>
          <table:table-cell/>
          <table:table-cell table:formula="of:=IF([.H22]=&quot;int16&quot;;&quot;int16_t&quot;;[.H22])" office:value-type="string" office:string-value="enum16" calcext:value-type="string">
            <text:p>enum16</text:p>
          </table:table-cell>
          <table:table-cell table:formula="of:=IF([.J22]=&quot;uint16&quot;;&quot;uint16_t&quot;;[.J22])" office:value-type="string" office:string-value="enum16" calcext:value-type="string">
            <text:p>enum16</text:p>
          </table:table-cell>
          <table:table-cell table:formula="of:=IF([.K22]=&quot;sunssf&quot;;&quot;int16_t&quot;;[.K22])" office:value-type="string" office:string-value="enum16" calcext:value-type="string">
            <text:p>enum16</text:p>
          </table:table-cell>
          <table:table-cell table:formula="of:=IF([.L22]=&quot;enum16&quot;;&quot;uint16_t&quot;;[.L22])" office:value-type="string" office:string-value="uint16_t" calcext:value-type="string">
            <text:p>uint16_t</text:p>
          </table:table-cell>
          <table:table-cell table:formula="of:=IF([.M22]=&quot;bitfield16&quot;;&quot;uint16_t&quot;;[.M22])" office:value-type="string" office:string-value="uint16_t" calcext:value-type="string">
            <text:p>uint16_t</text:p>
          </table:table-cell>
          <table:table-cell table:formula="of:=IF([.N22]=&quot;bitfield32&quot;;&quot;uint32_t&quot;;[.N22])" office:value-type="string" office:string-value="uint16_t" calcext:value-type="string">
            <text:p>uint16_t</text:p>
          </table:table-cell>
          <table:table-cell table:style-name="ce10" table:formula="of:=IF([.O22]=&quot;acc32&quot;;&quot;uint32_t&quot;;[.O22])" office:value-type="string" office:string-value="uint16_t" calcext:value-type="string">
            <text:p>uint16_t</text:p>
          </table:table-cell>
          <table:table-cell table:style-name="ce10" table:formula="of:=IF([.P22]=&quot;acc64&quot;;&quot;uint64_t&quot;;[.P22])" office:value-type="string" office:string-value="uint16_t" calcext:value-type="string">
            <text:p>uint16_t</text:p>
          </table:table-cell>
          <table:table-cell/>
          <table:table-cell table:style-name="ce11" table:formula="of:=IF([.H22]=&quot;string&quot;;&quot;char &quot;&amp;[.F22]&amp;&quot;[&quot;&amp;[.C22]*2&amp;&quot;]&quot;;[.Q22]&amp;&quot; &quot;&amp;[.F22])&amp;&quot;;&quot;" office:value-type="string" office:string-value="uint16_t VArPct_Mod;" calcext:value-type="string">
            <text:p>uint16_t VArPct_Mod;</text:p>
          </table:table-cell>
        </table:table-row>
        <table:table-row table:style-name="ro4">
          <table:table-cell table:number-columns-repeated="2" table:style-name="ce1" office:value-type="float" office:value="23" calcext:value-type="float">
            <text:p>23</text:p>
          </table:table-cell>
          <table:table-cell table:style-name="ce1" office:value-type="float" office:value="1" calcext:value-type="float">
            <text:p>1</text:p>
          </table:table-cell>
          <table:table-cell table:style-name="ce1" office:value-type="string" calcext:value-type="string">
            <text:p>RW</text:p>
          </table:table-cell>
          <table:table-cell table:style-name="ce1" office:value-type="string" calcext:value-type="string">
            <text:p>0x03</text:p>
            <text:p>0x06</text:p>
            <text:p>0x10</text:p>
          </table:table-cell>
          <table:table-cell table:style-name="ce3" office:value-type="string" calcext:value-type="string">
            <text:p>VArPct_Ena</text:p>
          </table:table-cell>
          <table:table-cell table:style-name="ce3" office:value-type="string" calcext:value-type="string">
            <text:p>Enumerated valued. <text:s/>Percent limit VAr enable/disable control.</text:p>
          </table:table-cell>
          <table:table-cell table:style-name="ce1" office:value-type="string" calcext:value-type="string">
            <text:p>enum16</text:p>
          </table:table-cell>
          <table:table-cell/>
          <table:table-cell table:formula="of:=IF([.H23]=&quot;int16&quot;;&quot;int16_t&quot;;[.H23])" office:value-type="string" office:string-value="enum16" calcext:value-type="string">
            <text:p>enum16</text:p>
          </table:table-cell>
          <table:table-cell table:formula="of:=IF([.J23]=&quot;uint16&quot;;&quot;uint16_t&quot;;[.J23])" office:value-type="string" office:string-value="enum16" calcext:value-type="string">
            <text:p>enum16</text:p>
          </table:table-cell>
          <table:table-cell table:formula="of:=IF([.K23]=&quot;sunssf&quot;;&quot;int16_t&quot;;[.K23])" office:value-type="string" office:string-value="enum16" calcext:value-type="string">
            <text:p>enum16</text:p>
          </table:table-cell>
          <table:table-cell table:formula="of:=IF([.L23]=&quot;enum16&quot;;&quot;uint16_t&quot;;[.L23])" office:value-type="string" office:string-value="uint16_t" calcext:value-type="string">
            <text:p>uint16_t</text:p>
          </table:table-cell>
          <table:table-cell table:formula="of:=IF([.M23]=&quot;bitfield16&quot;;&quot;uint16_t&quot;;[.M23])" office:value-type="string" office:string-value="uint16_t" calcext:value-type="string">
            <text:p>uint16_t</text:p>
          </table:table-cell>
          <table:table-cell table:formula="of:=IF([.N23]=&quot;bitfield32&quot;;&quot;uint32_t&quot;;[.N23])" office:value-type="string" office:string-value="uint16_t" calcext:value-type="string">
            <text:p>uint16_t</text:p>
          </table:table-cell>
          <table:table-cell table:style-name="ce10" table:formula="of:=IF([.O23]=&quot;acc32&quot;;&quot;uint32_t&quot;;[.O23])" office:value-type="string" office:string-value="uint16_t" calcext:value-type="string">
            <text:p>uint16_t</text:p>
          </table:table-cell>
          <table:table-cell table:style-name="ce10" table:formula="of:=IF([.P23]=&quot;acc64&quot;;&quot;uint64_t&quot;;[.P23])" office:value-type="string" office:string-value="uint16_t" calcext:value-type="string">
            <text:p>uint16_t</text:p>
          </table:table-cell>
          <table:table-cell/>
          <table:table-cell table:style-name="ce11" table:formula="of:=IF([.H23]=&quot;string&quot;;&quot;char &quot;&amp;[.F23]&amp;&quot;[&quot;&amp;[.C23]*2&amp;&quot;]&quot;;[.Q23]&amp;&quot; &quot;&amp;[.F23])&amp;&quot;;&quot;" office:value-type="string" office:string-value="uint16_t VArPct_Ena;" calcext:value-type="string">
            <text:p>uint16_t VArPct_Ena;</text:p>
          </table:table-cell>
        </table:table-row>
        <table:table-row table:style-name="ro5">
          <table:table-cell table:number-columns-repeated="2" table:style-name="ce1" office:value-type="float" office:value="24" calcext:value-type="float">
            <text:p>24</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WMaxLimPct_SF</text:p>
          </table:table-cell>
          <table:table-cell table:style-name="ce3" office:value-type="string" calcext:value-type="string">
            <text:p>Scale factor for power output percent.</text:p>
          </table:table-cell>
          <table:table-cell table:style-name="ce1" office:value-type="string" calcext:value-type="string">
            <text:p>sunssf</text:p>
          </table:table-cell>
          <table:table-cell/>
          <table:table-cell table:formula="of:=IF([.H24]=&quot;int16&quot;;&quot;int16_t&quot;;[.H24])" office:value-type="string" office:string-value="sunssf" calcext:value-type="string">
            <text:p>sunssf</text:p>
          </table:table-cell>
          <table:table-cell table:formula="of:=IF([.J24]=&quot;uint16&quot;;&quot;uint16_t&quot;;[.J24])" office:value-type="string" office:string-value="sunssf" calcext:value-type="string">
            <text:p>sunssf</text:p>
          </table:table-cell>
          <table:table-cell table:formula="of:=IF([.K24]=&quot;sunssf&quot;;&quot;int16_t&quot;;[.K24])" office:value-type="string" office:string-value="int16_t" calcext:value-type="string">
            <text:p>int16_t</text:p>
          </table:table-cell>
          <table:table-cell table:formula="of:=IF([.L24]=&quot;enum16&quot;;&quot;uint16_t&quot;;[.L24])" office:value-type="string" office:string-value="int16_t" calcext:value-type="string">
            <text:p>int16_t</text:p>
          </table:table-cell>
          <table:table-cell table:formula="of:=IF([.M24]=&quot;bitfield16&quot;;&quot;uint16_t&quot;;[.M24])" office:value-type="string" office:string-value="int16_t" calcext:value-type="string">
            <text:p>int16_t</text:p>
          </table:table-cell>
          <table:table-cell table:formula="of:=IF([.N24]=&quot;bitfield32&quot;;&quot;uint32_t&quot;;[.N24])" office:value-type="string" office:string-value="int16_t" calcext:value-type="string">
            <text:p>int16_t</text:p>
          </table:table-cell>
          <table:table-cell table:style-name="ce10" table:formula="of:=IF([.O24]=&quot;acc32&quot;;&quot;uint32_t&quot;;[.O24])" office:value-type="string" office:string-value="int16_t" calcext:value-type="string">
            <text:p>int16_t</text:p>
          </table:table-cell>
          <table:table-cell table:style-name="ce10" table:formula="of:=IF([.P24]=&quot;acc64&quot;;&quot;uint64_t&quot;;[.P24])" office:value-type="string" office:string-value="int16_t" calcext:value-type="string">
            <text:p>int16_t</text:p>
          </table:table-cell>
          <table:table-cell/>
          <table:table-cell table:style-name="ce11" table:formula="of:=IF([.H24]=&quot;string&quot;;&quot;char &quot;&amp;[.F24]&amp;&quot;[&quot;&amp;[.C24]*2&amp;&quot;]&quot;;[.Q24]&amp;&quot; &quot;&amp;[.F24])&amp;&quot;;&quot;" office:value-type="string" office:string-value="int16_t WMaxLimPct_SF;" calcext:value-type="string">
            <text:p>int16_t WMaxLimPct_SF;</text:p>
          </table:table-cell>
        </table:table-row>
        <table:table-row table:style-name="ro3">
          <table:table-cell table:number-columns-repeated="2" table:style-name="ce1" office:value-type="float" office:value="25" calcext:value-type="float">
            <text:p>25</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OutPFSet_SF</text:p>
          </table:table-cell>
          <table:table-cell table:style-name="ce3" office:value-type="string" calcext:value-type="string">
            <text:p>Scale factor for power factor.</text:p>
          </table:table-cell>
          <table:table-cell table:style-name="ce1" office:value-type="string" calcext:value-type="string">
            <text:p>sunssf</text:p>
          </table:table-cell>
          <table:table-cell/>
          <table:table-cell table:formula="of:=IF([.H25]=&quot;int16&quot;;&quot;int16_t&quot;;[.H25])" office:value-type="string" office:string-value="sunssf" calcext:value-type="string">
            <text:p>sunssf</text:p>
          </table:table-cell>
          <table:table-cell table:formula="of:=IF([.J25]=&quot;uint16&quot;;&quot;uint16_t&quot;;[.J25])" office:value-type="string" office:string-value="sunssf" calcext:value-type="string">
            <text:p>sunssf</text:p>
          </table:table-cell>
          <table:table-cell table:formula="of:=IF([.K25]=&quot;sunssf&quot;;&quot;int16_t&quot;;[.K25])" office:value-type="string" office:string-value="int16_t" calcext:value-type="string">
            <text:p>int16_t</text:p>
          </table:table-cell>
          <table:table-cell table:formula="of:=IF([.L25]=&quot;enum16&quot;;&quot;uint16_t&quot;;[.L25])" office:value-type="string" office:string-value="int16_t" calcext:value-type="string">
            <text:p>int16_t</text:p>
          </table:table-cell>
          <table:table-cell table:formula="of:=IF([.M25]=&quot;bitfield16&quot;;&quot;uint16_t&quot;;[.M25])" office:value-type="string" office:string-value="int16_t" calcext:value-type="string">
            <text:p>int16_t</text:p>
          </table:table-cell>
          <table:table-cell table:formula="of:=IF([.N25]=&quot;bitfield32&quot;;&quot;uint32_t&quot;;[.N25])" office:value-type="string" office:string-value="int16_t" calcext:value-type="string">
            <text:p>int16_t</text:p>
          </table:table-cell>
          <table:table-cell table:style-name="ce10" table:formula="of:=IF([.O25]=&quot;acc32&quot;;&quot;uint32_t&quot;;[.O25])" office:value-type="string" office:string-value="int16_t" calcext:value-type="string">
            <text:p>int16_t</text:p>
          </table:table-cell>
          <table:table-cell table:style-name="ce10" table:formula="of:=IF([.P25]=&quot;acc64&quot;;&quot;uint64_t&quot;;[.P25])" office:value-type="string" office:string-value="int16_t" calcext:value-type="string">
            <text:p>int16_t</text:p>
          </table:table-cell>
          <table:table-cell/>
          <table:table-cell table:style-name="ce11" table:formula="of:=IF([.H25]=&quot;string&quot;;&quot;char &quot;&amp;[.F25]&amp;&quot;[&quot;&amp;[.C25]*2&amp;&quot;]&quot;;[.Q25]&amp;&quot; &quot;&amp;[.F25])&amp;&quot;;&quot;" office:value-type="string" office:string-value="int16_t OutPFSet_SF;" calcext:value-type="string">
            <text:p>int16_t OutPFSet_SF;</text:p>
          </table:table-cell>
        </table:table-row>
        <table:table-row table:style-name="ro5">
          <table:table-cell table:number-columns-repeated="2" table:style-name="ce1" office:value-type="float" office:value="26" calcext:value-type="float">
            <text:p>26</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VArPct_SF</text:p>
          </table:table-cell>
          <table:table-cell table:style-name="ce3" office:value-type="string" calcext:value-type="string">
            <text:p>Scale factor for reactive power percent.</text:p>
          </table:table-cell>
          <table:table-cell table:style-name="ce1" office:value-type="string" calcext:value-type="string">
            <text:p>sunssf</text:p>
          </table:table-cell>
          <table:table-cell/>
          <table:table-cell table:formula="of:=IF([.H26]=&quot;int16&quot;;&quot;int16_t&quot;;[.H26])" office:value-type="string" office:string-value="sunssf" calcext:value-type="string">
            <text:p>sunssf</text:p>
          </table:table-cell>
          <table:table-cell table:formula="of:=IF([.J26]=&quot;uint16&quot;;&quot;uint16_t&quot;;[.J26])" office:value-type="string" office:string-value="sunssf" calcext:value-type="string">
            <text:p>sunssf</text:p>
          </table:table-cell>
          <table:table-cell table:formula="of:=IF([.K26]=&quot;sunssf&quot;;&quot;int16_t&quot;;[.K26])" office:value-type="string" office:string-value="int16_t" calcext:value-type="string">
            <text:p>int16_t</text:p>
          </table:table-cell>
          <table:table-cell table:formula="of:=IF([.L26]=&quot;enum16&quot;;&quot;uint16_t&quot;;[.L26])" office:value-type="string" office:string-value="int16_t" calcext:value-type="string">
            <text:p>int16_t</text:p>
          </table:table-cell>
          <table:table-cell table:formula="of:=IF([.M26]=&quot;bitfield16&quot;;&quot;uint16_t&quot;;[.M26])" office:value-type="string" office:string-value="int16_t" calcext:value-type="string">
            <text:p>int16_t</text:p>
          </table:table-cell>
          <table:table-cell table:formula="of:=IF([.N26]=&quot;bitfield32&quot;;&quot;uint32_t&quot;;[.N26])" office:value-type="string" office:string-value="int16_t" calcext:value-type="string">
            <text:p>int16_t</text:p>
          </table:table-cell>
          <table:table-cell table:style-name="ce10" table:formula="of:=IF([.O26]=&quot;acc32&quot;;&quot;uint32_t&quot;;[.O26])" office:value-type="string" office:string-value="int16_t" calcext:value-type="string">
            <text:p>int16_t</text:p>
          </table:table-cell>
          <table:table-cell table:style-name="ce10" table:formula="of:=IF([.P26]=&quot;acc64&quot;;&quot;uint64_t&quot;;[.P26])" office:value-type="string" office:string-value="int16_t" calcext:value-type="string">
            <text:p>int16_t</text:p>
          </table:table-cell>
          <table:table-cell/>
          <table:table-cell table:style-name="ce11" table:formula="of:=IF([.H26]=&quot;string&quot;;&quot;char &quot;&amp;[.F26]&amp;&quot;[&quot;&amp;[.C26]*2&amp;&quot;]&quot;;[.Q26]&amp;&quot; &quot;&amp;[.F26])&amp;&quot;;&quot;" office:value-type="string" office:string-value="int16_t VArPct_SF;" calcext:value-type="string">
            <text:p>int16_t VArPct_SF;</text:p>
          </table:table-cell>
        </table:table-row>
        <table:table-row table:style-name="ro1" table:number-rows-repeated="1048549">
          <table:table-cell table:number-columns-repeated="19"/>
        </table:table-row>
        <table:table-row table:style-name="ro1">
          <table:table-cell table:number-columns-repeated="19"/>
        </table:table-row>
      </table:table>
      <table:table table:name="MPPT" table:style-name="ta1">
        <table:table-column table:style-name="co1" table:number-columns-repeated="18" table:default-cell-style-name="Default"/>
        <table:table-column table:style-name="co1" table:default-cell-style-name="ce14"/>
        <table:table-row table:style-name="ro2">
          <table:table-cell table:number-columns-repeated="3"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ID</text:p>
          </table:table-cell>
          <table:table-cell table:style-name="ce3" office:value-type="string" calcext:value-type="string">
            <text:p>Well-known value. Uniquely identifies this as a sunspec model mppt (160)</text:p>
          </table:table-cell>
          <table:table-cell table:style-name="ce1" office:value-type="string" calcext:value-type="string">
            <text:p>uint16</text:p>
          </table:table-cell>
          <table:table-cell/>
          <table:table-cell table:formula="of:=IF([.H1]=&quot;int16&quot;;&quot;int16_t&quot;;[.H1])" office:value-type="string" office:string-value="uint16" calcext:value-type="string">
            <text:p>uint16</text:p>
          </table:table-cell>
          <table:table-cell table:formula="of:=IF([.J1]=&quot;uint16&quot;;&quot;uint16_t&quot;;[.J1])" office:value-type="string" office:string-value="uint16_t" calcext:value-type="string">
            <text:p>uint16_t</text:p>
          </table:table-cell>
          <table:table-cell table:formula="of:=IF([.K1]=&quot;sunssf&quot;;&quot;int16_t&quot;;[.K1])" office:value-type="string" office:string-value="uint16_t" calcext:value-type="string">
            <text:p>uint16_t</text:p>
          </table:table-cell>
          <table:table-cell table:formula="of:=IF([.L1]=&quot;enum16&quot;;&quot;uint16_t&quot;;[.L1])" office:value-type="string" office:string-value="uint16_t" calcext:value-type="string">
            <text:p>uint16_t</text:p>
          </table:table-cell>
          <table:table-cell table:formula="of:=IF([.M1]=&quot;bitfield16&quot;;&quot;uint16_t&quot;;[.M1])" office:value-type="string" office:string-value="uint16_t" calcext:value-type="string">
            <text:p>uint16_t</text:p>
          </table:table-cell>
          <table:table-cell table:formula="of:=IF([.N1]=&quot;bitfield32&quot;;&quot;uint32_t&quot;;[.N1])" office:value-type="string" office:string-value="uint16_t" calcext:value-type="string">
            <text:p>uint16_t</text:p>
          </table:table-cell>
          <table:table-cell table:style-name="ce10" table:formula="of:=IF([.O1]=&quot;acc32&quot;;&quot;uint32_t&quot;;[.O1])" office:value-type="string" office:string-value="uint16_t" calcext:value-type="string">
            <text:p>uint16_t</text:p>
          </table:table-cell>
          <table:table-cell table:style-name="ce10" table:formula="of:=IF([.P1]=&quot;acc64&quot;;&quot;uint64_t&quot;;[.P1])" office:value-type="string" office:string-value="uint16_t" calcext:value-type="string">
            <text:p>uint16_t</text:p>
          </table:table-cell>
          <table:table-cell/>
          <table:table-cell table:style-name="ce11" table:formula="of:=IF([.H1]=&quot;string&quot;;&quot;char &quot;&amp;[.F1]&amp;&quot;[&quot;&amp;[.C1]*2&amp;&quot;]&quot;;[.Q1]&amp;&quot; &quot;&amp;[.F1])&amp;&quot;;&quot;" office:value-type="string" office:string-value="uint16_t ID;" calcext:value-type="string">
            <text:p>uint16_t ID;</text:p>
          </table:table-cell>
        </table:table-row>
        <table:table-row table:style-name="ro3">
          <table:table-cell table:number-columns-repeated="2" table:style-name="ce1" office:value-type="float" office:value="2" calcext:value-type="float">
            <text:p>2</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L</text:p>
          </table:table-cell>
          <table:table-cell table:style-name="ce3" office:value-type="string" calcext:value-type="string">
            <text:p>Length of sunspec model mppt (160)</text:p>
          </table:table-cell>
          <table:table-cell table:style-name="ce1" office:value-type="string" calcext:value-type="string">
            <text:p>uint16</text:p>
          </table:table-cell>
          <table:table-cell/>
          <table:table-cell table:formula="of:=IF([.H2]=&quot;int16&quot;;&quot;int16_t&quot;;[.H2])" office:value-type="string" office:string-value="uint16" calcext:value-type="string">
            <text:p>uint16</text:p>
          </table:table-cell>
          <table:table-cell table:formula="of:=IF([.J2]=&quot;uint16&quot;;&quot;uint16_t&quot;;[.J2])" office:value-type="string" office:string-value="uint16_t" calcext:value-type="string">
            <text:p>uint16_t</text:p>
          </table:table-cell>
          <table:table-cell table:formula="of:=IF([.K2]=&quot;sunssf&quot;;&quot;int16_t&quot;;[.K2])" office:value-type="string" office:string-value="uint16_t" calcext:value-type="string">
            <text:p>uint16_t</text:p>
          </table:table-cell>
          <table:table-cell table:formula="of:=IF([.L2]=&quot;enum16&quot;;&quot;uint16_t&quot;;[.L2])" office:value-type="string" office:string-value="uint16_t" calcext:value-type="string">
            <text:p>uint16_t</text:p>
          </table:table-cell>
          <table:table-cell table:formula="of:=IF([.M2]=&quot;bitfield16&quot;;&quot;uint16_t&quot;;[.M2])" office:value-type="string" office:string-value="uint16_t" calcext:value-type="string">
            <text:p>uint16_t</text:p>
          </table:table-cell>
          <table:table-cell table:formula="of:=IF([.N2]=&quot;bitfield32&quot;;&quot;uint32_t&quot;;[.N2])" office:value-type="string" office:string-value="uint16_t" calcext:value-type="string">
            <text:p>uint16_t</text:p>
          </table:table-cell>
          <table:table-cell table:style-name="ce10" table:formula="of:=IF([.O2]=&quot;acc32&quot;;&quot;uint32_t&quot;;[.O2])" office:value-type="string" office:string-value="uint16_t" calcext:value-type="string">
            <text:p>uint16_t</text:p>
          </table:table-cell>
          <table:table-cell table:style-name="ce10" table:formula="of:=IF([.P2]=&quot;acc64&quot;;&quot;uint64_t&quot;;[.P2])" office:value-type="string" office:string-value="uint16_t" calcext:value-type="string">
            <text:p>uint16_t</text:p>
          </table:table-cell>
          <table:table-cell/>
          <table:table-cell table:style-name="ce11" table:formula="of:=IF([.H2]=&quot;string&quot;;&quot;char &quot;&amp;[.F2]&amp;&quot;[&quot;&amp;[.C2]*2&amp;&quot;]&quot;;[.Q2]&amp;&quot; &quot;&amp;[.F2])&amp;&quot;;&quot;" office:value-type="string" office:string-value="uint16_t L;" calcext:value-type="string">
            <text:p>uint16_t L;</text:p>
          </table:table-cell>
        </table:table-row>
        <table:table-row table:style-name="ro3">
          <table:table-cell table:number-columns-repeated="2" table:style-name="ce1" office:value-type="float" office:value="3" calcext:value-type="float">
            <text:p>3</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DCA_SF</text:p>
          </table:table-cell>
          <table:table-cell table:style-name="ce3" office:value-type="string" calcext:value-type="string">
            <text:p>Current Scale Factor</text:p>
          </table:table-cell>
          <table:table-cell table:style-name="ce1" office:value-type="string" calcext:value-type="string">
            <text:p>sunssf</text:p>
          </table:table-cell>
          <table:table-cell/>
          <table:table-cell table:formula="of:=IF([.H3]=&quot;int16&quot;;&quot;int16_t&quot;;[.H3])" office:value-type="string" office:string-value="sunssf" calcext:value-type="string">
            <text:p>sunssf</text:p>
          </table:table-cell>
          <table:table-cell table:formula="of:=IF([.J3]=&quot;uint16&quot;;&quot;uint16_t&quot;;[.J3])" office:value-type="string" office:string-value="sunssf" calcext:value-type="string">
            <text:p>sunssf</text:p>
          </table:table-cell>
          <table:table-cell table:formula="of:=IF([.K3]=&quot;sunssf&quot;;&quot;int16_t&quot;;[.K3])" office:value-type="string" office:string-value="int16_t" calcext:value-type="string">
            <text:p>int16_t</text:p>
          </table:table-cell>
          <table:table-cell table:formula="of:=IF([.L3]=&quot;enum16&quot;;&quot;uint16_t&quot;;[.L3])" office:value-type="string" office:string-value="int16_t" calcext:value-type="string">
            <text:p>int16_t</text:p>
          </table:table-cell>
          <table:table-cell table:formula="of:=IF([.M3]=&quot;bitfield16&quot;;&quot;uint16_t&quot;;[.M3])" office:value-type="string" office:string-value="int16_t" calcext:value-type="string">
            <text:p>int16_t</text:p>
          </table:table-cell>
          <table:table-cell table:formula="of:=IF([.N3]=&quot;bitfield32&quot;;&quot;uint32_t&quot;;[.N3])" office:value-type="string" office:string-value="int16_t" calcext:value-type="string">
            <text:p>int16_t</text:p>
          </table:table-cell>
          <table:table-cell table:style-name="ce10" table:formula="of:=IF([.O3]=&quot;acc32&quot;;&quot;uint32_t&quot;;[.O3])" office:value-type="string" office:string-value="int16_t" calcext:value-type="string">
            <text:p>int16_t</text:p>
          </table:table-cell>
          <table:table-cell table:style-name="ce10" table:formula="of:=IF([.P3]=&quot;acc64&quot;;&quot;uint64_t&quot;;[.P3])" office:value-type="string" office:string-value="int16_t" calcext:value-type="string">
            <text:p>int16_t</text:p>
          </table:table-cell>
          <table:table-cell/>
          <table:table-cell table:style-name="ce11" table:formula="of:=IF([.H3]=&quot;string&quot;;&quot;char &quot;&amp;[.F3]&amp;&quot;[&quot;&amp;[.C3]*2&amp;&quot;]&quot;;[.Q3]&amp;&quot; &quot;&amp;[.F3])&amp;&quot;;&quot;" office:value-type="string" office:string-value="int16_t DCA_SF;" calcext:value-type="string">
            <text:p>int16_t DCA_SF;</text:p>
          </table:table-cell>
        </table:table-row>
        <table:table-row table:style-name="ro3">
          <table:table-cell table:number-columns-repeated="2" table:style-name="ce1" office:value-type="float" office:value="4" calcext:value-type="float">
            <text:p>4</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DCV_SF</text:p>
          </table:table-cell>
          <table:table-cell table:style-name="ce3" office:value-type="string" calcext:value-type="string">
            <text:p>Voltage Scale Factor</text:p>
          </table:table-cell>
          <table:table-cell table:style-name="ce1" office:value-type="string" calcext:value-type="string">
            <text:p>sunssf</text:p>
          </table:table-cell>
          <table:table-cell/>
          <table:table-cell table:formula="of:=IF([.H4]=&quot;int16&quot;;&quot;int16_t&quot;;[.H4])" office:value-type="string" office:string-value="sunssf" calcext:value-type="string">
            <text:p>sunssf</text:p>
          </table:table-cell>
          <table:table-cell table:formula="of:=IF([.J4]=&quot;uint16&quot;;&quot;uint16_t&quot;;[.J4])" office:value-type="string" office:string-value="sunssf" calcext:value-type="string">
            <text:p>sunssf</text:p>
          </table:table-cell>
          <table:table-cell table:formula="of:=IF([.K4]=&quot;sunssf&quot;;&quot;int16_t&quot;;[.K4])" office:value-type="string" office:string-value="int16_t" calcext:value-type="string">
            <text:p>int16_t</text:p>
          </table:table-cell>
          <table:table-cell table:formula="of:=IF([.L4]=&quot;enum16&quot;;&quot;uint16_t&quot;;[.L4])" office:value-type="string" office:string-value="int16_t" calcext:value-type="string">
            <text:p>int16_t</text:p>
          </table:table-cell>
          <table:table-cell table:formula="of:=IF([.M4]=&quot;bitfield16&quot;;&quot;uint16_t&quot;;[.M4])" office:value-type="string" office:string-value="int16_t" calcext:value-type="string">
            <text:p>int16_t</text:p>
          </table:table-cell>
          <table:table-cell table:formula="of:=IF([.N4]=&quot;bitfield32&quot;;&quot;uint32_t&quot;;[.N4])" office:value-type="string" office:string-value="int16_t" calcext:value-type="string">
            <text:p>int16_t</text:p>
          </table:table-cell>
          <table:table-cell table:style-name="ce10" table:formula="of:=IF([.O4]=&quot;acc32&quot;;&quot;uint32_t&quot;;[.O4])" office:value-type="string" office:string-value="int16_t" calcext:value-type="string">
            <text:p>int16_t</text:p>
          </table:table-cell>
          <table:table-cell table:style-name="ce10" table:formula="of:=IF([.P4]=&quot;acc64&quot;;&quot;uint64_t&quot;;[.P4])" office:value-type="string" office:string-value="int16_t" calcext:value-type="string">
            <text:p>int16_t</text:p>
          </table:table-cell>
          <table:table-cell/>
          <table:table-cell table:style-name="ce11" table:formula="of:=IF([.H4]=&quot;string&quot;;&quot;char &quot;&amp;[.F4]&amp;&quot;[&quot;&amp;[.C4]*2&amp;&quot;]&quot;;[.Q4]&amp;&quot; &quot;&amp;[.F4])&amp;&quot;;&quot;" office:value-type="string" office:string-value="int16_t DCV_SF;" calcext:value-type="string">
            <text:p>int16_t DCV_SF;</text:p>
          </table:table-cell>
        </table:table-row>
        <table:table-row table:style-name="ro3">
          <table:table-cell table:number-columns-repeated="2" table:style-name="ce1" office:value-type="float" office:value="5" calcext:value-type="float">
            <text:p>5</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DCW_SF</text:p>
          </table:table-cell>
          <table:table-cell table:style-name="ce3" office:value-type="string" calcext:value-type="string">
            <text:p>Power Scale Factor</text:p>
          </table:table-cell>
          <table:table-cell table:style-name="ce1" office:value-type="string" calcext:value-type="string">
            <text:p>sunssf</text:p>
          </table:table-cell>
          <table:table-cell/>
          <table:table-cell table:formula="of:=IF([.H5]=&quot;int16&quot;;&quot;int16_t&quot;;[.H5])" office:value-type="string" office:string-value="sunssf" calcext:value-type="string">
            <text:p>sunssf</text:p>
          </table:table-cell>
          <table:table-cell table:formula="of:=IF([.J5]=&quot;uint16&quot;;&quot;uint16_t&quot;;[.J5])" office:value-type="string" office:string-value="sunssf" calcext:value-type="string">
            <text:p>sunssf</text:p>
          </table:table-cell>
          <table:table-cell table:formula="of:=IF([.K5]=&quot;sunssf&quot;;&quot;int16_t&quot;;[.K5])" office:value-type="string" office:string-value="int16_t" calcext:value-type="string">
            <text:p>int16_t</text:p>
          </table:table-cell>
          <table:table-cell table:formula="of:=IF([.L5]=&quot;enum16&quot;;&quot;uint16_t&quot;;[.L5])" office:value-type="string" office:string-value="int16_t" calcext:value-type="string">
            <text:p>int16_t</text:p>
          </table:table-cell>
          <table:table-cell table:formula="of:=IF([.M5]=&quot;bitfield16&quot;;&quot;uint16_t&quot;;[.M5])" office:value-type="string" office:string-value="int16_t" calcext:value-type="string">
            <text:p>int16_t</text:p>
          </table:table-cell>
          <table:table-cell table:formula="of:=IF([.N5]=&quot;bitfield32&quot;;&quot;uint32_t&quot;;[.N5])" office:value-type="string" office:string-value="int16_t" calcext:value-type="string">
            <text:p>int16_t</text:p>
          </table:table-cell>
          <table:table-cell table:style-name="ce10" table:formula="of:=IF([.O5]=&quot;acc32&quot;;&quot;uint32_t&quot;;[.O5])" office:value-type="string" office:string-value="int16_t" calcext:value-type="string">
            <text:p>int16_t</text:p>
          </table:table-cell>
          <table:table-cell table:style-name="ce10" table:formula="of:=IF([.P5]=&quot;acc64&quot;;&quot;uint64_t&quot;;[.P5])" office:value-type="string" office:string-value="int16_t" calcext:value-type="string">
            <text:p>int16_t</text:p>
          </table:table-cell>
          <table:table-cell/>
          <table:table-cell table:style-name="ce11" table:formula="of:=IF([.H5]=&quot;string&quot;;&quot;char &quot;&amp;[.F5]&amp;&quot;[&quot;&amp;[.C5]*2&amp;&quot;]&quot;;[.Q5]&amp;&quot; &quot;&amp;[.F5])&amp;&quot;;&quot;" office:value-type="string" office:string-value="int16_t DCW_SF;" calcext:value-type="string">
            <text:p>int16_t DCW_SF;</text:p>
          </table:table-cell>
        </table:table-row>
        <table:table-row table:style-name="ro3">
          <table:table-cell table:number-columns-repeated="2" table:style-name="ce1" office:value-type="float" office:value="6" calcext:value-type="float">
            <text:p>6</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DCWH_SF</text:p>
          </table:table-cell>
          <table:table-cell table:style-name="ce3" office:value-type="string" calcext:value-type="string">
            <text:p>Energy Scale Factor</text:p>
          </table:table-cell>
          <table:table-cell table:style-name="ce1" office:value-type="string" calcext:value-type="string">
            <text:p>sunssf</text:p>
          </table:table-cell>
          <table:table-cell/>
          <table:table-cell table:formula="of:=IF([.H6]=&quot;int16&quot;;&quot;int16_t&quot;;[.H6])" office:value-type="string" office:string-value="sunssf" calcext:value-type="string">
            <text:p>sunssf</text:p>
          </table:table-cell>
          <table:table-cell table:formula="of:=IF([.J6]=&quot;uint16&quot;;&quot;uint16_t&quot;;[.J6])" office:value-type="string" office:string-value="sunssf" calcext:value-type="string">
            <text:p>sunssf</text:p>
          </table:table-cell>
          <table:table-cell table:formula="of:=IF([.K6]=&quot;sunssf&quot;;&quot;int16_t&quot;;[.K6])" office:value-type="string" office:string-value="int16_t" calcext:value-type="string">
            <text:p>int16_t</text:p>
          </table:table-cell>
          <table:table-cell table:formula="of:=IF([.L6]=&quot;enum16&quot;;&quot;uint16_t&quot;;[.L6])" office:value-type="string" office:string-value="int16_t" calcext:value-type="string">
            <text:p>int16_t</text:p>
          </table:table-cell>
          <table:table-cell table:formula="of:=IF([.M6]=&quot;bitfield16&quot;;&quot;uint16_t&quot;;[.M6])" office:value-type="string" office:string-value="int16_t" calcext:value-type="string">
            <text:p>int16_t</text:p>
          </table:table-cell>
          <table:table-cell table:formula="of:=IF([.N6]=&quot;bitfield32&quot;;&quot;uint32_t&quot;;[.N6])" office:value-type="string" office:string-value="int16_t" calcext:value-type="string">
            <text:p>int16_t</text:p>
          </table:table-cell>
          <table:table-cell table:style-name="ce10" table:formula="of:=IF([.O6]=&quot;acc32&quot;;&quot;uint32_t&quot;;[.O6])" office:value-type="string" office:string-value="int16_t" calcext:value-type="string">
            <text:p>int16_t</text:p>
          </table:table-cell>
          <table:table-cell table:style-name="ce10" table:formula="of:=IF([.P6]=&quot;acc64&quot;;&quot;uint64_t&quot;;[.P6])" office:value-type="string" office:string-value="int16_t" calcext:value-type="string">
            <text:p>int16_t</text:p>
          </table:table-cell>
          <table:table-cell/>
          <table:table-cell table:style-name="ce11" table:formula="of:=IF([.H6]=&quot;string&quot;;&quot;char &quot;&amp;[.F6]&amp;&quot;[&quot;&amp;[.C6]*2&amp;&quot;]&quot;;[.Q6]&amp;&quot; &quot;&amp;[.F6])&amp;&quot;;&quot;" office:value-type="string" office:string-value="int16_t DCWH_SF;" calcext:value-type="string">
            <text:p>int16_t DCWH_SF;</text:p>
          </table:table-cell>
        </table:table-row>
        <table:table-row table:style-name="ro1">
          <table:table-cell table:style-name="ce15" office:value-type="float" office:value="7" calcext:value-type="float">
            <text:p>7</text:p>
          </table:table-cell>
          <table:table-cell table:style-name="ce15" office:value-type="float" office:value="8" calcext:value-type="float">
            <text:p>8</text:p>
          </table:table-cell>
          <table:table-cell table:style-name="ce15" office:value-type="float" office:value="2" calcext:value-type="float">
            <text:p>2</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Evt</text:p>
          </table:table-cell>
          <table:table-cell table:style-name="ce16" office:value-type="string" calcext:value-type="string">
            <text:p>Global Events</text:p>
          </table:table-cell>
          <table:table-cell table:style-name="ce15" office:value-type="string" calcext:value-type="string">
            <text:p>bitfield32</text:p>
          </table:table-cell>
          <table:table-cell/>
          <table:table-cell table:formula="of:=IF([.H7]=&quot;int16&quot;;&quot;int16_t&quot;;[.H7])" office:value-type="string" office:string-value="bitfield32" calcext:value-type="string">
            <text:p>bitfield32</text:p>
          </table:table-cell>
          <table:table-cell table:formula="of:=IF([.J7]=&quot;uint16&quot;;&quot;uint16_t&quot;;[.J7])" office:value-type="string" office:string-value="bitfield32" calcext:value-type="string">
            <text:p>bitfield32</text:p>
          </table:table-cell>
          <table:table-cell table:formula="of:=IF([.K7]=&quot;sunssf&quot;;&quot;int16_t&quot;;[.K7])" office:value-type="string" office:string-value="bitfield32" calcext:value-type="string">
            <text:p>bitfield32</text:p>
          </table:table-cell>
          <table:table-cell table:formula="of:=IF([.L7]=&quot;enum16&quot;;&quot;uint16_t&quot;;[.L7])" office:value-type="string" office:string-value="bitfield32" calcext:value-type="string">
            <text:p>bitfield32</text:p>
          </table:table-cell>
          <table:table-cell table:formula="of:=IF([.M7]=&quot;bitfield16&quot;;&quot;uint16_t&quot;;[.M7])" office:value-type="string" office:string-value="bitfield32" calcext:value-type="string">
            <text:p>bitfield32</text:p>
          </table:table-cell>
          <table:table-cell table:formula="of:=IF([.N7]=&quot;bitfield32&quot;;&quot;uint32_t&quot;;[.N7])" office:value-type="string" office:string-value="uint32_t" calcext:value-type="string">
            <text:p>uint32_t</text:p>
          </table:table-cell>
          <table:table-cell table:style-name="ce10" table:formula="of:=IF([.O7]=&quot;acc32&quot;;&quot;uint32_t&quot;;[.O7])" office:value-type="string" office:string-value="uint32_t" calcext:value-type="string">
            <text:p>uint32_t</text:p>
          </table:table-cell>
          <table:table-cell table:style-name="ce10" table:formula="of:=IF([.P7]=&quot;acc64&quot;;&quot;uint64_t&quot;;[.P7])" office:value-type="string" office:string-value="uint32_t" calcext:value-type="string">
            <text:p>uint32_t</text:p>
          </table:table-cell>
          <table:table-cell/>
          <table:table-cell table:style-name="ce11" table:formula="of:=IF([.H7]=&quot;string&quot;;&quot;char &quot;&amp;[.F7]&amp;&quot;[&quot;&amp;[.C7]*2&amp;&quot;]&quot;;[.Q7]&amp;&quot; &quot;&amp;[.F7])&amp;&quot;;&quot;" office:value-type="string" office:string-value="uint32_t Evt;" calcext:value-type="string">
            <text:p>uint32_t Evt;</text:p>
          </table:table-cell>
        </table:table-row>
        <table:table-row table:style-name="ro3">
          <table:table-cell table:number-columns-repeated="2" table:style-name="ce1" office:value-type="float" office:value="9" calcext:value-type="float">
            <text:p>9</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N</text:p>
          </table:table-cell>
          <table:table-cell table:style-name="ce3" office:value-type="string" calcext:value-type="string">
            <text:p>Number of Modules</text:p>
          </table:table-cell>
          <table:table-cell table:style-name="ce1" office:value-type="string" calcext:value-type="string">
            <text:p>count</text:p>
          </table:table-cell>
          <table:table-cell/>
          <table:table-cell table:formula="of:=IF([.H8]=&quot;int16&quot;;&quot;int16_t&quot;;[.H8])" office:value-type="string" office:string-value="count" calcext:value-type="string">
            <text:p>count</text:p>
          </table:table-cell>
          <table:table-cell table:formula="of:=IF([.J8]=&quot;uint16&quot;;&quot;uint16_t&quot;;[.J8])" office:value-type="string" office:string-value="count" calcext:value-type="string">
            <text:p>count</text:p>
          </table:table-cell>
          <table:table-cell table:formula="of:=IF([.K8]=&quot;sunssf&quot;;&quot;int16_t&quot;;[.K8])" office:value-type="string" office:string-value="count" calcext:value-type="string">
            <text:p>count</text:p>
          </table:table-cell>
          <table:table-cell table:formula="of:=IF([.L8]=&quot;enum16&quot;;&quot;uint16_t&quot;;[.L8])" office:value-type="string" office:string-value="count" calcext:value-type="string">
            <text:p>count</text:p>
          </table:table-cell>
          <table:table-cell table:formula="of:=IF([.M8]=&quot;bitfield16&quot;;&quot;uint16_t&quot;;[.M8])" office:value-type="string" office:string-value="count" calcext:value-type="string">
            <text:p>count</text:p>
          </table:table-cell>
          <table:table-cell table:formula="of:=IF([.N8]=&quot;bitfield32&quot;;&quot;uint32_t&quot;;[.N8])" office:value-type="string" office:string-value="count" calcext:value-type="string">
            <text:p>count</text:p>
          </table:table-cell>
          <table:table-cell table:style-name="ce10" table:formula="of:=IF([.O8]=&quot;acc32&quot;;&quot;uint32_t&quot;;[.O8])" office:value-type="string" office:string-value="count" calcext:value-type="string">
            <text:p>count</text:p>
          </table:table-cell>
          <table:table-cell table:style-name="ce10" table:formula="of:=IF([.P8]=&quot;acc64&quot;;&quot;uint64_t&quot;;[.P8])" office:value-type="string" office:string-value="count" calcext:value-type="string">
            <text:p>count</text:p>
          </table:table-cell>
          <table:table-cell/>
          <table:table-cell table:style-name="ce11" table:formula="of:=IF([.H8]=&quot;string&quot;;&quot;char &quot;&amp;[.F8]&amp;&quot;[&quot;&amp;[.C8]*2&amp;&quot;]&quot;;[.Q8]&amp;&quot; &quot;&amp;[.F8])&amp;&quot;;&quot;" office:value-type="string" office:string-value="count N;" calcext:value-type="string">
            <text:p>count N;</text:p>
          </table:table-cell>
        </table:table-row>
        <table:table-row table:style-name="ro1">
          <table:table-cell table:number-columns-repeated="2" table:style-name="ce15" office:value-type="float" office:value="10" calcext:value-type="float">
            <text:p>10</text:p>
          </table:table-cell>
          <table:table-cell table:style-name="ce15" office:value-type="float" office:value="1" calcext:value-type="float">
            <text:p>1</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TmsPer</text:p>
          </table:table-cell>
          <table:table-cell table:style-name="ce16" office:value-type="string" calcext:value-type="string">
            <text:p>Timestamp Period</text:p>
          </table:table-cell>
          <table:table-cell table:style-name="ce15" office:value-type="string" calcext:value-type="string">
            <text:p>uint16</text:p>
          </table:table-cell>
          <table:table-cell/>
          <table:table-cell table:formula="of:=IF([.H9]=&quot;int16&quot;;&quot;int16_t&quot;;[.H9])" office:value-type="string" office:string-value="uint16" calcext:value-type="string">
            <text:p>uint16</text:p>
          </table:table-cell>
          <table:table-cell table:formula="of:=IF([.J9]=&quot;uint16&quot;;&quot;uint16_t&quot;;[.J9])" office:value-type="string" office:string-value="uint16_t" calcext:value-type="string">
            <text:p>uint16_t</text:p>
          </table:table-cell>
          <table:table-cell table:formula="of:=IF([.K9]=&quot;sunssf&quot;;&quot;int16_t&quot;;[.K9])" office:value-type="string" office:string-value="uint16_t" calcext:value-type="string">
            <text:p>uint16_t</text:p>
          </table:table-cell>
          <table:table-cell table:formula="of:=IF([.L9]=&quot;enum16&quot;;&quot;uint16_t&quot;;[.L9])" office:value-type="string" office:string-value="uint16_t" calcext:value-type="string">
            <text:p>uint16_t</text:p>
          </table:table-cell>
          <table:table-cell table:formula="of:=IF([.M9]=&quot;bitfield16&quot;;&quot;uint16_t&quot;;[.M9])" office:value-type="string" office:string-value="uint16_t" calcext:value-type="string">
            <text:p>uint16_t</text:p>
          </table:table-cell>
          <table:table-cell table:formula="of:=IF([.N9]=&quot;bitfield32&quot;;&quot;uint32_t&quot;;[.N9])" office:value-type="string" office:string-value="uint16_t" calcext:value-type="string">
            <text:p>uint16_t</text:p>
          </table:table-cell>
          <table:table-cell table:style-name="ce10" table:formula="of:=IF([.O9]=&quot;acc32&quot;;&quot;uint32_t&quot;;[.O9])" office:value-type="string" office:string-value="uint16_t" calcext:value-type="string">
            <text:p>uint16_t</text:p>
          </table:table-cell>
          <table:table-cell table:style-name="ce10" table:formula="of:=IF([.P9]=&quot;acc64&quot;;&quot;uint64_t&quot;;[.P9])" office:value-type="string" office:string-value="uint16_t" calcext:value-type="string">
            <text:p>uint16_t</text:p>
          </table:table-cell>
          <table:table-cell/>
          <table:table-cell table:style-name="ce11" table:formula="of:=IF([.H9]=&quot;string&quot;;&quot;char &quot;&amp;[.F9]&amp;&quot;[&quot;&amp;[.C9]*2&amp;&quot;]&quot;;[.Q9]&amp;&quot; &quot;&amp;[.F9])&amp;&quot;;&quot;" office:value-type="string" office:string-value="uint16_t TmsPer;" calcext:value-type="string">
            <text:p>uint16_t TmsPer;</text:p>
          </table:table-cell>
        </table:table-row>
        <table:table-row table:style-name="ro1">
          <table:table-cell table:number-columns-repeated="2" table:style-name="ce1" office:value-type="float" office:value="11" calcext:value-type="float">
            <text:p>11</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module/1/ID</text:p>
          </table:table-cell>
          <table:table-cell table:style-name="ce3" office:value-type="string" calcext:value-type="string">
            <text:p>Input ID</text:p>
          </table:table-cell>
          <table:table-cell table:style-name="ce1" office:value-type="string" calcext:value-type="string">
            <text:p>uint16</text:p>
          </table:table-cell>
          <table:table-cell/>
          <table:table-cell table:formula="of:=IF([.H10]=&quot;int16&quot;;&quot;int16_t&quot;;[.H10])" office:value-type="string" office:string-value="uint16" calcext:value-type="string">
            <text:p>uint16</text:p>
          </table:table-cell>
          <table:table-cell table:formula="of:=IF([.J10]=&quot;uint16&quot;;&quot;uint16_t&quot;;[.J10])" office:value-type="string" office:string-value="uint16_t" calcext:value-type="string">
            <text:p>uint16_t</text:p>
          </table:table-cell>
          <table:table-cell table:formula="of:=IF([.K10]=&quot;sunssf&quot;;&quot;int16_t&quot;;[.K10])" office:value-type="string" office:string-value="uint16_t" calcext:value-type="string">
            <text:p>uint16_t</text:p>
          </table:table-cell>
          <table:table-cell table:formula="of:=IF([.L10]=&quot;enum16&quot;;&quot;uint16_t&quot;;[.L10])" office:value-type="string" office:string-value="uint16_t" calcext:value-type="string">
            <text:p>uint16_t</text:p>
          </table:table-cell>
          <table:table-cell table:formula="of:=IF([.M10]=&quot;bitfield16&quot;;&quot;uint16_t&quot;;[.M10])" office:value-type="string" office:string-value="uint16_t" calcext:value-type="string">
            <text:p>uint16_t</text:p>
          </table:table-cell>
          <table:table-cell table:formula="of:=IF([.N10]=&quot;bitfield32&quot;;&quot;uint32_t&quot;;[.N10])" office:value-type="string" office:string-value="uint16_t" calcext:value-type="string">
            <text:p>uint16_t</text:p>
          </table:table-cell>
          <table:table-cell table:style-name="ce10" table:formula="of:=IF([.O10]=&quot;acc32&quot;;&quot;uint32_t&quot;;[.O10])" office:value-type="string" office:string-value="uint16_t" calcext:value-type="string">
            <text:p>uint16_t</text:p>
          </table:table-cell>
          <table:table-cell table:style-name="ce10" table:formula="of:=IF([.P10]=&quot;acc64&quot;;&quot;uint64_t&quot;;[.P10])" office:value-type="string" office:string-value="uint16_t" calcext:value-type="string">
            <text:p>uint16_t</text:p>
          </table:table-cell>
          <table:table-cell/>
          <table:table-cell table:style-name="ce11" table:formula="of:=IF([.H10]=&quot;string&quot;;&quot;char &quot;&amp;[.F10]&amp;&quot;[&quot;&amp;[.C10]*2&amp;&quot;]&quot;;[.Q10]&amp;&quot; &quot;&amp;[.F10])&amp;&quot;;&quot;" office:value-type="string" office:string-value="uint16_t module/1/ID;" calcext:value-type="string">
            <text:p>uint16_t module/1/ID;</text:p>
          </table:table-cell>
        </table:table-row>
        <table:table-row table:style-name="ro1">
          <table:table-cell table:style-name="ce1" office:value-type="float" office:value="12" calcext:value-type="float">
            <text:p>12</text:p>
          </table:table-cell>
          <table:table-cell table:style-name="ce1" office:value-type="float" office:value="19" calcext:value-type="float">
            <text:p>19</text:p>
          </table:table-cell>
          <table:table-cell table:style-name="ce1" office:value-type="float" office:value="8" calcext:value-type="float">
            <text:p>8</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module/1/IDStr</text:p>
          </table:table-cell>
          <table:table-cell table:style-name="ce3" office:value-type="string" calcext:value-type="string">
            <text:p>Input ID Sting</text:p>
          </table:table-cell>
          <table:table-cell table:style-name="ce1" office:value-type="string" calcext:value-type="string">
            <text:p>string</text:p>
          </table:table-cell>
          <table:table-cell/>
          <table:table-cell table:formula="of:=IF([.H11]=&quot;int16&quot;;&quot;int16_t&quot;;[.H11])" office:value-type="string" office:string-value="string" calcext:value-type="string">
            <text:p>string</text:p>
          </table:table-cell>
          <table:table-cell table:formula="of:=IF([.J11]=&quot;uint16&quot;;&quot;uint16_t&quot;;[.J11])" office:value-type="string" office:string-value="string" calcext:value-type="string">
            <text:p>string</text:p>
          </table:table-cell>
          <table:table-cell table:formula="of:=IF([.K11]=&quot;sunssf&quot;;&quot;int16_t&quot;;[.K11])" office:value-type="string" office:string-value="string" calcext:value-type="string">
            <text:p>string</text:p>
          </table:table-cell>
          <table:table-cell table:formula="of:=IF([.L11]=&quot;enum16&quot;;&quot;uint16_t&quot;;[.L11])" office:value-type="string" office:string-value="string" calcext:value-type="string">
            <text:p>string</text:p>
          </table:table-cell>
          <table:table-cell table:formula="of:=IF([.M11]=&quot;bitfield16&quot;;&quot;uint16_t&quot;;[.M11])" office:value-type="string" office:string-value="string" calcext:value-type="string">
            <text:p>string</text:p>
          </table:table-cell>
          <table:table-cell table:formula="of:=IF([.N11]=&quot;bitfield32&quot;;&quot;uint32_t&quot;;[.N11])" office:value-type="string" office:string-value="string" calcext:value-type="string">
            <text:p>string</text:p>
          </table:table-cell>
          <table:table-cell table:style-name="ce10" table:formula="of:=IF([.O11]=&quot;acc32&quot;;&quot;uint32_t&quot;;[.O11])" office:value-type="string" office:string-value="string" calcext:value-type="string">
            <text:p>string</text:p>
          </table:table-cell>
          <table:table-cell table:style-name="ce10" table:formula="of:=IF([.P11]=&quot;acc64&quot;;&quot;uint64_t&quot;;[.P11])" office:value-type="string" office:string-value="string" calcext:value-type="string">
            <text:p>string</text:p>
          </table:table-cell>
          <table:table-cell/>
          <table:table-cell table:style-name="ce11" table:formula="of:=IF([.H11]=&quot;string&quot;;&quot;char &quot;&amp;[.F11]&amp;&quot;[&quot;&amp;[.C11]*2&amp;&quot;]&quot;;[.Q11]&amp;&quot; &quot;&amp;[.F11])&amp;&quot;;&quot;" office:value-type="string" office:string-value="char module/1/IDStr[16];" calcext:value-type="string">
            <text:p>char module/1/IDStr[16];</text:p>
          </table:table-cell>
        </table:table-row>
        <table:table-row table:style-name="ro1">
          <table:table-cell table:number-columns-repeated="2" table:style-name="ce1" office:value-type="float" office:value="20" calcext:value-type="float">
            <text:p>20</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module/1/DCA</text:p>
          </table:table-cell>
          <table:table-cell table:style-name="ce3" office:value-type="string" calcext:value-type="string">
            <text:p>DC Current</text:p>
          </table:table-cell>
          <table:table-cell table:style-name="ce1" office:value-type="string" calcext:value-type="string">
            <text:p>uint16</text:p>
          </table:table-cell>
          <table:table-cell/>
          <table:table-cell table:formula="of:=IF([.H12]=&quot;int16&quot;;&quot;int16_t&quot;;[.H12])" office:value-type="string" office:string-value="uint16" calcext:value-type="string">
            <text:p>uint16</text:p>
          </table:table-cell>
          <table:table-cell table:formula="of:=IF([.J12]=&quot;uint16&quot;;&quot;uint16_t&quot;;[.J12])" office:value-type="string" office:string-value="uint16_t" calcext:value-type="string">
            <text:p>uint16_t</text:p>
          </table:table-cell>
          <table:table-cell table:formula="of:=IF([.K12]=&quot;sunssf&quot;;&quot;int16_t&quot;;[.K12])" office:value-type="string" office:string-value="uint16_t" calcext:value-type="string">
            <text:p>uint16_t</text:p>
          </table:table-cell>
          <table:table-cell table:formula="of:=IF([.L12]=&quot;enum16&quot;;&quot;uint16_t&quot;;[.L12])" office:value-type="string" office:string-value="uint16_t" calcext:value-type="string">
            <text:p>uint16_t</text:p>
          </table:table-cell>
          <table:table-cell table:formula="of:=IF([.M12]=&quot;bitfield16&quot;;&quot;uint16_t&quot;;[.M12])" office:value-type="string" office:string-value="uint16_t" calcext:value-type="string">
            <text:p>uint16_t</text:p>
          </table:table-cell>
          <table:table-cell table:formula="of:=IF([.N12]=&quot;bitfield32&quot;;&quot;uint32_t&quot;;[.N12])" office:value-type="string" office:string-value="uint16_t" calcext:value-type="string">
            <text:p>uint16_t</text:p>
          </table:table-cell>
          <table:table-cell table:style-name="ce10" table:formula="of:=IF([.O12]=&quot;acc32&quot;;&quot;uint32_t&quot;;[.O12])" office:value-type="string" office:string-value="uint16_t" calcext:value-type="string">
            <text:p>uint16_t</text:p>
          </table:table-cell>
          <table:table-cell table:style-name="ce10" table:formula="of:=IF([.P12]=&quot;acc64&quot;;&quot;uint64_t&quot;;[.P12])" office:value-type="string" office:string-value="uint16_t" calcext:value-type="string">
            <text:p>uint16_t</text:p>
          </table:table-cell>
          <table:table-cell/>
          <table:table-cell table:style-name="ce11" table:formula="of:=IF([.H12]=&quot;string&quot;;&quot;char &quot;&amp;[.F12]&amp;&quot;[&quot;&amp;[.C12]*2&amp;&quot;]&quot;;[.Q12]&amp;&quot; &quot;&amp;[.F12])&amp;&quot;;&quot;" office:value-type="string" office:string-value="uint16_t module/1/DCA;" calcext:value-type="string">
            <text:p>uint16_t module/1/DCA;</text:p>
          </table:table-cell>
        </table:table-row>
        <table:table-row table:style-name="ro1">
          <table:table-cell table:number-columns-repeated="2" table:style-name="ce1" office:value-type="float" office:value="21" calcext:value-type="float">
            <text:p>21</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module/1/DCV</text:p>
          </table:table-cell>
          <table:table-cell table:style-name="ce3" office:value-type="string" calcext:value-type="string">
            <text:p>DC Voltage</text:p>
          </table:table-cell>
          <table:table-cell table:style-name="ce1" office:value-type="string" calcext:value-type="string">
            <text:p>uint16</text:p>
          </table:table-cell>
          <table:table-cell/>
          <table:table-cell table:formula="of:=IF([.H13]=&quot;int16&quot;;&quot;int16_t&quot;;[.H13])" office:value-type="string" office:string-value="uint16" calcext:value-type="string">
            <text:p>uint16</text:p>
          </table:table-cell>
          <table:table-cell table:formula="of:=IF([.J13]=&quot;uint16&quot;;&quot;uint16_t&quot;;[.J13])" office:value-type="string" office:string-value="uint16_t" calcext:value-type="string">
            <text:p>uint16_t</text:p>
          </table:table-cell>
          <table:table-cell table:formula="of:=IF([.K13]=&quot;sunssf&quot;;&quot;int16_t&quot;;[.K13])" office:value-type="string" office:string-value="uint16_t" calcext:value-type="string">
            <text:p>uint16_t</text:p>
          </table:table-cell>
          <table:table-cell table:formula="of:=IF([.L13]=&quot;enum16&quot;;&quot;uint16_t&quot;;[.L13])" office:value-type="string" office:string-value="uint16_t" calcext:value-type="string">
            <text:p>uint16_t</text:p>
          </table:table-cell>
          <table:table-cell table:formula="of:=IF([.M13]=&quot;bitfield16&quot;;&quot;uint16_t&quot;;[.M13])" office:value-type="string" office:string-value="uint16_t" calcext:value-type="string">
            <text:p>uint16_t</text:p>
          </table:table-cell>
          <table:table-cell table:formula="of:=IF([.N13]=&quot;bitfield32&quot;;&quot;uint32_t&quot;;[.N13])" office:value-type="string" office:string-value="uint16_t" calcext:value-type="string">
            <text:p>uint16_t</text:p>
          </table:table-cell>
          <table:table-cell table:style-name="ce10" table:formula="of:=IF([.O13]=&quot;acc32&quot;;&quot;uint32_t&quot;;[.O13])" office:value-type="string" office:string-value="uint16_t" calcext:value-type="string">
            <text:p>uint16_t</text:p>
          </table:table-cell>
          <table:table-cell table:style-name="ce10" table:formula="of:=IF([.P13]=&quot;acc64&quot;;&quot;uint64_t&quot;;[.P13])" office:value-type="string" office:string-value="uint16_t" calcext:value-type="string">
            <text:p>uint16_t</text:p>
          </table:table-cell>
          <table:table-cell/>
          <table:table-cell table:style-name="ce11" table:formula="of:=IF([.H13]=&quot;string&quot;;&quot;char &quot;&amp;[.F13]&amp;&quot;[&quot;&amp;[.C13]*2&amp;&quot;]&quot;;[.Q13]&amp;&quot; &quot;&amp;[.F13])&amp;&quot;;&quot;" office:value-type="string" office:string-value="uint16_t module/1/DCV;" calcext:value-type="string">
            <text:p>uint16_t module/1/DCV;</text:p>
          </table:table-cell>
        </table:table-row>
        <table:table-row table:style-name="ro1">
          <table:table-cell table:number-columns-repeated="2" table:style-name="ce1" office:value-type="float" office:value="22" calcext:value-type="float">
            <text:p>22</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module/1/DCW</text:p>
          </table:table-cell>
          <table:table-cell table:style-name="ce3" office:value-type="string" calcext:value-type="string">
            <text:p>DC Power</text:p>
          </table:table-cell>
          <table:table-cell table:style-name="ce1" office:value-type="string" calcext:value-type="string">
            <text:p>uint16</text:p>
          </table:table-cell>
          <table:table-cell/>
          <table:table-cell table:formula="of:=IF([.H14]=&quot;int16&quot;;&quot;int16_t&quot;;[.H14])" office:value-type="string" office:string-value="uint16" calcext:value-type="string">
            <text:p>uint16</text:p>
          </table:table-cell>
          <table:table-cell table:formula="of:=IF([.J14]=&quot;uint16&quot;;&quot;uint16_t&quot;;[.J14])" office:value-type="string" office:string-value="uint16_t" calcext:value-type="string">
            <text:p>uint16_t</text:p>
          </table:table-cell>
          <table:table-cell table:formula="of:=IF([.K14]=&quot;sunssf&quot;;&quot;int16_t&quot;;[.K14])" office:value-type="string" office:string-value="uint16_t" calcext:value-type="string">
            <text:p>uint16_t</text:p>
          </table:table-cell>
          <table:table-cell table:formula="of:=IF([.L14]=&quot;enum16&quot;;&quot;uint16_t&quot;;[.L14])" office:value-type="string" office:string-value="uint16_t" calcext:value-type="string">
            <text:p>uint16_t</text:p>
          </table:table-cell>
          <table:table-cell table:formula="of:=IF([.M14]=&quot;bitfield16&quot;;&quot;uint16_t&quot;;[.M14])" office:value-type="string" office:string-value="uint16_t" calcext:value-type="string">
            <text:p>uint16_t</text:p>
          </table:table-cell>
          <table:table-cell table:formula="of:=IF([.N14]=&quot;bitfield32&quot;;&quot;uint32_t&quot;;[.N14])" office:value-type="string" office:string-value="uint16_t" calcext:value-type="string">
            <text:p>uint16_t</text:p>
          </table:table-cell>
          <table:table-cell table:style-name="ce10" table:formula="of:=IF([.O14]=&quot;acc32&quot;;&quot;uint32_t&quot;;[.O14])" office:value-type="string" office:string-value="uint16_t" calcext:value-type="string">
            <text:p>uint16_t</text:p>
          </table:table-cell>
          <table:table-cell table:style-name="ce10" table:formula="of:=IF([.P14]=&quot;acc64&quot;;&quot;uint64_t&quot;;[.P14])" office:value-type="string" office:string-value="uint16_t" calcext:value-type="string">
            <text:p>uint16_t</text:p>
          </table:table-cell>
          <table:table-cell/>
          <table:table-cell table:style-name="ce11" table:formula="of:=IF([.H14]=&quot;string&quot;;&quot;char &quot;&amp;[.F14]&amp;&quot;[&quot;&amp;[.C14]*2&amp;&quot;]&quot;;[.Q14]&amp;&quot; &quot;&amp;[.F14])&amp;&quot;;&quot;" office:value-type="string" office:string-value="uint16_t module/1/DCW;" calcext:value-type="string">
            <text:p>uint16_t module/1/DCW;</text:p>
          </table:table-cell>
        </table:table-row>
        <table:table-row table:style-name="ro1">
          <table:table-cell table:style-name="ce1" office:value-type="float" office:value="23" calcext:value-type="float">
            <text:p>23</text:p>
          </table:table-cell>
          <table:table-cell table:style-name="ce1" office:value-type="float" office:value="24" calcext:value-type="float">
            <text:p>24</text:p>
          </table:table-cell>
          <table:table-cell table:style-name="ce1" office:value-type="float" office:value="2" calcext:value-type="float">
            <text:p>2</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module/1/DCWH</text:p>
          </table:table-cell>
          <table:table-cell table:style-name="ce3" office:value-type="string" calcext:value-type="string">
            <text:p>Lifetime Energy</text:p>
          </table:table-cell>
          <table:table-cell table:style-name="ce1" office:value-type="string" calcext:value-type="string">
            <text:p>acc32</text:p>
          </table:table-cell>
          <table:table-cell/>
          <table:table-cell table:formula="of:=IF([.H15]=&quot;int16&quot;;&quot;int16_t&quot;;[.H15])" office:value-type="string" office:string-value="acc32" calcext:value-type="string">
            <text:p>acc32</text:p>
          </table:table-cell>
          <table:table-cell table:formula="of:=IF([.J15]=&quot;uint16&quot;;&quot;uint16_t&quot;;[.J15])" office:value-type="string" office:string-value="acc32" calcext:value-type="string">
            <text:p>acc32</text:p>
          </table:table-cell>
          <table:table-cell table:formula="of:=IF([.K15]=&quot;sunssf&quot;;&quot;int16_t&quot;;[.K15])" office:value-type="string" office:string-value="acc32" calcext:value-type="string">
            <text:p>acc32</text:p>
          </table:table-cell>
          <table:table-cell table:formula="of:=IF([.L15]=&quot;enum16&quot;;&quot;uint16_t&quot;;[.L15])" office:value-type="string" office:string-value="acc32" calcext:value-type="string">
            <text:p>acc32</text:p>
          </table:table-cell>
          <table:table-cell table:formula="of:=IF([.M15]=&quot;bitfield16&quot;;&quot;uint16_t&quot;;[.M15])" office:value-type="string" office:string-value="acc32" calcext:value-type="string">
            <text:p>acc32</text:p>
          </table:table-cell>
          <table:table-cell table:formula="of:=IF([.N15]=&quot;bitfield32&quot;;&quot;uint32_t&quot;;[.N15])" office:value-type="string" office:string-value="acc32" calcext:value-type="string">
            <text:p>acc32</text:p>
          </table:table-cell>
          <table:table-cell table:style-name="ce10" table:formula="of:=IF([.O15]=&quot;acc32&quot;;&quot;uint32_t&quot;;[.O15])" office:value-type="string" office:string-value="uint32_t" calcext:value-type="string">
            <text:p>uint32_t</text:p>
          </table:table-cell>
          <table:table-cell table:style-name="ce10" table:formula="of:=IF([.P15]=&quot;acc64&quot;;&quot;uint64_t&quot;;[.P15])" office:value-type="string" office:string-value="uint32_t" calcext:value-type="string">
            <text:p>uint32_t</text:p>
          </table:table-cell>
          <table:table-cell/>
          <table:table-cell table:style-name="ce11" table:formula="of:=IF([.H15]=&quot;string&quot;;&quot;char &quot;&amp;[.F15]&amp;&quot;[&quot;&amp;[.C15]*2&amp;&quot;]&quot;;[.Q15]&amp;&quot; &quot;&amp;[.F15])&amp;&quot;;&quot;" office:value-type="string" office:string-value="uint32_t module/1/DCWH;" calcext:value-type="string">
            <text:p>uint32_t module/1/DCWH;</text:p>
          </table:table-cell>
        </table:table-row>
        <table:table-row table:style-name="ro1">
          <table:table-cell table:style-name="ce1" office:value-type="float" office:value="25" calcext:value-type="float">
            <text:p>25</text:p>
          </table:table-cell>
          <table:table-cell table:style-name="ce1" office:value-type="float" office:value="26" calcext:value-type="float">
            <text:p>26</text:p>
          </table:table-cell>
          <table:table-cell table:style-name="ce1" office:value-type="float" office:value="2" calcext:value-type="float">
            <text:p>2</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module/1/Tms</text:p>
          </table:table-cell>
          <table:table-cell table:style-name="ce3" office:value-type="string" calcext:value-type="string">
            <text:p>Timestamp</text:p>
          </table:table-cell>
          <table:table-cell table:style-name="ce1" office:value-type="string" calcext:value-type="string">
            <text:p>uint32</text:p>
          </table:table-cell>
          <table:table-cell/>
          <table:table-cell table:formula="of:=IF([.H16]=&quot;int16&quot;;&quot;int16_t&quot;;[.H16])" office:value-type="string" office:string-value="uint32" calcext:value-type="string">
            <text:p>uint32</text:p>
          </table:table-cell>
          <table:table-cell table:formula="of:=IF([.J16]=&quot;uint16&quot;;&quot;uint16_t&quot;;[.J16])" office:value-type="string" office:string-value="uint32" calcext:value-type="string">
            <text:p>uint32</text:p>
          </table:table-cell>
          <table:table-cell table:formula="of:=IF([.K16]=&quot;sunssf&quot;;&quot;int16_t&quot;;[.K16])" office:value-type="string" office:string-value="uint32" calcext:value-type="string">
            <text:p>uint32</text:p>
          </table:table-cell>
          <table:table-cell table:formula="of:=IF([.L16]=&quot;enum16&quot;;&quot;uint16_t&quot;;[.L16])" office:value-type="string" office:string-value="uint32" calcext:value-type="string">
            <text:p>uint32</text:p>
          </table:table-cell>
          <table:table-cell table:formula="of:=IF([.M16]=&quot;bitfield16&quot;;&quot;uint16_t&quot;;[.M16])" office:value-type="string" office:string-value="uint32" calcext:value-type="string">
            <text:p>uint32</text:p>
          </table:table-cell>
          <table:table-cell table:formula="of:=IF([.N16]=&quot;bitfield32&quot;;&quot;uint32_t&quot;;[.N16])" office:value-type="string" office:string-value="uint32" calcext:value-type="string">
            <text:p>uint32</text:p>
          </table:table-cell>
          <table:table-cell table:style-name="ce10" table:formula="of:=IF([.O16]=&quot;acc32&quot;;&quot;uint32_t&quot;;[.O16])" office:value-type="string" office:string-value="uint32" calcext:value-type="string">
            <text:p>uint32</text:p>
          </table:table-cell>
          <table:table-cell table:style-name="ce10" table:formula="of:=IF([.P16]=&quot;acc64&quot;;&quot;uint64_t&quot;;[.P16])" office:value-type="string" office:string-value="uint32" calcext:value-type="string">
            <text:p>uint32</text:p>
          </table:table-cell>
          <table:table-cell/>
          <table:table-cell table:style-name="ce11" table:formula="of:=IF([.H16]=&quot;string&quot;;&quot;char &quot;&amp;[.F16]&amp;&quot;[&quot;&amp;[.C16]*2&amp;&quot;]&quot;;[.Q16]&amp;&quot; &quot;&amp;[.F16])&amp;&quot;;&quot;" office:value-type="string" office:string-value="uint32 module/1/Tms;" calcext:value-type="string">
            <text:p>uint32 module/1/Tms;</text:p>
          </table:table-cell>
        </table:table-row>
        <table:table-row table:style-name="ro1">
          <table:table-cell table:number-columns-repeated="2" table:style-name="ce15" office:value-type="float" office:value="27" calcext:value-type="float">
            <text:p>27</text:p>
          </table:table-cell>
          <table:table-cell table:style-name="ce15" office:value-type="float" office:value="1" calcext:value-type="float">
            <text:p>1</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module/1/Tmp</text:p>
          </table:table-cell>
          <table:table-cell table:style-name="ce16" office:value-type="string" calcext:value-type="string">
            <text:p>Temperature</text:p>
          </table:table-cell>
          <table:table-cell table:style-name="ce15" office:value-type="string" calcext:value-type="string">
            <text:p>int16</text:p>
          </table:table-cell>
          <table:table-cell/>
          <table:table-cell table:formula="of:=IF([.H17]=&quot;int16&quot;;&quot;int16_t&quot;;[.H17])" office:value-type="string" office:string-value="int16_t" calcext:value-type="string">
            <text:p>int16_t</text:p>
          </table:table-cell>
          <table:table-cell table:formula="of:=IF([.J17]=&quot;uint16&quot;;&quot;uint16_t&quot;;[.J17])" office:value-type="string" office:string-value="int16_t" calcext:value-type="string">
            <text:p>int16_t</text:p>
          </table:table-cell>
          <table:table-cell table:formula="of:=IF([.K17]=&quot;sunssf&quot;;&quot;int16_t&quot;;[.K17])" office:value-type="string" office:string-value="int16_t" calcext:value-type="string">
            <text:p>int16_t</text:p>
          </table:table-cell>
          <table:table-cell table:formula="of:=IF([.L17]=&quot;enum16&quot;;&quot;uint16_t&quot;;[.L17])" office:value-type="string" office:string-value="int16_t" calcext:value-type="string">
            <text:p>int16_t</text:p>
          </table:table-cell>
          <table:table-cell table:formula="of:=IF([.M17]=&quot;bitfield16&quot;;&quot;uint16_t&quot;;[.M17])" office:value-type="string" office:string-value="int16_t" calcext:value-type="string">
            <text:p>int16_t</text:p>
          </table:table-cell>
          <table:table-cell table:formula="of:=IF([.N17]=&quot;bitfield32&quot;;&quot;uint32_t&quot;;[.N17])" office:value-type="string" office:string-value="int16_t" calcext:value-type="string">
            <text:p>int16_t</text:p>
          </table:table-cell>
          <table:table-cell table:style-name="ce10" table:formula="of:=IF([.O17]=&quot;acc32&quot;;&quot;uint32_t&quot;;[.O17])" office:value-type="string" office:string-value="int16_t" calcext:value-type="string">
            <text:p>int16_t</text:p>
          </table:table-cell>
          <table:table-cell table:style-name="ce10" table:formula="of:=IF([.P17]=&quot;acc64&quot;;&quot;uint64_t&quot;;[.P17])" office:value-type="string" office:string-value="int16_t" calcext:value-type="string">
            <text:p>int16_t</text:p>
          </table:table-cell>
          <table:table-cell/>
          <table:table-cell table:style-name="ce11" table:formula="of:=IF([.H17]=&quot;string&quot;;&quot;char &quot;&amp;[.F17]&amp;&quot;[&quot;&amp;[.C17]*2&amp;&quot;]&quot;;[.Q17]&amp;&quot; &quot;&amp;[.F17])&amp;&quot;;&quot;" office:value-type="string" office:string-value="int16_t module/1/Tmp;" calcext:value-type="string">
            <text:p>int16_t module/1/Tmp;</text:p>
          </table:table-cell>
        </table:table-row>
        <table:table-row table:style-name="ro1">
          <table:table-cell table:number-columns-repeated="2" table:style-name="ce15" office:value-type="float" office:value="28" calcext:value-type="float">
            <text:p>28</text:p>
          </table:table-cell>
          <table:table-cell table:style-name="ce15" office:value-type="float" office:value="1" calcext:value-type="float">
            <text:p>1</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module/1/DCSt</text:p>
          </table:table-cell>
          <table:table-cell table:style-name="ce16" office:value-type="string" calcext:value-type="string">
            <text:p>Operating State</text:p>
          </table:table-cell>
          <table:table-cell table:style-name="ce15" office:value-type="string" calcext:value-type="string">
            <text:p>enum16</text:p>
          </table:table-cell>
          <table:table-cell/>
          <table:table-cell table:formula="of:=IF([.H18]=&quot;int16&quot;;&quot;int16_t&quot;;[.H18])" office:value-type="string" office:string-value="enum16" calcext:value-type="string">
            <text:p>enum16</text:p>
          </table:table-cell>
          <table:table-cell table:formula="of:=IF([.J18]=&quot;uint16&quot;;&quot;uint16_t&quot;;[.J18])" office:value-type="string" office:string-value="enum16" calcext:value-type="string">
            <text:p>enum16</text:p>
          </table:table-cell>
          <table:table-cell table:formula="of:=IF([.K18]=&quot;sunssf&quot;;&quot;int16_t&quot;;[.K18])" office:value-type="string" office:string-value="enum16" calcext:value-type="string">
            <text:p>enum16</text:p>
          </table:table-cell>
          <table:table-cell table:formula="of:=IF([.L18]=&quot;enum16&quot;;&quot;uint16_t&quot;;[.L18])" office:value-type="string" office:string-value="uint16_t" calcext:value-type="string">
            <text:p>uint16_t</text:p>
          </table:table-cell>
          <table:table-cell table:formula="of:=IF([.M18]=&quot;bitfield16&quot;;&quot;uint16_t&quot;;[.M18])" office:value-type="string" office:string-value="uint16_t" calcext:value-type="string">
            <text:p>uint16_t</text:p>
          </table:table-cell>
          <table:table-cell table:formula="of:=IF([.N18]=&quot;bitfield32&quot;;&quot;uint32_t&quot;;[.N18])" office:value-type="string" office:string-value="uint16_t" calcext:value-type="string">
            <text:p>uint16_t</text:p>
          </table:table-cell>
          <table:table-cell table:style-name="ce10" table:formula="of:=IF([.O18]=&quot;acc32&quot;;&quot;uint32_t&quot;;[.O18])" office:value-type="string" office:string-value="uint16_t" calcext:value-type="string">
            <text:p>uint16_t</text:p>
          </table:table-cell>
          <table:table-cell table:style-name="ce10" table:formula="of:=IF([.P18]=&quot;acc64&quot;;&quot;uint64_t&quot;;[.P18])" office:value-type="string" office:string-value="uint16_t" calcext:value-type="string">
            <text:p>uint16_t</text:p>
          </table:table-cell>
          <table:table-cell/>
          <table:table-cell table:style-name="ce11" table:formula="of:=IF([.H18]=&quot;string&quot;;&quot;char &quot;&amp;[.F18]&amp;&quot;[&quot;&amp;[.C18]*2&amp;&quot;]&quot;;[.Q18]&amp;&quot; &quot;&amp;[.F18])&amp;&quot;;&quot;" office:value-type="string" office:string-value="uint16_t module/1/DCSt;" calcext:value-type="string">
            <text:p>uint16_t module/1/DCSt;</text:p>
          </table:table-cell>
        </table:table-row>
        <table:table-row table:style-name="ro1">
          <table:table-cell table:style-name="ce15" office:value-type="float" office:value="29" calcext:value-type="float">
            <text:p>29</text:p>
          </table:table-cell>
          <table:table-cell table:style-name="ce15" office:value-type="float" office:value="30" calcext:value-type="float">
            <text:p>30</text:p>
          </table:table-cell>
          <table:table-cell table:style-name="ce15" office:value-type="float" office:value="2" calcext:value-type="float">
            <text:p>2</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module/1/DCEvt</text:p>
          </table:table-cell>
          <table:table-cell table:style-name="ce16" office:value-type="string" calcext:value-type="string">
            <text:p>Module Events</text:p>
          </table:table-cell>
          <table:table-cell table:style-name="ce15" office:value-type="string" calcext:value-type="string">
            <text:p>bitfield32</text:p>
          </table:table-cell>
          <table:table-cell/>
          <table:table-cell table:formula="of:=IF([.H19]=&quot;int16&quot;;&quot;int16_t&quot;;[.H19])" office:value-type="string" office:string-value="bitfield32" calcext:value-type="string">
            <text:p>bitfield32</text:p>
          </table:table-cell>
          <table:table-cell table:formula="of:=IF([.J19]=&quot;uint16&quot;;&quot;uint16_t&quot;;[.J19])" office:value-type="string" office:string-value="bitfield32" calcext:value-type="string">
            <text:p>bitfield32</text:p>
          </table:table-cell>
          <table:table-cell table:formula="of:=IF([.K19]=&quot;sunssf&quot;;&quot;int16_t&quot;;[.K19])" office:value-type="string" office:string-value="bitfield32" calcext:value-type="string">
            <text:p>bitfield32</text:p>
          </table:table-cell>
          <table:table-cell table:formula="of:=IF([.L19]=&quot;enum16&quot;;&quot;uint16_t&quot;;[.L19])" office:value-type="string" office:string-value="bitfield32" calcext:value-type="string">
            <text:p>bitfield32</text:p>
          </table:table-cell>
          <table:table-cell table:formula="of:=IF([.M19]=&quot;bitfield16&quot;;&quot;uint16_t&quot;;[.M19])" office:value-type="string" office:string-value="bitfield32" calcext:value-type="string">
            <text:p>bitfield32</text:p>
          </table:table-cell>
          <table:table-cell table:formula="of:=IF([.N19]=&quot;bitfield32&quot;;&quot;uint32_t&quot;;[.N19])" office:value-type="string" office:string-value="uint32_t" calcext:value-type="string">
            <text:p>uint32_t</text:p>
          </table:table-cell>
          <table:table-cell table:style-name="ce10" table:formula="of:=IF([.O19]=&quot;acc32&quot;;&quot;uint32_t&quot;;[.O19])" office:value-type="string" office:string-value="uint32_t" calcext:value-type="string">
            <text:p>uint32_t</text:p>
          </table:table-cell>
          <table:table-cell table:style-name="ce10" table:formula="of:=IF([.P19]=&quot;acc64&quot;;&quot;uint64_t&quot;;[.P19])" office:value-type="string" office:string-value="uint32_t" calcext:value-type="string">
            <text:p>uint32_t</text:p>
          </table:table-cell>
          <table:table-cell/>
          <table:table-cell table:style-name="ce11" table:formula="of:=IF([.H19]=&quot;string&quot;;&quot;char &quot;&amp;[.F19]&amp;&quot;[&quot;&amp;[.C19]*2&amp;&quot;]&quot;;[.Q19]&amp;&quot; &quot;&amp;[.F19])&amp;&quot;;&quot;" office:value-type="string" office:string-value="uint32_t module/1/DCEvt;" calcext:value-type="string">
            <text:p>uint32_t module/1/DCEvt;</text:p>
          </table:table-cell>
        </table:table-row>
        <table:table-row table:style-name="ro1">
          <table:table-cell table:number-columns-repeated="2" table:style-name="ce1" office:value-type="float" office:value="31" calcext:value-type="float">
            <text:p>31</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module/2/ID</text:p>
          </table:table-cell>
          <table:table-cell table:style-name="ce3" office:value-type="string" calcext:value-type="string">
            <text:p>Input ID</text:p>
          </table:table-cell>
          <table:table-cell table:style-name="ce1" office:value-type="string" calcext:value-type="string">
            <text:p>uint16</text:p>
          </table:table-cell>
          <table:table-cell/>
          <table:table-cell table:formula="of:=IF([.H20]=&quot;int16&quot;;&quot;int16_t&quot;;[.H20])" office:value-type="string" office:string-value="uint16" calcext:value-type="string">
            <text:p>uint16</text:p>
          </table:table-cell>
          <table:table-cell table:formula="of:=IF([.J20]=&quot;uint16&quot;;&quot;uint16_t&quot;;[.J20])" office:value-type="string" office:string-value="uint16_t" calcext:value-type="string">
            <text:p>uint16_t</text:p>
          </table:table-cell>
          <table:table-cell table:formula="of:=IF([.K20]=&quot;sunssf&quot;;&quot;int16_t&quot;;[.K20])" office:value-type="string" office:string-value="uint16_t" calcext:value-type="string">
            <text:p>uint16_t</text:p>
          </table:table-cell>
          <table:table-cell table:formula="of:=IF([.L20]=&quot;enum16&quot;;&quot;uint16_t&quot;;[.L20])" office:value-type="string" office:string-value="uint16_t" calcext:value-type="string">
            <text:p>uint16_t</text:p>
          </table:table-cell>
          <table:table-cell table:formula="of:=IF([.M20]=&quot;bitfield16&quot;;&quot;uint16_t&quot;;[.M20])" office:value-type="string" office:string-value="uint16_t" calcext:value-type="string">
            <text:p>uint16_t</text:p>
          </table:table-cell>
          <table:table-cell table:formula="of:=IF([.N20]=&quot;bitfield32&quot;;&quot;uint32_t&quot;;[.N20])" office:value-type="string" office:string-value="uint16_t" calcext:value-type="string">
            <text:p>uint16_t</text:p>
          </table:table-cell>
          <table:table-cell table:style-name="ce10" table:formula="of:=IF([.O20]=&quot;acc32&quot;;&quot;uint32_t&quot;;[.O20])" office:value-type="string" office:string-value="uint16_t" calcext:value-type="string">
            <text:p>uint16_t</text:p>
          </table:table-cell>
          <table:table-cell table:style-name="ce10" table:formula="of:=IF([.P20]=&quot;acc64&quot;;&quot;uint64_t&quot;;[.P20])" office:value-type="string" office:string-value="uint16_t" calcext:value-type="string">
            <text:p>uint16_t</text:p>
          </table:table-cell>
          <table:table-cell/>
          <table:table-cell table:style-name="ce11" table:formula="of:=IF([.H20]=&quot;string&quot;;&quot;char &quot;&amp;[.F20]&amp;&quot;[&quot;&amp;[.C20]*2&amp;&quot;]&quot;;[.Q20]&amp;&quot; &quot;&amp;[.F20])&amp;&quot;;&quot;" office:value-type="string" office:string-value="uint16_t module/2/ID;" calcext:value-type="string">
            <text:p>uint16_t module/2/ID;</text:p>
          </table:table-cell>
        </table:table-row>
        <table:table-row table:style-name="ro1">
          <table:table-cell table:style-name="ce1" office:value-type="float" office:value="32" calcext:value-type="float">
            <text:p>32</text:p>
          </table:table-cell>
          <table:table-cell table:style-name="ce1" office:value-type="float" office:value="39" calcext:value-type="float">
            <text:p>39</text:p>
          </table:table-cell>
          <table:table-cell table:style-name="ce1" office:value-type="float" office:value="8" calcext:value-type="float">
            <text:p>8</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module/2/IDStr</text:p>
          </table:table-cell>
          <table:table-cell table:style-name="ce3" office:value-type="string" calcext:value-type="string">
            <text:p>Input ID Sting</text:p>
          </table:table-cell>
          <table:table-cell table:style-name="ce1" office:value-type="string" calcext:value-type="string">
            <text:p>string</text:p>
          </table:table-cell>
          <table:table-cell/>
          <table:table-cell table:formula="of:=IF([.H21]=&quot;int16&quot;;&quot;int16_t&quot;;[.H21])" office:value-type="string" office:string-value="string" calcext:value-type="string">
            <text:p>string</text:p>
          </table:table-cell>
          <table:table-cell table:formula="of:=IF([.J21]=&quot;uint16&quot;;&quot;uint16_t&quot;;[.J21])" office:value-type="string" office:string-value="string" calcext:value-type="string">
            <text:p>string</text:p>
          </table:table-cell>
          <table:table-cell table:formula="of:=IF([.K21]=&quot;sunssf&quot;;&quot;int16_t&quot;;[.K21])" office:value-type="string" office:string-value="string" calcext:value-type="string">
            <text:p>string</text:p>
          </table:table-cell>
          <table:table-cell table:formula="of:=IF([.L21]=&quot;enum16&quot;;&quot;uint16_t&quot;;[.L21])" office:value-type="string" office:string-value="string" calcext:value-type="string">
            <text:p>string</text:p>
          </table:table-cell>
          <table:table-cell table:formula="of:=IF([.M21]=&quot;bitfield16&quot;;&quot;uint16_t&quot;;[.M21])" office:value-type="string" office:string-value="string" calcext:value-type="string">
            <text:p>string</text:p>
          </table:table-cell>
          <table:table-cell table:formula="of:=IF([.N21]=&quot;bitfield32&quot;;&quot;uint32_t&quot;;[.N21])" office:value-type="string" office:string-value="string" calcext:value-type="string">
            <text:p>string</text:p>
          </table:table-cell>
          <table:table-cell table:style-name="ce10" table:formula="of:=IF([.O21]=&quot;acc32&quot;;&quot;uint32_t&quot;;[.O21])" office:value-type="string" office:string-value="string" calcext:value-type="string">
            <text:p>string</text:p>
          </table:table-cell>
          <table:table-cell table:style-name="ce10" table:formula="of:=IF([.P21]=&quot;acc64&quot;;&quot;uint64_t&quot;;[.P21])" office:value-type="string" office:string-value="string" calcext:value-type="string">
            <text:p>string</text:p>
          </table:table-cell>
          <table:table-cell/>
          <table:table-cell table:style-name="ce11" table:formula="of:=IF([.H21]=&quot;string&quot;;&quot;char &quot;&amp;[.F21]&amp;&quot;[&quot;&amp;[.C21]*2&amp;&quot;]&quot;;[.Q21]&amp;&quot; &quot;&amp;[.F21])&amp;&quot;;&quot;" office:value-type="string" office:string-value="char module/2/IDStr[16];" calcext:value-type="string">
            <text:p>char module/2/IDStr[16];</text:p>
          </table:table-cell>
        </table:table-row>
        <table:table-row table:style-name="ro1">
          <table:table-cell table:number-columns-repeated="2" table:style-name="ce1" office:value-type="float" office:value="40" calcext:value-type="float">
            <text:p>40</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module/2/DCA</text:p>
          </table:table-cell>
          <table:table-cell table:style-name="ce3" office:value-type="string" calcext:value-type="string">
            <text:p>DC Current</text:p>
          </table:table-cell>
          <table:table-cell table:style-name="ce1" office:value-type="string" calcext:value-type="string">
            <text:p>uint16</text:p>
          </table:table-cell>
          <table:table-cell/>
          <table:table-cell table:formula="of:=IF([.H22]=&quot;int16&quot;;&quot;int16_t&quot;;[.H22])" office:value-type="string" office:string-value="uint16" calcext:value-type="string">
            <text:p>uint16</text:p>
          </table:table-cell>
          <table:table-cell table:formula="of:=IF([.J22]=&quot;uint16&quot;;&quot;uint16_t&quot;;[.J22])" office:value-type="string" office:string-value="uint16_t" calcext:value-type="string">
            <text:p>uint16_t</text:p>
          </table:table-cell>
          <table:table-cell table:formula="of:=IF([.K22]=&quot;sunssf&quot;;&quot;int16_t&quot;;[.K22])" office:value-type="string" office:string-value="uint16_t" calcext:value-type="string">
            <text:p>uint16_t</text:p>
          </table:table-cell>
          <table:table-cell table:formula="of:=IF([.L22]=&quot;enum16&quot;;&quot;uint16_t&quot;;[.L22])" office:value-type="string" office:string-value="uint16_t" calcext:value-type="string">
            <text:p>uint16_t</text:p>
          </table:table-cell>
          <table:table-cell table:formula="of:=IF([.M22]=&quot;bitfield16&quot;;&quot;uint16_t&quot;;[.M22])" office:value-type="string" office:string-value="uint16_t" calcext:value-type="string">
            <text:p>uint16_t</text:p>
          </table:table-cell>
          <table:table-cell table:formula="of:=IF([.N22]=&quot;bitfield32&quot;;&quot;uint32_t&quot;;[.N22])" office:value-type="string" office:string-value="uint16_t" calcext:value-type="string">
            <text:p>uint16_t</text:p>
          </table:table-cell>
          <table:table-cell table:style-name="ce10" table:formula="of:=IF([.O22]=&quot;acc32&quot;;&quot;uint32_t&quot;;[.O22])" office:value-type="string" office:string-value="uint16_t" calcext:value-type="string">
            <text:p>uint16_t</text:p>
          </table:table-cell>
          <table:table-cell table:style-name="ce10" table:formula="of:=IF([.P22]=&quot;acc64&quot;;&quot;uint64_t&quot;;[.P22])" office:value-type="string" office:string-value="uint16_t" calcext:value-type="string">
            <text:p>uint16_t</text:p>
          </table:table-cell>
          <table:table-cell/>
          <table:table-cell table:style-name="ce11" table:formula="of:=IF([.H22]=&quot;string&quot;;&quot;char &quot;&amp;[.F22]&amp;&quot;[&quot;&amp;[.C22]*2&amp;&quot;]&quot;;[.Q22]&amp;&quot; &quot;&amp;[.F22])&amp;&quot;;&quot;" office:value-type="string" office:string-value="uint16_t module/2/DCA;" calcext:value-type="string">
            <text:p>uint16_t module/2/DCA;</text:p>
          </table:table-cell>
        </table:table-row>
        <table:table-row table:style-name="ro1">
          <table:table-cell table:number-columns-repeated="2" table:style-name="ce1" office:value-type="float" office:value="41" calcext:value-type="float">
            <text:p>41</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module/2/DCV</text:p>
          </table:table-cell>
          <table:table-cell table:style-name="ce3" office:value-type="string" calcext:value-type="string">
            <text:p>DC Voltage</text:p>
          </table:table-cell>
          <table:table-cell table:style-name="ce1" office:value-type="string" calcext:value-type="string">
            <text:p>uint16</text:p>
          </table:table-cell>
          <table:table-cell/>
          <table:table-cell table:formula="of:=IF([.H23]=&quot;int16&quot;;&quot;int16_t&quot;;[.H23])" office:value-type="string" office:string-value="uint16" calcext:value-type="string">
            <text:p>uint16</text:p>
          </table:table-cell>
          <table:table-cell table:formula="of:=IF([.J23]=&quot;uint16&quot;;&quot;uint16_t&quot;;[.J23])" office:value-type="string" office:string-value="uint16_t" calcext:value-type="string">
            <text:p>uint16_t</text:p>
          </table:table-cell>
          <table:table-cell table:formula="of:=IF([.K23]=&quot;sunssf&quot;;&quot;int16_t&quot;;[.K23])" office:value-type="string" office:string-value="uint16_t" calcext:value-type="string">
            <text:p>uint16_t</text:p>
          </table:table-cell>
          <table:table-cell table:formula="of:=IF([.L23]=&quot;enum16&quot;;&quot;uint16_t&quot;;[.L23])" office:value-type="string" office:string-value="uint16_t" calcext:value-type="string">
            <text:p>uint16_t</text:p>
          </table:table-cell>
          <table:table-cell table:formula="of:=IF([.M23]=&quot;bitfield16&quot;;&quot;uint16_t&quot;;[.M23])" office:value-type="string" office:string-value="uint16_t" calcext:value-type="string">
            <text:p>uint16_t</text:p>
          </table:table-cell>
          <table:table-cell table:formula="of:=IF([.N23]=&quot;bitfield32&quot;;&quot;uint32_t&quot;;[.N23])" office:value-type="string" office:string-value="uint16_t" calcext:value-type="string">
            <text:p>uint16_t</text:p>
          </table:table-cell>
          <table:table-cell table:style-name="ce10" table:formula="of:=IF([.O23]=&quot;acc32&quot;;&quot;uint32_t&quot;;[.O23])" office:value-type="string" office:string-value="uint16_t" calcext:value-type="string">
            <text:p>uint16_t</text:p>
          </table:table-cell>
          <table:table-cell table:style-name="ce10" table:formula="of:=IF([.P23]=&quot;acc64&quot;;&quot;uint64_t&quot;;[.P23])" office:value-type="string" office:string-value="uint16_t" calcext:value-type="string">
            <text:p>uint16_t</text:p>
          </table:table-cell>
          <table:table-cell/>
          <table:table-cell table:style-name="ce11" table:formula="of:=IF([.H23]=&quot;string&quot;;&quot;char &quot;&amp;[.F23]&amp;&quot;[&quot;&amp;[.C23]*2&amp;&quot;]&quot;;[.Q23]&amp;&quot; &quot;&amp;[.F23])&amp;&quot;;&quot;" office:value-type="string" office:string-value="uint16_t module/2/DCV;" calcext:value-type="string">
            <text:p>uint16_t module/2/DCV;</text:p>
          </table:table-cell>
        </table:table-row>
        <table:table-row table:style-name="ro1">
          <table:table-cell table:number-columns-repeated="2" table:style-name="ce1" office:value-type="float" office:value="42" calcext:value-type="float">
            <text:p>42</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module/2/DCW</text:p>
          </table:table-cell>
          <table:table-cell table:style-name="ce3" office:value-type="string" calcext:value-type="string">
            <text:p>DC Power</text:p>
          </table:table-cell>
          <table:table-cell table:style-name="ce1" office:value-type="string" calcext:value-type="string">
            <text:p>uint16</text:p>
          </table:table-cell>
          <table:table-cell/>
          <table:table-cell table:formula="of:=IF([.H24]=&quot;int16&quot;;&quot;int16_t&quot;;[.H24])" office:value-type="string" office:string-value="uint16" calcext:value-type="string">
            <text:p>uint16</text:p>
          </table:table-cell>
          <table:table-cell table:formula="of:=IF([.J24]=&quot;uint16&quot;;&quot;uint16_t&quot;;[.J24])" office:value-type="string" office:string-value="uint16_t" calcext:value-type="string">
            <text:p>uint16_t</text:p>
          </table:table-cell>
          <table:table-cell table:formula="of:=IF([.K24]=&quot;sunssf&quot;;&quot;int16_t&quot;;[.K24])" office:value-type="string" office:string-value="uint16_t" calcext:value-type="string">
            <text:p>uint16_t</text:p>
          </table:table-cell>
          <table:table-cell table:formula="of:=IF([.L24]=&quot;enum16&quot;;&quot;uint16_t&quot;;[.L24])" office:value-type="string" office:string-value="uint16_t" calcext:value-type="string">
            <text:p>uint16_t</text:p>
          </table:table-cell>
          <table:table-cell table:formula="of:=IF([.M24]=&quot;bitfield16&quot;;&quot;uint16_t&quot;;[.M24])" office:value-type="string" office:string-value="uint16_t" calcext:value-type="string">
            <text:p>uint16_t</text:p>
          </table:table-cell>
          <table:table-cell table:formula="of:=IF([.N24]=&quot;bitfield32&quot;;&quot;uint32_t&quot;;[.N24])" office:value-type="string" office:string-value="uint16_t" calcext:value-type="string">
            <text:p>uint16_t</text:p>
          </table:table-cell>
          <table:table-cell table:style-name="ce10" table:formula="of:=IF([.O24]=&quot;acc32&quot;;&quot;uint32_t&quot;;[.O24])" office:value-type="string" office:string-value="uint16_t" calcext:value-type="string">
            <text:p>uint16_t</text:p>
          </table:table-cell>
          <table:table-cell table:style-name="ce10" table:formula="of:=IF([.P24]=&quot;acc64&quot;;&quot;uint64_t&quot;;[.P24])" office:value-type="string" office:string-value="uint16_t" calcext:value-type="string">
            <text:p>uint16_t</text:p>
          </table:table-cell>
          <table:table-cell/>
          <table:table-cell table:style-name="ce11" table:formula="of:=IF([.H24]=&quot;string&quot;;&quot;char &quot;&amp;[.F24]&amp;&quot;[&quot;&amp;[.C24]*2&amp;&quot;]&quot;;[.Q24]&amp;&quot; &quot;&amp;[.F24])&amp;&quot;;&quot;" office:value-type="string" office:string-value="uint16_t module/2/DCW;" calcext:value-type="string">
            <text:p>uint16_t module/2/DCW;</text:p>
          </table:table-cell>
        </table:table-row>
        <table:table-row table:style-name="ro1">
          <table:table-cell table:style-name="ce1" office:value-type="float" office:value="43" calcext:value-type="float">
            <text:p>43</text:p>
          </table:table-cell>
          <table:table-cell table:style-name="ce1" office:value-type="float" office:value="44" calcext:value-type="float">
            <text:p>44</text:p>
          </table:table-cell>
          <table:table-cell table:style-name="ce1" office:value-type="float" office:value="2" calcext:value-type="float">
            <text:p>2</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module/2/DCWH</text:p>
          </table:table-cell>
          <table:table-cell table:style-name="ce3" office:value-type="string" calcext:value-type="string">
            <text:p>Lifetime Energy</text:p>
          </table:table-cell>
          <table:table-cell table:style-name="ce1" office:value-type="string" calcext:value-type="string">
            <text:p>acc32</text:p>
          </table:table-cell>
          <table:table-cell/>
          <table:table-cell table:formula="of:=IF([.H25]=&quot;int16&quot;;&quot;int16_t&quot;;[.H25])" office:value-type="string" office:string-value="acc32" calcext:value-type="string">
            <text:p>acc32</text:p>
          </table:table-cell>
          <table:table-cell table:formula="of:=IF([.J25]=&quot;uint16&quot;;&quot;uint16_t&quot;;[.J25])" office:value-type="string" office:string-value="acc32" calcext:value-type="string">
            <text:p>acc32</text:p>
          </table:table-cell>
          <table:table-cell table:formula="of:=IF([.K25]=&quot;sunssf&quot;;&quot;int16_t&quot;;[.K25])" office:value-type="string" office:string-value="acc32" calcext:value-type="string">
            <text:p>acc32</text:p>
          </table:table-cell>
          <table:table-cell table:formula="of:=IF([.L25]=&quot;enum16&quot;;&quot;uint16_t&quot;;[.L25])" office:value-type="string" office:string-value="acc32" calcext:value-type="string">
            <text:p>acc32</text:p>
          </table:table-cell>
          <table:table-cell table:formula="of:=IF([.M25]=&quot;bitfield16&quot;;&quot;uint16_t&quot;;[.M25])" office:value-type="string" office:string-value="acc32" calcext:value-type="string">
            <text:p>acc32</text:p>
          </table:table-cell>
          <table:table-cell table:formula="of:=IF([.N25]=&quot;bitfield32&quot;;&quot;uint32_t&quot;;[.N25])" office:value-type="string" office:string-value="acc32" calcext:value-type="string">
            <text:p>acc32</text:p>
          </table:table-cell>
          <table:table-cell table:style-name="ce10" table:formula="of:=IF([.O25]=&quot;acc32&quot;;&quot;uint32_t&quot;;[.O25])" office:value-type="string" office:string-value="uint32_t" calcext:value-type="string">
            <text:p>uint32_t</text:p>
          </table:table-cell>
          <table:table-cell table:style-name="ce10" table:formula="of:=IF([.P25]=&quot;acc64&quot;;&quot;uint64_t&quot;;[.P25])" office:value-type="string" office:string-value="uint32_t" calcext:value-type="string">
            <text:p>uint32_t</text:p>
          </table:table-cell>
          <table:table-cell/>
          <table:table-cell table:style-name="ce11" table:formula="of:=IF([.H25]=&quot;string&quot;;&quot;char &quot;&amp;[.F25]&amp;&quot;[&quot;&amp;[.C25]*2&amp;&quot;]&quot;;[.Q25]&amp;&quot; &quot;&amp;[.F25])&amp;&quot;;&quot;" office:value-type="string" office:string-value="uint32_t module/2/DCWH;" calcext:value-type="string">
            <text:p>uint32_t module/2/DCWH;</text:p>
          </table:table-cell>
        </table:table-row>
        <table:table-row table:style-name="ro1">
          <table:table-cell table:style-name="ce1" office:value-type="float" office:value="45" calcext:value-type="float">
            <text:p>45</text:p>
          </table:table-cell>
          <table:table-cell table:style-name="ce1" office:value-type="float" office:value="46" calcext:value-type="float">
            <text:p>46</text:p>
          </table:table-cell>
          <table:table-cell table:style-name="ce1" office:value-type="float" office:value="2" calcext:value-type="float">
            <text:p>2</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module/2/Tms</text:p>
          </table:table-cell>
          <table:table-cell table:style-name="ce3" office:value-type="string" calcext:value-type="string">
            <text:p>Timestamp</text:p>
          </table:table-cell>
          <table:table-cell table:style-name="ce1" office:value-type="string" calcext:value-type="string">
            <text:p>uint32</text:p>
          </table:table-cell>
          <table:table-cell/>
          <table:table-cell table:formula="of:=IF([.H26]=&quot;int16&quot;;&quot;int16_t&quot;;[.H26])" office:value-type="string" office:string-value="uint32" calcext:value-type="string">
            <text:p>uint32</text:p>
          </table:table-cell>
          <table:table-cell table:formula="of:=IF([.J26]=&quot;uint16&quot;;&quot;uint16_t&quot;;[.J26])" office:value-type="string" office:string-value="uint32" calcext:value-type="string">
            <text:p>uint32</text:p>
          </table:table-cell>
          <table:table-cell table:formula="of:=IF([.K26]=&quot;sunssf&quot;;&quot;int16_t&quot;;[.K26])" office:value-type="string" office:string-value="uint32" calcext:value-type="string">
            <text:p>uint32</text:p>
          </table:table-cell>
          <table:table-cell table:formula="of:=IF([.L26]=&quot;enum16&quot;;&quot;uint16_t&quot;;[.L26])" office:value-type="string" office:string-value="uint32" calcext:value-type="string">
            <text:p>uint32</text:p>
          </table:table-cell>
          <table:table-cell table:formula="of:=IF([.M26]=&quot;bitfield16&quot;;&quot;uint16_t&quot;;[.M26])" office:value-type="string" office:string-value="uint32" calcext:value-type="string">
            <text:p>uint32</text:p>
          </table:table-cell>
          <table:table-cell table:formula="of:=IF([.N26]=&quot;bitfield32&quot;;&quot;uint32_t&quot;;[.N26])" office:value-type="string" office:string-value="uint32" calcext:value-type="string">
            <text:p>uint32</text:p>
          </table:table-cell>
          <table:table-cell table:style-name="ce10" table:formula="of:=IF([.O26]=&quot;acc32&quot;;&quot;uint32_t&quot;;[.O26])" office:value-type="string" office:string-value="uint32" calcext:value-type="string">
            <text:p>uint32</text:p>
          </table:table-cell>
          <table:table-cell table:style-name="ce10" table:formula="of:=IF([.P26]=&quot;acc64&quot;;&quot;uint64_t&quot;;[.P26])" office:value-type="string" office:string-value="uint32" calcext:value-type="string">
            <text:p>uint32</text:p>
          </table:table-cell>
          <table:table-cell/>
          <table:table-cell table:style-name="ce11" table:formula="of:=IF([.H26]=&quot;string&quot;;&quot;char &quot;&amp;[.F26]&amp;&quot;[&quot;&amp;[.C26]*2&amp;&quot;]&quot;;[.Q26]&amp;&quot; &quot;&amp;[.F26])&amp;&quot;;&quot;" office:value-type="string" office:string-value="uint32 module/2/Tms;" calcext:value-type="string">
            <text:p>uint32 module/2/Tms;</text:p>
          </table:table-cell>
        </table:table-row>
        <table:table-row table:style-name="ro1">
          <table:table-cell table:number-columns-repeated="2" table:style-name="ce15" office:value-type="float" office:value="47" calcext:value-type="float">
            <text:p>47</text:p>
          </table:table-cell>
          <table:table-cell table:style-name="ce15" office:value-type="float" office:value="1" calcext:value-type="float">
            <text:p>1</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module/2/Tmp</text:p>
          </table:table-cell>
          <table:table-cell table:style-name="ce16" office:value-type="string" calcext:value-type="string">
            <text:p>Temperature</text:p>
          </table:table-cell>
          <table:table-cell table:style-name="ce15" office:value-type="string" calcext:value-type="string">
            <text:p>int16</text:p>
          </table:table-cell>
          <table:table-cell/>
          <table:table-cell table:formula="of:=IF([.H27]=&quot;int16&quot;;&quot;int16_t&quot;;[.H27])" office:value-type="string" office:string-value="int16_t" calcext:value-type="string">
            <text:p>int16_t</text:p>
          </table:table-cell>
          <table:table-cell table:formula="of:=IF([.J27]=&quot;uint16&quot;;&quot;uint16_t&quot;;[.J27])" office:value-type="string" office:string-value="int16_t" calcext:value-type="string">
            <text:p>int16_t</text:p>
          </table:table-cell>
          <table:table-cell table:formula="of:=IF([.K27]=&quot;sunssf&quot;;&quot;int16_t&quot;;[.K27])" office:value-type="string" office:string-value="int16_t" calcext:value-type="string">
            <text:p>int16_t</text:p>
          </table:table-cell>
          <table:table-cell table:formula="of:=IF([.L27]=&quot;enum16&quot;;&quot;uint16_t&quot;;[.L27])" office:value-type="string" office:string-value="int16_t" calcext:value-type="string">
            <text:p>int16_t</text:p>
          </table:table-cell>
          <table:table-cell table:formula="of:=IF([.M27]=&quot;bitfield16&quot;;&quot;uint16_t&quot;;[.M27])" office:value-type="string" office:string-value="int16_t" calcext:value-type="string">
            <text:p>int16_t</text:p>
          </table:table-cell>
          <table:table-cell table:formula="of:=IF([.N27]=&quot;bitfield32&quot;;&quot;uint32_t&quot;;[.N27])" office:value-type="string" office:string-value="int16_t" calcext:value-type="string">
            <text:p>int16_t</text:p>
          </table:table-cell>
          <table:table-cell table:style-name="ce10" table:formula="of:=IF([.O27]=&quot;acc32&quot;;&quot;uint32_t&quot;;[.O27])" office:value-type="string" office:string-value="int16_t" calcext:value-type="string">
            <text:p>int16_t</text:p>
          </table:table-cell>
          <table:table-cell table:style-name="ce10" table:formula="of:=IF([.P27]=&quot;acc64&quot;;&quot;uint64_t&quot;;[.P27])" office:value-type="string" office:string-value="int16_t" calcext:value-type="string">
            <text:p>int16_t</text:p>
          </table:table-cell>
          <table:table-cell/>
          <table:table-cell table:style-name="ce11" table:formula="of:=IF([.H27]=&quot;string&quot;;&quot;char &quot;&amp;[.F27]&amp;&quot;[&quot;&amp;[.C27]*2&amp;&quot;]&quot;;[.Q27]&amp;&quot; &quot;&amp;[.F27])&amp;&quot;;&quot;" office:value-type="string" office:string-value="int16_t module/2/Tmp;" calcext:value-type="string">
            <text:p>int16_t module/2/Tmp;</text:p>
          </table:table-cell>
        </table:table-row>
        <table:table-row table:style-name="ro1">
          <table:table-cell table:number-columns-repeated="2" table:style-name="ce15" office:value-type="float" office:value="48" calcext:value-type="float">
            <text:p>48</text:p>
          </table:table-cell>
          <table:table-cell table:style-name="ce15" office:value-type="float" office:value="1" calcext:value-type="float">
            <text:p>1</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module/2/DCSt</text:p>
          </table:table-cell>
          <table:table-cell table:style-name="ce16" office:value-type="string" calcext:value-type="string">
            <text:p>Operating State</text:p>
          </table:table-cell>
          <table:table-cell table:style-name="ce15" office:value-type="string" calcext:value-type="string">
            <text:p>enum16</text:p>
          </table:table-cell>
          <table:table-cell/>
          <table:table-cell table:formula="of:=IF([.H28]=&quot;int16&quot;;&quot;int16_t&quot;;[.H28])" office:value-type="string" office:string-value="enum16" calcext:value-type="string">
            <text:p>enum16</text:p>
          </table:table-cell>
          <table:table-cell table:formula="of:=IF([.J28]=&quot;uint16&quot;;&quot;uint16_t&quot;;[.J28])" office:value-type="string" office:string-value="enum16" calcext:value-type="string">
            <text:p>enum16</text:p>
          </table:table-cell>
          <table:table-cell table:formula="of:=IF([.K28]=&quot;sunssf&quot;;&quot;int16_t&quot;;[.K28])" office:value-type="string" office:string-value="enum16" calcext:value-type="string">
            <text:p>enum16</text:p>
          </table:table-cell>
          <table:table-cell table:formula="of:=IF([.L28]=&quot;enum16&quot;;&quot;uint16_t&quot;;[.L28])" office:value-type="string" office:string-value="uint16_t" calcext:value-type="string">
            <text:p>uint16_t</text:p>
          </table:table-cell>
          <table:table-cell table:formula="of:=IF([.M28]=&quot;bitfield16&quot;;&quot;uint16_t&quot;;[.M28])" office:value-type="string" office:string-value="uint16_t" calcext:value-type="string">
            <text:p>uint16_t</text:p>
          </table:table-cell>
          <table:table-cell table:formula="of:=IF([.N28]=&quot;bitfield32&quot;;&quot;uint32_t&quot;;[.N28])" office:value-type="string" office:string-value="uint16_t" calcext:value-type="string">
            <text:p>uint16_t</text:p>
          </table:table-cell>
          <table:table-cell table:style-name="ce10" table:formula="of:=IF([.O28]=&quot;acc32&quot;;&quot;uint32_t&quot;;[.O28])" office:value-type="string" office:string-value="uint16_t" calcext:value-type="string">
            <text:p>uint16_t</text:p>
          </table:table-cell>
          <table:table-cell table:style-name="ce10" table:formula="of:=IF([.P28]=&quot;acc64&quot;;&quot;uint64_t&quot;;[.P28])" office:value-type="string" office:string-value="uint16_t" calcext:value-type="string">
            <text:p>uint16_t</text:p>
          </table:table-cell>
          <table:table-cell/>
          <table:table-cell table:style-name="ce11" table:formula="of:=IF([.H28]=&quot;string&quot;;&quot;char &quot;&amp;[.F28]&amp;&quot;[&quot;&amp;[.C28]*2&amp;&quot;]&quot;;[.Q28]&amp;&quot; &quot;&amp;[.F28])&amp;&quot;;&quot;" office:value-type="string" office:string-value="uint16_t module/2/DCSt;" calcext:value-type="string">
            <text:p>uint16_t module/2/DCSt;</text:p>
          </table:table-cell>
        </table:table-row>
        <table:table-row table:style-name="ro1">
          <table:table-cell table:style-name="ce15" office:value-type="float" office:value="49" calcext:value-type="float">
            <text:p>49</text:p>
          </table:table-cell>
          <table:table-cell table:style-name="ce15" office:value-type="float" office:value="50" calcext:value-type="float">
            <text:p>50</text:p>
          </table:table-cell>
          <table:table-cell table:style-name="ce15" office:value-type="float" office:value="2" calcext:value-type="float">
            <text:p>2</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module/2/DCEvt</text:p>
          </table:table-cell>
          <table:table-cell table:style-name="ce16" office:value-type="string" calcext:value-type="string">
            <text:p>Module Events</text:p>
          </table:table-cell>
          <table:table-cell table:style-name="ce15" office:value-type="string" calcext:value-type="string">
            <text:p>bitfield32</text:p>
          </table:table-cell>
          <table:table-cell/>
          <table:table-cell table:formula="of:=IF([.H29]=&quot;int16&quot;;&quot;int16_t&quot;;[.H29])" office:value-type="string" office:string-value="bitfield32" calcext:value-type="string">
            <text:p>bitfield32</text:p>
          </table:table-cell>
          <table:table-cell table:formula="of:=IF([.J29]=&quot;uint16&quot;;&quot;uint16_t&quot;;[.J29])" office:value-type="string" office:string-value="bitfield32" calcext:value-type="string">
            <text:p>bitfield32</text:p>
          </table:table-cell>
          <table:table-cell table:formula="of:=IF([.K29]=&quot;sunssf&quot;;&quot;int16_t&quot;;[.K29])" office:value-type="string" office:string-value="bitfield32" calcext:value-type="string">
            <text:p>bitfield32</text:p>
          </table:table-cell>
          <table:table-cell table:formula="of:=IF([.L29]=&quot;enum16&quot;;&quot;uint16_t&quot;;[.L29])" office:value-type="string" office:string-value="bitfield32" calcext:value-type="string">
            <text:p>bitfield32</text:p>
          </table:table-cell>
          <table:table-cell table:formula="of:=IF([.M29]=&quot;bitfield16&quot;;&quot;uint16_t&quot;;[.M29])" office:value-type="string" office:string-value="bitfield32" calcext:value-type="string">
            <text:p>bitfield32</text:p>
          </table:table-cell>
          <table:table-cell table:formula="of:=IF([.N29]=&quot;bitfield32&quot;;&quot;uint32_t&quot;;[.N29])" office:value-type="string" office:string-value="uint32_t" calcext:value-type="string">
            <text:p>uint32_t</text:p>
          </table:table-cell>
          <table:table-cell table:style-name="ce10" table:formula="of:=IF([.O29]=&quot;acc32&quot;;&quot;uint32_t&quot;;[.O29])" office:value-type="string" office:string-value="uint32_t" calcext:value-type="string">
            <text:p>uint32_t</text:p>
          </table:table-cell>
          <table:table-cell table:style-name="ce10" table:formula="of:=IF([.P29]=&quot;acc64&quot;;&quot;uint64_t&quot;;[.P29])" office:value-type="string" office:string-value="uint32_t" calcext:value-type="string">
            <text:p>uint32_t</text:p>
          </table:table-cell>
          <table:table-cell/>
          <table:table-cell table:style-name="ce11" table:formula="of:=IF([.H29]=&quot;string&quot;;&quot;char &quot;&amp;[.F29]&amp;&quot;[&quot;&amp;[.C29]*2&amp;&quot;]&quot;;[.Q29]&amp;&quot; &quot;&amp;[.F29])&amp;&quot;;&quot;" office:value-type="string" office:string-value="uint32_t module/2/DCEvt;" calcext:value-type="string">
            <text:p>uint32_t module/2/DCEvt;</text:p>
          </table:table-cell>
        </table:table-row>
        <table:table-row table:style-name="ro1">
          <table:table-cell table:number-columns-repeated="2" table:style-name="ce1" office:value-type="float" office:value="51" calcext:value-type="float">
            <text:p>51</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module/3/ID</text:p>
          </table:table-cell>
          <table:table-cell table:style-name="ce3" office:value-type="string" calcext:value-type="string">
            <text:p>Input ID</text:p>
          </table:table-cell>
          <table:table-cell table:style-name="ce1" office:value-type="string" calcext:value-type="string">
            <text:p>uint16</text:p>
          </table:table-cell>
          <table:table-cell/>
          <table:table-cell table:formula="of:=IF([.H30]=&quot;int16&quot;;&quot;int16_t&quot;;[.H30])" office:value-type="string" office:string-value="uint16" calcext:value-type="string">
            <text:p>uint16</text:p>
          </table:table-cell>
          <table:table-cell table:formula="of:=IF([.J30]=&quot;uint16&quot;;&quot;uint16_t&quot;;[.J30])" office:value-type="string" office:string-value="uint16_t" calcext:value-type="string">
            <text:p>uint16_t</text:p>
          </table:table-cell>
          <table:table-cell table:formula="of:=IF([.K30]=&quot;sunssf&quot;;&quot;int16_t&quot;;[.K30])" office:value-type="string" office:string-value="uint16_t" calcext:value-type="string">
            <text:p>uint16_t</text:p>
          </table:table-cell>
          <table:table-cell table:formula="of:=IF([.L30]=&quot;enum16&quot;;&quot;uint16_t&quot;;[.L30])" office:value-type="string" office:string-value="uint16_t" calcext:value-type="string">
            <text:p>uint16_t</text:p>
          </table:table-cell>
          <table:table-cell table:formula="of:=IF([.M30]=&quot;bitfield16&quot;;&quot;uint16_t&quot;;[.M30])" office:value-type="string" office:string-value="uint16_t" calcext:value-type="string">
            <text:p>uint16_t</text:p>
          </table:table-cell>
          <table:table-cell table:formula="of:=IF([.N30]=&quot;bitfield32&quot;;&quot;uint32_t&quot;;[.N30])" office:value-type="string" office:string-value="uint16_t" calcext:value-type="string">
            <text:p>uint16_t</text:p>
          </table:table-cell>
          <table:table-cell table:style-name="ce10" table:formula="of:=IF([.O30]=&quot;acc32&quot;;&quot;uint32_t&quot;;[.O30])" office:value-type="string" office:string-value="uint16_t" calcext:value-type="string">
            <text:p>uint16_t</text:p>
          </table:table-cell>
          <table:table-cell table:style-name="ce10" table:formula="of:=IF([.P30]=&quot;acc64&quot;;&quot;uint64_t&quot;;[.P30])" office:value-type="string" office:string-value="uint16_t" calcext:value-type="string">
            <text:p>uint16_t</text:p>
          </table:table-cell>
          <table:table-cell/>
          <table:table-cell table:style-name="ce11" table:formula="of:=IF([.H30]=&quot;string&quot;;&quot;char &quot;&amp;[.F30]&amp;&quot;[&quot;&amp;[.C30]*2&amp;&quot;]&quot;;[.Q30]&amp;&quot; &quot;&amp;[.F30])&amp;&quot;;&quot;" office:value-type="string" office:string-value="uint16_t module/3/ID;" calcext:value-type="string">
            <text:p>uint16_t module/3/ID;</text:p>
          </table:table-cell>
        </table:table-row>
        <table:table-row table:style-name="ro1">
          <table:table-cell table:style-name="ce1" office:value-type="float" office:value="52" calcext:value-type="float">
            <text:p>52</text:p>
          </table:table-cell>
          <table:table-cell table:style-name="ce1" office:value-type="float" office:value="59" calcext:value-type="float">
            <text:p>59</text:p>
          </table:table-cell>
          <table:table-cell table:style-name="ce1" office:value-type="float" office:value="8" calcext:value-type="float">
            <text:p>8</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module/3/IDStr</text:p>
          </table:table-cell>
          <table:table-cell table:style-name="ce3" office:value-type="string" calcext:value-type="string">
            <text:p>Input ID Sting</text:p>
          </table:table-cell>
          <table:table-cell table:style-name="ce1" office:value-type="string" calcext:value-type="string">
            <text:p>string</text:p>
          </table:table-cell>
          <table:table-cell/>
          <table:table-cell table:formula="of:=IF([.H31]=&quot;int16&quot;;&quot;int16_t&quot;;[.H31])" office:value-type="string" office:string-value="string" calcext:value-type="string">
            <text:p>string</text:p>
          </table:table-cell>
          <table:table-cell table:formula="of:=IF([.J31]=&quot;uint16&quot;;&quot;uint16_t&quot;;[.J31])" office:value-type="string" office:string-value="string" calcext:value-type="string">
            <text:p>string</text:p>
          </table:table-cell>
          <table:table-cell table:formula="of:=IF([.K31]=&quot;sunssf&quot;;&quot;int16_t&quot;;[.K31])" office:value-type="string" office:string-value="string" calcext:value-type="string">
            <text:p>string</text:p>
          </table:table-cell>
          <table:table-cell table:formula="of:=IF([.L31]=&quot;enum16&quot;;&quot;uint16_t&quot;;[.L31])" office:value-type="string" office:string-value="string" calcext:value-type="string">
            <text:p>string</text:p>
          </table:table-cell>
          <table:table-cell table:formula="of:=IF([.M31]=&quot;bitfield16&quot;;&quot;uint16_t&quot;;[.M31])" office:value-type="string" office:string-value="string" calcext:value-type="string">
            <text:p>string</text:p>
          </table:table-cell>
          <table:table-cell table:formula="of:=IF([.N31]=&quot;bitfield32&quot;;&quot;uint32_t&quot;;[.N31])" office:value-type="string" office:string-value="string" calcext:value-type="string">
            <text:p>string</text:p>
          </table:table-cell>
          <table:table-cell table:style-name="ce10" table:formula="of:=IF([.O31]=&quot;acc32&quot;;&quot;uint32_t&quot;;[.O31])" office:value-type="string" office:string-value="string" calcext:value-type="string">
            <text:p>string</text:p>
          </table:table-cell>
          <table:table-cell table:style-name="ce10" table:formula="of:=IF([.P31]=&quot;acc64&quot;;&quot;uint64_t&quot;;[.P31])" office:value-type="string" office:string-value="string" calcext:value-type="string">
            <text:p>string</text:p>
          </table:table-cell>
          <table:table-cell/>
          <table:table-cell table:style-name="ce11" table:formula="of:=IF([.H31]=&quot;string&quot;;&quot;char &quot;&amp;[.F31]&amp;&quot;[&quot;&amp;[.C31]*2&amp;&quot;]&quot;;[.Q31]&amp;&quot; &quot;&amp;[.F31])&amp;&quot;;&quot;" office:value-type="string" office:string-value="char module/3/IDStr[16];" calcext:value-type="string">
            <text:p>char module/3/IDStr[16];</text:p>
          </table:table-cell>
        </table:table-row>
        <table:table-row table:style-name="ro1">
          <table:table-cell table:number-columns-repeated="2" table:style-name="ce1" office:value-type="float" office:value="60" calcext:value-type="float">
            <text:p>60</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module/3/DCA</text:p>
          </table:table-cell>
          <table:table-cell table:style-name="ce3" office:value-type="string" calcext:value-type="string">
            <text:p>DC Current</text:p>
          </table:table-cell>
          <table:table-cell table:style-name="ce1" office:value-type="string" calcext:value-type="string">
            <text:p>uint16</text:p>
          </table:table-cell>
          <table:table-cell/>
          <table:table-cell table:formula="of:=IF([.H32]=&quot;int16&quot;;&quot;int16_t&quot;;[.H32])" office:value-type="string" office:string-value="uint16" calcext:value-type="string">
            <text:p>uint16</text:p>
          </table:table-cell>
          <table:table-cell table:formula="of:=IF([.J32]=&quot;uint16&quot;;&quot;uint16_t&quot;;[.J32])" office:value-type="string" office:string-value="uint16_t" calcext:value-type="string">
            <text:p>uint16_t</text:p>
          </table:table-cell>
          <table:table-cell table:formula="of:=IF([.K32]=&quot;sunssf&quot;;&quot;int16_t&quot;;[.K32])" office:value-type="string" office:string-value="uint16_t" calcext:value-type="string">
            <text:p>uint16_t</text:p>
          </table:table-cell>
          <table:table-cell table:formula="of:=IF([.L32]=&quot;enum16&quot;;&quot;uint16_t&quot;;[.L32])" office:value-type="string" office:string-value="uint16_t" calcext:value-type="string">
            <text:p>uint16_t</text:p>
          </table:table-cell>
          <table:table-cell table:formula="of:=IF([.M32]=&quot;bitfield16&quot;;&quot;uint16_t&quot;;[.M32])" office:value-type="string" office:string-value="uint16_t" calcext:value-type="string">
            <text:p>uint16_t</text:p>
          </table:table-cell>
          <table:table-cell table:formula="of:=IF([.N32]=&quot;bitfield32&quot;;&quot;uint32_t&quot;;[.N32])" office:value-type="string" office:string-value="uint16_t" calcext:value-type="string">
            <text:p>uint16_t</text:p>
          </table:table-cell>
          <table:table-cell table:style-name="ce10" table:formula="of:=IF([.O32]=&quot;acc32&quot;;&quot;uint32_t&quot;;[.O32])" office:value-type="string" office:string-value="uint16_t" calcext:value-type="string">
            <text:p>uint16_t</text:p>
          </table:table-cell>
          <table:table-cell table:style-name="ce10" table:formula="of:=IF([.P32]=&quot;acc64&quot;;&quot;uint64_t&quot;;[.P32])" office:value-type="string" office:string-value="uint16_t" calcext:value-type="string">
            <text:p>uint16_t</text:p>
          </table:table-cell>
          <table:table-cell/>
          <table:table-cell table:style-name="ce11" table:formula="of:=IF([.H32]=&quot;string&quot;;&quot;char &quot;&amp;[.F32]&amp;&quot;[&quot;&amp;[.C32]*2&amp;&quot;]&quot;;[.Q32]&amp;&quot; &quot;&amp;[.F32])&amp;&quot;;&quot;" office:value-type="string" office:string-value="uint16_t module/3/DCA;" calcext:value-type="string">
            <text:p>uint16_t module/3/DCA;</text:p>
          </table:table-cell>
        </table:table-row>
        <table:table-row table:style-name="ro1">
          <table:table-cell table:number-columns-repeated="2" table:style-name="ce1" office:value-type="float" office:value="61" calcext:value-type="float">
            <text:p>61</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module/3/DCV</text:p>
          </table:table-cell>
          <table:table-cell table:style-name="ce3" office:value-type="string" calcext:value-type="string">
            <text:p>DC Voltage</text:p>
          </table:table-cell>
          <table:table-cell table:style-name="ce1" office:value-type="string" calcext:value-type="string">
            <text:p>uint16</text:p>
          </table:table-cell>
          <table:table-cell/>
          <table:table-cell table:formula="of:=IF([.H33]=&quot;int16&quot;;&quot;int16_t&quot;;[.H33])" office:value-type="string" office:string-value="uint16" calcext:value-type="string">
            <text:p>uint16</text:p>
          </table:table-cell>
          <table:table-cell table:formula="of:=IF([.J33]=&quot;uint16&quot;;&quot;uint16_t&quot;;[.J33])" office:value-type="string" office:string-value="uint16_t" calcext:value-type="string">
            <text:p>uint16_t</text:p>
          </table:table-cell>
          <table:table-cell table:formula="of:=IF([.K33]=&quot;sunssf&quot;;&quot;int16_t&quot;;[.K33])" office:value-type="string" office:string-value="uint16_t" calcext:value-type="string">
            <text:p>uint16_t</text:p>
          </table:table-cell>
          <table:table-cell table:formula="of:=IF([.L33]=&quot;enum16&quot;;&quot;uint16_t&quot;;[.L33])" office:value-type="string" office:string-value="uint16_t" calcext:value-type="string">
            <text:p>uint16_t</text:p>
          </table:table-cell>
          <table:table-cell table:formula="of:=IF([.M33]=&quot;bitfield16&quot;;&quot;uint16_t&quot;;[.M33])" office:value-type="string" office:string-value="uint16_t" calcext:value-type="string">
            <text:p>uint16_t</text:p>
          </table:table-cell>
          <table:table-cell table:formula="of:=IF([.N33]=&quot;bitfield32&quot;;&quot;uint32_t&quot;;[.N33])" office:value-type="string" office:string-value="uint16_t" calcext:value-type="string">
            <text:p>uint16_t</text:p>
          </table:table-cell>
          <table:table-cell table:style-name="ce10" table:formula="of:=IF([.O33]=&quot;acc32&quot;;&quot;uint32_t&quot;;[.O33])" office:value-type="string" office:string-value="uint16_t" calcext:value-type="string">
            <text:p>uint16_t</text:p>
          </table:table-cell>
          <table:table-cell table:style-name="ce10" table:formula="of:=IF([.P33]=&quot;acc64&quot;;&quot;uint64_t&quot;;[.P33])" office:value-type="string" office:string-value="uint16_t" calcext:value-type="string">
            <text:p>uint16_t</text:p>
          </table:table-cell>
          <table:table-cell/>
          <table:table-cell table:style-name="ce11" table:formula="of:=IF([.H33]=&quot;string&quot;;&quot;char &quot;&amp;[.F33]&amp;&quot;[&quot;&amp;[.C33]*2&amp;&quot;]&quot;;[.Q33]&amp;&quot; &quot;&amp;[.F33])&amp;&quot;;&quot;" office:value-type="string" office:string-value="uint16_t module/3/DCV;" calcext:value-type="string">
            <text:p>uint16_t module/3/DCV;</text:p>
          </table:table-cell>
        </table:table-row>
        <table:table-row table:style-name="ro1">
          <table:table-cell table:number-columns-repeated="2" table:style-name="ce1" office:value-type="float" office:value="62" calcext:value-type="float">
            <text:p>62</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module/3/DCW</text:p>
          </table:table-cell>
          <table:table-cell table:style-name="ce3" office:value-type="string" calcext:value-type="string">
            <text:p>DC Power</text:p>
          </table:table-cell>
          <table:table-cell table:style-name="ce1" office:value-type="string" calcext:value-type="string">
            <text:p>uint16</text:p>
          </table:table-cell>
          <table:table-cell/>
          <table:table-cell table:formula="of:=IF([.H34]=&quot;int16&quot;;&quot;int16_t&quot;;[.H34])" office:value-type="string" office:string-value="uint16" calcext:value-type="string">
            <text:p>uint16</text:p>
          </table:table-cell>
          <table:table-cell table:formula="of:=IF([.J34]=&quot;uint16&quot;;&quot;uint16_t&quot;;[.J34])" office:value-type="string" office:string-value="uint16_t" calcext:value-type="string">
            <text:p>uint16_t</text:p>
          </table:table-cell>
          <table:table-cell table:formula="of:=IF([.K34]=&quot;sunssf&quot;;&quot;int16_t&quot;;[.K34])" office:value-type="string" office:string-value="uint16_t" calcext:value-type="string">
            <text:p>uint16_t</text:p>
          </table:table-cell>
          <table:table-cell table:formula="of:=IF([.L34]=&quot;enum16&quot;;&quot;uint16_t&quot;;[.L34])" office:value-type="string" office:string-value="uint16_t" calcext:value-type="string">
            <text:p>uint16_t</text:p>
          </table:table-cell>
          <table:table-cell table:formula="of:=IF([.M34]=&quot;bitfield16&quot;;&quot;uint16_t&quot;;[.M34])" office:value-type="string" office:string-value="uint16_t" calcext:value-type="string">
            <text:p>uint16_t</text:p>
          </table:table-cell>
          <table:table-cell table:formula="of:=IF([.N34]=&quot;bitfield32&quot;;&quot;uint32_t&quot;;[.N34])" office:value-type="string" office:string-value="uint16_t" calcext:value-type="string">
            <text:p>uint16_t</text:p>
          </table:table-cell>
          <table:table-cell table:style-name="ce10" table:formula="of:=IF([.O34]=&quot;acc32&quot;;&quot;uint32_t&quot;;[.O34])" office:value-type="string" office:string-value="uint16_t" calcext:value-type="string">
            <text:p>uint16_t</text:p>
          </table:table-cell>
          <table:table-cell table:style-name="ce10" table:formula="of:=IF([.P34]=&quot;acc64&quot;;&quot;uint64_t&quot;;[.P34])" office:value-type="string" office:string-value="uint16_t" calcext:value-type="string">
            <text:p>uint16_t</text:p>
          </table:table-cell>
          <table:table-cell/>
          <table:table-cell table:style-name="ce11" table:formula="of:=IF([.H34]=&quot;string&quot;;&quot;char &quot;&amp;[.F34]&amp;&quot;[&quot;&amp;[.C34]*2&amp;&quot;]&quot;;[.Q34]&amp;&quot; &quot;&amp;[.F34])&amp;&quot;;&quot;" office:value-type="string" office:string-value="uint16_t module/3/DCW;" calcext:value-type="string">
            <text:p>uint16_t module/3/DCW;</text:p>
          </table:table-cell>
        </table:table-row>
        <table:table-row table:style-name="ro1">
          <table:table-cell table:style-name="ce1" office:value-type="float" office:value="63" calcext:value-type="float">
            <text:p>63</text:p>
          </table:table-cell>
          <table:table-cell table:style-name="ce1" office:value-type="float" office:value="64" calcext:value-type="float">
            <text:p>64</text:p>
          </table:table-cell>
          <table:table-cell table:style-name="ce1" office:value-type="float" office:value="2" calcext:value-type="float">
            <text:p>2</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module/3/DCWH</text:p>
          </table:table-cell>
          <table:table-cell table:style-name="ce3" office:value-type="string" calcext:value-type="string">
            <text:p>Lifetime Energy</text:p>
          </table:table-cell>
          <table:table-cell table:style-name="ce1" office:value-type="string" calcext:value-type="string">
            <text:p>acc32</text:p>
          </table:table-cell>
          <table:table-cell/>
          <table:table-cell table:formula="of:=IF([.H35]=&quot;int16&quot;;&quot;int16_t&quot;;[.H35])" office:value-type="string" office:string-value="acc32" calcext:value-type="string">
            <text:p>acc32</text:p>
          </table:table-cell>
          <table:table-cell table:formula="of:=IF([.J35]=&quot;uint16&quot;;&quot;uint16_t&quot;;[.J35])" office:value-type="string" office:string-value="acc32" calcext:value-type="string">
            <text:p>acc32</text:p>
          </table:table-cell>
          <table:table-cell table:formula="of:=IF([.K35]=&quot;sunssf&quot;;&quot;int16_t&quot;;[.K35])" office:value-type="string" office:string-value="acc32" calcext:value-type="string">
            <text:p>acc32</text:p>
          </table:table-cell>
          <table:table-cell table:formula="of:=IF([.L35]=&quot;enum16&quot;;&quot;uint16_t&quot;;[.L35])" office:value-type="string" office:string-value="acc32" calcext:value-type="string">
            <text:p>acc32</text:p>
          </table:table-cell>
          <table:table-cell table:formula="of:=IF([.M35]=&quot;bitfield16&quot;;&quot;uint16_t&quot;;[.M35])" office:value-type="string" office:string-value="acc32" calcext:value-type="string">
            <text:p>acc32</text:p>
          </table:table-cell>
          <table:table-cell table:formula="of:=IF([.N35]=&quot;bitfield32&quot;;&quot;uint32_t&quot;;[.N35])" office:value-type="string" office:string-value="acc32" calcext:value-type="string">
            <text:p>acc32</text:p>
          </table:table-cell>
          <table:table-cell table:style-name="ce10" table:formula="of:=IF([.O35]=&quot;acc32&quot;;&quot;uint32_t&quot;;[.O35])" office:value-type="string" office:string-value="uint32_t" calcext:value-type="string">
            <text:p>uint32_t</text:p>
          </table:table-cell>
          <table:table-cell table:style-name="ce10" table:formula="of:=IF([.P35]=&quot;acc64&quot;;&quot;uint64_t&quot;;[.P35])" office:value-type="string" office:string-value="uint32_t" calcext:value-type="string">
            <text:p>uint32_t</text:p>
          </table:table-cell>
          <table:table-cell/>
          <table:table-cell table:style-name="ce11" table:formula="of:=IF([.H35]=&quot;string&quot;;&quot;char &quot;&amp;[.F35]&amp;&quot;[&quot;&amp;[.C35]*2&amp;&quot;]&quot;;[.Q35]&amp;&quot; &quot;&amp;[.F35])&amp;&quot;;&quot;" office:value-type="string" office:string-value="uint32_t module/3/DCWH;" calcext:value-type="string">
            <text:p>uint32_t module/3/DCWH;</text:p>
          </table:table-cell>
        </table:table-row>
        <table:table-row table:style-name="ro1">
          <table:table-cell table:style-name="ce1" office:value-type="float" office:value="65" calcext:value-type="float">
            <text:p>65</text:p>
          </table:table-cell>
          <table:table-cell table:style-name="ce1" office:value-type="float" office:value="66" calcext:value-type="float">
            <text:p>66</text:p>
          </table:table-cell>
          <table:table-cell table:style-name="ce1" office:value-type="float" office:value="2" calcext:value-type="float">
            <text:p>2</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module/3/Tms</text:p>
          </table:table-cell>
          <table:table-cell table:style-name="ce3" office:value-type="string" calcext:value-type="string">
            <text:p>Timestamp</text:p>
          </table:table-cell>
          <table:table-cell table:style-name="ce1" office:value-type="string" calcext:value-type="string">
            <text:p>uint32</text:p>
          </table:table-cell>
          <table:table-cell/>
          <table:table-cell table:formula="of:=IF([.H36]=&quot;int16&quot;;&quot;int16_t&quot;;[.H36])" office:value-type="string" office:string-value="uint32" calcext:value-type="string">
            <text:p>uint32</text:p>
          </table:table-cell>
          <table:table-cell table:formula="of:=IF([.J36]=&quot;uint16&quot;;&quot;uint16_t&quot;;[.J36])" office:value-type="string" office:string-value="uint32" calcext:value-type="string">
            <text:p>uint32</text:p>
          </table:table-cell>
          <table:table-cell table:formula="of:=IF([.K36]=&quot;sunssf&quot;;&quot;int16_t&quot;;[.K36])" office:value-type="string" office:string-value="uint32" calcext:value-type="string">
            <text:p>uint32</text:p>
          </table:table-cell>
          <table:table-cell table:formula="of:=IF([.L36]=&quot;enum16&quot;;&quot;uint16_t&quot;;[.L36])" office:value-type="string" office:string-value="uint32" calcext:value-type="string">
            <text:p>uint32</text:p>
          </table:table-cell>
          <table:table-cell table:formula="of:=IF([.M36]=&quot;bitfield16&quot;;&quot;uint16_t&quot;;[.M36])" office:value-type="string" office:string-value="uint32" calcext:value-type="string">
            <text:p>uint32</text:p>
          </table:table-cell>
          <table:table-cell table:formula="of:=IF([.N36]=&quot;bitfield32&quot;;&quot;uint32_t&quot;;[.N36])" office:value-type="string" office:string-value="uint32" calcext:value-type="string">
            <text:p>uint32</text:p>
          </table:table-cell>
          <table:table-cell table:style-name="ce10" table:formula="of:=IF([.O36]=&quot;acc32&quot;;&quot;uint32_t&quot;;[.O36])" office:value-type="string" office:string-value="uint32" calcext:value-type="string">
            <text:p>uint32</text:p>
          </table:table-cell>
          <table:table-cell table:style-name="ce10" table:formula="of:=IF([.P36]=&quot;acc64&quot;;&quot;uint64_t&quot;;[.P36])" office:value-type="string" office:string-value="uint32" calcext:value-type="string">
            <text:p>uint32</text:p>
          </table:table-cell>
          <table:table-cell/>
          <table:table-cell table:style-name="ce11" table:formula="of:=IF([.H36]=&quot;string&quot;;&quot;char &quot;&amp;[.F36]&amp;&quot;[&quot;&amp;[.C36]*2&amp;&quot;]&quot;;[.Q36]&amp;&quot; &quot;&amp;[.F36])&amp;&quot;;&quot;" office:value-type="string" office:string-value="uint32 module/3/Tms;" calcext:value-type="string">
            <text:p>uint32 module/3/Tms;</text:p>
          </table:table-cell>
        </table:table-row>
        <table:table-row table:style-name="ro1">
          <table:table-cell table:number-columns-repeated="2" table:style-name="ce15" office:value-type="float" office:value="67" calcext:value-type="float">
            <text:p>67</text:p>
          </table:table-cell>
          <table:table-cell table:style-name="ce15" office:value-type="float" office:value="1" calcext:value-type="float">
            <text:p>1</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module/3/Tmp</text:p>
          </table:table-cell>
          <table:table-cell table:style-name="ce16" office:value-type="string" calcext:value-type="string">
            <text:p>Temperature</text:p>
          </table:table-cell>
          <table:table-cell table:style-name="ce15" office:value-type="string" calcext:value-type="string">
            <text:p>int16</text:p>
          </table:table-cell>
          <table:table-cell/>
          <table:table-cell table:formula="of:=IF([.H37]=&quot;int16&quot;;&quot;int16_t&quot;;[.H37])" office:value-type="string" office:string-value="int16_t" calcext:value-type="string">
            <text:p>int16_t</text:p>
          </table:table-cell>
          <table:table-cell table:formula="of:=IF([.J37]=&quot;uint16&quot;;&quot;uint16_t&quot;;[.J37])" office:value-type="string" office:string-value="int16_t" calcext:value-type="string">
            <text:p>int16_t</text:p>
          </table:table-cell>
          <table:table-cell table:formula="of:=IF([.K37]=&quot;sunssf&quot;;&quot;int16_t&quot;;[.K37])" office:value-type="string" office:string-value="int16_t" calcext:value-type="string">
            <text:p>int16_t</text:p>
          </table:table-cell>
          <table:table-cell table:formula="of:=IF([.L37]=&quot;enum16&quot;;&quot;uint16_t&quot;;[.L37])" office:value-type="string" office:string-value="int16_t" calcext:value-type="string">
            <text:p>int16_t</text:p>
          </table:table-cell>
          <table:table-cell table:formula="of:=IF([.M37]=&quot;bitfield16&quot;;&quot;uint16_t&quot;;[.M37])" office:value-type="string" office:string-value="int16_t" calcext:value-type="string">
            <text:p>int16_t</text:p>
          </table:table-cell>
          <table:table-cell table:formula="of:=IF([.N37]=&quot;bitfield32&quot;;&quot;uint32_t&quot;;[.N37])" office:value-type="string" office:string-value="int16_t" calcext:value-type="string">
            <text:p>int16_t</text:p>
          </table:table-cell>
          <table:table-cell table:style-name="ce10" table:formula="of:=IF([.O37]=&quot;acc32&quot;;&quot;uint32_t&quot;;[.O37])" office:value-type="string" office:string-value="int16_t" calcext:value-type="string">
            <text:p>int16_t</text:p>
          </table:table-cell>
          <table:table-cell table:style-name="ce10" table:formula="of:=IF([.P37]=&quot;acc64&quot;;&quot;uint64_t&quot;;[.P37])" office:value-type="string" office:string-value="int16_t" calcext:value-type="string">
            <text:p>int16_t</text:p>
          </table:table-cell>
          <table:table-cell/>
          <table:table-cell table:style-name="ce11" table:formula="of:=IF([.H37]=&quot;string&quot;;&quot;char &quot;&amp;[.F37]&amp;&quot;[&quot;&amp;[.C37]*2&amp;&quot;]&quot;;[.Q37]&amp;&quot; &quot;&amp;[.F37])&amp;&quot;;&quot;" office:value-type="string" office:string-value="int16_t module/3/Tmp;" calcext:value-type="string">
            <text:p>int16_t module/3/Tmp;</text:p>
          </table:table-cell>
        </table:table-row>
        <table:table-row table:style-name="ro1">
          <table:table-cell table:number-columns-repeated="2" table:style-name="ce15" office:value-type="float" office:value="68" calcext:value-type="float">
            <text:p>68</text:p>
          </table:table-cell>
          <table:table-cell table:style-name="ce15" office:value-type="float" office:value="1" calcext:value-type="float">
            <text:p>1</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module/3/DCSt</text:p>
          </table:table-cell>
          <table:table-cell table:style-name="ce16" office:value-type="string" calcext:value-type="string">
            <text:p>Operating State</text:p>
          </table:table-cell>
          <table:table-cell table:style-name="ce15" office:value-type="string" calcext:value-type="string">
            <text:p>enum16</text:p>
          </table:table-cell>
          <table:table-cell/>
          <table:table-cell table:formula="of:=IF([.H38]=&quot;int16&quot;;&quot;int16_t&quot;;[.H38])" office:value-type="string" office:string-value="enum16" calcext:value-type="string">
            <text:p>enum16</text:p>
          </table:table-cell>
          <table:table-cell table:formula="of:=IF([.J38]=&quot;uint16&quot;;&quot;uint16_t&quot;;[.J38])" office:value-type="string" office:string-value="enum16" calcext:value-type="string">
            <text:p>enum16</text:p>
          </table:table-cell>
          <table:table-cell table:formula="of:=IF([.K38]=&quot;sunssf&quot;;&quot;int16_t&quot;;[.K38])" office:value-type="string" office:string-value="enum16" calcext:value-type="string">
            <text:p>enum16</text:p>
          </table:table-cell>
          <table:table-cell table:formula="of:=IF([.L38]=&quot;enum16&quot;;&quot;uint16_t&quot;;[.L38])" office:value-type="string" office:string-value="uint16_t" calcext:value-type="string">
            <text:p>uint16_t</text:p>
          </table:table-cell>
          <table:table-cell table:formula="of:=IF([.M38]=&quot;bitfield16&quot;;&quot;uint16_t&quot;;[.M38])" office:value-type="string" office:string-value="uint16_t" calcext:value-type="string">
            <text:p>uint16_t</text:p>
          </table:table-cell>
          <table:table-cell table:formula="of:=IF([.N38]=&quot;bitfield32&quot;;&quot;uint32_t&quot;;[.N38])" office:value-type="string" office:string-value="uint16_t" calcext:value-type="string">
            <text:p>uint16_t</text:p>
          </table:table-cell>
          <table:table-cell table:style-name="ce10" table:formula="of:=IF([.O38]=&quot;acc32&quot;;&quot;uint32_t&quot;;[.O38])" office:value-type="string" office:string-value="uint16_t" calcext:value-type="string">
            <text:p>uint16_t</text:p>
          </table:table-cell>
          <table:table-cell table:style-name="ce10" table:formula="of:=IF([.P38]=&quot;acc64&quot;;&quot;uint64_t&quot;;[.P38])" office:value-type="string" office:string-value="uint16_t" calcext:value-type="string">
            <text:p>uint16_t</text:p>
          </table:table-cell>
          <table:table-cell/>
          <table:table-cell table:style-name="ce11" table:formula="of:=IF([.H38]=&quot;string&quot;;&quot;char &quot;&amp;[.F38]&amp;&quot;[&quot;&amp;[.C38]*2&amp;&quot;]&quot;;[.Q38]&amp;&quot; &quot;&amp;[.F38])&amp;&quot;;&quot;" office:value-type="string" office:string-value="uint16_t module/3/DCSt;" calcext:value-type="string">
            <text:p>uint16_t module/3/DCSt;</text:p>
          </table:table-cell>
        </table:table-row>
        <table:table-row table:style-name="ro1">
          <table:table-cell table:style-name="ce15" office:value-type="float" office:value="69" calcext:value-type="float">
            <text:p>69</text:p>
          </table:table-cell>
          <table:table-cell table:style-name="ce15" office:value-type="float" office:value="70" calcext:value-type="float">
            <text:p>70</text:p>
          </table:table-cell>
          <table:table-cell table:style-name="ce15" office:value-type="float" office:value="2" calcext:value-type="float">
            <text:p>2</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module/3/DCEvt</text:p>
          </table:table-cell>
          <table:table-cell table:style-name="ce16" office:value-type="string" calcext:value-type="string">
            <text:p>Module Events</text:p>
          </table:table-cell>
          <table:table-cell table:style-name="ce15" office:value-type="string" calcext:value-type="string">
            <text:p>bitfield32</text:p>
          </table:table-cell>
          <table:table-cell/>
          <table:table-cell table:formula="of:=IF([.H39]=&quot;int16&quot;;&quot;int16_t&quot;;[.H39])" office:value-type="string" office:string-value="bitfield32" calcext:value-type="string">
            <text:p>bitfield32</text:p>
          </table:table-cell>
          <table:table-cell table:formula="of:=IF([.J39]=&quot;uint16&quot;;&quot;uint16_t&quot;;[.J39])" office:value-type="string" office:string-value="bitfield32" calcext:value-type="string">
            <text:p>bitfield32</text:p>
          </table:table-cell>
          <table:table-cell table:formula="of:=IF([.K39]=&quot;sunssf&quot;;&quot;int16_t&quot;;[.K39])" office:value-type="string" office:string-value="bitfield32" calcext:value-type="string">
            <text:p>bitfield32</text:p>
          </table:table-cell>
          <table:table-cell table:formula="of:=IF([.L39]=&quot;enum16&quot;;&quot;uint16_t&quot;;[.L39])" office:value-type="string" office:string-value="bitfield32" calcext:value-type="string">
            <text:p>bitfield32</text:p>
          </table:table-cell>
          <table:table-cell table:formula="of:=IF([.M39]=&quot;bitfield16&quot;;&quot;uint16_t&quot;;[.M39])" office:value-type="string" office:string-value="bitfield32" calcext:value-type="string">
            <text:p>bitfield32</text:p>
          </table:table-cell>
          <table:table-cell table:formula="of:=IF([.N39]=&quot;bitfield32&quot;;&quot;uint32_t&quot;;[.N39])" office:value-type="string" office:string-value="uint32_t" calcext:value-type="string">
            <text:p>uint32_t</text:p>
          </table:table-cell>
          <table:table-cell table:style-name="ce10" table:formula="of:=IF([.O39]=&quot;acc32&quot;;&quot;uint32_t&quot;;[.O39])" office:value-type="string" office:string-value="uint32_t" calcext:value-type="string">
            <text:p>uint32_t</text:p>
          </table:table-cell>
          <table:table-cell table:style-name="ce10" table:formula="of:=IF([.P39]=&quot;acc64&quot;;&quot;uint64_t&quot;;[.P39])" office:value-type="string" office:string-value="uint32_t" calcext:value-type="string">
            <text:p>uint32_t</text:p>
          </table:table-cell>
          <table:table-cell/>
          <table:table-cell table:style-name="ce11" table:formula="of:=IF([.H39]=&quot;string&quot;;&quot;char &quot;&amp;[.F39]&amp;&quot;[&quot;&amp;[.C39]*2&amp;&quot;]&quot;;[.Q39]&amp;&quot; &quot;&amp;[.F39])&amp;&quot;;&quot;" office:value-type="string" office:string-value="uint32_t module/3/DCEvt;" calcext:value-type="string">
            <text:p>uint32_t module/3/DCEvt;</text:p>
          </table:table-cell>
        </table:table-row>
        <table:table-row table:style-name="ro1">
          <table:table-cell table:number-columns-repeated="2" table:style-name="ce1" office:value-type="float" office:value="71" calcext:value-type="float">
            <text:p>71</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module/4/ID</text:p>
          </table:table-cell>
          <table:table-cell table:style-name="ce3" office:value-type="string" calcext:value-type="string">
            <text:p>Input ID</text:p>
          </table:table-cell>
          <table:table-cell table:style-name="ce1" office:value-type="string" calcext:value-type="string">
            <text:p>uint16</text:p>
          </table:table-cell>
          <table:table-cell/>
          <table:table-cell table:formula="of:=IF([.H40]=&quot;int16&quot;;&quot;int16_t&quot;;[.H40])" office:value-type="string" office:string-value="uint16" calcext:value-type="string">
            <text:p>uint16</text:p>
          </table:table-cell>
          <table:table-cell table:formula="of:=IF([.J40]=&quot;uint16&quot;;&quot;uint16_t&quot;;[.J40])" office:value-type="string" office:string-value="uint16_t" calcext:value-type="string">
            <text:p>uint16_t</text:p>
          </table:table-cell>
          <table:table-cell table:formula="of:=IF([.K40]=&quot;sunssf&quot;;&quot;int16_t&quot;;[.K40])" office:value-type="string" office:string-value="uint16_t" calcext:value-type="string">
            <text:p>uint16_t</text:p>
          </table:table-cell>
          <table:table-cell table:formula="of:=IF([.L40]=&quot;enum16&quot;;&quot;uint16_t&quot;;[.L40])" office:value-type="string" office:string-value="uint16_t" calcext:value-type="string">
            <text:p>uint16_t</text:p>
          </table:table-cell>
          <table:table-cell table:formula="of:=IF([.M40]=&quot;bitfield16&quot;;&quot;uint16_t&quot;;[.M40])" office:value-type="string" office:string-value="uint16_t" calcext:value-type="string">
            <text:p>uint16_t</text:p>
          </table:table-cell>
          <table:table-cell table:formula="of:=IF([.N40]=&quot;bitfield32&quot;;&quot;uint32_t&quot;;[.N40])" office:value-type="string" office:string-value="uint16_t" calcext:value-type="string">
            <text:p>uint16_t</text:p>
          </table:table-cell>
          <table:table-cell table:style-name="ce10" table:formula="of:=IF([.O40]=&quot;acc32&quot;;&quot;uint32_t&quot;;[.O40])" office:value-type="string" office:string-value="uint16_t" calcext:value-type="string">
            <text:p>uint16_t</text:p>
          </table:table-cell>
          <table:table-cell table:style-name="ce10" table:formula="of:=IF([.P40]=&quot;acc64&quot;;&quot;uint64_t&quot;;[.P40])" office:value-type="string" office:string-value="uint16_t" calcext:value-type="string">
            <text:p>uint16_t</text:p>
          </table:table-cell>
          <table:table-cell/>
          <table:table-cell table:style-name="ce11" table:formula="of:=IF([.H40]=&quot;string&quot;;&quot;char &quot;&amp;[.F40]&amp;&quot;[&quot;&amp;[.C40]*2&amp;&quot;]&quot;;[.Q40]&amp;&quot; &quot;&amp;[.F40])&amp;&quot;;&quot;" office:value-type="string" office:string-value="uint16_t module/4/ID;" calcext:value-type="string">
            <text:p>uint16_t module/4/ID;</text:p>
          </table:table-cell>
        </table:table-row>
        <table:table-row table:style-name="ro1">
          <table:table-cell table:style-name="ce1" office:value-type="float" office:value="72" calcext:value-type="float">
            <text:p>72</text:p>
          </table:table-cell>
          <table:table-cell table:style-name="ce1" office:value-type="float" office:value="79" calcext:value-type="float">
            <text:p>79</text:p>
          </table:table-cell>
          <table:table-cell table:style-name="ce1" office:value-type="float" office:value="8" calcext:value-type="float">
            <text:p>8</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module/4/IDStr</text:p>
          </table:table-cell>
          <table:table-cell table:style-name="ce3" office:value-type="string" calcext:value-type="string">
            <text:p>Input ID Sting</text:p>
          </table:table-cell>
          <table:table-cell table:style-name="ce1" office:value-type="string" calcext:value-type="string">
            <text:p>string</text:p>
          </table:table-cell>
          <table:table-cell/>
          <table:table-cell table:formula="of:=IF([.H41]=&quot;int16&quot;;&quot;int16_t&quot;;[.H41])" office:value-type="string" office:string-value="string" calcext:value-type="string">
            <text:p>string</text:p>
          </table:table-cell>
          <table:table-cell table:formula="of:=IF([.J41]=&quot;uint16&quot;;&quot;uint16_t&quot;;[.J41])" office:value-type="string" office:string-value="string" calcext:value-type="string">
            <text:p>string</text:p>
          </table:table-cell>
          <table:table-cell table:formula="of:=IF([.K41]=&quot;sunssf&quot;;&quot;int16_t&quot;;[.K41])" office:value-type="string" office:string-value="string" calcext:value-type="string">
            <text:p>string</text:p>
          </table:table-cell>
          <table:table-cell table:formula="of:=IF([.L41]=&quot;enum16&quot;;&quot;uint16_t&quot;;[.L41])" office:value-type="string" office:string-value="string" calcext:value-type="string">
            <text:p>string</text:p>
          </table:table-cell>
          <table:table-cell table:formula="of:=IF([.M41]=&quot;bitfield16&quot;;&quot;uint16_t&quot;;[.M41])" office:value-type="string" office:string-value="string" calcext:value-type="string">
            <text:p>string</text:p>
          </table:table-cell>
          <table:table-cell table:formula="of:=IF([.N41]=&quot;bitfield32&quot;;&quot;uint32_t&quot;;[.N41])" office:value-type="string" office:string-value="string" calcext:value-type="string">
            <text:p>string</text:p>
          </table:table-cell>
          <table:table-cell table:style-name="ce10" table:formula="of:=IF([.O41]=&quot;acc32&quot;;&quot;uint32_t&quot;;[.O41])" office:value-type="string" office:string-value="string" calcext:value-type="string">
            <text:p>string</text:p>
          </table:table-cell>
          <table:table-cell table:style-name="ce10" table:formula="of:=IF([.P41]=&quot;acc64&quot;;&quot;uint64_t&quot;;[.P41])" office:value-type="string" office:string-value="string" calcext:value-type="string">
            <text:p>string</text:p>
          </table:table-cell>
          <table:table-cell/>
          <table:table-cell table:style-name="ce11" table:formula="of:=IF([.H41]=&quot;string&quot;;&quot;char &quot;&amp;[.F41]&amp;&quot;[&quot;&amp;[.C41]*2&amp;&quot;]&quot;;[.Q41]&amp;&quot; &quot;&amp;[.F41])&amp;&quot;;&quot;" office:value-type="string" office:string-value="char module/4/IDStr[16];" calcext:value-type="string">
            <text:p>char module/4/IDStr[16];</text:p>
          </table:table-cell>
        </table:table-row>
        <table:table-row table:style-name="ro1">
          <table:table-cell table:number-columns-repeated="2" table:style-name="ce1" office:value-type="float" office:value="80" calcext:value-type="float">
            <text:p>80</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module/4/DCA</text:p>
          </table:table-cell>
          <table:table-cell table:style-name="ce3" office:value-type="string" calcext:value-type="string">
            <text:p>DC Current</text:p>
          </table:table-cell>
          <table:table-cell table:style-name="ce1" office:value-type="string" calcext:value-type="string">
            <text:p>uint16</text:p>
          </table:table-cell>
          <table:table-cell/>
          <table:table-cell table:formula="of:=IF([.H42]=&quot;int16&quot;;&quot;int16_t&quot;;[.H42])" office:value-type="string" office:string-value="uint16" calcext:value-type="string">
            <text:p>uint16</text:p>
          </table:table-cell>
          <table:table-cell table:formula="of:=IF([.J42]=&quot;uint16&quot;;&quot;uint16_t&quot;;[.J42])" office:value-type="string" office:string-value="uint16_t" calcext:value-type="string">
            <text:p>uint16_t</text:p>
          </table:table-cell>
          <table:table-cell table:formula="of:=IF([.K42]=&quot;sunssf&quot;;&quot;int16_t&quot;;[.K42])" office:value-type="string" office:string-value="uint16_t" calcext:value-type="string">
            <text:p>uint16_t</text:p>
          </table:table-cell>
          <table:table-cell table:formula="of:=IF([.L42]=&quot;enum16&quot;;&quot;uint16_t&quot;;[.L42])" office:value-type="string" office:string-value="uint16_t" calcext:value-type="string">
            <text:p>uint16_t</text:p>
          </table:table-cell>
          <table:table-cell table:formula="of:=IF([.M42]=&quot;bitfield16&quot;;&quot;uint16_t&quot;;[.M42])" office:value-type="string" office:string-value="uint16_t" calcext:value-type="string">
            <text:p>uint16_t</text:p>
          </table:table-cell>
          <table:table-cell table:formula="of:=IF([.N42]=&quot;bitfield32&quot;;&quot;uint32_t&quot;;[.N42])" office:value-type="string" office:string-value="uint16_t" calcext:value-type="string">
            <text:p>uint16_t</text:p>
          </table:table-cell>
          <table:table-cell table:style-name="ce10" table:formula="of:=IF([.O42]=&quot;acc32&quot;;&quot;uint32_t&quot;;[.O42])" office:value-type="string" office:string-value="uint16_t" calcext:value-type="string">
            <text:p>uint16_t</text:p>
          </table:table-cell>
          <table:table-cell table:style-name="ce10" table:formula="of:=IF([.P42]=&quot;acc64&quot;;&quot;uint64_t&quot;;[.P42])" office:value-type="string" office:string-value="uint16_t" calcext:value-type="string">
            <text:p>uint16_t</text:p>
          </table:table-cell>
          <table:table-cell/>
          <table:table-cell table:style-name="ce11" table:formula="of:=IF([.H42]=&quot;string&quot;;&quot;char &quot;&amp;[.F42]&amp;&quot;[&quot;&amp;[.C42]*2&amp;&quot;]&quot;;[.Q42]&amp;&quot; &quot;&amp;[.F42])&amp;&quot;;&quot;" office:value-type="string" office:string-value="uint16_t module/4/DCA;" calcext:value-type="string">
            <text:p>uint16_t module/4/DCA;</text:p>
          </table:table-cell>
        </table:table-row>
        <table:table-row table:style-name="ro1">
          <table:table-cell table:number-columns-repeated="2" table:style-name="ce1" office:value-type="float" office:value="81" calcext:value-type="float">
            <text:p>81</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module/4/DCV</text:p>
          </table:table-cell>
          <table:table-cell table:style-name="ce3" office:value-type="string" calcext:value-type="string">
            <text:p>DC Voltage</text:p>
          </table:table-cell>
          <table:table-cell table:style-name="ce1" office:value-type="string" calcext:value-type="string">
            <text:p>uint16</text:p>
          </table:table-cell>
          <table:table-cell/>
          <table:table-cell table:formula="of:=IF([.H43]=&quot;int16&quot;;&quot;int16_t&quot;;[.H43])" office:value-type="string" office:string-value="uint16" calcext:value-type="string">
            <text:p>uint16</text:p>
          </table:table-cell>
          <table:table-cell table:formula="of:=IF([.J43]=&quot;uint16&quot;;&quot;uint16_t&quot;;[.J43])" office:value-type="string" office:string-value="uint16_t" calcext:value-type="string">
            <text:p>uint16_t</text:p>
          </table:table-cell>
          <table:table-cell table:formula="of:=IF([.K43]=&quot;sunssf&quot;;&quot;int16_t&quot;;[.K43])" office:value-type="string" office:string-value="uint16_t" calcext:value-type="string">
            <text:p>uint16_t</text:p>
          </table:table-cell>
          <table:table-cell table:formula="of:=IF([.L43]=&quot;enum16&quot;;&quot;uint16_t&quot;;[.L43])" office:value-type="string" office:string-value="uint16_t" calcext:value-type="string">
            <text:p>uint16_t</text:p>
          </table:table-cell>
          <table:table-cell table:formula="of:=IF([.M43]=&quot;bitfield16&quot;;&quot;uint16_t&quot;;[.M43])" office:value-type="string" office:string-value="uint16_t" calcext:value-type="string">
            <text:p>uint16_t</text:p>
          </table:table-cell>
          <table:table-cell table:formula="of:=IF([.N43]=&quot;bitfield32&quot;;&quot;uint32_t&quot;;[.N43])" office:value-type="string" office:string-value="uint16_t" calcext:value-type="string">
            <text:p>uint16_t</text:p>
          </table:table-cell>
          <table:table-cell table:style-name="ce10" table:formula="of:=IF([.O43]=&quot;acc32&quot;;&quot;uint32_t&quot;;[.O43])" office:value-type="string" office:string-value="uint16_t" calcext:value-type="string">
            <text:p>uint16_t</text:p>
          </table:table-cell>
          <table:table-cell table:style-name="ce10" table:formula="of:=IF([.P43]=&quot;acc64&quot;;&quot;uint64_t&quot;;[.P43])" office:value-type="string" office:string-value="uint16_t" calcext:value-type="string">
            <text:p>uint16_t</text:p>
          </table:table-cell>
          <table:table-cell/>
          <table:table-cell table:style-name="ce11" table:formula="of:=IF([.H43]=&quot;string&quot;;&quot;char &quot;&amp;[.F43]&amp;&quot;[&quot;&amp;[.C43]*2&amp;&quot;]&quot;;[.Q43]&amp;&quot; &quot;&amp;[.F43])&amp;&quot;;&quot;" office:value-type="string" office:string-value="uint16_t module/4/DCV;" calcext:value-type="string">
            <text:p>uint16_t module/4/DCV;</text:p>
          </table:table-cell>
        </table:table-row>
        <table:table-row table:style-name="ro1">
          <table:table-cell table:number-columns-repeated="2" table:style-name="ce1" office:value-type="float" office:value="82" calcext:value-type="float">
            <text:p>82</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module/4/DCW</text:p>
          </table:table-cell>
          <table:table-cell table:style-name="ce3" office:value-type="string" calcext:value-type="string">
            <text:p>DC Power</text:p>
          </table:table-cell>
          <table:table-cell table:style-name="ce1" office:value-type="string" calcext:value-type="string">
            <text:p>uint16</text:p>
          </table:table-cell>
          <table:table-cell/>
          <table:table-cell table:formula="of:=IF([.H44]=&quot;int16&quot;;&quot;int16_t&quot;;[.H44])" office:value-type="string" office:string-value="uint16" calcext:value-type="string">
            <text:p>uint16</text:p>
          </table:table-cell>
          <table:table-cell table:formula="of:=IF([.J44]=&quot;uint16&quot;;&quot;uint16_t&quot;;[.J44])" office:value-type="string" office:string-value="uint16_t" calcext:value-type="string">
            <text:p>uint16_t</text:p>
          </table:table-cell>
          <table:table-cell table:formula="of:=IF([.K44]=&quot;sunssf&quot;;&quot;int16_t&quot;;[.K44])" office:value-type="string" office:string-value="uint16_t" calcext:value-type="string">
            <text:p>uint16_t</text:p>
          </table:table-cell>
          <table:table-cell table:formula="of:=IF([.L44]=&quot;enum16&quot;;&quot;uint16_t&quot;;[.L44])" office:value-type="string" office:string-value="uint16_t" calcext:value-type="string">
            <text:p>uint16_t</text:p>
          </table:table-cell>
          <table:table-cell table:formula="of:=IF([.M44]=&quot;bitfield16&quot;;&quot;uint16_t&quot;;[.M44])" office:value-type="string" office:string-value="uint16_t" calcext:value-type="string">
            <text:p>uint16_t</text:p>
          </table:table-cell>
          <table:table-cell table:formula="of:=IF([.N44]=&quot;bitfield32&quot;;&quot;uint32_t&quot;;[.N44])" office:value-type="string" office:string-value="uint16_t" calcext:value-type="string">
            <text:p>uint16_t</text:p>
          </table:table-cell>
          <table:table-cell table:style-name="ce10" table:formula="of:=IF([.O44]=&quot;acc32&quot;;&quot;uint32_t&quot;;[.O44])" office:value-type="string" office:string-value="uint16_t" calcext:value-type="string">
            <text:p>uint16_t</text:p>
          </table:table-cell>
          <table:table-cell table:style-name="ce10" table:formula="of:=IF([.P44]=&quot;acc64&quot;;&quot;uint64_t&quot;;[.P44])" office:value-type="string" office:string-value="uint16_t" calcext:value-type="string">
            <text:p>uint16_t</text:p>
          </table:table-cell>
          <table:table-cell/>
          <table:table-cell table:style-name="ce11" table:formula="of:=IF([.H44]=&quot;string&quot;;&quot;char &quot;&amp;[.F44]&amp;&quot;[&quot;&amp;[.C44]*2&amp;&quot;]&quot;;[.Q44]&amp;&quot; &quot;&amp;[.F44])&amp;&quot;;&quot;" office:value-type="string" office:string-value="uint16_t module/4/DCW;" calcext:value-type="string">
            <text:p>uint16_t module/4/DCW;</text:p>
          </table:table-cell>
        </table:table-row>
        <table:table-row table:style-name="ro1">
          <table:table-cell table:style-name="ce1" office:value-type="float" office:value="83" calcext:value-type="float">
            <text:p>83</text:p>
          </table:table-cell>
          <table:table-cell table:style-name="ce1" office:value-type="float" office:value="84" calcext:value-type="float">
            <text:p>84</text:p>
          </table:table-cell>
          <table:table-cell table:style-name="ce1" office:value-type="float" office:value="2" calcext:value-type="float">
            <text:p>2</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module/4/DCWH</text:p>
          </table:table-cell>
          <table:table-cell table:style-name="ce3" office:value-type="string" calcext:value-type="string">
            <text:p>Lifetime Energy</text:p>
          </table:table-cell>
          <table:table-cell table:style-name="ce1" office:value-type="string" calcext:value-type="string">
            <text:p>acc32</text:p>
          </table:table-cell>
          <table:table-cell/>
          <table:table-cell table:formula="of:=IF([.H45]=&quot;int16&quot;;&quot;int16_t&quot;;[.H45])" office:value-type="string" office:string-value="acc32" calcext:value-type="string">
            <text:p>acc32</text:p>
          </table:table-cell>
          <table:table-cell table:formula="of:=IF([.J45]=&quot;uint16&quot;;&quot;uint16_t&quot;;[.J45])" office:value-type="string" office:string-value="acc32" calcext:value-type="string">
            <text:p>acc32</text:p>
          </table:table-cell>
          <table:table-cell table:formula="of:=IF([.K45]=&quot;sunssf&quot;;&quot;int16_t&quot;;[.K45])" office:value-type="string" office:string-value="acc32" calcext:value-type="string">
            <text:p>acc32</text:p>
          </table:table-cell>
          <table:table-cell table:formula="of:=IF([.L45]=&quot;enum16&quot;;&quot;uint16_t&quot;;[.L45])" office:value-type="string" office:string-value="acc32" calcext:value-type="string">
            <text:p>acc32</text:p>
          </table:table-cell>
          <table:table-cell table:formula="of:=IF([.M45]=&quot;bitfield16&quot;;&quot;uint16_t&quot;;[.M45])" office:value-type="string" office:string-value="acc32" calcext:value-type="string">
            <text:p>acc32</text:p>
          </table:table-cell>
          <table:table-cell table:formula="of:=IF([.N45]=&quot;bitfield32&quot;;&quot;uint32_t&quot;;[.N45])" office:value-type="string" office:string-value="acc32" calcext:value-type="string">
            <text:p>acc32</text:p>
          </table:table-cell>
          <table:table-cell table:style-name="ce10" table:formula="of:=IF([.O45]=&quot;acc32&quot;;&quot;uint32_t&quot;;[.O45])" office:value-type="string" office:string-value="uint32_t" calcext:value-type="string">
            <text:p>uint32_t</text:p>
          </table:table-cell>
          <table:table-cell table:style-name="ce10" table:formula="of:=IF([.P45]=&quot;acc64&quot;;&quot;uint64_t&quot;;[.P45])" office:value-type="string" office:string-value="uint32_t" calcext:value-type="string">
            <text:p>uint32_t</text:p>
          </table:table-cell>
          <table:table-cell/>
          <table:table-cell table:style-name="ce11" table:formula="of:=IF([.H45]=&quot;string&quot;;&quot;char &quot;&amp;[.F45]&amp;&quot;[&quot;&amp;[.C45]*2&amp;&quot;]&quot;;[.Q45]&amp;&quot; &quot;&amp;[.F45])&amp;&quot;;&quot;" office:value-type="string" office:string-value="uint32_t module/4/DCWH;" calcext:value-type="string">
            <text:p>uint32_t module/4/DCWH;</text:p>
          </table:table-cell>
        </table:table-row>
        <table:table-row table:style-name="ro1">
          <table:table-cell table:style-name="ce1" office:value-type="float" office:value="85" calcext:value-type="float">
            <text:p>85</text:p>
          </table:table-cell>
          <table:table-cell table:style-name="ce1" office:value-type="float" office:value="86" calcext:value-type="float">
            <text:p>86</text:p>
          </table:table-cell>
          <table:table-cell table:style-name="ce1" office:value-type="float" office:value="2" calcext:value-type="float">
            <text:p>2</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module/4/Tms</text:p>
          </table:table-cell>
          <table:table-cell table:style-name="ce3" office:value-type="string" calcext:value-type="string">
            <text:p>Timestamp</text:p>
          </table:table-cell>
          <table:table-cell table:style-name="ce1" office:value-type="string" calcext:value-type="string">
            <text:p>uint32</text:p>
          </table:table-cell>
          <table:table-cell/>
          <table:table-cell table:formula="of:=IF([.H46]=&quot;int16&quot;;&quot;int16_t&quot;;[.H46])" office:value-type="string" office:string-value="uint32" calcext:value-type="string">
            <text:p>uint32</text:p>
          </table:table-cell>
          <table:table-cell table:formula="of:=IF([.J46]=&quot;uint16&quot;;&quot;uint16_t&quot;;[.J46])" office:value-type="string" office:string-value="uint32" calcext:value-type="string">
            <text:p>uint32</text:p>
          </table:table-cell>
          <table:table-cell table:formula="of:=IF([.K46]=&quot;sunssf&quot;;&quot;int16_t&quot;;[.K46])" office:value-type="string" office:string-value="uint32" calcext:value-type="string">
            <text:p>uint32</text:p>
          </table:table-cell>
          <table:table-cell table:formula="of:=IF([.L46]=&quot;enum16&quot;;&quot;uint16_t&quot;;[.L46])" office:value-type="string" office:string-value="uint32" calcext:value-type="string">
            <text:p>uint32</text:p>
          </table:table-cell>
          <table:table-cell table:formula="of:=IF([.M46]=&quot;bitfield16&quot;;&quot;uint16_t&quot;;[.M46])" office:value-type="string" office:string-value="uint32" calcext:value-type="string">
            <text:p>uint32</text:p>
          </table:table-cell>
          <table:table-cell table:formula="of:=IF([.N46]=&quot;bitfield32&quot;;&quot;uint32_t&quot;;[.N46])" office:value-type="string" office:string-value="uint32" calcext:value-type="string">
            <text:p>uint32</text:p>
          </table:table-cell>
          <table:table-cell table:style-name="ce10" table:formula="of:=IF([.O46]=&quot;acc32&quot;;&quot;uint32_t&quot;;[.O46])" office:value-type="string" office:string-value="uint32" calcext:value-type="string">
            <text:p>uint32</text:p>
          </table:table-cell>
          <table:table-cell table:style-name="ce10" table:formula="of:=IF([.P46]=&quot;acc64&quot;;&quot;uint64_t&quot;;[.P46])" office:value-type="string" office:string-value="uint32" calcext:value-type="string">
            <text:p>uint32</text:p>
          </table:table-cell>
          <table:table-cell/>
          <table:table-cell table:style-name="ce11" table:formula="of:=IF([.H46]=&quot;string&quot;;&quot;char &quot;&amp;[.F46]&amp;&quot;[&quot;&amp;[.C46]*2&amp;&quot;]&quot;;[.Q46]&amp;&quot; &quot;&amp;[.F46])&amp;&quot;;&quot;" office:value-type="string" office:string-value="uint32 module/4/Tms;" calcext:value-type="string">
            <text:p>uint32 module/4/Tms;</text:p>
          </table:table-cell>
        </table:table-row>
        <table:table-row table:style-name="ro1">
          <table:table-cell table:number-columns-repeated="2" table:style-name="ce15" office:value-type="float" office:value="87" calcext:value-type="float">
            <text:p>87</text:p>
          </table:table-cell>
          <table:table-cell table:style-name="ce15" office:value-type="float" office:value="1" calcext:value-type="float">
            <text:p>1</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module/4/Tmp</text:p>
          </table:table-cell>
          <table:table-cell table:style-name="ce16" office:value-type="string" calcext:value-type="string">
            <text:p>Temperature</text:p>
          </table:table-cell>
          <table:table-cell table:style-name="ce15" office:value-type="string" calcext:value-type="string">
            <text:p>int16</text:p>
          </table:table-cell>
          <table:table-cell/>
          <table:table-cell table:formula="of:=IF([.H47]=&quot;int16&quot;;&quot;int16_t&quot;;[.H47])" office:value-type="string" office:string-value="int16_t" calcext:value-type="string">
            <text:p>int16_t</text:p>
          </table:table-cell>
          <table:table-cell table:formula="of:=IF([.J47]=&quot;uint16&quot;;&quot;uint16_t&quot;;[.J47])" office:value-type="string" office:string-value="int16_t" calcext:value-type="string">
            <text:p>int16_t</text:p>
          </table:table-cell>
          <table:table-cell table:formula="of:=IF([.K47]=&quot;sunssf&quot;;&quot;int16_t&quot;;[.K47])" office:value-type="string" office:string-value="int16_t" calcext:value-type="string">
            <text:p>int16_t</text:p>
          </table:table-cell>
          <table:table-cell table:formula="of:=IF([.L47]=&quot;enum16&quot;;&quot;uint16_t&quot;;[.L47])" office:value-type="string" office:string-value="int16_t" calcext:value-type="string">
            <text:p>int16_t</text:p>
          </table:table-cell>
          <table:table-cell table:formula="of:=IF([.M47]=&quot;bitfield16&quot;;&quot;uint16_t&quot;;[.M47])" office:value-type="string" office:string-value="int16_t" calcext:value-type="string">
            <text:p>int16_t</text:p>
          </table:table-cell>
          <table:table-cell table:formula="of:=IF([.N47]=&quot;bitfield32&quot;;&quot;uint32_t&quot;;[.N47])" office:value-type="string" office:string-value="int16_t" calcext:value-type="string">
            <text:p>int16_t</text:p>
          </table:table-cell>
          <table:table-cell table:style-name="ce10" table:formula="of:=IF([.O47]=&quot;acc32&quot;;&quot;uint32_t&quot;;[.O47])" office:value-type="string" office:string-value="int16_t" calcext:value-type="string">
            <text:p>int16_t</text:p>
          </table:table-cell>
          <table:table-cell table:style-name="ce10" table:formula="of:=IF([.P47]=&quot;acc64&quot;;&quot;uint64_t&quot;;[.P47])" office:value-type="string" office:string-value="int16_t" calcext:value-type="string">
            <text:p>int16_t</text:p>
          </table:table-cell>
          <table:table-cell/>
          <table:table-cell table:style-name="ce11" table:formula="of:=IF([.H47]=&quot;string&quot;;&quot;char &quot;&amp;[.F47]&amp;&quot;[&quot;&amp;[.C47]*2&amp;&quot;]&quot;;[.Q47]&amp;&quot; &quot;&amp;[.F47])&amp;&quot;;&quot;" office:value-type="string" office:string-value="int16_t module/4/Tmp;" calcext:value-type="string">
            <text:p>int16_t module/4/Tmp;</text:p>
          </table:table-cell>
        </table:table-row>
        <table:table-row table:style-name="ro1">
          <table:table-cell table:number-columns-repeated="2" table:style-name="ce15" office:value-type="float" office:value="88" calcext:value-type="float">
            <text:p>88</text:p>
          </table:table-cell>
          <table:table-cell table:style-name="ce15" office:value-type="float" office:value="1" calcext:value-type="float">
            <text:p>1</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module/4/DCSt</text:p>
          </table:table-cell>
          <table:table-cell table:style-name="ce16" office:value-type="string" calcext:value-type="string">
            <text:p>Operating State</text:p>
          </table:table-cell>
          <table:table-cell table:style-name="ce15" office:value-type="string" calcext:value-type="string">
            <text:p>enum16</text:p>
          </table:table-cell>
          <table:table-cell/>
          <table:table-cell table:formula="of:=IF([.H48]=&quot;int16&quot;;&quot;int16_t&quot;;[.H48])" office:value-type="string" office:string-value="enum16" calcext:value-type="string">
            <text:p>enum16</text:p>
          </table:table-cell>
          <table:table-cell table:formula="of:=IF([.J48]=&quot;uint16&quot;;&quot;uint16_t&quot;;[.J48])" office:value-type="string" office:string-value="enum16" calcext:value-type="string">
            <text:p>enum16</text:p>
          </table:table-cell>
          <table:table-cell table:formula="of:=IF([.K48]=&quot;sunssf&quot;;&quot;int16_t&quot;;[.K48])" office:value-type="string" office:string-value="enum16" calcext:value-type="string">
            <text:p>enum16</text:p>
          </table:table-cell>
          <table:table-cell table:formula="of:=IF([.L48]=&quot;enum16&quot;;&quot;uint16_t&quot;;[.L48])" office:value-type="string" office:string-value="uint16_t" calcext:value-type="string">
            <text:p>uint16_t</text:p>
          </table:table-cell>
          <table:table-cell table:formula="of:=IF([.M48]=&quot;bitfield16&quot;;&quot;uint16_t&quot;;[.M48])" office:value-type="string" office:string-value="uint16_t" calcext:value-type="string">
            <text:p>uint16_t</text:p>
          </table:table-cell>
          <table:table-cell table:formula="of:=IF([.N48]=&quot;bitfield32&quot;;&quot;uint32_t&quot;;[.N48])" office:value-type="string" office:string-value="uint16_t" calcext:value-type="string">
            <text:p>uint16_t</text:p>
          </table:table-cell>
          <table:table-cell table:style-name="ce10" table:formula="of:=IF([.O48]=&quot;acc32&quot;;&quot;uint32_t&quot;;[.O48])" office:value-type="string" office:string-value="uint16_t" calcext:value-type="string">
            <text:p>uint16_t</text:p>
          </table:table-cell>
          <table:table-cell table:style-name="ce10" table:formula="of:=IF([.P48]=&quot;acc64&quot;;&quot;uint64_t&quot;;[.P48])" office:value-type="string" office:string-value="uint16_t" calcext:value-type="string">
            <text:p>uint16_t</text:p>
          </table:table-cell>
          <table:table-cell/>
          <table:table-cell table:style-name="ce11" table:formula="of:=IF([.H48]=&quot;string&quot;;&quot;char &quot;&amp;[.F48]&amp;&quot;[&quot;&amp;[.C48]*2&amp;&quot;]&quot;;[.Q48]&amp;&quot; &quot;&amp;[.F48])&amp;&quot;;&quot;" office:value-type="string" office:string-value="uint16_t module/4/DCSt;" calcext:value-type="string">
            <text:p>uint16_t module/4/DCSt;</text:p>
          </table:table-cell>
        </table:table-row>
        <table:table-row table:style-name="ro1">
          <table:table-cell table:style-name="ce15" office:value-type="float" office:value="89" calcext:value-type="float">
            <text:p>89</text:p>
          </table:table-cell>
          <table:table-cell table:style-name="ce15" office:value-type="float" office:value="90" calcext:value-type="float">
            <text:p>90</text:p>
          </table:table-cell>
          <table:table-cell table:style-name="ce15" office:value-type="float" office:value="2" calcext:value-type="float">
            <text:p>2</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module/4/DCEvt</text:p>
          </table:table-cell>
          <table:table-cell table:style-name="ce16" office:value-type="string" calcext:value-type="string">
            <text:p>Module Events</text:p>
          </table:table-cell>
          <table:table-cell table:style-name="ce15" office:value-type="string" calcext:value-type="string">
            <text:p>bitfield32</text:p>
          </table:table-cell>
          <table:table-cell/>
          <table:table-cell table:formula="of:=IF([.H49]=&quot;int16&quot;;&quot;int16_t&quot;;[.H49])" office:value-type="string" office:string-value="bitfield32" calcext:value-type="string">
            <text:p>bitfield32</text:p>
          </table:table-cell>
          <table:table-cell table:formula="of:=IF([.J49]=&quot;uint16&quot;;&quot;uint16_t&quot;;[.J49])" office:value-type="string" office:string-value="bitfield32" calcext:value-type="string">
            <text:p>bitfield32</text:p>
          </table:table-cell>
          <table:table-cell table:formula="of:=IF([.K49]=&quot;sunssf&quot;;&quot;int16_t&quot;;[.K49])" office:value-type="string" office:string-value="bitfield32" calcext:value-type="string">
            <text:p>bitfield32</text:p>
          </table:table-cell>
          <table:table-cell table:formula="of:=IF([.L49]=&quot;enum16&quot;;&quot;uint16_t&quot;;[.L49])" office:value-type="string" office:string-value="bitfield32" calcext:value-type="string">
            <text:p>bitfield32</text:p>
          </table:table-cell>
          <table:table-cell table:formula="of:=IF([.M49]=&quot;bitfield16&quot;;&quot;uint16_t&quot;;[.M49])" office:value-type="string" office:string-value="bitfield32" calcext:value-type="string">
            <text:p>bitfield32</text:p>
          </table:table-cell>
          <table:table-cell table:formula="of:=IF([.N49]=&quot;bitfield32&quot;;&quot;uint32_t&quot;;[.N49])" office:value-type="string" office:string-value="uint32_t" calcext:value-type="string">
            <text:p>uint32_t</text:p>
          </table:table-cell>
          <table:table-cell table:style-name="ce10" table:formula="of:=IF([.O49]=&quot;acc32&quot;;&quot;uint32_t&quot;;[.O49])" office:value-type="string" office:string-value="uint32_t" calcext:value-type="string">
            <text:p>uint32_t</text:p>
          </table:table-cell>
          <table:table-cell table:style-name="ce10" table:formula="of:=IF([.P49]=&quot;acc64&quot;;&quot;uint64_t&quot;;[.P49])" office:value-type="string" office:string-value="uint32_t" calcext:value-type="string">
            <text:p>uint32_t</text:p>
          </table:table-cell>
          <table:table-cell/>
          <table:table-cell table:style-name="ce11" table:formula="of:=IF([.H49]=&quot;string&quot;;&quot;char &quot;&amp;[.F49]&amp;&quot;[&quot;&amp;[.C49]*2&amp;&quot;]&quot;;[.Q49]&amp;&quot; &quot;&amp;[.F49])&amp;&quot;;&quot;" office:value-type="string" office:string-value="uint32_t module/4/DCEvt;" calcext:value-type="string">
            <text:p>uint32_t module/4/DCEvt;</text:p>
          </table:table-cell>
        </table:table-row>
        <table:table-row table:style-name="ro1" table:number-rows-repeated="1048526">
          <table:table-cell table:number-columns-repeated="19"/>
        </table:table-row>
        <table:table-row table:style-name="ro1">
          <table:table-cell table:number-columns-repeated="19"/>
        </table:table-row>
      </table:table>
      <table:table table:name="Storage" table:style-name="ta1">
        <table:table-column table:style-name="co1" table:number-columns-repeated="18" table:default-cell-style-name="Default"/>
        <table:table-column table:style-name="co1" table:default-cell-style-name="ce14"/>
        <table:table-row table:style-name="ro4">
          <table:table-cell table:number-columns-repeated="3"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ID</text:p>
          </table:table-cell>
          <table:table-cell table:style-name="ce3" office:value-type="string" calcext:value-type="string">
            <text:p>Well-known value. Uniquely identifies this as a sunspec model storage (124)</text:p>
          </table:table-cell>
          <table:table-cell table:style-name="ce1" office:value-type="string" calcext:value-type="string">
            <text:p>uint16</text:p>
          </table:table-cell>
          <table:table-cell/>
          <table:table-cell table:formula="of:=IF([.H1]=&quot;int16&quot;;&quot;int16_t&quot;;[.H1])" office:value-type="string" office:string-value="uint16" calcext:value-type="string">
            <text:p>uint16</text:p>
          </table:table-cell>
          <table:table-cell table:formula="of:=IF([.J1]=&quot;uint16&quot;;&quot;uint16_t&quot;;[.J1])" office:value-type="string" office:string-value="uint16_t" calcext:value-type="string">
            <text:p>uint16_t</text:p>
          </table:table-cell>
          <table:table-cell table:formula="of:=IF([.K1]=&quot;sunssf&quot;;&quot;int16_t&quot;;[.K1])" office:value-type="string" office:string-value="uint16_t" calcext:value-type="string">
            <text:p>uint16_t</text:p>
          </table:table-cell>
          <table:table-cell table:formula="of:=IF([.L1]=&quot;enum16&quot;;&quot;uint16_t&quot;;[.L1])" office:value-type="string" office:string-value="uint16_t" calcext:value-type="string">
            <text:p>uint16_t</text:p>
          </table:table-cell>
          <table:table-cell table:formula="of:=IF([.M1]=&quot;bitfield16&quot;;&quot;uint16_t&quot;;[.M1])" office:value-type="string" office:string-value="uint16_t" calcext:value-type="string">
            <text:p>uint16_t</text:p>
          </table:table-cell>
          <table:table-cell table:formula="of:=IF([.N1]=&quot;bitfield32&quot;;&quot;uint32_t&quot;;[.N1])" office:value-type="string" office:string-value="uint16_t" calcext:value-type="string">
            <text:p>uint16_t</text:p>
          </table:table-cell>
          <table:table-cell table:style-name="ce10" table:formula="of:=IF([.O1]=&quot;acc32&quot;;&quot;uint32_t&quot;;[.O1])" office:value-type="string" office:string-value="uint16_t" calcext:value-type="string">
            <text:p>uint16_t</text:p>
          </table:table-cell>
          <table:table-cell table:style-name="ce10" table:formula="of:=IF([.P1]=&quot;acc64&quot;;&quot;uint64_t&quot;;[.P1])" office:value-type="string" office:string-value="uint16_t" calcext:value-type="string">
            <text:p>uint16_t</text:p>
          </table:table-cell>
          <table:table-cell/>
          <table:table-cell table:style-name="ce11" table:formula="of:=IF([.H1]=&quot;string&quot;;&quot;char &quot;&amp;[.F1]&amp;&quot;[&quot;&amp;[.C1]*2&amp;&quot;]&quot;;[.Q1]&amp;&quot; &quot;&amp;[.F1])&amp;&quot;;&quot;" office:value-type="string" office:string-value="uint16_t ID;" calcext:value-type="string">
            <text:p>uint16_t ID;</text:p>
          </table:table-cell>
        </table:table-row>
        <table:table-row table:style-name="ro5">
          <table:table-cell table:number-columns-repeated="2" table:style-name="ce1" office:value-type="float" office:value="2" calcext:value-type="float">
            <text:p>2</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L</text:p>
          </table:table-cell>
          <table:table-cell table:style-name="ce3" office:value-type="string" calcext:value-type="string">
            <text:p>Length of sunspec model storage (124)</text:p>
          </table:table-cell>
          <table:table-cell table:style-name="ce1" office:value-type="string" calcext:value-type="string">
            <text:p>uint16</text:p>
          </table:table-cell>
          <table:table-cell/>
          <table:table-cell table:formula="of:=IF([.H2]=&quot;int16&quot;;&quot;int16_t&quot;;[.H2])" office:value-type="string" office:string-value="uint16" calcext:value-type="string">
            <text:p>uint16</text:p>
          </table:table-cell>
          <table:table-cell table:formula="of:=IF([.J2]=&quot;uint16&quot;;&quot;uint16_t&quot;;[.J2])" office:value-type="string" office:string-value="uint16_t" calcext:value-type="string">
            <text:p>uint16_t</text:p>
          </table:table-cell>
          <table:table-cell table:formula="of:=IF([.K2]=&quot;sunssf&quot;;&quot;int16_t&quot;;[.K2])" office:value-type="string" office:string-value="uint16_t" calcext:value-type="string">
            <text:p>uint16_t</text:p>
          </table:table-cell>
          <table:table-cell table:formula="of:=IF([.L2]=&quot;enum16&quot;;&quot;uint16_t&quot;;[.L2])" office:value-type="string" office:string-value="uint16_t" calcext:value-type="string">
            <text:p>uint16_t</text:p>
          </table:table-cell>
          <table:table-cell table:formula="of:=IF([.M2]=&quot;bitfield16&quot;;&quot;uint16_t&quot;;[.M2])" office:value-type="string" office:string-value="uint16_t" calcext:value-type="string">
            <text:p>uint16_t</text:p>
          </table:table-cell>
          <table:table-cell table:formula="of:=IF([.N2]=&quot;bitfield32&quot;;&quot;uint32_t&quot;;[.N2])" office:value-type="string" office:string-value="uint16_t" calcext:value-type="string">
            <text:p>uint16_t</text:p>
          </table:table-cell>
          <table:table-cell table:style-name="ce10" table:formula="of:=IF([.O2]=&quot;acc32&quot;;&quot;uint32_t&quot;;[.O2])" office:value-type="string" office:string-value="uint16_t" calcext:value-type="string">
            <text:p>uint16_t</text:p>
          </table:table-cell>
          <table:table-cell table:style-name="ce10" table:formula="of:=IF([.P2]=&quot;acc64&quot;;&quot;uint64_t&quot;;[.P2])" office:value-type="string" office:string-value="uint16_t" calcext:value-type="string">
            <text:p>uint16_t</text:p>
          </table:table-cell>
          <table:table-cell/>
          <table:table-cell table:style-name="ce11" table:formula="of:=IF([.H2]=&quot;string&quot;;&quot;char &quot;&amp;[.F2]&amp;&quot;[&quot;&amp;[.C2]*2&amp;&quot;]&quot;;[.Q2]&amp;&quot; &quot;&amp;[.F2])&amp;&quot;;&quot;" office:value-type="string" office:string-value="uint16_t L;" calcext:value-type="string">
            <text:p>uint16_t L;</text:p>
          </table:table-cell>
        </table:table-row>
        <table:table-row table:style-name="ro10">
          <table:table-cell table:number-columns-repeated="2" table:style-name="ce1" office:value-type="float" office:value="3" calcext:value-type="float">
            <text:p>3</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WChaMax</text:p>
          </table:table-cell>
          <table:table-cell table:style-name="ce3" office:value-type="string" calcext:value-type="string">
            <text:p>Setpoint for maximum charge.</text:p>
            <text:p/>
            <text:p>Additional Fronius description:</text:p>
            <text:p>Reference Value for maximum Charge and Discharge.</text:p>
            <text:p>Multiply this value by InWRte to define maximum charging and OutWRte to define maximum discharging.</text:p>
            <text:p>Every rate between this two limits is allowed.</text:p>
            <text:p>The inverter is not fully capable of transferring power as reported by this reference value.</text:p>
            <text:p>Note that InWRte and OutWRte can be negative to define ranges for charging and discharging only</text:p>
            <text:p/>
          </table:table-cell>
          <table:table-cell table:style-name="ce1" office:value-type="string" calcext:value-type="string">
            <text:p>uint16</text:p>
          </table:table-cell>
          <table:table-cell/>
          <table:table-cell table:formula="of:=IF([.H3]=&quot;int16&quot;;&quot;int16_t&quot;;[.H3])" office:value-type="string" office:string-value="uint16" calcext:value-type="string">
            <text:p>uint16</text:p>
          </table:table-cell>
          <table:table-cell table:formula="of:=IF([.J3]=&quot;uint16&quot;;&quot;uint16_t&quot;;[.J3])" office:value-type="string" office:string-value="uint16_t" calcext:value-type="string">
            <text:p>uint16_t</text:p>
          </table:table-cell>
          <table:table-cell table:formula="of:=IF([.K3]=&quot;sunssf&quot;;&quot;int16_t&quot;;[.K3])" office:value-type="string" office:string-value="uint16_t" calcext:value-type="string">
            <text:p>uint16_t</text:p>
          </table:table-cell>
          <table:table-cell table:formula="of:=IF([.L3]=&quot;enum16&quot;;&quot;uint16_t&quot;;[.L3])" office:value-type="string" office:string-value="uint16_t" calcext:value-type="string">
            <text:p>uint16_t</text:p>
          </table:table-cell>
          <table:table-cell table:formula="of:=IF([.M3]=&quot;bitfield16&quot;;&quot;uint16_t&quot;;[.M3])" office:value-type="string" office:string-value="uint16_t" calcext:value-type="string">
            <text:p>uint16_t</text:p>
          </table:table-cell>
          <table:table-cell table:formula="of:=IF([.N3]=&quot;bitfield32&quot;;&quot;uint32_t&quot;;[.N3])" office:value-type="string" office:string-value="uint16_t" calcext:value-type="string">
            <text:p>uint16_t</text:p>
          </table:table-cell>
          <table:table-cell table:style-name="ce10" table:formula="of:=IF([.O3]=&quot;acc32&quot;;&quot;uint32_t&quot;;[.O3])" office:value-type="string" office:string-value="uint16_t" calcext:value-type="string">
            <text:p>uint16_t</text:p>
          </table:table-cell>
          <table:table-cell table:style-name="ce10" table:formula="of:=IF([.P3]=&quot;acc64&quot;;&quot;uint64_t&quot;;[.P3])" office:value-type="string" office:string-value="uint16_t" calcext:value-type="string">
            <text:p>uint16_t</text:p>
          </table:table-cell>
          <table:table-cell/>
          <table:table-cell table:style-name="ce11" table:formula="of:=IF([.H3]=&quot;string&quot;;&quot;char &quot;&amp;[.F3]&amp;&quot;[&quot;&amp;[.C3]*2&amp;&quot;]&quot;;[.Q3]&amp;&quot; &quot;&amp;[.F3])&amp;&quot;;&quot;" office:value-type="string" office:string-value="uint16_t WChaMax;" calcext:value-type="string">
            <text:p>uint16_t WChaMax;</text:p>
          </table:table-cell>
        </table:table-row>
        <table:table-row table:style-name="ro2">
          <table:table-cell table:number-columns-repeated="2" table:style-name="ce1" office:value-type="float" office:value="4" calcext:value-type="float">
            <text:p>4</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WChaGra</text:p>
          </table:table-cell>
          <table:table-cell table:style-name="ce3" office:value-type="string" calcext:value-type="string">
            <text:p>Setpoint for maximum charging rate. Default is MaxChaRte.</text:p>
          </table:table-cell>
          <table:table-cell table:style-name="ce1" office:value-type="string" calcext:value-type="string">
            <text:p>uint16</text:p>
          </table:table-cell>
          <table:table-cell/>
          <table:table-cell table:formula="of:=IF([.H4]=&quot;int16&quot;;&quot;int16_t&quot;;[.H4])" office:value-type="string" office:string-value="uint16" calcext:value-type="string">
            <text:p>uint16</text:p>
          </table:table-cell>
          <table:table-cell table:formula="of:=IF([.J4]=&quot;uint16&quot;;&quot;uint16_t&quot;;[.J4])" office:value-type="string" office:string-value="uint16_t" calcext:value-type="string">
            <text:p>uint16_t</text:p>
          </table:table-cell>
          <table:table-cell table:formula="of:=IF([.K4]=&quot;sunssf&quot;;&quot;int16_t&quot;;[.K4])" office:value-type="string" office:string-value="uint16_t" calcext:value-type="string">
            <text:p>uint16_t</text:p>
          </table:table-cell>
          <table:table-cell table:formula="of:=IF([.L4]=&quot;enum16&quot;;&quot;uint16_t&quot;;[.L4])" office:value-type="string" office:string-value="uint16_t" calcext:value-type="string">
            <text:p>uint16_t</text:p>
          </table:table-cell>
          <table:table-cell table:formula="of:=IF([.M4]=&quot;bitfield16&quot;;&quot;uint16_t&quot;;[.M4])" office:value-type="string" office:string-value="uint16_t" calcext:value-type="string">
            <text:p>uint16_t</text:p>
          </table:table-cell>
          <table:table-cell table:formula="of:=IF([.N4]=&quot;bitfield32&quot;;&quot;uint32_t&quot;;[.N4])" office:value-type="string" office:string-value="uint16_t" calcext:value-type="string">
            <text:p>uint16_t</text:p>
          </table:table-cell>
          <table:table-cell table:style-name="ce10" table:formula="of:=IF([.O4]=&quot;acc32&quot;;&quot;uint32_t&quot;;[.O4])" office:value-type="string" office:string-value="uint16_t" calcext:value-type="string">
            <text:p>uint16_t</text:p>
          </table:table-cell>
          <table:table-cell table:style-name="ce10" table:formula="of:=IF([.P4]=&quot;acc64&quot;;&quot;uint64_t&quot;;[.P4])" office:value-type="string" office:string-value="uint16_t" calcext:value-type="string">
            <text:p>uint16_t</text:p>
          </table:table-cell>
          <table:table-cell/>
          <table:table-cell table:style-name="ce11" table:formula="of:=IF([.H4]=&quot;string&quot;;&quot;char &quot;&amp;[.F4]&amp;&quot;[&quot;&amp;[.C4]*2&amp;&quot;]&quot;;[.Q4]&amp;&quot; &quot;&amp;[.F4])&amp;&quot;;&quot;" office:value-type="string" office:string-value="uint16_t WChaGra;" calcext:value-type="string">
            <text:p>uint16_t WChaGra;</text:p>
          </table:table-cell>
        </table:table-row>
        <table:table-row table:style-name="ro4">
          <table:table-cell table:number-columns-repeated="2" table:style-name="ce1" office:value-type="float" office:value="5" calcext:value-type="float">
            <text:p>5</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WDisChaGra</text:p>
          </table:table-cell>
          <table:table-cell table:style-name="ce3" office:value-type="string" calcext:value-type="string">
            <text:p>Setpoint for maximum discharge rate. Default is MaxDisChaRte.</text:p>
          </table:table-cell>
          <table:table-cell table:style-name="ce1" office:value-type="string" calcext:value-type="string">
            <text:p>uint16</text:p>
          </table:table-cell>
          <table:table-cell/>
          <table:table-cell table:formula="of:=IF([.H5]=&quot;int16&quot;;&quot;int16_t&quot;;[.H5])" office:value-type="string" office:string-value="uint16" calcext:value-type="string">
            <text:p>uint16</text:p>
          </table:table-cell>
          <table:table-cell table:formula="of:=IF([.J5]=&quot;uint16&quot;;&quot;uint16_t&quot;;[.J5])" office:value-type="string" office:string-value="uint16_t" calcext:value-type="string">
            <text:p>uint16_t</text:p>
          </table:table-cell>
          <table:table-cell table:formula="of:=IF([.K5]=&quot;sunssf&quot;;&quot;int16_t&quot;;[.K5])" office:value-type="string" office:string-value="uint16_t" calcext:value-type="string">
            <text:p>uint16_t</text:p>
          </table:table-cell>
          <table:table-cell table:formula="of:=IF([.L5]=&quot;enum16&quot;;&quot;uint16_t&quot;;[.L5])" office:value-type="string" office:string-value="uint16_t" calcext:value-type="string">
            <text:p>uint16_t</text:p>
          </table:table-cell>
          <table:table-cell table:formula="of:=IF([.M5]=&quot;bitfield16&quot;;&quot;uint16_t&quot;;[.M5])" office:value-type="string" office:string-value="uint16_t" calcext:value-type="string">
            <text:p>uint16_t</text:p>
          </table:table-cell>
          <table:table-cell table:formula="of:=IF([.N5]=&quot;bitfield32&quot;;&quot;uint32_t&quot;;[.N5])" office:value-type="string" office:string-value="uint16_t" calcext:value-type="string">
            <text:p>uint16_t</text:p>
          </table:table-cell>
          <table:table-cell table:style-name="ce10" table:formula="of:=IF([.O5]=&quot;acc32&quot;;&quot;uint32_t&quot;;[.O5])" office:value-type="string" office:string-value="uint16_t" calcext:value-type="string">
            <text:p>uint16_t</text:p>
          </table:table-cell>
          <table:table-cell table:style-name="ce10" table:formula="of:=IF([.P5]=&quot;acc64&quot;;&quot;uint64_t&quot;;[.P5])" office:value-type="string" office:string-value="uint16_t" calcext:value-type="string">
            <text:p>uint16_t</text:p>
          </table:table-cell>
          <table:table-cell/>
          <table:table-cell table:style-name="ce11" table:formula="of:=IF([.H5]=&quot;string&quot;;&quot;char &quot;&amp;[.F5]&amp;&quot;[&quot;&amp;[.C5]*2&amp;&quot;]&quot;;[.Q5]&amp;&quot; &quot;&amp;[.F5])&amp;&quot;;&quot;" office:value-type="string" office:string-value="uint16_t WDisChaGra;" calcext:value-type="string">
            <text:p>uint16_t WDisChaGra;</text:p>
          </table:table-cell>
        </table:table-row>
        <table:table-row table:style-name="ro11">
          <table:table-cell table:number-columns-repeated="2" table:style-name="ce1" office:value-type="float" office:value="6" calcext:value-type="float">
            <text:p>6</text:p>
          </table:table-cell>
          <table:table-cell table:style-name="ce1" office:value-type="float" office:value="1" calcext:value-type="float">
            <text:p>1</text:p>
          </table:table-cell>
          <table:table-cell table:style-name="ce1" office:value-type="string" calcext:value-type="string">
            <text:p>RW</text:p>
          </table:table-cell>
          <table:table-cell table:style-name="ce1" office:value-type="string" calcext:value-type="string">
            <text:p>0x03</text:p>
            <text:p>0x06</text:p>
            <text:p>0x10</text:p>
          </table:table-cell>
          <table:table-cell table:style-name="ce3" office:value-type="string" calcext:value-type="string">
            <text:p>StorCtl_Mod</text:p>
          </table:table-cell>
          <table:table-cell table:style-name="ce3" office:value-type="string" calcext:value-type="string">
            <text:p>Activate hold/discharge/charge storage control mode. Bitfield value.</text:p>
            <text:p/>
            <text:p>Additional Fronius description:</text:p>
            <text:p>Active hold/discharge/charge storage control mode.</text:p>
            <text:p>Set the charge field to enable charging and the discharge field to enable discharging.</text:p>
            <text:p/>
          </table:table-cell>
          <table:table-cell table:style-name="ce1" office:value-type="string" calcext:value-type="string">
            <text:p>bitfield16</text:p>
          </table:table-cell>
          <table:table-cell/>
          <table:table-cell table:formula="of:=IF([.H6]=&quot;int16&quot;;&quot;int16_t&quot;;[.H6])" office:value-type="string" office:string-value="bitfield16" calcext:value-type="string">
            <text:p>bitfield16</text:p>
          </table:table-cell>
          <table:table-cell table:formula="of:=IF([.J6]=&quot;uint16&quot;;&quot;uint16_t&quot;;[.J6])" office:value-type="string" office:string-value="bitfield16" calcext:value-type="string">
            <text:p>bitfield16</text:p>
          </table:table-cell>
          <table:table-cell table:formula="of:=IF([.K6]=&quot;sunssf&quot;;&quot;int16_t&quot;;[.K6])" office:value-type="string" office:string-value="bitfield16" calcext:value-type="string">
            <text:p>bitfield16</text:p>
          </table:table-cell>
          <table:table-cell table:formula="of:=IF([.L6]=&quot;enum16&quot;;&quot;uint16_t&quot;;[.L6])" office:value-type="string" office:string-value="bitfield16" calcext:value-type="string">
            <text:p>bitfield16</text:p>
          </table:table-cell>
          <table:table-cell table:formula="of:=IF([.M6]=&quot;bitfield16&quot;;&quot;uint16_t&quot;;[.M6])" office:value-type="string" office:string-value="uint16_t" calcext:value-type="string">
            <text:p>uint16_t</text:p>
          </table:table-cell>
          <table:table-cell table:formula="of:=IF([.N6]=&quot;bitfield32&quot;;&quot;uint32_t&quot;;[.N6])" office:value-type="string" office:string-value="uint16_t" calcext:value-type="string">
            <text:p>uint16_t</text:p>
          </table:table-cell>
          <table:table-cell table:style-name="ce10" table:formula="of:=IF([.O6]=&quot;acc32&quot;;&quot;uint32_t&quot;;[.O6])" office:value-type="string" office:string-value="uint16_t" calcext:value-type="string">
            <text:p>uint16_t</text:p>
          </table:table-cell>
          <table:table-cell table:style-name="ce10" table:formula="of:=IF([.P6]=&quot;acc64&quot;;&quot;uint64_t&quot;;[.P6])" office:value-type="string" office:string-value="uint16_t" calcext:value-type="string">
            <text:p>uint16_t</text:p>
          </table:table-cell>
          <table:table-cell/>
          <table:table-cell table:style-name="ce11" table:formula="of:=IF([.H6]=&quot;string&quot;;&quot;char &quot;&amp;[.F6]&amp;&quot;[&quot;&amp;[.C6]*2&amp;&quot;]&quot;;[.Q6]&amp;&quot; &quot;&amp;[.F6])&amp;&quot;;&quot;" office:value-type="string" office:string-value="uint16_t StorCtl_Mod;" calcext:value-type="string">
            <text:p>uint16_t StorCtl_Mod;</text:p>
          </table:table-cell>
        </table:table-row>
        <table:table-row table:style-name="ro5">
          <table:table-cell table:number-columns-repeated="2" table:style-name="ce1" office:value-type="float" office:value="7" calcext:value-type="float">
            <text:p>7</text:p>
          </table:table-cell>
          <table:table-cell table:style-name="ce1" office:value-type="float" office:value="1" calcext:value-type="float">
            <text:p>1</text:p>
          </table:table-cell>
          <table:table-cell table:style-name="ce1" office:value-type="string" calcext:value-type="string">
            <text:p>RW</text:p>
          </table:table-cell>
          <table:table-cell table:style-name="ce1" office:value-type="string" calcext:value-type="string">
            <text:p>0x03</text:p>
            <text:p>0x06</text:p>
            <text:p>0x10</text:p>
          </table:table-cell>
          <table:table-cell table:style-name="ce3" office:value-type="string" calcext:value-type="string">
            <text:p>VAChaMax</text:p>
          </table:table-cell>
          <table:table-cell table:style-name="ce3" office:value-type="string" calcext:value-type="string">
            <text:p>Setpoint for maximum charging VA.</text:p>
          </table:table-cell>
          <table:table-cell table:style-name="ce1" office:value-type="string" calcext:value-type="string">
            <text:p>uint16</text:p>
          </table:table-cell>
          <table:table-cell/>
          <table:table-cell table:formula="of:=IF([.H7]=&quot;int16&quot;;&quot;int16_t&quot;;[.H7])" office:value-type="string" office:string-value="uint16" calcext:value-type="string">
            <text:p>uint16</text:p>
          </table:table-cell>
          <table:table-cell table:formula="of:=IF([.J7]=&quot;uint16&quot;;&quot;uint16_t&quot;;[.J7])" office:value-type="string" office:string-value="uint16_t" calcext:value-type="string">
            <text:p>uint16_t</text:p>
          </table:table-cell>
          <table:table-cell table:formula="of:=IF([.K7]=&quot;sunssf&quot;;&quot;int16_t&quot;;[.K7])" office:value-type="string" office:string-value="uint16_t" calcext:value-type="string">
            <text:p>uint16_t</text:p>
          </table:table-cell>
          <table:table-cell table:formula="of:=IF([.L7]=&quot;enum16&quot;;&quot;uint16_t&quot;;[.L7])" office:value-type="string" office:string-value="uint16_t" calcext:value-type="string">
            <text:p>uint16_t</text:p>
          </table:table-cell>
          <table:table-cell table:formula="of:=IF([.M7]=&quot;bitfield16&quot;;&quot;uint16_t&quot;;[.M7])" office:value-type="string" office:string-value="uint16_t" calcext:value-type="string">
            <text:p>uint16_t</text:p>
          </table:table-cell>
          <table:table-cell table:formula="of:=IF([.N7]=&quot;bitfield32&quot;;&quot;uint32_t&quot;;[.N7])" office:value-type="string" office:string-value="uint16_t" calcext:value-type="string">
            <text:p>uint16_t</text:p>
          </table:table-cell>
          <table:table-cell table:style-name="ce10" table:formula="of:=IF([.O7]=&quot;acc32&quot;;&quot;uint32_t&quot;;[.O7])" office:value-type="string" office:string-value="uint16_t" calcext:value-type="string">
            <text:p>uint16_t</text:p>
          </table:table-cell>
          <table:table-cell table:style-name="ce10" table:formula="of:=IF([.P7]=&quot;acc64&quot;;&quot;uint64_t&quot;;[.P7])" office:value-type="string" office:string-value="uint16_t" calcext:value-type="string">
            <text:p>uint16_t</text:p>
          </table:table-cell>
          <table:table-cell/>
          <table:table-cell table:style-name="ce11" table:formula="of:=IF([.H7]=&quot;string&quot;;&quot;char &quot;&amp;[.F7]&amp;&quot;[&quot;&amp;[.C7]*2&amp;&quot;]&quot;;[.Q7]&amp;&quot; &quot;&amp;[.F7])&amp;&quot;;&quot;" office:value-type="string" office:string-value="uint16_t VAChaMax;" calcext:value-type="string">
            <text:p>uint16_t VAChaMax;</text:p>
          </table:table-cell>
        </table:table-row>
        <table:table-row table:style-name="ro7">
          <table:table-cell table:number-columns-repeated="2" table:style-name="ce1" office:value-type="float" office:value="8" calcext:value-type="float">
            <text:p>8</text:p>
          </table:table-cell>
          <table:table-cell table:style-name="ce1" office:value-type="float" office:value="1" calcext:value-type="float">
            <text:p>1</text:p>
          </table:table-cell>
          <table:table-cell table:style-name="ce1" office:value-type="string" calcext:value-type="string">
            <text:p>RW</text:p>
          </table:table-cell>
          <table:table-cell table:style-name="ce1" office:value-type="string" calcext:value-type="string">
            <text:p>0x03</text:p>
            <text:p>0x06</text:p>
            <text:p>0x10</text:p>
          </table:table-cell>
          <table:table-cell table:style-name="ce3" office:value-type="string" calcext:value-type="string">
            <text:p>MinRsvPct</text:p>
          </table:table-cell>
          <table:table-cell table:style-name="ce3" office:value-type="string" calcext:value-type="string">
            <text:p>Setpoint for minimum reserve for storage as a percentage of the nominal maximum storage.</text:p>
          </table:table-cell>
          <table:table-cell table:style-name="ce1" office:value-type="string" calcext:value-type="string">
            <text:p>uint16</text:p>
          </table:table-cell>
          <table:table-cell/>
          <table:table-cell table:formula="of:=IF([.H8]=&quot;int16&quot;;&quot;int16_t&quot;;[.H8])" office:value-type="string" office:string-value="uint16" calcext:value-type="string">
            <text:p>uint16</text:p>
          </table:table-cell>
          <table:table-cell table:formula="of:=IF([.J8]=&quot;uint16&quot;;&quot;uint16_t&quot;;[.J8])" office:value-type="string" office:string-value="uint16_t" calcext:value-type="string">
            <text:p>uint16_t</text:p>
          </table:table-cell>
          <table:table-cell table:formula="of:=IF([.K8]=&quot;sunssf&quot;;&quot;int16_t&quot;;[.K8])" office:value-type="string" office:string-value="uint16_t" calcext:value-type="string">
            <text:p>uint16_t</text:p>
          </table:table-cell>
          <table:table-cell table:formula="of:=IF([.L8]=&quot;enum16&quot;;&quot;uint16_t&quot;;[.L8])" office:value-type="string" office:string-value="uint16_t" calcext:value-type="string">
            <text:p>uint16_t</text:p>
          </table:table-cell>
          <table:table-cell table:formula="of:=IF([.M8]=&quot;bitfield16&quot;;&quot;uint16_t&quot;;[.M8])" office:value-type="string" office:string-value="uint16_t" calcext:value-type="string">
            <text:p>uint16_t</text:p>
          </table:table-cell>
          <table:table-cell table:formula="of:=IF([.N8]=&quot;bitfield32&quot;;&quot;uint32_t&quot;;[.N8])" office:value-type="string" office:string-value="uint16_t" calcext:value-type="string">
            <text:p>uint16_t</text:p>
          </table:table-cell>
          <table:table-cell table:style-name="ce10" table:formula="of:=IF([.O8]=&quot;acc32&quot;;&quot;uint32_t&quot;;[.O8])" office:value-type="string" office:string-value="uint16_t" calcext:value-type="string">
            <text:p>uint16_t</text:p>
          </table:table-cell>
          <table:table-cell table:style-name="ce10" table:formula="of:=IF([.P8]=&quot;acc64&quot;;&quot;uint64_t&quot;;[.P8])" office:value-type="string" office:string-value="uint16_t" calcext:value-type="string">
            <text:p>uint16_t</text:p>
          </table:table-cell>
          <table:table-cell/>
          <table:table-cell table:style-name="ce11" table:formula="of:=IF([.H8]=&quot;string&quot;;&quot;char &quot;&amp;[.F8]&amp;&quot;[&quot;&amp;[.C8]*2&amp;&quot;]&quot;;[.Q8]&amp;&quot; &quot;&amp;[.F8])&amp;&quot;;&quot;" office:value-type="string" office:string-value="uint16_t MinRsvPct;" calcext:value-type="string">
            <text:p>uint16_t MinRsvPct;</text:p>
          </table:table-cell>
        </table:table-row>
        <table:table-row table:style-name="ro2">
          <table:table-cell table:number-columns-repeated="2" table:style-name="ce1" office:value-type="float" office:value="9" calcext:value-type="float">
            <text:p>9</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ChaState</text:p>
          </table:table-cell>
          <table:table-cell table:style-name="ce3" office:value-type="string" calcext:value-type="string">
            <text:p>Currently available energy as a percent of the capacity rating.</text:p>
          </table:table-cell>
          <table:table-cell table:style-name="ce1" office:value-type="string" calcext:value-type="string">
            <text:p>uint16</text:p>
          </table:table-cell>
          <table:table-cell/>
          <table:table-cell table:formula="of:=IF([.H9]=&quot;int16&quot;;&quot;int16_t&quot;;[.H9])" office:value-type="string" office:string-value="uint16" calcext:value-type="string">
            <text:p>uint16</text:p>
          </table:table-cell>
          <table:table-cell table:formula="of:=IF([.J9]=&quot;uint16&quot;;&quot;uint16_t&quot;;[.J9])" office:value-type="string" office:string-value="uint16_t" calcext:value-type="string">
            <text:p>uint16_t</text:p>
          </table:table-cell>
          <table:table-cell table:formula="of:=IF([.K9]=&quot;sunssf&quot;;&quot;int16_t&quot;;[.K9])" office:value-type="string" office:string-value="uint16_t" calcext:value-type="string">
            <text:p>uint16_t</text:p>
          </table:table-cell>
          <table:table-cell table:formula="of:=IF([.L9]=&quot;enum16&quot;;&quot;uint16_t&quot;;[.L9])" office:value-type="string" office:string-value="uint16_t" calcext:value-type="string">
            <text:p>uint16_t</text:p>
          </table:table-cell>
          <table:table-cell table:formula="of:=IF([.M9]=&quot;bitfield16&quot;;&quot;uint16_t&quot;;[.M9])" office:value-type="string" office:string-value="uint16_t" calcext:value-type="string">
            <text:p>uint16_t</text:p>
          </table:table-cell>
          <table:table-cell table:formula="of:=IF([.N9]=&quot;bitfield32&quot;;&quot;uint32_t&quot;;[.N9])" office:value-type="string" office:string-value="uint16_t" calcext:value-type="string">
            <text:p>uint16_t</text:p>
          </table:table-cell>
          <table:table-cell table:style-name="ce10" table:formula="of:=IF([.O9]=&quot;acc32&quot;;&quot;uint32_t&quot;;[.O9])" office:value-type="string" office:string-value="uint16_t" calcext:value-type="string">
            <text:p>uint16_t</text:p>
          </table:table-cell>
          <table:table-cell table:style-name="ce10" table:formula="of:=IF([.P9]=&quot;acc64&quot;;&quot;uint64_t&quot;;[.P9])" office:value-type="string" office:string-value="uint16_t" calcext:value-type="string">
            <text:p>uint16_t</text:p>
          </table:table-cell>
          <table:table-cell/>
          <table:table-cell table:style-name="ce11" table:formula="of:=IF([.H9]=&quot;string&quot;;&quot;char &quot;&amp;[.F9]&amp;&quot;[&quot;&amp;[.C9]*2&amp;&quot;]&quot;;[.Q9]&amp;&quot; &quot;&amp;[.F9])&amp;&quot;;&quot;" office:value-type="string" office:string-value="uint16_t ChaState;" calcext:value-type="string">
            <text:p>uint16_t ChaState;</text:p>
          </table:table-cell>
        </table:table-row>
        <table:table-row table:style-name="ro7">
          <table:table-cell table:number-columns-repeated="2" table:style-name="ce15" office:value-type="float" office:value="10" calcext:value-type="float">
            <text:p>10</text:p>
          </table:table-cell>
          <table:table-cell table:style-name="ce15" office:value-type="float" office:value="1" calcext:value-type="float">
            <text:p>1</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StorAval</text:p>
          </table:table-cell>
          <table:table-cell table:style-name="ce16" office:value-type="string" calcext:value-type="string">
            <text:p>State of charge (ChaState) minus storage reserve (MinRsvPct) times capacity rating (AhrRtg).</text:p>
          </table:table-cell>
          <table:table-cell table:style-name="ce15" office:value-type="string" calcext:value-type="string">
            <text:p>uint16</text:p>
          </table:table-cell>
          <table:table-cell/>
          <table:table-cell table:formula="of:=IF([.H10]=&quot;int16&quot;;&quot;int16_t&quot;;[.H10])" office:value-type="string" office:string-value="uint16" calcext:value-type="string">
            <text:p>uint16</text:p>
          </table:table-cell>
          <table:table-cell table:formula="of:=IF([.J10]=&quot;uint16&quot;;&quot;uint16_t&quot;;[.J10])" office:value-type="string" office:string-value="uint16_t" calcext:value-type="string">
            <text:p>uint16_t</text:p>
          </table:table-cell>
          <table:table-cell table:formula="of:=IF([.K10]=&quot;sunssf&quot;;&quot;int16_t&quot;;[.K10])" office:value-type="string" office:string-value="uint16_t" calcext:value-type="string">
            <text:p>uint16_t</text:p>
          </table:table-cell>
          <table:table-cell table:formula="of:=IF([.L10]=&quot;enum16&quot;;&quot;uint16_t&quot;;[.L10])" office:value-type="string" office:string-value="uint16_t" calcext:value-type="string">
            <text:p>uint16_t</text:p>
          </table:table-cell>
          <table:table-cell table:formula="of:=IF([.M10]=&quot;bitfield16&quot;;&quot;uint16_t&quot;;[.M10])" office:value-type="string" office:string-value="uint16_t" calcext:value-type="string">
            <text:p>uint16_t</text:p>
          </table:table-cell>
          <table:table-cell table:formula="of:=IF([.N10]=&quot;bitfield32&quot;;&quot;uint32_t&quot;;[.N10])" office:value-type="string" office:string-value="uint16_t" calcext:value-type="string">
            <text:p>uint16_t</text:p>
          </table:table-cell>
          <table:table-cell table:style-name="ce10" table:formula="of:=IF([.O10]=&quot;acc32&quot;;&quot;uint32_t&quot;;[.O10])" office:value-type="string" office:string-value="uint16_t" calcext:value-type="string">
            <text:p>uint16_t</text:p>
          </table:table-cell>
          <table:table-cell table:style-name="ce10" table:formula="of:=IF([.P10]=&quot;acc64&quot;;&quot;uint64_t&quot;;[.P10])" office:value-type="string" office:string-value="uint16_t" calcext:value-type="string">
            <text:p>uint16_t</text:p>
          </table:table-cell>
          <table:table-cell/>
          <table:table-cell table:style-name="ce11" table:formula="of:=IF([.H10]=&quot;string&quot;;&quot;char &quot;&amp;[.F10]&amp;&quot;[&quot;&amp;[.C10]*2&amp;&quot;]&quot;;[.Q10]&amp;&quot; &quot;&amp;[.F10])&amp;&quot;;&quot;" office:value-type="string" office:string-value="uint16_t StorAval;" calcext:value-type="string">
            <text:p>uint16_t StorAval;</text:p>
          </table:table-cell>
        </table:table-row>
        <table:table-row table:style-name="ro3">
          <table:table-cell table:number-columns-repeated="2" table:style-name="ce15" office:value-type="float" office:value="11" calcext:value-type="float">
            <text:p>11</text:p>
          </table:table-cell>
          <table:table-cell table:style-name="ce15" office:value-type="float" office:value="1" calcext:value-type="float">
            <text:p>1</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InBatV</text:p>
          </table:table-cell>
          <table:table-cell table:style-name="ce16" office:value-type="string" calcext:value-type="string">
            <text:p>Internal battery voltage.</text:p>
          </table:table-cell>
          <table:table-cell table:style-name="ce15" office:value-type="string" calcext:value-type="string">
            <text:p>uint16</text:p>
          </table:table-cell>
          <table:table-cell/>
          <table:table-cell table:formula="of:=IF([.H11]=&quot;int16&quot;;&quot;int16_t&quot;;[.H11])" office:value-type="string" office:string-value="uint16" calcext:value-type="string">
            <text:p>uint16</text:p>
          </table:table-cell>
          <table:table-cell table:formula="of:=IF([.J11]=&quot;uint16&quot;;&quot;uint16_t&quot;;[.J11])" office:value-type="string" office:string-value="uint16_t" calcext:value-type="string">
            <text:p>uint16_t</text:p>
          </table:table-cell>
          <table:table-cell table:formula="of:=IF([.K11]=&quot;sunssf&quot;;&quot;int16_t&quot;;[.K11])" office:value-type="string" office:string-value="uint16_t" calcext:value-type="string">
            <text:p>uint16_t</text:p>
          </table:table-cell>
          <table:table-cell table:formula="of:=IF([.L11]=&quot;enum16&quot;;&quot;uint16_t&quot;;[.L11])" office:value-type="string" office:string-value="uint16_t" calcext:value-type="string">
            <text:p>uint16_t</text:p>
          </table:table-cell>
          <table:table-cell table:formula="of:=IF([.M11]=&quot;bitfield16&quot;;&quot;uint16_t&quot;;[.M11])" office:value-type="string" office:string-value="uint16_t" calcext:value-type="string">
            <text:p>uint16_t</text:p>
          </table:table-cell>
          <table:table-cell table:formula="of:=IF([.N11]=&quot;bitfield32&quot;;&quot;uint32_t&quot;;[.N11])" office:value-type="string" office:string-value="uint16_t" calcext:value-type="string">
            <text:p>uint16_t</text:p>
          </table:table-cell>
          <table:table-cell table:style-name="ce10" table:formula="of:=IF([.O11]=&quot;acc32&quot;;&quot;uint32_t&quot;;[.O11])" office:value-type="string" office:string-value="uint16_t" calcext:value-type="string">
            <text:p>uint16_t</text:p>
          </table:table-cell>
          <table:table-cell table:style-name="ce10" table:formula="of:=IF([.P11]=&quot;acc64&quot;;&quot;uint64_t&quot;;[.P11])" office:value-type="string" office:string-value="uint16_t" calcext:value-type="string">
            <text:p>uint16_t</text:p>
          </table:table-cell>
          <table:table-cell/>
          <table:table-cell table:style-name="ce11" table:formula="of:=IF([.H11]=&quot;string&quot;;&quot;char &quot;&amp;[.F11]&amp;&quot;[&quot;&amp;[.C11]*2&amp;&quot;]&quot;;[.Q11]&amp;&quot; &quot;&amp;[.F11])&amp;&quot;;&quot;" office:value-type="string" office:string-value="uint16_t InBatV;" calcext:value-type="string">
            <text:p>uint16_t InBatV;</text:p>
          </table:table-cell>
        </table:table-row>
        <table:table-row table:style-name="ro5">
          <table:table-cell table:number-columns-repeated="2" table:style-name="ce1" office:value-type="float" office:value="12" calcext:value-type="float">
            <text:p>12</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ChaSt</text:p>
          </table:table-cell>
          <table:table-cell table:style-name="ce3" office:value-type="string" calcext:value-type="string">
            <text:p>Charge status of storage device. Enumerated value.</text:p>
          </table:table-cell>
          <table:table-cell table:style-name="ce1" office:value-type="string" calcext:value-type="string">
            <text:p>enum16</text:p>
          </table:table-cell>
          <table:table-cell/>
          <table:table-cell table:formula="of:=IF([.H12]=&quot;int16&quot;;&quot;int16_t&quot;;[.H12])" office:value-type="string" office:string-value="enum16" calcext:value-type="string">
            <text:p>enum16</text:p>
          </table:table-cell>
          <table:table-cell table:formula="of:=IF([.J12]=&quot;uint16&quot;;&quot;uint16_t&quot;;[.J12])" office:value-type="string" office:string-value="enum16" calcext:value-type="string">
            <text:p>enum16</text:p>
          </table:table-cell>
          <table:table-cell table:formula="of:=IF([.K12]=&quot;sunssf&quot;;&quot;int16_t&quot;;[.K12])" office:value-type="string" office:string-value="enum16" calcext:value-type="string">
            <text:p>enum16</text:p>
          </table:table-cell>
          <table:table-cell table:formula="of:=IF([.L12]=&quot;enum16&quot;;&quot;uint16_t&quot;;[.L12])" office:value-type="string" office:string-value="uint16_t" calcext:value-type="string">
            <text:p>uint16_t</text:p>
          </table:table-cell>
          <table:table-cell table:formula="of:=IF([.M12]=&quot;bitfield16&quot;;&quot;uint16_t&quot;;[.M12])" office:value-type="string" office:string-value="uint16_t" calcext:value-type="string">
            <text:p>uint16_t</text:p>
          </table:table-cell>
          <table:table-cell table:formula="of:=IF([.N12]=&quot;bitfield32&quot;;&quot;uint32_t&quot;;[.N12])" office:value-type="string" office:string-value="uint16_t" calcext:value-type="string">
            <text:p>uint16_t</text:p>
          </table:table-cell>
          <table:table-cell table:style-name="ce10" table:formula="of:=IF([.O12]=&quot;acc32&quot;;&quot;uint32_t&quot;;[.O12])" office:value-type="string" office:string-value="uint16_t" calcext:value-type="string">
            <text:p>uint16_t</text:p>
          </table:table-cell>
          <table:table-cell table:style-name="ce10" table:formula="of:=IF([.P12]=&quot;acc64&quot;;&quot;uint64_t&quot;;[.P12])" office:value-type="string" office:string-value="uint16_t" calcext:value-type="string">
            <text:p>uint16_t</text:p>
          </table:table-cell>
          <table:table-cell/>
          <table:table-cell table:style-name="ce11" table:formula="of:=IF([.H12]=&quot;string&quot;;&quot;char &quot;&amp;[.F12]&amp;&quot;[&quot;&amp;[.C12]*2&amp;&quot;]&quot;;[.Q12]&amp;&quot; &quot;&amp;[.F12])&amp;&quot;;&quot;" office:value-type="string" office:string-value="uint16_t ChaSt;" calcext:value-type="string">
            <text:p>uint16_t ChaSt;</text:p>
          </table:table-cell>
        </table:table-row>
        <table:table-row table:style-name="ro12">
          <table:table-cell table:number-columns-repeated="2" table:style-name="ce1" office:value-type="float" office:value="13" calcext:value-type="float">
            <text:p>13</text:p>
          </table:table-cell>
          <table:table-cell table:style-name="ce1" office:value-type="float" office:value="1" calcext:value-type="float">
            <text:p>1</text:p>
          </table:table-cell>
          <table:table-cell table:style-name="ce1" office:value-type="string" calcext:value-type="string">
            <text:p>RW</text:p>
          </table:table-cell>
          <table:table-cell table:style-name="ce1" office:value-type="string" calcext:value-type="string">
            <text:p>0x03</text:p>
            <text:p>0x06</text:p>
            <text:p>0x10</text:p>
          </table:table-cell>
          <table:table-cell table:style-name="ce3" office:value-type="string" calcext:value-type="string">
            <text:p>OutWRte</text:p>
          </table:table-cell>
          <table:table-cell table:style-name="ce3" office:value-type="string" calcext:value-type="string">
            <text:p>Percent of max discharge rate.</text:p>
            <text:p/>
            <text:p>Additional Fronius description:</text:p>
            <text:p>Defines maximum Discharge rate. If not used than the default is 100 and WChaMax defines max. Discharge rate.</text:p>
            <text:p>See WChaMax for details</text:p>
            <text:p/>
          </table:table-cell>
          <table:table-cell table:style-name="ce1" office:value-type="string" calcext:value-type="string">
            <text:p>int16</text:p>
          </table:table-cell>
          <table:table-cell/>
          <table:table-cell table:formula="of:=IF([.H13]=&quot;int16&quot;;&quot;int16_t&quot;;[.H13])" office:value-type="string" office:string-value="int16_t" calcext:value-type="string">
            <text:p>int16_t</text:p>
          </table:table-cell>
          <table:table-cell table:formula="of:=IF([.J13]=&quot;uint16&quot;;&quot;uint16_t&quot;;[.J13])" office:value-type="string" office:string-value="int16_t" calcext:value-type="string">
            <text:p>int16_t</text:p>
          </table:table-cell>
          <table:table-cell table:formula="of:=IF([.K13]=&quot;sunssf&quot;;&quot;int16_t&quot;;[.K13])" office:value-type="string" office:string-value="int16_t" calcext:value-type="string">
            <text:p>int16_t</text:p>
          </table:table-cell>
          <table:table-cell table:formula="of:=IF([.L13]=&quot;enum16&quot;;&quot;uint16_t&quot;;[.L13])" office:value-type="string" office:string-value="int16_t" calcext:value-type="string">
            <text:p>int16_t</text:p>
          </table:table-cell>
          <table:table-cell table:formula="of:=IF([.M13]=&quot;bitfield16&quot;;&quot;uint16_t&quot;;[.M13])" office:value-type="string" office:string-value="int16_t" calcext:value-type="string">
            <text:p>int16_t</text:p>
          </table:table-cell>
          <table:table-cell table:formula="of:=IF([.N13]=&quot;bitfield32&quot;;&quot;uint32_t&quot;;[.N13])" office:value-type="string" office:string-value="int16_t" calcext:value-type="string">
            <text:p>int16_t</text:p>
          </table:table-cell>
          <table:table-cell table:style-name="ce10" table:formula="of:=IF([.O13]=&quot;acc32&quot;;&quot;uint32_t&quot;;[.O13])" office:value-type="string" office:string-value="int16_t" calcext:value-type="string">
            <text:p>int16_t</text:p>
          </table:table-cell>
          <table:table-cell table:style-name="ce10" table:formula="of:=IF([.P13]=&quot;acc64&quot;;&quot;uint64_t&quot;;[.P13])" office:value-type="string" office:string-value="int16_t" calcext:value-type="string">
            <text:p>int16_t</text:p>
          </table:table-cell>
          <table:table-cell/>
          <table:table-cell table:style-name="ce11" table:formula="of:=IF([.H13]=&quot;string&quot;;&quot;char &quot;&amp;[.F13]&amp;&quot;[&quot;&amp;[.C13]*2&amp;&quot;]&quot;;[.Q13]&amp;&quot; &quot;&amp;[.F13])&amp;&quot;;&quot;" office:value-type="string" office:string-value="int16_t OutWRte;" calcext:value-type="string">
            <text:p>int16_t OutWRte;</text:p>
          </table:table-cell>
        </table:table-row>
        <table:table-row table:style-name="ro9">
          <table:table-cell table:number-columns-repeated="2" table:style-name="ce1" office:value-type="float" office:value="14" calcext:value-type="float">
            <text:p>14</text:p>
          </table:table-cell>
          <table:table-cell table:style-name="ce1" office:value-type="float" office:value="1" calcext:value-type="float">
            <text:p>1</text:p>
          </table:table-cell>
          <table:table-cell table:style-name="ce1" office:value-type="string" calcext:value-type="string">
            <text:p>RW</text:p>
          </table:table-cell>
          <table:table-cell table:style-name="ce1" office:value-type="string" calcext:value-type="string">
            <text:p>0x03</text:p>
            <text:p>0x06</text:p>
            <text:p>0x10</text:p>
          </table:table-cell>
          <table:table-cell table:style-name="ce3" office:value-type="string" calcext:value-type="string">
            <text:p>InWRte</text:p>
          </table:table-cell>
          <table:table-cell table:style-name="ce3" office:value-type="string" calcext:value-type="string">
            <text:p>Percent of max charging rate.</text:p>
            <text:p/>
            <text:p>Additional Fronius description:</text:p>
            <text:p>Defines maximum Charge rate. If not used than the default is 100 and WChaMax defines max. Charge rate.</text:p>
            <text:p>See WChaMax for details</text:p>
            <text:p/>
          </table:table-cell>
          <table:table-cell table:style-name="ce1" office:value-type="string" calcext:value-type="string">
            <text:p>int16</text:p>
          </table:table-cell>
          <table:table-cell/>
          <table:table-cell table:formula="of:=IF([.H14]=&quot;int16&quot;;&quot;int16_t&quot;;[.H14])" office:value-type="string" office:string-value="int16_t" calcext:value-type="string">
            <text:p>int16_t</text:p>
          </table:table-cell>
          <table:table-cell table:formula="of:=IF([.J14]=&quot;uint16&quot;;&quot;uint16_t&quot;;[.J14])" office:value-type="string" office:string-value="int16_t" calcext:value-type="string">
            <text:p>int16_t</text:p>
          </table:table-cell>
          <table:table-cell table:formula="of:=IF([.K14]=&quot;sunssf&quot;;&quot;int16_t&quot;;[.K14])" office:value-type="string" office:string-value="int16_t" calcext:value-type="string">
            <text:p>int16_t</text:p>
          </table:table-cell>
          <table:table-cell table:formula="of:=IF([.L14]=&quot;enum16&quot;;&quot;uint16_t&quot;;[.L14])" office:value-type="string" office:string-value="int16_t" calcext:value-type="string">
            <text:p>int16_t</text:p>
          </table:table-cell>
          <table:table-cell table:formula="of:=IF([.M14]=&quot;bitfield16&quot;;&quot;uint16_t&quot;;[.M14])" office:value-type="string" office:string-value="int16_t" calcext:value-type="string">
            <text:p>int16_t</text:p>
          </table:table-cell>
          <table:table-cell table:formula="of:=IF([.N14]=&quot;bitfield32&quot;;&quot;uint32_t&quot;;[.N14])" office:value-type="string" office:string-value="int16_t" calcext:value-type="string">
            <text:p>int16_t</text:p>
          </table:table-cell>
          <table:table-cell table:style-name="ce10" table:formula="of:=IF([.O14]=&quot;acc32&quot;;&quot;uint32_t&quot;;[.O14])" office:value-type="string" office:string-value="int16_t" calcext:value-type="string">
            <text:p>int16_t</text:p>
          </table:table-cell>
          <table:table-cell table:style-name="ce10" table:formula="of:=IF([.P14]=&quot;acc64&quot;;&quot;uint64_t&quot;;[.P14])" office:value-type="string" office:string-value="int16_t" calcext:value-type="string">
            <text:p>int16_t</text:p>
          </table:table-cell>
          <table:table-cell/>
          <table:table-cell table:style-name="ce11" table:formula="of:=IF([.H14]=&quot;string&quot;;&quot;char &quot;&amp;[.F14]&amp;&quot;[&quot;&amp;[.C14]*2&amp;&quot;]&quot;;[.Q14]&amp;&quot; &quot;&amp;[.F14])&amp;&quot;;&quot;" office:value-type="string" office:string-value="int16_t InWRte;" calcext:value-type="string">
            <text:p>int16_t InWRte;</text:p>
          </table:table-cell>
        </table:table-row>
        <table:table-row table:style-name="ro5">
          <table:table-cell table:number-columns-repeated="2" table:style-name="ce15" office:value-type="float" office:value="15" calcext:value-type="float">
            <text:p>15</text:p>
          </table:table-cell>
          <table:table-cell table:style-name="ce15" office:value-type="float" office:value="1" calcext:value-type="float">
            <text:p>1</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InOutWRte_WinTms</text:p>
          </table:table-cell>
          <table:table-cell table:style-name="ce16" office:value-type="string" calcext:value-type="string">
            <text:p>Time window for charge/discharge rate change.</text:p>
          </table:table-cell>
          <table:table-cell table:style-name="ce15" office:value-type="string" calcext:value-type="string">
            <text:p>uint16</text:p>
          </table:table-cell>
          <table:table-cell/>
          <table:table-cell table:formula="of:=IF([.H15]=&quot;int16&quot;;&quot;int16_t&quot;;[.H15])" office:value-type="string" office:string-value="uint16" calcext:value-type="string">
            <text:p>uint16</text:p>
          </table:table-cell>
          <table:table-cell table:formula="of:=IF([.J15]=&quot;uint16&quot;;&quot;uint16_t&quot;;[.J15])" office:value-type="string" office:string-value="uint16_t" calcext:value-type="string">
            <text:p>uint16_t</text:p>
          </table:table-cell>
          <table:table-cell table:formula="of:=IF([.K15]=&quot;sunssf&quot;;&quot;int16_t&quot;;[.K15])" office:value-type="string" office:string-value="uint16_t" calcext:value-type="string">
            <text:p>uint16_t</text:p>
          </table:table-cell>
          <table:table-cell table:formula="of:=IF([.L15]=&quot;enum16&quot;;&quot;uint16_t&quot;;[.L15])" office:value-type="string" office:string-value="uint16_t" calcext:value-type="string">
            <text:p>uint16_t</text:p>
          </table:table-cell>
          <table:table-cell table:formula="of:=IF([.M15]=&quot;bitfield16&quot;;&quot;uint16_t&quot;;[.M15])" office:value-type="string" office:string-value="uint16_t" calcext:value-type="string">
            <text:p>uint16_t</text:p>
          </table:table-cell>
          <table:table-cell table:formula="of:=IF([.N15]=&quot;bitfield32&quot;;&quot;uint32_t&quot;;[.N15])" office:value-type="string" office:string-value="uint16_t" calcext:value-type="string">
            <text:p>uint16_t</text:p>
          </table:table-cell>
          <table:table-cell table:style-name="ce10" table:formula="of:=IF([.O15]=&quot;acc32&quot;;&quot;uint32_t&quot;;[.O15])" office:value-type="string" office:string-value="uint16_t" calcext:value-type="string">
            <text:p>uint16_t</text:p>
          </table:table-cell>
          <table:table-cell table:style-name="ce10" table:formula="of:=IF([.P15]=&quot;acc64&quot;;&quot;uint64_t&quot;;[.P15])" office:value-type="string" office:string-value="uint16_t" calcext:value-type="string">
            <text:p>uint16_t</text:p>
          </table:table-cell>
          <table:table-cell/>
          <table:table-cell table:style-name="ce11" table:formula="of:=IF([.H15]=&quot;string&quot;;&quot;char &quot;&amp;[.F15]&amp;&quot;[&quot;&amp;[.C15]*2&amp;&quot;]&quot;;[.Q15]&amp;&quot; &quot;&amp;[.F15])&amp;&quot;;&quot;" office:value-type="string" office:string-value="uint16_t InOutWRte_WinTms;" calcext:value-type="string">
            <text:p>uint16_t InOutWRte_WinTms;</text:p>
          </table:table-cell>
        </table:table-row>
        <table:table-row table:style-name="ro5">
          <table:table-cell table:number-columns-repeated="2" table:style-name="ce1" office:value-type="float" office:value="16" calcext:value-type="float">
            <text:p>16</text:p>
          </table:table-cell>
          <table:table-cell table:style-name="ce1" office:value-type="float" office:value="1" calcext:value-type="float">
            <text:p>1</text:p>
          </table:table-cell>
          <table:table-cell table:style-name="ce1" office:value-type="string" calcext:value-type="string">
            <text:p>RW</text:p>
          </table:table-cell>
          <table:table-cell table:style-name="ce1" office:value-type="string" calcext:value-type="string">
            <text:p>0x03</text:p>
            <text:p>0x06</text:p>
            <text:p>0x10</text:p>
          </table:table-cell>
          <table:table-cell table:style-name="ce3" office:value-type="string" calcext:value-type="string">
            <text:p>InOutWRte_RvrtTms</text:p>
          </table:table-cell>
          <table:table-cell table:style-name="ce3" office:value-type="string" calcext:value-type="string">
            <text:p>Timeout period for charge/discharge rate.</text:p>
          </table:table-cell>
          <table:table-cell table:style-name="ce1" office:value-type="string" calcext:value-type="string">
            <text:p>uint16</text:p>
          </table:table-cell>
          <table:table-cell/>
          <table:table-cell table:formula="of:=IF([.H16]=&quot;int16&quot;;&quot;int16_t&quot;;[.H16])" office:value-type="string" office:string-value="uint16" calcext:value-type="string">
            <text:p>uint16</text:p>
          </table:table-cell>
          <table:table-cell table:formula="of:=IF([.J16]=&quot;uint16&quot;;&quot;uint16_t&quot;;[.J16])" office:value-type="string" office:string-value="uint16_t" calcext:value-type="string">
            <text:p>uint16_t</text:p>
          </table:table-cell>
          <table:table-cell table:formula="of:=IF([.K16]=&quot;sunssf&quot;;&quot;int16_t&quot;;[.K16])" office:value-type="string" office:string-value="uint16_t" calcext:value-type="string">
            <text:p>uint16_t</text:p>
          </table:table-cell>
          <table:table-cell table:formula="of:=IF([.L16]=&quot;enum16&quot;;&quot;uint16_t&quot;;[.L16])" office:value-type="string" office:string-value="uint16_t" calcext:value-type="string">
            <text:p>uint16_t</text:p>
          </table:table-cell>
          <table:table-cell table:formula="of:=IF([.M16]=&quot;bitfield16&quot;;&quot;uint16_t&quot;;[.M16])" office:value-type="string" office:string-value="uint16_t" calcext:value-type="string">
            <text:p>uint16_t</text:p>
          </table:table-cell>
          <table:table-cell table:formula="of:=IF([.N16]=&quot;bitfield32&quot;;&quot;uint32_t&quot;;[.N16])" office:value-type="string" office:string-value="uint16_t" calcext:value-type="string">
            <text:p>uint16_t</text:p>
          </table:table-cell>
          <table:table-cell table:style-name="ce10" table:formula="of:=IF([.O16]=&quot;acc32&quot;;&quot;uint32_t&quot;;[.O16])" office:value-type="string" office:string-value="uint16_t" calcext:value-type="string">
            <text:p>uint16_t</text:p>
          </table:table-cell>
          <table:table-cell table:style-name="ce10" table:formula="of:=IF([.P16]=&quot;acc64&quot;;&quot;uint64_t&quot;;[.P16])" office:value-type="string" office:string-value="uint16_t" calcext:value-type="string">
            <text:p>uint16_t</text:p>
          </table:table-cell>
          <table:table-cell/>
          <table:table-cell table:style-name="ce11" table:formula="of:=IF([.H16]=&quot;string&quot;;&quot;char &quot;&amp;[.F16]&amp;&quot;[&quot;&amp;[.C16]*2&amp;&quot;]&quot;;[.Q16]&amp;&quot; &quot;&amp;[.F16])&amp;&quot;;&quot;" office:value-type="string" office:string-value="uint16_t InOutWRte_RvrtTms;" calcext:value-type="string">
            <text:p>uint16_t InOutWRte_RvrtTms;</text:p>
          </table:table-cell>
        </table:table-row>
        <table:table-row table:style-name="ro2">
          <table:table-cell table:number-columns-repeated="2" table:style-name="ce15" office:value-type="float" office:value="17" calcext:value-type="float">
            <text:p>17</text:p>
          </table:table-cell>
          <table:table-cell table:style-name="ce15" office:value-type="float" office:value="1" calcext:value-type="float">
            <text:p>1</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InOutWRte_RmpTms</text:p>
          </table:table-cell>
          <table:table-cell table:style-name="ce16" office:value-type="string" calcext:value-type="string">
            <text:p>Ramp time for moving from current setpoint to new setpoint.</text:p>
          </table:table-cell>
          <table:table-cell table:style-name="ce15" office:value-type="string" calcext:value-type="string">
            <text:p>uint16</text:p>
          </table:table-cell>
          <table:table-cell/>
          <table:table-cell table:formula="of:=IF([.H17]=&quot;int16&quot;;&quot;int16_t&quot;;[.H17])" office:value-type="string" office:string-value="uint16" calcext:value-type="string">
            <text:p>uint16</text:p>
          </table:table-cell>
          <table:table-cell table:formula="of:=IF([.J17]=&quot;uint16&quot;;&quot;uint16_t&quot;;[.J17])" office:value-type="string" office:string-value="uint16_t" calcext:value-type="string">
            <text:p>uint16_t</text:p>
          </table:table-cell>
          <table:table-cell table:formula="of:=IF([.K17]=&quot;sunssf&quot;;&quot;int16_t&quot;;[.K17])" office:value-type="string" office:string-value="uint16_t" calcext:value-type="string">
            <text:p>uint16_t</text:p>
          </table:table-cell>
          <table:table-cell table:formula="of:=IF([.L17]=&quot;enum16&quot;;&quot;uint16_t&quot;;[.L17])" office:value-type="string" office:string-value="uint16_t" calcext:value-type="string">
            <text:p>uint16_t</text:p>
          </table:table-cell>
          <table:table-cell table:formula="of:=IF([.M17]=&quot;bitfield16&quot;;&quot;uint16_t&quot;;[.M17])" office:value-type="string" office:string-value="uint16_t" calcext:value-type="string">
            <text:p>uint16_t</text:p>
          </table:table-cell>
          <table:table-cell table:formula="of:=IF([.N17]=&quot;bitfield32&quot;;&quot;uint32_t&quot;;[.N17])" office:value-type="string" office:string-value="uint16_t" calcext:value-type="string">
            <text:p>uint16_t</text:p>
          </table:table-cell>
          <table:table-cell table:style-name="ce10" table:formula="of:=IF([.O17]=&quot;acc32&quot;;&quot;uint32_t&quot;;[.O17])" office:value-type="string" office:string-value="uint16_t" calcext:value-type="string">
            <text:p>uint16_t</text:p>
          </table:table-cell>
          <table:table-cell table:style-name="ce10" table:formula="of:=IF([.P17]=&quot;acc64&quot;;&quot;uint64_t&quot;;[.P17])" office:value-type="string" office:string-value="uint16_t" calcext:value-type="string">
            <text:p>uint16_t</text:p>
          </table:table-cell>
          <table:table-cell/>
          <table:table-cell table:style-name="ce11" table:formula="of:=IF([.H17]=&quot;string&quot;;&quot;char &quot;&amp;[.F17]&amp;&quot;[&quot;&amp;[.C17]*2&amp;&quot;]&quot;;[.Q17]&amp;&quot; &quot;&amp;[.F17])&amp;&quot;;&quot;" office:value-type="string" office:string-value="uint16_t InOutWRte_RmpTms;" calcext:value-type="string">
            <text:p>uint16_t InOutWRte_RmpTms;</text:p>
          </table:table-cell>
        </table:table-row>
        <table:table-row table:style-name="ro5">
          <table:table-cell table:number-columns-repeated="2" table:style-name="ce1" office:value-type="float" office:value="18" calcext:value-type="float">
            <text:p>18</text:p>
          </table:table-cell>
          <table:table-cell table:style-name="ce1" office:value-type="float" office:value="1" calcext:value-type="float">
            <text:p>1</text:p>
          </table:table-cell>
          <table:table-cell table:style-name="ce1" office:value-type="string" calcext:value-type="string">
            <text:p>RW</text:p>
          </table:table-cell>
          <table:table-cell table:style-name="ce1" office:value-type="string" calcext:value-type="string">
            <text:p>0x03</text:p>
            <text:p>0x06</text:p>
            <text:p>0x10</text:p>
          </table:table-cell>
          <table:table-cell table:style-name="ce3" office:value-type="string" calcext:value-type="string">
            <text:p>ChaGriSet</text:p>
          </table:table-cell>
          <table:table-cell table:style-name="ce3"/>
          <table:table-cell table:style-name="ce1" office:value-type="string" calcext:value-type="string">
            <text:p>enum16</text:p>
          </table:table-cell>
          <table:table-cell/>
          <table:table-cell table:formula="of:=IF([.H18]=&quot;int16&quot;;&quot;int16_t&quot;;[.H18])" office:value-type="string" office:string-value="enum16" calcext:value-type="string">
            <text:p>enum16</text:p>
          </table:table-cell>
          <table:table-cell table:formula="of:=IF([.J18]=&quot;uint16&quot;;&quot;uint16_t&quot;;[.J18])" office:value-type="string" office:string-value="enum16" calcext:value-type="string">
            <text:p>enum16</text:p>
          </table:table-cell>
          <table:table-cell table:formula="of:=IF([.K18]=&quot;sunssf&quot;;&quot;int16_t&quot;;[.K18])" office:value-type="string" office:string-value="enum16" calcext:value-type="string">
            <text:p>enum16</text:p>
          </table:table-cell>
          <table:table-cell table:formula="of:=IF([.L18]=&quot;enum16&quot;;&quot;uint16_t&quot;;[.L18])" office:value-type="string" office:string-value="uint16_t" calcext:value-type="string">
            <text:p>uint16_t</text:p>
          </table:table-cell>
          <table:table-cell table:formula="of:=IF([.M18]=&quot;bitfield16&quot;;&quot;uint16_t&quot;;[.M18])" office:value-type="string" office:string-value="uint16_t" calcext:value-type="string">
            <text:p>uint16_t</text:p>
          </table:table-cell>
          <table:table-cell table:formula="of:=IF([.N18]=&quot;bitfield32&quot;;&quot;uint32_t&quot;;[.N18])" office:value-type="string" office:string-value="uint16_t" calcext:value-type="string">
            <text:p>uint16_t</text:p>
          </table:table-cell>
          <table:table-cell table:style-name="ce10" table:formula="of:=IF([.O18]=&quot;acc32&quot;;&quot;uint32_t&quot;;[.O18])" office:value-type="string" office:string-value="uint16_t" calcext:value-type="string">
            <text:p>uint16_t</text:p>
          </table:table-cell>
          <table:table-cell table:style-name="ce10" table:formula="of:=IF([.P18]=&quot;acc64&quot;;&quot;uint64_t&quot;;[.P18])" office:value-type="string" office:string-value="uint16_t" calcext:value-type="string">
            <text:p>uint16_t</text:p>
          </table:table-cell>
          <table:table-cell/>
          <table:table-cell table:style-name="ce11" table:formula="of:=IF([.H18]=&quot;string&quot;;&quot;char &quot;&amp;[.F18]&amp;&quot;[&quot;&amp;[.C18]*2&amp;&quot;]&quot;;[.Q18]&amp;&quot; &quot;&amp;[.F18])&amp;&quot;;&quot;" office:value-type="string" office:string-value="uint16_t ChaGriSet;" calcext:value-type="string">
            <text:p>uint16_t ChaGriSet;</text:p>
          </table:table-cell>
        </table:table-row>
        <table:table-row table:style-name="ro3">
          <table:table-cell table:number-columns-repeated="2" table:style-name="ce1" office:value-type="float" office:value="19" calcext:value-type="float">
            <text:p>19</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WChaMax_SF</text:p>
          </table:table-cell>
          <table:table-cell table:style-name="ce3" office:value-type="string" calcext:value-type="string">
            <text:p>Scale factor for maximum charge.</text:p>
          </table:table-cell>
          <table:table-cell table:style-name="ce1" office:value-type="string" calcext:value-type="string">
            <text:p>sunssf</text:p>
          </table:table-cell>
          <table:table-cell/>
          <table:table-cell table:formula="of:=IF([.H19]=&quot;int16&quot;;&quot;int16_t&quot;;[.H19])" office:value-type="string" office:string-value="sunssf" calcext:value-type="string">
            <text:p>sunssf</text:p>
          </table:table-cell>
          <table:table-cell table:formula="of:=IF([.J19]=&quot;uint16&quot;;&quot;uint16_t&quot;;[.J19])" office:value-type="string" office:string-value="sunssf" calcext:value-type="string">
            <text:p>sunssf</text:p>
          </table:table-cell>
          <table:table-cell table:formula="of:=IF([.K19]=&quot;sunssf&quot;;&quot;int16_t&quot;;[.K19])" office:value-type="string" office:string-value="int16_t" calcext:value-type="string">
            <text:p>int16_t</text:p>
          </table:table-cell>
          <table:table-cell table:formula="of:=IF([.L19]=&quot;enum16&quot;;&quot;uint16_t&quot;;[.L19])" office:value-type="string" office:string-value="int16_t" calcext:value-type="string">
            <text:p>int16_t</text:p>
          </table:table-cell>
          <table:table-cell table:formula="of:=IF([.M19]=&quot;bitfield16&quot;;&quot;uint16_t&quot;;[.M19])" office:value-type="string" office:string-value="int16_t" calcext:value-type="string">
            <text:p>int16_t</text:p>
          </table:table-cell>
          <table:table-cell table:formula="of:=IF([.N19]=&quot;bitfield32&quot;;&quot;uint32_t&quot;;[.N19])" office:value-type="string" office:string-value="int16_t" calcext:value-type="string">
            <text:p>int16_t</text:p>
          </table:table-cell>
          <table:table-cell table:style-name="ce10" table:formula="of:=IF([.O19]=&quot;acc32&quot;;&quot;uint32_t&quot;;[.O19])" office:value-type="string" office:string-value="int16_t" calcext:value-type="string">
            <text:p>int16_t</text:p>
          </table:table-cell>
          <table:table-cell table:style-name="ce10" table:formula="of:=IF([.P19]=&quot;acc64&quot;;&quot;uint64_t&quot;;[.P19])" office:value-type="string" office:string-value="int16_t" calcext:value-type="string">
            <text:p>int16_t</text:p>
          </table:table-cell>
          <table:table-cell/>
          <table:table-cell table:style-name="ce11" table:formula="of:=IF([.H19]=&quot;string&quot;;&quot;char &quot;&amp;[.F19]&amp;&quot;[&quot;&amp;[.C19]*2&amp;&quot;]&quot;;[.Q19]&amp;&quot; &quot;&amp;[.F19])&amp;&quot;;&quot;" office:value-type="string" office:string-value="int16_t WChaMax_SF;" calcext:value-type="string">
            <text:p>int16_t WChaMax_SF;</text:p>
          </table:table-cell>
        </table:table-row>
        <table:table-row table:style-name="ro2">
          <table:table-cell table:number-columns-repeated="2" table:style-name="ce1" office:value-type="float" office:value="20" calcext:value-type="float">
            <text:p>20</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WChaDisChaGra_SF</text:p>
          </table:table-cell>
          <table:table-cell table:style-name="ce3" office:value-type="string" calcext:value-type="string">
            <text:p>Scale factor for maximum charge and discharge rate.</text:p>
          </table:table-cell>
          <table:table-cell table:style-name="ce1" office:value-type="string" calcext:value-type="string">
            <text:p>sunssf</text:p>
          </table:table-cell>
          <table:table-cell/>
          <table:table-cell table:formula="of:=IF([.H20]=&quot;int16&quot;;&quot;int16_t&quot;;[.H20])" office:value-type="string" office:string-value="sunssf" calcext:value-type="string">
            <text:p>sunssf</text:p>
          </table:table-cell>
          <table:table-cell table:formula="of:=IF([.J20]=&quot;uint16&quot;;&quot;uint16_t&quot;;[.J20])" office:value-type="string" office:string-value="sunssf" calcext:value-type="string">
            <text:p>sunssf</text:p>
          </table:table-cell>
          <table:table-cell table:formula="of:=IF([.K20]=&quot;sunssf&quot;;&quot;int16_t&quot;;[.K20])" office:value-type="string" office:string-value="int16_t" calcext:value-type="string">
            <text:p>int16_t</text:p>
          </table:table-cell>
          <table:table-cell table:formula="of:=IF([.L20]=&quot;enum16&quot;;&quot;uint16_t&quot;;[.L20])" office:value-type="string" office:string-value="int16_t" calcext:value-type="string">
            <text:p>int16_t</text:p>
          </table:table-cell>
          <table:table-cell table:formula="of:=IF([.M20]=&quot;bitfield16&quot;;&quot;uint16_t&quot;;[.M20])" office:value-type="string" office:string-value="int16_t" calcext:value-type="string">
            <text:p>int16_t</text:p>
          </table:table-cell>
          <table:table-cell table:formula="of:=IF([.N20]=&quot;bitfield32&quot;;&quot;uint32_t&quot;;[.N20])" office:value-type="string" office:string-value="int16_t" calcext:value-type="string">
            <text:p>int16_t</text:p>
          </table:table-cell>
          <table:table-cell table:style-name="ce10" table:formula="of:=IF([.O20]=&quot;acc32&quot;;&quot;uint32_t&quot;;[.O20])" office:value-type="string" office:string-value="int16_t" calcext:value-type="string">
            <text:p>int16_t</text:p>
          </table:table-cell>
          <table:table-cell table:style-name="ce10" table:formula="of:=IF([.P20]=&quot;acc64&quot;;&quot;uint64_t&quot;;[.P20])" office:value-type="string" office:string-value="int16_t" calcext:value-type="string">
            <text:p>int16_t</text:p>
          </table:table-cell>
          <table:table-cell/>
          <table:table-cell table:style-name="ce11" table:formula="of:=IF([.H20]=&quot;string&quot;;&quot;char &quot;&amp;[.F20]&amp;&quot;[&quot;&amp;[.C20]*2&amp;&quot;]&quot;;[.Q20]&amp;&quot; &quot;&amp;[.F20])&amp;&quot;;&quot;" office:value-type="string" office:string-value="int16_t WChaDisChaGra_SF;" calcext:value-type="string">
            <text:p>int16_t WChaDisChaGra_SF;</text:p>
          </table:table-cell>
        </table:table-row>
        <table:table-row table:style-name="ro5">
          <table:table-cell table:number-columns-repeated="2" table:style-name="ce15" office:value-type="float" office:value="21" calcext:value-type="float">
            <text:p>21</text:p>
          </table:table-cell>
          <table:table-cell table:style-name="ce15" office:value-type="float" office:value="1" calcext:value-type="float">
            <text:p>1</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VAChaMax_SF</text:p>
          </table:table-cell>
          <table:table-cell table:style-name="ce16" office:value-type="string" calcext:value-type="string">
            <text:p>Scale factor for maximum charging VA.</text:p>
          </table:table-cell>
          <table:table-cell table:style-name="ce15" office:value-type="string" calcext:value-type="string">
            <text:p>sunssf</text:p>
          </table:table-cell>
          <table:table-cell/>
          <table:table-cell table:formula="of:=IF([.H21]=&quot;int16&quot;;&quot;int16_t&quot;;[.H21])" office:value-type="string" office:string-value="sunssf" calcext:value-type="string">
            <text:p>sunssf</text:p>
          </table:table-cell>
          <table:table-cell table:formula="of:=IF([.J21]=&quot;uint16&quot;;&quot;uint16_t&quot;;[.J21])" office:value-type="string" office:string-value="sunssf" calcext:value-type="string">
            <text:p>sunssf</text:p>
          </table:table-cell>
          <table:table-cell table:formula="of:=IF([.K21]=&quot;sunssf&quot;;&quot;int16_t&quot;;[.K21])" office:value-type="string" office:string-value="int16_t" calcext:value-type="string">
            <text:p>int16_t</text:p>
          </table:table-cell>
          <table:table-cell table:formula="of:=IF([.L21]=&quot;enum16&quot;;&quot;uint16_t&quot;;[.L21])" office:value-type="string" office:string-value="int16_t" calcext:value-type="string">
            <text:p>int16_t</text:p>
          </table:table-cell>
          <table:table-cell table:formula="of:=IF([.M21]=&quot;bitfield16&quot;;&quot;uint16_t&quot;;[.M21])" office:value-type="string" office:string-value="int16_t" calcext:value-type="string">
            <text:p>int16_t</text:p>
          </table:table-cell>
          <table:table-cell table:formula="of:=IF([.N21]=&quot;bitfield32&quot;;&quot;uint32_t&quot;;[.N21])" office:value-type="string" office:string-value="int16_t" calcext:value-type="string">
            <text:p>int16_t</text:p>
          </table:table-cell>
          <table:table-cell table:style-name="ce10" table:formula="of:=IF([.O21]=&quot;acc32&quot;;&quot;uint32_t&quot;;[.O21])" office:value-type="string" office:string-value="int16_t" calcext:value-type="string">
            <text:p>int16_t</text:p>
          </table:table-cell>
          <table:table-cell table:style-name="ce10" table:formula="of:=IF([.P21]=&quot;acc64&quot;;&quot;uint64_t&quot;;[.P21])" office:value-type="string" office:string-value="int16_t" calcext:value-type="string">
            <text:p>int16_t</text:p>
          </table:table-cell>
          <table:table-cell/>
          <table:table-cell table:style-name="ce11" table:formula="of:=IF([.H21]=&quot;string&quot;;&quot;char &quot;&amp;[.F21]&amp;&quot;[&quot;&amp;[.C21]*2&amp;&quot;]&quot;;[.Q21]&amp;&quot; &quot;&amp;[.F21])&amp;&quot;;&quot;" office:value-type="string" office:string-value="int16_t VAChaMax_SF;" calcext:value-type="string">
            <text:p>int16_t VAChaMax_SF;</text:p>
          </table:table-cell>
        </table:table-row>
        <table:table-row table:style-name="ro5">
          <table:table-cell table:number-columns-repeated="2" table:style-name="ce1" office:value-type="float" office:value="22" calcext:value-type="float">
            <text:p>22</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MinRsvPct_SF</text:p>
          </table:table-cell>
          <table:table-cell table:style-name="ce3" office:value-type="string" calcext:value-type="string">
            <text:p>Scale factor for minimum reserve percentage.</text:p>
          </table:table-cell>
          <table:table-cell table:style-name="ce1" office:value-type="string" calcext:value-type="string">
            <text:p>sunssf</text:p>
          </table:table-cell>
          <table:table-cell/>
          <table:table-cell table:formula="of:=IF([.H22]=&quot;int16&quot;;&quot;int16_t&quot;;[.H22])" office:value-type="string" office:string-value="sunssf" calcext:value-type="string">
            <text:p>sunssf</text:p>
          </table:table-cell>
          <table:table-cell table:formula="of:=IF([.J22]=&quot;uint16&quot;;&quot;uint16_t&quot;;[.J22])" office:value-type="string" office:string-value="sunssf" calcext:value-type="string">
            <text:p>sunssf</text:p>
          </table:table-cell>
          <table:table-cell table:formula="of:=IF([.K22]=&quot;sunssf&quot;;&quot;int16_t&quot;;[.K22])" office:value-type="string" office:string-value="int16_t" calcext:value-type="string">
            <text:p>int16_t</text:p>
          </table:table-cell>
          <table:table-cell table:formula="of:=IF([.L22]=&quot;enum16&quot;;&quot;uint16_t&quot;;[.L22])" office:value-type="string" office:string-value="int16_t" calcext:value-type="string">
            <text:p>int16_t</text:p>
          </table:table-cell>
          <table:table-cell table:formula="of:=IF([.M22]=&quot;bitfield16&quot;;&quot;uint16_t&quot;;[.M22])" office:value-type="string" office:string-value="int16_t" calcext:value-type="string">
            <text:p>int16_t</text:p>
          </table:table-cell>
          <table:table-cell table:formula="of:=IF([.N22]=&quot;bitfield32&quot;;&quot;uint32_t&quot;;[.N22])" office:value-type="string" office:string-value="int16_t" calcext:value-type="string">
            <text:p>int16_t</text:p>
          </table:table-cell>
          <table:table-cell table:style-name="ce10" table:formula="of:=IF([.O22]=&quot;acc32&quot;;&quot;uint32_t&quot;;[.O22])" office:value-type="string" office:string-value="int16_t" calcext:value-type="string">
            <text:p>int16_t</text:p>
          </table:table-cell>
          <table:table-cell table:style-name="ce10" table:formula="of:=IF([.P22]=&quot;acc64&quot;;&quot;uint64_t&quot;;[.P22])" office:value-type="string" office:string-value="int16_t" calcext:value-type="string">
            <text:p>int16_t</text:p>
          </table:table-cell>
          <table:table-cell/>
          <table:table-cell table:style-name="ce11" table:formula="of:=IF([.H22]=&quot;string&quot;;&quot;char &quot;&amp;[.F22]&amp;&quot;[&quot;&amp;[.C22]*2&amp;&quot;]&quot;;[.Q22]&amp;&quot; &quot;&amp;[.F22])&amp;&quot;;&quot;" office:value-type="string" office:string-value="int16_t MinRsvPct_SF;" calcext:value-type="string">
            <text:p>int16_t MinRsvPct_SF;</text:p>
          </table:table-cell>
        </table:table-row>
        <table:table-row table:style-name="ro5">
          <table:table-cell table:number-columns-repeated="2" table:style-name="ce1" office:value-type="float" office:value="23" calcext:value-type="float">
            <text:p>23</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ChaState_SF</text:p>
          </table:table-cell>
          <table:table-cell table:style-name="ce3" office:value-type="string" calcext:value-type="string">
            <text:p>Scale factor for available energy percent.</text:p>
          </table:table-cell>
          <table:table-cell table:style-name="ce1" office:value-type="string" calcext:value-type="string">
            <text:p>sunssf</text:p>
          </table:table-cell>
          <table:table-cell/>
          <table:table-cell table:formula="of:=IF([.H23]=&quot;int16&quot;;&quot;int16_t&quot;;[.H23])" office:value-type="string" office:string-value="sunssf" calcext:value-type="string">
            <text:p>sunssf</text:p>
          </table:table-cell>
          <table:table-cell table:formula="of:=IF([.J23]=&quot;uint16&quot;;&quot;uint16_t&quot;;[.J23])" office:value-type="string" office:string-value="sunssf" calcext:value-type="string">
            <text:p>sunssf</text:p>
          </table:table-cell>
          <table:table-cell table:formula="of:=IF([.K23]=&quot;sunssf&quot;;&quot;int16_t&quot;;[.K23])" office:value-type="string" office:string-value="int16_t" calcext:value-type="string">
            <text:p>int16_t</text:p>
          </table:table-cell>
          <table:table-cell table:formula="of:=IF([.L23]=&quot;enum16&quot;;&quot;uint16_t&quot;;[.L23])" office:value-type="string" office:string-value="int16_t" calcext:value-type="string">
            <text:p>int16_t</text:p>
          </table:table-cell>
          <table:table-cell table:formula="of:=IF([.M23]=&quot;bitfield16&quot;;&quot;uint16_t&quot;;[.M23])" office:value-type="string" office:string-value="int16_t" calcext:value-type="string">
            <text:p>int16_t</text:p>
          </table:table-cell>
          <table:table-cell table:formula="of:=IF([.N23]=&quot;bitfield32&quot;;&quot;uint32_t&quot;;[.N23])" office:value-type="string" office:string-value="int16_t" calcext:value-type="string">
            <text:p>int16_t</text:p>
          </table:table-cell>
          <table:table-cell table:style-name="ce10" table:formula="of:=IF([.O23]=&quot;acc32&quot;;&quot;uint32_t&quot;;[.O23])" office:value-type="string" office:string-value="int16_t" calcext:value-type="string">
            <text:p>int16_t</text:p>
          </table:table-cell>
          <table:table-cell table:style-name="ce10" table:formula="of:=IF([.P23]=&quot;acc64&quot;;&quot;uint64_t&quot;;[.P23])" office:value-type="string" office:string-value="int16_t" calcext:value-type="string">
            <text:p>int16_t</text:p>
          </table:table-cell>
          <table:table-cell/>
          <table:table-cell table:style-name="ce11" table:formula="of:=IF([.H23]=&quot;string&quot;;&quot;char &quot;&amp;[.F23]&amp;&quot;[&quot;&amp;[.C23]*2&amp;&quot;]&quot;;[.Q23]&amp;&quot; &quot;&amp;[.F23])&amp;&quot;;&quot;" office:value-type="string" office:string-value="int16_t ChaState_SF;" calcext:value-type="string">
            <text:p>int16_t ChaState_SF;</text:p>
          </table:table-cell>
        </table:table-row>
        <table:table-row table:style-name="ro3">
          <table:table-cell table:number-columns-repeated="2" table:style-name="ce15" office:value-type="float" office:value="24" calcext:value-type="float">
            <text:p>24</text:p>
          </table:table-cell>
          <table:table-cell table:style-name="ce15" office:value-type="float" office:value="1" calcext:value-type="float">
            <text:p>1</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StorAval_SF</text:p>
          </table:table-cell>
          <table:table-cell table:style-name="ce16" office:value-type="string" calcext:value-type="string">
            <text:p>Scale factor for state of charge.</text:p>
          </table:table-cell>
          <table:table-cell table:style-name="ce15" office:value-type="string" calcext:value-type="string">
            <text:p>sunssf</text:p>
          </table:table-cell>
          <table:table-cell/>
          <table:table-cell table:formula="of:=IF([.H24]=&quot;int16&quot;;&quot;int16_t&quot;;[.H24])" office:value-type="string" office:string-value="sunssf" calcext:value-type="string">
            <text:p>sunssf</text:p>
          </table:table-cell>
          <table:table-cell table:formula="of:=IF([.J24]=&quot;uint16&quot;;&quot;uint16_t&quot;;[.J24])" office:value-type="string" office:string-value="sunssf" calcext:value-type="string">
            <text:p>sunssf</text:p>
          </table:table-cell>
          <table:table-cell table:formula="of:=IF([.K24]=&quot;sunssf&quot;;&quot;int16_t&quot;;[.K24])" office:value-type="string" office:string-value="int16_t" calcext:value-type="string">
            <text:p>int16_t</text:p>
          </table:table-cell>
          <table:table-cell table:formula="of:=IF([.L24]=&quot;enum16&quot;;&quot;uint16_t&quot;;[.L24])" office:value-type="string" office:string-value="int16_t" calcext:value-type="string">
            <text:p>int16_t</text:p>
          </table:table-cell>
          <table:table-cell table:formula="of:=IF([.M24]=&quot;bitfield16&quot;;&quot;uint16_t&quot;;[.M24])" office:value-type="string" office:string-value="int16_t" calcext:value-type="string">
            <text:p>int16_t</text:p>
          </table:table-cell>
          <table:table-cell table:formula="of:=IF([.N24]=&quot;bitfield32&quot;;&quot;uint32_t&quot;;[.N24])" office:value-type="string" office:string-value="int16_t" calcext:value-type="string">
            <text:p>int16_t</text:p>
          </table:table-cell>
          <table:table-cell table:style-name="ce10" table:formula="of:=IF([.O24]=&quot;acc32&quot;;&quot;uint32_t&quot;;[.O24])" office:value-type="string" office:string-value="int16_t" calcext:value-type="string">
            <text:p>int16_t</text:p>
          </table:table-cell>
          <table:table-cell table:style-name="ce10" table:formula="of:=IF([.P24]=&quot;acc64&quot;;&quot;uint64_t&quot;;[.P24])" office:value-type="string" office:string-value="int16_t" calcext:value-type="string">
            <text:p>int16_t</text:p>
          </table:table-cell>
          <table:table-cell/>
          <table:table-cell table:style-name="ce11" table:formula="of:=IF([.H24]=&quot;string&quot;;&quot;char &quot;&amp;[.F24]&amp;&quot;[&quot;&amp;[.C24]*2&amp;&quot;]&quot;;[.Q24]&amp;&quot; &quot;&amp;[.F24])&amp;&quot;;&quot;" office:value-type="string" office:string-value="int16_t StorAval_SF;" calcext:value-type="string">
            <text:p>int16_t StorAval_SF;</text:p>
          </table:table-cell>
        </table:table-row>
        <table:table-row table:style-name="ro3">
          <table:table-cell table:number-columns-repeated="2" table:style-name="ce15" office:value-type="float" office:value="25" calcext:value-type="float">
            <text:p>25</text:p>
          </table:table-cell>
          <table:table-cell table:style-name="ce15" office:value-type="float" office:value="1" calcext:value-type="float">
            <text:p>1</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InBatV_SF</text:p>
          </table:table-cell>
          <table:table-cell table:style-name="ce16" office:value-type="string" calcext:value-type="string">
            <text:p>Scale factor for battery voltage.</text:p>
          </table:table-cell>
          <table:table-cell table:style-name="ce15" office:value-type="string" calcext:value-type="string">
            <text:p>sunssf</text:p>
          </table:table-cell>
          <table:table-cell/>
          <table:table-cell table:formula="of:=IF([.H25]=&quot;int16&quot;;&quot;int16_t&quot;;[.H25])" office:value-type="string" office:string-value="sunssf" calcext:value-type="string">
            <text:p>sunssf</text:p>
          </table:table-cell>
          <table:table-cell table:formula="of:=IF([.J25]=&quot;uint16&quot;;&quot;uint16_t&quot;;[.J25])" office:value-type="string" office:string-value="sunssf" calcext:value-type="string">
            <text:p>sunssf</text:p>
          </table:table-cell>
          <table:table-cell table:formula="of:=IF([.K25]=&quot;sunssf&quot;;&quot;int16_t&quot;;[.K25])" office:value-type="string" office:string-value="int16_t" calcext:value-type="string">
            <text:p>int16_t</text:p>
          </table:table-cell>
          <table:table-cell table:formula="of:=IF([.L25]=&quot;enum16&quot;;&quot;uint16_t&quot;;[.L25])" office:value-type="string" office:string-value="int16_t" calcext:value-type="string">
            <text:p>int16_t</text:p>
          </table:table-cell>
          <table:table-cell table:formula="of:=IF([.M25]=&quot;bitfield16&quot;;&quot;uint16_t&quot;;[.M25])" office:value-type="string" office:string-value="int16_t" calcext:value-type="string">
            <text:p>int16_t</text:p>
          </table:table-cell>
          <table:table-cell table:formula="of:=IF([.N25]=&quot;bitfield32&quot;;&quot;uint32_t&quot;;[.N25])" office:value-type="string" office:string-value="int16_t" calcext:value-type="string">
            <text:p>int16_t</text:p>
          </table:table-cell>
          <table:table-cell table:style-name="ce10" table:formula="of:=IF([.O25]=&quot;acc32&quot;;&quot;uint32_t&quot;;[.O25])" office:value-type="string" office:string-value="int16_t" calcext:value-type="string">
            <text:p>int16_t</text:p>
          </table:table-cell>
          <table:table-cell table:style-name="ce10" table:formula="of:=IF([.P25]=&quot;acc64&quot;;&quot;uint64_t&quot;;[.P25])" office:value-type="string" office:string-value="int16_t" calcext:value-type="string">
            <text:p>int16_t</text:p>
          </table:table-cell>
          <table:table-cell/>
          <table:table-cell table:style-name="ce11" table:formula="of:=IF([.H25]=&quot;string&quot;;&quot;char &quot;&amp;[.F25]&amp;&quot;[&quot;&amp;[.C25]*2&amp;&quot;]&quot;;[.Q25]&amp;&quot; &quot;&amp;[.F25])&amp;&quot;;&quot;" office:value-type="string" office:string-value="int16_t InBatV_SF;" calcext:value-type="string">
            <text:p>int16_t InBatV_SF;</text:p>
          </table:table-cell>
        </table:table-row>
        <table:table-row table:style-name="ro2">
          <table:table-cell table:number-columns-repeated="2" table:style-name="ce1" office:value-type="float" office:value="26" calcext:value-type="float">
            <text:p>26</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InOutWRte_SF</text:p>
          </table:table-cell>
          <table:table-cell table:style-name="ce3" office:value-type="string" calcext:value-type="string">
            <text:p>Scale factor for percent charge/discharge rate.</text:p>
          </table:table-cell>
          <table:table-cell table:style-name="ce1" office:value-type="string" calcext:value-type="string">
            <text:p>sunssf</text:p>
          </table:table-cell>
          <table:table-cell/>
          <table:table-cell table:formula="of:=IF([.H26]=&quot;int16&quot;;&quot;int16_t&quot;;[.H26])" office:value-type="string" office:string-value="sunssf" calcext:value-type="string">
            <text:p>sunssf</text:p>
          </table:table-cell>
          <table:table-cell table:formula="of:=IF([.J26]=&quot;uint16&quot;;&quot;uint16_t&quot;;[.J26])" office:value-type="string" office:string-value="sunssf" calcext:value-type="string">
            <text:p>sunssf</text:p>
          </table:table-cell>
          <table:table-cell table:formula="of:=IF([.K26]=&quot;sunssf&quot;;&quot;int16_t&quot;;[.K26])" office:value-type="string" office:string-value="int16_t" calcext:value-type="string">
            <text:p>int16_t</text:p>
          </table:table-cell>
          <table:table-cell table:formula="of:=IF([.L26]=&quot;enum16&quot;;&quot;uint16_t&quot;;[.L26])" office:value-type="string" office:string-value="int16_t" calcext:value-type="string">
            <text:p>int16_t</text:p>
          </table:table-cell>
          <table:table-cell table:formula="of:=IF([.M26]=&quot;bitfield16&quot;;&quot;uint16_t&quot;;[.M26])" office:value-type="string" office:string-value="int16_t" calcext:value-type="string">
            <text:p>int16_t</text:p>
          </table:table-cell>
          <table:table-cell table:formula="of:=IF([.N26]=&quot;bitfield32&quot;;&quot;uint32_t&quot;;[.N26])" office:value-type="string" office:string-value="int16_t" calcext:value-type="string">
            <text:p>int16_t</text:p>
          </table:table-cell>
          <table:table-cell table:style-name="ce10" table:formula="of:=IF([.O26]=&quot;acc32&quot;;&quot;uint32_t&quot;;[.O26])" office:value-type="string" office:string-value="int16_t" calcext:value-type="string">
            <text:p>int16_t</text:p>
          </table:table-cell>
          <table:table-cell table:style-name="ce10" table:formula="of:=IF([.P26]=&quot;acc64&quot;;&quot;uint64_t&quot;;[.P26])" office:value-type="string" office:string-value="int16_t" calcext:value-type="string">
            <text:p>int16_t</text:p>
          </table:table-cell>
          <table:table-cell/>
          <table:table-cell table:style-name="ce11" table:formula="of:=IF([.H26]=&quot;string&quot;;&quot;char &quot;&amp;[.F26]&amp;&quot;[&quot;&amp;[.C26]*2&amp;&quot;]&quot;;[.Q26]&amp;&quot; &quot;&amp;[.F26])&amp;&quot;;&quot;" office:value-type="string" office:string-value="int16_t InOutWRte_SF;" calcext:value-type="string">
            <text:p>int16_t InOutWRte_SF;</text:p>
          </table:table-cell>
        </table:table-row>
        <table:table-row table:style-name="ro1" table:number-rows-repeated="1048549">
          <table:table-cell table:number-columns-repeated="19"/>
        </table:table-row>
        <table:table-row table:style-name="ro1">
          <table:table-cell table:number-columns-repeated="19"/>
        </table:table-row>
      </table:table>
      <table:table table:name="Meter" table:style-name="ta1">
        <table:table-column table:style-name="co1" table:number-columns-repeated="18" table:default-cell-style-name="Default"/>
        <table:table-column table:style-name="co1" table:default-cell-style-name="ce14"/>
        <table:table-row table:style-name="ro4">
          <table:table-cell table:number-columns-repeated="3"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ID</text:p>
          </table:table-cell>
          <table:table-cell table:style-name="ce3" office:value-type="string" calcext:value-type="string">
            <text:p>Well-known value. Uniquely identifies this as a sunspec model ac_meter (20x)</text:p>
          </table:table-cell>
          <table:table-cell table:style-name="ce1" office:value-type="string" calcext:value-type="string">
            <text:p>uint16</text:p>
          </table:table-cell>
          <table:table-cell/>
          <table:table-cell table:formula="of:=IF([.H1]=&quot;int16&quot;;&quot;int16_t&quot;;[.H1])" office:value-type="string" office:string-value="uint16" calcext:value-type="string">
            <text:p>uint16</text:p>
          </table:table-cell>
          <table:table-cell table:formula="of:=IF([.J1]=&quot;uint16&quot;;&quot;uint16_t&quot;;[.J1])" office:value-type="string" office:string-value="uint16_t" calcext:value-type="string">
            <text:p>uint16_t</text:p>
          </table:table-cell>
          <table:table-cell table:formula="of:=IF([.K1]=&quot;sunssf&quot;;&quot;int16_t&quot;;[.K1])" office:value-type="string" office:string-value="uint16_t" calcext:value-type="string">
            <text:p>uint16_t</text:p>
          </table:table-cell>
          <table:table-cell table:formula="of:=IF([.L1]=&quot;enum16&quot;;&quot;uint16_t&quot;;[.L1])" office:value-type="string" office:string-value="uint16_t" calcext:value-type="string">
            <text:p>uint16_t</text:p>
          </table:table-cell>
          <table:table-cell table:formula="of:=IF([.M1]=&quot;bitfield16&quot;;&quot;uint16_t&quot;;[.M1])" office:value-type="string" office:string-value="uint16_t" calcext:value-type="string">
            <text:p>uint16_t</text:p>
          </table:table-cell>
          <table:table-cell table:formula="of:=IF([.N1]=&quot;bitfield32&quot;;&quot;uint32_t&quot;;[.N1])" office:value-type="string" office:string-value="uint16_t" calcext:value-type="string">
            <text:p>uint16_t</text:p>
          </table:table-cell>
          <table:table-cell table:style-name="ce10" table:formula="of:=IF([.O1]=&quot;acc32&quot;;&quot;uint32_t&quot;;[.O1])" office:value-type="string" office:string-value="uint16_t" calcext:value-type="string">
            <text:p>uint16_t</text:p>
          </table:table-cell>
          <table:table-cell table:style-name="ce10" table:formula="of:=IF([.P1]=&quot;acc64&quot;;&quot;uint64_t&quot;;[.P1])" office:value-type="string" office:string-value="uint16_t" calcext:value-type="string">
            <text:p>uint16_t</text:p>
          </table:table-cell>
          <table:table-cell/>
          <table:table-cell table:style-name="ce11" table:formula="of:=IF([.H1]=&quot;string&quot;;&quot;char &quot;&amp;[.F1]&amp;&quot;[&quot;&amp;[.C1]*2&amp;&quot;]&quot;;[.Q1]&amp;&quot; &quot;&amp;[.F1])&amp;&quot;;&quot;" office:value-type="string" office:string-value="uint16_t ID;" calcext:value-type="string">
            <text:p>uint16_t ID;</text:p>
          </table:table-cell>
        </table:table-row>
        <table:table-row table:style-name="ro5">
          <table:table-cell table:number-columns-repeated="2" table:style-name="ce1" office:value-type="float" office:value="2" calcext:value-type="float">
            <text:p>2</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L</text:p>
          </table:table-cell>
          <table:table-cell table:style-name="ce3" office:value-type="string" calcext:value-type="string">
            <text:p>Length of sunspec model ac_meter (20x)</text:p>
          </table:table-cell>
          <table:table-cell table:style-name="ce1" office:value-type="string" calcext:value-type="string">
            <text:p>uint16</text:p>
          </table:table-cell>
          <table:table-cell/>
          <table:table-cell table:formula="of:=IF([.H2]=&quot;int16&quot;;&quot;int16_t&quot;;[.H2])" office:value-type="string" office:string-value="uint16" calcext:value-type="string">
            <text:p>uint16</text:p>
          </table:table-cell>
          <table:table-cell table:formula="of:=IF([.J2]=&quot;uint16&quot;;&quot;uint16_t&quot;;[.J2])" office:value-type="string" office:string-value="uint16_t" calcext:value-type="string">
            <text:p>uint16_t</text:p>
          </table:table-cell>
          <table:table-cell table:formula="of:=IF([.K2]=&quot;sunssf&quot;;&quot;int16_t&quot;;[.K2])" office:value-type="string" office:string-value="uint16_t" calcext:value-type="string">
            <text:p>uint16_t</text:p>
          </table:table-cell>
          <table:table-cell table:formula="of:=IF([.L2]=&quot;enum16&quot;;&quot;uint16_t&quot;;[.L2])" office:value-type="string" office:string-value="uint16_t" calcext:value-type="string">
            <text:p>uint16_t</text:p>
          </table:table-cell>
          <table:table-cell table:formula="of:=IF([.M2]=&quot;bitfield16&quot;;&quot;uint16_t&quot;;[.M2])" office:value-type="string" office:string-value="uint16_t" calcext:value-type="string">
            <text:p>uint16_t</text:p>
          </table:table-cell>
          <table:table-cell table:formula="of:=IF([.N2]=&quot;bitfield32&quot;;&quot;uint32_t&quot;;[.N2])" office:value-type="string" office:string-value="uint16_t" calcext:value-type="string">
            <text:p>uint16_t</text:p>
          </table:table-cell>
          <table:table-cell table:style-name="ce10" table:formula="of:=IF([.O2]=&quot;acc32&quot;;&quot;uint32_t&quot;;[.O2])" office:value-type="string" office:string-value="uint16_t" calcext:value-type="string">
            <text:p>uint16_t</text:p>
          </table:table-cell>
          <table:table-cell table:style-name="ce10" table:formula="of:=IF([.P2]=&quot;acc64&quot;;&quot;uint64_t&quot;;[.P2])" office:value-type="string" office:string-value="uint16_t" calcext:value-type="string">
            <text:p>uint16_t</text:p>
          </table:table-cell>
          <table:table-cell/>
          <table:table-cell table:style-name="ce11" table:formula="of:=IF([.H2]=&quot;string&quot;;&quot;char &quot;&amp;[.F2]&amp;&quot;[&quot;&amp;[.C2]*2&amp;&quot;]&quot;;[.Q2]&amp;&quot; &quot;&amp;[.F2])&amp;&quot;;&quot;" office:value-type="string" office:string-value="uint16_t L;" calcext:value-type="string">
            <text:p>uint16_t L;</text:p>
          </table:table-cell>
        </table:table-row>
        <table:table-row table:style-name="ro1">
          <table:table-cell table:number-columns-repeated="2" table:style-name="ce1" office:value-type="float" office:value="3" calcext:value-type="float">
            <text:p>3</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A</text:p>
          </table:table-cell>
          <table:table-cell table:style-name="ce3" office:value-type="string" calcext:value-type="string">
            <text:p>Total AC Current</text:p>
          </table:table-cell>
          <table:table-cell table:style-name="ce1" office:value-type="string" calcext:value-type="string">
            <text:p>int16</text:p>
          </table:table-cell>
          <table:table-cell/>
          <table:table-cell table:formula="of:=IF([.H3]=&quot;int16&quot;;&quot;int16_t&quot;;[.H3])" office:value-type="string" office:string-value="int16_t" calcext:value-type="string">
            <text:p>int16_t</text:p>
          </table:table-cell>
          <table:table-cell table:formula="of:=IF([.J3]=&quot;uint16&quot;;&quot;uint16_t&quot;;[.J3])" office:value-type="string" office:string-value="int16_t" calcext:value-type="string">
            <text:p>int16_t</text:p>
          </table:table-cell>
          <table:table-cell table:formula="of:=IF([.K3]=&quot;sunssf&quot;;&quot;int16_t&quot;;[.K3])" office:value-type="string" office:string-value="int16_t" calcext:value-type="string">
            <text:p>int16_t</text:p>
          </table:table-cell>
          <table:table-cell table:formula="of:=IF([.L3]=&quot;enum16&quot;;&quot;uint16_t&quot;;[.L3])" office:value-type="string" office:string-value="int16_t" calcext:value-type="string">
            <text:p>int16_t</text:p>
          </table:table-cell>
          <table:table-cell table:formula="of:=IF([.M3]=&quot;bitfield16&quot;;&quot;uint16_t&quot;;[.M3])" office:value-type="string" office:string-value="int16_t" calcext:value-type="string">
            <text:p>int16_t</text:p>
          </table:table-cell>
          <table:table-cell table:formula="of:=IF([.N3]=&quot;bitfield32&quot;;&quot;uint32_t&quot;;[.N3])" office:value-type="string" office:string-value="int16_t" calcext:value-type="string">
            <text:p>int16_t</text:p>
          </table:table-cell>
          <table:table-cell table:style-name="ce10" table:formula="of:=IF([.O3]=&quot;acc32&quot;;&quot;uint32_t&quot;;[.O3])" office:value-type="string" office:string-value="int16_t" calcext:value-type="string">
            <text:p>int16_t</text:p>
          </table:table-cell>
          <table:table-cell table:style-name="ce10" table:formula="of:=IF([.P3]=&quot;acc64&quot;;&quot;uint64_t&quot;;[.P3])" office:value-type="string" office:string-value="int16_t" calcext:value-type="string">
            <text:p>int16_t</text:p>
          </table:table-cell>
          <table:table-cell/>
          <table:table-cell table:style-name="ce11" table:formula="of:=IF([.H3]=&quot;string&quot;;&quot;char &quot;&amp;[.F3]&amp;&quot;[&quot;&amp;[.C3]*2&amp;&quot;]&quot;;[.Q3]&amp;&quot; &quot;&amp;[.F3])&amp;&quot;;&quot;" office:value-type="string" office:string-value="int16_t A;" calcext:value-type="string">
            <text:p>int16_t A;</text:p>
          </table:table-cell>
        </table:table-row>
        <table:table-row table:style-name="ro1">
          <table:table-cell table:number-columns-repeated="2" table:style-name="ce1" office:value-type="float" office:value="4" calcext:value-type="float">
            <text:p>4</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AphA</text:p>
          </table:table-cell>
          <table:table-cell table:style-name="ce3" office:value-type="string" calcext:value-type="string">
            <text:p>Phase A Current</text:p>
          </table:table-cell>
          <table:table-cell table:style-name="ce1" office:value-type="string" calcext:value-type="string">
            <text:p>int16</text:p>
          </table:table-cell>
          <table:table-cell/>
          <table:table-cell table:formula="of:=IF([.H4]=&quot;int16&quot;;&quot;int16_t&quot;;[.H4])" office:value-type="string" office:string-value="int16_t" calcext:value-type="string">
            <text:p>int16_t</text:p>
          </table:table-cell>
          <table:table-cell table:formula="of:=IF([.J4]=&quot;uint16&quot;;&quot;uint16_t&quot;;[.J4])" office:value-type="string" office:string-value="int16_t" calcext:value-type="string">
            <text:p>int16_t</text:p>
          </table:table-cell>
          <table:table-cell table:formula="of:=IF([.K4]=&quot;sunssf&quot;;&quot;int16_t&quot;;[.K4])" office:value-type="string" office:string-value="int16_t" calcext:value-type="string">
            <text:p>int16_t</text:p>
          </table:table-cell>
          <table:table-cell table:formula="of:=IF([.L4]=&quot;enum16&quot;;&quot;uint16_t&quot;;[.L4])" office:value-type="string" office:string-value="int16_t" calcext:value-type="string">
            <text:p>int16_t</text:p>
          </table:table-cell>
          <table:table-cell table:formula="of:=IF([.M4]=&quot;bitfield16&quot;;&quot;uint16_t&quot;;[.M4])" office:value-type="string" office:string-value="int16_t" calcext:value-type="string">
            <text:p>int16_t</text:p>
          </table:table-cell>
          <table:table-cell table:formula="of:=IF([.N4]=&quot;bitfield32&quot;;&quot;uint32_t&quot;;[.N4])" office:value-type="string" office:string-value="int16_t" calcext:value-type="string">
            <text:p>int16_t</text:p>
          </table:table-cell>
          <table:table-cell table:style-name="ce10" table:formula="of:=IF([.O4]=&quot;acc32&quot;;&quot;uint32_t&quot;;[.O4])" office:value-type="string" office:string-value="int16_t" calcext:value-type="string">
            <text:p>int16_t</text:p>
          </table:table-cell>
          <table:table-cell table:style-name="ce10" table:formula="of:=IF([.P4]=&quot;acc64&quot;;&quot;uint64_t&quot;;[.P4])" office:value-type="string" office:string-value="int16_t" calcext:value-type="string">
            <text:p>int16_t</text:p>
          </table:table-cell>
          <table:table-cell/>
          <table:table-cell table:style-name="ce11" table:formula="of:=IF([.H4]=&quot;string&quot;;&quot;char &quot;&amp;[.F4]&amp;&quot;[&quot;&amp;[.C4]*2&amp;&quot;]&quot;;[.Q4]&amp;&quot; &quot;&amp;[.F4])&amp;&quot;;&quot;" office:value-type="string" office:string-value="int16_t AphA;" calcext:value-type="string">
            <text:p>int16_t AphA;</text:p>
          </table:table-cell>
        </table:table-row>
        <table:table-row table:style-name="ro1">
          <table:table-cell table:number-columns-repeated="2" table:style-name="ce1" office:value-type="float" office:value="5" calcext:value-type="float">
            <text:p>5</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AphB</text:p>
          </table:table-cell>
          <table:table-cell table:style-name="ce3" office:value-type="string" calcext:value-type="string">
            <text:p>Phase B Current</text:p>
          </table:table-cell>
          <table:table-cell table:style-name="ce1" office:value-type="string" calcext:value-type="string">
            <text:p>int16</text:p>
          </table:table-cell>
          <table:table-cell/>
          <table:table-cell table:formula="of:=IF([.H5]=&quot;int16&quot;;&quot;int16_t&quot;;[.H5])" office:value-type="string" office:string-value="int16_t" calcext:value-type="string">
            <text:p>int16_t</text:p>
          </table:table-cell>
          <table:table-cell table:formula="of:=IF([.J5]=&quot;uint16&quot;;&quot;uint16_t&quot;;[.J5])" office:value-type="string" office:string-value="int16_t" calcext:value-type="string">
            <text:p>int16_t</text:p>
          </table:table-cell>
          <table:table-cell table:formula="of:=IF([.K5]=&quot;sunssf&quot;;&quot;int16_t&quot;;[.K5])" office:value-type="string" office:string-value="int16_t" calcext:value-type="string">
            <text:p>int16_t</text:p>
          </table:table-cell>
          <table:table-cell table:formula="of:=IF([.L5]=&quot;enum16&quot;;&quot;uint16_t&quot;;[.L5])" office:value-type="string" office:string-value="int16_t" calcext:value-type="string">
            <text:p>int16_t</text:p>
          </table:table-cell>
          <table:table-cell table:formula="of:=IF([.M5]=&quot;bitfield16&quot;;&quot;uint16_t&quot;;[.M5])" office:value-type="string" office:string-value="int16_t" calcext:value-type="string">
            <text:p>int16_t</text:p>
          </table:table-cell>
          <table:table-cell table:formula="of:=IF([.N5]=&quot;bitfield32&quot;;&quot;uint32_t&quot;;[.N5])" office:value-type="string" office:string-value="int16_t" calcext:value-type="string">
            <text:p>int16_t</text:p>
          </table:table-cell>
          <table:table-cell table:style-name="ce10" table:formula="of:=IF([.O5]=&quot;acc32&quot;;&quot;uint32_t&quot;;[.O5])" office:value-type="string" office:string-value="int16_t" calcext:value-type="string">
            <text:p>int16_t</text:p>
          </table:table-cell>
          <table:table-cell table:style-name="ce10" table:formula="of:=IF([.P5]=&quot;acc64&quot;;&quot;uint64_t&quot;;[.P5])" office:value-type="string" office:string-value="int16_t" calcext:value-type="string">
            <text:p>int16_t</text:p>
          </table:table-cell>
          <table:table-cell/>
          <table:table-cell table:style-name="ce11" table:formula="of:=IF([.H5]=&quot;string&quot;;&quot;char &quot;&amp;[.F5]&amp;&quot;[&quot;&amp;[.C5]*2&amp;&quot;]&quot;;[.Q5]&amp;&quot; &quot;&amp;[.F5])&amp;&quot;;&quot;" office:value-type="string" office:string-value="int16_t AphB;" calcext:value-type="string">
            <text:p>int16_t AphB;</text:p>
          </table:table-cell>
        </table:table-row>
        <table:table-row table:style-name="ro1">
          <table:table-cell table:number-columns-repeated="2" table:style-name="ce1" office:value-type="float" office:value="6" calcext:value-type="float">
            <text:p>6</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AphC</text:p>
          </table:table-cell>
          <table:table-cell table:style-name="ce3" office:value-type="string" calcext:value-type="string">
            <text:p>Phase C Current</text:p>
          </table:table-cell>
          <table:table-cell table:style-name="ce1" office:value-type="string" calcext:value-type="string">
            <text:p>int16</text:p>
          </table:table-cell>
          <table:table-cell/>
          <table:table-cell table:formula="of:=IF([.H6]=&quot;int16&quot;;&quot;int16_t&quot;;[.H6])" office:value-type="string" office:string-value="int16_t" calcext:value-type="string">
            <text:p>int16_t</text:p>
          </table:table-cell>
          <table:table-cell table:formula="of:=IF([.J6]=&quot;uint16&quot;;&quot;uint16_t&quot;;[.J6])" office:value-type="string" office:string-value="int16_t" calcext:value-type="string">
            <text:p>int16_t</text:p>
          </table:table-cell>
          <table:table-cell table:formula="of:=IF([.K6]=&quot;sunssf&quot;;&quot;int16_t&quot;;[.K6])" office:value-type="string" office:string-value="int16_t" calcext:value-type="string">
            <text:p>int16_t</text:p>
          </table:table-cell>
          <table:table-cell table:formula="of:=IF([.L6]=&quot;enum16&quot;;&quot;uint16_t&quot;;[.L6])" office:value-type="string" office:string-value="int16_t" calcext:value-type="string">
            <text:p>int16_t</text:p>
          </table:table-cell>
          <table:table-cell table:formula="of:=IF([.M6]=&quot;bitfield16&quot;;&quot;uint16_t&quot;;[.M6])" office:value-type="string" office:string-value="int16_t" calcext:value-type="string">
            <text:p>int16_t</text:p>
          </table:table-cell>
          <table:table-cell table:formula="of:=IF([.N6]=&quot;bitfield32&quot;;&quot;uint32_t&quot;;[.N6])" office:value-type="string" office:string-value="int16_t" calcext:value-type="string">
            <text:p>int16_t</text:p>
          </table:table-cell>
          <table:table-cell table:style-name="ce10" table:formula="of:=IF([.O6]=&quot;acc32&quot;;&quot;uint32_t&quot;;[.O6])" office:value-type="string" office:string-value="int16_t" calcext:value-type="string">
            <text:p>int16_t</text:p>
          </table:table-cell>
          <table:table-cell table:style-name="ce10" table:formula="of:=IF([.P6]=&quot;acc64&quot;;&quot;uint64_t&quot;;[.P6])" office:value-type="string" office:string-value="int16_t" calcext:value-type="string">
            <text:p>int16_t</text:p>
          </table:table-cell>
          <table:table-cell/>
          <table:table-cell table:style-name="ce11" table:formula="of:=IF([.H6]=&quot;string&quot;;&quot;char &quot;&amp;[.F6]&amp;&quot;[&quot;&amp;[.C6]*2&amp;&quot;]&quot;;[.Q6]&amp;&quot; &quot;&amp;[.F6])&amp;&quot;;&quot;" office:value-type="string" office:string-value="int16_t AphC;" calcext:value-type="string">
            <text:p>int16_t AphC;</text:p>
          </table:table-cell>
        </table:table-row>
        <table:table-row table:style-name="ro3">
          <table:table-cell table:number-columns-repeated="2" table:style-name="ce1" office:value-type="float" office:value="7" calcext:value-type="float">
            <text:p>7</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A_SF</text:p>
          </table:table-cell>
          <table:table-cell table:style-name="ce3" office:value-type="string" calcext:value-type="string">
            <text:p>Current scale factor</text:p>
          </table:table-cell>
          <table:table-cell table:style-name="ce1" office:value-type="string" calcext:value-type="string">
            <text:p>sunssf</text:p>
          </table:table-cell>
          <table:table-cell/>
          <table:table-cell table:formula="of:=IF([.H7]=&quot;int16&quot;;&quot;int16_t&quot;;[.H7])" office:value-type="string" office:string-value="sunssf" calcext:value-type="string">
            <text:p>sunssf</text:p>
          </table:table-cell>
          <table:table-cell table:formula="of:=IF([.J7]=&quot;uint16&quot;;&quot;uint16_t&quot;;[.J7])" office:value-type="string" office:string-value="sunssf" calcext:value-type="string">
            <text:p>sunssf</text:p>
          </table:table-cell>
          <table:table-cell table:formula="of:=IF([.K7]=&quot;sunssf&quot;;&quot;int16_t&quot;;[.K7])" office:value-type="string" office:string-value="int16_t" calcext:value-type="string">
            <text:p>int16_t</text:p>
          </table:table-cell>
          <table:table-cell table:formula="of:=IF([.L7]=&quot;enum16&quot;;&quot;uint16_t&quot;;[.L7])" office:value-type="string" office:string-value="int16_t" calcext:value-type="string">
            <text:p>int16_t</text:p>
          </table:table-cell>
          <table:table-cell table:formula="of:=IF([.M7]=&quot;bitfield16&quot;;&quot;uint16_t&quot;;[.M7])" office:value-type="string" office:string-value="int16_t" calcext:value-type="string">
            <text:p>int16_t</text:p>
          </table:table-cell>
          <table:table-cell table:formula="of:=IF([.N7]=&quot;bitfield32&quot;;&quot;uint32_t&quot;;[.N7])" office:value-type="string" office:string-value="int16_t" calcext:value-type="string">
            <text:p>int16_t</text:p>
          </table:table-cell>
          <table:table-cell table:style-name="ce10" table:formula="of:=IF([.O7]=&quot;acc32&quot;;&quot;uint32_t&quot;;[.O7])" office:value-type="string" office:string-value="int16_t" calcext:value-type="string">
            <text:p>int16_t</text:p>
          </table:table-cell>
          <table:table-cell table:style-name="ce10" table:formula="of:=IF([.P7]=&quot;acc64&quot;;&quot;uint64_t&quot;;[.P7])" office:value-type="string" office:string-value="int16_t" calcext:value-type="string">
            <text:p>int16_t</text:p>
          </table:table-cell>
          <table:table-cell/>
          <table:table-cell table:style-name="ce11" table:formula="of:=IF([.H7]=&quot;string&quot;;&quot;char &quot;&amp;[.F7]&amp;&quot;[&quot;&amp;[.C7]*2&amp;&quot;]&quot;;[.Q7]&amp;&quot; &quot;&amp;[.F7])&amp;&quot;;&quot;" office:value-type="string" office:string-value="int16_t A_SF;" calcext:value-type="string">
            <text:p>int16_t A_SF;</text:p>
          </table:table-cell>
        </table:table-row>
        <table:table-row table:style-name="ro5">
          <table:table-cell table:number-columns-repeated="2" table:style-name="ce1" office:value-type="float" office:value="8" calcext:value-type="float">
            <text:p>8</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PhV</text:p>
          </table:table-cell>
          <table:table-cell table:style-name="ce3" office:value-type="string" calcext:value-type="string">
            <text:p>Line to Neutral AC Voltage (average of active phases)</text:p>
          </table:table-cell>
          <table:table-cell table:style-name="ce1" office:value-type="string" calcext:value-type="string">
            <text:p>int16</text:p>
          </table:table-cell>
          <table:table-cell/>
          <table:table-cell table:formula="of:=IF([.H8]=&quot;int16&quot;;&quot;int16_t&quot;;[.H8])" office:value-type="string" office:string-value="int16_t" calcext:value-type="string">
            <text:p>int16_t</text:p>
          </table:table-cell>
          <table:table-cell table:formula="of:=IF([.J8]=&quot;uint16&quot;;&quot;uint16_t&quot;;[.J8])" office:value-type="string" office:string-value="int16_t" calcext:value-type="string">
            <text:p>int16_t</text:p>
          </table:table-cell>
          <table:table-cell table:formula="of:=IF([.K8]=&quot;sunssf&quot;;&quot;int16_t&quot;;[.K8])" office:value-type="string" office:string-value="int16_t" calcext:value-type="string">
            <text:p>int16_t</text:p>
          </table:table-cell>
          <table:table-cell table:formula="of:=IF([.L8]=&quot;enum16&quot;;&quot;uint16_t&quot;;[.L8])" office:value-type="string" office:string-value="int16_t" calcext:value-type="string">
            <text:p>int16_t</text:p>
          </table:table-cell>
          <table:table-cell table:formula="of:=IF([.M8]=&quot;bitfield16&quot;;&quot;uint16_t&quot;;[.M8])" office:value-type="string" office:string-value="int16_t" calcext:value-type="string">
            <text:p>int16_t</text:p>
          </table:table-cell>
          <table:table-cell table:formula="of:=IF([.N8]=&quot;bitfield32&quot;;&quot;uint32_t&quot;;[.N8])" office:value-type="string" office:string-value="int16_t" calcext:value-type="string">
            <text:p>int16_t</text:p>
          </table:table-cell>
          <table:table-cell table:style-name="ce10" table:formula="of:=IF([.O8]=&quot;acc32&quot;;&quot;uint32_t&quot;;[.O8])" office:value-type="string" office:string-value="int16_t" calcext:value-type="string">
            <text:p>int16_t</text:p>
          </table:table-cell>
          <table:table-cell table:style-name="ce10" table:formula="of:=IF([.P8]=&quot;acc64&quot;;&quot;uint64_t&quot;;[.P8])" office:value-type="string" office:string-value="int16_t" calcext:value-type="string">
            <text:p>int16_t</text:p>
          </table:table-cell>
          <table:table-cell/>
          <table:table-cell table:style-name="ce11" table:formula="of:=IF([.H8]=&quot;string&quot;;&quot;char &quot;&amp;[.F8]&amp;&quot;[&quot;&amp;[.C8]*2&amp;&quot;]&quot;;[.Q8]&amp;&quot; &quot;&amp;[.F8])&amp;&quot;;&quot;" office:value-type="string" office:string-value="int16_t PhV;" calcext:value-type="string">
            <text:p>int16_t PhV;</text:p>
          </table:table-cell>
        </table:table-row>
        <table:table-row table:style-name="ro1">
          <table:table-cell table:number-columns-repeated="2" table:style-name="ce1" office:value-type="float" office:value="9" calcext:value-type="float">
            <text:p>9</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PhVphA</text:p>
          </table:table-cell>
          <table:table-cell table:style-name="ce3" office:value-type="string" calcext:value-type="string">
            <text:p>Phase Voltage AN</text:p>
          </table:table-cell>
          <table:table-cell table:style-name="ce1" office:value-type="string" calcext:value-type="string">
            <text:p>int16</text:p>
          </table:table-cell>
          <table:table-cell/>
          <table:table-cell table:formula="of:=IF([.H9]=&quot;int16&quot;;&quot;int16_t&quot;;[.H9])" office:value-type="string" office:string-value="int16_t" calcext:value-type="string">
            <text:p>int16_t</text:p>
          </table:table-cell>
          <table:table-cell table:formula="of:=IF([.J9]=&quot;uint16&quot;;&quot;uint16_t&quot;;[.J9])" office:value-type="string" office:string-value="int16_t" calcext:value-type="string">
            <text:p>int16_t</text:p>
          </table:table-cell>
          <table:table-cell table:formula="of:=IF([.K9]=&quot;sunssf&quot;;&quot;int16_t&quot;;[.K9])" office:value-type="string" office:string-value="int16_t" calcext:value-type="string">
            <text:p>int16_t</text:p>
          </table:table-cell>
          <table:table-cell table:formula="of:=IF([.L9]=&quot;enum16&quot;;&quot;uint16_t&quot;;[.L9])" office:value-type="string" office:string-value="int16_t" calcext:value-type="string">
            <text:p>int16_t</text:p>
          </table:table-cell>
          <table:table-cell table:formula="of:=IF([.M9]=&quot;bitfield16&quot;;&quot;uint16_t&quot;;[.M9])" office:value-type="string" office:string-value="int16_t" calcext:value-type="string">
            <text:p>int16_t</text:p>
          </table:table-cell>
          <table:table-cell table:formula="of:=IF([.N9]=&quot;bitfield32&quot;;&quot;uint32_t&quot;;[.N9])" office:value-type="string" office:string-value="int16_t" calcext:value-type="string">
            <text:p>int16_t</text:p>
          </table:table-cell>
          <table:table-cell table:style-name="ce10" table:formula="of:=IF([.O9]=&quot;acc32&quot;;&quot;uint32_t&quot;;[.O9])" office:value-type="string" office:string-value="int16_t" calcext:value-type="string">
            <text:p>int16_t</text:p>
          </table:table-cell>
          <table:table-cell table:style-name="ce10" table:formula="of:=IF([.P9]=&quot;acc64&quot;;&quot;uint64_t&quot;;[.P9])" office:value-type="string" office:string-value="int16_t" calcext:value-type="string">
            <text:p>int16_t</text:p>
          </table:table-cell>
          <table:table-cell/>
          <table:table-cell table:style-name="ce11" table:formula="of:=IF([.H9]=&quot;string&quot;;&quot;char &quot;&amp;[.F9]&amp;&quot;[&quot;&amp;[.C9]*2&amp;&quot;]&quot;;[.Q9]&amp;&quot; &quot;&amp;[.F9])&amp;&quot;;&quot;" office:value-type="string" office:string-value="int16_t PhVphA;" calcext:value-type="string">
            <text:p>int16_t PhVphA;</text:p>
          </table:table-cell>
        </table:table-row>
        <table:table-row table:style-name="ro1">
          <table:table-cell table:number-columns-repeated="2" table:style-name="ce1" office:value-type="float" office:value="10" calcext:value-type="float">
            <text:p>10</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PhVphB</text:p>
          </table:table-cell>
          <table:table-cell table:style-name="ce3" office:value-type="string" calcext:value-type="string">
            <text:p>Phase Voltage BN</text:p>
          </table:table-cell>
          <table:table-cell table:style-name="ce1" office:value-type="string" calcext:value-type="string">
            <text:p>int16</text:p>
          </table:table-cell>
          <table:table-cell/>
          <table:table-cell table:formula="of:=IF([.H10]=&quot;int16&quot;;&quot;int16_t&quot;;[.H10])" office:value-type="string" office:string-value="int16_t" calcext:value-type="string">
            <text:p>int16_t</text:p>
          </table:table-cell>
          <table:table-cell table:formula="of:=IF([.J10]=&quot;uint16&quot;;&quot;uint16_t&quot;;[.J10])" office:value-type="string" office:string-value="int16_t" calcext:value-type="string">
            <text:p>int16_t</text:p>
          </table:table-cell>
          <table:table-cell table:formula="of:=IF([.K10]=&quot;sunssf&quot;;&quot;int16_t&quot;;[.K10])" office:value-type="string" office:string-value="int16_t" calcext:value-type="string">
            <text:p>int16_t</text:p>
          </table:table-cell>
          <table:table-cell table:formula="of:=IF([.L10]=&quot;enum16&quot;;&quot;uint16_t&quot;;[.L10])" office:value-type="string" office:string-value="int16_t" calcext:value-type="string">
            <text:p>int16_t</text:p>
          </table:table-cell>
          <table:table-cell table:formula="of:=IF([.M10]=&quot;bitfield16&quot;;&quot;uint16_t&quot;;[.M10])" office:value-type="string" office:string-value="int16_t" calcext:value-type="string">
            <text:p>int16_t</text:p>
          </table:table-cell>
          <table:table-cell table:formula="of:=IF([.N10]=&quot;bitfield32&quot;;&quot;uint32_t&quot;;[.N10])" office:value-type="string" office:string-value="int16_t" calcext:value-type="string">
            <text:p>int16_t</text:p>
          </table:table-cell>
          <table:table-cell table:style-name="ce10" table:formula="of:=IF([.O10]=&quot;acc32&quot;;&quot;uint32_t&quot;;[.O10])" office:value-type="string" office:string-value="int16_t" calcext:value-type="string">
            <text:p>int16_t</text:p>
          </table:table-cell>
          <table:table-cell table:style-name="ce10" table:formula="of:=IF([.P10]=&quot;acc64&quot;;&quot;uint64_t&quot;;[.P10])" office:value-type="string" office:string-value="int16_t" calcext:value-type="string">
            <text:p>int16_t</text:p>
          </table:table-cell>
          <table:table-cell/>
          <table:table-cell table:style-name="ce11" table:formula="of:=IF([.H10]=&quot;string&quot;;&quot;char &quot;&amp;[.F10]&amp;&quot;[&quot;&amp;[.C10]*2&amp;&quot;]&quot;;[.Q10]&amp;&quot; &quot;&amp;[.F10])&amp;&quot;;&quot;" office:value-type="string" office:string-value="int16_t PhVphB;" calcext:value-type="string">
            <text:p>int16_t PhVphB;</text:p>
          </table:table-cell>
        </table:table-row>
        <table:table-row table:style-name="ro1">
          <table:table-cell table:number-columns-repeated="2" table:style-name="ce1" office:value-type="float" office:value="11" calcext:value-type="float">
            <text:p>11</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PhVphC</text:p>
          </table:table-cell>
          <table:table-cell table:style-name="ce3" office:value-type="string" calcext:value-type="string">
            <text:p>Phase Voltage CN</text:p>
          </table:table-cell>
          <table:table-cell table:style-name="ce1" office:value-type="string" calcext:value-type="string">
            <text:p>int16</text:p>
          </table:table-cell>
          <table:table-cell/>
          <table:table-cell table:formula="of:=IF([.H11]=&quot;int16&quot;;&quot;int16_t&quot;;[.H11])" office:value-type="string" office:string-value="int16_t" calcext:value-type="string">
            <text:p>int16_t</text:p>
          </table:table-cell>
          <table:table-cell table:formula="of:=IF([.J11]=&quot;uint16&quot;;&quot;uint16_t&quot;;[.J11])" office:value-type="string" office:string-value="int16_t" calcext:value-type="string">
            <text:p>int16_t</text:p>
          </table:table-cell>
          <table:table-cell table:formula="of:=IF([.K11]=&quot;sunssf&quot;;&quot;int16_t&quot;;[.K11])" office:value-type="string" office:string-value="int16_t" calcext:value-type="string">
            <text:p>int16_t</text:p>
          </table:table-cell>
          <table:table-cell table:formula="of:=IF([.L11]=&quot;enum16&quot;;&quot;uint16_t&quot;;[.L11])" office:value-type="string" office:string-value="int16_t" calcext:value-type="string">
            <text:p>int16_t</text:p>
          </table:table-cell>
          <table:table-cell table:formula="of:=IF([.M11]=&quot;bitfield16&quot;;&quot;uint16_t&quot;;[.M11])" office:value-type="string" office:string-value="int16_t" calcext:value-type="string">
            <text:p>int16_t</text:p>
          </table:table-cell>
          <table:table-cell table:formula="of:=IF([.N11]=&quot;bitfield32&quot;;&quot;uint32_t&quot;;[.N11])" office:value-type="string" office:string-value="int16_t" calcext:value-type="string">
            <text:p>int16_t</text:p>
          </table:table-cell>
          <table:table-cell table:style-name="ce10" table:formula="of:=IF([.O11]=&quot;acc32&quot;;&quot;uint32_t&quot;;[.O11])" office:value-type="string" office:string-value="int16_t" calcext:value-type="string">
            <text:p>int16_t</text:p>
          </table:table-cell>
          <table:table-cell table:style-name="ce10" table:formula="of:=IF([.P11]=&quot;acc64&quot;;&quot;uint64_t&quot;;[.P11])" office:value-type="string" office:string-value="int16_t" calcext:value-type="string">
            <text:p>int16_t</text:p>
          </table:table-cell>
          <table:table-cell/>
          <table:table-cell table:style-name="ce11" table:formula="of:=IF([.H11]=&quot;string&quot;;&quot;char &quot;&amp;[.F11]&amp;&quot;[&quot;&amp;[.C11]*2&amp;&quot;]&quot;;[.Q11]&amp;&quot; &quot;&amp;[.F11])&amp;&quot;;&quot;" office:value-type="string" office:string-value="int16_t PhVphC;" calcext:value-type="string">
            <text:p>int16_t PhVphC;</text:p>
          </table:table-cell>
        </table:table-row>
        <table:table-row table:style-name="ro5">
          <table:table-cell table:number-columns-repeated="2" table:style-name="ce1" office:value-type="float" office:value="12" calcext:value-type="float">
            <text:p>12</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PPV</text:p>
          </table:table-cell>
          <table:table-cell table:style-name="ce3" office:value-type="string" calcext:value-type="string">
            <text:p>Line to Line AC Voltage (average of active phases)</text:p>
          </table:table-cell>
          <table:table-cell table:style-name="ce1" office:value-type="string" calcext:value-type="string">
            <text:p>int16</text:p>
          </table:table-cell>
          <table:table-cell/>
          <table:table-cell table:formula="of:=IF([.H12]=&quot;int16&quot;;&quot;int16_t&quot;;[.H12])" office:value-type="string" office:string-value="int16_t" calcext:value-type="string">
            <text:p>int16_t</text:p>
          </table:table-cell>
          <table:table-cell table:formula="of:=IF([.J12]=&quot;uint16&quot;;&quot;uint16_t&quot;;[.J12])" office:value-type="string" office:string-value="int16_t" calcext:value-type="string">
            <text:p>int16_t</text:p>
          </table:table-cell>
          <table:table-cell table:formula="of:=IF([.K12]=&quot;sunssf&quot;;&quot;int16_t&quot;;[.K12])" office:value-type="string" office:string-value="int16_t" calcext:value-type="string">
            <text:p>int16_t</text:p>
          </table:table-cell>
          <table:table-cell table:formula="of:=IF([.L12]=&quot;enum16&quot;;&quot;uint16_t&quot;;[.L12])" office:value-type="string" office:string-value="int16_t" calcext:value-type="string">
            <text:p>int16_t</text:p>
          </table:table-cell>
          <table:table-cell table:formula="of:=IF([.M12]=&quot;bitfield16&quot;;&quot;uint16_t&quot;;[.M12])" office:value-type="string" office:string-value="int16_t" calcext:value-type="string">
            <text:p>int16_t</text:p>
          </table:table-cell>
          <table:table-cell table:formula="of:=IF([.N12]=&quot;bitfield32&quot;;&quot;uint32_t&quot;;[.N12])" office:value-type="string" office:string-value="int16_t" calcext:value-type="string">
            <text:p>int16_t</text:p>
          </table:table-cell>
          <table:table-cell table:style-name="ce10" table:formula="of:=IF([.O12]=&quot;acc32&quot;;&quot;uint32_t&quot;;[.O12])" office:value-type="string" office:string-value="int16_t" calcext:value-type="string">
            <text:p>int16_t</text:p>
          </table:table-cell>
          <table:table-cell table:style-name="ce10" table:formula="of:=IF([.P12]=&quot;acc64&quot;;&quot;uint64_t&quot;;[.P12])" office:value-type="string" office:string-value="int16_t" calcext:value-type="string">
            <text:p>int16_t</text:p>
          </table:table-cell>
          <table:table-cell/>
          <table:table-cell table:style-name="ce11" table:formula="of:=IF([.H12]=&quot;string&quot;;&quot;char &quot;&amp;[.F12]&amp;&quot;[&quot;&amp;[.C12]*2&amp;&quot;]&quot;;[.Q12]&amp;&quot; &quot;&amp;[.F12])&amp;&quot;;&quot;" office:value-type="string" office:string-value="int16_t PPV;" calcext:value-type="string">
            <text:p>int16_t PPV;</text:p>
          </table:table-cell>
        </table:table-row>
        <table:table-row table:style-name="ro1">
          <table:table-cell table:number-columns-repeated="2" table:style-name="ce1" office:value-type="float" office:value="13" calcext:value-type="float">
            <text:p>13</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PhVphAB</text:p>
          </table:table-cell>
          <table:table-cell table:style-name="ce3" office:value-type="string" calcext:value-type="string">
            <text:p>Phase Voltage AB</text:p>
          </table:table-cell>
          <table:table-cell table:style-name="ce1" office:value-type="string" calcext:value-type="string">
            <text:p>int16</text:p>
          </table:table-cell>
          <table:table-cell/>
          <table:table-cell table:formula="of:=IF([.H13]=&quot;int16&quot;;&quot;int16_t&quot;;[.H13])" office:value-type="string" office:string-value="int16_t" calcext:value-type="string">
            <text:p>int16_t</text:p>
          </table:table-cell>
          <table:table-cell table:formula="of:=IF([.J13]=&quot;uint16&quot;;&quot;uint16_t&quot;;[.J13])" office:value-type="string" office:string-value="int16_t" calcext:value-type="string">
            <text:p>int16_t</text:p>
          </table:table-cell>
          <table:table-cell table:formula="of:=IF([.K13]=&quot;sunssf&quot;;&quot;int16_t&quot;;[.K13])" office:value-type="string" office:string-value="int16_t" calcext:value-type="string">
            <text:p>int16_t</text:p>
          </table:table-cell>
          <table:table-cell table:formula="of:=IF([.L13]=&quot;enum16&quot;;&quot;uint16_t&quot;;[.L13])" office:value-type="string" office:string-value="int16_t" calcext:value-type="string">
            <text:p>int16_t</text:p>
          </table:table-cell>
          <table:table-cell table:formula="of:=IF([.M13]=&quot;bitfield16&quot;;&quot;uint16_t&quot;;[.M13])" office:value-type="string" office:string-value="int16_t" calcext:value-type="string">
            <text:p>int16_t</text:p>
          </table:table-cell>
          <table:table-cell table:formula="of:=IF([.N13]=&quot;bitfield32&quot;;&quot;uint32_t&quot;;[.N13])" office:value-type="string" office:string-value="int16_t" calcext:value-type="string">
            <text:p>int16_t</text:p>
          </table:table-cell>
          <table:table-cell table:style-name="ce10" table:formula="of:=IF([.O13]=&quot;acc32&quot;;&quot;uint32_t&quot;;[.O13])" office:value-type="string" office:string-value="int16_t" calcext:value-type="string">
            <text:p>int16_t</text:p>
          </table:table-cell>
          <table:table-cell table:style-name="ce10" table:formula="of:=IF([.P13]=&quot;acc64&quot;;&quot;uint64_t&quot;;[.P13])" office:value-type="string" office:string-value="int16_t" calcext:value-type="string">
            <text:p>int16_t</text:p>
          </table:table-cell>
          <table:table-cell/>
          <table:table-cell table:style-name="ce11" table:formula="of:=IF([.H13]=&quot;string&quot;;&quot;char &quot;&amp;[.F13]&amp;&quot;[&quot;&amp;[.C13]*2&amp;&quot;]&quot;;[.Q13]&amp;&quot; &quot;&amp;[.F13])&amp;&quot;;&quot;" office:value-type="string" office:string-value="int16_t PhVphAB;" calcext:value-type="string">
            <text:p>int16_t PhVphAB;</text:p>
          </table:table-cell>
        </table:table-row>
        <table:table-row table:style-name="ro1">
          <table:table-cell table:number-columns-repeated="2" table:style-name="ce1" office:value-type="float" office:value="14" calcext:value-type="float">
            <text:p>14</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PhVphBC</text:p>
          </table:table-cell>
          <table:table-cell table:style-name="ce3" office:value-type="string" calcext:value-type="string">
            <text:p>Phase Voltage BC</text:p>
          </table:table-cell>
          <table:table-cell table:style-name="ce1" office:value-type="string" calcext:value-type="string">
            <text:p>int16</text:p>
          </table:table-cell>
          <table:table-cell/>
          <table:table-cell table:formula="of:=IF([.H14]=&quot;int16&quot;;&quot;int16_t&quot;;[.H14])" office:value-type="string" office:string-value="int16_t" calcext:value-type="string">
            <text:p>int16_t</text:p>
          </table:table-cell>
          <table:table-cell table:formula="of:=IF([.J14]=&quot;uint16&quot;;&quot;uint16_t&quot;;[.J14])" office:value-type="string" office:string-value="int16_t" calcext:value-type="string">
            <text:p>int16_t</text:p>
          </table:table-cell>
          <table:table-cell table:formula="of:=IF([.K14]=&quot;sunssf&quot;;&quot;int16_t&quot;;[.K14])" office:value-type="string" office:string-value="int16_t" calcext:value-type="string">
            <text:p>int16_t</text:p>
          </table:table-cell>
          <table:table-cell table:formula="of:=IF([.L14]=&quot;enum16&quot;;&quot;uint16_t&quot;;[.L14])" office:value-type="string" office:string-value="int16_t" calcext:value-type="string">
            <text:p>int16_t</text:p>
          </table:table-cell>
          <table:table-cell table:formula="of:=IF([.M14]=&quot;bitfield16&quot;;&quot;uint16_t&quot;;[.M14])" office:value-type="string" office:string-value="int16_t" calcext:value-type="string">
            <text:p>int16_t</text:p>
          </table:table-cell>
          <table:table-cell table:formula="of:=IF([.N14]=&quot;bitfield32&quot;;&quot;uint32_t&quot;;[.N14])" office:value-type="string" office:string-value="int16_t" calcext:value-type="string">
            <text:p>int16_t</text:p>
          </table:table-cell>
          <table:table-cell table:style-name="ce10" table:formula="of:=IF([.O14]=&quot;acc32&quot;;&quot;uint32_t&quot;;[.O14])" office:value-type="string" office:string-value="int16_t" calcext:value-type="string">
            <text:p>int16_t</text:p>
          </table:table-cell>
          <table:table-cell table:style-name="ce10" table:formula="of:=IF([.P14]=&quot;acc64&quot;;&quot;uint64_t&quot;;[.P14])" office:value-type="string" office:string-value="int16_t" calcext:value-type="string">
            <text:p>int16_t</text:p>
          </table:table-cell>
          <table:table-cell/>
          <table:table-cell table:style-name="ce11" table:formula="of:=IF([.H14]=&quot;string&quot;;&quot;char &quot;&amp;[.F14]&amp;&quot;[&quot;&amp;[.C14]*2&amp;&quot;]&quot;;[.Q14]&amp;&quot; &quot;&amp;[.F14])&amp;&quot;;&quot;" office:value-type="string" office:string-value="int16_t PhVphBC;" calcext:value-type="string">
            <text:p>int16_t PhVphBC;</text:p>
          </table:table-cell>
        </table:table-row>
        <table:table-row table:style-name="ro1">
          <table:table-cell table:number-columns-repeated="2" table:style-name="ce1" office:value-type="float" office:value="15" calcext:value-type="float">
            <text:p>15</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PhVphCA</text:p>
          </table:table-cell>
          <table:table-cell table:style-name="ce3" office:value-type="string" calcext:value-type="string">
            <text:p>Phase Voltage CA</text:p>
          </table:table-cell>
          <table:table-cell table:style-name="ce1" office:value-type="string" calcext:value-type="string">
            <text:p>int16</text:p>
          </table:table-cell>
          <table:table-cell/>
          <table:table-cell table:formula="of:=IF([.H15]=&quot;int16&quot;;&quot;int16_t&quot;;[.H15])" office:value-type="string" office:string-value="int16_t" calcext:value-type="string">
            <text:p>int16_t</text:p>
          </table:table-cell>
          <table:table-cell table:formula="of:=IF([.J15]=&quot;uint16&quot;;&quot;uint16_t&quot;;[.J15])" office:value-type="string" office:string-value="int16_t" calcext:value-type="string">
            <text:p>int16_t</text:p>
          </table:table-cell>
          <table:table-cell table:formula="of:=IF([.K15]=&quot;sunssf&quot;;&quot;int16_t&quot;;[.K15])" office:value-type="string" office:string-value="int16_t" calcext:value-type="string">
            <text:p>int16_t</text:p>
          </table:table-cell>
          <table:table-cell table:formula="of:=IF([.L15]=&quot;enum16&quot;;&quot;uint16_t&quot;;[.L15])" office:value-type="string" office:string-value="int16_t" calcext:value-type="string">
            <text:p>int16_t</text:p>
          </table:table-cell>
          <table:table-cell table:formula="of:=IF([.M15]=&quot;bitfield16&quot;;&quot;uint16_t&quot;;[.M15])" office:value-type="string" office:string-value="int16_t" calcext:value-type="string">
            <text:p>int16_t</text:p>
          </table:table-cell>
          <table:table-cell table:formula="of:=IF([.N15]=&quot;bitfield32&quot;;&quot;uint32_t&quot;;[.N15])" office:value-type="string" office:string-value="int16_t" calcext:value-type="string">
            <text:p>int16_t</text:p>
          </table:table-cell>
          <table:table-cell table:style-name="ce10" table:formula="of:=IF([.O15]=&quot;acc32&quot;;&quot;uint32_t&quot;;[.O15])" office:value-type="string" office:string-value="int16_t" calcext:value-type="string">
            <text:p>int16_t</text:p>
          </table:table-cell>
          <table:table-cell table:style-name="ce10" table:formula="of:=IF([.P15]=&quot;acc64&quot;;&quot;uint64_t&quot;;[.P15])" office:value-type="string" office:string-value="int16_t" calcext:value-type="string">
            <text:p>int16_t</text:p>
          </table:table-cell>
          <table:table-cell/>
          <table:table-cell table:style-name="ce11" table:formula="of:=IF([.H15]=&quot;string&quot;;&quot;char &quot;&amp;[.F15]&amp;&quot;[&quot;&amp;[.C15]*2&amp;&quot;]&quot;;[.Q15]&amp;&quot; &quot;&amp;[.F15])&amp;&quot;;&quot;" office:value-type="string" office:string-value="int16_t PhVphCA;" calcext:value-type="string">
            <text:p>int16_t PhVphCA;</text:p>
          </table:table-cell>
        </table:table-row>
        <table:table-row table:style-name="ro3">
          <table:table-cell table:number-columns-repeated="2" table:style-name="ce1" office:value-type="float" office:value="16" calcext:value-type="float">
            <text:p>16</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V_SF</text:p>
          </table:table-cell>
          <table:table-cell table:style-name="ce3" office:value-type="string" calcext:value-type="string">
            <text:p>Voltage scale factor</text:p>
          </table:table-cell>
          <table:table-cell table:style-name="ce1" office:value-type="string" calcext:value-type="string">
            <text:p>sunssf</text:p>
          </table:table-cell>
          <table:table-cell/>
          <table:table-cell table:formula="of:=IF([.H16]=&quot;int16&quot;;&quot;int16_t&quot;;[.H16])" office:value-type="string" office:string-value="sunssf" calcext:value-type="string">
            <text:p>sunssf</text:p>
          </table:table-cell>
          <table:table-cell table:formula="of:=IF([.J16]=&quot;uint16&quot;;&quot;uint16_t&quot;;[.J16])" office:value-type="string" office:string-value="sunssf" calcext:value-type="string">
            <text:p>sunssf</text:p>
          </table:table-cell>
          <table:table-cell table:formula="of:=IF([.K16]=&quot;sunssf&quot;;&quot;int16_t&quot;;[.K16])" office:value-type="string" office:string-value="int16_t" calcext:value-type="string">
            <text:p>int16_t</text:p>
          </table:table-cell>
          <table:table-cell table:formula="of:=IF([.L16]=&quot;enum16&quot;;&quot;uint16_t&quot;;[.L16])" office:value-type="string" office:string-value="int16_t" calcext:value-type="string">
            <text:p>int16_t</text:p>
          </table:table-cell>
          <table:table-cell table:formula="of:=IF([.M16]=&quot;bitfield16&quot;;&quot;uint16_t&quot;;[.M16])" office:value-type="string" office:string-value="int16_t" calcext:value-type="string">
            <text:p>int16_t</text:p>
          </table:table-cell>
          <table:table-cell table:formula="of:=IF([.N16]=&quot;bitfield32&quot;;&quot;uint32_t&quot;;[.N16])" office:value-type="string" office:string-value="int16_t" calcext:value-type="string">
            <text:p>int16_t</text:p>
          </table:table-cell>
          <table:table-cell table:style-name="ce10" table:formula="of:=IF([.O16]=&quot;acc32&quot;;&quot;uint32_t&quot;;[.O16])" office:value-type="string" office:string-value="int16_t" calcext:value-type="string">
            <text:p>int16_t</text:p>
          </table:table-cell>
          <table:table-cell table:style-name="ce10" table:formula="of:=IF([.P16]=&quot;acc64&quot;;&quot;uint64_t&quot;;[.P16])" office:value-type="string" office:string-value="int16_t" calcext:value-type="string">
            <text:p>int16_t</text:p>
          </table:table-cell>
          <table:table-cell/>
          <table:table-cell table:style-name="ce11" table:formula="of:=IF([.H16]=&quot;string&quot;;&quot;char &quot;&amp;[.F16]&amp;&quot;[&quot;&amp;[.C16]*2&amp;&quot;]&quot;;[.Q16]&amp;&quot; &quot;&amp;[.F16])&amp;&quot;;&quot;" office:value-type="string" office:string-value="int16_t V_SF;" calcext:value-type="string">
            <text:p>int16_t V_SF;</text:p>
          </table:table-cell>
        </table:table-row>
        <table:table-row table:style-name="ro1">
          <table:table-cell table:number-columns-repeated="2" table:style-name="ce1" office:value-type="float" office:value="17" calcext:value-type="float">
            <text:p>17</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Hz</text:p>
          </table:table-cell>
          <table:table-cell table:style-name="ce3" office:value-type="string" calcext:value-type="string">
            <text:p>Frequency</text:p>
          </table:table-cell>
          <table:table-cell table:style-name="ce1" office:value-type="string" calcext:value-type="string">
            <text:p>int16</text:p>
          </table:table-cell>
          <table:table-cell/>
          <table:table-cell table:formula="of:=IF([.H17]=&quot;int16&quot;;&quot;int16_t&quot;;[.H17])" office:value-type="string" office:string-value="int16_t" calcext:value-type="string">
            <text:p>int16_t</text:p>
          </table:table-cell>
          <table:table-cell table:formula="of:=IF([.J17]=&quot;uint16&quot;;&quot;uint16_t&quot;;[.J17])" office:value-type="string" office:string-value="int16_t" calcext:value-type="string">
            <text:p>int16_t</text:p>
          </table:table-cell>
          <table:table-cell table:formula="of:=IF([.K17]=&quot;sunssf&quot;;&quot;int16_t&quot;;[.K17])" office:value-type="string" office:string-value="int16_t" calcext:value-type="string">
            <text:p>int16_t</text:p>
          </table:table-cell>
          <table:table-cell table:formula="of:=IF([.L17]=&quot;enum16&quot;;&quot;uint16_t&quot;;[.L17])" office:value-type="string" office:string-value="int16_t" calcext:value-type="string">
            <text:p>int16_t</text:p>
          </table:table-cell>
          <table:table-cell table:formula="of:=IF([.M17]=&quot;bitfield16&quot;;&quot;uint16_t&quot;;[.M17])" office:value-type="string" office:string-value="int16_t" calcext:value-type="string">
            <text:p>int16_t</text:p>
          </table:table-cell>
          <table:table-cell table:formula="of:=IF([.N17]=&quot;bitfield32&quot;;&quot;uint32_t&quot;;[.N17])" office:value-type="string" office:string-value="int16_t" calcext:value-type="string">
            <text:p>int16_t</text:p>
          </table:table-cell>
          <table:table-cell table:style-name="ce10" table:formula="of:=IF([.O17]=&quot;acc32&quot;;&quot;uint32_t&quot;;[.O17])" office:value-type="string" office:string-value="int16_t" calcext:value-type="string">
            <text:p>int16_t</text:p>
          </table:table-cell>
          <table:table-cell table:style-name="ce10" table:formula="of:=IF([.P17]=&quot;acc64&quot;;&quot;uint64_t&quot;;[.P17])" office:value-type="string" office:string-value="int16_t" calcext:value-type="string">
            <text:p>int16_t</text:p>
          </table:table-cell>
          <table:table-cell/>
          <table:table-cell table:style-name="ce11" table:formula="of:=IF([.H17]=&quot;string&quot;;&quot;char &quot;&amp;[.F17]&amp;&quot;[&quot;&amp;[.C17]*2&amp;&quot;]&quot;;[.Q17]&amp;&quot; &quot;&amp;[.F17])&amp;&quot;;&quot;" office:value-type="string" office:string-value="int16_t Hz;" calcext:value-type="string">
            <text:p>int16_t Hz;</text:p>
          </table:table-cell>
        </table:table-row>
        <table:table-row table:style-name="ro3">
          <table:table-cell table:number-columns-repeated="2" table:style-name="ce1" office:value-type="float" office:value="18" calcext:value-type="float">
            <text:p>18</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Hz_SF</text:p>
          </table:table-cell>
          <table:table-cell table:style-name="ce3" office:value-type="string" calcext:value-type="string">
            <text:p>Frequency scale factor</text:p>
          </table:table-cell>
          <table:table-cell table:style-name="ce1" office:value-type="string" calcext:value-type="string">
            <text:p>sunssf</text:p>
          </table:table-cell>
          <table:table-cell/>
          <table:table-cell table:formula="of:=IF([.H18]=&quot;int16&quot;;&quot;int16_t&quot;;[.H18])" office:value-type="string" office:string-value="sunssf" calcext:value-type="string">
            <text:p>sunssf</text:p>
          </table:table-cell>
          <table:table-cell table:formula="of:=IF([.J18]=&quot;uint16&quot;;&quot;uint16_t&quot;;[.J18])" office:value-type="string" office:string-value="sunssf" calcext:value-type="string">
            <text:p>sunssf</text:p>
          </table:table-cell>
          <table:table-cell table:formula="of:=IF([.K18]=&quot;sunssf&quot;;&quot;int16_t&quot;;[.K18])" office:value-type="string" office:string-value="int16_t" calcext:value-type="string">
            <text:p>int16_t</text:p>
          </table:table-cell>
          <table:table-cell table:formula="of:=IF([.L18]=&quot;enum16&quot;;&quot;uint16_t&quot;;[.L18])" office:value-type="string" office:string-value="int16_t" calcext:value-type="string">
            <text:p>int16_t</text:p>
          </table:table-cell>
          <table:table-cell table:formula="of:=IF([.M18]=&quot;bitfield16&quot;;&quot;uint16_t&quot;;[.M18])" office:value-type="string" office:string-value="int16_t" calcext:value-type="string">
            <text:p>int16_t</text:p>
          </table:table-cell>
          <table:table-cell table:formula="of:=IF([.N18]=&quot;bitfield32&quot;;&quot;uint32_t&quot;;[.N18])" office:value-type="string" office:string-value="int16_t" calcext:value-type="string">
            <text:p>int16_t</text:p>
          </table:table-cell>
          <table:table-cell table:style-name="ce10" table:formula="of:=IF([.O18]=&quot;acc32&quot;;&quot;uint32_t&quot;;[.O18])" office:value-type="string" office:string-value="int16_t" calcext:value-type="string">
            <text:p>int16_t</text:p>
          </table:table-cell>
          <table:table-cell table:style-name="ce10" table:formula="of:=IF([.P18]=&quot;acc64&quot;;&quot;uint64_t&quot;;[.P18])" office:value-type="string" office:string-value="int16_t" calcext:value-type="string">
            <text:p>int16_t</text:p>
          </table:table-cell>
          <table:table-cell/>
          <table:table-cell table:style-name="ce11" table:formula="of:=IF([.H18]=&quot;string&quot;;&quot;char &quot;&amp;[.F18]&amp;&quot;[&quot;&amp;[.C18]*2&amp;&quot;]&quot;;[.Q18]&amp;&quot; &quot;&amp;[.F18])&amp;&quot;;&quot;" office:value-type="string" office:string-value="int16_t Hz_SF;" calcext:value-type="string">
            <text:p>int16_t Hz_SF;</text:p>
          </table:table-cell>
        </table:table-row>
        <table:table-row table:style-name="ro1">
          <table:table-cell table:number-columns-repeated="2" table:style-name="ce1" office:value-type="float" office:value="19" calcext:value-type="float">
            <text:p>19</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W</text:p>
          </table:table-cell>
          <table:table-cell table:style-name="ce3" office:value-type="string" calcext:value-type="string">
            <text:p>Total Real Power</text:p>
          </table:table-cell>
          <table:table-cell table:style-name="ce1" office:value-type="string" calcext:value-type="string">
            <text:p>int16</text:p>
          </table:table-cell>
          <table:table-cell/>
          <table:table-cell table:formula="of:=IF([.H19]=&quot;int16&quot;;&quot;int16_t&quot;;[.H19])" office:value-type="string" office:string-value="int16_t" calcext:value-type="string">
            <text:p>int16_t</text:p>
          </table:table-cell>
          <table:table-cell table:formula="of:=IF([.J19]=&quot;uint16&quot;;&quot;uint16_t&quot;;[.J19])" office:value-type="string" office:string-value="int16_t" calcext:value-type="string">
            <text:p>int16_t</text:p>
          </table:table-cell>
          <table:table-cell table:formula="of:=IF([.K19]=&quot;sunssf&quot;;&quot;int16_t&quot;;[.K19])" office:value-type="string" office:string-value="int16_t" calcext:value-type="string">
            <text:p>int16_t</text:p>
          </table:table-cell>
          <table:table-cell table:formula="of:=IF([.L19]=&quot;enum16&quot;;&quot;uint16_t&quot;;[.L19])" office:value-type="string" office:string-value="int16_t" calcext:value-type="string">
            <text:p>int16_t</text:p>
          </table:table-cell>
          <table:table-cell table:formula="of:=IF([.M19]=&quot;bitfield16&quot;;&quot;uint16_t&quot;;[.M19])" office:value-type="string" office:string-value="int16_t" calcext:value-type="string">
            <text:p>int16_t</text:p>
          </table:table-cell>
          <table:table-cell table:formula="of:=IF([.N19]=&quot;bitfield32&quot;;&quot;uint32_t&quot;;[.N19])" office:value-type="string" office:string-value="int16_t" calcext:value-type="string">
            <text:p>int16_t</text:p>
          </table:table-cell>
          <table:table-cell table:style-name="ce10" table:formula="of:=IF([.O19]=&quot;acc32&quot;;&quot;uint32_t&quot;;[.O19])" office:value-type="string" office:string-value="int16_t" calcext:value-type="string">
            <text:p>int16_t</text:p>
          </table:table-cell>
          <table:table-cell table:style-name="ce10" table:formula="of:=IF([.P19]=&quot;acc64&quot;;&quot;uint64_t&quot;;[.P19])" office:value-type="string" office:string-value="int16_t" calcext:value-type="string">
            <text:p>int16_t</text:p>
          </table:table-cell>
          <table:table-cell/>
          <table:table-cell table:style-name="ce11" table:formula="of:=IF([.H19]=&quot;string&quot;;&quot;char &quot;&amp;[.F19]&amp;&quot;[&quot;&amp;[.C19]*2&amp;&quot;]&quot;;[.Q19]&amp;&quot; &quot;&amp;[.F19])&amp;&quot;;&quot;" office:value-type="string" office:string-value="int16_t W;" calcext:value-type="string">
            <text:p>int16_t W;</text:p>
          </table:table-cell>
        </table:table-row>
        <table:table-row table:style-name="ro1">
          <table:table-cell table:number-columns-repeated="2" table:style-name="ce1" office:value-type="float" office:value="20" calcext:value-type="float">
            <text:p>20</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WphA</text:p>
          </table:table-cell>
          <table:table-cell table:style-name="ce3" office:value-type="string" calcext:value-type="string">
            <text:p>Watts phase A</text:p>
          </table:table-cell>
          <table:table-cell table:style-name="ce1" office:value-type="string" calcext:value-type="string">
            <text:p>int16</text:p>
          </table:table-cell>
          <table:table-cell/>
          <table:table-cell table:formula="of:=IF([.H20]=&quot;int16&quot;;&quot;int16_t&quot;;[.H20])" office:value-type="string" office:string-value="int16_t" calcext:value-type="string">
            <text:p>int16_t</text:p>
          </table:table-cell>
          <table:table-cell table:formula="of:=IF([.J20]=&quot;uint16&quot;;&quot;uint16_t&quot;;[.J20])" office:value-type="string" office:string-value="int16_t" calcext:value-type="string">
            <text:p>int16_t</text:p>
          </table:table-cell>
          <table:table-cell table:formula="of:=IF([.K20]=&quot;sunssf&quot;;&quot;int16_t&quot;;[.K20])" office:value-type="string" office:string-value="int16_t" calcext:value-type="string">
            <text:p>int16_t</text:p>
          </table:table-cell>
          <table:table-cell table:formula="of:=IF([.L20]=&quot;enum16&quot;;&quot;uint16_t&quot;;[.L20])" office:value-type="string" office:string-value="int16_t" calcext:value-type="string">
            <text:p>int16_t</text:p>
          </table:table-cell>
          <table:table-cell table:formula="of:=IF([.M20]=&quot;bitfield16&quot;;&quot;uint16_t&quot;;[.M20])" office:value-type="string" office:string-value="int16_t" calcext:value-type="string">
            <text:p>int16_t</text:p>
          </table:table-cell>
          <table:table-cell table:formula="of:=IF([.N20]=&quot;bitfield32&quot;;&quot;uint32_t&quot;;[.N20])" office:value-type="string" office:string-value="int16_t" calcext:value-type="string">
            <text:p>int16_t</text:p>
          </table:table-cell>
          <table:table-cell table:style-name="ce10" table:formula="of:=IF([.O20]=&quot;acc32&quot;;&quot;uint32_t&quot;;[.O20])" office:value-type="string" office:string-value="int16_t" calcext:value-type="string">
            <text:p>int16_t</text:p>
          </table:table-cell>
          <table:table-cell table:style-name="ce10" table:formula="of:=IF([.P20]=&quot;acc64&quot;;&quot;uint64_t&quot;;[.P20])" office:value-type="string" office:string-value="int16_t" calcext:value-type="string">
            <text:p>int16_t</text:p>
          </table:table-cell>
          <table:table-cell/>
          <table:table-cell table:style-name="ce11" table:formula="of:=IF([.H20]=&quot;string&quot;;&quot;char &quot;&amp;[.F20]&amp;&quot;[&quot;&amp;[.C20]*2&amp;&quot;]&quot;;[.Q20]&amp;&quot; &quot;&amp;[.F20])&amp;&quot;;&quot;" office:value-type="string" office:string-value="int16_t WphA;" calcext:value-type="string">
            <text:p>int16_t WphA;</text:p>
          </table:table-cell>
        </table:table-row>
        <table:table-row table:style-name="ro1">
          <table:table-cell table:number-columns-repeated="2" table:style-name="ce1" office:value-type="float" office:value="21" calcext:value-type="float">
            <text:p>21</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WphB</text:p>
          </table:table-cell>
          <table:table-cell table:style-name="ce3" office:value-type="string" calcext:value-type="string">
            <text:p>Watts phase B</text:p>
          </table:table-cell>
          <table:table-cell table:style-name="ce1" office:value-type="string" calcext:value-type="string">
            <text:p>int16</text:p>
          </table:table-cell>
          <table:table-cell/>
          <table:table-cell table:formula="of:=IF([.H21]=&quot;int16&quot;;&quot;int16_t&quot;;[.H21])" office:value-type="string" office:string-value="int16_t" calcext:value-type="string">
            <text:p>int16_t</text:p>
          </table:table-cell>
          <table:table-cell table:formula="of:=IF([.J21]=&quot;uint16&quot;;&quot;uint16_t&quot;;[.J21])" office:value-type="string" office:string-value="int16_t" calcext:value-type="string">
            <text:p>int16_t</text:p>
          </table:table-cell>
          <table:table-cell table:formula="of:=IF([.K21]=&quot;sunssf&quot;;&quot;int16_t&quot;;[.K21])" office:value-type="string" office:string-value="int16_t" calcext:value-type="string">
            <text:p>int16_t</text:p>
          </table:table-cell>
          <table:table-cell table:formula="of:=IF([.L21]=&quot;enum16&quot;;&quot;uint16_t&quot;;[.L21])" office:value-type="string" office:string-value="int16_t" calcext:value-type="string">
            <text:p>int16_t</text:p>
          </table:table-cell>
          <table:table-cell table:formula="of:=IF([.M21]=&quot;bitfield16&quot;;&quot;uint16_t&quot;;[.M21])" office:value-type="string" office:string-value="int16_t" calcext:value-type="string">
            <text:p>int16_t</text:p>
          </table:table-cell>
          <table:table-cell table:formula="of:=IF([.N21]=&quot;bitfield32&quot;;&quot;uint32_t&quot;;[.N21])" office:value-type="string" office:string-value="int16_t" calcext:value-type="string">
            <text:p>int16_t</text:p>
          </table:table-cell>
          <table:table-cell table:style-name="ce10" table:formula="of:=IF([.O21]=&quot;acc32&quot;;&quot;uint32_t&quot;;[.O21])" office:value-type="string" office:string-value="int16_t" calcext:value-type="string">
            <text:p>int16_t</text:p>
          </table:table-cell>
          <table:table-cell table:style-name="ce10" table:formula="of:=IF([.P21]=&quot;acc64&quot;;&quot;uint64_t&quot;;[.P21])" office:value-type="string" office:string-value="int16_t" calcext:value-type="string">
            <text:p>int16_t</text:p>
          </table:table-cell>
          <table:table-cell/>
          <table:table-cell table:style-name="ce11" table:formula="of:=IF([.H21]=&quot;string&quot;;&quot;char &quot;&amp;[.F21]&amp;&quot;[&quot;&amp;[.C21]*2&amp;&quot;]&quot;;[.Q21]&amp;&quot; &quot;&amp;[.F21])&amp;&quot;;&quot;" office:value-type="string" office:string-value="int16_t WphB;" calcext:value-type="string">
            <text:p>int16_t WphB;</text:p>
          </table:table-cell>
        </table:table-row>
        <table:table-row table:style-name="ro1">
          <table:table-cell table:number-columns-repeated="2" table:style-name="ce1" office:value-type="float" office:value="22" calcext:value-type="float">
            <text:p>22</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WphC</text:p>
          </table:table-cell>
          <table:table-cell table:style-name="ce3" office:value-type="string" calcext:value-type="string">
            <text:p>Watts phase C</text:p>
          </table:table-cell>
          <table:table-cell table:style-name="ce1" office:value-type="string" calcext:value-type="string">
            <text:p>int16</text:p>
          </table:table-cell>
          <table:table-cell/>
          <table:table-cell table:formula="of:=IF([.H22]=&quot;int16&quot;;&quot;int16_t&quot;;[.H22])" office:value-type="string" office:string-value="int16_t" calcext:value-type="string">
            <text:p>int16_t</text:p>
          </table:table-cell>
          <table:table-cell table:formula="of:=IF([.J22]=&quot;uint16&quot;;&quot;uint16_t&quot;;[.J22])" office:value-type="string" office:string-value="int16_t" calcext:value-type="string">
            <text:p>int16_t</text:p>
          </table:table-cell>
          <table:table-cell table:formula="of:=IF([.K22]=&quot;sunssf&quot;;&quot;int16_t&quot;;[.K22])" office:value-type="string" office:string-value="int16_t" calcext:value-type="string">
            <text:p>int16_t</text:p>
          </table:table-cell>
          <table:table-cell table:formula="of:=IF([.L22]=&quot;enum16&quot;;&quot;uint16_t&quot;;[.L22])" office:value-type="string" office:string-value="int16_t" calcext:value-type="string">
            <text:p>int16_t</text:p>
          </table:table-cell>
          <table:table-cell table:formula="of:=IF([.M22]=&quot;bitfield16&quot;;&quot;uint16_t&quot;;[.M22])" office:value-type="string" office:string-value="int16_t" calcext:value-type="string">
            <text:p>int16_t</text:p>
          </table:table-cell>
          <table:table-cell table:formula="of:=IF([.N22]=&quot;bitfield32&quot;;&quot;uint32_t&quot;;[.N22])" office:value-type="string" office:string-value="int16_t" calcext:value-type="string">
            <text:p>int16_t</text:p>
          </table:table-cell>
          <table:table-cell table:style-name="ce10" table:formula="of:=IF([.O22]=&quot;acc32&quot;;&quot;uint32_t&quot;;[.O22])" office:value-type="string" office:string-value="int16_t" calcext:value-type="string">
            <text:p>int16_t</text:p>
          </table:table-cell>
          <table:table-cell table:style-name="ce10" table:formula="of:=IF([.P22]=&quot;acc64&quot;;&quot;uint64_t&quot;;[.P22])" office:value-type="string" office:string-value="int16_t" calcext:value-type="string">
            <text:p>int16_t</text:p>
          </table:table-cell>
          <table:table-cell/>
          <table:table-cell table:style-name="ce11" table:formula="of:=IF([.H22]=&quot;string&quot;;&quot;char &quot;&amp;[.F22]&amp;&quot;[&quot;&amp;[.C22]*2&amp;&quot;]&quot;;[.Q22]&amp;&quot; &quot;&amp;[.F22])&amp;&quot;;&quot;" office:value-type="string" office:string-value="int16_t WphC;" calcext:value-type="string">
            <text:p>int16_t WphC;</text:p>
          </table:table-cell>
        </table:table-row>
        <table:table-row table:style-name="ro3">
          <table:table-cell table:number-columns-repeated="2" table:style-name="ce1" office:value-type="float" office:value="23" calcext:value-type="float">
            <text:p>23</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W_SF</text:p>
          </table:table-cell>
          <table:table-cell table:style-name="ce3" office:value-type="string" calcext:value-type="string">
            <text:p>Real Power scale factor</text:p>
          </table:table-cell>
          <table:table-cell table:style-name="ce1" office:value-type="string" calcext:value-type="string">
            <text:p>sunssf</text:p>
          </table:table-cell>
          <table:table-cell/>
          <table:table-cell table:formula="of:=IF([.H23]=&quot;int16&quot;;&quot;int16_t&quot;;[.H23])" office:value-type="string" office:string-value="sunssf" calcext:value-type="string">
            <text:p>sunssf</text:p>
          </table:table-cell>
          <table:table-cell table:formula="of:=IF([.J23]=&quot;uint16&quot;;&quot;uint16_t&quot;;[.J23])" office:value-type="string" office:string-value="sunssf" calcext:value-type="string">
            <text:p>sunssf</text:p>
          </table:table-cell>
          <table:table-cell table:formula="of:=IF([.K23]=&quot;sunssf&quot;;&quot;int16_t&quot;;[.K23])" office:value-type="string" office:string-value="int16_t" calcext:value-type="string">
            <text:p>int16_t</text:p>
          </table:table-cell>
          <table:table-cell table:formula="of:=IF([.L23]=&quot;enum16&quot;;&quot;uint16_t&quot;;[.L23])" office:value-type="string" office:string-value="int16_t" calcext:value-type="string">
            <text:p>int16_t</text:p>
          </table:table-cell>
          <table:table-cell table:formula="of:=IF([.M23]=&quot;bitfield16&quot;;&quot;uint16_t&quot;;[.M23])" office:value-type="string" office:string-value="int16_t" calcext:value-type="string">
            <text:p>int16_t</text:p>
          </table:table-cell>
          <table:table-cell table:formula="of:=IF([.N23]=&quot;bitfield32&quot;;&quot;uint32_t&quot;;[.N23])" office:value-type="string" office:string-value="int16_t" calcext:value-type="string">
            <text:p>int16_t</text:p>
          </table:table-cell>
          <table:table-cell table:style-name="ce10" table:formula="of:=IF([.O23]=&quot;acc32&quot;;&quot;uint32_t&quot;;[.O23])" office:value-type="string" office:string-value="int16_t" calcext:value-type="string">
            <text:p>int16_t</text:p>
          </table:table-cell>
          <table:table-cell table:style-name="ce10" table:formula="of:=IF([.P23]=&quot;acc64&quot;;&quot;uint64_t&quot;;[.P23])" office:value-type="string" office:string-value="int16_t" calcext:value-type="string">
            <text:p>int16_t</text:p>
          </table:table-cell>
          <table:table-cell/>
          <table:table-cell table:style-name="ce11" table:formula="of:=IF([.H23]=&quot;string&quot;;&quot;char &quot;&amp;[.F23]&amp;&quot;[&quot;&amp;[.C23]*2&amp;&quot;]&quot;;[.Q23]&amp;&quot; &quot;&amp;[.F23])&amp;&quot;;&quot;" office:value-type="string" office:string-value="int16_t W_SF;" calcext:value-type="string">
            <text:p>int16_t W_SF;</text:p>
          </table:table-cell>
        </table:table-row>
        <table:table-row table:style-name="ro3">
          <table:table-cell table:number-columns-repeated="2" table:style-name="ce1" office:value-type="float" office:value="24" calcext:value-type="float">
            <text:p>24</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VA</text:p>
          </table:table-cell>
          <table:table-cell table:style-name="ce3" office:value-type="string" calcext:value-type="string">
            <text:p>AC Apparent Power</text:p>
          </table:table-cell>
          <table:table-cell table:style-name="ce1" office:value-type="string" calcext:value-type="string">
            <text:p>int16</text:p>
          </table:table-cell>
          <table:table-cell/>
          <table:table-cell table:formula="of:=IF([.H24]=&quot;int16&quot;;&quot;int16_t&quot;;[.H24])" office:value-type="string" office:string-value="int16_t" calcext:value-type="string">
            <text:p>int16_t</text:p>
          </table:table-cell>
          <table:table-cell table:formula="of:=IF([.J24]=&quot;uint16&quot;;&quot;uint16_t&quot;;[.J24])" office:value-type="string" office:string-value="int16_t" calcext:value-type="string">
            <text:p>int16_t</text:p>
          </table:table-cell>
          <table:table-cell table:formula="of:=IF([.K24]=&quot;sunssf&quot;;&quot;int16_t&quot;;[.K24])" office:value-type="string" office:string-value="int16_t" calcext:value-type="string">
            <text:p>int16_t</text:p>
          </table:table-cell>
          <table:table-cell table:formula="of:=IF([.L24]=&quot;enum16&quot;;&quot;uint16_t&quot;;[.L24])" office:value-type="string" office:string-value="int16_t" calcext:value-type="string">
            <text:p>int16_t</text:p>
          </table:table-cell>
          <table:table-cell table:formula="of:=IF([.M24]=&quot;bitfield16&quot;;&quot;uint16_t&quot;;[.M24])" office:value-type="string" office:string-value="int16_t" calcext:value-type="string">
            <text:p>int16_t</text:p>
          </table:table-cell>
          <table:table-cell table:formula="of:=IF([.N24]=&quot;bitfield32&quot;;&quot;uint32_t&quot;;[.N24])" office:value-type="string" office:string-value="int16_t" calcext:value-type="string">
            <text:p>int16_t</text:p>
          </table:table-cell>
          <table:table-cell table:style-name="ce10" table:formula="of:=IF([.O24]=&quot;acc32&quot;;&quot;uint32_t&quot;;[.O24])" office:value-type="string" office:string-value="int16_t" calcext:value-type="string">
            <text:p>int16_t</text:p>
          </table:table-cell>
          <table:table-cell table:style-name="ce10" table:formula="of:=IF([.P24]=&quot;acc64&quot;;&quot;uint64_t&quot;;[.P24])" office:value-type="string" office:string-value="int16_t" calcext:value-type="string">
            <text:p>int16_t</text:p>
          </table:table-cell>
          <table:table-cell/>
          <table:table-cell table:style-name="ce11" table:formula="of:=IF([.H24]=&quot;string&quot;;&quot;char &quot;&amp;[.F24]&amp;&quot;[&quot;&amp;[.C24]*2&amp;&quot;]&quot;;[.Q24]&amp;&quot; &quot;&amp;[.F24])&amp;&quot;;&quot;" office:value-type="string" office:string-value="int16_t VA;" calcext:value-type="string">
            <text:p>int16_t VA;</text:p>
          </table:table-cell>
        </table:table-row>
        <table:table-row table:style-name="ro1">
          <table:table-cell table:number-columns-repeated="2" table:style-name="ce1" office:value-type="float" office:value="25" calcext:value-type="float">
            <text:p>25</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VAphA</text:p>
          </table:table-cell>
          <table:table-cell table:style-name="ce3" office:value-type="string" calcext:value-type="string">
            <text:p>VA phase A</text:p>
          </table:table-cell>
          <table:table-cell table:style-name="ce1" office:value-type="string" calcext:value-type="string">
            <text:p>int16</text:p>
          </table:table-cell>
          <table:table-cell/>
          <table:table-cell table:formula="of:=IF([.H25]=&quot;int16&quot;;&quot;int16_t&quot;;[.H25])" office:value-type="string" office:string-value="int16_t" calcext:value-type="string">
            <text:p>int16_t</text:p>
          </table:table-cell>
          <table:table-cell table:formula="of:=IF([.J25]=&quot;uint16&quot;;&quot;uint16_t&quot;;[.J25])" office:value-type="string" office:string-value="int16_t" calcext:value-type="string">
            <text:p>int16_t</text:p>
          </table:table-cell>
          <table:table-cell table:formula="of:=IF([.K25]=&quot;sunssf&quot;;&quot;int16_t&quot;;[.K25])" office:value-type="string" office:string-value="int16_t" calcext:value-type="string">
            <text:p>int16_t</text:p>
          </table:table-cell>
          <table:table-cell table:formula="of:=IF([.L25]=&quot;enum16&quot;;&quot;uint16_t&quot;;[.L25])" office:value-type="string" office:string-value="int16_t" calcext:value-type="string">
            <text:p>int16_t</text:p>
          </table:table-cell>
          <table:table-cell table:formula="of:=IF([.M25]=&quot;bitfield16&quot;;&quot;uint16_t&quot;;[.M25])" office:value-type="string" office:string-value="int16_t" calcext:value-type="string">
            <text:p>int16_t</text:p>
          </table:table-cell>
          <table:table-cell table:formula="of:=IF([.N25]=&quot;bitfield32&quot;;&quot;uint32_t&quot;;[.N25])" office:value-type="string" office:string-value="int16_t" calcext:value-type="string">
            <text:p>int16_t</text:p>
          </table:table-cell>
          <table:table-cell table:style-name="ce10" table:formula="of:=IF([.O25]=&quot;acc32&quot;;&quot;uint32_t&quot;;[.O25])" office:value-type="string" office:string-value="int16_t" calcext:value-type="string">
            <text:p>int16_t</text:p>
          </table:table-cell>
          <table:table-cell table:style-name="ce10" table:formula="of:=IF([.P25]=&quot;acc64&quot;;&quot;uint64_t&quot;;[.P25])" office:value-type="string" office:string-value="int16_t" calcext:value-type="string">
            <text:p>int16_t</text:p>
          </table:table-cell>
          <table:table-cell/>
          <table:table-cell table:style-name="ce11" table:formula="of:=IF([.H25]=&quot;string&quot;;&quot;char &quot;&amp;[.F25]&amp;&quot;[&quot;&amp;[.C25]*2&amp;&quot;]&quot;;[.Q25]&amp;&quot; &quot;&amp;[.F25])&amp;&quot;;&quot;" office:value-type="string" office:string-value="int16_t VAphA;" calcext:value-type="string">
            <text:p>int16_t VAphA;</text:p>
          </table:table-cell>
        </table:table-row>
        <table:table-row table:style-name="ro1">
          <table:table-cell table:number-columns-repeated="2" table:style-name="ce1" office:value-type="float" office:value="26" calcext:value-type="float">
            <text:p>26</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VAphB</text:p>
          </table:table-cell>
          <table:table-cell table:style-name="ce3" office:value-type="string" calcext:value-type="string">
            <text:p>VA phase B</text:p>
          </table:table-cell>
          <table:table-cell table:style-name="ce1" office:value-type="string" calcext:value-type="string">
            <text:p>int16</text:p>
          </table:table-cell>
          <table:table-cell/>
          <table:table-cell table:formula="of:=IF([.H26]=&quot;int16&quot;;&quot;int16_t&quot;;[.H26])" office:value-type="string" office:string-value="int16_t" calcext:value-type="string">
            <text:p>int16_t</text:p>
          </table:table-cell>
          <table:table-cell table:formula="of:=IF([.J26]=&quot;uint16&quot;;&quot;uint16_t&quot;;[.J26])" office:value-type="string" office:string-value="int16_t" calcext:value-type="string">
            <text:p>int16_t</text:p>
          </table:table-cell>
          <table:table-cell table:formula="of:=IF([.K26]=&quot;sunssf&quot;;&quot;int16_t&quot;;[.K26])" office:value-type="string" office:string-value="int16_t" calcext:value-type="string">
            <text:p>int16_t</text:p>
          </table:table-cell>
          <table:table-cell table:formula="of:=IF([.L26]=&quot;enum16&quot;;&quot;uint16_t&quot;;[.L26])" office:value-type="string" office:string-value="int16_t" calcext:value-type="string">
            <text:p>int16_t</text:p>
          </table:table-cell>
          <table:table-cell table:formula="of:=IF([.M26]=&quot;bitfield16&quot;;&quot;uint16_t&quot;;[.M26])" office:value-type="string" office:string-value="int16_t" calcext:value-type="string">
            <text:p>int16_t</text:p>
          </table:table-cell>
          <table:table-cell table:formula="of:=IF([.N26]=&quot;bitfield32&quot;;&quot;uint32_t&quot;;[.N26])" office:value-type="string" office:string-value="int16_t" calcext:value-type="string">
            <text:p>int16_t</text:p>
          </table:table-cell>
          <table:table-cell table:style-name="ce10" table:formula="of:=IF([.O26]=&quot;acc32&quot;;&quot;uint32_t&quot;;[.O26])" office:value-type="string" office:string-value="int16_t" calcext:value-type="string">
            <text:p>int16_t</text:p>
          </table:table-cell>
          <table:table-cell table:style-name="ce10" table:formula="of:=IF([.P26]=&quot;acc64&quot;;&quot;uint64_t&quot;;[.P26])" office:value-type="string" office:string-value="int16_t" calcext:value-type="string">
            <text:p>int16_t</text:p>
          </table:table-cell>
          <table:table-cell/>
          <table:table-cell table:style-name="ce11" table:formula="of:=IF([.H26]=&quot;string&quot;;&quot;char &quot;&amp;[.F26]&amp;&quot;[&quot;&amp;[.C26]*2&amp;&quot;]&quot;;[.Q26]&amp;&quot; &quot;&amp;[.F26])&amp;&quot;;&quot;" office:value-type="string" office:string-value="int16_t VAphB;" calcext:value-type="string">
            <text:p>int16_t VAphB;</text:p>
          </table:table-cell>
        </table:table-row>
        <table:table-row table:style-name="ro1">
          <table:table-cell table:number-columns-repeated="2" table:style-name="ce1" office:value-type="float" office:value="27" calcext:value-type="float">
            <text:p>27</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VAphC</text:p>
          </table:table-cell>
          <table:table-cell table:style-name="ce3" office:value-type="string" calcext:value-type="string">
            <text:p>VA phase C</text:p>
          </table:table-cell>
          <table:table-cell table:style-name="ce1" office:value-type="string" calcext:value-type="string">
            <text:p>int16</text:p>
          </table:table-cell>
          <table:table-cell/>
          <table:table-cell table:formula="of:=IF([.H27]=&quot;int16&quot;;&quot;int16_t&quot;;[.H27])" office:value-type="string" office:string-value="int16_t" calcext:value-type="string">
            <text:p>int16_t</text:p>
          </table:table-cell>
          <table:table-cell table:formula="of:=IF([.J27]=&quot;uint16&quot;;&quot;uint16_t&quot;;[.J27])" office:value-type="string" office:string-value="int16_t" calcext:value-type="string">
            <text:p>int16_t</text:p>
          </table:table-cell>
          <table:table-cell table:formula="of:=IF([.K27]=&quot;sunssf&quot;;&quot;int16_t&quot;;[.K27])" office:value-type="string" office:string-value="int16_t" calcext:value-type="string">
            <text:p>int16_t</text:p>
          </table:table-cell>
          <table:table-cell table:formula="of:=IF([.L27]=&quot;enum16&quot;;&quot;uint16_t&quot;;[.L27])" office:value-type="string" office:string-value="int16_t" calcext:value-type="string">
            <text:p>int16_t</text:p>
          </table:table-cell>
          <table:table-cell table:formula="of:=IF([.M27]=&quot;bitfield16&quot;;&quot;uint16_t&quot;;[.M27])" office:value-type="string" office:string-value="int16_t" calcext:value-type="string">
            <text:p>int16_t</text:p>
          </table:table-cell>
          <table:table-cell table:formula="of:=IF([.N27]=&quot;bitfield32&quot;;&quot;uint32_t&quot;;[.N27])" office:value-type="string" office:string-value="int16_t" calcext:value-type="string">
            <text:p>int16_t</text:p>
          </table:table-cell>
          <table:table-cell table:style-name="ce10" table:formula="of:=IF([.O27]=&quot;acc32&quot;;&quot;uint32_t&quot;;[.O27])" office:value-type="string" office:string-value="int16_t" calcext:value-type="string">
            <text:p>int16_t</text:p>
          </table:table-cell>
          <table:table-cell table:style-name="ce10" table:formula="of:=IF([.P27]=&quot;acc64&quot;;&quot;uint64_t&quot;;[.P27])" office:value-type="string" office:string-value="int16_t" calcext:value-type="string">
            <text:p>int16_t</text:p>
          </table:table-cell>
          <table:table-cell/>
          <table:table-cell table:style-name="ce11" table:formula="of:=IF([.H27]=&quot;string&quot;;&quot;char &quot;&amp;[.F27]&amp;&quot;[&quot;&amp;[.C27]*2&amp;&quot;]&quot;;[.Q27]&amp;&quot; &quot;&amp;[.F27])&amp;&quot;;&quot;" office:value-type="string" office:string-value="int16_t VAphC;" calcext:value-type="string">
            <text:p>int16_t VAphC;</text:p>
          </table:table-cell>
        </table:table-row>
        <table:table-row table:style-name="ro3">
          <table:table-cell table:number-columns-repeated="2" table:style-name="ce1" office:value-type="float" office:value="28" calcext:value-type="float">
            <text:p>28</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VA_SF</text:p>
          </table:table-cell>
          <table:table-cell table:style-name="ce3" office:value-type="string" calcext:value-type="string">
            <text:p>Apparent Power scale factor</text:p>
          </table:table-cell>
          <table:table-cell table:style-name="ce1" office:value-type="string" calcext:value-type="string">
            <text:p>sunssf</text:p>
          </table:table-cell>
          <table:table-cell/>
          <table:table-cell table:formula="of:=IF([.H28]=&quot;int16&quot;;&quot;int16_t&quot;;[.H28])" office:value-type="string" office:string-value="sunssf" calcext:value-type="string">
            <text:p>sunssf</text:p>
          </table:table-cell>
          <table:table-cell table:formula="of:=IF([.J28]=&quot;uint16&quot;;&quot;uint16_t&quot;;[.J28])" office:value-type="string" office:string-value="sunssf" calcext:value-type="string">
            <text:p>sunssf</text:p>
          </table:table-cell>
          <table:table-cell table:formula="of:=IF([.K28]=&quot;sunssf&quot;;&quot;int16_t&quot;;[.K28])" office:value-type="string" office:string-value="int16_t" calcext:value-type="string">
            <text:p>int16_t</text:p>
          </table:table-cell>
          <table:table-cell table:formula="of:=IF([.L28]=&quot;enum16&quot;;&quot;uint16_t&quot;;[.L28])" office:value-type="string" office:string-value="int16_t" calcext:value-type="string">
            <text:p>int16_t</text:p>
          </table:table-cell>
          <table:table-cell table:formula="of:=IF([.M28]=&quot;bitfield16&quot;;&quot;uint16_t&quot;;[.M28])" office:value-type="string" office:string-value="int16_t" calcext:value-type="string">
            <text:p>int16_t</text:p>
          </table:table-cell>
          <table:table-cell table:formula="of:=IF([.N28]=&quot;bitfield32&quot;;&quot;uint32_t&quot;;[.N28])" office:value-type="string" office:string-value="int16_t" calcext:value-type="string">
            <text:p>int16_t</text:p>
          </table:table-cell>
          <table:table-cell table:style-name="ce10" table:formula="of:=IF([.O28]=&quot;acc32&quot;;&quot;uint32_t&quot;;[.O28])" office:value-type="string" office:string-value="int16_t" calcext:value-type="string">
            <text:p>int16_t</text:p>
          </table:table-cell>
          <table:table-cell table:style-name="ce10" table:formula="of:=IF([.P28]=&quot;acc64&quot;;&quot;uint64_t&quot;;[.P28])" office:value-type="string" office:string-value="int16_t" calcext:value-type="string">
            <text:p>int16_t</text:p>
          </table:table-cell>
          <table:table-cell/>
          <table:table-cell table:style-name="ce11" table:formula="of:=IF([.H28]=&quot;string&quot;;&quot;char &quot;&amp;[.F28]&amp;&quot;[&quot;&amp;[.C28]*2&amp;&quot;]&quot;;[.Q28]&amp;&quot; &quot;&amp;[.F28])&amp;&quot;;&quot;" office:value-type="string" office:string-value="int16_t VA_SF;" calcext:value-type="string">
            <text:p>int16_t VA_SF;</text:p>
          </table:table-cell>
        </table:table-row>
        <table:table-row table:style-name="ro1">
          <table:table-cell table:number-columns-repeated="2" table:style-name="ce1" office:value-type="float" office:value="29" calcext:value-type="float">
            <text:p>29</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VAR</text:p>
          </table:table-cell>
          <table:table-cell table:style-name="ce3" office:value-type="string" calcext:value-type="string">
            <text:p>Reactive Power</text:p>
          </table:table-cell>
          <table:table-cell table:style-name="ce1" office:value-type="string" calcext:value-type="string">
            <text:p>int16</text:p>
          </table:table-cell>
          <table:table-cell/>
          <table:table-cell table:formula="of:=IF([.H29]=&quot;int16&quot;;&quot;int16_t&quot;;[.H29])" office:value-type="string" office:string-value="int16_t" calcext:value-type="string">
            <text:p>int16_t</text:p>
          </table:table-cell>
          <table:table-cell table:formula="of:=IF([.J29]=&quot;uint16&quot;;&quot;uint16_t&quot;;[.J29])" office:value-type="string" office:string-value="int16_t" calcext:value-type="string">
            <text:p>int16_t</text:p>
          </table:table-cell>
          <table:table-cell table:formula="of:=IF([.K29]=&quot;sunssf&quot;;&quot;int16_t&quot;;[.K29])" office:value-type="string" office:string-value="int16_t" calcext:value-type="string">
            <text:p>int16_t</text:p>
          </table:table-cell>
          <table:table-cell table:formula="of:=IF([.L29]=&quot;enum16&quot;;&quot;uint16_t&quot;;[.L29])" office:value-type="string" office:string-value="int16_t" calcext:value-type="string">
            <text:p>int16_t</text:p>
          </table:table-cell>
          <table:table-cell table:formula="of:=IF([.M29]=&quot;bitfield16&quot;;&quot;uint16_t&quot;;[.M29])" office:value-type="string" office:string-value="int16_t" calcext:value-type="string">
            <text:p>int16_t</text:p>
          </table:table-cell>
          <table:table-cell table:formula="of:=IF([.N29]=&quot;bitfield32&quot;;&quot;uint32_t&quot;;[.N29])" office:value-type="string" office:string-value="int16_t" calcext:value-type="string">
            <text:p>int16_t</text:p>
          </table:table-cell>
          <table:table-cell table:style-name="ce10" table:formula="of:=IF([.O29]=&quot;acc32&quot;;&quot;uint32_t&quot;;[.O29])" office:value-type="string" office:string-value="int16_t" calcext:value-type="string">
            <text:p>int16_t</text:p>
          </table:table-cell>
          <table:table-cell table:style-name="ce10" table:formula="of:=IF([.P29]=&quot;acc64&quot;;&quot;uint64_t&quot;;[.P29])" office:value-type="string" office:string-value="int16_t" calcext:value-type="string">
            <text:p>int16_t</text:p>
          </table:table-cell>
          <table:table-cell/>
          <table:table-cell table:style-name="ce11" table:formula="of:=IF([.H29]=&quot;string&quot;;&quot;char &quot;&amp;[.F29]&amp;&quot;[&quot;&amp;[.C29]*2&amp;&quot;]&quot;;[.Q29]&amp;&quot; &quot;&amp;[.F29])&amp;&quot;;&quot;" office:value-type="string" office:string-value="int16_t VAR;" calcext:value-type="string">
            <text:p>int16_t VAR;</text:p>
          </table:table-cell>
        </table:table-row>
        <table:table-row table:style-name="ro1">
          <table:table-cell table:number-columns-repeated="2" table:style-name="ce1" office:value-type="float" office:value="30" calcext:value-type="float">
            <text:p>30</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VARphA</text:p>
          </table:table-cell>
          <table:table-cell table:style-name="ce3" office:value-type="string" calcext:value-type="string">
            <text:p>VAR phase A</text:p>
          </table:table-cell>
          <table:table-cell table:style-name="ce1" office:value-type="string" calcext:value-type="string">
            <text:p>int16</text:p>
          </table:table-cell>
          <table:table-cell/>
          <table:table-cell table:formula="of:=IF([.H30]=&quot;int16&quot;;&quot;int16_t&quot;;[.H30])" office:value-type="string" office:string-value="int16_t" calcext:value-type="string">
            <text:p>int16_t</text:p>
          </table:table-cell>
          <table:table-cell table:formula="of:=IF([.J30]=&quot;uint16&quot;;&quot;uint16_t&quot;;[.J30])" office:value-type="string" office:string-value="int16_t" calcext:value-type="string">
            <text:p>int16_t</text:p>
          </table:table-cell>
          <table:table-cell table:formula="of:=IF([.K30]=&quot;sunssf&quot;;&quot;int16_t&quot;;[.K30])" office:value-type="string" office:string-value="int16_t" calcext:value-type="string">
            <text:p>int16_t</text:p>
          </table:table-cell>
          <table:table-cell table:formula="of:=IF([.L30]=&quot;enum16&quot;;&quot;uint16_t&quot;;[.L30])" office:value-type="string" office:string-value="int16_t" calcext:value-type="string">
            <text:p>int16_t</text:p>
          </table:table-cell>
          <table:table-cell table:formula="of:=IF([.M30]=&quot;bitfield16&quot;;&quot;uint16_t&quot;;[.M30])" office:value-type="string" office:string-value="int16_t" calcext:value-type="string">
            <text:p>int16_t</text:p>
          </table:table-cell>
          <table:table-cell table:formula="of:=IF([.N30]=&quot;bitfield32&quot;;&quot;uint32_t&quot;;[.N30])" office:value-type="string" office:string-value="int16_t" calcext:value-type="string">
            <text:p>int16_t</text:p>
          </table:table-cell>
          <table:table-cell table:style-name="ce10" table:formula="of:=IF([.O30]=&quot;acc32&quot;;&quot;uint32_t&quot;;[.O30])" office:value-type="string" office:string-value="int16_t" calcext:value-type="string">
            <text:p>int16_t</text:p>
          </table:table-cell>
          <table:table-cell table:style-name="ce10" table:formula="of:=IF([.P30]=&quot;acc64&quot;;&quot;uint64_t&quot;;[.P30])" office:value-type="string" office:string-value="int16_t" calcext:value-type="string">
            <text:p>int16_t</text:p>
          </table:table-cell>
          <table:table-cell/>
          <table:table-cell table:style-name="ce11" table:formula="of:=IF([.H30]=&quot;string&quot;;&quot;char &quot;&amp;[.F30]&amp;&quot;[&quot;&amp;[.C30]*2&amp;&quot;]&quot;;[.Q30]&amp;&quot; &quot;&amp;[.F30])&amp;&quot;;&quot;" office:value-type="string" office:string-value="int16_t VARphA;" calcext:value-type="string">
            <text:p>int16_t VARphA;</text:p>
          </table:table-cell>
        </table:table-row>
        <table:table-row table:style-name="ro1">
          <table:table-cell table:number-columns-repeated="2" table:style-name="ce1" office:value-type="float" office:value="31" calcext:value-type="float">
            <text:p>31</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VARphB</text:p>
          </table:table-cell>
          <table:table-cell table:style-name="ce3" office:value-type="string" calcext:value-type="string">
            <text:p>VAR phase B</text:p>
          </table:table-cell>
          <table:table-cell table:style-name="ce1" office:value-type="string" calcext:value-type="string">
            <text:p>int16</text:p>
          </table:table-cell>
          <table:table-cell/>
          <table:table-cell table:formula="of:=IF([.H31]=&quot;int16&quot;;&quot;int16_t&quot;;[.H31])" office:value-type="string" office:string-value="int16_t" calcext:value-type="string">
            <text:p>int16_t</text:p>
          </table:table-cell>
          <table:table-cell table:formula="of:=IF([.J31]=&quot;uint16&quot;;&quot;uint16_t&quot;;[.J31])" office:value-type="string" office:string-value="int16_t" calcext:value-type="string">
            <text:p>int16_t</text:p>
          </table:table-cell>
          <table:table-cell table:formula="of:=IF([.K31]=&quot;sunssf&quot;;&quot;int16_t&quot;;[.K31])" office:value-type="string" office:string-value="int16_t" calcext:value-type="string">
            <text:p>int16_t</text:p>
          </table:table-cell>
          <table:table-cell table:formula="of:=IF([.L31]=&quot;enum16&quot;;&quot;uint16_t&quot;;[.L31])" office:value-type="string" office:string-value="int16_t" calcext:value-type="string">
            <text:p>int16_t</text:p>
          </table:table-cell>
          <table:table-cell table:formula="of:=IF([.M31]=&quot;bitfield16&quot;;&quot;uint16_t&quot;;[.M31])" office:value-type="string" office:string-value="int16_t" calcext:value-type="string">
            <text:p>int16_t</text:p>
          </table:table-cell>
          <table:table-cell table:formula="of:=IF([.N31]=&quot;bitfield32&quot;;&quot;uint32_t&quot;;[.N31])" office:value-type="string" office:string-value="int16_t" calcext:value-type="string">
            <text:p>int16_t</text:p>
          </table:table-cell>
          <table:table-cell table:style-name="ce10" table:formula="of:=IF([.O31]=&quot;acc32&quot;;&quot;uint32_t&quot;;[.O31])" office:value-type="string" office:string-value="int16_t" calcext:value-type="string">
            <text:p>int16_t</text:p>
          </table:table-cell>
          <table:table-cell table:style-name="ce10" table:formula="of:=IF([.P31]=&quot;acc64&quot;;&quot;uint64_t&quot;;[.P31])" office:value-type="string" office:string-value="int16_t" calcext:value-type="string">
            <text:p>int16_t</text:p>
          </table:table-cell>
          <table:table-cell/>
          <table:table-cell table:style-name="ce11" table:formula="of:=IF([.H31]=&quot;string&quot;;&quot;char &quot;&amp;[.F31]&amp;&quot;[&quot;&amp;[.C31]*2&amp;&quot;]&quot;;[.Q31]&amp;&quot; &quot;&amp;[.F31])&amp;&quot;;&quot;" office:value-type="string" office:string-value="int16_t VARphB;" calcext:value-type="string">
            <text:p>int16_t VARphB;</text:p>
          </table:table-cell>
        </table:table-row>
        <table:table-row table:style-name="ro1">
          <table:table-cell table:number-columns-repeated="2" table:style-name="ce1" office:value-type="float" office:value="32" calcext:value-type="float">
            <text:p>32</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VARphC</text:p>
          </table:table-cell>
          <table:table-cell table:style-name="ce3" office:value-type="string" calcext:value-type="string">
            <text:p>VAR phase C</text:p>
          </table:table-cell>
          <table:table-cell table:style-name="ce1" office:value-type="string" calcext:value-type="string">
            <text:p>int16</text:p>
          </table:table-cell>
          <table:table-cell/>
          <table:table-cell table:formula="of:=IF([.H32]=&quot;int16&quot;;&quot;int16_t&quot;;[.H32])" office:value-type="string" office:string-value="int16_t" calcext:value-type="string">
            <text:p>int16_t</text:p>
          </table:table-cell>
          <table:table-cell table:formula="of:=IF([.J32]=&quot;uint16&quot;;&quot;uint16_t&quot;;[.J32])" office:value-type="string" office:string-value="int16_t" calcext:value-type="string">
            <text:p>int16_t</text:p>
          </table:table-cell>
          <table:table-cell table:formula="of:=IF([.K32]=&quot;sunssf&quot;;&quot;int16_t&quot;;[.K32])" office:value-type="string" office:string-value="int16_t" calcext:value-type="string">
            <text:p>int16_t</text:p>
          </table:table-cell>
          <table:table-cell table:formula="of:=IF([.L32]=&quot;enum16&quot;;&quot;uint16_t&quot;;[.L32])" office:value-type="string" office:string-value="int16_t" calcext:value-type="string">
            <text:p>int16_t</text:p>
          </table:table-cell>
          <table:table-cell table:formula="of:=IF([.M32]=&quot;bitfield16&quot;;&quot;uint16_t&quot;;[.M32])" office:value-type="string" office:string-value="int16_t" calcext:value-type="string">
            <text:p>int16_t</text:p>
          </table:table-cell>
          <table:table-cell table:formula="of:=IF([.N32]=&quot;bitfield32&quot;;&quot;uint32_t&quot;;[.N32])" office:value-type="string" office:string-value="int16_t" calcext:value-type="string">
            <text:p>int16_t</text:p>
          </table:table-cell>
          <table:table-cell table:style-name="ce10" table:formula="of:=IF([.O32]=&quot;acc32&quot;;&quot;uint32_t&quot;;[.O32])" office:value-type="string" office:string-value="int16_t" calcext:value-type="string">
            <text:p>int16_t</text:p>
          </table:table-cell>
          <table:table-cell table:style-name="ce10" table:formula="of:=IF([.P32]=&quot;acc64&quot;;&quot;uint64_t&quot;;[.P32])" office:value-type="string" office:string-value="int16_t" calcext:value-type="string">
            <text:p>int16_t</text:p>
          </table:table-cell>
          <table:table-cell/>
          <table:table-cell table:style-name="ce11" table:formula="of:=IF([.H32]=&quot;string&quot;;&quot;char &quot;&amp;[.F32]&amp;&quot;[&quot;&amp;[.C32]*2&amp;&quot;]&quot;;[.Q32]&amp;&quot; &quot;&amp;[.F32])&amp;&quot;;&quot;" office:value-type="string" office:string-value="int16_t VARphC;" calcext:value-type="string">
            <text:p>int16_t VARphC;</text:p>
          </table:table-cell>
        </table:table-row>
        <table:table-row table:style-name="ro3">
          <table:table-cell table:number-columns-repeated="2" table:style-name="ce1" office:value-type="float" office:value="33" calcext:value-type="float">
            <text:p>33</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VAR_SF</text:p>
          </table:table-cell>
          <table:table-cell table:style-name="ce3" office:value-type="string" calcext:value-type="string">
            <text:p>Reactive Power scale factor</text:p>
          </table:table-cell>
          <table:table-cell table:style-name="ce1" office:value-type="string" calcext:value-type="string">
            <text:p>sunssf</text:p>
          </table:table-cell>
          <table:table-cell/>
          <table:table-cell table:formula="of:=IF([.H33]=&quot;int16&quot;;&quot;int16_t&quot;;[.H33])" office:value-type="string" office:string-value="sunssf" calcext:value-type="string">
            <text:p>sunssf</text:p>
          </table:table-cell>
          <table:table-cell table:formula="of:=IF([.J33]=&quot;uint16&quot;;&quot;uint16_t&quot;;[.J33])" office:value-type="string" office:string-value="sunssf" calcext:value-type="string">
            <text:p>sunssf</text:p>
          </table:table-cell>
          <table:table-cell table:formula="of:=IF([.K33]=&quot;sunssf&quot;;&quot;int16_t&quot;;[.K33])" office:value-type="string" office:string-value="int16_t" calcext:value-type="string">
            <text:p>int16_t</text:p>
          </table:table-cell>
          <table:table-cell table:formula="of:=IF([.L33]=&quot;enum16&quot;;&quot;uint16_t&quot;;[.L33])" office:value-type="string" office:string-value="int16_t" calcext:value-type="string">
            <text:p>int16_t</text:p>
          </table:table-cell>
          <table:table-cell table:formula="of:=IF([.M33]=&quot;bitfield16&quot;;&quot;uint16_t&quot;;[.M33])" office:value-type="string" office:string-value="int16_t" calcext:value-type="string">
            <text:p>int16_t</text:p>
          </table:table-cell>
          <table:table-cell table:formula="of:=IF([.N33]=&quot;bitfield32&quot;;&quot;uint32_t&quot;;[.N33])" office:value-type="string" office:string-value="int16_t" calcext:value-type="string">
            <text:p>int16_t</text:p>
          </table:table-cell>
          <table:table-cell table:style-name="ce10" table:formula="of:=IF([.O33]=&quot;acc32&quot;;&quot;uint32_t&quot;;[.O33])" office:value-type="string" office:string-value="int16_t" calcext:value-type="string">
            <text:p>int16_t</text:p>
          </table:table-cell>
          <table:table-cell table:style-name="ce10" table:formula="of:=IF([.P33]=&quot;acc64&quot;;&quot;uint64_t&quot;;[.P33])" office:value-type="string" office:string-value="int16_t" calcext:value-type="string">
            <text:p>int16_t</text:p>
          </table:table-cell>
          <table:table-cell/>
          <table:table-cell table:style-name="ce11" table:formula="of:=IF([.H33]=&quot;string&quot;;&quot;char &quot;&amp;[.F33]&amp;&quot;[&quot;&amp;[.C33]*2&amp;&quot;]&quot;;[.Q33]&amp;&quot; &quot;&amp;[.F33])&amp;&quot;;&quot;" office:value-type="string" office:string-value="int16_t VAR_SF;" calcext:value-type="string">
            <text:p>int16_t VAR_SF;</text:p>
          </table:table-cell>
        </table:table-row>
        <table:table-row table:style-name="ro1">
          <table:table-cell table:number-columns-repeated="2" table:style-name="ce1" office:value-type="float" office:value="34" calcext:value-type="float">
            <text:p>34</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PF</text:p>
          </table:table-cell>
          <table:table-cell table:style-name="ce3" office:value-type="string" calcext:value-type="string">
            <text:p>Power Factor</text:p>
          </table:table-cell>
          <table:table-cell table:style-name="ce1" office:value-type="string" calcext:value-type="string">
            <text:p>int16</text:p>
          </table:table-cell>
          <table:table-cell/>
          <table:table-cell table:formula="of:=IF([.H34]=&quot;int16&quot;;&quot;int16_t&quot;;[.H34])" office:value-type="string" office:string-value="int16_t" calcext:value-type="string">
            <text:p>int16_t</text:p>
          </table:table-cell>
          <table:table-cell table:formula="of:=IF([.J34]=&quot;uint16&quot;;&quot;uint16_t&quot;;[.J34])" office:value-type="string" office:string-value="int16_t" calcext:value-type="string">
            <text:p>int16_t</text:p>
          </table:table-cell>
          <table:table-cell table:formula="of:=IF([.K34]=&quot;sunssf&quot;;&quot;int16_t&quot;;[.K34])" office:value-type="string" office:string-value="int16_t" calcext:value-type="string">
            <text:p>int16_t</text:p>
          </table:table-cell>
          <table:table-cell table:formula="of:=IF([.L34]=&quot;enum16&quot;;&quot;uint16_t&quot;;[.L34])" office:value-type="string" office:string-value="int16_t" calcext:value-type="string">
            <text:p>int16_t</text:p>
          </table:table-cell>
          <table:table-cell table:formula="of:=IF([.M34]=&quot;bitfield16&quot;;&quot;uint16_t&quot;;[.M34])" office:value-type="string" office:string-value="int16_t" calcext:value-type="string">
            <text:p>int16_t</text:p>
          </table:table-cell>
          <table:table-cell table:formula="of:=IF([.N34]=&quot;bitfield32&quot;;&quot;uint32_t&quot;;[.N34])" office:value-type="string" office:string-value="int16_t" calcext:value-type="string">
            <text:p>int16_t</text:p>
          </table:table-cell>
          <table:table-cell table:style-name="ce10" table:formula="of:=IF([.O34]=&quot;acc32&quot;;&quot;uint32_t&quot;;[.O34])" office:value-type="string" office:string-value="int16_t" calcext:value-type="string">
            <text:p>int16_t</text:p>
          </table:table-cell>
          <table:table-cell table:style-name="ce10" table:formula="of:=IF([.P34]=&quot;acc64&quot;;&quot;uint64_t&quot;;[.P34])" office:value-type="string" office:string-value="int16_t" calcext:value-type="string">
            <text:p>int16_t</text:p>
          </table:table-cell>
          <table:table-cell/>
          <table:table-cell table:style-name="ce11" table:formula="of:=IF([.H34]=&quot;string&quot;;&quot;char &quot;&amp;[.F34]&amp;&quot;[&quot;&amp;[.C34]*2&amp;&quot;]&quot;;[.Q34]&amp;&quot; &quot;&amp;[.F34])&amp;&quot;;&quot;" office:value-type="string" office:string-value="int16_t PF;" calcext:value-type="string">
            <text:p>int16_t PF;</text:p>
          </table:table-cell>
        </table:table-row>
        <table:table-row table:style-name="ro1">
          <table:table-cell table:number-columns-repeated="2" table:style-name="ce1" office:value-type="float" office:value="35" calcext:value-type="float">
            <text:p>35</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PFphA</text:p>
          </table:table-cell>
          <table:table-cell table:style-name="ce3" office:value-type="string" calcext:value-type="string">
            <text:p>PF phase A</text:p>
          </table:table-cell>
          <table:table-cell table:style-name="ce1" office:value-type="string" calcext:value-type="string">
            <text:p>int16</text:p>
          </table:table-cell>
          <table:table-cell/>
          <table:table-cell table:formula="of:=IF([.H35]=&quot;int16&quot;;&quot;int16_t&quot;;[.H35])" office:value-type="string" office:string-value="int16_t" calcext:value-type="string">
            <text:p>int16_t</text:p>
          </table:table-cell>
          <table:table-cell table:formula="of:=IF([.J35]=&quot;uint16&quot;;&quot;uint16_t&quot;;[.J35])" office:value-type="string" office:string-value="int16_t" calcext:value-type="string">
            <text:p>int16_t</text:p>
          </table:table-cell>
          <table:table-cell table:formula="of:=IF([.K35]=&quot;sunssf&quot;;&quot;int16_t&quot;;[.K35])" office:value-type="string" office:string-value="int16_t" calcext:value-type="string">
            <text:p>int16_t</text:p>
          </table:table-cell>
          <table:table-cell table:formula="of:=IF([.L35]=&quot;enum16&quot;;&quot;uint16_t&quot;;[.L35])" office:value-type="string" office:string-value="int16_t" calcext:value-type="string">
            <text:p>int16_t</text:p>
          </table:table-cell>
          <table:table-cell table:formula="of:=IF([.M35]=&quot;bitfield16&quot;;&quot;uint16_t&quot;;[.M35])" office:value-type="string" office:string-value="int16_t" calcext:value-type="string">
            <text:p>int16_t</text:p>
          </table:table-cell>
          <table:table-cell table:formula="of:=IF([.N35]=&quot;bitfield32&quot;;&quot;uint32_t&quot;;[.N35])" office:value-type="string" office:string-value="int16_t" calcext:value-type="string">
            <text:p>int16_t</text:p>
          </table:table-cell>
          <table:table-cell table:style-name="ce10" table:formula="of:=IF([.O35]=&quot;acc32&quot;;&quot;uint32_t&quot;;[.O35])" office:value-type="string" office:string-value="int16_t" calcext:value-type="string">
            <text:p>int16_t</text:p>
          </table:table-cell>
          <table:table-cell table:style-name="ce10" table:formula="of:=IF([.P35]=&quot;acc64&quot;;&quot;uint64_t&quot;;[.P35])" office:value-type="string" office:string-value="int16_t" calcext:value-type="string">
            <text:p>int16_t</text:p>
          </table:table-cell>
          <table:table-cell/>
          <table:table-cell table:style-name="ce11" table:formula="of:=IF([.H35]=&quot;string&quot;;&quot;char &quot;&amp;[.F35]&amp;&quot;[&quot;&amp;[.C35]*2&amp;&quot;]&quot;;[.Q35]&amp;&quot; &quot;&amp;[.F35])&amp;&quot;;&quot;" office:value-type="string" office:string-value="int16_t PFphA;" calcext:value-type="string">
            <text:p>int16_t PFphA;</text:p>
          </table:table-cell>
        </table:table-row>
        <table:table-row table:style-name="ro1">
          <table:table-cell table:number-columns-repeated="2" table:style-name="ce1" office:value-type="float" office:value="36" calcext:value-type="float">
            <text:p>36</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PFphB</text:p>
          </table:table-cell>
          <table:table-cell table:style-name="ce3" office:value-type="string" calcext:value-type="string">
            <text:p>PF phase B</text:p>
          </table:table-cell>
          <table:table-cell table:style-name="ce1" office:value-type="string" calcext:value-type="string">
            <text:p>int16</text:p>
          </table:table-cell>
          <table:table-cell/>
          <table:table-cell table:formula="of:=IF([.H36]=&quot;int16&quot;;&quot;int16_t&quot;;[.H36])" office:value-type="string" office:string-value="int16_t" calcext:value-type="string">
            <text:p>int16_t</text:p>
          </table:table-cell>
          <table:table-cell table:formula="of:=IF([.J36]=&quot;uint16&quot;;&quot;uint16_t&quot;;[.J36])" office:value-type="string" office:string-value="int16_t" calcext:value-type="string">
            <text:p>int16_t</text:p>
          </table:table-cell>
          <table:table-cell table:formula="of:=IF([.K36]=&quot;sunssf&quot;;&quot;int16_t&quot;;[.K36])" office:value-type="string" office:string-value="int16_t" calcext:value-type="string">
            <text:p>int16_t</text:p>
          </table:table-cell>
          <table:table-cell table:formula="of:=IF([.L36]=&quot;enum16&quot;;&quot;uint16_t&quot;;[.L36])" office:value-type="string" office:string-value="int16_t" calcext:value-type="string">
            <text:p>int16_t</text:p>
          </table:table-cell>
          <table:table-cell table:formula="of:=IF([.M36]=&quot;bitfield16&quot;;&quot;uint16_t&quot;;[.M36])" office:value-type="string" office:string-value="int16_t" calcext:value-type="string">
            <text:p>int16_t</text:p>
          </table:table-cell>
          <table:table-cell table:formula="of:=IF([.N36]=&quot;bitfield32&quot;;&quot;uint32_t&quot;;[.N36])" office:value-type="string" office:string-value="int16_t" calcext:value-type="string">
            <text:p>int16_t</text:p>
          </table:table-cell>
          <table:table-cell table:style-name="ce10" table:formula="of:=IF([.O36]=&quot;acc32&quot;;&quot;uint32_t&quot;;[.O36])" office:value-type="string" office:string-value="int16_t" calcext:value-type="string">
            <text:p>int16_t</text:p>
          </table:table-cell>
          <table:table-cell table:style-name="ce10" table:formula="of:=IF([.P36]=&quot;acc64&quot;;&quot;uint64_t&quot;;[.P36])" office:value-type="string" office:string-value="int16_t" calcext:value-type="string">
            <text:p>int16_t</text:p>
          </table:table-cell>
          <table:table-cell/>
          <table:table-cell table:style-name="ce11" table:formula="of:=IF([.H36]=&quot;string&quot;;&quot;char &quot;&amp;[.F36]&amp;&quot;[&quot;&amp;[.C36]*2&amp;&quot;]&quot;;[.Q36]&amp;&quot; &quot;&amp;[.F36])&amp;&quot;;&quot;" office:value-type="string" office:string-value="int16_t PFphB;" calcext:value-type="string">
            <text:p>int16_t PFphB;</text:p>
          </table:table-cell>
        </table:table-row>
        <table:table-row table:style-name="ro1">
          <table:table-cell table:number-columns-repeated="2" table:style-name="ce1" office:value-type="float" office:value="37" calcext:value-type="float">
            <text:p>37</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PFphC</text:p>
          </table:table-cell>
          <table:table-cell table:style-name="ce3" office:value-type="string" calcext:value-type="string">
            <text:p>PF phase C</text:p>
          </table:table-cell>
          <table:table-cell table:style-name="ce1" office:value-type="string" calcext:value-type="string">
            <text:p>int16</text:p>
          </table:table-cell>
          <table:table-cell/>
          <table:table-cell table:formula="of:=IF([.H37]=&quot;int16&quot;;&quot;int16_t&quot;;[.H37])" office:value-type="string" office:string-value="int16_t" calcext:value-type="string">
            <text:p>int16_t</text:p>
          </table:table-cell>
          <table:table-cell table:formula="of:=IF([.J37]=&quot;uint16&quot;;&quot;uint16_t&quot;;[.J37])" office:value-type="string" office:string-value="int16_t" calcext:value-type="string">
            <text:p>int16_t</text:p>
          </table:table-cell>
          <table:table-cell table:formula="of:=IF([.K37]=&quot;sunssf&quot;;&quot;int16_t&quot;;[.K37])" office:value-type="string" office:string-value="int16_t" calcext:value-type="string">
            <text:p>int16_t</text:p>
          </table:table-cell>
          <table:table-cell table:formula="of:=IF([.L37]=&quot;enum16&quot;;&quot;uint16_t&quot;;[.L37])" office:value-type="string" office:string-value="int16_t" calcext:value-type="string">
            <text:p>int16_t</text:p>
          </table:table-cell>
          <table:table-cell table:formula="of:=IF([.M37]=&quot;bitfield16&quot;;&quot;uint16_t&quot;;[.M37])" office:value-type="string" office:string-value="int16_t" calcext:value-type="string">
            <text:p>int16_t</text:p>
          </table:table-cell>
          <table:table-cell table:formula="of:=IF([.N37]=&quot;bitfield32&quot;;&quot;uint32_t&quot;;[.N37])" office:value-type="string" office:string-value="int16_t" calcext:value-type="string">
            <text:p>int16_t</text:p>
          </table:table-cell>
          <table:table-cell table:style-name="ce10" table:formula="of:=IF([.O37]=&quot;acc32&quot;;&quot;uint32_t&quot;;[.O37])" office:value-type="string" office:string-value="int16_t" calcext:value-type="string">
            <text:p>int16_t</text:p>
          </table:table-cell>
          <table:table-cell table:style-name="ce10" table:formula="of:=IF([.P37]=&quot;acc64&quot;;&quot;uint64_t&quot;;[.P37])" office:value-type="string" office:string-value="int16_t" calcext:value-type="string">
            <text:p>int16_t</text:p>
          </table:table-cell>
          <table:table-cell/>
          <table:table-cell table:style-name="ce11" table:formula="of:=IF([.H37]=&quot;string&quot;;&quot;char &quot;&amp;[.F37]&amp;&quot;[&quot;&amp;[.C37]*2&amp;&quot;]&quot;;[.Q37]&amp;&quot; &quot;&amp;[.F37])&amp;&quot;;&quot;" office:value-type="string" office:string-value="int16_t PFphC;" calcext:value-type="string">
            <text:p>int16_t PFphC;</text:p>
          </table:table-cell>
        </table:table-row>
        <table:table-row table:style-name="ro3">
          <table:table-cell table:number-columns-repeated="2" table:style-name="ce1" office:value-type="float" office:value="38" calcext:value-type="float">
            <text:p>38</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PF_SF</text:p>
          </table:table-cell>
          <table:table-cell table:style-name="ce3" office:value-type="string" calcext:value-type="string">
            <text:p>Power Factor scale factor</text:p>
          </table:table-cell>
          <table:table-cell table:style-name="ce1" office:value-type="string" calcext:value-type="string">
            <text:p>sunssf</text:p>
          </table:table-cell>
          <table:table-cell/>
          <table:table-cell table:formula="of:=IF([.H38]=&quot;int16&quot;;&quot;int16_t&quot;;[.H38])" office:value-type="string" office:string-value="sunssf" calcext:value-type="string">
            <text:p>sunssf</text:p>
          </table:table-cell>
          <table:table-cell table:formula="of:=IF([.J38]=&quot;uint16&quot;;&quot;uint16_t&quot;;[.J38])" office:value-type="string" office:string-value="sunssf" calcext:value-type="string">
            <text:p>sunssf</text:p>
          </table:table-cell>
          <table:table-cell table:formula="of:=IF([.K38]=&quot;sunssf&quot;;&quot;int16_t&quot;;[.K38])" office:value-type="string" office:string-value="int16_t" calcext:value-type="string">
            <text:p>int16_t</text:p>
          </table:table-cell>
          <table:table-cell table:formula="of:=IF([.L38]=&quot;enum16&quot;;&quot;uint16_t&quot;;[.L38])" office:value-type="string" office:string-value="int16_t" calcext:value-type="string">
            <text:p>int16_t</text:p>
          </table:table-cell>
          <table:table-cell table:formula="of:=IF([.M38]=&quot;bitfield16&quot;;&quot;uint16_t&quot;;[.M38])" office:value-type="string" office:string-value="int16_t" calcext:value-type="string">
            <text:p>int16_t</text:p>
          </table:table-cell>
          <table:table-cell table:formula="of:=IF([.N38]=&quot;bitfield32&quot;;&quot;uint32_t&quot;;[.N38])" office:value-type="string" office:string-value="int16_t" calcext:value-type="string">
            <text:p>int16_t</text:p>
          </table:table-cell>
          <table:table-cell table:style-name="ce10" table:formula="of:=IF([.O38]=&quot;acc32&quot;;&quot;uint32_t&quot;;[.O38])" office:value-type="string" office:string-value="int16_t" calcext:value-type="string">
            <text:p>int16_t</text:p>
          </table:table-cell>
          <table:table-cell table:style-name="ce10" table:formula="of:=IF([.P38]=&quot;acc64&quot;;&quot;uint64_t&quot;;[.P38])" office:value-type="string" office:string-value="int16_t" calcext:value-type="string">
            <text:p>int16_t</text:p>
          </table:table-cell>
          <table:table-cell/>
          <table:table-cell table:style-name="ce11" table:formula="of:=IF([.H38]=&quot;string&quot;;&quot;char &quot;&amp;[.F38]&amp;&quot;[&quot;&amp;[.C38]*2&amp;&quot;]&quot;;[.Q38]&amp;&quot; &quot;&amp;[.F38])&amp;&quot;;&quot;" office:value-type="string" office:string-value="int16_t PF_SF;" calcext:value-type="string">
            <text:p>int16_t PF_SF;</text:p>
          </table:table-cell>
        </table:table-row>
        <table:table-row table:style-name="ro3">
          <table:table-cell table:style-name="ce1" office:value-type="float" office:value="39" calcext:value-type="float">
            <text:p>39</text:p>
          </table:table-cell>
          <table:table-cell table:style-name="ce1" office:value-type="float" office:value="40" calcext:value-type="float">
            <text:p>40</text:p>
          </table:table-cell>
          <table:table-cell table:style-name="ce1" office:value-type="float" office:value="2" calcext:value-type="float">
            <text:p>2</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TotWhExp</text:p>
          </table:table-cell>
          <table:table-cell table:style-name="ce3" office:value-type="string" calcext:value-type="string">
            <text:p>Total Real Energy Exported</text:p>
          </table:table-cell>
          <table:table-cell table:style-name="ce1" office:value-type="string" calcext:value-type="string">
            <text:p>acc32</text:p>
          </table:table-cell>
          <table:table-cell/>
          <table:table-cell table:formula="of:=IF([.H39]=&quot;int16&quot;;&quot;int16_t&quot;;[.H39])" office:value-type="string" office:string-value="acc32" calcext:value-type="string">
            <text:p>acc32</text:p>
          </table:table-cell>
          <table:table-cell table:formula="of:=IF([.J39]=&quot;uint16&quot;;&quot;uint16_t&quot;;[.J39])" office:value-type="string" office:string-value="acc32" calcext:value-type="string">
            <text:p>acc32</text:p>
          </table:table-cell>
          <table:table-cell table:formula="of:=IF([.K39]=&quot;sunssf&quot;;&quot;int16_t&quot;;[.K39])" office:value-type="string" office:string-value="acc32" calcext:value-type="string">
            <text:p>acc32</text:p>
          </table:table-cell>
          <table:table-cell table:formula="of:=IF([.L39]=&quot;enum16&quot;;&quot;uint16_t&quot;;[.L39])" office:value-type="string" office:string-value="acc32" calcext:value-type="string">
            <text:p>acc32</text:p>
          </table:table-cell>
          <table:table-cell table:formula="of:=IF([.M39]=&quot;bitfield16&quot;;&quot;uint16_t&quot;;[.M39])" office:value-type="string" office:string-value="acc32" calcext:value-type="string">
            <text:p>acc32</text:p>
          </table:table-cell>
          <table:table-cell table:formula="of:=IF([.N39]=&quot;bitfield32&quot;;&quot;uint32_t&quot;;[.N39])" office:value-type="string" office:string-value="acc32" calcext:value-type="string">
            <text:p>acc32</text:p>
          </table:table-cell>
          <table:table-cell table:style-name="ce10" table:formula="of:=IF([.O39]=&quot;acc32&quot;;&quot;uint32_t&quot;;[.O39])" office:value-type="string" office:string-value="uint32_t" calcext:value-type="string">
            <text:p>uint32_t</text:p>
          </table:table-cell>
          <table:table-cell table:style-name="ce10" table:formula="of:=IF([.P39]=&quot;acc64&quot;;&quot;uint64_t&quot;;[.P39])" office:value-type="string" office:string-value="uint32_t" calcext:value-type="string">
            <text:p>uint32_t</text:p>
          </table:table-cell>
          <table:table-cell/>
          <table:table-cell table:style-name="ce11" table:formula="of:=IF([.H39]=&quot;string&quot;;&quot;char &quot;&amp;[.F39]&amp;&quot;[&quot;&amp;[.C39]*2&amp;&quot;]&quot;;[.Q39]&amp;&quot; &quot;&amp;[.F39])&amp;&quot;;&quot;" office:value-type="string" office:string-value="uint32_t TotWhExp;" calcext:value-type="string">
            <text:p>uint32_t TotWhExp;</text:p>
          </table:table-cell>
        </table:table-row>
        <table:table-row table:style-name="ro3">
          <table:table-cell table:style-name="ce15" office:value-type="float" office:value="41" calcext:value-type="float">
            <text:p>41</text:p>
          </table:table-cell>
          <table:table-cell table:style-name="ce15" office:value-type="float" office:value="42" calcext:value-type="float">
            <text:p>42</text:p>
          </table:table-cell>
          <table:table-cell table:style-name="ce15" office:value-type="float" office:value="2" calcext:value-type="float">
            <text:p>2</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TotWhExpPhA</text:p>
          </table:table-cell>
          <table:table-cell table:style-name="ce16" office:value-type="string" calcext:value-type="string">
            <text:p>Total Watt-hours Exported phase A</text:p>
          </table:table-cell>
          <table:table-cell table:style-name="ce15" office:value-type="string" calcext:value-type="string">
            <text:p>acc32</text:p>
          </table:table-cell>
          <table:table-cell/>
          <table:table-cell table:formula="of:=IF([.H40]=&quot;int16&quot;;&quot;int16_t&quot;;[.H40])" office:value-type="string" office:string-value="acc32" calcext:value-type="string">
            <text:p>acc32</text:p>
          </table:table-cell>
          <table:table-cell table:formula="of:=IF([.J40]=&quot;uint16&quot;;&quot;uint16_t&quot;;[.J40])" office:value-type="string" office:string-value="acc32" calcext:value-type="string">
            <text:p>acc32</text:p>
          </table:table-cell>
          <table:table-cell table:formula="of:=IF([.K40]=&quot;sunssf&quot;;&quot;int16_t&quot;;[.K40])" office:value-type="string" office:string-value="acc32" calcext:value-type="string">
            <text:p>acc32</text:p>
          </table:table-cell>
          <table:table-cell table:formula="of:=IF([.L40]=&quot;enum16&quot;;&quot;uint16_t&quot;;[.L40])" office:value-type="string" office:string-value="acc32" calcext:value-type="string">
            <text:p>acc32</text:p>
          </table:table-cell>
          <table:table-cell table:formula="of:=IF([.M40]=&quot;bitfield16&quot;;&quot;uint16_t&quot;;[.M40])" office:value-type="string" office:string-value="acc32" calcext:value-type="string">
            <text:p>acc32</text:p>
          </table:table-cell>
          <table:table-cell table:formula="of:=IF([.N40]=&quot;bitfield32&quot;;&quot;uint32_t&quot;;[.N40])" office:value-type="string" office:string-value="acc32" calcext:value-type="string">
            <text:p>acc32</text:p>
          </table:table-cell>
          <table:table-cell table:style-name="ce10" table:formula="of:=IF([.O40]=&quot;acc32&quot;;&quot;uint32_t&quot;;[.O40])" office:value-type="string" office:string-value="uint32_t" calcext:value-type="string">
            <text:p>uint32_t</text:p>
          </table:table-cell>
          <table:table-cell table:style-name="ce10" table:formula="of:=IF([.P40]=&quot;acc64&quot;;&quot;uint64_t&quot;;[.P40])" office:value-type="string" office:string-value="uint32_t" calcext:value-type="string">
            <text:p>uint32_t</text:p>
          </table:table-cell>
          <table:table-cell/>
          <table:table-cell table:style-name="ce11" table:formula="of:=IF([.H40]=&quot;string&quot;;&quot;char &quot;&amp;[.F40]&amp;&quot;[&quot;&amp;[.C40]*2&amp;&quot;]&quot;;[.Q40]&amp;&quot; &quot;&amp;[.F40])&amp;&quot;;&quot;" office:value-type="string" office:string-value="uint32_t TotWhExpPhA;" calcext:value-type="string">
            <text:p>uint32_t TotWhExpPhA;</text:p>
          </table:table-cell>
        </table:table-row>
        <table:table-row table:style-name="ro3">
          <table:table-cell table:style-name="ce15" office:value-type="float" office:value="43" calcext:value-type="float">
            <text:p>43</text:p>
          </table:table-cell>
          <table:table-cell table:style-name="ce15" office:value-type="float" office:value="44" calcext:value-type="float">
            <text:p>44</text:p>
          </table:table-cell>
          <table:table-cell table:style-name="ce15" office:value-type="float" office:value="2" calcext:value-type="float">
            <text:p>2</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TotWhExpPhB</text:p>
          </table:table-cell>
          <table:table-cell table:style-name="ce16" office:value-type="string" calcext:value-type="string">
            <text:p>Total Watt-hours Exported phase B</text:p>
          </table:table-cell>
          <table:table-cell table:style-name="ce15" office:value-type="string" calcext:value-type="string">
            <text:p>acc32</text:p>
          </table:table-cell>
          <table:table-cell/>
          <table:table-cell table:formula="of:=IF([.H41]=&quot;int16&quot;;&quot;int16_t&quot;;[.H41])" office:value-type="string" office:string-value="acc32" calcext:value-type="string">
            <text:p>acc32</text:p>
          </table:table-cell>
          <table:table-cell table:formula="of:=IF([.J41]=&quot;uint16&quot;;&quot;uint16_t&quot;;[.J41])" office:value-type="string" office:string-value="acc32" calcext:value-type="string">
            <text:p>acc32</text:p>
          </table:table-cell>
          <table:table-cell table:formula="of:=IF([.K41]=&quot;sunssf&quot;;&quot;int16_t&quot;;[.K41])" office:value-type="string" office:string-value="acc32" calcext:value-type="string">
            <text:p>acc32</text:p>
          </table:table-cell>
          <table:table-cell table:formula="of:=IF([.L41]=&quot;enum16&quot;;&quot;uint16_t&quot;;[.L41])" office:value-type="string" office:string-value="acc32" calcext:value-type="string">
            <text:p>acc32</text:p>
          </table:table-cell>
          <table:table-cell table:formula="of:=IF([.M41]=&quot;bitfield16&quot;;&quot;uint16_t&quot;;[.M41])" office:value-type="string" office:string-value="acc32" calcext:value-type="string">
            <text:p>acc32</text:p>
          </table:table-cell>
          <table:table-cell table:formula="of:=IF([.N41]=&quot;bitfield32&quot;;&quot;uint32_t&quot;;[.N41])" office:value-type="string" office:string-value="acc32" calcext:value-type="string">
            <text:p>acc32</text:p>
          </table:table-cell>
          <table:table-cell table:style-name="ce10" table:formula="of:=IF([.O41]=&quot;acc32&quot;;&quot;uint32_t&quot;;[.O41])" office:value-type="string" office:string-value="uint32_t" calcext:value-type="string">
            <text:p>uint32_t</text:p>
          </table:table-cell>
          <table:table-cell table:style-name="ce10" table:formula="of:=IF([.P41]=&quot;acc64&quot;;&quot;uint64_t&quot;;[.P41])" office:value-type="string" office:string-value="uint32_t" calcext:value-type="string">
            <text:p>uint32_t</text:p>
          </table:table-cell>
          <table:table-cell/>
          <table:table-cell table:style-name="ce11" table:formula="of:=IF([.H41]=&quot;string&quot;;&quot;char &quot;&amp;[.F41]&amp;&quot;[&quot;&amp;[.C41]*2&amp;&quot;]&quot;;[.Q41]&amp;&quot; &quot;&amp;[.F41])&amp;&quot;;&quot;" office:value-type="string" office:string-value="uint32_t TotWhExpPhB;" calcext:value-type="string">
            <text:p>uint32_t TotWhExpPhB;</text:p>
          </table:table-cell>
        </table:table-row>
        <table:table-row table:style-name="ro3">
          <table:table-cell table:style-name="ce15" office:value-type="float" office:value="45" calcext:value-type="float">
            <text:p>45</text:p>
          </table:table-cell>
          <table:table-cell table:style-name="ce15" office:value-type="float" office:value="46" calcext:value-type="float">
            <text:p>46</text:p>
          </table:table-cell>
          <table:table-cell table:style-name="ce15" office:value-type="float" office:value="2" calcext:value-type="float">
            <text:p>2</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TotWhExpPhC</text:p>
          </table:table-cell>
          <table:table-cell table:style-name="ce16" office:value-type="string" calcext:value-type="string">
            <text:p>Total Watt-hours Exported phase C</text:p>
          </table:table-cell>
          <table:table-cell table:style-name="ce15" office:value-type="string" calcext:value-type="string">
            <text:p>acc32</text:p>
          </table:table-cell>
          <table:table-cell/>
          <table:table-cell table:formula="of:=IF([.H42]=&quot;int16&quot;;&quot;int16_t&quot;;[.H42])" office:value-type="string" office:string-value="acc32" calcext:value-type="string">
            <text:p>acc32</text:p>
          </table:table-cell>
          <table:table-cell table:formula="of:=IF([.J42]=&quot;uint16&quot;;&quot;uint16_t&quot;;[.J42])" office:value-type="string" office:string-value="acc32" calcext:value-type="string">
            <text:p>acc32</text:p>
          </table:table-cell>
          <table:table-cell table:formula="of:=IF([.K42]=&quot;sunssf&quot;;&quot;int16_t&quot;;[.K42])" office:value-type="string" office:string-value="acc32" calcext:value-type="string">
            <text:p>acc32</text:p>
          </table:table-cell>
          <table:table-cell table:formula="of:=IF([.L42]=&quot;enum16&quot;;&quot;uint16_t&quot;;[.L42])" office:value-type="string" office:string-value="acc32" calcext:value-type="string">
            <text:p>acc32</text:p>
          </table:table-cell>
          <table:table-cell table:formula="of:=IF([.M42]=&quot;bitfield16&quot;;&quot;uint16_t&quot;;[.M42])" office:value-type="string" office:string-value="acc32" calcext:value-type="string">
            <text:p>acc32</text:p>
          </table:table-cell>
          <table:table-cell table:formula="of:=IF([.N42]=&quot;bitfield32&quot;;&quot;uint32_t&quot;;[.N42])" office:value-type="string" office:string-value="acc32" calcext:value-type="string">
            <text:p>acc32</text:p>
          </table:table-cell>
          <table:table-cell table:style-name="ce10" table:formula="of:=IF([.O42]=&quot;acc32&quot;;&quot;uint32_t&quot;;[.O42])" office:value-type="string" office:string-value="uint32_t" calcext:value-type="string">
            <text:p>uint32_t</text:p>
          </table:table-cell>
          <table:table-cell table:style-name="ce10" table:formula="of:=IF([.P42]=&quot;acc64&quot;;&quot;uint64_t&quot;;[.P42])" office:value-type="string" office:string-value="uint32_t" calcext:value-type="string">
            <text:p>uint32_t</text:p>
          </table:table-cell>
          <table:table-cell/>
          <table:table-cell table:style-name="ce11" table:formula="of:=IF([.H42]=&quot;string&quot;;&quot;char &quot;&amp;[.F42]&amp;&quot;[&quot;&amp;[.C42]*2&amp;&quot;]&quot;;[.Q42]&amp;&quot; &quot;&amp;[.F42])&amp;&quot;;&quot;" office:value-type="string" office:string-value="uint32_t TotWhExpPhC;" calcext:value-type="string">
            <text:p>uint32_t TotWhExpPhC;</text:p>
          </table:table-cell>
        </table:table-row>
        <table:table-row table:style-name="ro3">
          <table:table-cell table:style-name="ce1" office:value-type="float" office:value="47" calcext:value-type="float">
            <text:p>47</text:p>
          </table:table-cell>
          <table:table-cell table:style-name="ce1" office:value-type="float" office:value="48" calcext:value-type="float">
            <text:p>48</text:p>
          </table:table-cell>
          <table:table-cell table:style-name="ce1" office:value-type="float" office:value="2" calcext:value-type="float">
            <text:p>2</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TotWhImp</text:p>
          </table:table-cell>
          <table:table-cell table:style-name="ce3" office:value-type="string" calcext:value-type="string">
            <text:p>Total Real Energy Imported</text:p>
          </table:table-cell>
          <table:table-cell table:style-name="ce1" office:value-type="string" calcext:value-type="string">
            <text:p>acc32</text:p>
          </table:table-cell>
          <table:table-cell/>
          <table:table-cell table:formula="of:=IF([.H43]=&quot;int16&quot;;&quot;int16_t&quot;;[.H43])" office:value-type="string" office:string-value="acc32" calcext:value-type="string">
            <text:p>acc32</text:p>
          </table:table-cell>
          <table:table-cell table:formula="of:=IF([.J43]=&quot;uint16&quot;;&quot;uint16_t&quot;;[.J43])" office:value-type="string" office:string-value="acc32" calcext:value-type="string">
            <text:p>acc32</text:p>
          </table:table-cell>
          <table:table-cell table:formula="of:=IF([.K43]=&quot;sunssf&quot;;&quot;int16_t&quot;;[.K43])" office:value-type="string" office:string-value="acc32" calcext:value-type="string">
            <text:p>acc32</text:p>
          </table:table-cell>
          <table:table-cell table:formula="of:=IF([.L43]=&quot;enum16&quot;;&quot;uint16_t&quot;;[.L43])" office:value-type="string" office:string-value="acc32" calcext:value-type="string">
            <text:p>acc32</text:p>
          </table:table-cell>
          <table:table-cell table:formula="of:=IF([.M43]=&quot;bitfield16&quot;;&quot;uint16_t&quot;;[.M43])" office:value-type="string" office:string-value="acc32" calcext:value-type="string">
            <text:p>acc32</text:p>
          </table:table-cell>
          <table:table-cell table:formula="of:=IF([.N43]=&quot;bitfield32&quot;;&quot;uint32_t&quot;;[.N43])" office:value-type="string" office:string-value="acc32" calcext:value-type="string">
            <text:p>acc32</text:p>
          </table:table-cell>
          <table:table-cell table:style-name="ce10" table:formula="of:=IF([.O43]=&quot;acc32&quot;;&quot;uint32_t&quot;;[.O43])" office:value-type="string" office:string-value="uint32_t" calcext:value-type="string">
            <text:p>uint32_t</text:p>
          </table:table-cell>
          <table:table-cell table:style-name="ce10" table:formula="of:=IF([.P43]=&quot;acc64&quot;;&quot;uint64_t&quot;;[.P43])" office:value-type="string" office:string-value="uint32_t" calcext:value-type="string">
            <text:p>uint32_t</text:p>
          </table:table-cell>
          <table:table-cell/>
          <table:table-cell table:style-name="ce11" table:formula="of:=IF([.H43]=&quot;string&quot;;&quot;char &quot;&amp;[.F43]&amp;&quot;[&quot;&amp;[.C43]*2&amp;&quot;]&quot;;[.Q43]&amp;&quot; &quot;&amp;[.F43])&amp;&quot;;&quot;" office:value-type="string" office:string-value="uint32_t TotWhImp;" calcext:value-type="string">
            <text:p>uint32_t TotWhImp;</text:p>
          </table:table-cell>
        </table:table-row>
        <table:table-row table:style-name="ro3">
          <table:table-cell table:style-name="ce15" office:value-type="float" office:value="49" calcext:value-type="float">
            <text:p>49</text:p>
          </table:table-cell>
          <table:table-cell table:style-name="ce15" office:value-type="float" office:value="50" calcext:value-type="float">
            <text:p>50</text:p>
          </table:table-cell>
          <table:table-cell table:style-name="ce15" office:value-type="float" office:value="2" calcext:value-type="float">
            <text:p>2</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TotWhImpPhA</text:p>
          </table:table-cell>
          <table:table-cell table:style-name="ce16" office:value-type="string" calcext:value-type="string">
            <text:p>Total Watt-hours Imported phase A</text:p>
          </table:table-cell>
          <table:table-cell table:style-name="ce15" office:value-type="string" calcext:value-type="string">
            <text:p>acc32</text:p>
          </table:table-cell>
          <table:table-cell/>
          <table:table-cell table:formula="of:=IF([.H44]=&quot;int16&quot;;&quot;int16_t&quot;;[.H44])" office:value-type="string" office:string-value="acc32" calcext:value-type="string">
            <text:p>acc32</text:p>
          </table:table-cell>
          <table:table-cell table:formula="of:=IF([.J44]=&quot;uint16&quot;;&quot;uint16_t&quot;;[.J44])" office:value-type="string" office:string-value="acc32" calcext:value-type="string">
            <text:p>acc32</text:p>
          </table:table-cell>
          <table:table-cell table:formula="of:=IF([.K44]=&quot;sunssf&quot;;&quot;int16_t&quot;;[.K44])" office:value-type="string" office:string-value="acc32" calcext:value-type="string">
            <text:p>acc32</text:p>
          </table:table-cell>
          <table:table-cell table:formula="of:=IF([.L44]=&quot;enum16&quot;;&quot;uint16_t&quot;;[.L44])" office:value-type="string" office:string-value="acc32" calcext:value-type="string">
            <text:p>acc32</text:p>
          </table:table-cell>
          <table:table-cell table:formula="of:=IF([.M44]=&quot;bitfield16&quot;;&quot;uint16_t&quot;;[.M44])" office:value-type="string" office:string-value="acc32" calcext:value-type="string">
            <text:p>acc32</text:p>
          </table:table-cell>
          <table:table-cell table:formula="of:=IF([.N44]=&quot;bitfield32&quot;;&quot;uint32_t&quot;;[.N44])" office:value-type="string" office:string-value="acc32" calcext:value-type="string">
            <text:p>acc32</text:p>
          </table:table-cell>
          <table:table-cell table:style-name="ce10" table:formula="of:=IF([.O44]=&quot;acc32&quot;;&quot;uint32_t&quot;;[.O44])" office:value-type="string" office:string-value="uint32_t" calcext:value-type="string">
            <text:p>uint32_t</text:p>
          </table:table-cell>
          <table:table-cell table:style-name="ce10" table:formula="of:=IF([.P44]=&quot;acc64&quot;;&quot;uint64_t&quot;;[.P44])" office:value-type="string" office:string-value="uint32_t" calcext:value-type="string">
            <text:p>uint32_t</text:p>
          </table:table-cell>
          <table:table-cell/>
          <table:table-cell table:style-name="ce11" table:formula="of:=IF([.H44]=&quot;string&quot;;&quot;char &quot;&amp;[.F44]&amp;&quot;[&quot;&amp;[.C44]*2&amp;&quot;]&quot;;[.Q44]&amp;&quot; &quot;&amp;[.F44])&amp;&quot;;&quot;" office:value-type="string" office:string-value="uint32_t TotWhImpPhA;" calcext:value-type="string">
            <text:p>uint32_t TotWhImpPhA;</text:p>
          </table:table-cell>
        </table:table-row>
        <table:table-row table:style-name="ro3">
          <table:table-cell table:style-name="ce15" office:value-type="float" office:value="51" calcext:value-type="float">
            <text:p>51</text:p>
          </table:table-cell>
          <table:table-cell table:style-name="ce15" office:value-type="float" office:value="52" calcext:value-type="float">
            <text:p>52</text:p>
          </table:table-cell>
          <table:table-cell table:style-name="ce15" office:value-type="float" office:value="2" calcext:value-type="float">
            <text:p>2</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TotWhImpPhB</text:p>
          </table:table-cell>
          <table:table-cell table:style-name="ce16" office:value-type="string" calcext:value-type="string">
            <text:p>Total Watt-hours Imported phase B</text:p>
          </table:table-cell>
          <table:table-cell table:style-name="ce15" office:value-type="string" calcext:value-type="string">
            <text:p>acc32</text:p>
          </table:table-cell>
          <table:table-cell/>
          <table:table-cell table:formula="of:=IF([.H45]=&quot;int16&quot;;&quot;int16_t&quot;;[.H45])" office:value-type="string" office:string-value="acc32" calcext:value-type="string">
            <text:p>acc32</text:p>
          </table:table-cell>
          <table:table-cell table:formula="of:=IF([.J45]=&quot;uint16&quot;;&quot;uint16_t&quot;;[.J45])" office:value-type="string" office:string-value="acc32" calcext:value-type="string">
            <text:p>acc32</text:p>
          </table:table-cell>
          <table:table-cell table:formula="of:=IF([.K45]=&quot;sunssf&quot;;&quot;int16_t&quot;;[.K45])" office:value-type="string" office:string-value="acc32" calcext:value-type="string">
            <text:p>acc32</text:p>
          </table:table-cell>
          <table:table-cell table:formula="of:=IF([.L45]=&quot;enum16&quot;;&quot;uint16_t&quot;;[.L45])" office:value-type="string" office:string-value="acc32" calcext:value-type="string">
            <text:p>acc32</text:p>
          </table:table-cell>
          <table:table-cell table:formula="of:=IF([.M45]=&quot;bitfield16&quot;;&quot;uint16_t&quot;;[.M45])" office:value-type="string" office:string-value="acc32" calcext:value-type="string">
            <text:p>acc32</text:p>
          </table:table-cell>
          <table:table-cell table:formula="of:=IF([.N45]=&quot;bitfield32&quot;;&quot;uint32_t&quot;;[.N45])" office:value-type="string" office:string-value="acc32" calcext:value-type="string">
            <text:p>acc32</text:p>
          </table:table-cell>
          <table:table-cell table:style-name="ce10" table:formula="of:=IF([.O45]=&quot;acc32&quot;;&quot;uint32_t&quot;;[.O45])" office:value-type="string" office:string-value="uint32_t" calcext:value-type="string">
            <text:p>uint32_t</text:p>
          </table:table-cell>
          <table:table-cell table:style-name="ce10" table:formula="of:=IF([.P45]=&quot;acc64&quot;;&quot;uint64_t&quot;;[.P45])" office:value-type="string" office:string-value="uint32_t" calcext:value-type="string">
            <text:p>uint32_t</text:p>
          </table:table-cell>
          <table:table-cell/>
          <table:table-cell table:style-name="ce11" table:formula="of:=IF([.H45]=&quot;string&quot;;&quot;char &quot;&amp;[.F45]&amp;&quot;[&quot;&amp;[.C45]*2&amp;&quot;]&quot;;[.Q45]&amp;&quot; &quot;&amp;[.F45])&amp;&quot;;&quot;" office:value-type="string" office:string-value="uint32_t TotWhImpPhB;" calcext:value-type="string">
            <text:p>uint32_t TotWhImpPhB;</text:p>
          </table:table-cell>
        </table:table-row>
        <table:table-row table:style-name="ro3">
          <table:table-cell table:style-name="ce15" office:value-type="float" office:value="53" calcext:value-type="float">
            <text:p>53</text:p>
          </table:table-cell>
          <table:table-cell table:style-name="ce15" office:value-type="float" office:value="54" calcext:value-type="float">
            <text:p>54</text:p>
          </table:table-cell>
          <table:table-cell table:style-name="ce15" office:value-type="float" office:value="2" calcext:value-type="float">
            <text:p>2</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TotWhImpPhC</text:p>
          </table:table-cell>
          <table:table-cell table:style-name="ce16" office:value-type="string" calcext:value-type="string">
            <text:p>Total Watt-hours Imported phase C</text:p>
          </table:table-cell>
          <table:table-cell table:style-name="ce15" office:value-type="string" calcext:value-type="string">
            <text:p>acc32</text:p>
          </table:table-cell>
          <table:table-cell/>
          <table:table-cell table:formula="of:=IF([.H46]=&quot;int16&quot;;&quot;int16_t&quot;;[.H46])" office:value-type="string" office:string-value="acc32" calcext:value-type="string">
            <text:p>acc32</text:p>
          </table:table-cell>
          <table:table-cell table:formula="of:=IF([.J46]=&quot;uint16&quot;;&quot;uint16_t&quot;;[.J46])" office:value-type="string" office:string-value="acc32" calcext:value-type="string">
            <text:p>acc32</text:p>
          </table:table-cell>
          <table:table-cell table:formula="of:=IF([.K46]=&quot;sunssf&quot;;&quot;int16_t&quot;;[.K46])" office:value-type="string" office:string-value="acc32" calcext:value-type="string">
            <text:p>acc32</text:p>
          </table:table-cell>
          <table:table-cell table:formula="of:=IF([.L46]=&quot;enum16&quot;;&quot;uint16_t&quot;;[.L46])" office:value-type="string" office:string-value="acc32" calcext:value-type="string">
            <text:p>acc32</text:p>
          </table:table-cell>
          <table:table-cell table:formula="of:=IF([.M46]=&quot;bitfield16&quot;;&quot;uint16_t&quot;;[.M46])" office:value-type="string" office:string-value="acc32" calcext:value-type="string">
            <text:p>acc32</text:p>
          </table:table-cell>
          <table:table-cell table:formula="of:=IF([.N46]=&quot;bitfield32&quot;;&quot;uint32_t&quot;;[.N46])" office:value-type="string" office:string-value="acc32" calcext:value-type="string">
            <text:p>acc32</text:p>
          </table:table-cell>
          <table:table-cell table:style-name="ce10" table:formula="of:=IF([.O46]=&quot;acc32&quot;;&quot;uint32_t&quot;;[.O46])" office:value-type="string" office:string-value="uint32_t" calcext:value-type="string">
            <text:p>uint32_t</text:p>
          </table:table-cell>
          <table:table-cell table:style-name="ce10" table:formula="of:=IF([.P46]=&quot;acc64&quot;;&quot;uint64_t&quot;;[.P46])" office:value-type="string" office:string-value="uint32_t" calcext:value-type="string">
            <text:p>uint32_t</text:p>
          </table:table-cell>
          <table:table-cell/>
          <table:table-cell table:style-name="ce11" table:formula="of:=IF([.H46]=&quot;string&quot;;&quot;char &quot;&amp;[.F46]&amp;&quot;[&quot;&amp;[.C46]*2&amp;&quot;]&quot;;[.Q46]&amp;&quot; &quot;&amp;[.F46])&amp;&quot;;&quot;" office:value-type="string" office:string-value="uint32_t TotWhImpPhC;" calcext:value-type="string">
            <text:p>uint32_t TotWhImpPhC;</text:p>
          </table:table-cell>
        </table:table-row>
        <table:table-row table:style-name="ro3">
          <table:table-cell table:number-columns-repeated="2" table:style-name="ce1" office:value-type="float" office:value="55" calcext:value-type="float">
            <text:p>55</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TotWh_SF</text:p>
          </table:table-cell>
          <table:table-cell table:style-name="ce3" office:value-type="string" calcext:value-type="string">
            <text:p>Real Energy scale factor</text:p>
          </table:table-cell>
          <table:table-cell table:style-name="ce1" office:value-type="string" calcext:value-type="string">
            <text:p>sunssf</text:p>
          </table:table-cell>
          <table:table-cell/>
          <table:table-cell table:formula="of:=IF([.H47]=&quot;int16&quot;;&quot;int16_t&quot;;[.H47])" office:value-type="string" office:string-value="sunssf" calcext:value-type="string">
            <text:p>sunssf</text:p>
          </table:table-cell>
          <table:table-cell table:formula="of:=IF([.J47]=&quot;uint16&quot;;&quot;uint16_t&quot;;[.J47])" office:value-type="string" office:string-value="sunssf" calcext:value-type="string">
            <text:p>sunssf</text:p>
          </table:table-cell>
          <table:table-cell table:formula="of:=IF([.K47]=&quot;sunssf&quot;;&quot;int16_t&quot;;[.K47])" office:value-type="string" office:string-value="int16_t" calcext:value-type="string">
            <text:p>int16_t</text:p>
          </table:table-cell>
          <table:table-cell table:formula="of:=IF([.L47]=&quot;enum16&quot;;&quot;uint16_t&quot;;[.L47])" office:value-type="string" office:string-value="int16_t" calcext:value-type="string">
            <text:p>int16_t</text:p>
          </table:table-cell>
          <table:table-cell table:formula="of:=IF([.M47]=&quot;bitfield16&quot;;&quot;uint16_t&quot;;[.M47])" office:value-type="string" office:string-value="int16_t" calcext:value-type="string">
            <text:p>int16_t</text:p>
          </table:table-cell>
          <table:table-cell table:formula="of:=IF([.N47]=&quot;bitfield32&quot;;&quot;uint32_t&quot;;[.N47])" office:value-type="string" office:string-value="int16_t" calcext:value-type="string">
            <text:p>int16_t</text:p>
          </table:table-cell>
          <table:table-cell table:style-name="ce10" table:formula="of:=IF([.O47]=&quot;acc32&quot;;&quot;uint32_t&quot;;[.O47])" office:value-type="string" office:string-value="int16_t" calcext:value-type="string">
            <text:p>int16_t</text:p>
          </table:table-cell>
          <table:table-cell table:style-name="ce10" table:formula="of:=IF([.P47]=&quot;acc64&quot;;&quot;uint64_t&quot;;[.P47])" office:value-type="string" office:string-value="int16_t" calcext:value-type="string">
            <text:p>int16_t</text:p>
          </table:table-cell>
          <table:table-cell/>
          <table:table-cell table:style-name="ce11" table:formula="of:=IF([.H47]=&quot;string&quot;;&quot;char &quot;&amp;[.F47]&amp;&quot;[&quot;&amp;[.C47]*2&amp;&quot;]&quot;;[.Q47]&amp;&quot; &quot;&amp;[.F47])&amp;&quot;;&quot;" office:value-type="string" office:string-value="int16_t TotWh_SF;" calcext:value-type="string">
            <text:p>int16_t TotWh_SF;</text:p>
          </table:table-cell>
        </table:table-row>
        <table:table-row table:style-name="ro3">
          <table:table-cell table:style-name="ce1" office:value-type="float" office:value="56" calcext:value-type="float">
            <text:p>56</text:p>
          </table:table-cell>
          <table:table-cell table:style-name="ce1" office:value-type="float" office:value="57" calcext:value-type="float">
            <text:p>57</text:p>
          </table:table-cell>
          <table:table-cell table:style-name="ce1" office:value-type="float" office:value="2" calcext:value-type="float">
            <text:p>2</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TotVAhExp</text:p>
          </table:table-cell>
          <table:table-cell table:style-name="ce3" office:value-type="string" calcext:value-type="string">
            <text:p>Total Apparent Energy Exported</text:p>
          </table:table-cell>
          <table:table-cell table:style-name="ce1" office:value-type="string" calcext:value-type="string">
            <text:p>acc32</text:p>
          </table:table-cell>
          <table:table-cell/>
          <table:table-cell table:formula="of:=IF([.H48]=&quot;int16&quot;;&quot;int16_t&quot;;[.H48])" office:value-type="string" office:string-value="acc32" calcext:value-type="string">
            <text:p>acc32</text:p>
          </table:table-cell>
          <table:table-cell table:formula="of:=IF([.J48]=&quot;uint16&quot;;&quot;uint16_t&quot;;[.J48])" office:value-type="string" office:string-value="acc32" calcext:value-type="string">
            <text:p>acc32</text:p>
          </table:table-cell>
          <table:table-cell table:formula="of:=IF([.K48]=&quot;sunssf&quot;;&quot;int16_t&quot;;[.K48])" office:value-type="string" office:string-value="acc32" calcext:value-type="string">
            <text:p>acc32</text:p>
          </table:table-cell>
          <table:table-cell table:formula="of:=IF([.L48]=&quot;enum16&quot;;&quot;uint16_t&quot;;[.L48])" office:value-type="string" office:string-value="acc32" calcext:value-type="string">
            <text:p>acc32</text:p>
          </table:table-cell>
          <table:table-cell table:formula="of:=IF([.M48]=&quot;bitfield16&quot;;&quot;uint16_t&quot;;[.M48])" office:value-type="string" office:string-value="acc32" calcext:value-type="string">
            <text:p>acc32</text:p>
          </table:table-cell>
          <table:table-cell table:formula="of:=IF([.N48]=&quot;bitfield32&quot;;&quot;uint32_t&quot;;[.N48])" office:value-type="string" office:string-value="acc32" calcext:value-type="string">
            <text:p>acc32</text:p>
          </table:table-cell>
          <table:table-cell table:style-name="ce10" table:formula="of:=IF([.O48]=&quot;acc32&quot;;&quot;uint32_t&quot;;[.O48])" office:value-type="string" office:string-value="uint32_t" calcext:value-type="string">
            <text:p>uint32_t</text:p>
          </table:table-cell>
          <table:table-cell table:style-name="ce10" table:formula="of:=IF([.P48]=&quot;acc64&quot;;&quot;uint64_t&quot;;[.P48])" office:value-type="string" office:string-value="uint32_t" calcext:value-type="string">
            <text:p>uint32_t</text:p>
          </table:table-cell>
          <table:table-cell/>
          <table:table-cell table:style-name="ce11" table:formula="of:=IF([.H48]=&quot;string&quot;;&quot;char &quot;&amp;[.F48]&amp;&quot;[&quot;&amp;[.C48]*2&amp;&quot;]&quot;;[.Q48]&amp;&quot; &quot;&amp;[.F48])&amp;&quot;;&quot;" office:value-type="string" office:string-value="uint32_t TotVAhExp;" calcext:value-type="string">
            <text:p>uint32_t TotVAhExp;</text:p>
          </table:table-cell>
        </table:table-row>
        <table:table-row table:style-name="ro3">
          <table:table-cell table:style-name="ce15" office:value-type="float" office:value="58" calcext:value-type="float">
            <text:p>58</text:p>
          </table:table-cell>
          <table:table-cell table:style-name="ce15" office:value-type="float" office:value="59" calcext:value-type="float">
            <text:p>59</text:p>
          </table:table-cell>
          <table:table-cell table:style-name="ce15" office:value-type="float" office:value="2" calcext:value-type="float">
            <text:p>2</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TotVAhExpPhA</text:p>
          </table:table-cell>
          <table:table-cell table:style-name="ce16" office:value-type="string" calcext:value-type="string">
            <text:p>Total VA-hours Exported phase A</text:p>
          </table:table-cell>
          <table:table-cell table:style-name="ce15" office:value-type="string" calcext:value-type="string">
            <text:p>acc32</text:p>
          </table:table-cell>
          <table:table-cell/>
          <table:table-cell table:formula="of:=IF([.H49]=&quot;int16&quot;;&quot;int16_t&quot;;[.H49])" office:value-type="string" office:string-value="acc32" calcext:value-type="string">
            <text:p>acc32</text:p>
          </table:table-cell>
          <table:table-cell table:formula="of:=IF([.J49]=&quot;uint16&quot;;&quot;uint16_t&quot;;[.J49])" office:value-type="string" office:string-value="acc32" calcext:value-type="string">
            <text:p>acc32</text:p>
          </table:table-cell>
          <table:table-cell table:formula="of:=IF([.K49]=&quot;sunssf&quot;;&quot;int16_t&quot;;[.K49])" office:value-type="string" office:string-value="acc32" calcext:value-type="string">
            <text:p>acc32</text:p>
          </table:table-cell>
          <table:table-cell table:formula="of:=IF([.L49]=&quot;enum16&quot;;&quot;uint16_t&quot;;[.L49])" office:value-type="string" office:string-value="acc32" calcext:value-type="string">
            <text:p>acc32</text:p>
          </table:table-cell>
          <table:table-cell table:formula="of:=IF([.M49]=&quot;bitfield16&quot;;&quot;uint16_t&quot;;[.M49])" office:value-type="string" office:string-value="acc32" calcext:value-type="string">
            <text:p>acc32</text:p>
          </table:table-cell>
          <table:table-cell table:formula="of:=IF([.N49]=&quot;bitfield32&quot;;&quot;uint32_t&quot;;[.N49])" office:value-type="string" office:string-value="acc32" calcext:value-type="string">
            <text:p>acc32</text:p>
          </table:table-cell>
          <table:table-cell table:style-name="ce10" table:formula="of:=IF([.O49]=&quot;acc32&quot;;&quot;uint32_t&quot;;[.O49])" office:value-type="string" office:string-value="uint32_t" calcext:value-type="string">
            <text:p>uint32_t</text:p>
          </table:table-cell>
          <table:table-cell table:style-name="ce10" table:formula="of:=IF([.P49]=&quot;acc64&quot;;&quot;uint64_t&quot;;[.P49])" office:value-type="string" office:string-value="uint32_t" calcext:value-type="string">
            <text:p>uint32_t</text:p>
          </table:table-cell>
          <table:table-cell/>
          <table:table-cell table:style-name="ce11" table:formula="of:=IF([.H49]=&quot;string&quot;;&quot;char &quot;&amp;[.F49]&amp;&quot;[&quot;&amp;[.C49]*2&amp;&quot;]&quot;;[.Q49]&amp;&quot; &quot;&amp;[.F49])&amp;&quot;;&quot;" office:value-type="string" office:string-value="uint32_t TotVAhExpPhA;" calcext:value-type="string">
            <text:p>uint32_t TotVAhExpPhA;</text:p>
          </table:table-cell>
        </table:table-row>
        <table:table-row table:style-name="ro3">
          <table:table-cell table:style-name="ce15" office:value-type="float" office:value="60" calcext:value-type="float">
            <text:p>60</text:p>
          </table:table-cell>
          <table:table-cell table:style-name="ce15" office:value-type="float" office:value="61" calcext:value-type="float">
            <text:p>61</text:p>
          </table:table-cell>
          <table:table-cell table:style-name="ce15" office:value-type="float" office:value="2" calcext:value-type="float">
            <text:p>2</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TotVAhExpPhB</text:p>
          </table:table-cell>
          <table:table-cell table:style-name="ce16" office:value-type="string" calcext:value-type="string">
            <text:p>Total VA-hours Exported phase B</text:p>
          </table:table-cell>
          <table:table-cell table:style-name="ce15" office:value-type="string" calcext:value-type="string">
            <text:p>acc32</text:p>
          </table:table-cell>
          <table:table-cell/>
          <table:table-cell table:formula="of:=IF([.H50]=&quot;int16&quot;;&quot;int16_t&quot;;[.H50])" office:value-type="string" office:string-value="acc32" calcext:value-type="string">
            <text:p>acc32</text:p>
          </table:table-cell>
          <table:table-cell table:formula="of:=IF([.J50]=&quot;uint16&quot;;&quot;uint16_t&quot;;[.J50])" office:value-type="string" office:string-value="acc32" calcext:value-type="string">
            <text:p>acc32</text:p>
          </table:table-cell>
          <table:table-cell table:formula="of:=IF([.K50]=&quot;sunssf&quot;;&quot;int16_t&quot;;[.K50])" office:value-type="string" office:string-value="acc32" calcext:value-type="string">
            <text:p>acc32</text:p>
          </table:table-cell>
          <table:table-cell table:formula="of:=IF([.L50]=&quot;enum16&quot;;&quot;uint16_t&quot;;[.L50])" office:value-type="string" office:string-value="acc32" calcext:value-type="string">
            <text:p>acc32</text:p>
          </table:table-cell>
          <table:table-cell table:formula="of:=IF([.M50]=&quot;bitfield16&quot;;&quot;uint16_t&quot;;[.M50])" office:value-type="string" office:string-value="acc32" calcext:value-type="string">
            <text:p>acc32</text:p>
          </table:table-cell>
          <table:table-cell table:formula="of:=IF([.N50]=&quot;bitfield32&quot;;&quot;uint32_t&quot;;[.N50])" office:value-type="string" office:string-value="acc32" calcext:value-type="string">
            <text:p>acc32</text:p>
          </table:table-cell>
          <table:table-cell table:style-name="ce10" table:formula="of:=IF([.O50]=&quot;acc32&quot;;&quot;uint32_t&quot;;[.O50])" office:value-type="string" office:string-value="uint32_t" calcext:value-type="string">
            <text:p>uint32_t</text:p>
          </table:table-cell>
          <table:table-cell table:style-name="ce10" table:formula="of:=IF([.P50]=&quot;acc64&quot;;&quot;uint64_t&quot;;[.P50])" office:value-type="string" office:string-value="uint32_t" calcext:value-type="string">
            <text:p>uint32_t</text:p>
          </table:table-cell>
          <table:table-cell/>
          <table:table-cell table:style-name="ce11" table:formula="of:=IF([.H50]=&quot;string&quot;;&quot;char &quot;&amp;[.F50]&amp;&quot;[&quot;&amp;[.C50]*2&amp;&quot;]&quot;;[.Q50]&amp;&quot; &quot;&amp;[.F50])&amp;&quot;;&quot;" office:value-type="string" office:string-value="uint32_t TotVAhExpPhB;" calcext:value-type="string">
            <text:p>uint32_t TotVAhExpPhB;</text:p>
          </table:table-cell>
        </table:table-row>
        <table:table-row table:style-name="ro3">
          <table:table-cell table:style-name="ce15" office:value-type="float" office:value="62" calcext:value-type="float">
            <text:p>62</text:p>
          </table:table-cell>
          <table:table-cell table:style-name="ce15" office:value-type="float" office:value="63" calcext:value-type="float">
            <text:p>63</text:p>
          </table:table-cell>
          <table:table-cell table:style-name="ce15" office:value-type="float" office:value="2" calcext:value-type="float">
            <text:p>2</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TotVAhExpPhC</text:p>
          </table:table-cell>
          <table:table-cell table:style-name="ce16" office:value-type="string" calcext:value-type="string">
            <text:p>Total VA-hours Exported phase C</text:p>
          </table:table-cell>
          <table:table-cell table:style-name="ce15" office:value-type="string" calcext:value-type="string">
            <text:p>acc32</text:p>
          </table:table-cell>
          <table:table-cell/>
          <table:table-cell table:formula="of:=IF([.H51]=&quot;int16&quot;;&quot;int16_t&quot;;[.H51])" office:value-type="string" office:string-value="acc32" calcext:value-type="string">
            <text:p>acc32</text:p>
          </table:table-cell>
          <table:table-cell table:formula="of:=IF([.J51]=&quot;uint16&quot;;&quot;uint16_t&quot;;[.J51])" office:value-type="string" office:string-value="acc32" calcext:value-type="string">
            <text:p>acc32</text:p>
          </table:table-cell>
          <table:table-cell table:formula="of:=IF([.K51]=&quot;sunssf&quot;;&quot;int16_t&quot;;[.K51])" office:value-type="string" office:string-value="acc32" calcext:value-type="string">
            <text:p>acc32</text:p>
          </table:table-cell>
          <table:table-cell table:formula="of:=IF([.L51]=&quot;enum16&quot;;&quot;uint16_t&quot;;[.L51])" office:value-type="string" office:string-value="acc32" calcext:value-type="string">
            <text:p>acc32</text:p>
          </table:table-cell>
          <table:table-cell table:formula="of:=IF([.M51]=&quot;bitfield16&quot;;&quot;uint16_t&quot;;[.M51])" office:value-type="string" office:string-value="acc32" calcext:value-type="string">
            <text:p>acc32</text:p>
          </table:table-cell>
          <table:table-cell table:formula="of:=IF([.N51]=&quot;bitfield32&quot;;&quot;uint32_t&quot;;[.N51])" office:value-type="string" office:string-value="acc32" calcext:value-type="string">
            <text:p>acc32</text:p>
          </table:table-cell>
          <table:table-cell table:style-name="ce10" table:formula="of:=IF([.O51]=&quot;acc32&quot;;&quot;uint32_t&quot;;[.O51])" office:value-type="string" office:string-value="uint32_t" calcext:value-type="string">
            <text:p>uint32_t</text:p>
          </table:table-cell>
          <table:table-cell table:style-name="ce10" table:formula="of:=IF([.P51]=&quot;acc64&quot;;&quot;uint64_t&quot;;[.P51])" office:value-type="string" office:string-value="uint32_t" calcext:value-type="string">
            <text:p>uint32_t</text:p>
          </table:table-cell>
          <table:table-cell/>
          <table:table-cell table:style-name="ce11" table:formula="of:=IF([.H51]=&quot;string&quot;;&quot;char &quot;&amp;[.F51]&amp;&quot;[&quot;&amp;[.C51]*2&amp;&quot;]&quot;;[.Q51]&amp;&quot; &quot;&amp;[.F51])&amp;&quot;;&quot;" office:value-type="string" office:string-value="uint32_t TotVAhExpPhC;" calcext:value-type="string">
            <text:p>uint32_t TotVAhExpPhC;</text:p>
          </table:table-cell>
        </table:table-row>
        <table:table-row table:style-name="ro3">
          <table:table-cell table:style-name="ce1" office:value-type="float" office:value="64" calcext:value-type="float">
            <text:p>64</text:p>
          </table:table-cell>
          <table:table-cell table:style-name="ce1" office:value-type="float" office:value="65" calcext:value-type="float">
            <text:p>65</text:p>
          </table:table-cell>
          <table:table-cell table:style-name="ce1" office:value-type="float" office:value="2" calcext:value-type="float">
            <text:p>2</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TotVAhImp</text:p>
          </table:table-cell>
          <table:table-cell table:style-name="ce3" office:value-type="string" calcext:value-type="string">
            <text:p>Total Apparent Energy Imported</text:p>
          </table:table-cell>
          <table:table-cell table:style-name="ce1" office:value-type="string" calcext:value-type="string">
            <text:p>acc32</text:p>
          </table:table-cell>
          <table:table-cell/>
          <table:table-cell table:formula="of:=IF([.H52]=&quot;int16&quot;;&quot;int16_t&quot;;[.H52])" office:value-type="string" office:string-value="acc32" calcext:value-type="string">
            <text:p>acc32</text:p>
          </table:table-cell>
          <table:table-cell table:formula="of:=IF([.J52]=&quot;uint16&quot;;&quot;uint16_t&quot;;[.J52])" office:value-type="string" office:string-value="acc32" calcext:value-type="string">
            <text:p>acc32</text:p>
          </table:table-cell>
          <table:table-cell table:formula="of:=IF([.K52]=&quot;sunssf&quot;;&quot;int16_t&quot;;[.K52])" office:value-type="string" office:string-value="acc32" calcext:value-type="string">
            <text:p>acc32</text:p>
          </table:table-cell>
          <table:table-cell table:formula="of:=IF([.L52]=&quot;enum16&quot;;&quot;uint16_t&quot;;[.L52])" office:value-type="string" office:string-value="acc32" calcext:value-type="string">
            <text:p>acc32</text:p>
          </table:table-cell>
          <table:table-cell table:formula="of:=IF([.M52]=&quot;bitfield16&quot;;&quot;uint16_t&quot;;[.M52])" office:value-type="string" office:string-value="acc32" calcext:value-type="string">
            <text:p>acc32</text:p>
          </table:table-cell>
          <table:table-cell table:formula="of:=IF([.N52]=&quot;bitfield32&quot;;&quot;uint32_t&quot;;[.N52])" office:value-type="string" office:string-value="acc32" calcext:value-type="string">
            <text:p>acc32</text:p>
          </table:table-cell>
          <table:table-cell table:style-name="ce10" table:formula="of:=IF([.O52]=&quot;acc32&quot;;&quot;uint32_t&quot;;[.O52])" office:value-type="string" office:string-value="uint32_t" calcext:value-type="string">
            <text:p>uint32_t</text:p>
          </table:table-cell>
          <table:table-cell table:style-name="ce10" table:formula="of:=IF([.P52]=&quot;acc64&quot;;&quot;uint64_t&quot;;[.P52])" office:value-type="string" office:string-value="uint32_t" calcext:value-type="string">
            <text:p>uint32_t</text:p>
          </table:table-cell>
          <table:table-cell/>
          <table:table-cell table:style-name="ce11" table:formula="of:=IF([.H52]=&quot;string&quot;;&quot;char &quot;&amp;[.F52]&amp;&quot;[&quot;&amp;[.C52]*2&amp;&quot;]&quot;;[.Q52]&amp;&quot; &quot;&amp;[.F52])&amp;&quot;;&quot;" office:value-type="string" office:string-value="uint32_t TotVAhImp;" calcext:value-type="string">
            <text:p>uint32_t TotVAhImp;</text:p>
          </table:table-cell>
        </table:table-row>
        <table:table-row table:style-name="ro3">
          <table:table-cell table:style-name="ce15" office:value-type="float" office:value="66" calcext:value-type="float">
            <text:p>66</text:p>
          </table:table-cell>
          <table:table-cell table:style-name="ce15" office:value-type="float" office:value="67" calcext:value-type="float">
            <text:p>67</text:p>
          </table:table-cell>
          <table:table-cell table:style-name="ce15" office:value-type="float" office:value="2" calcext:value-type="float">
            <text:p>2</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TotVAhImpPhA</text:p>
          </table:table-cell>
          <table:table-cell table:style-name="ce16" office:value-type="string" calcext:value-type="string">
            <text:p>Total VA-hours Imported phase A</text:p>
          </table:table-cell>
          <table:table-cell table:style-name="ce15" office:value-type="string" calcext:value-type="string">
            <text:p>acc32</text:p>
          </table:table-cell>
          <table:table-cell/>
          <table:table-cell table:formula="of:=IF([.H53]=&quot;int16&quot;;&quot;int16_t&quot;;[.H53])" office:value-type="string" office:string-value="acc32" calcext:value-type="string">
            <text:p>acc32</text:p>
          </table:table-cell>
          <table:table-cell table:formula="of:=IF([.J53]=&quot;uint16&quot;;&quot;uint16_t&quot;;[.J53])" office:value-type="string" office:string-value="acc32" calcext:value-type="string">
            <text:p>acc32</text:p>
          </table:table-cell>
          <table:table-cell table:formula="of:=IF([.K53]=&quot;sunssf&quot;;&quot;int16_t&quot;;[.K53])" office:value-type="string" office:string-value="acc32" calcext:value-type="string">
            <text:p>acc32</text:p>
          </table:table-cell>
          <table:table-cell table:formula="of:=IF([.L53]=&quot;enum16&quot;;&quot;uint16_t&quot;;[.L53])" office:value-type="string" office:string-value="acc32" calcext:value-type="string">
            <text:p>acc32</text:p>
          </table:table-cell>
          <table:table-cell table:formula="of:=IF([.M53]=&quot;bitfield16&quot;;&quot;uint16_t&quot;;[.M53])" office:value-type="string" office:string-value="acc32" calcext:value-type="string">
            <text:p>acc32</text:p>
          </table:table-cell>
          <table:table-cell table:formula="of:=IF([.N53]=&quot;bitfield32&quot;;&quot;uint32_t&quot;;[.N53])" office:value-type="string" office:string-value="acc32" calcext:value-type="string">
            <text:p>acc32</text:p>
          </table:table-cell>
          <table:table-cell table:style-name="ce10" table:formula="of:=IF([.O53]=&quot;acc32&quot;;&quot;uint32_t&quot;;[.O53])" office:value-type="string" office:string-value="uint32_t" calcext:value-type="string">
            <text:p>uint32_t</text:p>
          </table:table-cell>
          <table:table-cell table:style-name="ce10" table:formula="of:=IF([.P53]=&quot;acc64&quot;;&quot;uint64_t&quot;;[.P53])" office:value-type="string" office:string-value="uint32_t" calcext:value-type="string">
            <text:p>uint32_t</text:p>
          </table:table-cell>
          <table:table-cell/>
          <table:table-cell table:style-name="ce11" table:formula="of:=IF([.H53]=&quot;string&quot;;&quot;char &quot;&amp;[.F53]&amp;&quot;[&quot;&amp;[.C53]*2&amp;&quot;]&quot;;[.Q53]&amp;&quot; &quot;&amp;[.F53])&amp;&quot;;&quot;" office:value-type="string" office:string-value="uint32_t TotVAhImpPhA;" calcext:value-type="string">
            <text:p>uint32_t TotVAhImpPhA;</text:p>
          </table:table-cell>
        </table:table-row>
        <table:table-row table:style-name="ro3">
          <table:table-cell table:style-name="ce15" office:value-type="float" office:value="68" calcext:value-type="float">
            <text:p>68</text:p>
          </table:table-cell>
          <table:table-cell table:style-name="ce15" office:value-type="float" office:value="69" calcext:value-type="float">
            <text:p>69</text:p>
          </table:table-cell>
          <table:table-cell table:style-name="ce15" office:value-type="float" office:value="2" calcext:value-type="float">
            <text:p>2</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TotVAhImpPhB</text:p>
          </table:table-cell>
          <table:table-cell table:style-name="ce16" office:value-type="string" calcext:value-type="string">
            <text:p>Total VA-hours Imported phase B</text:p>
          </table:table-cell>
          <table:table-cell table:style-name="ce15" office:value-type="string" calcext:value-type="string">
            <text:p>acc32</text:p>
          </table:table-cell>
          <table:table-cell/>
          <table:table-cell table:formula="of:=IF([.H54]=&quot;int16&quot;;&quot;int16_t&quot;;[.H54])" office:value-type="string" office:string-value="acc32" calcext:value-type="string">
            <text:p>acc32</text:p>
          </table:table-cell>
          <table:table-cell table:formula="of:=IF([.J54]=&quot;uint16&quot;;&quot;uint16_t&quot;;[.J54])" office:value-type="string" office:string-value="acc32" calcext:value-type="string">
            <text:p>acc32</text:p>
          </table:table-cell>
          <table:table-cell table:formula="of:=IF([.K54]=&quot;sunssf&quot;;&quot;int16_t&quot;;[.K54])" office:value-type="string" office:string-value="acc32" calcext:value-type="string">
            <text:p>acc32</text:p>
          </table:table-cell>
          <table:table-cell table:formula="of:=IF([.L54]=&quot;enum16&quot;;&quot;uint16_t&quot;;[.L54])" office:value-type="string" office:string-value="acc32" calcext:value-type="string">
            <text:p>acc32</text:p>
          </table:table-cell>
          <table:table-cell table:formula="of:=IF([.M54]=&quot;bitfield16&quot;;&quot;uint16_t&quot;;[.M54])" office:value-type="string" office:string-value="acc32" calcext:value-type="string">
            <text:p>acc32</text:p>
          </table:table-cell>
          <table:table-cell table:formula="of:=IF([.N54]=&quot;bitfield32&quot;;&quot;uint32_t&quot;;[.N54])" office:value-type="string" office:string-value="acc32" calcext:value-type="string">
            <text:p>acc32</text:p>
          </table:table-cell>
          <table:table-cell table:style-name="ce10" table:formula="of:=IF([.O54]=&quot;acc32&quot;;&quot;uint32_t&quot;;[.O54])" office:value-type="string" office:string-value="uint32_t" calcext:value-type="string">
            <text:p>uint32_t</text:p>
          </table:table-cell>
          <table:table-cell table:style-name="ce10" table:formula="of:=IF([.P54]=&quot;acc64&quot;;&quot;uint64_t&quot;;[.P54])" office:value-type="string" office:string-value="uint32_t" calcext:value-type="string">
            <text:p>uint32_t</text:p>
          </table:table-cell>
          <table:table-cell/>
          <table:table-cell table:style-name="ce11" table:formula="of:=IF([.H54]=&quot;string&quot;;&quot;char &quot;&amp;[.F54]&amp;&quot;[&quot;&amp;[.C54]*2&amp;&quot;]&quot;;[.Q54]&amp;&quot; &quot;&amp;[.F54])&amp;&quot;;&quot;" office:value-type="string" office:string-value="uint32_t TotVAhImpPhB;" calcext:value-type="string">
            <text:p>uint32_t TotVAhImpPhB;</text:p>
          </table:table-cell>
        </table:table-row>
        <table:table-row table:style-name="ro3">
          <table:table-cell table:style-name="ce15" office:value-type="float" office:value="70" calcext:value-type="float">
            <text:p>70</text:p>
          </table:table-cell>
          <table:table-cell table:style-name="ce15" office:value-type="float" office:value="71" calcext:value-type="float">
            <text:p>71</text:p>
          </table:table-cell>
          <table:table-cell table:style-name="ce15" office:value-type="float" office:value="2" calcext:value-type="float">
            <text:p>2</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TotVAhImpPhC</text:p>
          </table:table-cell>
          <table:table-cell table:style-name="ce16" office:value-type="string" calcext:value-type="string">
            <text:p>Total VA-hours Imported phase C</text:p>
          </table:table-cell>
          <table:table-cell table:style-name="ce15" office:value-type="string" calcext:value-type="string">
            <text:p>acc32</text:p>
          </table:table-cell>
          <table:table-cell/>
          <table:table-cell table:formula="of:=IF([.H55]=&quot;int16&quot;;&quot;int16_t&quot;;[.H55])" office:value-type="string" office:string-value="acc32" calcext:value-type="string">
            <text:p>acc32</text:p>
          </table:table-cell>
          <table:table-cell table:formula="of:=IF([.J55]=&quot;uint16&quot;;&quot;uint16_t&quot;;[.J55])" office:value-type="string" office:string-value="acc32" calcext:value-type="string">
            <text:p>acc32</text:p>
          </table:table-cell>
          <table:table-cell table:formula="of:=IF([.K55]=&quot;sunssf&quot;;&quot;int16_t&quot;;[.K55])" office:value-type="string" office:string-value="acc32" calcext:value-type="string">
            <text:p>acc32</text:p>
          </table:table-cell>
          <table:table-cell table:formula="of:=IF([.L55]=&quot;enum16&quot;;&quot;uint16_t&quot;;[.L55])" office:value-type="string" office:string-value="acc32" calcext:value-type="string">
            <text:p>acc32</text:p>
          </table:table-cell>
          <table:table-cell table:formula="of:=IF([.M55]=&quot;bitfield16&quot;;&quot;uint16_t&quot;;[.M55])" office:value-type="string" office:string-value="acc32" calcext:value-type="string">
            <text:p>acc32</text:p>
          </table:table-cell>
          <table:table-cell table:formula="of:=IF([.N55]=&quot;bitfield32&quot;;&quot;uint32_t&quot;;[.N55])" office:value-type="string" office:string-value="acc32" calcext:value-type="string">
            <text:p>acc32</text:p>
          </table:table-cell>
          <table:table-cell table:style-name="ce10" table:formula="of:=IF([.O55]=&quot;acc32&quot;;&quot;uint32_t&quot;;[.O55])" office:value-type="string" office:string-value="uint32_t" calcext:value-type="string">
            <text:p>uint32_t</text:p>
          </table:table-cell>
          <table:table-cell table:style-name="ce10" table:formula="of:=IF([.P55]=&quot;acc64&quot;;&quot;uint64_t&quot;;[.P55])" office:value-type="string" office:string-value="uint32_t" calcext:value-type="string">
            <text:p>uint32_t</text:p>
          </table:table-cell>
          <table:table-cell/>
          <table:table-cell table:style-name="ce11" table:formula="of:=IF([.H55]=&quot;string&quot;;&quot;char &quot;&amp;[.F55]&amp;&quot;[&quot;&amp;[.C55]*2&amp;&quot;]&quot;;[.Q55]&amp;&quot; &quot;&amp;[.F55])&amp;&quot;;&quot;" office:value-type="string" office:string-value="uint32_t TotVAhImpPhC;" calcext:value-type="string">
            <text:p>uint32_t TotVAhImpPhC;</text:p>
          </table:table-cell>
        </table:table-row>
        <table:table-row table:style-name="ro3">
          <table:table-cell table:number-columns-repeated="2" table:style-name="ce1" office:value-type="float" office:value="72" calcext:value-type="float">
            <text:p>72</text:p>
          </table:table-cell>
          <table:table-cell table:style-name="ce1" office:value-type="float" office:value="1" calcext:value-type="float">
            <text:p>1</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TotVAh_SF</text:p>
          </table:table-cell>
          <table:table-cell table:style-name="ce3" office:value-type="string" calcext:value-type="string">
            <text:p>Apparent Energy scale factor</text:p>
          </table:table-cell>
          <table:table-cell table:style-name="ce1" office:value-type="string" calcext:value-type="string">
            <text:p>sunssf</text:p>
          </table:table-cell>
          <table:table-cell/>
          <table:table-cell table:formula="of:=IF([.H56]=&quot;int16&quot;;&quot;int16_t&quot;;[.H56])" office:value-type="string" office:string-value="sunssf" calcext:value-type="string">
            <text:p>sunssf</text:p>
          </table:table-cell>
          <table:table-cell table:formula="of:=IF([.J56]=&quot;uint16&quot;;&quot;uint16_t&quot;;[.J56])" office:value-type="string" office:string-value="sunssf" calcext:value-type="string">
            <text:p>sunssf</text:p>
          </table:table-cell>
          <table:table-cell table:formula="of:=IF([.K56]=&quot;sunssf&quot;;&quot;int16_t&quot;;[.K56])" office:value-type="string" office:string-value="int16_t" calcext:value-type="string">
            <text:p>int16_t</text:p>
          </table:table-cell>
          <table:table-cell table:formula="of:=IF([.L56]=&quot;enum16&quot;;&quot;uint16_t&quot;;[.L56])" office:value-type="string" office:string-value="int16_t" calcext:value-type="string">
            <text:p>int16_t</text:p>
          </table:table-cell>
          <table:table-cell table:formula="of:=IF([.M56]=&quot;bitfield16&quot;;&quot;uint16_t&quot;;[.M56])" office:value-type="string" office:string-value="int16_t" calcext:value-type="string">
            <text:p>int16_t</text:p>
          </table:table-cell>
          <table:table-cell table:formula="of:=IF([.N56]=&quot;bitfield32&quot;;&quot;uint32_t&quot;;[.N56])" office:value-type="string" office:string-value="int16_t" calcext:value-type="string">
            <text:p>int16_t</text:p>
          </table:table-cell>
          <table:table-cell table:style-name="ce10" table:formula="of:=IF([.O56]=&quot;acc32&quot;;&quot;uint32_t&quot;;[.O56])" office:value-type="string" office:string-value="int16_t" calcext:value-type="string">
            <text:p>int16_t</text:p>
          </table:table-cell>
          <table:table-cell table:style-name="ce10" table:formula="of:=IF([.P56]=&quot;acc64&quot;;&quot;uint64_t&quot;;[.P56])" office:value-type="string" office:string-value="int16_t" calcext:value-type="string">
            <text:p>int16_t</text:p>
          </table:table-cell>
          <table:table-cell/>
          <table:table-cell table:style-name="ce11" table:formula="of:=IF([.H56]=&quot;string&quot;;&quot;char &quot;&amp;[.F56]&amp;&quot;[&quot;&amp;[.C56]*2&amp;&quot;]&quot;;[.Q56]&amp;&quot; &quot;&amp;[.F56])&amp;&quot;;&quot;" office:value-type="string" office:string-value="int16_t TotVAh_SF;" calcext:value-type="string">
            <text:p>int16_t TotVAh_SF;</text:p>
          </table:table-cell>
        </table:table-row>
        <table:table-row table:style-name="ro5">
          <table:table-cell table:style-name="ce15" office:value-type="float" office:value="73" calcext:value-type="float">
            <text:p>73</text:p>
          </table:table-cell>
          <table:table-cell table:style-name="ce15" office:value-type="float" office:value="74" calcext:value-type="float">
            <text:p>74</text:p>
          </table:table-cell>
          <table:table-cell table:style-name="ce15" office:value-type="float" office:value="2" calcext:value-type="float">
            <text:p>2</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TotVArhImpQ1</text:p>
          </table:table-cell>
          <table:table-cell table:style-name="ce16" office:value-type="string" calcext:value-type="string">
            <text:p>Total Reactive Energy Imported Quadrant 1</text:p>
          </table:table-cell>
          <table:table-cell table:style-name="ce15" office:value-type="string" calcext:value-type="string">
            <text:p>acc32</text:p>
          </table:table-cell>
          <table:table-cell/>
          <table:table-cell table:formula="of:=IF([.H57]=&quot;int16&quot;;&quot;int16_t&quot;;[.H57])" office:value-type="string" office:string-value="acc32" calcext:value-type="string">
            <text:p>acc32</text:p>
          </table:table-cell>
          <table:table-cell table:formula="of:=IF([.J57]=&quot;uint16&quot;;&quot;uint16_t&quot;;[.J57])" office:value-type="string" office:string-value="acc32" calcext:value-type="string">
            <text:p>acc32</text:p>
          </table:table-cell>
          <table:table-cell table:formula="of:=IF([.K57]=&quot;sunssf&quot;;&quot;int16_t&quot;;[.K57])" office:value-type="string" office:string-value="acc32" calcext:value-type="string">
            <text:p>acc32</text:p>
          </table:table-cell>
          <table:table-cell table:formula="of:=IF([.L57]=&quot;enum16&quot;;&quot;uint16_t&quot;;[.L57])" office:value-type="string" office:string-value="acc32" calcext:value-type="string">
            <text:p>acc32</text:p>
          </table:table-cell>
          <table:table-cell table:formula="of:=IF([.M57]=&quot;bitfield16&quot;;&quot;uint16_t&quot;;[.M57])" office:value-type="string" office:string-value="acc32" calcext:value-type="string">
            <text:p>acc32</text:p>
          </table:table-cell>
          <table:table-cell table:formula="of:=IF([.N57]=&quot;bitfield32&quot;;&quot;uint32_t&quot;;[.N57])" office:value-type="string" office:string-value="acc32" calcext:value-type="string">
            <text:p>acc32</text:p>
          </table:table-cell>
          <table:table-cell table:style-name="ce10" table:formula="of:=IF([.O57]=&quot;acc32&quot;;&quot;uint32_t&quot;;[.O57])" office:value-type="string" office:string-value="uint32_t" calcext:value-type="string">
            <text:p>uint32_t</text:p>
          </table:table-cell>
          <table:table-cell table:style-name="ce10" table:formula="of:=IF([.P57]=&quot;acc64&quot;;&quot;uint64_t&quot;;[.P57])" office:value-type="string" office:string-value="uint32_t" calcext:value-type="string">
            <text:p>uint32_t</text:p>
          </table:table-cell>
          <table:table-cell/>
          <table:table-cell table:style-name="ce11" table:formula="of:=IF([.H57]=&quot;string&quot;;&quot;char &quot;&amp;[.F57]&amp;&quot;[&quot;&amp;[.C57]*2&amp;&quot;]&quot;;[.Q57]&amp;&quot; &quot;&amp;[.F57])&amp;&quot;;&quot;" office:value-type="string" office:string-value="uint32_t TotVArhImpQ1;" calcext:value-type="string">
            <text:p>uint32_t TotVArhImpQ1;</text:p>
          </table:table-cell>
        </table:table-row>
        <table:table-row table:style-name="ro5">
          <table:table-cell table:style-name="ce15" office:value-type="float" office:value="75" calcext:value-type="float">
            <text:p>75</text:p>
          </table:table-cell>
          <table:table-cell table:style-name="ce15" office:value-type="float" office:value="76" calcext:value-type="float">
            <text:p>76</text:p>
          </table:table-cell>
          <table:table-cell table:style-name="ce15" office:value-type="float" office:value="2" calcext:value-type="float">
            <text:p>2</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TotVArhImpQ1PhA</text:p>
          </table:table-cell>
          <table:table-cell table:style-name="ce16" office:value-type="string" calcext:value-type="string">
            <text:p>Total VAr-hours Imported Q1 phase A</text:p>
          </table:table-cell>
          <table:table-cell table:style-name="ce15" office:value-type="string" calcext:value-type="string">
            <text:p>acc32</text:p>
          </table:table-cell>
          <table:table-cell/>
          <table:table-cell table:formula="of:=IF([.H58]=&quot;int16&quot;;&quot;int16_t&quot;;[.H58])" office:value-type="string" office:string-value="acc32" calcext:value-type="string">
            <text:p>acc32</text:p>
          </table:table-cell>
          <table:table-cell table:formula="of:=IF([.J58]=&quot;uint16&quot;;&quot;uint16_t&quot;;[.J58])" office:value-type="string" office:string-value="acc32" calcext:value-type="string">
            <text:p>acc32</text:p>
          </table:table-cell>
          <table:table-cell table:formula="of:=IF([.K58]=&quot;sunssf&quot;;&quot;int16_t&quot;;[.K58])" office:value-type="string" office:string-value="acc32" calcext:value-type="string">
            <text:p>acc32</text:p>
          </table:table-cell>
          <table:table-cell table:formula="of:=IF([.L58]=&quot;enum16&quot;;&quot;uint16_t&quot;;[.L58])" office:value-type="string" office:string-value="acc32" calcext:value-type="string">
            <text:p>acc32</text:p>
          </table:table-cell>
          <table:table-cell table:formula="of:=IF([.M58]=&quot;bitfield16&quot;;&quot;uint16_t&quot;;[.M58])" office:value-type="string" office:string-value="acc32" calcext:value-type="string">
            <text:p>acc32</text:p>
          </table:table-cell>
          <table:table-cell table:formula="of:=IF([.N58]=&quot;bitfield32&quot;;&quot;uint32_t&quot;;[.N58])" office:value-type="string" office:string-value="acc32" calcext:value-type="string">
            <text:p>acc32</text:p>
          </table:table-cell>
          <table:table-cell table:style-name="ce10" table:formula="of:=IF([.O58]=&quot;acc32&quot;;&quot;uint32_t&quot;;[.O58])" office:value-type="string" office:string-value="uint32_t" calcext:value-type="string">
            <text:p>uint32_t</text:p>
          </table:table-cell>
          <table:table-cell table:style-name="ce10" table:formula="of:=IF([.P58]=&quot;acc64&quot;;&quot;uint64_t&quot;;[.P58])" office:value-type="string" office:string-value="uint32_t" calcext:value-type="string">
            <text:p>uint32_t</text:p>
          </table:table-cell>
          <table:table-cell/>
          <table:table-cell table:style-name="ce11" table:formula="of:=IF([.H58]=&quot;string&quot;;&quot;char &quot;&amp;[.F58]&amp;&quot;[&quot;&amp;[.C58]*2&amp;&quot;]&quot;;[.Q58]&amp;&quot; &quot;&amp;[.F58])&amp;&quot;;&quot;" office:value-type="string" office:string-value="uint32_t TotVArhImpQ1PhA;" calcext:value-type="string">
            <text:p>uint32_t TotVArhImpQ1PhA;</text:p>
          </table:table-cell>
        </table:table-row>
        <table:table-row table:style-name="ro5">
          <table:table-cell table:style-name="ce15" office:value-type="float" office:value="77" calcext:value-type="float">
            <text:p>77</text:p>
          </table:table-cell>
          <table:table-cell table:style-name="ce15" office:value-type="float" office:value="78" calcext:value-type="float">
            <text:p>78</text:p>
          </table:table-cell>
          <table:table-cell table:style-name="ce15" office:value-type="float" office:value="2" calcext:value-type="float">
            <text:p>2</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TotVArhImpQ1PhB</text:p>
          </table:table-cell>
          <table:table-cell table:style-name="ce16" office:value-type="string" calcext:value-type="string">
            <text:p>Total VAr-hours Imported Q1 phase B</text:p>
          </table:table-cell>
          <table:table-cell table:style-name="ce15" office:value-type="string" calcext:value-type="string">
            <text:p>acc32</text:p>
          </table:table-cell>
          <table:table-cell/>
          <table:table-cell table:formula="of:=IF([.H59]=&quot;int16&quot;;&quot;int16_t&quot;;[.H59])" office:value-type="string" office:string-value="acc32" calcext:value-type="string">
            <text:p>acc32</text:p>
          </table:table-cell>
          <table:table-cell table:formula="of:=IF([.J59]=&quot;uint16&quot;;&quot;uint16_t&quot;;[.J59])" office:value-type="string" office:string-value="acc32" calcext:value-type="string">
            <text:p>acc32</text:p>
          </table:table-cell>
          <table:table-cell table:formula="of:=IF([.K59]=&quot;sunssf&quot;;&quot;int16_t&quot;;[.K59])" office:value-type="string" office:string-value="acc32" calcext:value-type="string">
            <text:p>acc32</text:p>
          </table:table-cell>
          <table:table-cell table:formula="of:=IF([.L59]=&quot;enum16&quot;;&quot;uint16_t&quot;;[.L59])" office:value-type="string" office:string-value="acc32" calcext:value-type="string">
            <text:p>acc32</text:p>
          </table:table-cell>
          <table:table-cell table:formula="of:=IF([.M59]=&quot;bitfield16&quot;;&quot;uint16_t&quot;;[.M59])" office:value-type="string" office:string-value="acc32" calcext:value-type="string">
            <text:p>acc32</text:p>
          </table:table-cell>
          <table:table-cell table:formula="of:=IF([.N59]=&quot;bitfield32&quot;;&quot;uint32_t&quot;;[.N59])" office:value-type="string" office:string-value="acc32" calcext:value-type="string">
            <text:p>acc32</text:p>
          </table:table-cell>
          <table:table-cell table:style-name="ce10" table:formula="of:=IF([.O59]=&quot;acc32&quot;;&quot;uint32_t&quot;;[.O59])" office:value-type="string" office:string-value="uint32_t" calcext:value-type="string">
            <text:p>uint32_t</text:p>
          </table:table-cell>
          <table:table-cell table:style-name="ce10" table:formula="of:=IF([.P59]=&quot;acc64&quot;;&quot;uint64_t&quot;;[.P59])" office:value-type="string" office:string-value="uint32_t" calcext:value-type="string">
            <text:p>uint32_t</text:p>
          </table:table-cell>
          <table:table-cell/>
          <table:table-cell table:style-name="ce11" table:formula="of:=IF([.H59]=&quot;string&quot;;&quot;char &quot;&amp;[.F59]&amp;&quot;[&quot;&amp;[.C59]*2&amp;&quot;]&quot;;[.Q59]&amp;&quot; &quot;&amp;[.F59])&amp;&quot;;&quot;" office:value-type="string" office:string-value="uint32_t TotVArhImpQ1PhB;" calcext:value-type="string">
            <text:p>uint32_t TotVArhImpQ1PhB;</text:p>
          </table:table-cell>
        </table:table-row>
        <table:table-row table:style-name="ro5">
          <table:table-cell table:style-name="ce15" office:value-type="float" office:value="79" calcext:value-type="float">
            <text:p>79</text:p>
          </table:table-cell>
          <table:table-cell table:style-name="ce15" office:value-type="float" office:value="80" calcext:value-type="float">
            <text:p>80</text:p>
          </table:table-cell>
          <table:table-cell table:style-name="ce15" office:value-type="float" office:value="2" calcext:value-type="float">
            <text:p>2</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TotVArhImpQ1PhC</text:p>
          </table:table-cell>
          <table:table-cell table:style-name="ce16" office:value-type="string" calcext:value-type="string">
            <text:p>Total VAr-hours Imported Q1 phase C</text:p>
          </table:table-cell>
          <table:table-cell table:style-name="ce15" office:value-type="string" calcext:value-type="string">
            <text:p>acc32</text:p>
          </table:table-cell>
          <table:table-cell/>
          <table:table-cell table:formula="of:=IF([.H60]=&quot;int16&quot;;&quot;int16_t&quot;;[.H60])" office:value-type="string" office:string-value="acc32" calcext:value-type="string">
            <text:p>acc32</text:p>
          </table:table-cell>
          <table:table-cell table:formula="of:=IF([.J60]=&quot;uint16&quot;;&quot;uint16_t&quot;;[.J60])" office:value-type="string" office:string-value="acc32" calcext:value-type="string">
            <text:p>acc32</text:p>
          </table:table-cell>
          <table:table-cell table:formula="of:=IF([.K60]=&quot;sunssf&quot;;&quot;int16_t&quot;;[.K60])" office:value-type="string" office:string-value="acc32" calcext:value-type="string">
            <text:p>acc32</text:p>
          </table:table-cell>
          <table:table-cell table:formula="of:=IF([.L60]=&quot;enum16&quot;;&quot;uint16_t&quot;;[.L60])" office:value-type="string" office:string-value="acc32" calcext:value-type="string">
            <text:p>acc32</text:p>
          </table:table-cell>
          <table:table-cell table:formula="of:=IF([.M60]=&quot;bitfield16&quot;;&quot;uint16_t&quot;;[.M60])" office:value-type="string" office:string-value="acc32" calcext:value-type="string">
            <text:p>acc32</text:p>
          </table:table-cell>
          <table:table-cell table:formula="of:=IF([.N60]=&quot;bitfield32&quot;;&quot;uint32_t&quot;;[.N60])" office:value-type="string" office:string-value="acc32" calcext:value-type="string">
            <text:p>acc32</text:p>
          </table:table-cell>
          <table:table-cell table:style-name="ce10" table:formula="of:=IF([.O60]=&quot;acc32&quot;;&quot;uint32_t&quot;;[.O60])" office:value-type="string" office:string-value="uint32_t" calcext:value-type="string">
            <text:p>uint32_t</text:p>
          </table:table-cell>
          <table:table-cell table:style-name="ce10" table:formula="of:=IF([.P60]=&quot;acc64&quot;;&quot;uint64_t&quot;;[.P60])" office:value-type="string" office:string-value="uint32_t" calcext:value-type="string">
            <text:p>uint32_t</text:p>
          </table:table-cell>
          <table:table-cell/>
          <table:table-cell table:style-name="ce11" table:formula="of:=IF([.H60]=&quot;string&quot;;&quot;char &quot;&amp;[.F60]&amp;&quot;[&quot;&amp;[.C60]*2&amp;&quot;]&quot;;[.Q60]&amp;&quot; &quot;&amp;[.F60])&amp;&quot;;&quot;" office:value-type="string" office:string-value="uint32_t TotVArhImpQ1PhC;" calcext:value-type="string">
            <text:p>uint32_t TotVArhImpQ1PhC;</text:p>
          </table:table-cell>
        </table:table-row>
        <table:table-row table:style-name="ro5">
          <table:table-cell table:style-name="ce15" office:value-type="float" office:value="81" calcext:value-type="float">
            <text:p>81</text:p>
          </table:table-cell>
          <table:table-cell table:style-name="ce15" office:value-type="float" office:value="82" calcext:value-type="float">
            <text:p>82</text:p>
          </table:table-cell>
          <table:table-cell table:style-name="ce15" office:value-type="float" office:value="2" calcext:value-type="float">
            <text:p>2</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TotVArhImpQ2</text:p>
          </table:table-cell>
          <table:table-cell table:style-name="ce16" office:value-type="string" calcext:value-type="string">
            <text:p>Total Reactive Power Imported Quadrant 2</text:p>
          </table:table-cell>
          <table:table-cell table:style-name="ce15" office:value-type="string" calcext:value-type="string">
            <text:p>acc32</text:p>
          </table:table-cell>
          <table:table-cell/>
          <table:table-cell table:formula="of:=IF([.H61]=&quot;int16&quot;;&quot;int16_t&quot;;[.H61])" office:value-type="string" office:string-value="acc32" calcext:value-type="string">
            <text:p>acc32</text:p>
          </table:table-cell>
          <table:table-cell table:formula="of:=IF([.J61]=&quot;uint16&quot;;&quot;uint16_t&quot;;[.J61])" office:value-type="string" office:string-value="acc32" calcext:value-type="string">
            <text:p>acc32</text:p>
          </table:table-cell>
          <table:table-cell table:formula="of:=IF([.K61]=&quot;sunssf&quot;;&quot;int16_t&quot;;[.K61])" office:value-type="string" office:string-value="acc32" calcext:value-type="string">
            <text:p>acc32</text:p>
          </table:table-cell>
          <table:table-cell table:formula="of:=IF([.L61]=&quot;enum16&quot;;&quot;uint16_t&quot;;[.L61])" office:value-type="string" office:string-value="acc32" calcext:value-type="string">
            <text:p>acc32</text:p>
          </table:table-cell>
          <table:table-cell table:formula="of:=IF([.M61]=&quot;bitfield16&quot;;&quot;uint16_t&quot;;[.M61])" office:value-type="string" office:string-value="acc32" calcext:value-type="string">
            <text:p>acc32</text:p>
          </table:table-cell>
          <table:table-cell table:formula="of:=IF([.N61]=&quot;bitfield32&quot;;&quot;uint32_t&quot;;[.N61])" office:value-type="string" office:string-value="acc32" calcext:value-type="string">
            <text:p>acc32</text:p>
          </table:table-cell>
          <table:table-cell table:style-name="ce10" table:formula="of:=IF([.O61]=&quot;acc32&quot;;&quot;uint32_t&quot;;[.O61])" office:value-type="string" office:string-value="uint32_t" calcext:value-type="string">
            <text:p>uint32_t</text:p>
          </table:table-cell>
          <table:table-cell table:style-name="ce10" table:formula="of:=IF([.P61]=&quot;acc64&quot;;&quot;uint64_t&quot;;[.P61])" office:value-type="string" office:string-value="uint32_t" calcext:value-type="string">
            <text:p>uint32_t</text:p>
          </table:table-cell>
          <table:table-cell/>
          <table:table-cell table:style-name="ce11" table:formula="of:=IF([.H61]=&quot;string&quot;;&quot;char &quot;&amp;[.F61]&amp;&quot;[&quot;&amp;[.C61]*2&amp;&quot;]&quot;;[.Q61]&amp;&quot; &quot;&amp;[.F61])&amp;&quot;;&quot;" office:value-type="string" office:string-value="uint32_t TotVArhImpQ2;" calcext:value-type="string">
            <text:p>uint32_t TotVArhImpQ2;</text:p>
          </table:table-cell>
        </table:table-row>
        <table:table-row table:style-name="ro5">
          <table:table-cell table:style-name="ce15" office:value-type="float" office:value="83" calcext:value-type="float">
            <text:p>83</text:p>
          </table:table-cell>
          <table:table-cell table:style-name="ce15" office:value-type="float" office:value="84" calcext:value-type="float">
            <text:p>84</text:p>
          </table:table-cell>
          <table:table-cell table:style-name="ce15" office:value-type="float" office:value="2" calcext:value-type="float">
            <text:p>2</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TotVArhImpQ2PhA</text:p>
          </table:table-cell>
          <table:table-cell table:style-name="ce16" office:value-type="string" calcext:value-type="string">
            <text:p>Total VAr-hours Imported Q2 phase A</text:p>
          </table:table-cell>
          <table:table-cell table:style-name="ce15" office:value-type="string" calcext:value-type="string">
            <text:p>acc32</text:p>
          </table:table-cell>
          <table:table-cell/>
          <table:table-cell table:formula="of:=IF([.H62]=&quot;int16&quot;;&quot;int16_t&quot;;[.H62])" office:value-type="string" office:string-value="acc32" calcext:value-type="string">
            <text:p>acc32</text:p>
          </table:table-cell>
          <table:table-cell table:formula="of:=IF([.J62]=&quot;uint16&quot;;&quot;uint16_t&quot;;[.J62])" office:value-type="string" office:string-value="acc32" calcext:value-type="string">
            <text:p>acc32</text:p>
          </table:table-cell>
          <table:table-cell table:formula="of:=IF([.K62]=&quot;sunssf&quot;;&quot;int16_t&quot;;[.K62])" office:value-type="string" office:string-value="acc32" calcext:value-type="string">
            <text:p>acc32</text:p>
          </table:table-cell>
          <table:table-cell table:formula="of:=IF([.L62]=&quot;enum16&quot;;&quot;uint16_t&quot;;[.L62])" office:value-type="string" office:string-value="acc32" calcext:value-type="string">
            <text:p>acc32</text:p>
          </table:table-cell>
          <table:table-cell table:formula="of:=IF([.M62]=&quot;bitfield16&quot;;&quot;uint16_t&quot;;[.M62])" office:value-type="string" office:string-value="acc32" calcext:value-type="string">
            <text:p>acc32</text:p>
          </table:table-cell>
          <table:table-cell table:formula="of:=IF([.N62]=&quot;bitfield32&quot;;&quot;uint32_t&quot;;[.N62])" office:value-type="string" office:string-value="acc32" calcext:value-type="string">
            <text:p>acc32</text:p>
          </table:table-cell>
          <table:table-cell table:style-name="ce10" table:formula="of:=IF([.O62]=&quot;acc32&quot;;&quot;uint32_t&quot;;[.O62])" office:value-type="string" office:string-value="uint32_t" calcext:value-type="string">
            <text:p>uint32_t</text:p>
          </table:table-cell>
          <table:table-cell table:style-name="ce10" table:formula="of:=IF([.P62]=&quot;acc64&quot;;&quot;uint64_t&quot;;[.P62])" office:value-type="string" office:string-value="uint32_t" calcext:value-type="string">
            <text:p>uint32_t</text:p>
          </table:table-cell>
          <table:table-cell/>
          <table:table-cell table:style-name="ce11" table:formula="of:=IF([.H62]=&quot;string&quot;;&quot;char &quot;&amp;[.F62]&amp;&quot;[&quot;&amp;[.C62]*2&amp;&quot;]&quot;;[.Q62]&amp;&quot; &quot;&amp;[.F62])&amp;&quot;;&quot;" office:value-type="string" office:string-value="uint32_t TotVArhImpQ2PhA;" calcext:value-type="string">
            <text:p>uint32_t TotVArhImpQ2PhA;</text:p>
          </table:table-cell>
        </table:table-row>
        <table:table-row table:style-name="ro5">
          <table:table-cell table:style-name="ce15" office:value-type="float" office:value="85" calcext:value-type="float">
            <text:p>85</text:p>
          </table:table-cell>
          <table:table-cell table:style-name="ce15" office:value-type="float" office:value="86" calcext:value-type="float">
            <text:p>86</text:p>
          </table:table-cell>
          <table:table-cell table:style-name="ce15" office:value-type="float" office:value="2" calcext:value-type="float">
            <text:p>2</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TotVArhImpQ2PhB</text:p>
          </table:table-cell>
          <table:table-cell table:style-name="ce16" office:value-type="string" calcext:value-type="string">
            <text:p>Total VAr-hours Imported Q2 phase B</text:p>
          </table:table-cell>
          <table:table-cell table:style-name="ce15" office:value-type="string" calcext:value-type="string">
            <text:p>acc32</text:p>
          </table:table-cell>
          <table:table-cell/>
          <table:table-cell table:formula="of:=IF([.H63]=&quot;int16&quot;;&quot;int16_t&quot;;[.H63])" office:value-type="string" office:string-value="acc32" calcext:value-type="string">
            <text:p>acc32</text:p>
          </table:table-cell>
          <table:table-cell table:formula="of:=IF([.J63]=&quot;uint16&quot;;&quot;uint16_t&quot;;[.J63])" office:value-type="string" office:string-value="acc32" calcext:value-type="string">
            <text:p>acc32</text:p>
          </table:table-cell>
          <table:table-cell table:formula="of:=IF([.K63]=&quot;sunssf&quot;;&quot;int16_t&quot;;[.K63])" office:value-type="string" office:string-value="acc32" calcext:value-type="string">
            <text:p>acc32</text:p>
          </table:table-cell>
          <table:table-cell table:formula="of:=IF([.L63]=&quot;enum16&quot;;&quot;uint16_t&quot;;[.L63])" office:value-type="string" office:string-value="acc32" calcext:value-type="string">
            <text:p>acc32</text:p>
          </table:table-cell>
          <table:table-cell table:formula="of:=IF([.M63]=&quot;bitfield16&quot;;&quot;uint16_t&quot;;[.M63])" office:value-type="string" office:string-value="acc32" calcext:value-type="string">
            <text:p>acc32</text:p>
          </table:table-cell>
          <table:table-cell table:formula="of:=IF([.N63]=&quot;bitfield32&quot;;&quot;uint32_t&quot;;[.N63])" office:value-type="string" office:string-value="acc32" calcext:value-type="string">
            <text:p>acc32</text:p>
          </table:table-cell>
          <table:table-cell table:style-name="ce10" table:formula="of:=IF([.O63]=&quot;acc32&quot;;&quot;uint32_t&quot;;[.O63])" office:value-type="string" office:string-value="uint32_t" calcext:value-type="string">
            <text:p>uint32_t</text:p>
          </table:table-cell>
          <table:table-cell table:style-name="ce10" table:formula="of:=IF([.P63]=&quot;acc64&quot;;&quot;uint64_t&quot;;[.P63])" office:value-type="string" office:string-value="uint32_t" calcext:value-type="string">
            <text:p>uint32_t</text:p>
          </table:table-cell>
          <table:table-cell/>
          <table:table-cell table:style-name="ce11" table:formula="of:=IF([.H63]=&quot;string&quot;;&quot;char &quot;&amp;[.F63]&amp;&quot;[&quot;&amp;[.C63]*2&amp;&quot;]&quot;;[.Q63]&amp;&quot; &quot;&amp;[.F63])&amp;&quot;;&quot;" office:value-type="string" office:string-value="uint32_t TotVArhImpQ2PhB;" calcext:value-type="string">
            <text:p>uint32_t TotVArhImpQ2PhB;</text:p>
          </table:table-cell>
        </table:table-row>
        <table:table-row table:style-name="ro5">
          <table:table-cell table:style-name="ce15" office:value-type="float" office:value="87" calcext:value-type="float">
            <text:p>87</text:p>
          </table:table-cell>
          <table:table-cell table:style-name="ce15" office:value-type="float" office:value="88" calcext:value-type="float">
            <text:p>88</text:p>
          </table:table-cell>
          <table:table-cell table:style-name="ce15" office:value-type="float" office:value="2" calcext:value-type="float">
            <text:p>2</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TotVArhImpQ2PhC</text:p>
          </table:table-cell>
          <table:table-cell table:style-name="ce16" office:value-type="string" calcext:value-type="string">
            <text:p>Total VAr-hours Imported Q2 phase C</text:p>
          </table:table-cell>
          <table:table-cell table:style-name="ce15" office:value-type="string" calcext:value-type="string">
            <text:p>acc32</text:p>
          </table:table-cell>
          <table:table-cell/>
          <table:table-cell table:formula="of:=IF([.H64]=&quot;int16&quot;;&quot;int16_t&quot;;[.H64])" office:value-type="string" office:string-value="acc32" calcext:value-type="string">
            <text:p>acc32</text:p>
          </table:table-cell>
          <table:table-cell table:formula="of:=IF([.J64]=&quot;uint16&quot;;&quot;uint16_t&quot;;[.J64])" office:value-type="string" office:string-value="acc32" calcext:value-type="string">
            <text:p>acc32</text:p>
          </table:table-cell>
          <table:table-cell table:formula="of:=IF([.K64]=&quot;sunssf&quot;;&quot;int16_t&quot;;[.K64])" office:value-type="string" office:string-value="acc32" calcext:value-type="string">
            <text:p>acc32</text:p>
          </table:table-cell>
          <table:table-cell table:formula="of:=IF([.L64]=&quot;enum16&quot;;&quot;uint16_t&quot;;[.L64])" office:value-type="string" office:string-value="acc32" calcext:value-type="string">
            <text:p>acc32</text:p>
          </table:table-cell>
          <table:table-cell table:formula="of:=IF([.M64]=&quot;bitfield16&quot;;&quot;uint16_t&quot;;[.M64])" office:value-type="string" office:string-value="acc32" calcext:value-type="string">
            <text:p>acc32</text:p>
          </table:table-cell>
          <table:table-cell table:formula="of:=IF([.N64]=&quot;bitfield32&quot;;&quot;uint32_t&quot;;[.N64])" office:value-type="string" office:string-value="acc32" calcext:value-type="string">
            <text:p>acc32</text:p>
          </table:table-cell>
          <table:table-cell table:style-name="ce10" table:formula="of:=IF([.O64]=&quot;acc32&quot;;&quot;uint32_t&quot;;[.O64])" office:value-type="string" office:string-value="uint32_t" calcext:value-type="string">
            <text:p>uint32_t</text:p>
          </table:table-cell>
          <table:table-cell table:style-name="ce10" table:formula="of:=IF([.P64]=&quot;acc64&quot;;&quot;uint64_t&quot;;[.P64])" office:value-type="string" office:string-value="uint32_t" calcext:value-type="string">
            <text:p>uint32_t</text:p>
          </table:table-cell>
          <table:table-cell/>
          <table:table-cell table:style-name="ce11" table:formula="of:=IF([.H64]=&quot;string&quot;;&quot;char &quot;&amp;[.F64]&amp;&quot;[&quot;&amp;[.C64]*2&amp;&quot;]&quot;;[.Q64]&amp;&quot; &quot;&amp;[.F64])&amp;&quot;;&quot;" office:value-type="string" office:string-value="uint32_t TotVArhImpQ2PhC;" calcext:value-type="string">
            <text:p>uint32_t TotVArhImpQ2PhC;</text:p>
          </table:table-cell>
        </table:table-row>
        <table:table-row table:style-name="ro5">
          <table:table-cell table:style-name="ce15" office:value-type="float" office:value="89" calcext:value-type="float">
            <text:p>89</text:p>
          </table:table-cell>
          <table:table-cell table:style-name="ce15" office:value-type="float" office:value="90" calcext:value-type="float">
            <text:p>90</text:p>
          </table:table-cell>
          <table:table-cell table:style-name="ce15" office:value-type="float" office:value="2" calcext:value-type="float">
            <text:p>2</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TotVArhExpQ3</text:p>
          </table:table-cell>
          <table:table-cell table:style-name="ce16" office:value-type="string" calcext:value-type="string">
            <text:p>Total Reactive Power Exported Quadrant 3</text:p>
          </table:table-cell>
          <table:table-cell table:style-name="ce15" office:value-type="string" calcext:value-type="string">
            <text:p>acc32</text:p>
          </table:table-cell>
          <table:table-cell/>
          <table:table-cell table:formula="of:=IF([.H65]=&quot;int16&quot;;&quot;int16_t&quot;;[.H65])" office:value-type="string" office:string-value="acc32" calcext:value-type="string">
            <text:p>acc32</text:p>
          </table:table-cell>
          <table:table-cell table:formula="of:=IF([.J65]=&quot;uint16&quot;;&quot;uint16_t&quot;;[.J65])" office:value-type="string" office:string-value="acc32" calcext:value-type="string">
            <text:p>acc32</text:p>
          </table:table-cell>
          <table:table-cell table:formula="of:=IF([.K65]=&quot;sunssf&quot;;&quot;int16_t&quot;;[.K65])" office:value-type="string" office:string-value="acc32" calcext:value-type="string">
            <text:p>acc32</text:p>
          </table:table-cell>
          <table:table-cell table:formula="of:=IF([.L65]=&quot;enum16&quot;;&quot;uint16_t&quot;;[.L65])" office:value-type="string" office:string-value="acc32" calcext:value-type="string">
            <text:p>acc32</text:p>
          </table:table-cell>
          <table:table-cell table:formula="of:=IF([.M65]=&quot;bitfield16&quot;;&quot;uint16_t&quot;;[.M65])" office:value-type="string" office:string-value="acc32" calcext:value-type="string">
            <text:p>acc32</text:p>
          </table:table-cell>
          <table:table-cell table:formula="of:=IF([.N65]=&quot;bitfield32&quot;;&quot;uint32_t&quot;;[.N65])" office:value-type="string" office:string-value="acc32" calcext:value-type="string">
            <text:p>acc32</text:p>
          </table:table-cell>
          <table:table-cell table:style-name="ce10" table:formula="of:=IF([.O65]=&quot;acc32&quot;;&quot;uint32_t&quot;;[.O65])" office:value-type="string" office:string-value="uint32_t" calcext:value-type="string">
            <text:p>uint32_t</text:p>
          </table:table-cell>
          <table:table-cell table:style-name="ce10" table:formula="of:=IF([.P65]=&quot;acc64&quot;;&quot;uint64_t&quot;;[.P65])" office:value-type="string" office:string-value="uint32_t" calcext:value-type="string">
            <text:p>uint32_t</text:p>
          </table:table-cell>
          <table:table-cell/>
          <table:table-cell table:style-name="ce11" table:formula="of:=IF([.H65]=&quot;string&quot;;&quot;char &quot;&amp;[.F65]&amp;&quot;[&quot;&amp;[.C65]*2&amp;&quot;]&quot;;[.Q65]&amp;&quot; &quot;&amp;[.F65])&amp;&quot;;&quot;" office:value-type="string" office:string-value="uint32_t TotVArhExpQ3;" calcext:value-type="string">
            <text:p>uint32_t TotVArhExpQ3;</text:p>
          </table:table-cell>
        </table:table-row>
        <table:table-row table:style-name="ro5">
          <table:table-cell table:style-name="ce15" office:value-type="float" office:value="91" calcext:value-type="float">
            <text:p>91</text:p>
          </table:table-cell>
          <table:table-cell table:style-name="ce15" office:value-type="float" office:value="92" calcext:value-type="float">
            <text:p>92</text:p>
          </table:table-cell>
          <table:table-cell table:style-name="ce15" office:value-type="float" office:value="2" calcext:value-type="float">
            <text:p>2</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TotVArhExpQ3PhA</text:p>
          </table:table-cell>
          <table:table-cell table:style-name="ce16" office:value-type="string" calcext:value-type="string">
            <text:p>Total VAr-hours Exported Q3 phase A</text:p>
          </table:table-cell>
          <table:table-cell table:style-name="ce15" office:value-type="string" calcext:value-type="string">
            <text:p>acc32</text:p>
          </table:table-cell>
          <table:table-cell/>
          <table:table-cell table:formula="of:=IF([.H66]=&quot;int16&quot;;&quot;int16_t&quot;;[.H66])" office:value-type="string" office:string-value="acc32" calcext:value-type="string">
            <text:p>acc32</text:p>
          </table:table-cell>
          <table:table-cell table:formula="of:=IF([.J66]=&quot;uint16&quot;;&quot;uint16_t&quot;;[.J66])" office:value-type="string" office:string-value="acc32" calcext:value-type="string">
            <text:p>acc32</text:p>
          </table:table-cell>
          <table:table-cell table:formula="of:=IF([.K66]=&quot;sunssf&quot;;&quot;int16_t&quot;;[.K66])" office:value-type="string" office:string-value="acc32" calcext:value-type="string">
            <text:p>acc32</text:p>
          </table:table-cell>
          <table:table-cell table:formula="of:=IF([.L66]=&quot;enum16&quot;;&quot;uint16_t&quot;;[.L66])" office:value-type="string" office:string-value="acc32" calcext:value-type="string">
            <text:p>acc32</text:p>
          </table:table-cell>
          <table:table-cell table:formula="of:=IF([.M66]=&quot;bitfield16&quot;;&quot;uint16_t&quot;;[.M66])" office:value-type="string" office:string-value="acc32" calcext:value-type="string">
            <text:p>acc32</text:p>
          </table:table-cell>
          <table:table-cell table:formula="of:=IF([.N66]=&quot;bitfield32&quot;;&quot;uint32_t&quot;;[.N66])" office:value-type="string" office:string-value="acc32" calcext:value-type="string">
            <text:p>acc32</text:p>
          </table:table-cell>
          <table:table-cell table:style-name="ce10" table:formula="of:=IF([.O66]=&quot;acc32&quot;;&quot;uint32_t&quot;;[.O66])" office:value-type="string" office:string-value="uint32_t" calcext:value-type="string">
            <text:p>uint32_t</text:p>
          </table:table-cell>
          <table:table-cell table:style-name="ce10" table:formula="of:=IF([.P66]=&quot;acc64&quot;;&quot;uint64_t&quot;;[.P66])" office:value-type="string" office:string-value="uint32_t" calcext:value-type="string">
            <text:p>uint32_t</text:p>
          </table:table-cell>
          <table:table-cell/>
          <table:table-cell table:style-name="ce11" table:formula="of:=IF([.H66]=&quot;string&quot;;&quot;char &quot;&amp;[.F66]&amp;&quot;[&quot;&amp;[.C66]*2&amp;&quot;]&quot;;[.Q66]&amp;&quot; &quot;&amp;[.F66])&amp;&quot;;&quot;" office:value-type="string" office:string-value="uint32_t TotVArhExpQ3PhA;" calcext:value-type="string">
            <text:p>uint32_t TotVArhExpQ3PhA;</text:p>
          </table:table-cell>
        </table:table-row>
        <table:table-row table:style-name="ro5">
          <table:table-cell table:style-name="ce15" office:value-type="float" office:value="93" calcext:value-type="float">
            <text:p>93</text:p>
          </table:table-cell>
          <table:table-cell table:style-name="ce15" office:value-type="float" office:value="94" calcext:value-type="float">
            <text:p>94</text:p>
          </table:table-cell>
          <table:table-cell table:style-name="ce15" office:value-type="float" office:value="2" calcext:value-type="float">
            <text:p>2</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TotVArhExpQ3PhB</text:p>
          </table:table-cell>
          <table:table-cell table:style-name="ce16" office:value-type="string" calcext:value-type="string">
            <text:p>Total VAr-hours Exported Q3 phase B</text:p>
          </table:table-cell>
          <table:table-cell table:style-name="ce15" office:value-type="string" calcext:value-type="string">
            <text:p>acc32</text:p>
          </table:table-cell>
          <table:table-cell/>
          <table:table-cell table:formula="of:=IF([.H67]=&quot;int16&quot;;&quot;int16_t&quot;;[.H67])" office:value-type="string" office:string-value="acc32" calcext:value-type="string">
            <text:p>acc32</text:p>
          </table:table-cell>
          <table:table-cell table:formula="of:=IF([.J67]=&quot;uint16&quot;;&quot;uint16_t&quot;;[.J67])" office:value-type="string" office:string-value="acc32" calcext:value-type="string">
            <text:p>acc32</text:p>
          </table:table-cell>
          <table:table-cell table:formula="of:=IF([.K67]=&quot;sunssf&quot;;&quot;int16_t&quot;;[.K67])" office:value-type="string" office:string-value="acc32" calcext:value-type="string">
            <text:p>acc32</text:p>
          </table:table-cell>
          <table:table-cell table:formula="of:=IF([.L67]=&quot;enum16&quot;;&quot;uint16_t&quot;;[.L67])" office:value-type="string" office:string-value="acc32" calcext:value-type="string">
            <text:p>acc32</text:p>
          </table:table-cell>
          <table:table-cell table:formula="of:=IF([.M67]=&quot;bitfield16&quot;;&quot;uint16_t&quot;;[.M67])" office:value-type="string" office:string-value="acc32" calcext:value-type="string">
            <text:p>acc32</text:p>
          </table:table-cell>
          <table:table-cell table:formula="of:=IF([.N67]=&quot;bitfield32&quot;;&quot;uint32_t&quot;;[.N67])" office:value-type="string" office:string-value="acc32" calcext:value-type="string">
            <text:p>acc32</text:p>
          </table:table-cell>
          <table:table-cell table:style-name="ce10" table:formula="of:=IF([.O67]=&quot;acc32&quot;;&quot;uint32_t&quot;;[.O67])" office:value-type="string" office:string-value="uint32_t" calcext:value-type="string">
            <text:p>uint32_t</text:p>
          </table:table-cell>
          <table:table-cell table:style-name="ce10" table:formula="of:=IF([.P67]=&quot;acc64&quot;;&quot;uint64_t&quot;;[.P67])" office:value-type="string" office:string-value="uint32_t" calcext:value-type="string">
            <text:p>uint32_t</text:p>
          </table:table-cell>
          <table:table-cell/>
          <table:table-cell table:style-name="ce11" table:formula="of:=IF([.H67]=&quot;string&quot;;&quot;char &quot;&amp;[.F67]&amp;&quot;[&quot;&amp;[.C67]*2&amp;&quot;]&quot;;[.Q67]&amp;&quot; &quot;&amp;[.F67])&amp;&quot;;&quot;" office:value-type="string" office:string-value="uint32_t TotVArhExpQ3PhB;" calcext:value-type="string">
            <text:p>uint32_t TotVArhExpQ3PhB;</text:p>
          </table:table-cell>
        </table:table-row>
        <table:table-row table:style-name="ro5">
          <table:table-cell table:style-name="ce15" office:value-type="float" office:value="95" calcext:value-type="float">
            <text:p>95</text:p>
          </table:table-cell>
          <table:table-cell table:style-name="ce15" office:value-type="float" office:value="96" calcext:value-type="float">
            <text:p>96</text:p>
          </table:table-cell>
          <table:table-cell table:style-name="ce15" office:value-type="float" office:value="2" calcext:value-type="float">
            <text:p>2</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TotVArhExpQ3PhC</text:p>
          </table:table-cell>
          <table:table-cell table:style-name="ce16" office:value-type="string" calcext:value-type="string">
            <text:p>Total VAr-hours Exported Q3 phase C</text:p>
          </table:table-cell>
          <table:table-cell table:style-name="ce15" office:value-type="string" calcext:value-type="string">
            <text:p>acc32</text:p>
          </table:table-cell>
          <table:table-cell/>
          <table:table-cell table:formula="of:=IF([.H68]=&quot;int16&quot;;&quot;int16_t&quot;;[.H68])" office:value-type="string" office:string-value="acc32" calcext:value-type="string">
            <text:p>acc32</text:p>
          </table:table-cell>
          <table:table-cell table:formula="of:=IF([.J68]=&quot;uint16&quot;;&quot;uint16_t&quot;;[.J68])" office:value-type="string" office:string-value="acc32" calcext:value-type="string">
            <text:p>acc32</text:p>
          </table:table-cell>
          <table:table-cell table:formula="of:=IF([.K68]=&quot;sunssf&quot;;&quot;int16_t&quot;;[.K68])" office:value-type="string" office:string-value="acc32" calcext:value-type="string">
            <text:p>acc32</text:p>
          </table:table-cell>
          <table:table-cell table:formula="of:=IF([.L68]=&quot;enum16&quot;;&quot;uint16_t&quot;;[.L68])" office:value-type="string" office:string-value="acc32" calcext:value-type="string">
            <text:p>acc32</text:p>
          </table:table-cell>
          <table:table-cell table:formula="of:=IF([.M68]=&quot;bitfield16&quot;;&quot;uint16_t&quot;;[.M68])" office:value-type="string" office:string-value="acc32" calcext:value-type="string">
            <text:p>acc32</text:p>
          </table:table-cell>
          <table:table-cell table:formula="of:=IF([.N68]=&quot;bitfield32&quot;;&quot;uint32_t&quot;;[.N68])" office:value-type="string" office:string-value="acc32" calcext:value-type="string">
            <text:p>acc32</text:p>
          </table:table-cell>
          <table:table-cell table:style-name="ce10" table:formula="of:=IF([.O68]=&quot;acc32&quot;;&quot;uint32_t&quot;;[.O68])" office:value-type="string" office:string-value="uint32_t" calcext:value-type="string">
            <text:p>uint32_t</text:p>
          </table:table-cell>
          <table:table-cell table:style-name="ce10" table:formula="of:=IF([.P68]=&quot;acc64&quot;;&quot;uint64_t&quot;;[.P68])" office:value-type="string" office:string-value="uint32_t" calcext:value-type="string">
            <text:p>uint32_t</text:p>
          </table:table-cell>
          <table:table-cell/>
          <table:table-cell table:style-name="ce11" table:formula="of:=IF([.H68]=&quot;string&quot;;&quot;char &quot;&amp;[.F68]&amp;&quot;[&quot;&amp;[.C68]*2&amp;&quot;]&quot;;[.Q68]&amp;&quot; &quot;&amp;[.F68])&amp;&quot;;&quot;" office:value-type="string" office:string-value="uint32_t TotVArhExpQ3PhC;" calcext:value-type="string">
            <text:p>uint32_t TotVArhExpQ3PhC;</text:p>
          </table:table-cell>
        </table:table-row>
        <table:table-row table:style-name="ro5">
          <table:table-cell table:style-name="ce15" office:value-type="float" office:value="97" calcext:value-type="float">
            <text:p>97</text:p>
          </table:table-cell>
          <table:table-cell table:style-name="ce15" office:value-type="float" office:value="98" calcext:value-type="float">
            <text:p>98</text:p>
          </table:table-cell>
          <table:table-cell table:style-name="ce15" office:value-type="float" office:value="2" calcext:value-type="float">
            <text:p>2</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TotVArhExpQ4</text:p>
          </table:table-cell>
          <table:table-cell table:style-name="ce16" office:value-type="string" calcext:value-type="string">
            <text:p>Total Reactive Power Exported Quadrant 4</text:p>
          </table:table-cell>
          <table:table-cell table:style-name="ce15" office:value-type="string" calcext:value-type="string">
            <text:p>acc32</text:p>
          </table:table-cell>
          <table:table-cell/>
          <table:table-cell table:formula="of:=IF([.H69]=&quot;int16&quot;;&quot;int16_t&quot;;[.H69])" office:value-type="string" office:string-value="acc32" calcext:value-type="string">
            <text:p>acc32</text:p>
          </table:table-cell>
          <table:table-cell table:formula="of:=IF([.J69]=&quot;uint16&quot;;&quot;uint16_t&quot;;[.J69])" office:value-type="string" office:string-value="acc32" calcext:value-type="string">
            <text:p>acc32</text:p>
          </table:table-cell>
          <table:table-cell table:formula="of:=IF([.K69]=&quot;sunssf&quot;;&quot;int16_t&quot;;[.K69])" office:value-type="string" office:string-value="acc32" calcext:value-type="string">
            <text:p>acc32</text:p>
          </table:table-cell>
          <table:table-cell table:formula="of:=IF([.L69]=&quot;enum16&quot;;&quot;uint16_t&quot;;[.L69])" office:value-type="string" office:string-value="acc32" calcext:value-type="string">
            <text:p>acc32</text:p>
          </table:table-cell>
          <table:table-cell table:formula="of:=IF([.M69]=&quot;bitfield16&quot;;&quot;uint16_t&quot;;[.M69])" office:value-type="string" office:string-value="acc32" calcext:value-type="string">
            <text:p>acc32</text:p>
          </table:table-cell>
          <table:table-cell table:formula="of:=IF([.N69]=&quot;bitfield32&quot;;&quot;uint32_t&quot;;[.N69])" office:value-type="string" office:string-value="acc32" calcext:value-type="string">
            <text:p>acc32</text:p>
          </table:table-cell>
          <table:table-cell table:style-name="ce10" table:formula="of:=IF([.O69]=&quot;acc32&quot;;&quot;uint32_t&quot;;[.O69])" office:value-type="string" office:string-value="uint32_t" calcext:value-type="string">
            <text:p>uint32_t</text:p>
          </table:table-cell>
          <table:table-cell table:style-name="ce10" table:formula="of:=IF([.P69]=&quot;acc64&quot;;&quot;uint64_t&quot;;[.P69])" office:value-type="string" office:string-value="uint32_t" calcext:value-type="string">
            <text:p>uint32_t</text:p>
          </table:table-cell>
          <table:table-cell/>
          <table:table-cell table:style-name="ce11" table:formula="of:=IF([.H69]=&quot;string&quot;;&quot;char &quot;&amp;[.F69]&amp;&quot;[&quot;&amp;[.C69]*2&amp;&quot;]&quot;;[.Q69]&amp;&quot; &quot;&amp;[.F69])&amp;&quot;;&quot;" office:value-type="string" office:string-value="uint32_t TotVArhExpQ4;" calcext:value-type="string">
            <text:p>uint32_t TotVArhExpQ4;</text:p>
          </table:table-cell>
        </table:table-row>
        <table:table-row table:style-name="ro5">
          <table:table-cell table:style-name="ce15" office:value-type="float" office:value="99" calcext:value-type="float">
            <text:p>99</text:p>
          </table:table-cell>
          <table:table-cell table:style-name="ce15" office:value-type="float" office:value="100" calcext:value-type="float">
            <text:p>100</text:p>
          </table:table-cell>
          <table:table-cell table:style-name="ce15" office:value-type="float" office:value="2" calcext:value-type="float">
            <text:p>2</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TotVArhExpQ4PhA</text:p>
          </table:table-cell>
          <table:table-cell table:style-name="ce16" office:value-type="string" calcext:value-type="string">
            <text:p>Total VAr-hours Exported Q4 Imported phase A</text:p>
          </table:table-cell>
          <table:table-cell table:style-name="ce15" office:value-type="string" calcext:value-type="string">
            <text:p>acc32</text:p>
          </table:table-cell>
          <table:table-cell/>
          <table:table-cell table:formula="of:=IF([.H70]=&quot;int16&quot;;&quot;int16_t&quot;;[.H70])" office:value-type="string" office:string-value="acc32" calcext:value-type="string">
            <text:p>acc32</text:p>
          </table:table-cell>
          <table:table-cell table:formula="of:=IF([.J70]=&quot;uint16&quot;;&quot;uint16_t&quot;;[.J70])" office:value-type="string" office:string-value="acc32" calcext:value-type="string">
            <text:p>acc32</text:p>
          </table:table-cell>
          <table:table-cell table:formula="of:=IF([.K70]=&quot;sunssf&quot;;&quot;int16_t&quot;;[.K70])" office:value-type="string" office:string-value="acc32" calcext:value-type="string">
            <text:p>acc32</text:p>
          </table:table-cell>
          <table:table-cell table:formula="of:=IF([.L70]=&quot;enum16&quot;;&quot;uint16_t&quot;;[.L70])" office:value-type="string" office:string-value="acc32" calcext:value-type="string">
            <text:p>acc32</text:p>
          </table:table-cell>
          <table:table-cell table:formula="of:=IF([.M70]=&quot;bitfield16&quot;;&quot;uint16_t&quot;;[.M70])" office:value-type="string" office:string-value="acc32" calcext:value-type="string">
            <text:p>acc32</text:p>
          </table:table-cell>
          <table:table-cell table:formula="of:=IF([.N70]=&quot;bitfield32&quot;;&quot;uint32_t&quot;;[.N70])" office:value-type="string" office:string-value="acc32" calcext:value-type="string">
            <text:p>acc32</text:p>
          </table:table-cell>
          <table:table-cell table:style-name="ce10" table:formula="of:=IF([.O70]=&quot;acc32&quot;;&quot;uint32_t&quot;;[.O70])" office:value-type="string" office:string-value="uint32_t" calcext:value-type="string">
            <text:p>uint32_t</text:p>
          </table:table-cell>
          <table:table-cell table:style-name="ce10" table:formula="of:=IF([.P70]=&quot;acc64&quot;;&quot;uint64_t&quot;;[.P70])" office:value-type="string" office:string-value="uint32_t" calcext:value-type="string">
            <text:p>uint32_t</text:p>
          </table:table-cell>
          <table:table-cell/>
          <table:table-cell table:style-name="ce11" table:formula="of:=IF([.H70]=&quot;string&quot;;&quot;char &quot;&amp;[.F70]&amp;&quot;[&quot;&amp;[.C70]*2&amp;&quot;]&quot;;[.Q70]&amp;&quot; &quot;&amp;[.F70])&amp;&quot;;&quot;" office:value-type="string" office:string-value="uint32_t TotVArhExpQ4PhA;" calcext:value-type="string">
            <text:p>uint32_t TotVArhExpQ4PhA;</text:p>
          </table:table-cell>
        </table:table-row>
        <table:table-row table:style-name="ro5">
          <table:table-cell table:style-name="ce15" office:value-type="float" office:value="101" calcext:value-type="float">
            <text:p>101</text:p>
          </table:table-cell>
          <table:table-cell table:style-name="ce15" office:value-type="float" office:value="102" calcext:value-type="float">
            <text:p>102</text:p>
          </table:table-cell>
          <table:table-cell table:style-name="ce15" office:value-type="float" office:value="2" calcext:value-type="float">
            <text:p>2</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TotVArhExpQ4PhB</text:p>
          </table:table-cell>
          <table:table-cell table:style-name="ce16" office:value-type="string" calcext:value-type="string">
            <text:p>Total VAr-hours Exported Q4 Imported phase B</text:p>
          </table:table-cell>
          <table:table-cell table:style-name="ce15" office:value-type="string" calcext:value-type="string">
            <text:p>acc32</text:p>
          </table:table-cell>
          <table:table-cell/>
          <table:table-cell table:formula="of:=IF([.H71]=&quot;int16&quot;;&quot;int16_t&quot;;[.H71])" office:value-type="string" office:string-value="acc32" calcext:value-type="string">
            <text:p>acc32</text:p>
          </table:table-cell>
          <table:table-cell table:formula="of:=IF([.J71]=&quot;uint16&quot;;&quot;uint16_t&quot;;[.J71])" office:value-type="string" office:string-value="acc32" calcext:value-type="string">
            <text:p>acc32</text:p>
          </table:table-cell>
          <table:table-cell table:formula="of:=IF([.K71]=&quot;sunssf&quot;;&quot;int16_t&quot;;[.K71])" office:value-type="string" office:string-value="acc32" calcext:value-type="string">
            <text:p>acc32</text:p>
          </table:table-cell>
          <table:table-cell table:formula="of:=IF([.L71]=&quot;enum16&quot;;&quot;uint16_t&quot;;[.L71])" office:value-type="string" office:string-value="acc32" calcext:value-type="string">
            <text:p>acc32</text:p>
          </table:table-cell>
          <table:table-cell table:formula="of:=IF([.M71]=&quot;bitfield16&quot;;&quot;uint16_t&quot;;[.M71])" office:value-type="string" office:string-value="acc32" calcext:value-type="string">
            <text:p>acc32</text:p>
          </table:table-cell>
          <table:table-cell table:formula="of:=IF([.N71]=&quot;bitfield32&quot;;&quot;uint32_t&quot;;[.N71])" office:value-type="string" office:string-value="acc32" calcext:value-type="string">
            <text:p>acc32</text:p>
          </table:table-cell>
          <table:table-cell table:style-name="ce10" table:formula="of:=IF([.O71]=&quot;acc32&quot;;&quot;uint32_t&quot;;[.O71])" office:value-type="string" office:string-value="uint32_t" calcext:value-type="string">
            <text:p>uint32_t</text:p>
          </table:table-cell>
          <table:table-cell table:style-name="ce10" table:formula="of:=IF([.P71]=&quot;acc64&quot;;&quot;uint64_t&quot;;[.P71])" office:value-type="string" office:string-value="uint32_t" calcext:value-type="string">
            <text:p>uint32_t</text:p>
          </table:table-cell>
          <table:table-cell/>
          <table:table-cell table:style-name="ce11" table:formula="of:=IF([.H71]=&quot;string&quot;;&quot;char &quot;&amp;[.F71]&amp;&quot;[&quot;&amp;[.C71]*2&amp;&quot;]&quot;;[.Q71]&amp;&quot; &quot;&amp;[.F71])&amp;&quot;;&quot;" office:value-type="string" office:string-value="uint32_t TotVArhExpQ4PhB;" calcext:value-type="string">
            <text:p>uint32_t TotVArhExpQ4PhB;</text:p>
          </table:table-cell>
        </table:table-row>
        <table:table-row table:style-name="ro5">
          <table:table-cell table:style-name="ce15" office:value-type="float" office:value="103" calcext:value-type="float">
            <text:p>103</text:p>
          </table:table-cell>
          <table:table-cell table:style-name="ce15" office:value-type="float" office:value="104" calcext:value-type="float">
            <text:p>104</text:p>
          </table:table-cell>
          <table:table-cell table:style-name="ce15" office:value-type="float" office:value="2" calcext:value-type="float">
            <text:p>2</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TotVArhExpQ4PhC</text:p>
          </table:table-cell>
          <table:table-cell table:style-name="ce16" office:value-type="string" calcext:value-type="string">
            <text:p>Total VAr-hours Exported Q4 Imported phase C</text:p>
          </table:table-cell>
          <table:table-cell table:style-name="ce15" office:value-type="string" calcext:value-type="string">
            <text:p>acc32</text:p>
          </table:table-cell>
          <table:table-cell/>
          <table:table-cell table:formula="of:=IF([.H72]=&quot;int16&quot;;&quot;int16_t&quot;;[.H72])" office:value-type="string" office:string-value="acc32" calcext:value-type="string">
            <text:p>acc32</text:p>
          </table:table-cell>
          <table:table-cell table:formula="of:=IF([.J72]=&quot;uint16&quot;;&quot;uint16_t&quot;;[.J72])" office:value-type="string" office:string-value="acc32" calcext:value-type="string">
            <text:p>acc32</text:p>
          </table:table-cell>
          <table:table-cell table:formula="of:=IF([.K72]=&quot;sunssf&quot;;&quot;int16_t&quot;;[.K72])" office:value-type="string" office:string-value="acc32" calcext:value-type="string">
            <text:p>acc32</text:p>
          </table:table-cell>
          <table:table-cell table:formula="of:=IF([.L72]=&quot;enum16&quot;;&quot;uint16_t&quot;;[.L72])" office:value-type="string" office:string-value="acc32" calcext:value-type="string">
            <text:p>acc32</text:p>
          </table:table-cell>
          <table:table-cell table:formula="of:=IF([.M72]=&quot;bitfield16&quot;;&quot;uint16_t&quot;;[.M72])" office:value-type="string" office:string-value="acc32" calcext:value-type="string">
            <text:p>acc32</text:p>
          </table:table-cell>
          <table:table-cell table:formula="of:=IF([.N72]=&quot;bitfield32&quot;;&quot;uint32_t&quot;;[.N72])" office:value-type="string" office:string-value="acc32" calcext:value-type="string">
            <text:p>acc32</text:p>
          </table:table-cell>
          <table:table-cell table:style-name="ce10" table:formula="of:=IF([.O72]=&quot;acc32&quot;;&quot;uint32_t&quot;;[.O72])" office:value-type="string" office:string-value="uint32_t" calcext:value-type="string">
            <text:p>uint32_t</text:p>
          </table:table-cell>
          <table:table-cell table:style-name="ce10" table:formula="of:=IF([.P72]=&quot;acc64&quot;;&quot;uint64_t&quot;;[.P72])" office:value-type="string" office:string-value="uint32_t" calcext:value-type="string">
            <text:p>uint32_t</text:p>
          </table:table-cell>
          <table:table-cell/>
          <table:table-cell table:style-name="ce11" table:formula="of:=IF([.H72]=&quot;string&quot;;&quot;char &quot;&amp;[.F72]&amp;&quot;[&quot;&amp;[.C72]*2&amp;&quot;]&quot;;[.Q72]&amp;&quot; &quot;&amp;[.F72])&amp;&quot;;&quot;" office:value-type="string" office:string-value="uint32_t TotVArhExpQ4PhC;" calcext:value-type="string">
            <text:p>uint32_t TotVArhExpQ4PhC;</text:p>
          </table:table-cell>
        </table:table-row>
        <table:table-row table:style-name="ro3">
          <table:table-cell table:number-columns-repeated="2" table:style-name="ce15" office:value-type="float" office:value="105" calcext:value-type="float">
            <text:p>105</text:p>
          </table:table-cell>
          <table:table-cell table:style-name="ce15" office:value-type="float" office:value="1" calcext:value-type="float">
            <text:p>1</text:p>
          </table:table-cell>
          <table:table-cell table:style-name="ce15" office:value-type="string" calcext:value-type="string">
            <text:p>R</text:p>
          </table:table-cell>
          <table:table-cell table:style-name="ce15" office:value-type="string" calcext:value-type="string">
            <text:p>0x03</text:p>
          </table:table-cell>
          <table:table-cell table:style-name="ce16" office:value-type="string" calcext:value-type="string">
            <text:p>TotVArh_SF</text:p>
          </table:table-cell>
          <table:table-cell table:style-name="ce16" office:value-type="string" calcext:value-type="string">
            <text:p>Reactive Energy scale factor</text:p>
          </table:table-cell>
          <table:table-cell table:style-name="ce15" office:value-type="string" calcext:value-type="string">
            <text:p>sunssf</text:p>
          </table:table-cell>
          <table:table-cell/>
          <table:table-cell table:formula="of:=IF([.H73]=&quot;int16&quot;;&quot;int16_t&quot;;[.H73])" office:value-type="string" office:string-value="sunssf" calcext:value-type="string">
            <text:p>sunssf</text:p>
          </table:table-cell>
          <table:table-cell table:formula="of:=IF([.J73]=&quot;uint16&quot;;&quot;uint16_t&quot;;[.J73])" office:value-type="string" office:string-value="sunssf" calcext:value-type="string">
            <text:p>sunssf</text:p>
          </table:table-cell>
          <table:table-cell table:formula="of:=IF([.K73]=&quot;sunssf&quot;;&quot;int16_t&quot;;[.K73])" office:value-type="string" office:string-value="int16_t" calcext:value-type="string">
            <text:p>int16_t</text:p>
          </table:table-cell>
          <table:table-cell table:formula="of:=IF([.L73]=&quot;enum16&quot;;&quot;uint16_t&quot;;[.L73])" office:value-type="string" office:string-value="int16_t" calcext:value-type="string">
            <text:p>int16_t</text:p>
          </table:table-cell>
          <table:table-cell table:formula="of:=IF([.M73]=&quot;bitfield16&quot;;&quot;uint16_t&quot;;[.M73])" office:value-type="string" office:string-value="int16_t" calcext:value-type="string">
            <text:p>int16_t</text:p>
          </table:table-cell>
          <table:table-cell table:formula="of:=IF([.N73]=&quot;bitfield32&quot;;&quot;uint32_t&quot;;[.N73])" office:value-type="string" office:string-value="int16_t" calcext:value-type="string">
            <text:p>int16_t</text:p>
          </table:table-cell>
          <table:table-cell table:style-name="ce10" table:formula="of:=IF([.O73]=&quot;acc32&quot;;&quot;uint32_t&quot;;[.O73])" office:value-type="string" office:string-value="int16_t" calcext:value-type="string">
            <text:p>int16_t</text:p>
          </table:table-cell>
          <table:table-cell table:style-name="ce10" table:formula="of:=IF([.P73]=&quot;acc64&quot;;&quot;uint64_t&quot;;[.P73])" office:value-type="string" office:string-value="int16_t" calcext:value-type="string">
            <text:p>int16_t</text:p>
          </table:table-cell>
          <table:table-cell/>
          <table:table-cell table:style-name="ce11" table:formula="of:=IF([.H73]=&quot;string&quot;;&quot;char &quot;&amp;[.F73]&amp;&quot;[&quot;&amp;[.C73]*2&amp;&quot;]&quot;;[.Q73]&amp;&quot; &quot;&amp;[.F73])&amp;&quot;;&quot;" office:value-type="string" office:string-value="int16_t TotVArh_SF;" calcext:value-type="string">
            <text:p>int16_t TotVArh_SF;</text:p>
          </table:table-cell>
        </table:table-row>
        <table:table-row table:style-name="ro1">
          <table:table-cell table:style-name="ce1" office:value-type="float" office:value="106" calcext:value-type="float">
            <text:p>106</text:p>
          </table:table-cell>
          <table:table-cell table:style-name="ce1" office:value-type="float" office:value="107" calcext:value-type="float">
            <text:p>107</text:p>
          </table:table-cell>
          <table:table-cell table:style-name="ce1" office:value-type="float" office:value="2" calcext:value-type="float">
            <text:p>2</text:p>
          </table:table-cell>
          <table:table-cell table:style-name="ce1" office:value-type="string" calcext:value-type="string">
            <text:p>R</text:p>
          </table:table-cell>
          <table:table-cell table:style-name="ce1" office:value-type="string" calcext:value-type="string">
            <text:p>0x03</text:p>
          </table:table-cell>
          <table:table-cell table:style-name="ce3" office:value-type="string" calcext:value-type="string">
            <text:p>Evt</text:p>
          </table:table-cell>
          <table:table-cell table:style-name="ce3" office:value-type="string" calcext:value-type="string">
            <text:p>Meter Event Flags</text:p>
          </table:table-cell>
          <table:table-cell table:style-name="ce1" office:value-type="string" calcext:value-type="string">
            <text:p>bitfield32</text:p>
          </table:table-cell>
          <table:table-cell/>
          <table:table-cell table:formula="of:=IF([.H74]=&quot;int16&quot;;&quot;int16_t&quot;;[.H74])" office:value-type="string" office:string-value="bitfield32" calcext:value-type="string">
            <text:p>bitfield32</text:p>
          </table:table-cell>
          <table:table-cell table:formula="of:=IF([.J74]=&quot;uint16&quot;;&quot;uint16_t&quot;;[.J74])" office:value-type="string" office:string-value="bitfield32" calcext:value-type="string">
            <text:p>bitfield32</text:p>
          </table:table-cell>
          <table:table-cell table:formula="of:=IF([.K74]=&quot;sunssf&quot;;&quot;int16_t&quot;;[.K74])" office:value-type="string" office:string-value="bitfield32" calcext:value-type="string">
            <text:p>bitfield32</text:p>
          </table:table-cell>
          <table:table-cell table:formula="of:=IF([.L74]=&quot;enum16&quot;;&quot;uint16_t&quot;;[.L74])" office:value-type="string" office:string-value="bitfield32" calcext:value-type="string">
            <text:p>bitfield32</text:p>
          </table:table-cell>
          <table:table-cell table:formula="of:=IF([.M74]=&quot;bitfield16&quot;;&quot;uint16_t&quot;;[.M74])" office:value-type="string" office:string-value="bitfield32" calcext:value-type="string">
            <text:p>bitfield32</text:p>
          </table:table-cell>
          <table:table-cell table:formula="of:=IF([.N74]=&quot;bitfield32&quot;;&quot;uint32_t&quot;;[.N74])" office:value-type="string" office:string-value="uint32_t" calcext:value-type="string">
            <text:p>uint32_t</text:p>
          </table:table-cell>
          <table:table-cell table:style-name="ce10" table:formula="of:=IF([.O74]=&quot;acc32&quot;;&quot;uint32_t&quot;;[.O74])" office:value-type="string" office:string-value="uint32_t" calcext:value-type="string">
            <text:p>uint32_t</text:p>
          </table:table-cell>
          <table:table-cell table:style-name="ce10" table:formula="of:=IF([.P74]=&quot;acc64&quot;;&quot;uint64_t&quot;;[.P74])" office:value-type="string" office:string-value="uint32_t" calcext:value-type="string">
            <text:p>uint32_t</text:p>
          </table:table-cell>
          <table:table-cell/>
          <table:table-cell table:style-name="ce11" table:formula="of:=IF([.H74]=&quot;string&quot;;&quot;char &quot;&amp;[.F74]&amp;&quot;[&quot;&amp;[.C74]*2&amp;&quot;]&quot;;[.Q74]&amp;&quot; &quot;&amp;[.F74])&amp;&quot;;&quot;" office:value-type="string" office:string-value="uint32_t Evt;" calcext:value-type="string">
            <text:p>uint32_t Evt;</text:p>
          </table:table-cell>
        </table:table-row>
        <table:table-row table:style-name="ro1" table:number-rows-repeated="1048501">
          <table:table-cell table:number-columns-repeated="19"/>
        </table:table-row>
        <table:table-row table:style-name="ro1">
          <table:table-cell table:number-columns-repeated="19"/>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1.25cm"/>
      <style:text-properties style:font-name="Liberation Sans" fo:font-size="10pt" fo:language="de" fo:country="DE" style:font-name-asian="DejaVu Sans" style:font-size-asian="10pt" style:language-asian="zh" style:country-asian="CN" style:font-name-complex="FreeSans" style:font-size-complex="10pt" style:language-complex="hi" style:country-complex="IN"/>
    </style:default-style>
    <number:number-style style:name="N0">
      <number:number number:min-integer-digits="1"/>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 </number:text>
      <number:month number:textual="true"/>
      <number:text> </number:text>
      <number:year/>
    </number:date-style>
    <number:date-style style:name="N114">
      <number:day number:style="long"/>
      <number:text>. </number:text>
      <number:month number:textual="true"/>
    </number:date-style>
    <number:date-style style:name="N115">
      <number:month number:textual="true"/>
      <number:text> </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number:number-style style:name="N144P0" style:volatile="true">
      <number:number number:decimal-places="0" number:min-decimal-places="0" number:min-integer-digits="1" number:grouping="true"/>
      <number:text> €</number:text>
    </number:number-style>
    <number:number-style style:name="N144">
      <number:text>-</number:text>
      <number:number number:decimal-places="0" number:min-decimal-places="0" number:min-integer-digits="1" number:grouping="true"/>
      <number:text> €</number:text>
      <style:map style:condition="value()&gt;=0" style:apply-style-name="N144P0"/>
    </number:number-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 €</number:text>
      <style:map style:condition="value()&gt;=0" style:apply-style-name="N145P0"/>
    </number:number-style>
    <number:number-style style:name="N146P0" style:volatile="true">
      <number:number number:decimal-places="2" number:min-decimal-places="2" number:min-integer-digits="1" number:grouping="true"/>
      <number:text> €</number:text>
    </number:number-style>
    <number:number-style style:name="N146">
      <number:text>-</number:text>
      <number:number number:decimal-places="2" number:min-decimal-places="2" number:min-integer-digits="1" number:grouping="true"/>
      <number:text> €</number:text>
      <style:map style:condition="value()&gt;=0" style:apply-style-name="N146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 €</number:text>
      <style:map style:condition="value()&gt;=0" style:apply-style-name="N147P0"/>
    </number:number-style>
    <number:number-style style:name="N148P0" style:volatile="true">
      <number:number number:decimal-places="0" number:min-decimal-places="0" number:min-integer-digits="1" number:grouping="true"/>
      <number:text>   </number:text>
    </number:number-style>
    <number:number-style style:name="N148">
      <number:text>-</number:text>
      <number:number number:decimal-places="0" number:min-decimal-places="0" number:min-integer-digits="1" number:grouping="true"/>
      <number:text>   </number:text>
      <style:map style:condition="value()&gt;=0" style:apply-style-name="N148P0"/>
    </number:number-style>
    <number:number-style style:name="N149P0" style:volatile="true">
      <number:number number:decimal-places="0" number:min-decimal-places="0" number:min-integer-digits="1" number:grouping="true"/>
      <number:text>   </number:text>
    </number:number-style>
    <number:number-style style:name="N149">
      <style:text-properties fo:color="#ff0000"/>
      <number:text>-</number:text>
      <number:number number:decimal-places="0" number:min-decimal-places="0" number:min-integer-digits="1" number:grouping="true"/>
      <number:text>   </number:text>
      <style:map style:condition="value()&gt;=0" style:apply-style-name="N149P0"/>
    </number:number-style>
    <number:number-style style:name="N150P0" style:volatile="true">
      <number:number number:decimal-places="2" number:min-decimal-places="2" number:min-integer-digits="1" number:grouping="true"/>
      <number:text>   </number:text>
    </number:number-style>
    <number:number-style style:name="N150">
      <number:text>-</number:text>
      <number:number number:decimal-places="2" number:min-decimal-places="2" number:min-integer-digits="1" number:grouping="true"/>
      <number:text>   </number:text>
      <style:map style:condition="value()&gt;=0" style:apply-style-name="N150P0"/>
    </number:number-style>
    <number:number-style style:name="N151P0" style:volatile="true">
      <number:number number:decimal-places="2" number:min-decimal-places="2" number:min-integer-digits="1" number:grouping="true"/>
      <number:text>   </number:text>
    </number:number-style>
    <number:number-style style:name="N151">
      <style:text-properties fo:color="#ff0000"/>
      <number:text>-</number:text>
      <number:number number:decimal-places="2" number:min-decimal-places="2" number:min-integer-digits="1" number:grouping="true"/>
      <number:text>   </number:text>
      <style:map style:condition="value()&gt;=0" style:apply-style-name="N151P0"/>
    </number:number-style>
    <number:number-style style:name="N152P0" style:volatile="true">
      <number:text> </number:text>
      <number:fill-character> </number:fill-character>
      <number:number number:decimal-places="0" number:min-decimal-places="0" number:min-integer-digits="1" number:grouping="true"/>
      <number:text>    </number:text>
    </number:number-style>
    <number:number-style style:name="N152P1" style:volatile="true">
      <number:text>-</number:text>
      <number:fill-character> </number:fill-character>
      <number:number number:decimal-places="0" number:min-decimal-places="0" number:min-integer-digits="1" number:grouping="true"/>
      <number:text>    </number:text>
    </number:number-style>
    <number:number-style style:name="N152P2" style:volatile="true">
      <number:text> </number:text>
      <number:fill-character> </number:fill-character>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53P0" style:volatile="true">
      <number:text> </number:text>
      <number:fill-character> </number:fill-character>
      <number:number number:decimal-places="0" number:min-decimal-places="0" number:min-integer-digits="1" number:grouping="true"/>
      <number:text> € </number:text>
    </number:number-style>
    <number:number-style style:name="N153P1" style:volatile="true">
      <number:text>-</number:text>
      <number:fill-character> </number:fill-character>
      <number:number number:decimal-places="0" number:min-decimal-places="0" number:min-integer-digits="1" number:grouping="true"/>
      <number:text> € </number:text>
    </number:number-style>
    <number:number-style style:name="N153P2" style:volatile="true">
      <number:text> </number:text>
      <number:fill-character> </number:fill-character>
      <number:text>- €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4P0" style:volatile="true">
      <number:text> </number:text>
      <number:fill-character> </number:fill-character>
      <number:number number:decimal-places="2" number:min-decimal-places="2" number:min-integer-digits="1" number:grouping="true"/>
      <number:text>    </number:text>
    </number:number-style>
    <number:number-style style:name="N154P1" style:volatile="true">
      <number:text>-</number:text>
      <number:fill-character> </number:fill-character>
      <number:number number:decimal-places="2" number:min-decimal-places="2" number:min-integer-digits="1" number:grouping="true"/>
      <number:text>    </number:text>
    </number:number-style>
    <number:number-style style:name="N154P2" style:volatile="true">
      <number:text> </number:text>
      <number:fill-character> </number:fill-character>
      <number:text>-</number:text>
      <number:number number:decimal-places="0" number:min-decimal-places="0" number:min-integer-digits="0"/>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number-style style:name="N155P0" style:volatile="true">
      <number:text> </number:text>
      <number:fill-character> </number:fill-character>
      <number:number number:decimal-places="2" number:min-decimal-places="2" number:min-integer-digits="1" number:grouping="true"/>
      <number:text> € </number:text>
    </number:number-style>
    <number:number-style style:name="N155P1" style:volatile="true">
      <number:text>-</number:text>
      <number:fill-character> </number:fill-character>
      <number:number number:decimal-places="2" number:min-decimal-places="2" number:min-integer-digits="1" number:grouping="true"/>
      <number:text> € </number:text>
    </number:number-style>
    <number:number-style style:name="N155P2" style:volatile="true">
      <number:text> </number:text>
      <number:fill-character> </number:fill-character>
      <number:text>-</number:text>
      <number:number number:decimal-places="0" number:min-decimal-places="0" number:min-integer-digits="0"/>
      <number:text> € </number:text>
    </number:number-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5T21:01:25.878275854</meta:creation-date>
    <dc:date>2025-03-26T16:17:23.199816687</dc:date>
    <meta:editing-duration>PT9H1M5S</meta:editing-duration>
    <meta:editing-cycles>33</meta:editing-cycles>
    <meta:generator>LibreOffice/7.4.7.2$Linux_X86_64 LibreOffice_project/40$Build-2</meta:generator>
    <meta:document-statistic meta:table-count="10" meta:cell-count="5274" meta:object-count="0"/>
  </office:meta>
</office:document-meta>
</file>